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54.45pt"/>
    </style:style>
    <style:style style:name="co4" style:family="table-column">
      <style:table-column-properties fo:break-before="auto" style:column-width="56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ial_20_Profi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guration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<text:a xlink:href="../../../../Profiles" xlink:type="simple">C:\Profiles</text:a></text:p>
          </table:table-cell>
        </table:table-row>
        <table:table-row table:style-name="ro1">
          <table:table-cell office:value-type="string" calcext:value-type="string">
            <text:p>COM Por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0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1" form:id="control1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2" form:id="control2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1"/>
          <draw:control draw:z-index="1" draw:text-style-name="P1" svg:width="104.83pt" svg:height="26.84pt" svg:x="1120.45pt" svg:y="53.55pt" draw:control="control2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MOD([.E2];360)&lt;1" office:value-type="boolean" office:boolean-value="false" calcext:value-type="boolean">
            <text:p>FALSE</text:p>
          </table:table-cell>
          <table:table-cell table:style-name="ce2" table:formula="of:=MOD([.F2];360)&lt;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style-name="ce2" table:formula="of:=MOD([.E3];360)&lt;1" office:value-type="boolean" office:boolean-value="false" calcext:value-type="boolean">
            <text:p>FALSE</text:p>
          </table:table-cell>
          <table:table-cell table:style-name="ce2" table:formula="of:=MOD([.F3];360)&lt;1" office:value-type="boolean" office:boolean-value="true" calcext:value-type="boolean">
            <text:p>TRUE</text:p>
          </table:table-cell>
          <table:table-cell table:formula="of:=[.E2]+0.8" office:value-type="float" office:value="300.8" calcext:value-type="float">
            <text:p>300.8</text:p>
          </table:table-cell>
          <table:table-cell table:formula="of:=0.8+[.F2]"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style-name="ce2" table:formula="of:=MOD([.E4];360)&lt;1" office:value-type="boolean" office:boolean-value="false" calcext:value-type="boolean">
            <text:p>FALSE</text:p>
          </table:table-cell>
          <table:table-cell table:style-name="ce2" table:formula="of:=MOD([.F4];360)&lt;1" office:value-type="boolean" office:boolean-value="false" calcext:value-type="boolean">
            <text:p>FALSE</text:p>
          </table:table-cell>
          <table:table-cell table:formula="of:=[.E3]+0.8" office:value-type="float" office:value="301.6" calcext:value-type="float">
            <text:p>301.6</text:p>
          </table:table-cell>
          <table:table-cell table:formula="of:=0.8+[.F3]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style-name="ce2" table:formula="of:=MOD([.E5];360)&lt;1" office:value-type="boolean" office:boolean-value="false" calcext:value-type="boolean">
            <text:p>FALSE</text:p>
          </table:table-cell>
          <table:table-cell table:style-name="ce2" table:formula="of:=MOD([.F5];360)&lt;1" office:value-type="boolean" office:boolean-value="false" calcext:value-type="boolean">
            <text:p>FALSE</text:p>
          </table:table-cell>
          <table:table-cell table:formula="of:=[.E4]+0.8" office:value-type="float" office:value="302.4" calcext:value-type="float">
            <text:p>302.4</text:p>
          </table:table-cell>
          <table:table-cell table:formula="of:=0.8+[.F4]"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style-name="ce2" table:formula="of:=MOD([.E6];360)&lt;1" office:value-type="boolean" office:boolean-value="false" calcext:value-type="boolean">
            <text:p>FALSE</text:p>
          </table:table-cell>
          <table:table-cell table:style-name="ce2" table:formula="of:=MOD([.F6];360)&lt;1" office:value-type="boolean" office:boolean-value="false" calcext:value-type="boolean">
            <text:p>FALSE</text:p>
          </table:table-cell>
          <table:table-cell table:formula="of:=[.E5]+0.8" office:value-type="float" office:value="303.2" calcext:value-type="float">
            <text:p>303.2</text:p>
          </table:table-cell>
          <table:table-cell table:formula="of:=0.8+[.F5]"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style-name="ce2" table:formula="of:=MOD([.E7];360)&lt;1" office:value-type="boolean" office:boolean-value="false" calcext:value-type="boolean">
            <text:p>FALSE</text:p>
          </table:table-cell>
          <table:table-cell table:style-name="ce2" table:formula="of:=MOD([.F7];360)&lt;1" office:value-type="boolean" office:boolean-value="false" calcext:value-type="boolean">
            <text:p>FALSE</text:p>
          </table:table-cell>
          <table:table-cell table:formula="of:=[.E6]+0.8" office:value-type="float" office:value="304" calcext:value-type="float">
            <text:p>304</text:p>
          </table:table-cell>
          <table:table-cell table:formula="of:=0.8+[.F6]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style-name="ce2" table:formula="of:=MOD([.E8];360)&lt;1" office:value-type="boolean" office:boolean-value="false" calcext:value-type="boolean">
            <text:p>FALSE</text:p>
          </table:table-cell>
          <table:table-cell table:style-name="ce2" table:formula="of:=MOD([.F8];360)&lt;1" office:value-type="boolean" office:boolean-value="false" calcext:value-type="boolean">
            <text:p>FALSE</text:p>
          </table:table-cell>
          <table:table-cell table:formula="of:=[.E7]+0.8" office:value-type="float" office:value="304.8" calcext:value-type="float">
            <text:p>304.8</text:p>
          </table:table-cell>
          <table:table-cell table:formula="of:=0.8+[.F7]"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style-name="ce2" table:formula="of:=MOD([.E9];360)&lt;1" office:value-type="boolean" office:boolean-value="false" calcext:value-type="boolean">
            <text:p>FALSE</text:p>
          </table:table-cell>
          <table:table-cell table:style-name="ce2" table:formula="of:=MOD([.F9];360)&lt;1" office:value-type="boolean" office:boolean-value="false" calcext:value-type="boolean">
            <text:p>FALSE</text:p>
          </table:table-cell>
          <table:table-cell table:formula="of:=[.E8]+0.8" office:value-type="float" office:value="305.6" calcext:value-type="float">
            <text:p>305.6</text:p>
          </table:table-cell>
          <table:table-cell table:formula="of:=0.8+[.F8]"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style-name="ce2" table:formula="of:=MOD([.E10];360)&lt;1" office:value-type="boolean" office:boolean-value="false" calcext:value-type="boolean">
            <text:p>FALSE</text:p>
          </table:table-cell>
          <table:table-cell table:style-name="ce2" table:formula="of:=MOD([.F10];360)&lt;1" office:value-type="boolean" office:boolean-value="false" calcext:value-type="boolean">
            <text:p>FALSE</text:p>
          </table:table-cell>
          <table:table-cell table:formula="of:=[.E9]+0.8" office:value-type="float" office:value="306.4" calcext:value-type="float">
            <text:p>306.4</text:p>
          </table:table-cell>
          <table:table-cell table:formula="of:=0.8+[.F9]"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style-name="ce2" table:formula="of:=MOD([.E11];360)&lt;1" office:value-type="boolean" office:boolean-value="false" calcext:value-type="boolean">
            <text:p>FALSE</text:p>
          </table:table-cell>
          <table:table-cell table:style-name="ce2" table:formula="of:=MOD([.F11];360)&lt;1" office:value-type="boolean" office:boolean-value="false" calcext:value-type="boolean">
            <text:p>FALSE</text:p>
          </table:table-cell>
          <table:table-cell table:formula="of:=[.E10]+0.8" office:value-type="float" office:value="307.2" calcext:value-type="float">
            <text:p>307.2</text:p>
          </table:table-cell>
          <table:table-cell table:formula="of:=0.8+[.F10]" office:value-type="float" office:value="7.2" calcext:value-type="float">
            <text:p>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2" table:formula="of:=MOD([.E12];360)&lt;1" office:value-type="boolean" office:boolean-value="false" calcext:value-type="boolean">
            <text:p>FALSE</text:p>
          </table:table-cell>
          <table:table-cell table:style-name="ce2" table:formula="of:=MOD([.F12];360)&lt;1" office:value-type="boolean" office:boolean-value="false" calcext:value-type="boolean">
            <text:p>FALSE</text:p>
          </table:table-cell>
          <table:table-cell table:formula="of:=[.E11]+0.8" office:value-type="float" office:value="308" calcext:value-type="float">
            <text:p>308</text:p>
          </table:table-cell>
          <table:table-cell table:formula="of:=0.8+[.F11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style-name="ce2" table:formula="of:=MOD([.E13];360)&lt;1" office:value-type="boolean" office:boolean-value="false" calcext:value-type="boolean">
            <text:p>FALSE</text:p>
          </table:table-cell>
          <table:table-cell table:style-name="ce2" table:formula="of:=MOD([.F13];360)&lt;1" office:value-type="boolean" office:boolean-value="false" calcext:value-type="boolean">
            <text:p>FALSE</text:p>
          </table:table-cell>
          <table:table-cell table:formula="of:=[.E12]+0.8" office:value-type="float" office:value="308.8" calcext:value-type="float">
            <text:p>308.8</text:p>
          </table:table-cell>
          <table:table-cell table:formula="of:=0.8+[.F12]" office:value-type="float" office:value="8.8" calcext:value-type="float">
            <text:p>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style-name="ce2" table:formula="of:=MOD([.E14];360)&lt;1" office:value-type="boolean" office:boolean-value="false" calcext:value-type="boolean">
            <text:p>FALSE</text:p>
          </table:table-cell>
          <table:table-cell table:style-name="ce2" table:formula="of:=MOD([.F14];360)&lt;1" office:value-type="boolean" office:boolean-value="false" calcext:value-type="boolean">
            <text:p>FALSE</text:p>
          </table:table-cell>
          <table:table-cell table:formula="of:=[.E13]+0.8" office:value-type="float" office:value="309.6" calcext:value-type="float">
            <text:p>309.6</text:p>
          </table:table-cell>
          <table:table-cell table:formula="of:=0.8+[.F13]"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style-name="ce2" table:formula="of:=MOD([.E15];360)&lt;1" office:value-type="boolean" office:boolean-value="false" calcext:value-type="boolean">
            <text:p>FALSE</text:p>
          </table:table-cell>
          <table:table-cell table:style-name="ce2" table:formula="of:=MOD([.F15];360)&lt;1" office:value-type="boolean" office:boolean-value="false" calcext:value-type="boolean">
            <text:p>FALSE</text:p>
          </table:table-cell>
          <table:table-cell table:formula="of:=[.E14]+0.8" office:value-type="float" office:value="310.4" calcext:value-type="float">
            <text:p>310.4</text:p>
          </table:table-cell>
          <table:table-cell table:formula="of:=0.8+[.F14]" office:value-type="float" office:value="10.4" calcext:value-type="float">
            <text:p>1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style-name="ce2" table:formula="of:=MOD([.E16];360)&lt;1" office:value-type="boolean" office:boolean-value="false" calcext:value-type="boolean">
            <text:p>FALSE</text:p>
          </table:table-cell>
          <table:table-cell table:style-name="ce2" table:formula="of:=MOD([.F16];360)&lt;1" office:value-type="boolean" office:boolean-value="false" calcext:value-type="boolean">
            <text:p>FALSE</text:p>
          </table:table-cell>
          <table:table-cell table:formula="of:=[.E15]+0.8" office:value-type="float" office:value="311.2" calcext:value-type="float">
            <text:p>311.2</text:p>
          </table:table-cell>
          <table:table-cell table:formula="of:=0.8+[.F15]"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style-name="ce2" table:formula="of:=MOD([.E17];360)&lt;1" office:value-type="boolean" office:boolean-value="false" calcext:value-type="boolean">
            <text:p>FALSE</text:p>
          </table:table-cell>
          <table:table-cell table:style-name="ce2" table:formula="of:=MOD([.F17];360)&lt;1" office:value-type="boolean" office:boolean-value="false" calcext:value-type="boolean">
            <text:p>FALSE</text:p>
          </table:table-cell>
          <table:table-cell table:formula="of:=[.E16]+0.8" office:value-type="float" office:value="312" calcext:value-type="float">
            <text:p>312</text:p>
          </table:table-cell>
          <table:table-cell table:formula="of:=0.8+[.F16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style-name="ce2" table:formula="of:=MOD([.E18];360)&lt;1" office:value-type="boolean" office:boolean-value="false" calcext:value-type="boolean">
            <text:p>FALSE</text:p>
          </table:table-cell>
          <table:table-cell table:style-name="ce2" table:formula="of:=MOD([.F18];360)&lt;1" office:value-type="boolean" office:boolean-value="false" calcext:value-type="boolean">
            <text:p>FALSE</text:p>
          </table:table-cell>
          <table:table-cell table:formula="of:=[.E17]+0.8" office:value-type="float" office:value="312.8" calcext:value-type="float">
            <text:p>312.8</text:p>
          </table:table-cell>
          <table:table-cell table:formula="of:=0.8+[.F17]" office:value-type="float" office:value="12.8" calcext:value-type="float">
            <text:p>1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style-name="ce2" table:formula="of:=MOD([.E19];360)&lt;1" office:value-type="boolean" office:boolean-value="false" calcext:value-type="boolean">
            <text:p>FALSE</text:p>
          </table:table-cell>
          <table:table-cell table:style-name="ce2" table:formula="of:=MOD([.F19];360)&lt;1" office:value-type="boolean" office:boolean-value="false" calcext:value-type="boolean">
            <text:p>FALSE</text:p>
          </table:table-cell>
          <table:table-cell table:formula="of:=[.E18]+0.8" office:value-type="float" office:value="313.6" calcext:value-type="float">
            <text:p>313.6</text:p>
          </table:table-cell>
          <table:table-cell table:formula="of:=0.8+[.F18]" office:value-type="float" office:value="13.6" calcext:value-type="float">
            <text:p>1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style-name="ce2" table:formula="of:=MOD([.E20];360)&lt;1" office:value-type="boolean" office:boolean-value="false" calcext:value-type="boolean">
            <text:p>FALSE</text:p>
          </table:table-cell>
          <table:table-cell table:style-name="ce2" table:formula="of:=MOD([.F20];360)&lt;1" office:value-type="boolean" office:boolean-value="false" calcext:value-type="boolean">
            <text:p>FALSE</text:p>
          </table:table-cell>
          <table:table-cell table:formula="of:=[.E19]+0.8" office:value-type="float" office:value="314.4" calcext:value-type="float">
            <text:p>314.4</text:p>
          </table:table-cell>
          <table:table-cell table:formula="of:=0.8+[.F19]" office:value-type="float" office:value="14.4" calcext:value-type="float">
            <text:p>1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style-name="ce2" table:formula="of:=MOD([.E21];360)&lt;1" office:value-type="boolean" office:boolean-value="false" calcext:value-type="boolean">
            <text:p>FALSE</text:p>
          </table:table-cell>
          <table:table-cell table:style-name="ce2" table:formula="of:=MOD([.F21];360)&lt;1" office:value-type="boolean" office:boolean-value="false" calcext:value-type="boolean">
            <text:p>FALSE</text:p>
          </table:table-cell>
          <table:table-cell table:formula="of:=[.E20]+0.8" office:value-type="float" office:value="315.2" calcext:value-type="float">
            <text:p>315.2</text:p>
          </table:table-cell>
          <table:table-cell table:formula="of:=0.8+[.F20]" office:value-type="float" office:value="15.2" calcext:value-type="float">
            <text:p>1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style-name="ce2" table:formula="of:=MOD([.E22];360)&lt;1" office:value-type="boolean" office:boolean-value="false" calcext:value-type="boolean">
            <text:p>FALSE</text:p>
          </table:table-cell>
          <table:table-cell table:style-name="ce2" table:formula="of:=MOD([.F22];360)&lt;1" office:value-type="boolean" office:boolean-value="false" calcext:value-type="boolean">
            <text:p>FALSE</text:p>
          </table:table-cell>
          <table:table-cell table:formula="of:=[.E21]+0.8" office:value-type="float" office:value="316" calcext:value-type="float">
            <text:p>316</text:p>
          </table:table-cell>
          <table:table-cell table:formula="of:=0.8+[.F21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style-name="ce2" table:formula="of:=MOD([.E23];360)&lt;1" office:value-type="boolean" office:boolean-value="false" calcext:value-type="boolean">
            <text:p>FALSE</text:p>
          </table:table-cell>
          <table:table-cell table:style-name="ce2" table:formula="of:=MOD([.F23];360)&lt;1" office:value-type="boolean" office:boolean-value="false" calcext:value-type="boolean">
            <text:p>FALSE</text:p>
          </table:table-cell>
          <table:table-cell table:formula="of:=[.E22]+0.8" office:value-type="float" office:value="316.8" calcext:value-type="float">
            <text:p>316.8</text:p>
          </table:table-cell>
          <table:table-cell table:formula="of:=0.8+[.F22]" office:value-type="float" office:value="16.8" calcext:value-type="float">
            <text:p>1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style-name="ce2" table:formula="of:=MOD([.E24];360)&lt;1" office:value-type="boolean" office:boolean-value="false" calcext:value-type="boolean">
            <text:p>FALSE</text:p>
          </table:table-cell>
          <table:table-cell table:style-name="ce2" table:formula="of:=MOD([.F24];360)&lt;1" office:value-type="boolean" office:boolean-value="false" calcext:value-type="boolean">
            <text:p>FALSE</text:p>
          </table:table-cell>
          <table:table-cell table:formula="of:=[.E23]+0.8" office:value-type="float" office:value="317.6" calcext:value-type="float">
            <text:p>317.6</text:p>
          </table:table-cell>
          <table:table-cell table:formula="of:=0.8+[.F23]"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style-name="ce2" table:formula="of:=MOD([.E25];360)&lt;1" office:value-type="boolean" office:boolean-value="false" calcext:value-type="boolean">
            <text:p>FALSE</text:p>
          </table:table-cell>
          <table:table-cell table:style-name="ce2" table:formula="of:=MOD([.F25];360)&lt;1" office:value-type="boolean" office:boolean-value="false" calcext:value-type="boolean">
            <text:p>FALSE</text:p>
          </table:table-cell>
          <table:table-cell table:formula="of:=[.E24]+0.8" office:value-type="float" office:value="318.4" calcext:value-type="float">
            <text:p>318.4</text:p>
          </table:table-cell>
          <table:table-cell table:formula="of:=0.8+[.F24]" office:value-type="float" office:value="18.4" calcext:value-type="float">
            <text:p>1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style-name="ce2" table:formula="of:=MOD([.E26];360)&lt;1" office:value-type="boolean" office:boolean-value="false" calcext:value-type="boolean">
            <text:p>FALSE</text:p>
          </table:table-cell>
          <table:table-cell table:style-name="ce2" table:formula="of:=MOD([.F26];360)&lt;1" office:value-type="boolean" office:boolean-value="false" calcext:value-type="boolean">
            <text:p>FALSE</text:p>
          </table:table-cell>
          <table:table-cell table:formula="of:=[.E25]+0.8" office:value-type="float" office:value="319.2" calcext:value-type="float">
            <text:p>319.2</text:p>
          </table:table-cell>
          <table:table-cell table:formula="of:=0.8+[.F25]" office:value-type="float" office:value="19.2" calcext:value-type="float">
            <text:p>1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style-name="ce2" table:formula="of:=MOD([.E27];360)&lt;1" office:value-type="boolean" office:boolean-value="false" calcext:value-type="boolean">
            <text:p>FALSE</text:p>
          </table:table-cell>
          <table:table-cell table:style-name="ce2" table:formula="of:=MOD([.F27];360)&lt;1" office:value-type="boolean" office:boolean-value="false" calcext:value-type="boolean">
            <text:p>FALSE</text:p>
          </table:table-cell>
          <table:table-cell table:formula="of:=[.E26]+0.8" office:value-type="float" office:value="320" calcext:value-type="float">
            <text:p>320</text:p>
          </table:table-cell>
          <table:table-cell table:formula="of:=0.8+[.F26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style-name="ce2" table:formula="of:=MOD([.E28];360)&lt;1" office:value-type="boolean" office:boolean-value="false" calcext:value-type="boolean">
            <text:p>FALSE</text:p>
          </table:table-cell>
          <table:table-cell table:style-name="ce2" table:formula="of:=MOD([.F28];360)&lt;1" office:value-type="boolean" office:boolean-value="false" calcext:value-type="boolean">
            <text:p>FALSE</text:p>
          </table:table-cell>
          <table:table-cell table:formula="of:=[.E27]+0.8" office:value-type="float" office:value="320.8" calcext:value-type="float">
            <text:p>320.8</text:p>
          </table:table-cell>
          <table:table-cell table:formula="of:=0.8+[.F27]" office:value-type="float" office:value="20.8" calcext:value-type="float">
            <text:p>2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style-name="ce2" table:formula="of:=MOD([.E29];360)&lt;1" office:value-type="boolean" office:boolean-value="false" calcext:value-type="boolean">
            <text:p>FALSE</text:p>
          </table:table-cell>
          <table:table-cell table:style-name="ce2" table:formula="of:=MOD([.F29];360)&lt;1" office:value-type="boolean" office:boolean-value="false" calcext:value-type="boolean">
            <text:p>FALSE</text:p>
          </table:table-cell>
          <table:table-cell table:formula="of:=[.E28]+0.8" office:value-type="float" office:value="321.6" calcext:value-type="float">
            <text:p>321.6</text:p>
          </table:table-cell>
          <table:table-cell table:formula="of:=0.8+[.F28]" office:value-type="float" office:value="21.6" calcext:value-type="float">
            <text:p>2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style-name="ce2" table:formula="of:=MOD([.E30];360)&lt;1" office:value-type="boolean" office:boolean-value="false" calcext:value-type="boolean">
            <text:p>FALSE</text:p>
          </table:table-cell>
          <table:table-cell table:style-name="ce2" table:formula="of:=MOD([.F30];360)&lt;1" office:value-type="boolean" office:boolean-value="false" calcext:value-type="boolean">
            <text:p>FALSE</text:p>
          </table:table-cell>
          <table:table-cell table:formula="of:=[.E29]+0.8" office:value-type="float" office:value="322.4" calcext:value-type="float">
            <text:p>322.4</text:p>
          </table:table-cell>
          <table:table-cell table:formula="of:=0.8+[.F29]"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style-name="ce2" table:formula="of:=MOD([.E31];360)&lt;1" office:value-type="boolean" office:boolean-value="false" calcext:value-type="boolean">
            <text:p>FALSE</text:p>
          </table:table-cell>
          <table:table-cell table:style-name="ce2" table:formula="of:=MOD([.F31];360)&lt;1" office:value-type="boolean" office:boolean-value="false" calcext:value-type="boolean">
            <text:p>FALSE</text:p>
          </table:table-cell>
          <table:table-cell table:formula="of:=[.E30]+0.8" office:value-type="float" office:value="323.2" calcext:value-type="float">
            <text:p>323.2</text:p>
          </table:table-cell>
          <table:table-cell table:formula="of:=0.8+[.F30]" office:value-type="float" office:value="23.2" calcext:value-type="float">
            <text:p>2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style-name="ce2" table:formula="of:=MOD([.E32];360)&lt;1" office:value-type="boolean" office:boolean-value="false" calcext:value-type="boolean">
            <text:p>FALSE</text:p>
          </table:table-cell>
          <table:table-cell table:style-name="ce2" table:formula="of:=MOD([.F32];360)&lt;1" office:value-type="boolean" office:boolean-value="false" calcext:value-type="boolean">
            <text:p>FALSE</text:p>
          </table:table-cell>
          <table:table-cell table:formula="of:=[.E31]+0.8" office:value-type="float" office:value="324" calcext:value-type="float">
            <text:p>324</text:p>
          </table:table-cell>
          <table:table-cell table:formula="of:=0.8+[.F31]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style-name="ce2" table:formula="of:=MOD([.E33];360)&lt;1" office:value-type="boolean" office:boolean-value="false" calcext:value-type="boolean">
            <text:p>FALSE</text:p>
          </table:table-cell>
          <table:table-cell table:style-name="ce2" table:formula="of:=MOD([.F33];360)&lt;1" office:value-type="boolean" office:boolean-value="false" calcext:value-type="boolean">
            <text:p>FALSE</text:p>
          </table:table-cell>
          <table:table-cell table:formula="of:=[.E32]+0.8" office:value-type="float" office:value="324.8" calcext:value-type="float">
            <text:p>324.8</text:p>
          </table:table-cell>
          <table:table-cell table:formula="of:=0.8+[.F32]"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style-name="ce2" table:formula="of:=MOD([.E34];360)&lt;1" office:value-type="boolean" office:boolean-value="false" calcext:value-type="boolean">
            <text:p>FALSE</text:p>
          </table:table-cell>
          <table:table-cell table:style-name="ce2" table:formula="of:=MOD([.F34];360)&lt;1" office:value-type="boolean" office:boolean-value="false" calcext:value-type="boolean">
            <text:p>FALSE</text:p>
          </table:table-cell>
          <table:table-cell table:formula="of:=[.E33]+0.8" office:value-type="float" office:value="325.6" calcext:value-type="float">
            <text:p>325.6</text:p>
          </table:table-cell>
          <table:table-cell table:formula="of:=0.8+[.F33]"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style-name="ce2" table:formula="of:=MOD([.E35];360)&lt;1" office:value-type="boolean" office:boolean-value="false" calcext:value-type="boolean">
            <text:p>FALSE</text:p>
          </table:table-cell>
          <table:table-cell table:style-name="ce2" table:formula="of:=MOD([.F35];360)&lt;1" office:value-type="boolean" office:boolean-value="false" calcext:value-type="boolean">
            <text:p>FALSE</text:p>
          </table:table-cell>
          <table:table-cell table:formula="of:=[.E34]+0.8" office:value-type="float" office:value="326.4" calcext:value-type="float">
            <text:p>326.4</text:p>
          </table:table-cell>
          <table:table-cell table:formula="of:=0.8+[.F34]" office:value-type="float" office:value="26.4" calcext:value-type="float">
            <text:p>2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style-name="ce2" table:formula="of:=MOD([.E36];360)&lt;1" office:value-type="boolean" office:boolean-value="false" calcext:value-type="boolean">
            <text:p>FALSE</text:p>
          </table:table-cell>
          <table:table-cell table:style-name="ce2" table:formula="of:=MOD([.F36];360)&lt;1" office:value-type="boolean" office:boolean-value="false" calcext:value-type="boolean">
            <text:p>FALSE</text:p>
          </table:table-cell>
          <table:table-cell table:formula="of:=[.E35]+0.8" office:value-type="float" office:value="327.2" calcext:value-type="float">
            <text:p>327.2</text:p>
          </table:table-cell>
          <table:table-cell table:formula="of:=0.8+[.F35]" office:value-type="float" office:value="27.2" calcext:value-type="float">
            <text:p>2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style-name="ce2" table:formula="of:=MOD([.E37];360)&lt;1" office:value-type="boolean" office:boolean-value="false" calcext:value-type="boolean">
            <text:p>FALSE</text:p>
          </table:table-cell>
          <table:table-cell table:style-name="ce2" table:formula="of:=MOD([.F37];360)&lt;1" office:value-type="boolean" office:boolean-value="false" calcext:value-type="boolean">
            <text:p>FALSE</text:p>
          </table:table-cell>
          <table:table-cell table:formula="of:=[.E36]+0.8" office:value-type="float" office:value="328" calcext:value-type="float">
            <text:p>328</text:p>
          </table:table-cell>
          <table:table-cell table:formula="of:=0.8+[.F36]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style-name="ce2" table:formula="of:=MOD([.E38];360)&lt;1" office:value-type="boolean" office:boolean-value="false" calcext:value-type="boolean">
            <text:p>FALSE</text:p>
          </table:table-cell>
          <table:table-cell table:style-name="ce2" table:formula="of:=MOD([.F38];360)&lt;1" office:value-type="boolean" office:boolean-value="false" calcext:value-type="boolean">
            <text:p>FALSE</text:p>
          </table:table-cell>
          <table:table-cell table:formula="of:=[.E37]+0.8" office:value-type="float" office:value="328.8" calcext:value-type="float">
            <text:p>328.8</text:p>
          </table:table-cell>
          <table:table-cell table:formula="of:=0.8+[.F37]"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style-name="ce2" table:formula="of:=MOD([.E39];360)&lt;1" office:value-type="boolean" office:boolean-value="false" calcext:value-type="boolean">
            <text:p>FALSE</text:p>
          </table:table-cell>
          <table:table-cell table:style-name="ce2" table:formula="of:=MOD([.F39];360)&lt;1" office:value-type="boolean" office:boolean-value="false" calcext:value-type="boolean">
            <text:p>FALSE</text:p>
          </table:table-cell>
          <table:table-cell table:formula="of:=[.E38]+0.8" office:value-type="float" office:value="329.6" calcext:value-type="float">
            <text:p>329.6</text:p>
          </table:table-cell>
          <table:table-cell table:formula="of:=0.8+[.F38]" office:value-type="float" office:value="29.6" calcext:value-type="float">
            <text:p>2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style-name="ce2" table:formula="of:=MOD([.E40];360)&lt;1" office:value-type="boolean" office:boolean-value="false" calcext:value-type="boolean">
            <text:p>FALSE</text:p>
          </table:table-cell>
          <table:table-cell table:style-name="ce2" table:formula="of:=MOD([.F40];360)&lt;1" office:value-type="boolean" office:boolean-value="false" calcext:value-type="boolean">
            <text:p>FALSE</text:p>
          </table:table-cell>
          <table:table-cell table:formula="of:=[.E39]+0.8" office:value-type="float" office:value="330.4" calcext:value-type="float">
            <text:p>330.4</text:p>
          </table:table-cell>
          <table:table-cell table:formula="of:=0.8+[.F39]" office:value-type="float" office:value="30.4" calcext:value-type="float">
            <text:p>3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style-name="ce2" table:formula="of:=MOD([.E41];360)&lt;1" office:value-type="boolean" office:boolean-value="false" calcext:value-type="boolean">
            <text:p>FALSE</text:p>
          </table:table-cell>
          <table:table-cell table:style-name="ce2" table:formula="of:=MOD([.F41];360)&lt;1" office:value-type="boolean" office:boolean-value="false" calcext:value-type="boolean">
            <text:p>FALSE</text:p>
          </table:table-cell>
          <table:table-cell table:formula="of:=[.E40]+0.8" office:value-type="float" office:value="331.2" calcext:value-type="float">
            <text:p>331.2</text:p>
          </table:table-cell>
          <table:table-cell table:formula="of:=0.8+[.F40]" office:value-type="float" office:value="31.2" calcext:value-type="float">
            <text:p>3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style-name="ce2" table:formula="of:=MOD([.E42];360)&lt;1" office:value-type="boolean" office:boolean-value="false" calcext:value-type="boolean">
            <text:p>FALSE</text:p>
          </table:table-cell>
          <table:table-cell table:style-name="ce2" table:formula="of:=MOD([.F42];360)&lt;1" office:value-type="boolean" office:boolean-value="false" calcext:value-type="boolean">
            <text:p>FALSE</text:p>
          </table:table-cell>
          <table:table-cell table:formula="of:=[.E41]+0.8" office:value-type="float" office:value="332" calcext:value-type="float">
            <text:p>332</text:p>
          </table:table-cell>
          <table:table-cell table:formula="of:=0.8+[.F41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style-name="ce2" table:formula="of:=MOD([.E43];360)&lt;1" office:value-type="boolean" office:boolean-value="false" calcext:value-type="boolean">
            <text:p>FALSE</text:p>
          </table:table-cell>
          <table:table-cell table:style-name="ce2" table:formula="of:=MOD([.F43];360)&lt;1" office:value-type="boolean" office:boolean-value="false" calcext:value-type="boolean">
            <text:p>FALSE</text:p>
          </table:table-cell>
          <table:table-cell table:formula="of:=[.E42]+0.8" office:value-type="float" office:value="332.8" calcext:value-type="float">
            <text:p>332.8</text:p>
          </table:table-cell>
          <table:table-cell table:formula="of:=0.8+[.F42]" office:value-type="float" office:value="32.8" calcext:value-type="float">
            <text:p>3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style-name="ce2" table:formula="of:=MOD([.E44];360)&lt;1" office:value-type="boolean" office:boolean-value="false" calcext:value-type="boolean">
            <text:p>FALSE</text:p>
          </table:table-cell>
          <table:table-cell table:style-name="ce2" table:formula="of:=MOD([.F44];360)&lt;1" office:value-type="boolean" office:boolean-value="false" calcext:value-type="boolean">
            <text:p>FALSE</text:p>
          </table:table-cell>
          <table:table-cell table:formula="of:=[.E43]+0.8" office:value-type="float" office:value="333.6" calcext:value-type="float">
            <text:p>333.6</text:p>
          </table:table-cell>
          <table:table-cell table:formula="of:=0.8+[.F43]" office:value-type="float" office:value="33.6" calcext:value-type="float">
            <text:p>3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style-name="ce2" table:formula="of:=MOD([.E45];360)&lt;1" office:value-type="boolean" office:boolean-value="false" calcext:value-type="boolean">
            <text:p>FALSE</text:p>
          </table:table-cell>
          <table:table-cell table:style-name="ce2" table:formula="of:=MOD([.F45];360)&lt;1" office:value-type="boolean" office:boolean-value="false" calcext:value-type="boolean">
            <text:p>FALSE</text:p>
          </table:table-cell>
          <table:table-cell table:formula="of:=[.E44]+0.8" office:value-type="float" office:value="334.4" calcext:value-type="float">
            <text:p>334.4</text:p>
          </table:table-cell>
          <table:table-cell table:formula="of:=0.8+[.F44]" office:value-type="float" office:value="34.4" calcext:value-type="float">
            <text:p>3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style-name="ce2" table:formula="of:=MOD([.E46];360)&lt;1" office:value-type="boolean" office:boolean-value="false" calcext:value-type="boolean">
            <text:p>FALSE</text:p>
          </table:table-cell>
          <table:table-cell table:style-name="ce2" table:formula="of:=MOD([.F46];360)&lt;1" office:value-type="boolean" office:boolean-value="false" calcext:value-type="boolean">
            <text:p>FALSE</text:p>
          </table:table-cell>
          <table:table-cell table:formula="of:=[.E45]+0.8" office:value-type="float" office:value="335.200000000001" calcext:value-type="float">
            <text:p>335.200000000001</text:p>
          </table:table-cell>
          <table:table-cell table:formula="of:=0.8+[.F45]" office:value-type="float" office:value="35.2" calcext:value-type="float">
            <text:p>3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style-name="ce2" table:formula="of:=MOD([.E47];360)&lt;1" office:value-type="boolean" office:boolean-value="false" calcext:value-type="boolean">
            <text:p>FALSE</text:p>
          </table:table-cell>
          <table:table-cell table:style-name="ce2" table:formula="of:=MOD([.F47];360)&lt;1" office:value-type="boolean" office:boolean-value="false" calcext:value-type="boolean">
            <text:p>FALSE</text:p>
          </table:table-cell>
          <table:table-cell table:formula="of:=[.E46]+0.8" office:value-type="float" office:value="336.000000000001" calcext:value-type="float">
            <text:p>336.000000000001</text:p>
          </table:table-cell>
          <table:table-cell table:formula="of:=0.8+[.F46]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style-name="ce2" table:formula="of:=MOD([.E48];360)&lt;1" office:value-type="boolean" office:boolean-value="false" calcext:value-type="boolean">
            <text:p>FALSE</text:p>
          </table:table-cell>
          <table:table-cell table:style-name="ce2" table:formula="of:=MOD([.F48];360)&lt;1" office:value-type="boolean" office:boolean-value="false" calcext:value-type="boolean">
            <text:p>FALSE</text:p>
          </table:table-cell>
          <table:table-cell table:formula="of:=[.E47]+0.8" office:value-type="float" office:value="336.800000000001" calcext:value-type="float">
            <text:p>336.800000000001</text:p>
          </table:table-cell>
          <table:table-cell table:formula="of:=0.8+[.F47]" office:value-type="float" office:value="36.8" calcext:value-type="float">
            <text:p>3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style-name="ce2" table:formula="of:=MOD([.E49];360)&lt;1" office:value-type="boolean" office:boolean-value="false" calcext:value-type="boolean">
            <text:p>FALSE</text:p>
          </table:table-cell>
          <table:table-cell table:style-name="ce2" table:formula="of:=MOD([.F49];360)&lt;1" office:value-type="boolean" office:boolean-value="false" calcext:value-type="boolean">
            <text:p>FALSE</text:p>
          </table:table-cell>
          <table:table-cell table:formula="of:=[.E48]+0.8" office:value-type="float" office:value="337.600000000001" calcext:value-type="float">
            <text:p>337.600000000001</text:p>
          </table:table-cell>
          <table:table-cell table:formula="of:=0.8+[.F48]" office:value-type="float" office:value="37.6" calcext:value-type="float">
            <text:p>3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style-name="ce2" table:formula="of:=MOD([.E50];360)&lt;1" office:value-type="boolean" office:boolean-value="false" calcext:value-type="boolean">
            <text:p>FALSE</text:p>
          </table:table-cell>
          <table:table-cell table:style-name="ce2" table:formula="of:=MOD([.F50];360)&lt;1" office:value-type="boolean" office:boolean-value="false" calcext:value-type="boolean">
            <text:p>FALSE</text:p>
          </table:table-cell>
          <table:table-cell table:formula="of:=[.E49]+0.8" office:value-type="float" office:value="338.400000000001" calcext:value-type="float">
            <text:p>338.400000000001</text:p>
          </table:table-cell>
          <table:table-cell table:formula="of:=0.8+[.F49]" office:value-type="float" office:value="38.4" calcext:value-type="float">
            <text:p>3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style-name="ce2" table:formula="of:=MOD([.E51];360)&lt;1" office:value-type="boolean" office:boolean-value="false" calcext:value-type="boolean">
            <text:p>FALSE</text:p>
          </table:table-cell>
          <table:table-cell table:style-name="ce2" table:formula="of:=MOD([.F51];360)&lt;1" office:value-type="boolean" office:boolean-value="false" calcext:value-type="boolean">
            <text:p>FALSE</text:p>
          </table:table-cell>
          <table:table-cell table:formula="of:=[.E50]+0.8" office:value-type="float" office:value="339.200000000001" calcext:value-type="float">
            <text:p>339.200000000001</text:p>
          </table:table-cell>
          <table:table-cell table:formula="of:=0.8+[.F50]" office:value-type="float" office:value="39.2" calcext:value-type="float">
            <text:p>3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style-name="ce2" table:formula="of:=MOD([.E52];360)&lt;1" office:value-type="boolean" office:boolean-value="false" calcext:value-type="boolean">
            <text:p>FALSE</text:p>
          </table:table-cell>
          <table:table-cell table:style-name="ce2" table:formula="of:=MOD([.F52];360)&lt;1" office:value-type="boolean" office:boolean-value="false" calcext:value-type="boolean">
            <text:p>FALSE</text:p>
          </table:table-cell>
          <table:table-cell table:formula="of:=[.E51]+0.8" office:value-type="float" office:value="340.000000000001" calcext:value-type="float">
            <text:p>340.000000000001</text:p>
          </table:table-cell>
          <table:table-cell table:formula="of:=0.8+[.F5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style-name="ce2" table:formula="of:=MOD([.E53];360)&lt;1" office:value-type="boolean" office:boolean-value="false" calcext:value-type="boolean">
            <text:p>FALSE</text:p>
          </table:table-cell>
          <table:table-cell table:style-name="ce2" table:formula="of:=MOD([.F53];360)&lt;1" office:value-type="boolean" office:boolean-value="false" calcext:value-type="boolean">
            <text:p>FALSE</text:p>
          </table:table-cell>
          <table:table-cell table:formula="of:=[.E52]+0.8" office:value-type="float" office:value="340.800000000001" calcext:value-type="float">
            <text:p>340.800000000001</text:p>
          </table:table-cell>
          <table:table-cell table:formula="of:=0.8+[.F52]" office:value-type="float" office:value="40.8" calcext:value-type="float">
            <text:p>4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style-name="ce2" table:formula="of:=MOD([.E54];360)&lt;1" office:value-type="boolean" office:boolean-value="false" calcext:value-type="boolean">
            <text:p>FALSE</text:p>
          </table:table-cell>
          <table:table-cell table:style-name="ce2" table:formula="of:=MOD([.F54];360)&lt;1" office:value-type="boolean" office:boolean-value="false" calcext:value-type="boolean">
            <text:p>FALSE</text:p>
          </table:table-cell>
          <table:table-cell table:formula="of:=[.E53]+0.8" office:value-type="float" office:value="341.600000000001" calcext:value-type="float">
            <text:p>341.600000000001</text:p>
          </table:table-cell>
          <table:table-cell table:formula="of:=0.8+[.F53]" office:value-type="float" office:value="41.6" calcext:value-type="float">
            <text:p>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style-name="ce2" table:formula="of:=MOD([.E55];360)&lt;1" office:value-type="boolean" office:boolean-value="false" calcext:value-type="boolean">
            <text:p>FALSE</text:p>
          </table:table-cell>
          <table:table-cell table:style-name="ce2" table:formula="of:=MOD([.F55];360)&lt;1" office:value-type="boolean" office:boolean-value="false" calcext:value-type="boolean">
            <text:p>FALSE</text:p>
          </table:table-cell>
          <table:table-cell table:formula="of:=[.E54]+0.8" office:value-type="float" office:value="342.400000000001" calcext:value-type="float">
            <text:p>342.400000000001</text:p>
          </table:table-cell>
          <table:table-cell table:formula="of:=0.8+[.F54]" office:value-type="float" office:value="42.4" calcext:value-type="float">
            <text:p>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style-name="ce2" table:formula="of:=MOD([.E56];360)&lt;1" office:value-type="boolean" office:boolean-value="false" calcext:value-type="boolean">
            <text:p>FALSE</text:p>
          </table:table-cell>
          <table:table-cell table:style-name="ce2" table:formula="of:=MOD([.F56];360)&lt;1" office:value-type="boolean" office:boolean-value="false" calcext:value-type="boolean">
            <text:p>FALSE</text:p>
          </table:table-cell>
          <table:table-cell table:formula="of:=[.E55]+0.8" office:value-type="float" office:value="343.200000000001" calcext:value-type="float">
            <text:p>343.200000000001</text:p>
          </table:table-cell>
          <table:table-cell table:formula="of:=0.8+[.F55]" office:value-type="float" office:value="43.2" calcext:value-type="float">
            <text:p>4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style-name="ce2" table:formula="of:=MOD([.E57];360)&lt;1" office:value-type="boolean" office:boolean-value="false" calcext:value-type="boolean">
            <text:p>FALSE</text:p>
          </table:table-cell>
          <table:table-cell table:style-name="ce2" table:formula="of:=MOD([.F57];360)&lt;1" office:value-type="boolean" office:boolean-value="false" calcext:value-type="boolean">
            <text:p>FALSE</text:p>
          </table:table-cell>
          <table:table-cell table:formula="of:=[.E56]+0.8" office:value-type="float" office:value="344.000000000001" calcext:value-type="float">
            <text:p>344.000000000001</text:p>
          </table:table-cell>
          <table:table-cell table:formula="of:=0.8+[.F56]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style-name="ce2" table:formula="of:=MOD([.E58];360)&lt;1" office:value-type="boolean" office:boolean-value="false" calcext:value-type="boolean">
            <text:p>FALSE</text:p>
          </table:table-cell>
          <table:table-cell table:style-name="ce2" table:formula="of:=MOD([.F58];360)&lt;1" office:value-type="boolean" office:boolean-value="false" calcext:value-type="boolean">
            <text:p>FALSE</text:p>
          </table:table-cell>
          <table:table-cell table:formula="of:=[.E57]+0.8" office:value-type="float" office:value="344.800000000001" calcext:value-type="float">
            <text:p>344.800000000001</text:p>
          </table:table-cell>
          <table:table-cell table:formula="of:=0.8+[.F57]" office:value-type="float" office:value="44.8" calcext:value-type="float">
            <text:p>4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style-name="ce2" table:formula="of:=MOD([.E59];360)&lt;1" office:value-type="boolean" office:boolean-value="false" calcext:value-type="boolean">
            <text:p>FALSE</text:p>
          </table:table-cell>
          <table:table-cell table:style-name="ce2" table:formula="of:=MOD([.F59];360)&lt;1" office:value-type="boolean" office:boolean-value="false" calcext:value-type="boolean">
            <text:p>FALSE</text:p>
          </table:table-cell>
          <table:table-cell table:formula="of:=[.E58]+0.8" office:value-type="float" office:value="345.600000000001" calcext:value-type="float">
            <text:p>345.600000000001</text:p>
          </table:table-cell>
          <table:table-cell table:formula="of:=0.8+[.F58]" office:value-type="float" office:value="45.6" calcext:value-type="float">
            <text:p>4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style-name="ce2" table:formula="of:=MOD([.E60];360)&lt;1" office:value-type="boolean" office:boolean-value="false" calcext:value-type="boolean">
            <text:p>FALSE</text:p>
          </table:table-cell>
          <table:table-cell table:style-name="ce2" table:formula="of:=MOD([.F60];360)&lt;1" office:value-type="boolean" office:boolean-value="false" calcext:value-type="boolean">
            <text:p>FALSE</text:p>
          </table:table-cell>
          <table:table-cell table:formula="of:=[.E59]+0.8" office:value-type="float" office:value="346.400000000001" calcext:value-type="float">
            <text:p>346.400000000001</text:p>
          </table:table-cell>
          <table:table-cell table:formula="of:=0.8+[.F59]" office:value-type="float" office:value="46.4" calcext:value-type="float">
            <text:p>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style-name="ce2" table:formula="of:=MOD([.E61];360)&lt;1" office:value-type="boolean" office:boolean-value="false" calcext:value-type="boolean">
            <text:p>FALSE</text:p>
          </table:table-cell>
          <table:table-cell table:style-name="ce2" table:formula="of:=MOD([.F61];360)&lt;1" office:value-type="boolean" office:boolean-value="false" calcext:value-type="boolean">
            <text:p>FALSE</text:p>
          </table:table-cell>
          <table:table-cell table:formula="of:=[.E60]+0.8" office:value-type="float" office:value="347.200000000001" calcext:value-type="float">
            <text:p>347.200000000001</text:p>
          </table:table-cell>
          <table:table-cell table:formula="of:=0.8+[.F60]" office:value-type="float" office:value="47.2" calcext:value-type="float">
            <text:p>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style-name="ce2" table:formula="of:=MOD([.E62];360)&lt;1" office:value-type="boolean" office:boolean-value="false" calcext:value-type="boolean">
            <text:p>FALSE</text:p>
          </table:table-cell>
          <table:table-cell table:style-name="ce2" table:formula="of:=MOD([.F62];360)&lt;1" office:value-type="boolean" office:boolean-value="false" calcext:value-type="boolean">
            <text:p>FALSE</text:p>
          </table:table-cell>
          <table:table-cell table:formula="of:=[.E61]+0.8" office:value-type="float" office:value="348.000000000001" calcext:value-type="float">
            <text:p>348.000000000001</text:p>
          </table:table-cell>
          <table:table-cell table:formula="of:=0.8+[.F61]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style-name="ce2" table:formula="of:=MOD([.E63];360)&lt;1" office:value-type="boolean" office:boolean-value="false" calcext:value-type="boolean">
            <text:p>FALSE</text:p>
          </table:table-cell>
          <table:table-cell table:style-name="ce2" table:formula="of:=MOD([.F63];360)&lt;1" office:value-type="boolean" office:boolean-value="false" calcext:value-type="boolean">
            <text:p>FALSE</text:p>
          </table:table-cell>
          <table:table-cell table:formula="of:=[.E62]+0.8" office:value-type="float" office:value="348.800000000001" calcext:value-type="float">
            <text:p>348.800000000001</text:p>
          </table:table-cell>
          <table:table-cell table:formula="of:=0.8+[.F62]" office:value-type="float" office:value="48.8" calcext:value-type="float">
            <text:p>4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style-name="ce2" table:formula="of:=MOD([.E64];360)&lt;1" office:value-type="boolean" office:boolean-value="false" calcext:value-type="boolean">
            <text:p>FALSE</text:p>
          </table:table-cell>
          <table:table-cell table:style-name="ce2" table:formula="of:=MOD([.F64];360)&lt;1" office:value-type="boolean" office:boolean-value="false" calcext:value-type="boolean">
            <text:p>FALSE</text:p>
          </table:table-cell>
          <table:table-cell table:formula="of:=[.E63]+0.8" office:value-type="float" office:value="349.600000000001" calcext:value-type="float">
            <text:p>349.600000000001</text:p>
          </table:table-cell>
          <table:table-cell table:formula="of:=0.8+[.F63]" office:value-type="float" office:value="49.6" calcext:value-type="float">
            <text:p>4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style-name="ce2" table:formula="of:=MOD([.E65];360)&lt;1" office:value-type="boolean" office:boolean-value="false" calcext:value-type="boolean">
            <text:p>FALSE</text:p>
          </table:table-cell>
          <table:table-cell table:style-name="ce2" table:formula="of:=MOD([.F65];360)&lt;1" office:value-type="boolean" office:boolean-value="false" calcext:value-type="boolean">
            <text:p>FALSE</text:p>
          </table:table-cell>
          <table:table-cell table:formula="of:=[.E64]+0.8" office:value-type="float" office:value="350.400000000001" calcext:value-type="float">
            <text:p>350.400000000001</text:p>
          </table:table-cell>
          <table:table-cell table:formula="of:=0.8+[.F64]" office:value-type="float" office:value="50.4" calcext:value-type="float">
            <text:p>5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style-name="ce2" table:formula="of:=MOD([.E66];360)&lt;1" office:value-type="boolean" office:boolean-value="false" calcext:value-type="boolean">
            <text:p>FALSE</text:p>
          </table:table-cell>
          <table:table-cell table:style-name="ce2" table:formula="of:=MOD([.F66];360)&lt;1" office:value-type="boolean" office:boolean-value="false" calcext:value-type="boolean">
            <text:p>FALSE</text:p>
          </table:table-cell>
          <table:table-cell table:formula="of:=[.E65]+0.8" office:value-type="float" office:value="351.200000000001" calcext:value-type="float">
            <text:p>351.200000000001</text:p>
          </table:table-cell>
          <table:table-cell table:formula="of:=0.8+[.F65]" office:value-type="float" office:value="51.2" calcext:value-type="float">
            <text:p>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style-name="ce2" table:formula="of:=MOD([.E67];360)&lt;1" office:value-type="boolean" office:boolean-value="false" calcext:value-type="boolean">
            <text:p>FALSE</text:p>
          </table:table-cell>
          <table:table-cell table:style-name="ce2" table:formula="of:=MOD([.F67];360)&lt;1" office:value-type="boolean" office:boolean-value="false" calcext:value-type="boolean">
            <text:p>FALSE</text:p>
          </table:table-cell>
          <table:table-cell table:formula="of:=[.E66]+0.8" office:value-type="float" office:value="352.000000000001" calcext:value-type="float">
            <text:p>352.000000000001</text:p>
          </table:table-cell>
          <table:table-cell table:formula="of:=0.8+[.F66]" office:value-type="float" office:value="51.9999999999999" calcext:value-type="float">
            <text:p>51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style-name="ce2" table:formula="of:=MOD([.E68];360)&lt;1" office:value-type="boolean" office:boolean-value="false" calcext:value-type="boolean">
            <text:p>FALSE</text:p>
          </table:table-cell>
          <table:table-cell table:style-name="ce2" table:formula="of:=MOD([.F68];360)&lt;1" office:value-type="boolean" office:boolean-value="false" calcext:value-type="boolean">
            <text:p>FALSE</text:p>
          </table:table-cell>
          <table:table-cell table:formula="of:=[.E67]+0.8" office:value-type="float" office:value="352.800000000001" calcext:value-type="float">
            <text:p>352.800000000001</text:p>
          </table:table-cell>
          <table:table-cell table:formula="of:=0.8+[.F67]" office:value-type="float" office:value="52.7999999999999" calcext:value-type="float">
            <text:p>52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style-name="ce2" table:formula="of:=MOD([.E69];360)&lt;1" office:value-type="boolean" office:boolean-value="false" calcext:value-type="boolean">
            <text:p>FALSE</text:p>
          </table:table-cell>
          <table:table-cell table:style-name="ce2" table:formula="of:=MOD([.F69];360)&lt;1" office:value-type="boolean" office:boolean-value="false" calcext:value-type="boolean">
            <text:p>FALSE</text:p>
          </table:table-cell>
          <table:table-cell table:formula="of:=[.E68]+0.8" office:value-type="float" office:value="353.600000000001" calcext:value-type="float">
            <text:p>353.600000000001</text:p>
          </table:table-cell>
          <table:table-cell table:formula="of:=0.8+[.F68]" office:value-type="float" office:value="53.5999999999999" calcext:value-type="float">
            <text:p>53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style-name="ce2" table:formula="of:=MOD([.E70];360)&lt;1" office:value-type="boolean" office:boolean-value="false" calcext:value-type="boolean">
            <text:p>FALSE</text:p>
          </table:table-cell>
          <table:table-cell table:style-name="ce2" table:formula="of:=MOD([.F70];360)&lt;1" office:value-type="boolean" office:boolean-value="false" calcext:value-type="boolean">
            <text:p>FALSE</text:p>
          </table:table-cell>
          <table:table-cell table:formula="of:=[.E69]+0.8" office:value-type="float" office:value="354.400000000001" calcext:value-type="float">
            <text:p>354.400000000001</text:p>
          </table:table-cell>
          <table:table-cell table:formula="of:=0.8+[.F69]" office:value-type="float" office:value="54.3999999999999" calcext:value-type="float">
            <text:p>54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style-name="ce2" table:formula="of:=MOD([.E71];360)&lt;1" office:value-type="boolean" office:boolean-value="false" calcext:value-type="boolean">
            <text:p>FALSE</text:p>
          </table:table-cell>
          <table:table-cell table:style-name="ce2" table:formula="of:=MOD([.F71];360)&lt;1" office:value-type="boolean" office:boolean-value="false" calcext:value-type="boolean">
            <text:p>FALSE</text:p>
          </table:table-cell>
          <table:table-cell table:formula="of:=[.E70]+0.8" office:value-type="float" office:value="355.200000000001" calcext:value-type="float">
            <text:p>355.200000000001</text:p>
          </table:table-cell>
          <table:table-cell table:formula="of:=0.8+[.F70]" office:value-type="float" office:value="55.1999999999999" calcext:value-type="float">
            <text:p>55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style-name="ce2" table:formula="of:=MOD([.E72];360)&lt;1" office:value-type="boolean" office:boolean-value="false" calcext:value-type="boolean">
            <text:p>FALSE</text:p>
          </table:table-cell>
          <table:table-cell table:style-name="ce2" table:formula="of:=MOD([.F72];360)&lt;1" office:value-type="boolean" office:boolean-value="false" calcext:value-type="boolean">
            <text:p>FALSE</text:p>
          </table:table-cell>
          <table:table-cell table:formula="of:=[.E71]+0.8" office:value-type="float" office:value="356.000000000001" calcext:value-type="float">
            <text:p>356.000000000001</text:p>
          </table:table-cell>
          <table:table-cell table:formula="of:=0.8+[.F71]" office:value-type="float" office:value="55.9999999999999" calcext:value-type="float">
            <text:p>55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style-name="ce2" table:formula="of:=MOD([.E73];360)&lt;1" office:value-type="boolean" office:boolean-value="false" calcext:value-type="boolean">
            <text:p>FALSE</text:p>
          </table:table-cell>
          <table:table-cell table:style-name="ce2" table:formula="of:=MOD([.F73];360)&lt;1" office:value-type="boolean" office:boolean-value="false" calcext:value-type="boolean">
            <text:p>FALSE</text:p>
          </table:table-cell>
          <table:table-cell table:formula="of:=[.E72]+0.8" office:value-type="float" office:value="356.800000000001" calcext:value-type="float">
            <text:p>356.800000000001</text:p>
          </table:table-cell>
          <table:table-cell table:formula="of:=0.8+[.F72]" office:value-type="float" office:value="56.7999999999999" calcext:value-type="float">
            <text:p>56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style-name="ce2" table:formula="of:=MOD([.E74];360)&lt;1" office:value-type="boolean" office:boolean-value="false" calcext:value-type="boolean">
            <text:p>FALSE</text:p>
          </table:table-cell>
          <table:table-cell table:style-name="ce2" table:formula="of:=MOD([.F74];360)&lt;1" office:value-type="boolean" office:boolean-value="false" calcext:value-type="boolean">
            <text:p>FALSE</text:p>
          </table:table-cell>
          <table:table-cell table:formula="of:=[.E73]+0.8" office:value-type="float" office:value="357.600000000001" calcext:value-type="float">
            <text:p>357.600000000001</text:p>
          </table:table-cell>
          <table:table-cell table:formula="of:=0.8+[.F73]" office:value-type="float" office:value="57.5999999999999" calcext:value-type="float">
            <text:p>57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style-name="ce2" table:formula="of:=MOD([.E75];360)&lt;1" office:value-type="boolean" office:boolean-value="false" calcext:value-type="boolean">
            <text:p>FALSE</text:p>
          </table:table-cell>
          <table:table-cell table:style-name="ce2" table:formula="of:=MOD([.F75];360)&lt;1" office:value-type="boolean" office:boolean-value="false" calcext:value-type="boolean">
            <text:p>FALSE</text:p>
          </table:table-cell>
          <table:table-cell table:formula="of:=[.E74]+0.8" office:value-type="float" office:value="358.400000000001" calcext:value-type="float">
            <text:p>358.400000000001</text:p>
          </table:table-cell>
          <table:table-cell table:formula="of:=0.8+[.F74]" office:value-type="float" office:value="58.3999999999999" calcext:value-type="float">
            <text:p>58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style-name="ce2" table:formula="of:=MOD([.E76];360)&lt;1" office:value-type="boolean" office:boolean-value="false" calcext:value-type="boolean">
            <text:p>FALSE</text:p>
          </table:table-cell>
          <table:table-cell table:style-name="ce2" table:formula="of:=MOD([.F76];360)&lt;1" office:value-type="boolean" office:boolean-value="false" calcext:value-type="boolean">
            <text:p>FALSE</text:p>
          </table:table-cell>
          <table:table-cell table:formula="of:=[.E75]+0.8" office:value-type="float" office:value="359.200000000001" calcext:value-type="float">
            <text:p>359.200000000001</text:p>
          </table:table-cell>
          <table:table-cell table:formula="of:=0.8+[.F75]" office:value-type="float" office:value="59.1999999999999" calcext:value-type="float">
            <text:p>59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style-name="ce2" table:formula="of:=MOD([.E77];360)&lt;1" office:value-type="boolean" office:boolean-value="true" calcext:value-type="boolean">
            <text:p>TRUE</text:p>
          </table:table-cell>
          <table:table-cell table:style-name="ce2" table:formula="of:=MOD([.F77];360)&lt;1" office:value-type="boolean" office:boolean-value="false" calcext:value-type="boolean">
            <text:p>FALSE</text:p>
          </table:table-cell>
          <table:table-cell office:value-type="float" office:value="360" calcext:value-type="float">
            <text:p>360</text:p>
          </table:table-cell>
          <table:table-cell table:formula="of:=0.8+[.F76]" office:value-type="float" office:value="59.9999999999999" calcext:value-type="float">
            <text:p>59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style-name="ce2" table:formula="of:=MOD([.E78];360)&lt;1" office:value-type="boolean" office:boolean-value="true" calcext:value-type="boolean">
            <text:p>TRUE</text:p>
          </table:table-cell>
          <table:table-cell table:style-name="ce2" table:formula="of:=MOD([.F78];360)&lt;1" office:value-type="boolean" office:boolean-value="false" calcext:value-type="boolean">
            <text:p>FALSE</text:p>
          </table:table-cell>
          <table:table-cell table:formula="of:=[.E77]+0.8" office:value-type="float" office:value="360.8" calcext:value-type="float">
            <text:p>360.8</text:p>
          </table:table-cell>
          <table:table-cell table:formula="of:=0.8+[.F77]" office:value-type="float" office:value="60.7999999999999" calcext:value-type="float">
            <text:p>60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style-name="ce2" table:formula="of:=MOD([.E79];360)&lt;1" office:value-type="boolean" office:boolean-value="false" calcext:value-type="boolean">
            <text:p>FALSE</text:p>
          </table:table-cell>
          <table:table-cell table:style-name="ce2" table:formula="of:=MOD([.F79];360)&lt;1" office:value-type="boolean" office:boolean-value="false" calcext:value-type="boolean">
            <text:p>FALSE</text:p>
          </table:table-cell>
          <table:table-cell table:formula="of:=[.E78]+0.8" office:value-type="float" office:value="361.6" calcext:value-type="float">
            <text:p>361.6</text:p>
          </table:table-cell>
          <table:table-cell table:formula="of:=0.8+[.F78]" office:value-type="float" office:value="61.5999999999999" calcext:value-type="float">
            <text:p>61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style-name="ce2" table:formula="of:=MOD([.E80];360)&lt;1" office:value-type="boolean" office:boolean-value="false" calcext:value-type="boolean">
            <text:p>FALSE</text:p>
          </table:table-cell>
          <table:table-cell table:style-name="ce2" table:formula="of:=MOD([.F80];360)&lt;1" office:value-type="boolean" office:boolean-value="false" calcext:value-type="boolean">
            <text:p>FALSE</text:p>
          </table:table-cell>
          <table:table-cell table:formula="of:=[.E79]+0.8" office:value-type="float" office:value="362.4" calcext:value-type="float">
            <text:p>362.4</text:p>
          </table:table-cell>
          <table:table-cell table:formula="of:=0.8+[.F79]" office:value-type="float" office:value="62.3999999999999" calcext:value-type="float">
            <text:p>62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style-name="ce2" table:formula="of:=MOD([.E81];360)&lt;1" office:value-type="boolean" office:boolean-value="false" calcext:value-type="boolean">
            <text:p>FALSE</text:p>
          </table:table-cell>
          <table:table-cell table:style-name="ce2" table:formula="of:=MOD([.F81];360)&lt;1" office:value-type="boolean" office:boolean-value="false" calcext:value-type="boolean">
            <text:p>FALSE</text:p>
          </table:table-cell>
          <table:table-cell table:formula="of:=[.E80]+0.8" office:value-type="float" office:value="363.2" calcext:value-type="float">
            <text:p>363.2</text:p>
          </table:table-cell>
          <table:table-cell table:formula="of:=0.8+[.F80]" office:value-type="float" office:value="63.1999999999999" calcext:value-type="float">
            <text:p>63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style-name="ce2" table:formula="of:=MOD([.E82];360)&lt;1" office:value-type="boolean" office:boolean-value="false" calcext:value-type="boolean">
            <text:p>FALSE</text:p>
          </table:table-cell>
          <table:table-cell table:style-name="ce2" table:formula="of:=MOD([.F82];360)&lt;1" office:value-type="boolean" office:boolean-value="false" calcext:value-type="boolean">
            <text:p>FALSE</text:p>
          </table:table-cell>
          <table:table-cell table:formula="of:=[.E81]+0.8" office:value-type="float" office:value="364" calcext:value-type="float">
            <text:p>364</text:p>
          </table:table-cell>
          <table:table-cell table:formula="of:=0.8+[.F81]" office:value-type="float" office:value="63.9999999999999" calcext:value-type="float">
            <text:p>63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style-name="ce2" table:formula="of:=MOD([.E83];360)&lt;1" office:value-type="boolean" office:boolean-value="false" calcext:value-type="boolean">
            <text:p>FALSE</text:p>
          </table:table-cell>
          <table:table-cell table:style-name="ce2" table:formula="of:=MOD([.F83];360)&lt;1" office:value-type="boolean" office:boolean-value="false" calcext:value-type="boolean">
            <text:p>FALSE</text:p>
          </table:table-cell>
          <table:table-cell table:formula="of:=[.E82]+0.8" office:value-type="float" office:value="364.8" calcext:value-type="float">
            <text:p>364.8</text:p>
          </table:table-cell>
          <table:table-cell table:formula="of:=0.8+[.F82]" office:value-type="float" office:value="64.7999999999999" calcext:value-type="float">
            <text:p>64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style-name="ce2" table:formula="of:=MOD([.E84];360)&lt;1" office:value-type="boolean" office:boolean-value="false" calcext:value-type="boolean">
            <text:p>FALSE</text:p>
          </table:table-cell>
          <table:table-cell table:style-name="ce2" table:formula="of:=MOD([.F84];360)&lt;1" office:value-type="boolean" office:boolean-value="false" calcext:value-type="boolean">
            <text:p>FALSE</text:p>
          </table:table-cell>
          <table:table-cell table:formula="of:=[.E83]+0.8" office:value-type="float" office:value="365.6" calcext:value-type="float">
            <text:p>365.6</text:p>
          </table:table-cell>
          <table:table-cell table:formula="of:=0.8+[.F83]" office:value-type="float" office:value="65.5999999999999" calcext:value-type="float">
            <text:p>65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style-name="ce2" table:formula="of:=MOD([.E85];360)&lt;1" office:value-type="boolean" office:boolean-value="false" calcext:value-type="boolean">
            <text:p>FALSE</text:p>
          </table:table-cell>
          <table:table-cell table:style-name="ce2" table:formula="of:=MOD([.F85];360)&lt;1" office:value-type="boolean" office:boolean-value="false" calcext:value-type="boolean">
            <text:p>FALSE</text:p>
          </table:table-cell>
          <table:table-cell table:formula="of:=[.E84]+0.8" office:value-type="float" office:value="366.4" calcext:value-type="float">
            <text:p>366.4</text:p>
          </table:table-cell>
          <table:table-cell table:formula="of:=0.8+[.F84]" office:value-type="float" office:value="66.3999999999999" calcext:value-type="float">
            <text:p>66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style-name="ce2" table:formula="of:=MOD([.E86];360)&lt;1" office:value-type="boolean" office:boolean-value="false" calcext:value-type="boolean">
            <text:p>FALSE</text:p>
          </table:table-cell>
          <table:table-cell table:style-name="ce2" table:formula="of:=MOD([.F86];360)&lt;1" office:value-type="boolean" office:boolean-value="false" calcext:value-type="boolean">
            <text:p>FALSE</text:p>
          </table:table-cell>
          <table:table-cell table:formula="of:=[.E85]+0.8" office:value-type="float" office:value="367.2" calcext:value-type="float">
            <text:p>367.2</text:p>
          </table:table-cell>
          <table:table-cell table:formula="of:=0.8+[.F85]" office:value-type="float" office:value="67.1999999999999" calcext:value-type="float">
            <text:p>67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style-name="ce2" table:formula="of:=MOD([.E87];360)&lt;1" office:value-type="boolean" office:boolean-value="false" calcext:value-type="boolean">
            <text:p>FALSE</text:p>
          </table:table-cell>
          <table:table-cell table:style-name="ce2" table:formula="of:=MOD([.F87];360)&lt;1" office:value-type="boolean" office:boolean-value="false" calcext:value-type="boolean">
            <text:p>FALSE</text:p>
          </table:table-cell>
          <table:table-cell table:formula="of:=[.E86]+0.8" office:value-type="float" office:value="368" calcext:value-type="float">
            <text:p>368</text:p>
          </table:table-cell>
          <table:table-cell table:formula="of:=0.8+[.F86]" office:value-type="float" office:value="67.9999999999999" calcext:value-type="float">
            <text:p>67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style-name="ce2" table:formula="of:=MOD([.E88];360)&lt;1" office:value-type="boolean" office:boolean-value="false" calcext:value-type="boolean">
            <text:p>FALSE</text:p>
          </table:table-cell>
          <table:table-cell table:style-name="ce2" table:formula="of:=MOD([.F88];360)&lt;1" office:value-type="boolean" office:boolean-value="false" calcext:value-type="boolean">
            <text:p>FALSE</text:p>
          </table:table-cell>
          <table:table-cell table:formula="of:=[.E87]+0.8" office:value-type="float" office:value="368.8" calcext:value-type="float">
            <text:p>368.8</text:p>
          </table:table-cell>
          <table:table-cell table:formula="of:=0.8+[.F87]" office:value-type="float" office:value="68.7999999999999" calcext:value-type="float">
            <text:p>68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style-name="ce2" table:formula="of:=MOD([.E89];360)&lt;1" office:value-type="boolean" office:boolean-value="false" calcext:value-type="boolean">
            <text:p>FALSE</text:p>
          </table:table-cell>
          <table:table-cell table:style-name="ce2" table:formula="of:=MOD([.F89];360)&lt;1" office:value-type="boolean" office:boolean-value="false" calcext:value-type="boolean">
            <text:p>FALSE</text:p>
          </table:table-cell>
          <table:table-cell table:formula="of:=[.E88]+0.8" office:value-type="float" office:value="369.6" calcext:value-type="float">
            <text:p>369.6</text:p>
          </table:table-cell>
          <table:table-cell table:formula="of:=0.8+[.F88]" office:value-type="float" office:value="69.5999999999999" calcext:value-type="float">
            <text:p>69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style-name="ce2" table:formula="of:=MOD([.E90];360)&lt;1" office:value-type="boolean" office:boolean-value="false" calcext:value-type="boolean">
            <text:p>FALSE</text:p>
          </table:table-cell>
          <table:table-cell table:style-name="ce2" table:formula="of:=MOD([.F90];360)&lt;1" office:value-type="boolean" office:boolean-value="false" calcext:value-type="boolean">
            <text:p>FALSE</text:p>
          </table:table-cell>
          <table:table-cell table:formula="of:=[.E89]+0.8" office:value-type="float" office:value="370.4" calcext:value-type="float">
            <text:p>370.4</text:p>
          </table:table-cell>
          <table:table-cell table:formula="of:=0.8+[.F89]" office:value-type="float" office:value="70.3999999999999" calcext:value-type="float">
            <text:p>70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style-name="ce2" table:formula="of:=MOD([.E91];360)&lt;1" office:value-type="boolean" office:boolean-value="false" calcext:value-type="boolean">
            <text:p>FALSE</text:p>
          </table:table-cell>
          <table:table-cell table:style-name="ce2" table:formula="of:=MOD([.F91];360)&lt;1" office:value-type="boolean" office:boolean-value="false" calcext:value-type="boolean">
            <text:p>FALSE</text:p>
          </table:table-cell>
          <table:table-cell table:formula="of:=[.E90]+0.8" office:value-type="float" office:value="371.2" calcext:value-type="float">
            <text:p>371.2</text:p>
          </table:table-cell>
          <table:table-cell table:formula="of:=0.8+[.F90]" office:value-type="float" office:value="71.1999999999999" calcext:value-type="float">
            <text:p>71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style-name="ce2" table:formula="of:=MOD([.E92];360)&lt;1" office:value-type="boolean" office:boolean-value="false" calcext:value-type="boolean">
            <text:p>FALSE</text:p>
          </table:table-cell>
          <table:table-cell table:style-name="ce2" table:formula="of:=MOD([.F92];360)&lt;1" office:value-type="boolean" office:boolean-value="false" calcext:value-type="boolean">
            <text:p>FALSE</text:p>
          </table:table-cell>
          <table:table-cell table:formula="of:=[.E91]+0.8" office:value-type="float" office:value="372" calcext:value-type="float">
            <text:p>372</text:p>
          </table:table-cell>
          <table:table-cell table:formula="of:=0.8+[.F91]" office:value-type="float" office:value="71.9999999999999" calcext:value-type="float">
            <text:p>71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style-name="ce2" table:formula="of:=MOD([.E93];360)&lt;1" office:value-type="boolean" office:boolean-value="false" calcext:value-type="boolean">
            <text:p>FALSE</text:p>
          </table:table-cell>
          <table:table-cell table:style-name="ce2" table:formula="of:=MOD([.F93];360)&lt;1" office:value-type="boolean" office:boolean-value="false" calcext:value-type="boolean">
            <text:p>FALSE</text:p>
          </table:table-cell>
          <table:table-cell table:formula="of:=[.E92]+0.8" office:value-type="float" office:value="372.8" calcext:value-type="float">
            <text:p>372.8</text:p>
          </table:table-cell>
          <table:table-cell table:formula="of:=0.8+[.F92]" office:value-type="float" office:value="72.7999999999999" calcext:value-type="float">
            <text:p>72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style-name="ce2" table:formula="of:=MOD([.E94];360)&lt;1" office:value-type="boolean" office:boolean-value="false" calcext:value-type="boolean">
            <text:p>FALSE</text:p>
          </table:table-cell>
          <table:table-cell table:style-name="ce2" table:formula="of:=MOD([.F94];360)&lt;1" office:value-type="boolean" office:boolean-value="false" calcext:value-type="boolean">
            <text:p>FALSE</text:p>
          </table:table-cell>
          <table:table-cell table:formula="of:=[.E93]+0.8" office:value-type="float" office:value="373.6" calcext:value-type="float">
            <text:p>373.6</text:p>
          </table:table-cell>
          <table:table-cell table:formula="of:=0.8+[.F93]" office:value-type="float" office:value="73.5999999999999" calcext:value-type="float">
            <text:p>73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style-name="ce2" table:formula="of:=MOD([.E95];360)&lt;1" office:value-type="boolean" office:boolean-value="false" calcext:value-type="boolean">
            <text:p>FALSE</text:p>
          </table:table-cell>
          <table:table-cell table:style-name="ce2" table:formula="of:=MOD([.F95];360)&lt;1" office:value-type="boolean" office:boolean-value="false" calcext:value-type="boolean">
            <text:p>FALSE</text:p>
          </table:table-cell>
          <table:table-cell table:formula="of:=[.E94]+0.8" office:value-type="float" office:value="374.4" calcext:value-type="float">
            <text:p>374.4</text:p>
          </table:table-cell>
          <table:table-cell table:formula="of:=0.8+[.F94]" office:value-type="float" office:value="74.3999999999999" calcext:value-type="float">
            <text:p>74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style-name="ce2" table:formula="of:=MOD([.E96];360)&lt;1" office:value-type="boolean" office:boolean-value="false" calcext:value-type="boolean">
            <text:p>FALSE</text:p>
          </table:table-cell>
          <table:table-cell table:style-name="ce2" table:formula="of:=MOD([.F96];360)&lt;1" office:value-type="boolean" office:boolean-value="false" calcext:value-type="boolean">
            <text:p>FALSE</text:p>
          </table:table-cell>
          <table:table-cell table:formula="of:=[.E95]+0.8" office:value-type="float" office:value="375.2" calcext:value-type="float">
            <text:p>375.2</text:p>
          </table:table-cell>
          <table:table-cell table:formula="of:=0.8+[.F95]" office:value-type="float" office:value="75.1999999999999" calcext:value-type="float">
            <text:p>75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style-name="ce2" table:formula="of:=MOD([.E97];360)&lt;1" office:value-type="boolean" office:boolean-value="false" calcext:value-type="boolean">
            <text:p>FALSE</text:p>
          </table:table-cell>
          <table:table-cell table:style-name="ce2" table:formula="of:=MOD([.F97];360)&lt;1" office:value-type="boolean" office:boolean-value="false" calcext:value-type="boolean">
            <text:p>FALSE</text:p>
          </table:table-cell>
          <table:table-cell table:formula="of:=[.E96]+0.8" office:value-type="float" office:value="376" calcext:value-type="float">
            <text:p>376</text:p>
          </table:table-cell>
          <table:table-cell table:formula="of:=0.8+[.F96]" office:value-type="float" office:value="75.9999999999999" calcext:value-type="float">
            <text:p>75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style-name="ce2" table:formula="of:=MOD([.E98];360)&lt;1" office:value-type="boolean" office:boolean-value="false" calcext:value-type="boolean">
            <text:p>FALSE</text:p>
          </table:table-cell>
          <table:table-cell table:style-name="ce2" table:formula="of:=MOD([.F98];360)&lt;1" office:value-type="boolean" office:boolean-value="false" calcext:value-type="boolean">
            <text:p>FALSE</text:p>
          </table:table-cell>
          <table:table-cell table:formula="of:=[.E97]+0.8" office:value-type="float" office:value="376.8" calcext:value-type="float">
            <text:p>376.8</text:p>
          </table:table-cell>
          <table:table-cell table:formula="of:=0.8+[.F97]" office:value-type="float" office:value="76.7999999999999" calcext:value-type="float">
            <text:p>76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style-name="ce2" table:formula="of:=MOD([.E99];360)&lt;1" office:value-type="boolean" office:boolean-value="false" calcext:value-type="boolean">
            <text:p>FALSE</text:p>
          </table:table-cell>
          <table:table-cell table:style-name="ce2" table:formula="of:=MOD([.F99];360)&lt;1" office:value-type="boolean" office:boolean-value="false" calcext:value-type="boolean">
            <text:p>FALSE</text:p>
          </table:table-cell>
          <table:table-cell table:formula="of:=[.E98]+0.8" office:value-type="float" office:value="377.6" calcext:value-type="float">
            <text:p>377.6</text:p>
          </table:table-cell>
          <table:table-cell table:formula="of:=0.8+[.F98]" office:value-type="float" office:value="77.5999999999999" calcext:value-type="float">
            <text:p>77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style-name="ce2" table:formula="of:=MOD([.E100];360)&lt;1" office:value-type="boolean" office:boolean-value="false" calcext:value-type="boolean">
            <text:p>FALSE</text:p>
          </table:table-cell>
          <table:table-cell table:style-name="ce2" table:formula="of:=MOD([.F100];360)&lt;1" office:value-type="boolean" office:boolean-value="false" calcext:value-type="boolean">
            <text:p>FALSE</text:p>
          </table:table-cell>
          <table:table-cell table:formula="of:=[.E99]+0.8" office:value-type="float" office:value="378.4" calcext:value-type="float">
            <text:p>378.4</text:p>
          </table:table-cell>
          <table:table-cell table:formula="of:=0.8+[.F99]" office:value-type="float" office:value="78.3999999999999" calcext:value-type="float">
            <text:p>78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style-name="ce2" table:formula="of:=MOD([.E101];360)&lt;1" office:value-type="boolean" office:boolean-value="false" calcext:value-type="boolean">
            <text:p>FALSE</text:p>
          </table:table-cell>
          <table:table-cell table:style-name="ce2" table:formula="of:=MOD([.F101];360)&lt;1" office:value-type="boolean" office:boolean-value="false" calcext:value-type="boolean">
            <text:p>FALSE</text:p>
          </table:table-cell>
          <table:table-cell table:formula="of:=[.E100]+0.8" office:value-type="float" office:value="379.2" calcext:value-type="float">
            <text:p>379.2</text:p>
          </table:table-cell>
          <table:table-cell table:formula="of:=0.8+[.F100]" office:value-type="float" office:value="79.1999999999999" calcext:value-type="float">
            <text:p>79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table:formula="of:=MOD([.E102];360)&lt;1" office:value-type="boolean" office:boolean-value="false" calcext:value-type="boolean">
            <text:p>FALSE</text:p>
          </table:table-cell>
          <table:table-cell table:style-name="ce2" table:formula="of:=MOD([.F102];360)&lt;1" office:value-type="boolean" office:boolean-value="false" calcext:value-type="boolean">
            <text:p>FALSE</text:p>
          </table:table-cell>
          <table:table-cell table:formula="of:=[.E101]+0.8" office:value-type="float" office:value="380" calcext:value-type="float">
            <text:p>380</text:p>
          </table:table-cell>
          <table:table-cell table:formula="of:=0.8+[.F101]" office:value-type="float" office:value="79.9999999999998" calcext:value-type="float">
            <text:p>79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style-name="ce2" table:formula="of:=MOD([.E103];360)&lt;1" office:value-type="boolean" office:boolean-value="false" calcext:value-type="boolean">
            <text:p>FALSE</text:p>
          </table:table-cell>
          <table:table-cell table:style-name="ce2" table:formula="of:=MOD([.F103];360)&lt;1" office:value-type="boolean" office:boolean-value="false" calcext:value-type="boolean">
            <text:p>FALSE</text:p>
          </table:table-cell>
          <table:table-cell table:formula="of:=[.E102]+0.8" office:value-type="float" office:value="380.8" calcext:value-type="float">
            <text:p>380.8</text:p>
          </table:table-cell>
          <table:table-cell table:formula="of:=0.8+[.F102]" office:value-type="float" office:value="80.7999999999998" calcext:value-type="float">
            <text:p>80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style-name="ce2" table:formula="of:=MOD([.E104];360)&lt;1" office:value-type="boolean" office:boolean-value="false" calcext:value-type="boolean">
            <text:p>FALSE</text:p>
          </table:table-cell>
          <table:table-cell table:style-name="ce2" table:formula="of:=MOD([.F104];360)&lt;1" office:value-type="boolean" office:boolean-value="false" calcext:value-type="boolean">
            <text:p>FALSE</text:p>
          </table:table-cell>
          <table:table-cell table:formula="of:=[.E103]+0.8" office:value-type="float" office:value="381.6" calcext:value-type="float">
            <text:p>381.6</text:p>
          </table:table-cell>
          <table:table-cell table:formula="of:=0.8+[.F103]" office:value-type="float" office:value="81.5999999999998" calcext:value-type="float">
            <text:p>81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style-name="ce2" table:formula="of:=MOD([.E105];360)&lt;1" office:value-type="boolean" office:boolean-value="false" calcext:value-type="boolean">
            <text:p>FALSE</text:p>
          </table:table-cell>
          <table:table-cell table:style-name="ce2" table:formula="of:=MOD([.F105];360)&lt;1" office:value-type="boolean" office:boolean-value="false" calcext:value-type="boolean">
            <text:p>FALSE</text:p>
          </table:table-cell>
          <table:table-cell table:formula="of:=[.E104]+0.8" office:value-type="float" office:value="382.4" calcext:value-type="float">
            <text:p>382.4</text:p>
          </table:table-cell>
          <table:table-cell table:formula="of:=0.8+[.F104]" office:value-type="float" office:value="82.3999999999998" calcext:value-type="float">
            <text:p>82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style-name="ce2" table:formula="of:=MOD([.E106];360)&lt;1" office:value-type="boolean" office:boolean-value="false" calcext:value-type="boolean">
            <text:p>FALSE</text:p>
          </table:table-cell>
          <table:table-cell table:style-name="ce2" table:formula="of:=MOD([.F106];360)&lt;1" office:value-type="boolean" office:boolean-value="false" calcext:value-type="boolean">
            <text:p>FALSE</text:p>
          </table:table-cell>
          <table:table-cell table:formula="of:=[.E105]+0.8" office:value-type="float" office:value="383.2" calcext:value-type="float">
            <text:p>383.2</text:p>
          </table:table-cell>
          <table:table-cell table:formula="of:=0.8+[.F105]" office:value-type="float" office:value="83.1999999999998" calcext:value-type="float">
            <text:p>83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style-name="ce2" table:formula="of:=MOD([.E107];360)&lt;1" office:value-type="boolean" office:boolean-value="false" calcext:value-type="boolean">
            <text:p>FALSE</text:p>
          </table:table-cell>
          <table:table-cell table:style-name="ce2" table:formula="of:=MOD([.F107];360)&lt;1" office:value-type="boolean" office:boolean-value="false" calcext:value-type="boolean">
            <text:p>FALSE</text:p>
          </table:table-cell>
          <table:table-cell table:formula="of:=[.E106]+0.8" office:value-type="float" office:value="384" calcext:value-type="float">
            <text:p>384</text:p>
          </table:table-cell>
          <table:table-cell table:formula="of:=0.8+[.F106]" office:value-type="float" office:value="83.9999999999998" calcext:value-type="float">
            <text:p>83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style-name="ce2" table:formula="of:=MOD([.E108];360)&lt;1" office:value-type="boolean" office:boolean-value="false" calcext:value-type="boolean">
            <text:p>FALSE</text:p>
          </table:table-cell>
          <table:table-cell table:style-name="ce2" table:formula="of:=MOD([.F108];360)&lt;1" office:value-type="boolean" office:boolean-value="false" calcext:value-type="boolean">
            <text:p>FALSE</text:p>
          </table:table-cell>
          <table:table-cell table:formula="of:=[.E107]+0.8" office:value-type="float" office:value="384.8" calcext:value-type="float">
            <text:p>384.8</text:p>
          </table:table-cell>
          <table:table-cell table:formula="of:=0.8+[.F107]" office:value-type="float" office:value="84.7999999999998" calcext:value-type="float">
            <text:p>84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style-name="ce2" table:formula="of:=MOD([.E109];360)&lt;1" office:value-type="boolean" office:boolean-value="false" calcext:value-type="boolean">
            <text:p>FALSE</text:p>
          </table:table-cell>
          <table:table-cell table:style-name="ce2" table:formula="of:=MOD([.F109];360)&lt;1" office:value-type="boolean" office:boolean-value="false" calcext:value-type="boolean">
            <text:p>FALSE</text:p>
          </table:table-cell>
          <table:table-cell table:formula="of:=[.E108]+0.8" office:value-type="float" office:value="385.6" calcext:value-type="float">
            <text:p>385.6</text:p>
          </table:table-cell>
          <table:table-cell table:formula="of:=0.8+[.F108]" office:value-type="float" office:value="85.5999999999998" calcext:value-type="float">
            <text:p>85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style-name="ce2" table:formula="of:=MOD([.E110];360)&lt;1" office:value-type="boolean" office:boolean-value="false" calcext:value-type="boolean">
            <text:p>FALSE</text:p>
          </table:table-cell>
          <table:table-cell table:style-name="ce2" table:formula="of:=MOD([.F110];360)&lt;1" office:value-type="boolean" office:boolean-value="false" calcext:value-type="boolean">
            <text:p>FALSE</text:p>
          </table:table-cell>
          <table:table-cell table:formula="of:=[.E109]+0.8" office:value-type="float" office:value="386.4" calcext:value-type="float">
            <text:p>386.4</text:p>
          </table:table-cell>
          <table:table-cell table:formula="of:=0.8+[.F109]" office:value-type="float" office:value="86.3999999999998" calcext:value-type="float">
            <text:p>86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style-name="ce2" table:formula="of:=MOD([.E111];360)&lt;1" office:value-type="boolean" office:boolean-value="false" calcext:value-type="boolean">
            <text:p>FALSE</text:p>
          </table:table-cell>
          <table:table-cell table:style-name="ce2" table:formula="of:=MOD([.F111];360)&lt;1" office:value-type="boolean" office:boolean-value="false" calcext:value-type="boolean">
            <text:p>FALSE</text:p>
          </table:table-cell>
          <table:table-cell table:formula="of:=[.E110]+0.8" office:value-type="float" office:value="387.2" calcext:value-type="float">
            <text:p>387.2</text:p>
          </table:table-cell>
          <table:table-cell table:formula="of:=0.8+[.F110]" office:value-type="float" office:value="87.1999999999998" calcext:value-type="float">
            <text:p>87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style-name="ce2" table:formula="of:=MOD([.E112];360)&lt;1" office:value-type="boolean" office:boolean-value="false" calcext:value-type="boolean">
            <text:p>FALSE</text:p>
          </table:table-cell>
          <table:table-cell table:style-name="ce2" table:formula="of:=MOD([.F112];360)&lt;1" office:value-type="boolean" office:boolean-value="false" calcext:value-type="boolean">
            <text:p>FALSE</text:p>
          </table:table-cell>
          <table:table-cell table:formula="of:=[.E111]+0.8" office:value-type="float" office:value="388" calcext:value-type="float">
            <text:p>388</text:p>
          </table:table-cell>
          <table:table-cell table:formula="of:=0.8+[.F111]" office:value-type="float" office:value="87.9999999999998" calcext:value-type="float">
            <text:p>87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style-name="ce2" table:formula="of:=MOD([.E113];360)&lt;1" office:value-type="boolean" office:boolean-value="false" calcext:value-type="boolean">
            <text:p>FALSE</text:p>
          </table:table-cell>
          <table:table-cell table:style-name="ce2" table:formula="of:=MOD([.F113];360)&lt;1" office:value-type="boolean" office:boolean-value="false" calcext:value-type="boolean">
            <text:p>FALSE</text:p>
          </table:table-cell>
          <table:table-cell table:formula="of:=[.E112]+0.8" office:value-type="float" office:value="388.8" calcext:value-type="float">
            <text:p>388.8</text:p>
          </table:table-cell>
          <table:table-cell table:formula="of:=0.8+[.F112]" office:value-type="float" office:value="88.7999999999998" calcext:value-type="float">
            <text:p>88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style-name="ce2" table:formula="of:=MOD([.E114];360)&lt;1" office:value-type="boolean" office:boolean-value="false" calcext:value-type="boolean">
            <text:p>FALSE</text:p>
          </table:table-cell>
          <table:table-cell table:style-name="ce2" table:formula="of:=MOD([.F114];360)&lt;1" office:value-type="boolean" office:boolean-value="false" calcext:value-type="boolean">
            <text:p>FALSE</text:p>
          </table:table-cell>
          <table:table-cell table:formula="of:=[.E113]+0.8" office:value-type="float" office:value="389.6" calcext:value-type="float">
            <text:p>389.6</text:p>
          </table:table-cell>
          <table:table-cell table:formula="of:=0.8+[.F113]" office:value-type="float" office:value="89.5999999999998" calcext:value-type="float">
            <text:p>89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style-name="ce2" table:formula="of:=MOD([.E115];360)&lt;1" office:value-type="boolean" office:boolean-value="false" calcext:value-type="boolean">
            <text:p>FALSE</text:p>
          </table:table-cell>
          <table:table-cell table:style-name="ce2" table:formula="of:=MOD([.F115];360)&lt;1" office:value-type="boolean" office:boolean-value="false" calcext:value-type="boolean">
            <text:p>FALSE</text:p>
          </table:table-cell>
          <table:table-cell table:formula="of:=[.E114]+0.8" office:value-type="float" office:value="390.4" calcext:value-type="float">
            <text:p>390.4</text:p>
          </table:table-cell>
          <table:table-cell table:formula="of:=0.8+[.F114]" office:value-type="float" office:value="90.3999999999998" calcext:value-type="float">
            <text:p>90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style-name="ce2" table:formula="of:=MOD([.E116];360)&lt;1" office:value-type="boolean" office:boolean-value="false" calcext:value-type="boolean">
            <text:p>FALSE</text:p>
          </table:table-cell>
          <table:table-cell table:style-name="ce2" table:formula="of:=MOD([.F116];360)&lt;1" office:value-type="boolean" office:boolean-value="false" calcext:value-type="boolean">
            <text:p>FALSE</text:p>
          </table:table-cell>
          <table:table-cell table:formula="of:=[.E115]+0.8" office:value-type="float" office:value="391.2" calcext:value-type="float">
            <text:p>391.2</text:p>
          </table:table-cell>
          <table:table-cell table:formula="of:=0.8+[.F115]" office:value-type="float" office:value="91.1999999999998" calcext:value-type="float">
            <text:p>91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style-name="ce2" table:formula="of:=MOD([.E117];360)&lt;1" office:value-type="boolean" office:boolean-value="false" calcext:value-type="boolean">
            <text:p>FALSE</text:p>
          </table:table-cell>
          <table:table-cell table:style-name="ce2" table:formula="of:=MOD([.F117];360)&lt;1" office:value-type="boolean" office:boolean-value="false" calcext:value-type="boolean">
            <text:p>FALSE</text:p>
          </table:table-cell>
          <table:table-cell table:formula="of:=[.E116]+0.8" office:value-type="float" office:value="392" calcext:value-type="float">
            <text:p>392</text:p>
          </table:table-cell>
          <table:table-cell table:formula="of:=0.8+[.F116]" office:value-type="float" office:value="91.9999999999998" calcext:value-type="float">
            <text:p>91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style-name="ce2" table:formula="of:=MOD([.E118];360)&lt;1" office:value-type="boolean" office:boolean-value="false" calcext:value-type="boolean">
            <text:p>FALSE</text:p>
          </table:table-cell>
          <table:table-cell table:style-name="ce2" table:formula="of:=MOD([.F118];360)&lt;1" office:value-type="boolean" office:boolean-value="false" calcext:value-type="boolean">
            <text:p>FALSE</text:p>
          </table:table-cell>
          <table:table-cell table:formula="of:=[.E117]+0.8" office:value-type="float" office:value="392.8" calcext:value-type="float">
            <text:p>392.8</text:p>
          </table:table-cell>
          <table:table-cell table:formula="of:=0.8+[.F117]" office:value-type="float" office:value="92.7999999999998" calcext:value-type="float">
            <text:p>92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style-name="ce2" table:formula="of:=MOD([.E119];360)&lt;1" office:value-type="boolean" office:boolean-value="false" calcext:value-type="boolean">
            <text:p>FALSE</text:p>
          </table:table-cell>
          <table:table-cell table:style-name="ce2" table:formula="of:=MOD([.F119];360)&lt;1" office:value-type="boolean" office:boolean-value="false" calcext:value-type="boolean">
            <text:p>FALSE</text:p>
          </table:table-cell>
          <table:table-cell table:formula="of:=[.E118]+0.8" office:value-type="float" office:value="393.6" calcext:value-type="float">
            <text:p>393.6</text:p>
          </table:table-cell>
          <table:table-cell table:formula="of:=0.8+[.F118]" office:value-type="float" office:value="93.5999999999998" calcext:value-type="float">
            <text:p>93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style-name="ce2" table:formula="of:=MOD([.E120];360)&lt;1" office:value-type="boolean" office:boolean-value="false" calcext:value-type="boolean">
            <text:p>FALSE</text:p>
          </table:table-cell>
          <table:table-cell table:style-name="ce2" table:formula="of:=MOD([.F120];360)&lt;1" office:value-type="boolean" office:boolean-value="false" calcext:value-type="boolean">
            <text:p>FALSE</text:p>
          </table:table-cell>
          <table:table-cell table:formula="of:=[.E119]+0.8" office:value-type="float" office:value="394.4" calcext:value-type="float">
            <text:p>394.4</text:p>
          </table:table-cell>
          <table:table-cell table:formula="of:=0.8+[.F119]" office:value-type="float" office:value="94.3999999999998" calcext:value-type="float">
            <text:p>94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style-name="ce2" table:formula="of:=MOD([.E121];360)&lt;1" office:value-type="boolean" office:boolean-value="false" calcext:value-type="boolean">
            <text:p>FALSE</text:p>
          </table:table-cell>
          <table:table-cell table:style-name="ce2" table:formula="of:=MOD([.F121];360)&lt;1" office:value-type="boolean" office:boolean-value="false" calcext:value-type="boolean">
            <text:p>FALSE</text:p>
          </table:table-cell>
          <table:table-cell table:formula="of:=[.E120]+0.8" office:value-type="float" office:value="395.2" calcext:value-type="float">
            <text:p>395.2</text:p>
          </table:table-cell>
          <table:table-cell table:formula="of:=0.8+[.F120]" office:value-type="float" office:value="95.1999999999998" calcext:value-type="float">
            <text:p>95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style-name="ce2" table:formula="of:=MOD([.E122];360)&lt;1" office:value-type="boolean" office:boolean-value="false" calcext:value-type="boolean">
            <text:p>FALSE</text:p>
          </table:table-cell>
          <table:table-cell table:style-name="ce2" table:formula="of:=MOD([.F122];360)&lt;1" office:value-type="boolean" office:boolean-value="false" calcext:value-type="boolean">
            <text:p>FALSE</text:p>
          </table:table-cell>
          <table:table-cell table:formula="of:=[.E121]+0.8" office:value-type="float" office:value="396.000000000001" calcext:value-type="float">
            <text:p>396.000000000001</text:p>
          </table:table-cell>
          <table:table-cell table:formula="of:=0.8+[.F121]" office:value-type="float" office:value="95.9999999999998" calcext:value-type="float">
            <text:p>95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style-name="ce2" table:formula="of:=MOD([.E123];360)&lt;1" office:value-type="boolean" office:boolean-value="false" calcext:value-type="boolean">
            <text:p>FALSE</text:p>
          </table:table-cell>
          <table:table-cell table:style-name="ce2" table:formula="of:=MOD([.F123];360)&lt;1" office:value-type="boolean" office:boolean-value="false" calcext:value-type="boolean">
            <text:p>FALSE</text:p>
          </table:table-cell>
          <table:table-cell table:formula="of:=[.E122]+0.8" office:value-type="float" office:value="396.800000000001" calcext:value-type="float">
            <text:p>396.800000000001</text:p>
          </table:table-cell>
          <table:table-cell table:formula="of:=0.8+[.F122]" office:value-type="float" office:value="96.7999999999998" calcext:value-type="float">
            <text:p>96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style-name="ce2" table:formula="of:=MOD([.E124];360)&lt;1" office:value-type="boolean" office:boolean-value="false" calcext:value-type="boolean">
            <text:p>FALSE</text:p>
          </table:table-cell>
          <table:table-cell table:style-name="ce2" table:formula="of:=MOD([.F124];360)&lt;1" office:value-type="boolean" office:boolean-value="false" calcext:value-type="boolean">
            <text:p>FALSE</text:p>
          </table:table-cell>
          <table:table-cell table:formula="of:=[.E123]+0.8" office:value-type="float" office:value="397.600000000001" calcext:value-type="float">
            <text:p>397.600000000001</text:p>
          </table:table-cell>
          <table:table-cell table:formula="of:=0.8+[.F123]" office:value-type="float" office:value="97.5999999999998" calcext:value-type="float">
            <text:p>97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style-name="ce2" table:formula="of:=MOD([.E125];360)&lt;1" office:value-type="boolean" office:boolean-value="false" calcext:value-type="boolean">
            <text:p>FALSE</text:p>
          </table:table-cell>
          <table:table-cell table:style-name="ce2" table:formula="of:=MOD([.F125];360)&lt;1" office:value-type="boolean" office:boolean-value="false" calcext:value-type="boolean">
            <text:p>FALSE</text:p>
          </table:table-cell>
          <table:table-cell table:formula="of:=[.E124]+0.8" office:value-type="float" office:value="398.400000000001" calcext:value-type="float">
            <text:p>398.400000000001</text:p>
          </table:table-cell>
          <table:table-cell table:formula="of:=0.8+[.F124]" office:value-type="float" office:value="98.3999999999998" calcext:value-type="float">
            <text:p>98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style-name="ce2" table:formula="of:=MOD([.E126];360)&lt;1" office:value-type="boolean" office:boolean-value="false" calcext:value-type="boolean">
            <text:p>FALSE</text:p>
          </table:table-cell>
          <table:table-cell table:style-name="ce2" table:formula="of:=MOD([.F126];360)&lt;1" office:value-type="boolean" office:boolean-value="false" calcext:value-type="boolean">
            <text:p>FALSE</text:p>
          </table:table-cell>
          <table:table-cell table:formula="of:=[.E125]+0.8" office:value-type="float" office:value="399.200000000001" calcext:value-type="float">
            <text:p>399.200000000001</text:p>
          </table:table-cell>
          <table:table-cell table:formula="of:=4.8+[.F125]" office:value-type="float" office:value="103.2" calcext:value-type="float">
            <text:p>10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style-name="ce2" table:formula="of:=MOD([.E127];360)&lt;1" office:value-type="boolean" office:boolean-value="false" calcext:value-type="boolean">
            <text:p>FALSE</text:p>
          </table:table-cell>
          <table:table-cell table:style-name="ce2" table:formula="of:=MOD([.F127];360)&lt;1" office:value-type="boolean" office:boolean-value="false" calcext:value-type="boolean">
            <text:p>FALSE</text:p>
          </table:table-cell>
          <table:table-cell table:formula="of:=[.E126]+0.8" office:value-type="float" office:value="400.000000000001" calcext:value-type="float">
            <text:p>400.000000000001</text:p>
          </table:table-cell>
          <table:table-cell table:formula="of:=4.8+[.F126]"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style-name="ce2" table:formula="of:=MOD([.E128];360)&lt;1" office:value-type="boolean" office:boolean-value="false" calcext:value-type="boolean">
            <text:p>FALSE</text:p>
          </table:table-cell>
          <table:table-cell table:style-name="ce2" table:formula="of:=MOD([.F128];360)&lt;1" office:value-type="boolean" office:boolean-value="false" calcext:value-type="boolean">
            <text:p>FALSE</text:p>
          </table:table-cell>
          <table:table-cell table:formula="of:=[.E127]+0.8" office:value-type="float" office:value="400.800000000001" calcext:value-type="float">
            <text:p>400.800000000001</text:p>
          </table:table-cell>
          <table:table-cell table:formula="of:=4.8+[.F127]"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style-name="ce2" table:formula="of:=MOD([.E129];360)&lt;1" office:value-type="boolean" office:boolean-value="false" calcext:value-type="boolean">
            <text:p>FALSE</text:p>
          </table:table-cell>
          <table:table-cell table:style-name="ce2" table:formula="of:=MOD([.F129];360)&lt;1" office:value-type="boolean" office:boolean-value="false" calcext:value-type="boolean">
            <text:p>FALSE</text:p>
          </table:table-cell>
          <table:table-cell table:formula="of:=[.E128]+0.8" office:value-type="float" office:value="401.600000000001" calcext:value-type="float">
            <text:p>401.600000000001</text:p>
          </table:table-cell>
          <table:table-cell table:formula="of:=4.8+[.F128]" office:value-type="float" office:value="117.6" calcext:value-type="float">
            <text:p>11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style-name="ce2" table:formula="of:=MOD([.E130];360)&lt;1" office:value-type="boolean" office:boolean-value="false" calcext:value-type="boolean">
            <text:p>FALSE</text:p>
          </table:table-cell>
          <table:table-cell table:style-name="ce2" table:formula="of:=MOD([.F130];360)&lt;1" office:value-type="boolean" office:boolean-value="false" calcext:value-type="boolean">
            <text:p>FALSE</text:p>
          </table:table-cell>
          <table:table-cell table:formula="of:=[.E129]+0.8" office:value-type="float" office:value="402.400000000001" calcext:value-type="float">
            <text:p>402.400000000001</text:p>
          </table:table-cell>
          <table:table-cell table:formula="of:=4.8+[.F129]" office:value-type="float" office:value="122.4" calcext:value-type="float">
            <text:p>12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style-name="ce2" table:formula="of:=MOD([.E131];360)&lt;1" office:value-type="boolean" office:boolean-value="false" calcext:value-type="boolean">
            <text:p>FALSE</text:p>
          </table:table-cell>
          <table:table-cell table:style-name="ce2" table:formula="of:=MOD([.F131];360)&lt;1" office:value-type="boolean" office:boolean-value="false" calcext:value-type="boolean">
            <text:p>FALSE</text:p>
          </table:table-cell>
          <table:table-cell table:formula="of:=[.E130]+0.8" office:value-type="float" office:value="403.200000000001" calcext:value-type="float">
            <text:p>403.200000000001</text:p>
          </table:table-cell>
          <table:table-cell table:formula="of:=4.8+[.F130]" office:value-type="float" office:value="127.2" calcext:value-type="float">
            <text:p>12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style-name="ce2" table:formula="of:=MOD([.E132];360)&lt;1" office:value-type="boolean" office:boolean-value="false" calcext:value-type="boolean">
            <text:p>FALSE</text:p>
          </table:table-cell>
          <table:table-cell table:style-name="ce2" table:formula="of:=MOD([.F132];360)&lt;1" office:value-type="boolean" office:boolean-value="false" calcext:value-type="boolean">
            <text:p>FALSE</text:p>
          </table:table-cell>
          <table:table-cell table:formula="of:=[.E131]+0.8" office:value-type="float" office:value="404.000000000001" calcext:value-type="float">
            <text:p>404.000000000001</text:p>
          </table:table-cell>
          <table:table-cell table:formula="of:=4.8+[.F131]"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style-name="ce2" table:formula="of:=MOD([.E133];360)&lt;1" office:value-type="boolean" office:boolean-value="false" calcext:value-type="boolean">
            <text:p>FALSE</text:p>
          </table:table-cell>
          <table:table-cell table:style-name="ce2" table:formula="of:=MOD([.F133];360)&lt;1" office:value-type="boolean" office:boolean-value="false" calcext:value-type="boolean">
            <text:p>FALSE</text:p>
          </table:table-cell>
          <table:table-cell table:formula="of:=[.E132]+0.8" office:value-type="float" office:value="404.800000000001" calcext:value-type="float">
            <text:p>404.800000000001</text:p>
          </table:table-cell>
          <table:table-cell table:formula="of:=4.8+[.F132]" office:value-type="float" office:value="136.8" calcext:value-type="float">
            <text:p>13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style-name="ce2" table:formula="of:=MOD([.E134];360)&lt;1" office:value-type="boolean" office:boolean-value="false" calcext:value-type="boolean">
            <text:p>FALSE</text:p>
          </table:table-cell>
          <table:table-cell table:style-name="ce2" table:formula="of:=MOD([.F134];360)&lt;1" office:value-type="boolean" office:boolean-value="false" calcext:value-type="boolean">
            <text:p>FALSE</text:p>
          </table:table-cell>
          <table:table-cell table:formula="of:=[.E133]+0.8" office:value-type="float" office:value="405.600000000001" calcext:value-type="float">
            <text:p>405.600000000001</text:p>
          </table:table-cell>
          <table:table-cell table:formula="of:=4.8+[.F133]" office:value-type="float" office:value="141.6" calcext:value-type="float">
            <text:p>1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style-name="ce2" table:formula="of:=MOD([.E135];360)&lt;1" office:value-type="boolean" office:boolean-value="false" calcext:value-type="boolean">
            <text:p>FALSE</text:p>
          </table:table-cell>
          <table:table-cell table:style-name="ce2" table:formula="of:=MOD([.F135];360)&lt;1" office:value-type="boolean" office:boolean-value="false" calcext:value-type="boolean">
            <text:p>FALSE</text:p>
          </table:table-cell>
          <table:table-cell table:formula="of:=[.E134]+0.8" office:value-type="float" office:value="406.400000000001" calcext:value-type="float">
            <text:p>406.400000000001</text:p>
          </table:table-cell>
          <table:table-cell table:formula="of:=4.8+[.F134]" office:value-type="float" office:value="146.4" calcext:value-type="float">
            <text:p>1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style-name="ce2" table:formula="of:=MOD([.E136];360)&lt;1" office:value-type="boolean" office:boolean-value="false" calcext:value-type="boolean">
            <text:p>FALSE</text:p>
          </table:table-cell>
          <table:table-cell table:style-name="ce2" table:formula="of:=MOD([.F136];360)&lt;1" office:value-type="boolean" office:boolean-value="false" calcext:value-type="boolean">
            <text:p>FALSE</text:p>
          </table:table-cell>
          <table:table-cell table:formula="of:=[.E135]+0.8" office:value-type="float" office:value="407.200000000001" calcext:value-type="float">
            <text:p>407.200000000001</text:p>
          </table:table-cell>
          <table:table-cell table:formula="of:=4.8+[.F135]" office:value-type="float" office:value="151.2" calcext:value-type="float">
            <text:p>1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style-name="ce2" table:formula="of:=MOD([.E137];360)&lt;1" office:value-type="boolean" office:boolean-value="false" calcext:value-type="boolean">
            <text:p>FALSE</text:p>
          </table:table-cell>
          <table:table-cell table:style-name="ce2" table:formula="of:=MOD([.F137];360)&lt;1" office:value-type="boolean" office:boolean-value="false" calcext:value-type="boolean">
            <text:p>FALSE</text:p>
          </table:table-cell>
          <table:table-cell table:formula="of:=[.E136]+0.8" office:value-type="float" office:value="408.000000000001" calcext:value-type="float">
            <text:p>408.000000000001</text:p>
          </table:table-cell>
          <table:table-cell table:formula="of:=4.8+[.F136]"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style-name="ce2" table:formula="of:=MOD([.E138];360)&lt;1" office:value-type="boolean" office:boolean-value="false" calcext:value-type="boolean">
            <text:p>FALSE</text:p>
          </table:table-cell>
          <table:table-cell table:style-name="ce2" table:formula="of:=MOD([.F138];360)&lt;1" office:value-type="boolean" office:boolean-value="false" calcext:value-type="boolean">
            <text:p>FALSE</text:p>
          </table:table-cell>
          <table:table-cell table:formula="of:=[.E137]+0.8" office:value-type="float" office:value="408.800000000001" calcext:value-type="float">
            <text:p>408.800000000001</text:p>
          </table:table-cell>
          <table:table-cell table:formula="of:=4.8+[.F137]" office:value-type="float" office:value="160.8" calcext:value-type="float">
            <text:p>16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style-name="ce2" table:formula="of:=MOD([.E139];360)&lt;1" office:value-type="boolean" office:boolean-value="false" calcext:value-type="boolean">
            <text:p>FALSE</text:p>
          </table:table-cell>
          <table:table-cell table:style-name="ce2" table:formula="of:=MOD([.F139];360)&lt;1" office:value-type="boolean" office:boolean-value="false" calcext:value-type="boolean">
            <text:p>FALSE</text:p>
          </table:table-cell>
          <table:table-cell table:formula="of:=[.E138]+0.8" office:value-type="float" office:value="409.600000000001" calcext:value-type="float">
            <text:p>409.600000000001</text:p>
          </table:table-cell>
          <table:table-cell table:formula="of:=4.8+[.F138]" office:value-type="float" office:value="165.6" calcext:value-type="float">
            <text:p>16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style-name="ce2" table:formula="of:=MOD([.E140];360)&lt;1" office:value-type="boolean" office:boolean-value="false" calcext:value-type="boolean">
            <text:p>FALSE</text:p>
          </table:table-cell>
          <table:table-cell table:style-name="ce2" table:formula="of:=MOD([.F140];360)&lt;1" office:value-type="boolean" office:boolean-value="false" calcext:value-type="boolean">
            <text:p>FALSE</text:p>
          </table:table-cell>
          <table:table-cell table:formula="of:=[.E139]+0.8" office:value-type="float" office:value="410.400000000001" calcext:value-type="float">
            <text:p>410.400000000001</text:p>
          </table:table-cell>
          <table:table-cell table:formula="of:=4.8+[.F139]" office:value-type="float" office:value="170.4" calcext:value-type="float">
            <text:p>17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style-name="ce2" table:formula="of:=MOD([.E141];360)&lt;1" office:value-type="boolean" office:boolean-value="false" calcext:value-type="boolean">
            <text:p>FALSE</text:p>
          </table:table-cell>
          <table:table-cell table:style-name="ce2" table:formula="of:=MOD([.F141];360)&lt;1" office:value-type="boolean" office:boolean-value="false" calcext:value-type="boolean">
            <text:p>FALSE</text:p>
          </table:table-cell>
          <table:table-cell table:formula="of:=[.E140]+0.8" office:value-type="float" office:value="411.200000000001" calcext:value-type="float">
            <text:p>411.200000000001</text:p>
          </table:table-cell>
          <table:table-cell table:formula="of:=4.8+[.F140]" office:value-type="float" office:value="175.2" calcext:value-type="float">
            <text:p>17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style-name="ce2" table:formula="of:=MOD([.E142];360)&lt;1" office:value-type="boolean" office:boolean-value="false" calcext:value-type="boolean">
            <text:p>FALSE</text:p>
          </table:table-cell>
          <table:table-cell table:style-name="ce2" table:formula="of:=MOD([.F142];360)&lt;1" office:value-type="boolean" office:boolean-value="false" calcext:value-type="boolean">
            <text:p>FALSE</text:p>
          </table:table-cell>
          <table:table-cell table:formula="of:=[.E141]+0.8" office:value-type="float" office:value="412.000000000001" calcext:value-type="float">
            <text:p>412.000000000001</text:p>
          </table:table-cell>
          <table:table-cell table:formula="of:=4.8+[.F141]"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style-name="ce2" table:formula="of:=MOD([.E143];360)&lt;1" office:value-type="boolean" office:boolean-value="false" calcext:value-type="boolean">
            <text:p>FALSE</text:p>
          </table:table-cell>
          <table:table-cell table:style-name="ce2" table:formula="of:=MOD([.F143];360)&lt;1" office:value-type="boolean" office:boolean-value="false" calcext:value-type="boolean">
            <text:p>FALSE</text:p>
          </table:table-cell>
          <table:table-cell table:formula="of:=[.E142]+0.8" office:value-type="float" office:value="412.800000000001" calcext:value-type="float">
            <text:p>412.800000000001</text:p>
          </table:table-cell>
          <table:table-cell table:formula="of:=4.8+[.F142]" office:value-type="float" office:value="184.8" calcext:value-type="float">
            <text:p>18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style-name="ce2" table:formula="of:=MOD([.E144];360)&lt;1" office:value-type="boolean" office:boolean-value="false" calcext:value-type="boolean">
            <text:p>FALSE</text:p>
          </table:table-cell>
          <table:table-cell table:style-name="ce2" table:formula="of:=MOD([.F144];360)&lt;1" office:value-type="boolean" office:boolean-value="false" calcext:value-type="boolean">
            <text:p>FALSE</text:p>
          </table:table-cell>
          <table:table-cell table:formula="of:=[.E143]+0.8" office:value-type="float" office:value="413.600000000001" calcext:value-type="float">
            <text:p>413.600000000001</text:p>
          </table:table-cell>
          <table:table-cell table:formula="of:=4.8+[.F143]" office:value-type="float" office:value="189.6" calcext:value-type="float">
            <text:p>18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style-name="ce2" table:formula="of:=MOD([.E145];360)&lt;1" office:value-type="boolean" office:boolean-value="false" calcext:value-type="boolean">
            <text:p>FALSE</text:p>
          </table:table-cell>
          <table:table-cell table:style-name="ce2" table:formula="of:=MOD([.F145];360)&lt;1" office:value-type="boolean" office:boolean-value="false" calcext:value-type="boolean">
            <text:p>FALSE</text:p>
          </table:table-cell>
          <table:table-cell table:formula="of:=[.E144]+0.8" office:value-type="float" office:value="414.400000000001" calcext:value-type="float">
            <text:p>414.400000000001</text:p>
          </table:table-cell>
          <table:table-cell table:formula="of:=4.8+[.F144]" office:value-type="float" office:value="194.4" calcext:value-type="float">
            <text:p>19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style-name="ce2" table:formula="of:=MOD([.E146];360)&lt;1" office:value-type="boolean" office:boolean-value="false" calcext:value-type="boolean">
            <text:p>FALSE</text:p>
          </table:table-cell>
          <table:table-cell table:style-name="ce2" table:formula="of:=MOD([.F146];360)&lt;1" office:value-type="boolean" office:boolean-value="false" calcext:value-type="boolean">
            <text:p>FALSE</text:p>
          </table:table-cell>
          <table:table-cell table:formula="of:=[.E145]+0.8" office:value-type="float" office:value="415.200000000001" calcext:value-type="float">
            <text:p>415.200000000001</text:p>
          </table:table-cell>
          <table:table-cell table:formula="of:=4.8+[.F145]" office:value-type="float" office:value="199.2" calcext:value-type="float">
            <text:p>19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style-name="ce2" table:formula="of:=MOD([.E147];360)&lt;1" office:value-type="boolean" office:boolean-value="false" calcext:value-type="boolean">
            <text:p>FALSE</text:p>
          </table:table-cell>
          <table:table-cell table:style-name="ce2" table:formula="of:=MOD([.F147];360)&lt;1" office:value-type="boolean" office:boolean-value="false" calcext:value-type="boolean">
            <text:p>FALSE</text:p>
          </table:table-cell>
          <table:table-cell table:formula="of:=[.E146]+0.8" office:value-type="float" office:value="416.000000000001" calcext:value-type="float">
            <text:p>416.000000000001</text:p>
          </table:table-cell>
          <table:table-cell table:formula="of:=4.8+[.F146]"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style-name="ce2" table:formula="of:=MOD([.E148];360)&lt;1" office:value-type="boolean" office:boolean-value="false" calcext:value-type="boolean">
            <text:p>FALSE</text:p>
          </table:table-cell>
          <table:table-cell table:style-name="ce2" table:formula="of:=MOD([.F148];360)&lt;1" office:value-type="boolean" office:boolean-value="false" calcext:value-type="boolean">
            <text:p>FALSE</text:p>
          </table:table-cell>
          <table:table-cell table:formula="of:=[.E147]+0.8" office:value-type="float" office:value="416.800000000001" calcext:value-type="float">
            <text:p>416.800000000001</text:p>
          </table:table-cell>
          <table:table-cell table:formula="of:=4.8+[.F147]" office:value-type="float" office:value="208.8" calcext:value-type="float">
            <text:p>20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style-name="ce2" table:formula="of:=MOD([.E149];360)&lt;1" office:value-type="boolean" office:boolean-value="false" calcext:value-type="boolean">
            <text:p>FALSE</text:p>
          </table:table-cell>
          <table:table-cell table:style-name="ce2" table:formula="of:=MOD([.F149];360)&lt;1" office:value-type="boolean" office:boolean-value="false" calcext:value-type="boolean">
            <text:p>FALSE</text:p>
          </table:table-cell>
          <table:table-cell table:formula="of:=[.E148]+0.8" office:value-type="float" office:value="417.600000000001" calcext:value-type="float">
            <text:p>417.600000000001</text:p>
          </table:table-cell>
          <table:table-cell table:formula="of:=4.8+[.F148]" office:value-type="float" office:value="213.6" calcext:value-type="float">
            <text:p>21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style-name="ce2" table:formula="of:=MOD([.E150];360)&lt;1" office:value-type="boolean" office:boolean-value="false" calcext:value-type="boolean">
            <text:p>FALSE</text:p>
          </table:table-cell>
          <table:table-cell table:style-name="ce2" table:formula="of:=MOD([.F150];360)&lt;1" office:value-type="boolean" office:boolean-value="false" calcext:value-type="boolean">
            <text:p>FALSE</text:p>
          </table:table-cell>
          <table:table-cell table:formula="of:=[.E149]+0.8" office:value-type="float" office:value="418.400000000001" calcext:value-type="float">
            <text:p>418.400000000001</text:p>
          </table:table-cell>
          <table:table-cell table:formula="of:=4.8+[.F149]" office:value-type="float" office:value="218.4" calcext:value-type="float">
            <text:p>21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style-name="ce2" table:formula="of:=MOD([.E151];360)&lt;1" office:value-type="boolean" office:boolean-value="false" calcext:value-type="boolean">
            <text:p>FALSE</text:p>
          </table:table-cell>
          <table:table-cell table:style-name="ce2" table:formula="of:=MOD([.F151];360)&lt;1" office:value-type="boolean" office:boolean-value="false" calcext:value-type="boolean">
            <text:p>FALSE</text:p>
          </table:table-cell>
          <table:table-cell table:formula="of:=[.E150]+0.8" office:value-type="float" office:value="419.200000000001" calcext:value-type="float">
            <text:p>419.200000000001</text:p>
          </table:table-cell>
          <table:table-cell table:formula="of:=4.8+[.F150]" office:value-type="float" office:value="223.2" calcext:value-type="float">
            <text:p>22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style-name="ce2" table:formula="of:=MOD([.E152];360)&lt;1" office:value-type="boolean" office:boolean-value="false" calcext:value-type="boolean">
            <text:p>FALSE</text:p>
          </table:table-cell>
          <table:table-cell table:style-name="ce2" table:formula="of:=MOD([.F152];360)&lt;1" office:value-type="boolean" office:boolean-value="false" calcext:value-type="boolean">
            <text:p>FALSE</text:p>
          </table:table-cell>
          <table:table-cell table:formula="of:=4.8+[.E151]" office:value-type="float" office:value="424.000000000001" calcext:value-type="float">
            <text:p>424.000000000001</text:p>
          </table:table-cell>
          <table:table-cell table:formula="of:=4.8+[.F151]"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style-name="ce2" table:formula="of:=MOD([.E153];360)&lt;1" office:value-type="boolean" office:boolean-value="false" calcext:value-type="boolean">
            <text:p>FALSE</text:p>
          </table:table-cell>
          <table:table-cell table:style-name="ce2" table:formula="of:=MOD([.F153];360)&lt;1" office:value-type="boolean" office:boolean-value="false" calcext:value-type="boolean">
            <text:p>FALSE</text:p>
          </table:table-cell>
          <table:table-cell table:formula="of:=4.8+[.E152]" office:value-type="float" office:value="428.800000000001" calcext:value-type="float">
            <text:p>428.800000000001</text:p>
          </table:table-cell>
          <table:table-cell table:formula="of:=4.8+[.F152]" office:value-type="float" office:value="232.8" calcext:value-type="float">
            <text:p>23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style-name="ce2" table:formula="of:=MOD([.E154];360)&lt;1" office:value-type="boolean" office:boolean-value="false" calcext:value-type="boolean">
            <text:p>FALSE</text:p>
          </table:table-cell>
          <table:table-cell table:style-name="ce2" table:formula="of:=MOD([.F154];360)&lt;1" office:value-type="boolean" office:boolean-value="false" calcext:value-type="boolean">
            <text:p>FALSE</text:p>
          </table:table-cell>
          <table:table-cell table:formula="of:=4.8+[.E153]" office:value-type="float" office:value="433.600000000001" calcext:value-type="float">
            <text:p>433.600000000001</text:p>
          </table:table-cell>
          <table:table-cell table:formula="of:=4.8+[.F153]" office:value-type="float" office:value="237.6" calcext:value-type="float">
            <text:p>23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style-name="ce2" table:formula="of:=MOD([.E155];360)&lt;1" office:value-type="boolean" office:boolean-value="false" calcext:value-type="boolean">
            <text:p>FALSE</text:p>
          </table:table-cell>
          <table:table-cell table:style-name="ce2" table:formula="of:=MOD([.F155];360)&lt;1" office:value-type="boolean" office:boolean-value="false" calcext:value-type="boolean">
            <text:p>FALSE</text:p>
          </table:table-cell>
          <table:table-cell table:formula="of:=4.8+[.E154]" office:value-type="float" office:value="438.400000000001" calcext:value-type="float">
            <text:p>438.400000000001</text:p>
          </table:table-cell>
          <table:table-cell table:formula="of:=4.8+[.F154]" office:value-type="float" office:value="242.4" calcext:value-type="float">
            <text:p>2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style-name="ce2" table:formula="of:=MOD([.E156];360)&lt;1" office:value-type="boolean" office:boolean-value="false" calcext:value-type="boolean">
            <text:p>FALSE</text:p>
          </table:table-cell>
          <table:table-cell table:style-name="ce2" table:formula="of:=MOD([.F156];360)&lt;1" office:value-type="boolean" office:boolean-value="false" calcext:value-type="boolean">
            <text:p>FALSE</text:p>
          </table:table-cell>
          <table:table-cell table:formula="of:=4.8+[.E155]" office:value-type="float" office:value="443.200000000001" calcext:value-type="float">
            <text:p>443.200000000001</text:p>
          </table:table-cell>
          <table:table-cell table:formula="of:=4.8+[.F155]" office:value-type="float" office:value="247.2" calcext:value-type="float">
            <text:p>2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style-name="ce2" table:formula="of:=MOD([.E157];360)&lt;1" office:value-type="boolean" office:boolean-value="false" calcext:value-type="boolean">
            <text:p>FALSE</text:p>
          </table:table-cell>
          <table:table-cell table:style-name="ce2" table:formula="of:=MOD([.F157];360)&lt;1" office:value-type="boolean" office:boolean-value="false" calcext:value-type="boolean">
            <text:p>FALSE</text:p>
          </table:table-cell>
          <table:table-cell table:formula="of:=4.8+[.E156]" office:value-type="float" office:value="448.000000000001" calcext:value-type="float">
            <text:p>448.000000000001</text:p>
          </table:table-cell>
          <table:table-cell table:formula="of:=4.8+[.F156]"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style-name="ce2" table:formula="of:=MOD([.E158];360)&lt;1" office:value-type="boolean" office:boolean-value="false" calcext:value-type="boolean">
            <text:p>FALSE</text:p>
          </table:table-cell>
          <table:table-cell table:style-name="ce2" table:formula="of:=MOD([.F158];360)&lt;1" office:value-type="boolean" office:boolean-value="false" calcext:value-type="boolean">
            <text:p>FALSE</text:p>
          </table:table-cell>
          <table:table-cell table:formula="of:=4.8+[.E157]" office:value-type="float" office:value="452.800000000001" calcext:value-type="float">
            <text:p>452.800000000001</text:p>
          </table:table-cell>
          <table:table-cell table:formula="of:=4.8+[.F157]" office:value-type="float" office:value="256.8" calcext:value-type="float">
            <text:p>25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style-name="ce2" table:formula="of:=MOD([.E159];360)&lt;1" office:value-type="boolean" office:boolean-value="false" calcext:value-type="boolean">
            <text:p>FALSE</text:p>
          </table:table-cell>
          <table:table-cell table:style-name="ce2" table:formula="of:=MOD([.F159];360)&lt;1" office:value-type="boolean" office:boolean-value="false" calcext:value-type="boolean">
            <text:p>FALSE</text:p>
          </table:table-cell>
          <table:table-cell table:formula="of:=4.8+[.E158]" office:value-type="float" office:value="457.600000000001" calcext:value-type="float">
            <text:p>457.600000000001</text:p>
          </table:table-cell>
          <table:table-cell table:formula="of:=4.8+[.F158]" office:value-type="float" office:value="261.6" calcext:value-type="float">
            <text:p>26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style-name="ce2" table:formula="of:=MOD([.E160];360)&lt;1" office:value-type="boolean" office:boolean-value="false" calcext:value-type="boolean">
            <text:p>FALSE</text:p>
          </table:table-cell>
          <table:table-cell table:style-name="ce2" table:formula="of:=MOD([.F160];360)&lt;1" office:value-type="boolean" office:boolean-value="false" calcext:value-type="boolean">
            <text:p>FALSE</text:p>
          </table:table-cell>
          <table:table-cell table:formula="of:=4.8+[.E159]" office:value-type="float" office:value="462.400000000001" calcext:value-type="float">
            <text:p>462.400000000001</text:p>
          </table:table-cell>
          <table:table-cell table:formula="of:=4.8+[.F159]" office:value-type="float" office:value="266.4" calcext:value-type="float">
            <text:p>26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style-name="ce2" table:formula="of:=MOD([.E161];360)&lt;1" office:value-type="boolean" office:boolean-value="false" calcext:value-type="boolean">
            <text:p>FALSE</text:p>
          </table:table-cell>
          <table:table-cell table:style-name="ce2" table:formula="of:=MOD([.F161];360)&lt;1" office:value-type="boolean" office:boolean-value="false" calcext:value-type="boolean">
            <text:p>FALSE</text:p>
          </table:table-cell>
          <table:table-cell table:formula="of:=4.8+[.E160]" office:value-type="float" office:value="467.200000000001" calcext:value-type="float">
            <text:p>467.200000000001</text:p>
          </table:table-cell>
          <table:table-cell table:formula="of:=4.8+[.F160]" office:value-type="float" office:value="271.2" calcext:value-type="float">
            <text:p>27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style-name="ce2" table:formula="of:=MOD([.E162];360)&lt;1" office:value-type="boolean" office:boolean-value="false" calcext:value-type="boolean">
            <text:p>FALSE</text:p>
          </table:table-cell>
          <table:table-cell table:style-name="ce2" table:formula="of:=MOD([.F162];360)&lt;1" office:value-type="boolean" office:boolean-value="false" calcext:value-type="boolean">
            <text:p>FALSE</text:p>
          </table:table-cell>
          <table:table-cell table:formula="of:=4.8+[.E161]" office:value-type="float" office:value="472.000000000001" calcext:value-type="float">
            <text:p>472.000000000001</text:p>
          </table:table-cell>
          <table:table-cell table:formula="of:=4.8+[.F161]"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style-name="ce2" table:formula="of:=MOD([.E163];360)&lt;1" office:value-type="boolean" office:boolean-value="false" calcext:value-type="boolean">
            <text:p>FALSE</text:p>
          </table:table-cell>
          <table:table-cell table:style-name="ce2" table:formula="of:=MOD([.F163];360)&lt;1" office:value-type="boolean" office:boolean-value="false" calcext:value-type="boolean">
            <text:p>FALSE</text:p>
          </table:table-cell>
          <table:table-cell table:formula="of:=4.8+[.E162]" office:value-type="float" office:value="476.800000000001" calcext:value-type="float">
            <text:p>476.800000000001</text:p>
          </table:table-cell>
          <table:table-cell table:formula="of:=4.8+[.F162]" office:value-type="float" office:value="280.8" calcext:value-type="float">
            <text:p>28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style-name="ce2" table:formula="of:=MOD([.E164];360)&lt;1" office:value-type="boolean" office:boolean-value="false" calcext:value-type="boolean">
            <text:p>FALSE</text:p>
          </table:table-cell>
          <table:table-cell table:style-name="ce2" table:formula="of:=MOD([.F164];360)&lt;1" office:value-type="boolean" office:boolean-value="false" calcext:value-type="boolean">
            <text:p>FALSE</text:p>
          </table:table-cell>
          <table:table-cell table:formula="of:=4.8+[.E163]" office:value-type="float" office:value="481.600000000001" calcext:value-type="float">
            <text:p>481.600000000001</text:p>
          </table:table-cell>
          <table:table-cell table:formula="of:=4.8+[.F163]" office:value-type="float" office:value="285.6" calcext:value-type="float">
            <text:p>28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style-name="ce2" table:formula="of:=MOD([.E165];360)&lt;1" office:value-type="boolean" office:boolean-value="false" calcext:value-type="boolean">
            <text:p>FALSE</text:p>
          </table:table-cell>
          <table:table-cell table:style-name="ce2" table:formula="of:=MOD([.F165];360)&lt;1" office:value-type="boolean" office:boolean-value="false" calcext:value-type="boolean">
            <text:p>FALSE</text:p>
          </table:table-cell>
          <table:table-cell table:formula="of:=4.8+[.E164]" office:value-type="float" office:value="486.400000000001" calcext:value-type="float">
            <text:p>486.400000000001</text:p>
          </table:table-cell>
          <table:table-cell table:formula="of:=4.8+[.F164]" office:value-type="float" office:value="290.4" calcext:value-type="float">
            <text:p>29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style-name="ce2" table:formula="of:=MOD([.E166];360)&lt;1" office:value-type="boolean" office:boolean-value="false" calcext:value-type="boolean">
            <text:p>FALSE</text:p>
          </table:table-cell>
          <table:table-cell table:style-name="ce2" table:formula="of:=MOD([.F166];360)&lt;1" office:value-type="boolean" office:boolean-value="false" calcext:value-type="boolean">
            <text:p>FALSE</text:p>
          </table:table-cell>
          <table:table-cell table:formula="of:=4.8+[.E165]" office:value-type="float" office:value="491.200000000001" calcext:value-type="float">
            <text:p>491.200000000001</text:p>
          </table:table-cell>
          <table:table-cell table:formula="of:=4.8+[.F165]" office:value-type="float" office:value="295.2" calcext:value-type="float">
            <text:p>29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style-name="ce2" table:formula="of:=MOD([.E167];360)&lt;1" office:value-type="boolean" office:boolean-value="false" calcext:value-type="boolean">
            <text:p>FALSE</text:p>
          </table:table-cell>
          <table:table-cell table:style-name="ce2" table:formula="of:=MOD([.F167];360)&lt;1" office:value-type="boolean" office:boolean-value="false" calcext:value-type="boolean">
            <text:p>FALSE</text:p>
          </table:table-cell>
          <table:table-cell table:formula="of:=4.8+[.E166]" office:value-type="float" office:value="496.000000000001" calcext:value-type="float">
            <text:p>496.000000000001</text:p>
          </table:table-cell>
          <table:table-cell table:formula="of:=4.8+[.F166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style-name="ce2" table:formula="of:=MOD([.E168];360)&lt;1" office:value-type="boolean" office:boolean-value="false" calcext:value-type="boolean">
            <text:p>FALSE</text:p>
          </table:table-cell>
          <table:table-cell table:style-name="ce2" table:formula="of:=MOD([.F168];360)&lt;1" office:value-type="boolean" office:boolean-value="false" calcext:value-type="boolean">
            <text:p>FALSE</text:p>
          </table:table-cell>
          <table:table-cell table:formula="of:=4.8+[.E167]" office:value-type="float" office:value="500.800000000001" calcext:value-type="float">
            <text:p>500.800000000001</text:p>
          </table:table-cell>
          <table:table-cell table:formula="of:=4.8+[.F167]" office:value-type="float" office:value="304.8" calcext:value-type="float">
            <text:p>30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style-name="ce2" table:formula="of:=MOD([.E169];360)&lt;1" office:value-type="boolean" office:boolean-value="false" calcext:value-type="boolean">
            <text:p>FALSE</text:p>
          </table:table-cell>
          <table:table-cell table:style-name="ce2" table:formula="of:=MOD([.F169];360)&lt;1" office:value-type="boolean" office:boolean-value="false" calcext:value-type="boolean">
            <text:p>FALSE</text:p>
          </table:table-cell>
          <table:table-cell table:formula="of:=4.8+[.E168]" office:value-type="float" office:value="505.600000000001" calcext:value-type="float">
            <text:p>505.600000000001</text:p>
          </table:table-cell>
          <table:table-cell table:formula="of:=4.8+[.F168]" office:value-type="float" office:value="309.6" calcext:value-type="float">
            <text:p>30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style-name="ce2" table:formula="of:=MOD([.E170];360)&lt;1" office:value-type="boolean" office:boolean-value="false" calcext:value-type="boolean">
            <text:p>FALSE</text:p>
          </table:table-cell>
          <table:table-cell table:style-name="ce2" table:formula="of:=MOD([.F170];360)&lt;1" office:value-type="boolean" office:boolean-value="false" calcext:value-type="boolean">
            <text:p>FALSE</text:p>
          </table:table-cell>
          <table:table-cell table:formula="of:=4.8+[.E169]" office:value-type="float" office:value="510.400000000001" calcext:value-type="float">
            <text:p>510.400000000001</text:p>
          </table:table-cell>
          <table:table-cell table:formula="of:=4.8+[.F169]" office:value-type="float" office:value="314.4" calcext:value-type="float">
            <text:p>31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style-name="ce2" table:formula="of:=MOD([.E171];360)&lt;1" office:value-type="boolean" office:boolean-value="false" calcext:value-type="boolean">
            <text:p>FALSE</text:p>
          </table:table-cell>
          <table:table-cell table:style-name="ce2" table:formula="of:=MOD([.F171];360)&lt;1" office:value-type="boolean" office:boolean-value="false" calcext:value-type="boolean">
            <text:p>FALSE</text:p>
          </table:table-cell>
          <table:table-cell table:formula="of:=4.8+[.E170]" office:value-type="float" office:value="515.200000000001" calcext:value-type="float">
            <text:p>515.200000000001</text:p>
          </table:table-cell>
          <table:table-cell table:formula="of:=4.8+[.F170]" office:value-type="float" office:value="319.2" calcext:value-type="float">
            <text:p>31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style-name="ce2" table:formula="of:=MOD([.E172];360)&lt;1" office:value-type="boolean" office:boolean-value="false" calcext:value-type="boolean">
            <text:p>FALSE</text:p>
          </table:table-cell>
          <table:table-cell table:style-name="ce2" table:formula="of:=MOD([.F172];360)&lt;1" office:value-type="boolean" office:boolean-value="false" calcext:value-type="boolean">
            <text:p>FALSE</text:p>
          </table:table-cell>
          <table:table-cell table:formula="of:=4.8+[.E171]" office:value-type="float" office:value="520.000000000001" calcext:value-type="float">
            <text:p>520.000000000001</text:p>
          </table:table-cell>
          <table:table-cell table:formula="of:=4.8+[.F171]"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style-name="ce2" table:formula="of:=MOD([.E173];360)&lt;1" office:value-type="boolean" office:boolean-value="false" calcext:value-type="boolean">
            <text:p>FALSE</text:p>
          </table:table-cell>
          <table:table-cell table:style-name="ce2" table:formula="of:=MOD([.F173];360)&lt;1" office:value-type="boolean" office:boolean-value="false" calcext:value-type="boolean">
            <text:p>FALSE</text:p>
          </table:table-cell>
          <table:table-cell table:formula="of:=4.8+[.E172]" office:value-type="float" office:value="524.800000000001" calcext:value-type="float">
            <text:p>524.800000000001</text:p>
          </table:table-cell>
          <table:table-cell table:formula="of:=4.8+[.F172]" office:value-type="float" office:value="328.8" calcext:value-type="float">
            <text:p>32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style-name="ce2" table:formula="of:=MOD([.E174];360)&lt;1" office:value-type="boolean" office:boolean-value="false" calcext:value-type="boolean">
            <text:p>FALSE</text:p>
          </table:table-cell>
          <table:table-cell table:style-name="ce2" table:formula="of:=MOD([.F174];360)&lt;1" office:value-type="boolean" office:boolean-value="false" calcext:value-type="boolean">
            <text:p>FALSE</text:p>
          </table:table-cell>
          <table:table-cell table:formula="of:=4.8+[.E173]" office:value-type="float" office:value="529.600000000001" calcext:value-type="float">
            <text:p>529.600000000001</text:p>
          </table:table-cell>
          <table:table-cell table:formula="of:=4.8+[.F173]" office:value-type="float" office:value="333.6" calcext:value-type="float">
            <text:p>33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style-name="ce2" table:formula="of:=MOD([.E175];360)&lt;1" office:value-type="boolean" office:boolean-value="false" calcext:value-type="boolean">
            <text:p>FALSE</text:p>
          </table:table-cell>
          <table:table-cell table:style-name="ce2" table:formula="of:=MOD([.F175];360)&lt;1" office:value-type="boolean" office:boolean-value="false" calcext:value-type="boolean">
            <text:p>FALSE</text:p>
          </table:table-cell>
          <table:table-cell table:formula="of:=4.8+[.E174]" office:value-type="float" office:value="534.400000000001" calcext:value-type="float">
            <text:p>534.400000000001</text:p>
          </table:table-cell>
          <table:table-cell table:formula="of:=4.8+[.F174]" office:value-type="float" office:value="338.4" calcext:value-type="float">
            <text:p>33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style-name="ce2" table:formula="of:=MOD([.E176];360)&lt;1" office:value-type="boolean" office:boolean-value="false" calcext:value-type="boolean">
            <text:p>FALSE</text:p>
          </table:table-cell>
          <table:table-cell table:style-name="ce2" table:formula="of:=MOD([.F176];360)&lt;1" office:value-type="boolean" office:boolean-value="false" calcext:value-type="boolean">
            <text:p>FALSE</text:p>
          </table:table-cell>
          <table:table-cell table:formula="of:=4.8+[.E175]" office:value-type="float" office:value="539.200000000001" calcext:value-type="float">
            <text:p>539.200000000001</text:p>
          </table:table-cell>
          <table:table-cell table:formula="of:=0.8+[.F175]" office:value-type="float" office:value="339.2" calcext:value-type="float">
            <text:p>33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style-name="ce2" table:formula="of:=MOD([.E177];360)&lt;1" office:value-type="boolean" office:boolean-value="false" calcext:value-type="boolean">
            <text:p>FALSE</text:p>
          </table:table-cell>
          <table:table-cell table:style-name="ce2" table:formula="of:=MOD([.F177];360)&lt;1" office:value-type="boolean" office:boolean-value="false" calcext:value-type="boolean">
            <text:p>FALSE</text:p>
          </table:table-cell>
          <table:table-cell table:formula="of:=4.8+[.E176]" office:value-type="float" office:value="544.000000000001" calcext:value-type="float">
            <text:p>544.000000000001</text:p>
          </table:table-cell>
          <table:table-cell table:formula="of:=0.8+[.F176]"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style-name="ce2" table:formula="of:=MOD([.E178];360)&lt;1" office:value-type="boolean" office:boolean-value="false" calcext:value-type="boolean">
            <text:p>FALSE</text:p>
          </table:table-cell>
          <table:table-cell table:style-name="ce2" table:formula="of:=MOD([.F178];360)&lt;1" office:value-type="boolean" office:boolean-value="false" calcext:value-type="boolean">
            <text:p>FALSE</text:p>
          </table:table-cell>
          <table:table-cell table:formula="of:=4.8+[.E177]" office:value-type="float" office:value="548.800000000001" calcext:value-type="float">
            <text:p>548.800000000001</text:p>
          </table:table-cell>
          <table:table-cell table:formula="of:=0.8+[.F177]" office:value-type="float" office:value="340.8" calcext:value-type="float">
            <text:p>34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style-name="ce2" table:formula="of:=MOD([.E179];360)&lt;1" office:value-type="boolean" office:boolean-value="false" calcext:value-type="boolean">
            <text:p>FALSE</text:p>
          </table:table-cell>
          <table:table-cell table:style-name="ce2" table:formula="of:=MOD([.F179];360)&lt;1" office:value-type="boolean" office:boolean-value="false" calcext:value-type="boolean">
            <text:p>FALSE</text:p>
          </table:table-cell>
          <table:table-cell table:formula="of:=4.8+[.E178]" office:value-type="float" office:value="553.600000000001" calcext:value-type="float">
            <text:p>553.600000000001</text:p>
          </table:table-cell>
          <table:table-cell table:formula="of:=0.8+[.F178]" office:value-type="float" office:value="341.6" calcext:value-type="float">
            <text:p>3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style-name="ce2" table:formula="of:=MOD([.E180];360)&lt;1" office:value-type="boolean" office:boolean-value="false" calcext:value-type="boolean">
            <text:p>FALSE</text:p>
          </table:table-cell>
          <table:table-cell table:style-name="ce2" table:formula="of:=MOD([.F180];360)&lt;1" office:value-type="boolean" office:boolean-value="false" calcext:value-type="boolean">
            <text:p>FALSE</text:p>
          </table:table-cell>
          <table:table-cell table:formula="of:=4.8+[.E179]" office:value-type="float" office:value="558.400000000001" calcext:value-type="float">
            <text:p>558.400000000001</text:p>
          </table:table-cell>
          <table:table-cell table:formula="of:=0.8+[.F179]" office:value-type="float" office:value="342.4" calcext:value-type="float">
            <text:p>3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style-name="ce2" table:formula="of:=MOD([.E181];360)&lt;1" office:value-type="boolean" office:boolean-value="false" calcext:value-type="boolean">
            <text:p>FALSE</text:p>
          </table:table-cell>
          <table:table-cell table:style-name="ce2" table:formula="of:=MOD([.F181];360)&lt;1" office:value-type="boolean" office:boolean-value="false" calcext:value-type="boolean">
            <text:p>FALSE</text:p>
          </table:table-cell>
          <table:table-cell table:formula="of:=4.8+[.E180]" office:value-type="float" office:value="563.200000000001" calcext:value-type="float">
            <text:p>563.200000000001</text:p>
          </table:table-cell>
          <table:table-cell table:formula="of:=0.8+[.F180]" office:value-type="float" office:value="343.2" calcext:value-type="float">
            <text:p>34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style-name="ce2" table:formula="of:=MOD([.E182];360)&lt;1" office:value-type="boolean" office:boolean-value="false" calcext:value-type="boolean">
            <text:p>FALSE</text:p>
          </table:table-cell>
          <table:table-cell table:style-name="ce2" table:formula="of:=MOD([.F182];360)&lt;1" office:value-type="boolean" office:boolean-value="false" calcext:value-type="boolean">
            <text:p>FALSE</text:p>
          </table:table-cell>
          <table:table-cell table:formula="of:=4.8+[.E181]" office:value-type="float" office:value="568.000000000001" calcext:value-type="float">
            <text:p>568.000000000001</text:p>
          </table:table-cell>
          <table:table-cell table:formula="of:=0.8+[.F181]"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style-name="ce2" table:formula="of:=MOD([.E183];360)&lt;1" office:value-type="boolean" office:boolean-value="false" calcext:value-type="boolean">
            <text:p>FALSE</text:p>
          </table:table-cell>
          <table:table-cell table:style-name="ce2" table:formula="of:=MOD([.F183];360)&lt;1" office:value-type="boolean" office:boolean-value="false" calcext:value-type="boolean">
            <text:p>FALSE</text:p>
          </table:table-cell>
          <table:table-cell table:formula="of:=4.8+[.E182]" office:value-type="float" office:value="572.800000000001" calcext:value-type="float">
            <text:p>572.800000000001</text:p>
          </table:table-cell>
          <table:table-cell table:formula="of:=0.8+[.F182]" office:value-type="float" office:value="344.8" calcext:value-type="float">
            <text:p>34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style-name="ce2" table:formula="of:=MOD([.E184];360)&lt;1" office:value-type="boolean" office:boolean-value="false" calcext:value-type="boolean">
            <text:p>FALSE</text:p>
          </table:table-cell>
          <table:table-cell table:style-name="ce2" table:formula="of:=MOD([.F184];360)&lt;1" office:value-type="boolean" office:boolean-value="false" calcext:value-type="boolean">
            <text:p>FALSE</text:p>
          </table:table-cell>
          <table:table-cell table:formula="of:=4.8+[.E183]" office:value-type="float" office:value="577.600000000001" calcext:value-type="float">
            <text:p>577.600000000001</text:p>
          </table:table-cell>
          <table:table-cell table:formula="of:=0.8+[.F183]" office:value-type="float" office:value="345.6" calcext:value-type="float">
            <text:p>34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style-name="ce2" table:formula="of:=MOD([.E185];360)&lt;1" office:value-type="boolean" office:boolean-value="false" calcext:value-type="boolean">
            <text:p>FALSE</text:p>
          </table:table-cell>
          <table:table-cell table:style-name="ce2" table:formula="of:=MOD([.F185];360)&lt;1" office:value-type="boolean" office:boolean-value="false" calcext:value-type="boolean">
            <text:p>FALSE</text:p>
          </table:table-cell>
          <table:table-cell table:formula="of:=4.8+[.E184]" office:value-type="float" office:value="582.4" calcext:value-type="float">
            <text:p>582.4</text:p>
          </table:table-cell>
          <table:table-cell table:formula="of:=0.8+[.F184]" office:value-type="float" office:value="346.4" calcext:value-type="float">
            <text:p>3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style-name="ce2" table:formula="of:=MOD([.E186];360)&lt;1" office:value-type="boolean" office:boolean-value="false" calcext:value-type="boolean">
            <text:p>FALSE</text:p>
          </table:table-cell>
          <table:table-cell table:style-name="ce2" table:formula="of:=MOD([.F186];360)&lt;1" office:value-type="boolean" office:boolean-value="false" calcext:value-type="boolean">
            <text:p>FALSE</text:p>
          </table:table-cell>
          <table:table-cell table:formula="of:=4.8+[.E185]" office:value-type="float" office:value="587.2" calcext:value-type="float">
            <text:p>587.2</text:p>
          </table:table-cell>
          <table:table-cell table:formula="of:=0.8+[.F185]" office:value-type="float" office:value="347.2" calcext:value-type="float">
            <text:p>3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style-name="ce2" table:formula="of:=MOD([.E187];360)&lt;1" office:value-type="boolean" office:boolean-value="false" calcext:value-type="boolean">
            <text:p>FALSE</text:p>
          </table:table-cell>
          <table:table-cell table:style-name="ce2" table:formula="of:=MOD([.F187];360)&lt;1" office:value-type="boolean" office:boolean-value="false" calcext:value-type="boolean">
            <text:p>FALSE</text:p>
          </table:table-cell>
          <table:table-cell table:formula="of:=4.8+[.E186]" office:value-type="float" office:value="592" calcext:value-type="float">
            <text:p>592</text:p>
          </table:table-cell>
          <table:table-cell table:formula="of:=0.8+[.F186]"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style-name="ce2" table:formula="of:=MOD([.E188];360)&lt;1" office:value-type="boolean" office:boolean-value="false" calcext:value-type="boolean">
            <text:p>FALSE</text:p>
          </table:table-cell>
          <table:table-cell table:style-name="ce2" table:formula="of:=MOD([.F188];360)&lt;1" office:value-type="boolean" office:boolean-value="false" calcext:value-type="boolean">
            <text:p>FALSE</text:p>
          </table:table-cell>
          <table:table-cell table:formula="of:=4.8+[.E187]" office:value-type="float" office:value="596.8" calcext:value-type="float">
            <text:p>596.8</text:p>
          </table:table-cell>
          <table:table-cell table:formula="of:=0.8+[.F187]" office:value-type="float" office:value="348.8" calcext:value-type="float">
            <text:p>34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style-name="ce2" table:formula="of:=MOD([.E189];360)&lt;1" office:value-type="boolean" office:boolean-value="false" calcext:value-type="boolean">
            <text:p>FALSE</text:p>
          </table:table-cell>
          <table:table-cell table:style-name="ce2" table:formula="of:=MOD([.F189];360)&lt;1" office:value-type="boolean" office:boolean-value="false" calcext:value-type="boolean">
            <text:p>FALSE</text:p>
          </table:table-cell>
          <table:table-cell table:formula="of:=4.8+[.E188]" office:value-type="float" office:value="601.6" calcext:value-type="float">
            <text:p>601.6</text:p>
          </table:table-cell>
          <table:table-cell table:formula="of:=0.8+[.F188]" office:value-type="float" office:value="349.6" calcext:value-type="float">
            <text:p>34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style-name="ce2" table:formula="of:=MOD([.E190];360)&lt;1" office:value-type="boolean" office:boolean-value="false" calcext:value-type="boolean">
            <text:p>FALSE</text:p>
          </table:table-cell>
          <table:table-cell table:style-name="ce2" table:formula="of:=MOD([.F190];360)&lt;1" office:value-type="boolean" office:boolean-value="false" calcext:value-type="boolean">
            <text:p>FALSE</text:p>
          </table:table-cell>
          <table:table-cell table:formula="of:=4.8+[.E189]" office:value-type="float" office:value="606.4" calcext:value-type="float">
            <text:p>606.4</text:p>
          </table:table-cell>
          <table:table-cell table:formula="of:=0.8+[.F189]" office:value-type="float" office:value="350.4" calcext:value-type="float">
            <text:p>35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style-name="ce2" table:formula="of:=MOD([.E191];360)&lt;1" office:value-type="boolean" office:boolean-value="false" calcext:value-type="boolean">
            <text:p>FALSE</text:p>
          </table:table-cell>
          <table:table-cell table:style-name="ce2" table:formula="of:=MOD([.F191];360)&lt;1" office:value-type="boolean" office:boolean-value="false" calcext:value-type="boolean">
            <text:p>FALSE</text:p>
          </table:table-cell>
          <table:table-cell table:formula="of:=4.8+[.E190]" office:value-type="float" office:value="611.2" calcext:value-type="float">
            <text:p>611.2</text:p>
          </table:table-cell>
          <table:table-cell table:formula="of:=0.8+[.F190]" office:value-type="float" office:value="351.2" calcext:value-type="float">
            <text:p>3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style-name="ce2" table:formula="of:=MOD([.E192];360)&lt;1" office:value-type="boolean" office:boolean-value="false" calcext:value-type="boolean">
            <text:p>FALSE</text:p>
          </table:table-cell>
          <table:table-cell table:style-name="ce2" table:formula="of:=MOD([.F192];360)&lt;1" office:value-type="boolean" office:boolean-value="false" calcext:value-type="boolean">
            <text:p>FALSE</text:p>
          </table:table-cell>
          <table:table-cell table:formula="of:=4.8+[.E191]" office:value-type="float" office:value="616" calcext:value-type="float">
            <text:p>616</text:p>
          </table:table-cell>
          <table:table-cell table:formula="of:=0.8+[.F191]"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style-name="ce2" table:formula="of:=MOD([.E193];360)&lt;1" office:value-type="boolean" office:boolean-value="false" calcext:value-type="boolean">
            <text:p>FALSE</text:p>
          </table:table-cell>
          <table:table-cell table:style-name="ce2" table:formula="of:=MOD([.F193];360)&lt;1" office:value-type="boolean" office:boolean-value="false" calcext:value-type="boolean">
            <text:p>FALSE</text:p>
          </table:table-cell>
          <table:table-cell table:formula="of:=4.8+[.E192]" office:value-type="float" office:value="620.8" calcext:value-type="float">
            <text:p>620.8</text:p>
          </table:table-cell>
          <table:table-cell table:formula="of:=0.8+[.F192]" office:value-type="float" office:value="352.8" calcext:value-type="float">
            <text:p>35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style-name="ce2" table:formula="of:=MOD([.E194];360)&lt;1" office:value-type="boolean" office:boolean-value="false" calcext:value-type="boolean">
            <text:p>FALSE</text:p>
          </table:table-cell>
          <table:table-cell table:style-name="ce2" table:formula="of:=MOD([.F194];360)&lt;1" office:value-type="boolean" office:boolean-value="false" calcext:value-type="boolean">
            <text:p>FALSE</text:p>
          </table:table-cell>
          <table:table-cell table:formula="of:=4.8+[.E193]" office:value-type="float" office:value="625.6" calcext:value-type="float">
            <text:p>625.6</text:p>
          </table:table-cell>
          <table:table-cell table:formula="of:=0.8+[.F193]" office:value-type="float" office:value="353.6" calcext:value-type="float">
            <text:p>35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style-name="ce2" table:formula="of:=MOD([.E195];360)&lt;1" office:value-type="boolean" office:boolean-value="false" calcext:value-type="boolean">
            <text:p>FALSE</text:p>
          </table:table-cell>
          <table:table-cell table:style-name="ce2" table:formula="of:=MOD([.F195];360)&lt;1" office:value-type="boolean" office:boolean-value="false" calcext:value-type="boolean">
            <text:p>FALSE</text:p>
          </table:table-cell>
          <table:table-cell table:formula="of:=4.8+[.E194]" office:value-type="float" office:value="630.4" calcext:value-type="float">
            <text:p>630.4</text:p>
          </table:table-cell>
          <table:table-cell table:formula="of:=0.8+[.F194]" office:value-type="float" office:value="354.4" calcext:value-type="float">
            <text:p>35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style-name="ce2" table:formula="of:=MOD([.E196];360)&lt;1" office:value-type="boolean" office:boolean-value="false" calcext:value-type="boolean">
            <text:p>FALSE</text:p>
          </table:table-cell>
          <table:table-cell table:style-name="ce2" table:formula="of:=MOD([.F196];360)&lt;1" office:value-type="boolean" office:boolean-value="false" calcext:value-type="boolean">
            <text:p>FALSE</text:p>
          </table:table-cell>
          <table:table-cell table:formula="of:=4.8+[.E195]" office:value-type="float" office:value="635.2" calcext:value-type="float">
            <text:p>635.2</text:p>
          </table:table-cell>
          <table:table-cell table:formula="of:=0.8+[.F195]" office:value-type="float" office:value="355.2" calcext:value-type="float">
            <text:p>35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style-name="ce2" table:formula="of:=MOD([.E197];360)&lt;1" office:value-type="boolean" office:boolean-value="false" calcext:value-type="boolean">
            <text:p>FALSE</text:p>
          </table:table-cell>
          <table:table-cell table:style-name="ce2" table:formula="of:=MOD([.F197];360)&lt;1" office:value-type="boolean" office:boolean-value="false" calcext:value-type="boolean">
            <text:p>FALSE</text:p>
          </table:table-cell>
          <table:table-cell table:formula="of:=4.8+[.E196]" office:value-type="float" office:value="640" calcext:value-type="float">
            <text:p>640</text:p>
          </table:table-cell>
          <table:table-cell table:formula="of:=0.8+[.F196]" office:value-type="float" office:value="356" calcext:value-type="float">
            <text:p>3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style-name="ce2" table:formula="of:=MOD([.E198];360)&lt;1" office:value-type="boolean" office:boolean-value="false" calcext:value-type="boolean">
            <text:p>FALSE</text:p>
          </table:table-cell>
          <table:table-cell table:style-name="ce2" table:formula="of:=MOD([.F198];360)&lt;1" office:value-type="boolean" office:boolean-value="false" calcext:value-type="boolean">
            <text:p>FALSE</text:p>
          </table:table-cell>
          <table:table-cell table:formula="of:=4.8+[.E197]" office:value-type="float" office:value="644.8" calcext:value-type="float">
            <text:p>644.8</text:p>
          </table:table-cell>
          <table:table-cell table:formula="of:=0.8+[.F197]" office:value-type="float" office:value="356.800000000001" calcext:value-type="float">
            <text:p>356.8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style-name="ce2" table:formula="of:=MOD([.E199];360)&lt;1" office:value-type="boolean" office:boolean-value="false" calcext:value-type="boolean">
            <text:p>FALSE</text:p>
          </table:table-cell>
          <table:table-cell table:style-name="ce2" table:formula="of:=MOD([.F199];360)&lt;1" office:value-type="boolean" office:boolean-value="false" calcext:value-type="boolean">
            <text:p>FALSE</text:p>
          </table:table-cell>
          <table:table-cell table:formula="of:=4.8+[.E198]" office:value-type="float" office:value="649.6" calcext:value-type="float">
            <text:p>649.6</text:p>
          </table:table-cell>
          <table:table-cell table:formula="of:=0.8+[.F198]" office:value-type="float" office:value="357.600000000001" calcext:value-type="float">
            <text:p>357.6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style-name="ce2" table:formula="of:=MOD([.E200];360)&lt;1" office:value-type="boolean" office:boolean-value="false" calcext:value-type="boolean">
            <text:p>FALSE</text:p>
          </table:table-cell>
          <table:table-cell table:style-name="ce2" table:formula="of:=MOD([.F200];360)&lt;1" office:value-type="boolean" office:boolean-value="false" calcext:value-type="boolean">
            <text:p>FALSE</text:p>
          </table:table-cell>
          <table:table-cell table:formula="of:=4.8+[.E199]" office:value-type="float" office:value="654.4" calcext:value-type="float">
            <text:p>654.4</text:p>
          </table:table-cell>
          <table:table-cell table:formula="of:=0.8+[.F199]" office:value-type="float" office:value="358.400000000001" calcext:value-type="float">
            <text:p>358.4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style-name="ce2" table:formula="of:=MOD([.E201];360)&lt;1" office:value-type="boolean" office:boolean-value="false" calcext:value-type="boolean">
            <text:p>FALSE</text:p>
          </table:table-cell>
          <table:table-cell table:style-name="ce2" table:formula="of:=MOD([.F201];360)&lt;1" office:value-type="boolean" office:boolean-value="false" calcext:value-type="boolean">
            <text:p>FALSE</text:p>
          </table:table-cell>
          <table:table-cell table:formula="of:=4.8+[.E200]" office:value-type="float" office:value="659.2" calcext:value-type="float">
            <text:p>659.2</text:p>
          </table:table-cell>
          <table:table-cell table:formula="of:=0.8+[.F200]" office:value-type="float" office:value="359.200000000001" calcext:value-type="float">
            <text:p>359.2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 table:number-rows-repeated="104837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01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3" form:id="control3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4" form:id="control4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3"/>
          <draw:control draw:z-index="1" draw:text-style-name="P1" svg:width="104.83pt" svg:height="26.84pt" svg:x="1120.45pt" svg:y="53.55pt" draw:control="control4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BS([.E2]-[.F2])&lt;3;1;0)" office:value-type="float" office:value="0" calcext:value-type="float">
            <text:p>0</text:p>
          </table:table-cell>
          <table:table-cell table:formula="of:=IF(ABS([.E2]-[.F2])&lt;3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IF(ABS([.E3]-[.F3])&lt;3;1;0)" office:value-type="float" office:value="0" calcext:value-type="float">
            <text:p>0</text:p>
          </table:table-cell>
          <table:table-cell table:formula="of:=IF(ABS([.E3]-[.F3])&lt;3;1;0)"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26.84" calcext:value-type="float">
            <text:p>26.8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IF(ABS([.E4]-[.F4])&lt;3;1;0)" office:value-type="float" office:value="0" calcext:value-type="float">
            <text:p>0</text:p>
          </table:table-cell>
          <table:table-cell table:formula="of:=IF(ABS([.E4]-[.F4])&lt;3;1;0)"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33.68" calcext:value-type="float">
            <text:p>33.68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IF(ABS([.E5]-[.F5])&lt;3;1;0)" office:value-type="float" office:value="0" calcext:value-type="float">
            <text:p>0</text:p>
          </table:table-cell>
          <table:table-cell table:formula="of:=IF(ABS([.E5]-[.F5])&lt;3;1;0)"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40.52" calcext:value-type="float">
            <text:p>40.52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IF(ABS([.E6]-[.F6])&lt;3;1;0)" office:value-type="float" office:value="0" calcext:value-type="float">
            <text:p>0</text:p>
          </table:table-cell>
          <table:table-cell table:formula="of:=IF(ABS([.E6]-[.F6])&lt;3;1;0)" office:value-type="float" office:value="0" calcext:value-type="float">
            <text:p>0</text:p>
          </table:table-cell>
          <table:table-cell office:value-type="float" office:value="27.36" calcext:value-type="float">
            <text:p>27.36</text:p>
          </table:table-cell>
          <table:table-cell office:value-type="float" office:value="47.36" calcext:value-type="float">
            <text:p>47.36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IF(ABS([.E7]-[.F7])&lt;3;1;0)" office:value-type="float" office:value="0" calcext:value-type="float">
            <text:p>0</text:p>
          </table:table-cell>
          <table:table-cell table:formula="of:=IF(ABS([.E7]-[.F7])&lt;3;1;0)"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54.2" calcext:value-type="float">
            <text:p>54.2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formula="of:=IF(ABS([.E8]-[.F8])&lt;3;1;0)" office:value-type="float" office:value="0" calcext:value-type="float">
            <text:p>0</text:p>
          </table:table-cell>
          <table:table-cell table:formula="of:=IF(ABS([.E8]-[.F8])&lt;3;1;0)"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61.04" calcext:value-type="float">
            <text:p>61.04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formula="of:=IF(ABS([.E9]-[.F9])&lt;3;1;0)" office:value-type="float" office:value="0" calcext:value-type="float">
            <text:p>0</text:p>
          </table:table-cell>
          <table:table-cell table:formula="of:=IF(ABS([.E9]-[.F9])&lt;3;1;0)" office:value-type="float" office:value="0" calcext:value-type="float">
            <text:p>0</text:p>
          </table:table-cell>
          <table:table-cell office:value-type="float" office:value="53.58" calcext:value-type="float">
            <text:p>53.58</text:p>
          </table:table-cell>
          <table:table-cell office:value-type="float" office:value="67.88" calcext:value-type="float">
            <text:p>67.88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formula="of:=IF(ABS([.E10]-[.F10])&lt;3;1;0)" office:value-type="float" office:value="0" calcext:value-type="float">
            <text:p>0</text:p>
          </table:table-cell>
          <table:table-cell table:formula="of:=IF(ABS([.E10]-[.F10])&lt;3;1;0)" office:value-type="float" office:value="0" calcext:value-type="float">
            <text:p>0</text:p>
          </table:table-cell>
          <table:table-cell office:value-type="float" office:value="62.32" calcext:value-type="float">
            <text:p>62.32</text:p>
          </table:table-cell>
          <table:table-cell office:value-type="float" office:value="74.72" calcext:value-type="float">
            <text:p>74.72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formula="of:=IF(ABS([.E11]-[.F11])&lt;3;1;0)" office:value-type="float" office:value="0" calcext:value-type="float">
            <text:p>0</text:p>
          </table:table-cell>
          <table:table-cell table:formula="of:=IF(ABS([.E11]-[.F11])&lt;3;1;0)" office:value-type="float" office:value="0" calcext:value-type="float">
            <text:p>0</text:p>
          </table:table-cell>
          <table:table-cell office:value-type="float" office:value="71.06" calcext:value-type="float">
            <text:p>71.06</text:p>
          </table:table-cell>
          <table:table-cell office:value-type="float" office:value="81.56" calcext:value-type="float">
            <text:p>81.56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IF(ABS([.E12]-[.F12])&lt;3;1;0)" office:value-type="float" office:value="0" calcext:value-type="float">
            <text:p>0</text:p>
          </table:table-cell>
          <table:table-cell table:formula="of:=IF(ABS([.E12]-[.F12])&lt;3;1;0)"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88.4" calcext:value-type="float">
            <text:p>88.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formula="of:=IF(ABS([.E13]-[.F13])&lt;3;1;0)" office:value-type="float" office:value="0" calcext:value-type="float">
            <text:p>0</text:p>
          </table:table-cell>
          <table:table-cell table:formula="of:=IF(ABS([.E13]-[.F13])&lt;3;1;0)" office:value-type="float" office:value="0" calcext:value-type="float">
            <text:p>0</text:p>
          </table:table-cell>
          <table:table-cell office:value-type="float" office:value="88.54" calcext:value-type="float">
            <text:p>88.54</text:p>
          </table:table-cell>
          <table:table-cell office:value-type="float" office:value="95.24" calcext:value-type="float">
            <text:p>95.24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formula="of:=IF(ABS([.E14]-[.F14])&lt;3;1;0)" office:value-type="float" office:value="0" calcext:value-type="float">
            <text:p>0</text:p>
          </table:table-cell>
          <table:table-cell table:formula="of:=IF(ABS([.E14]-[.F14])&lt;3;1;0)" office:value-type="float" office:value="0" calcext:value-type="float">
            <text:p>0</text:p>
          </table:table-cell>
          <table:table-cell office:value-type="float" office:value="97.28" calcext:value-type="float">
            <text:p>97.28</text:p>
          </table:table-cell>
          <table:table-cell office:value-type="float" office:value="102.08" calcext:value-type="float">
            <text:p>102.08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formula="of:=IF(ABS([.E15]-[.F15])&lt;3;1;0)" office:value-type="float" office:value="1" calcext:value-type="float">
            <text:p>1</text:p>
          </table:table-cell>
          <table:table-cell table:formula="of:=IF(ABS([.E15]-[.F15])&lt;3;1;0)" office:value-type="float" office:value="1" calcext:value-type="float">
            <text:p>1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8.92" calcext:value-type="float">
            <text:p>108.92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formula="of:=IF(ABS([.E16]-[.F16])&lt;3;1;0)" office:value-type="float" office:value="1" calcext:value-type="float">
            <text:p>1</text:p>
          </table:table-cell>
          <table:table-cell table:formula="of:=IF(ABS([.E16]-[.F16])&lt;3;1;0)" office:value-type="float" office:value="1" calcext:value-type="float">
            <text:p>1</text:p>
          </table:table-cell>
          <table:table-cell office:value-type="float" office:value="114.76" calcext:value-type="float">
            <text:p>114.76</text:p>
          </table:table-cell>
          <table:table-cell office:value-type="float" office:value="115.76" calcext:value-type="float">
            <text:p>115.76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formula="of:=IF(ABS([.E17]-[.F17])&lt;3;1;0)" office:value-type="float" office:value="1" calcext:value-type="float">
            <text:p>1</text:p>
          </table:table-cell>
          <table:table-cell table:formula="of:=IF(ABS([.E17]-[.F17])&lt;3;1;0)" office:value-type="float" office:value="1" calcext:value-type="float">
            <text:p>1</text:p>
          </table:table-cell>
          <table:table-cell office:value-type="float" office:value="123.5" calcext:value-type="float">
            <text:p>123.5</text:p>
          </table:table-cell>
          <table:table-cell office:value-type="float" office:value="122.6" calcext:value-type="float">
            <text:p>122.6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formula="of:=IF(ABS([.E18]-[.F18])&lt;3;1;0)" office:value-type="float" office:value="1" calcext:value-type="float">
            <text:p>1</text:p>
          </table:table-cell>
          <table:table-cell table:formula="of:=IF(ABS([.E18]-[.F18])&lt;3;1;0)" office:value-type="float" office:value="1" calcext:value-type="float">
            <text:p>1</text:p>
          </table:table-cell>
          <table:table-cell office:value-type="float" office:value="132.24" calcext:value-type="float">
            <text:p>132.24</text:p>
          </table:table-cell>
          <table:table-cell office:value-type="float" office:value="129.44" calcext:value-type="float">
            <text:p>129.4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formula="of:=IF(ABS([.E19]-[.F19])&lt;3;1;0)" office:value-type="float" office:value="0" calcext:value-type="float">
            <text:p>0</text:p>
          </table:table-cell>
          <table:table-cell table:formula="of:=IF(ABS([.E19]-[.F19])&lt;3;1;0)" office:value-type="float" office:value="0" calcext:value-type="float">
            <text:p>0</text:p>
          </table:table-cell>
          <table:table-cell office:value-type="float" office:value="140.98" calcext:value-type="float">
            <text:p>140.98</text:p>
          </table:table-cell>
          <table:table-cell office:value-type="float" office:value="136.28" calcext:value-type="float">
            <text:p>136.28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formula="of:=IF(ABS([.E20]-[.F20])&lt;3;1;0)" office:value-type="float" office:value="0" calcext:value-type="float">
            <text:p>0</text:p>
          </table:table-cell>
          <table:table-cell table:formula="of:=IF(ABS([.E20]-[.F20])&lt;3;1;0)" office:value-type="float" office:value="0" calcext:value-type="float">
            <text:p>0</text:p>
          </table:table-cell>
          <table:table-cell office:value-type="float" office:value="149.72" calcext:value-type="float">
            <text:p>149.72</text:p>
          </table:table-cell>
          <table:table-cell office:value-type="float" office:value="143.12" calcext:value-type="float">
            <text:p>143.12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formula="of:=IF(ABS([.E21]-[.F21])&lt;3;1;0)" office:value-type="float" office:value="0" calcext:value-type="float">
            <text:p>0</text:p>
          </table:table-cell>
          <table:table-cell table:formula="of:=IF(ABS([.E21]-[.F21])&lt;3;1;0)" office:value-type="float" office:value="0" calcext:value-type="float">
            <text:p>0</text:p>
          </table:table-cell>
          <table:table-cell office:value-type="float" office:value="158.46" calcext:value-type="float">
            <text:p>158.46</text:p>
          </table:table-cell>
          <table:table-cell office:value-type="float" office:value="149.96" calcext:value-type="float">
            <text:p>149.96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formula="of:=IF(ABS([.E22]-[.F22])&lt;3;1;0)" office:value-type="float" office:value="0" calcext:value-type="float">
            <text:p>0</text:p>
          </table:table-cell>
          <table:table-cell table:formula="of:=IF(ABS([.E22]-[.F22])&lt;3;1;0)" office:value-type="float" office:value="0" calcext:value-type="float">
            <text:p>0</text:p>
          </table:table-cell>
          <table:table-cell office:value-type="float" office:value="167.2" calcext:value-type="float">
            <text:p>167.2</text:p>
          </table:table-cell>
          <table:table-cell office:value-type="float" office:value="156.8" calcext:value-type="float">
            <text:p>156.8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formula="of:=IF(ABS([.E23]-[.F23])&lt;3;1;0)" office:value-type="float" office:value="0" calcext:value-type="float">
            <text:p>0</text:p>
          </table:table-cell>
          <table:table-cell table:formula="of:=IF(ABS([.E23]-[.F23])&lt;3;1;0)" office:value-type="float" office:value="0" calcext:value-type="float">
            <text:p>0</text:p>
          </table:table-cell>
          <table:table-cell office:value-type="float" office:value="175.94" calcext:value-type="float">
            <text:p>175.94</text:p>
          </table:table-cell>
          <table:table-cell office:value-type="float" office:value="163.64" calcext:value-type="float">
            <text:p>163.64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formula="of:=IF(ABS([.E24]-[.F24])&lt;3;1;0)" office:value-type="float" office:value="0" calcext:value-type="float">
            <text:p>0</text:p>
          </table:table-cell>
          <table:table-cell table:formula="of:=IF(ABS([.E24]-[.F24])&lt;3;1;0)" office:value-type="float" office:value="0" calcext:value-type="float">
            <text:p>0</text:p>
          </table:table-cell>
          <table:table-cell office:value-type="float" office:value="184.68" calcext:value-type="float">
            <text:p>184.68</text:p>
          </table:table-cell>
          <table:table-cell office:value-type="float" office:value="170.48" calcext:value-type="float">
            <text:p>170.48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formula="of:=IF(ABS([.E25]-[.F25])&lt;3;1;0)" office:value-type="float" office:value="0" calcext:value-type="float">
            <text:p>0</text:p>
          </table:table-cell>
          <table:table-cell table:formula="of:=IF(ABS([.E25]-[.F25])&lt;3;1;0)" office:value-type="float" office:value="0" calcext:value-type="float">
            <text:p>0</text:p>
          </table:table-cell>
          <table:table-cell office:value-type="float" office:value="193.42" calcext:value-type="float">
            <text:p>193.42</text:p>
          </table:table-cell>
          <table:table-cell office:value-type="float" office:value="177.32" calcext:value-type="float">
            <text:p>177.32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formula="of:=IF(ABS([.E26]-[.F26])&lt;3;1;0)" office:value-type="float" office:value="0" calcext:value-type="float">
            <text:p>0</text:p>
          </table:table-cell>
          <table:table-cell table:formula="of:=IF(ABS([.E26]-[.F26])&lt;3;1;0)" office:value-type="float" office:value="0" calcext:value-type="float">
            <text:p>0</text:p>
          </table:table-cell>
          <table:table-cell office:value-type="float" office:value="202.16" calcext:value-type="float">
            <text:p>202.16</text:p>
          </table:table-cell>
          <table:table-cell office:value-type="float" office:value="184.16" calcext:value-type="float">
            <text:p>184.16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IF(ABS([.E27]-[.F27])&lt;3;1;0)" office:value-type="float" office:value="0" calcext:value-type="float">
            <text:p>0</text:p>
          </table:table-cell>
          <table:table-cell table:formula="of:=IF(ABS([.E27]-[.F27])&lt;3;1;0)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formula="of:=IF(ABS([.E28]-[.F28])&lt;3;1;0)" office:value-type="float" office:value="0" calcext:value-type="float">
            <text:p>0</text:p>
          </table:table-cell>
          <table:table-cell table:formula="of:=IF(ABS([.E28]-[.F28])&lt;3;1;0)" office:value-type="float" office:value="0" calcext:value-type="float">
            <text:p>0</text:p>
          </table:table-cell>
          <table:table-cell office:value-type="float" office:value="215.84" calcext:value-type="float">
            <text:p>215.84</text:p>
          </table:table-cell>
          <table:table-cell office:value-type="float" office:value="197.84" calcext:value-type="float">
            <text:p>197.84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formula="of:=IF(ABS([.E29]-[.F29])&lt;3;1;0)" office:value-type="float" office:value="0" calcext:value-type="float">
            <text:p>0</text:p>
          </table:table-cell>
          <table:table-cell table:formula="of:=IF(ABS([.E29]-[.F29])&lt;3;1;0)" office:value-type="float" office:value="0" calcext:value-type="float">
            <text:p>0</text:p>
          </table:table-cell>
          <table:table-cell office:value-type="float" office:value="222.68" calcext:value-type="float">
            <text:p>222.68</text:p>
          </table:table-cell>
          <table:table-cell office:value-type="float" office:value="204.68" calcext:value-type="float">
            <text:p>204.68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formula="of:=IF(ABS([.E30]-[.F30])&lt;3;1;0)" office:value-type="float" office:value="0" calcext:value-type="float">
            <text:p>0</text:p>
          </table:table-cell>
          <table:table-cell table:formula="of:=IF(ABS([.E30]-[.F30])&lt;3;1;0)" office:value-type="float" office:value="0" calcext:value-type="float">
            <text:p>0</text:p>
          </table:table-cell>
          <table:table-cell office:value-type="float" office:value="229.52" calcext:value-type="float">
            <text:p>229.52</text:p>
          </table:table-cell>
          <table:table-cell office:value-type="float" office:value="211.52" calcext:value-type="float">
            <text:p>211.52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formula="of:=IF(ABS([.E31]-[.F31])&lt;3;1;0)" office:value-type="float" office:value="0" calcext:value-type="float">
            <text:p>0</text:p>
          </table:table-cell>
          <table:table-cell table:formula="of:=IF(ABS([.E31]-[.F31])&lt;3;1;0)" office:value-type="float" office:value="0" calcext:value-type="float">
            <text:p>0</text:p>
          </table:table-cell>
          <table:table-cell office:value-type="float" office:value="236.36" calcext:value-type="float">
            <text:p>236.36</text:p>
          </table:table-cell>
          <table:table-cell office:value-type="float" office:value="218.36" calcext:value-type="float">
            <text:p>218.36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IF(ABS([.E32]-[.F32])&lt;3;1;0)" office:value-type="float" office:value="0" calcext:value-type="float">
            <text:p>0</text:p>
          </table:table-cell>
          <table:table-cell table:formula="of:=IF(ABS([.E32]-[.F32])&lt;3;1;0)" office:value-type="float" office:value="0" calcext:value-type="float">
            <text:p>0</text:p>
          </table:table-cell>
          <table:table-cell office:value-type="float" office:value="243.2" calcext:value-type="float">
            <text:p>243.2</text:p>
          </table:table-cell>
          <table:table-cell office:value-type="float" office:value="225.2" calcext:value-type="float">
            <text:p>225.2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formula="of:=IF(ABS([.E33]-[.F33])&lt;3;1;0)" office:value-type="float" office:value="0" calcext:value-type="float">
            <text:p>0</text:p>
          </table:table-cell>
          <table:table-cell table:formula="of:=IF(ABS([.E33]-[.F33])&lt;3;1;0)" office:value-type="float" office:value="0" calcext:value-type="float">
            <text:p>0</text:p>
          </table:table-cell>
          <table:table-cell office:value-type="float" office:value="250.04" calcext:value-type="float">
            <text:p>250.04</text:p>
          </table:table-cell>
          <table:table-cell office:value-type="float" office:value="232.04" calcext:value-type="float">
            <text:p>232.04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formula="of:=IF(ABS([.E34]-[.F34])&lt;3;1;0)" office:value-type="float" office:value="0" calcext:value-type="float">
            <text:p>0</text:p>
          </table:table-cell>
          <table:table-cell table:formula="of:=IF(ABS([.E34]-[.F34])&lt;3;1;0)" office:value-type="float" office:value="0" calcext:value-type="float">
            <text:p>0</text:p>
          </table:table-cell>
          <table:table-cell office:value-type="float" office:value="256.88" calcext:value-type="float">
            <text:p>256.88</text:p>
          </table:table-cell>
          <table:table-cell office:value-type="float" office:value="238.88" calcext:value-type="float">
            <text:p>238.88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formula="of:=IF(ABS([.E35]-[.F35])&lt;3;1;0)" office:value-type="float" office:value="0" calcext:value-type="float">
            <text:p>0</text:p>
          </table:table-cell>
          <table:table-cell table:formula="of:=IF(ABS([.E35]-[.F35])&lt;3;1;0)" office:value-type="float" office:value="0" calcext:value-type="float">
            <text:p>0</text:p>
          </table:table-cell>
          <table:table-cell office:value-type="float" office:value="263.72" calcext:value-type="float">
            <text:p>263.72</text:p>
          </table:table-cell>
          <table:table-cell office:value-type="float" office:value="245.72" calcext:value-type="float">
            <text:p>245.72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formula="of:=IF(ABS([.E36]-[.F36])&lt;3;1;0)" office:value-type="float" office:value="0" calcext:value-type="float">
            <text:p>0</text:p>
          </table:table-cell>
          <table:table-cell table:formula="of:=IF(ABS([.E36]-[.F36])&lt;3;1;0)" office:value-type="float" office:value="0" calcext:value-type="float">
            <text:p>0</text:p>
          </table:table-cell>
          <table:table-cell office:value-type="float" office:value="270.56" calcext:value-type="float">
            <text:p>270.56</text:p>
          </table:table-cell>
          <table:table-cell office:value-type="float" office:value="252.56" calcext:value-type="float">
            <text:p>252.56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formula="of:=IF(ABS([.E37]-[.F37])&lt;3;1;0)" office:value-type="float" office:value="0" calcext:value-type="float">
            <text:p>0</text:p>
          </table:table-cell>
          <table:table-cell table:formula="of:=IF(ABS([.E37]-[.F37])&lt;3;1;0)" office:value-type="float" office:value="0" calcext:value-type="float">
            <text:p>0</text:p>
          </table:table-cell>
          <table:table-cell office:value-type="float" office:value="277.4" calcext:value-type="float">
            <text:p>277.4</text:p>
          </table:table-cell>
          <table:table-cell office:value-type="float" office:value="259.4" calcext:value-type="float">
            <text:p>259.4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formula="of:=IF(ABS([.E38]-[.F38])&lt;3;1;0)" office:value-type="float" office:value="0" calcext:value-type="float">
            <text:p>0</text:p>
          </table:table-cell>
          <table:table-cell table:formula="of:=IF(ABS([.E38]-[.F38])&lt;3;1;0)" office:value-type="float" office:value="0" calcext:value-type="float">
            <text:p>0</text:p>
          </table:table-cell>
          <table:table-cell office:value-type="float" office:value="284.24" calcext:value-type="float">
            <text:p>284.24</text:p>
          </table:table-cell>
          <table:table-cell office:value-type="float" office:value="266.24" calcext:value-type="float">
            <text:p>266.24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formula="of:=IF(ABS([.E39]-[.F39])&lt;3;1;0)" office:value-type="float" office:value="0" calcext:value-type="float">
            <text:p>0</text:p>
          </table:table-cell>
          <table:table-cell table:formula="of:=IF(ABS([.E39]-[.F39])&lt;3;1;0)" office:value-type="float" office:value="0" calcext:value-type="float">
            <text:p>0</text:p>
          </table:table-cell>
          <table:table-cell office:value-type="float" office:value="291.08" calcext:value-type="float">
            <text:p>291.08</text:p>
          </table:table-cell>
          <table:table-cell office:value-type="float" office:value="273.08" calcext:value-type="float">
            <text:p>273.08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formula="of:=IF(ABS([.E40]-[.F40])&lt;3;1;0)" office:value-type="float" office:value="0" calcext:value-type="float">
            <text:p>0</text:p>
          </table:table-cell>
          <table:table-cell table:formula="of:=IF(ABS([.E40]-[.F40])&lt;3;1;0)" office:value-type="float" office:value="0" calcext:value-type="float">
            <text:p>0</text:p>
          </table:table-cell>
          <table:table-cell office:value-type="float" office:value="297.92" calcext:value-type="float">
            <text:p>297.92</text:p>
          </table:table-cell>
          <table:table-cell office:value-type="float" office:value="279.92" calcext:value-type="float">
            <text:p>279.92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formula="of:=IF(ABS([.E41]-[.F41])&lt;3;1;0)" office:value-type="float" office:value="0" calcext:value-type="float">
            <text:p>0</text:p>
          </table:table-cell>
          <table:table-cell table:formula="of:=IF(ABS([.E41]-[.F41])&lt;3;1;0)" office:value-type="float" office:value="0" calcext:value-type="float">
            <text:p>0</text:p>
          </table:table-cell>
          <table:table-cell office:value-type="float" office:value="304.76" calcext:value-type="float">
            <text:p>304.76</text:p>
          </table:table-cell>
          <table:table-cell office:value-type="float" office:value="286.76" calcext:value-type="float">
            <text:p>286.7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IF(ABS([.E42]-[.F42])&lt;3;1;0)" office:value-type="float" office:value="0" calcext:value-type="float">
            <text:p>0</text:p>
          </table:table-cell>
          <table:table-cell table:formula="of:=IF(ABS([.E42]-[.F42])&lt;3;1;0)" office:value-type="float" office:value="0" calcext:value-type="float">
            <text:p>0</text:p>
          </table:table-cell>
          <table:table-cell office:value-type="float" office:value="311.6" calcext:value-type="float">
            <text:p>311.6</text:p>
          </table:table-cell>
          <table:table-cell office:value-type="float" office:value="293.6" calcext:value-type="float">
            <text:p>293.6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formula="of:=IF(ABS([.E43]-[.F43])&lt;3;1;0)" office:value-type="float" office:value="0" calcext:value-type="float">
            <text:p>0</text:p>
          </table:table-cell>
          <table:table-cell table:formula="of:=IF(ABS([.E43]-[.F43])&lt;3;1;0)" office:value-type="float" office:value="0" calcext:value-type="float">
            <text:p>0</text:p>
          </table:table-cell>
          <table:table-cell office:value-type="float" office:value="318.44" calcext:value-type="float">
            <text:p>318.44</text:p>
          </table:table-cell>
          <table:table-cell office:value-type="float" office:value="300.44" calcext:value-type="float">
            <text:p>300.44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formula="of:=IF(ABS([.E44]-[.F44])&lt;3;1;0)" office:value-type="float" office:value="0" calcext:value-type="float">
            <text:p>0</text:p>
          </table:table-cell>
          <table:table-cell table:formula="of:=IF(ABS([.E44]-[.F44])&lt;3;1;0)" office:value-type="float" office:value="0" calcext:value-type="float">
            <text:p>0</text:p>
          </table:table-cell>
          <table:table-cell office:value-type="float" office:value="325.28" calcext:value-type="float">
            <text:p>325.28</text:p>
          </table:table-cell>
          <table:table-cell office:value-type="float" office:value="307.28" calcext:value-type="float">
            <text:p>307.2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formula="of:=IF(ABS([.E45]-[.F45])&lt;3;1;0)" office:value-type="float" office:value="0" calcext:value-type="float">
            <text:p>0</text:p>
          </table:table-cell>
          <table:table-cell table:formula="of:=IF(ABS([.E45]-[.F45])&lt;3;1;0)" office:value-type="float" office:value="0" calcext:value-type="float">
            <text:p>0</text:p>
          </table:table-cell>
          <table:table-cell office:value-type="float" office:value="332.12" calcext:value-type="float">
            <text:p>332.12</text:p>
          </table:table-cell>
          <table:table-cell office:value-type="float" office:value="314.12" calcext:value-type="float">
            <text:p>314.12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formula="of:=IF(ABS([.E46]-[.F46])&lt;3;1;0)" office:value-type="float" office:value="0" calcext:value-type="float">
            <text:p>0</text:p>
          </table:table-cell>
          <table:table-cell table:formula="of:=IF(ABS([.E46]-[.F46])&lt;3;1;0)" office:value-type="float" office:value="0" calcext:value-type="float">
            <text:p>0</text:p>
          </table:table-cell>
          <table:table-cell office:value-type="float" office:value="338.96" calcext:value-type="float">
            <text:p>338.96</text:p>
          </table:table-cell>
          <table:table-cell office:value-type="float" office:value="320.96" calcext:value-type="float">
            <text:p>320.96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formula="of:=IF(ABS([.E47]-[.F47])&lt;3;1;0)" office:value-type="float" office:value="0" calcext:value-type="float">
            <text:p>0</text:p>
          </table:table-cell>
          <table:table-cell table:formula="of:=IF(ABS([.E47]-[.F47])&lt;3;1;0)" office:value-type="float" office:value="0" calcext:value-type="float">
            <text:p>0</text:p>
          </table:table-cell>
          <table:table-cell office:value-type="float" office:value="345.8" calcext:value-type="float">
            <text:p>345.8</text:p>
          </table:table-cell>
          <table:table-cell office:value-type="float" office:value="327.8" calcext:value-type="float">
            <text:p>327.8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formula="of:=IF(ABS([.E48]-[.F48])&lt;3;1;0)" office:value-type="float" office:value="0" calcext:value-type="float">
            <text:p>0</text:p>
          </table:table-cell>
          <table:table-cell table:formula="of:=IF(ABS([.E48]-[.F48])&lt;3;1;0)" office:value-type="float" office:value="0" calcext:value-type="float">
            <text:p>0</text:p>
          </table:table-cell>
          <table:table-cell office:value-type="float" office:value="352.64" calcext:value-type="float">
            <text:p>352.64</text:p>
          </table:table-cell>
          <table:table-cell office:value-type="float" office:value="334.64" calcext:value-type="float">
            <text:p>334.64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formula="of:=IF(ABS([.E49]-[.F49])&lt;3;1;0)" office:value-type="float" office:value="0" calcext:value-type="float">
            <text:p>0</text:p>
          </table:table-cell>
          <table:table-cell table:formula="of:=IF(ABS([.E49]-[.F49])&lt;3;1;0)" office:value-type="float" office:value="0" calcext:value-type="float">
            <text:p>0</text:p>
          </table:table-cell>
          <table:table-cell office:value-type="float" office:value="359.48" calcext:value-type="float">
            <text:p>359.48</text:p>
          </table:table-cell>
          <table:table-cell office:value-type="float" office:value="341.48" calcext:value-type="float">
            <text:p>341.48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formula="of:=IF(ABS([.E50]-[.F50])&lt;3;1;0)" office:value-type="float" office:value="0" calcext:value-type="float">
            <text:p>0</text:p>
          </table:table-cell>
          <table:table-cell table:formula="of:=IF(ABS([.E50]-[.F50])&lt;3;1;0)" office:value-type="float" office:value="0" calcext:value-type="float">
            <text:p>0</text:p>
          </table:table-cell>
          <table:table-cell office:value-type="float" office:value="6.31999999999965" calcext:value-type="float">
            <text:p>6.31999999999965</text:p>
          </table:table-cell>
          <table:table-cell office:value-type="float" office:value="348.32" calcext:value-type="float">
            <text:p>348.32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formula="of:=IF(ABS([.E51]-[.F51])&lt;3;1;0)" office:value-type="float" office:value="0" calcext:value-type="float">
            <text:p>0</text:p>
          </table:table-cell>
          <table:table-cell table:formula="of:=IF(ABS([.E51]-[.F51])&lt;3;1;0)" office:value-type="float" office:value="0" calcext:value-type="float">
            <text:p>0</text:p>
          </table:table-cell>
          <table:table-cell office:value-type="float" office:value="13.1599999999996" calcext:value-type="float">
            <text:p>13.1599999999996</text:p>
          </table:table-cell>
          <table:table-cell office:value-type="float" office:value="355.16" calcext:value-type="float">
            <text:p>355.16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IF(ABS([.E52]-[.F52])&lt;3;1;0)" office:value-type="float" office:value="0" calcext:value-type="float">
            <text:p>0</text:p>
          </table:table-cell>
          <table:table-cell table:formula="of:=IF(ABS([.E52]-[.F52])&lt;3;1;0)" office:value-type="float" office:value="0" calcext:value-type="float">
            <text:p>0</text:p>
          </table:table-cell>
          <table:table-cell office:value-type="float" office:value="19.9999999999996" calcext:value-type="float">
            <text:p>19.9999999999996</text:p>
          </table:table-cell>
          <table:table-cell office:value-type="float" office:value="1.99999999999972" calcext:value-type="float">
            <text:p>1.99999999999972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formula="of:=IF(ABS([.E53]-[.F53])&lt;3;1;0)" office:value-type="float" office:value="0" calcext:value-type="float">
            <text:p>0</text:p>
          </table:table-cell>
          <table:table-cell table:formula="of:=IF(ABS([.E53]-[.F53])&lt;3;1;0)" office:value-type="float" office:value="0" calcext:value-type="float">
            <text:p>0</text:p>
          </table:table-cell>
          <table:table-cell office:value-type="float" office:value="26.8399999999996" calcext:value-type="float">
            <text:p>26.8399999999996</text:p>
          </table:table-cell>
          <table:table-cell office:value-type="float" office:value="8.83999999999969" calcext:value-type="float">
            <text:p>8.83999999999969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formula="of:=IF(ABS([.E54]-[.F54])&lt;3;1;0)" office:value-type="float" office:value="0" calcext:value-type="float">
            <text:p>0</text:p>
          </table:table-cell>
          <table:table-cell table:formula="of:=IF(ABS([.E54]-[.F54])&lt;3;1;0)" office:value-type="float" office:value="0" calcext:value-type="float">
            <text:p>0</text:p>
          </table:table-cell>
          <table:table-cell office:value-type="float" office:value="33.6799999999996" calcext:value-type="float">
            <text:p>33.6799999999996</text:p>
          </table:table-cell>
          <table:table-cell office:value-type="float" office:value="15.6799999999997" calcext:value-type="float">
            <text:p>15.6799999999997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formula="of:=IF(ABS([.E55]-[.F55])&lt;3;1;0)" office:value-type="float" office:value="0" calcext:value-type="float">
            <text:p>0</text:p>
          </table:table-cell>
          <table:table-cell table:formula="of:=IF(ABS([.E55]-[.F55])&lt;3;1;0)" office:value-type="float" office:value="0" calcext:value-type="float">
            <text:p>0</text:p>
          </table:table-cell>
          <table:table-cell office:value-type="float" office:value="40.5199999999995" calcext:value-type="float">
            <text:p>40.5199999999995</text:p>
          </table:table-cell>
          <table:table-cell office:value-type="float" office:value="22.5199999999996" calcext:value-type="float">
            <text:p>22.5199999999996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formula="of:=IF(ABS([.E56]-[.F56])&lt;3;1;0)" office:value-type="float" office:value="0" calcext:value-type="float">
            <text:p>0</text:p>
          </table:table-cell>
          <table:table-cell table:formula="of:=IF(ABS([.E56]-[.F56])&lt;3;1;0)" office:value-type="float" office:value="0" calcext:value-type="float">
            <text:p>0</text:p>
          </table:table-cell>
          <table:table-cell office:value-type="float" office:value="47.3599999999995" calcext:value-type="float">
            <text:p>47.3599999999995</text:p>
          </table:table-cell>
          <table:table-cell office:value-type="float" office:value="29.3599999999996" calcext:value-type="float">
            <text:p>29.359999999999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formula="of:=IF(ABS([.E57]-[.F57])&lt;3;1;0)" office:value-type="float" office:value="0" calcext:value-type="float">
            <text:p>0</text:p>
          </table:table-cell>
          <table:table-cell table:formula="of:=IF(ABS([.E57]-[.F57])&lt;3;1;0)" office:value-type="float" office:value="0" calcext:value-type="float">
            <text:p>0</text:p>
          </table:table-cell>
          <table:table-cell office:value-type="float" office:value="54.1999999999995" calcext:value-type="float">
            <text:p>54.1999999999995</text:p>
          </table:table-cell>
          <table:table-cell office:value-type="float" office:value="36.1999999999996" calcext:value-type="float">
            <text:p>36.1999999999996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formula="of:=IF(ABS([.E58]-[.F58])&lt;3;1;0)" office:value-type="float" office:value="0" calcext:value-type="float">
            <text:p>0</text:p>
          </table:table-cell>
          <table:table-cell table:formula="of:=IF(ABS([.E58]-[.F58])&lt;3;1;0)" office:value-type="float" office:value="0" calcext:value-type="float">
            <text:p>0</text:p>
          </table:table-cell>
          <table:table-cell office:value-type="float" office:value="61.0399999999995" calcext:value-type="float">
            <text:p>61.0399999999995</text:p>
          </table:table-cell>
          <table:table-cell office:value-type="float" office:value="43.0399999999996" calcext:value-type="float">
            <text:p>43.0399999999996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formula="of:=IF(ABS([.E59]-[.F59])&lt;3;1;0)" office:value-type="float" office:value="0" calcext:value-type="float">
            <text:p>0</text:p>
          </table:table-cell>
          <table:table-cell table:formula="of:=IF(ABS([.E59]-[.F59])&lt;3;1;0)" office:value-type="float" office:value="0" calcext:value-type="float">
            <text:p>0</text:p>
          </table:table-cell>
          <table:table-cell office:value-type="float" office:value="67.8799999999994" calcext:value-type="float">
            <text:p>67.8799999999994</text:p>
          </table:table-cell>
          <table:table-cell office:value-type="float" office:value="49.8799999999995" calcext:value-type="float">
            <text:p>49.8799999999995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formula="of:=IF(ABS([.E60]-[.F60])&lt;3;1;0)" office:value-type="float" office:value="0" calcext:value-type="float">
            <text:p>0</text:p>
          </table:table-cell>
          <table:table-cell table:formula="of:=IF(ABS([.E60]-[.F60])&lt;3;1;0)" office:value-type="float" office:value="0" calcext:value-type="float">
            <text:p>0</text:p>
          </table:table-cell>
          <table:table-cell office:value-type="float" office:value="74.7199999999994" calcext:value-type="float">
            <text:p>74.7199999999994</text:p>
          </table:table-cell>
          <table:table-cell office:value-type="float" office:value="56.7199999999995" calcext:value-type="float">
            <text:p>56.7199999999995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formula="of:=IF(ABS([.E61]-[.F61])&lt;3;1;0)" office:value-type="float" office:value="0" calcext:value-type="float">
            <text:p>0</text:p>
          </table:table-cell>
          <table:table-cell table:formula="of:=IF(ABS([.E61]-[.F61])&lt;3;1;0)" office:value-type="float" office:value="0" calcext:value-type="float">
            <text:p>0</text:p>
          </table:table-cell>
          <table:table-cell office:value-type="float" office:value="81.5599999999994" calcext:value-type="float">
            <text:p>81.5599999999994</text:p>
          </table:table-cell>
          <table:table-cell office:value-type="float" office:value="65.4599999999995" calcext:value-type="float">
            <text:p>65.459999999999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formula="of:=IF(ABS([.E62]-[.F62])&lt;3;1;0)" office:value-type="float" office:value="0" calcext:value-type="float">
            <text:p>0</text:p>
          </table:table-cell>
          <table:table-cell table:formula="of:=IF(ABS([.E62]-[.F62])&lt;3;1;0)" office:value-type="float" office:value="0" calcext:value-type="float">
            <text:p>0</text:p>
          </table:table-cell>
          <table:table-cell office:value-type="float" office:value="88.3999999999994" calcext:value-type="float">
            <text:p>88.3999999999994</text:p>
          </table:table-cell>
          <table:table-cell office:value-type="float" office:value="74.1999999999995" calcext:value-type="float">
            <text:p>74.1999999999995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formula="of:=IF(ABS([.E63]-[.F63])&lt;3;1;0)" office:value-type="float" office:value="0" calcext:value-type="float">
            <text:p>0</text:p>
          </table:table-cell>
          <table:table-cell table:formula="of:=IF(ABS([.E63]-[.F63])&lt;3;1;0)" office:value-type="float" office:value="0" calcext:value-type="float">
            <text:p>0</text:p>
          </table:table-cell>
          <table:table-cell office:value-type="float" office:value="95.2399999999993" calcext:value-type="float">
            <text:p>95.2399999999993</text:p>
          </table:table-cell>
          <table:table-cell office:value-type="float" office:value="82.9399999999995" calcext:value-type="float">
            <text:p>82.9399999999995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formula="of:=IF(ABS([.E64]-[.F64])&lt;3;1;0)" office:value-type="float" office:value="0" calcext:value-type="float">
            <text:p>0</text:p>
          </table:table-cell>
          <table:table-cell table:formula="of:=IF(ABS([.E64]-[.F64])&lt;3;1;0)" office:value-type="float" office:value="0" calcext:value-type="float">
            <text:p>0</text:p>
          </table:table-cell>
          <table:table-cell office:value-type="float" office:value="102.079999999999" calcext:value-type="float">
            <text:p>102.079999999999</text:p>
          </table:table-cell>
          <table:table-cell office:value-type="float" office:value="91.6799999999996" calcext:value-type="float">
            <text:p>91.6799999999996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formula="of:=IF(ABS([.E65]-[.F65])&lt;3;1;0)" office:value-type="float" office:value="0" calcext:value-type="float">
            <text:p>0</text:p>
          </table:table-cell>
          <table:table-cell table:formula="of:=IF(ABS([.E65]-[.F65])&lt;3;1;0)" office:value-type="float" office:value="0" calcext:value-type="float">
            <text:p>0</text:p>
          </table:table-cell>
          <table:table-cell office:value-type="float" office:value="108.919999999999" calcext:value-type="float">
            <text:p>108.919999999999</text:p>
          </table:table-cell>
          <table:table-cell office:value-type="float" office:value="100.42" calcext:value-type="float">
            <text:p>100.42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formula="of:=IF(ABS([.E66]-[.F66])&lt;3;1;0)" office:value-type="float" office:value="0" calcext:value-type="float">
            <text:p>0</text:p>
          </table:table-cell>
          <table:table-cell table:formula="of:=IF(ABS([.E66]-[.F66])&lt;3;1;0)" office:value-type="float" office:value="0" calcext:value-type="float">
            <text:p>0</text:p>
          </table:table-cell>
          <table:table-cell office:value-type="float" office:value="115.759999999999" calcext:value-type="float">
            <text:p>115.759999999999</text:p>
          </table:table-cell>
          <table:table-cell office:value-type="float" office:value="109.16" calcext:value-type="float">
            <text:p>109.16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formula="of:=IF(ABS([.E67]-[.F67])&lt;3;1;0)" office:value-type="float" office:value="0" calcext:value-type="float">
            <text:p>0</text:p>
          </table:table-cell>
          <table:table-cell table:formula="of:=IF(ABS([.E67]-[.F67])&lt;3;1;0)" office:value-type="float" office:value="0" calcext:value-type="float">
            <text:p>0</text:p>
          </table:table-cell>
          <table:table-cell office:value-type="float" office:value="122.599999999999" calcext:value-type="float">
            <text:p>122.599999999999</text:p>
          </table:table-cell>
          <table:table-cell office:value-type="float" office:value="117.9" calcext:value-type="float">
            <text:p>117.9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formula="of:=IF(ABS([.E68]-[.F68])&lt;3;1;0)" office:value-type="float" office:value="1" calcext:value-type="float">
            <text:p>1</text:p>
          </table:table-cell>
          <table:table-cell table:formula="of:=IF(ABS([.E68]-[.F68])&lt;3;1;0)" office:value-type="float" office:value="1" calcext:value-type="float">
            <text:p>1</text:p>
          </table:table-cell>
          <table:table-cell office:value-type="float" office:value="129.439999999999" calcext:value-type="float">
            <text:p>129.439999999999</text:p>
          </table:table-cell>
          <table:table-cell office:value-type="float" office:value="126.64" calcext:value-type="float">
            <text:p>126.64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formula="of:=IF(ABS([.E69]-[.F69])&lt;3;1;0)" office:value-type="float" office:value="1" calcext:value-type="float">
            <text:p>1</text:p>
          </table:table-cell>
          <table:table-cell table:formula="of:=IF(ABS([.E69]-[.F69])&lt;3;1;0)" office:value-type="float" office:value="1" calcext:value-type="float">
            <text:p>1</text:p>
          </table:table-cell>
          <table:table-cell office:value-type="float" office:value="136.279999999999" calcext:value-type="float">
            <text:p>136.279999999999</text:p>
          </table:table-cell>
          <table:table-cell office:value-type="float" office:value="135.38" calcext:value-type="float">
            <text:p>135.38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formula="of:=IF(ABS([.E70]-[.F70])&lt;3;1;0)" office:value-type="float" office:value="1" calcext:value-type="float">
            <text:p>1</text:p>
          </table:table-cell>
          <table:table-cell table:formula="of:=IF(ABS([.E70]-[.F70])&lt;3;1;0)" office:value-type="float" office:value="1" calcext:value-type="float">
            <text:p>1</text:p>
          </table:table-cell>
          <table:table-cell office:value-type="float" office:value="143.119999999999" calcext:value-type="float">
            <text:p>143.119999999999</text:p>
          </table:table-cell>
          <table:table-cell office:value-type="float" office:value="144.12" calcext:value-type="float">
            <text:p>144.12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formula="of:=IF(ABS([.E71]-[.F71])&lt;3;1;0)" office:value-type="float" office:value="1" calcext:value-type="float">
            <text:p>1</text:p>
          </table:table-cell>
          <table:table-cell table:formula="of:=IF(ABS([.E71]-[.F71])&lt;3;1;0)" office:value-type="float" office:value="1" calcext:value-type="float">
            <text:p>1</text:p>
          </table:table-cell>
          <table:table-cell office:value-type="float" office:value="149.959999999999" calcext:value-type="float">
            <text:p>149.959999999999</text:p>
          </table:table-cell>
          <table:table-cell office:value-type="float" office:value="152.86" calcext:value-type="float">
            <text:p>152.86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ABS([.E72]-[.F72])&lt;3;1;0)" office:value-type="float" office:value="0" calcext:value-type="float">
            <text:p>0</text:p>
          </table:table-cell>
          <table:table-cell table:formula="of:=IF(ABS([.E72]-[.F72])&lt;3;1;0)" office:value-type="float" office:value="0" calcext:value-type="float">
            <text:p>0</text:p>
          </table:table-cell>
          <table:table-cell office:value-type="float" office:value="156.799999999999" calcext:value-type="float">
            <text:p>156.799999999999</text:p>
          </table:table-cell>
          <table:table-cell office:value-type="float" office:value="161.6" calcext:value-type="float">
            <text:p>161.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formula="of:=IF(ABS([.E73]-[.F73])&lt;3;1;0)" office:value-type="float" office:value="0" calcext:value-type="float">
            <text:p>0</text:p>
          </table:table-cell>
          <table:table-cell table:formula="of:=IF(ABS([.E73]-[.F73])&lt;3;1;0)" office:value-type="float" office:value="0" calcext:value-type="float">
            <text:p>0</text:p>
          </table:table-cell>
          <table:table-cell office:value-type="float" office:value="163.639999999999" calcext:value-type="float">
            <text:p>163.639999999999</text:p>
          </table:table-cell>
          <table:table-cell office:value-type="float" office:value="170.34" calcext:value-type="float">
            <text:p>170.34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formula="of:=IF(ABS([.E74]-[.F74])&lt;3;1;0)" office:value-type="float" office:value="0" calcext:value-type="float">
            <text:p>0</text:p>
          </table:table-cell>
          <table:table-cell table:formula="of:=IF(ABS([.E74]-[.F74])&lt;3;1;0)" office:value-type="float" office:value="0" calcext:value-type="float">
            <text:p>0</text:p>
          </table:table-cell>
          <table:table-cell office:value-type="float" office:value="170.479999999999" calcext:value-type="float">
            <text:p>170.479999999999</text:p>
          </table:table-cell>
          <table:table-cell office:value-type="float" office:value="179.08" calcext:value-type="float">
            <text:p>179.0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formula="of:=IF(ABS([.E75]-[.F75])&lt;3;1;0)" office:value-type="float" office:value="0" calcext:value-type="float">
            <text:p>0</text:p>
          </table:table-cell>
          <table:table-cell table:formula="of:=IF(ABS([.E75]-[.F75])&lt;3;1;0)" office:value-type="float" office:value="0" calcext:value-type="float">
            <text:p>0</text:p>
          </table:table-cell>
          <table:table-cell office:value-type="float" office:value="177.319999999999" calcext:value-type="float">
            <text:p>177.319999999999</text:p>
          </table:table-cell>
          <table:table-cell office:value-type="float" office:value="187.82" calcext:value-type="float">
            <text:p>187.82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formula="of:=IF(ABS([.E76]-[.F76])&lt;3;1;0)" office:value-type="float" office:value="0" calcext:value-type="float">
            <text:p>0</text:p>
          </table:table-cell>
          <table:table-cell table:formula="of:=IF(ABS([.E76]-[.F76])&lt;3;1;0)" office:value-type="float" office:value="0" calcext:value-type="float">
            <text:p>0</text:p>
          </table:table-cell>
          <table:table-cell office:value-type="float" office:value="184.159999999999" calcext:value-type="float">
            <text:p>184.159999999999</text:p>
          </table:table-cell>
          <table:table-cell office:value-type="float" office:value="196.56" calcext:value-type="float">
            <text:p>196.56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formula="of:=IF(ABS([.E77]-[.F77])&lt;3;1;0)" office:value-type="float" office:value="0" calcext:value-type="float">
            <text:p>0</text:p>
          </table:table-cell>
          <table:table-cell table:formula="of:=IF(ABS([.E77]-[.F77])&lt;3;1;0)" office:value-type="float" office:value="0" calcext:value-type="float">
            <text:p>0</text:p>
          </table:table-cell>
          <table:table-cell office:value-type="float" office:value="190.999999999999" calcext:value-type="float">
            <text:p>190.999999999999</text:p>
          </table:table-cell>
          <table:table-cell office:value-type="float" office:value="205.3" calcext:value-type="float">
            <text:p>205.3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formula="of:=IF(ABS([.E78]-[.F78])&lt;3;1;0)" office:value-type="float" office:value="0" calcext:value-type="float">
            <text:p>0</text:p>
          </table:table-cell>
          <table:table-cell table:formula="of:=IF(ABS([.E78]-[.F78])&lt;3;1;0)" office:value-type="float" office:value="0" calcext:value-type="float">
            <text:p>0</text:p>
          </table:table-cell>
          <table:table-cell office:value-type="float" office:value="197.839999999999" calcext:value-type="float">
            <text:p>197.839999999999</text:p>
          </table:table-cell>
          <table:table-cell office:value-type="float" office:value="214.04" calcext:value-type="float">
            <text:p>214.04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formula="of:=IF(ABS([.E79]-[.F79])&lt;3;1;0)" office:value-type="float" office:value="0" calcext:value-type="float">
            <text:p>0</text:p>
          </table:table-cell>
          <table:table-cell table:formula="of:=IF(ABS([.E79]-[.F79])&lt;3;1;0)" office:value-type="float" office:value="0" calcext:value-type="float">
            <text:p>0</text:p>
          </table:table-cell>
          <table:table-cell office:value-type="float" office:value="204.679999999999" calcext:value-type="float">
            <text:p>204.679999999999</text:p>
          </table:table-cell>
          <table:table-cell office:value-type="float" office:value="222.78" calcext:value-type="float">
            <text:p>222.78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formula="of:=IF(ABS([.E80]-[.F80])&lt;3;1;0)" office:value-type="float" office:value="0" calcext:value-type="float">
            <text:p>0</text:p>
          </table:table-cell>
          <table:table-cell table:formula="of:=IF(ABS([.E80]-[.F80])&lt;3;1;0)" office:value-type="float" office:value="0" calcext:value-type="float">
            <text:p>0</text:p>
          </table:table-cell>
          <table:table-cell office:value-type="float" office:value="211.519999999999" calcext:value-type="float">
            <text:p>211.519999999999</text:p>
          </table:table-cell>
          <table:table-cell office:value-type="float" office:value="231.52" calcext:value-type="float">
            <text:p>231.52</text:p>
          </table:table-cell>
          <table:table-cell table:number-columns-repeated="99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formula="of:=IF(ABS([.E81]-[.F81])&lt;3;1;0)" office:value-type="float" office:value="0" calcext:value-type="float">
            <text:p>0</text:p>
          </table:table-cell>
          <table:table-cell table:formula="of:=IF(ABS([.E81]-[.F81])&lt;3;1;0)" office:value-type="float" office:value="0" calcext:value-type="float">
            <text:p>0</text:p>
          </table:table-cell>
          <table:table-cell office:value-type="float" office:value="218.359999999999" calcext:value-type="float">
            <text:p>218.359999999999</text:p>
          </table:table-cell>
          <table:table-cell office:value-type="float" office:value="238.36" calcext:value-type="float">
            <text:p>238.36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IF(ABS([.E82]-[.F82])&lt;3;1;0)" office:value-type="float" office:value="0" calcext:value-type="float">
            <text:p>0</text:p>
          </table:table-cell>
          <table:table-cell table:formula="of:=IF(ABS([.E82]-[.F82])&lt;3;1;0)" office:value-type="float" office:value="0" calcext:value-type="float">
            <text:p>0</text:p>
          </table:table-cell>
          <table:table-cell office:value-type="float" office:value="225.199999999999" calcext:value-type="float">
            <text:p>225.199999999999</text:p>
          </table:table-cell>
          <table:table-cell office:value-type="float" office:value="245.2" calcext:value-type="float">
            <text:p>245.2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formula="of:=IF(ABS([.E83]-[.F83])&lt;3;1;0)" office:value-type="float" office:value="0" calcext:value-type="float">
            <text:p>0</text:p>
          </table:table-cell>
          <table:table-cell table:formula="of:=IF(ABS([.E83]-[.F83])&lt;3;1;0)" office:value-type="float" office:value="0" calcext:value-type="float">
            <text:p>0</text:p>
          </table:table-cell>
          <table:table-cell office:value-type="float" office:value="232.04" calcext:value-type="float">
            <text:p>232.04</text:p>
          </table:table-cell>
          <table:table-cell office:value-type="float" office:value="252.04" calcext:value-type="float">
            <text:p>252.04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formula="of:=IF(ABS([.E84]-[.F84])&lt;3;1;0)" office:value-type="float" office:value="0" calcext:value-type="float">
            <text:p>0</text:p>
          </table:table-cell>
          <table:table-cell table:formula="of:=IF(ABS([.E84]-[.F84])&lt;3;1;0)" office:value-type="float" office:value="0" calcext:value-type="float">
            <text:p>0</text:p>
          </table:table-cell>
          <table:table-cell office:value-type="float" office:value="238.88" calcext:value-type="float">
            <text:p>238.88</text:p>
          </table:table-cell>
          <table:table-cell office:value-type="float" office:value="258.88" calcext:value-type="float">
            <text:p>258.88</text:p>
          </table:table-cell>
          <table:table-cell table:number-columns-repeated="99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formula="of:=IF(ABS([.E85]-[.F85])&lt;3;1;0)" office:value-type="float" office:value="0" calcext:value-type="float">
            <text:p>0</text:p>
          </table:table-cell>
          <table:table-cell table:formula="of:=IF(ABS([.E85]-[.F85])&lt;3;1;0)" office:value-type="float" office:value="0" calcext:value-type="float">
            <text:p>0</text:p>
          </table:table-cell>
          <table:table-cell office:value-type="float" office:value="245.72" calcext:value-type="float">
            <text:p>245.72</text:p>
          </table:table-cell>
          <table:table-cell office:value-type="float" office:value="265.72" calcext:value-type="float">
            <text:p>265.72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formula="of:=IF(ABS([.E86]-[.F86])&lt;3;1;0)" office:value-type="float" office:value="0" calcext:value-type="float">
            <text:p>0</text:p>
          </table:table-cell>
          <table:table-cell table:formula="of:=IF(ABS([.E86]-[.F86])&lt;3;1;0)" office:value-type="float" office:value="0" calcext:value-type="float">
            <text:p>0</text:p>
          </table:table-cell>
          <table:table-cell office:value-type="float" office:value="252.56" calcext:value-type="float">
            <text:p>252.56</text:p>
          </table:table-cell>
          <table:table-cell office:value-type="float" office:value="272.56" calcext:value-type="float">
            <text:p>272.56</text:p>
          </table:table-cell>
          <table:table-cell table:number-columns-repeated="99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formula="of:=IF(ABS([.E87]-[.F87])&lt;3;1;0)" office:value-type="float" office:value="0" calcext:value-type="float">
            <text:p>0</text:p>
          </table:table-cell>
          <table:table-cell table:formula="of:=IF(ABS([.E87]-[.F87])&lt;3;1;0)" office:value-type="float" office:value="0" calcext:value-type="float">
            <text:p>0</text:p>
          </table:table-cell>
          <table:table-cell office:value-type="float" office:value="259.4" calcext:value-type="float">
            <text:p>259.4</text:p>
          </table:table-cell>
          <table:table-cell office:value-type="float" office:value="279.4" calcext:value-type="float">
            <text:p>279.4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formula="of:=IF(ABS([.E88]-[.F88])&lt;3;1;0)" office:value-type="float" office:value="0" calcext:value-type="float">
            <text:p>0</text:p>
          </table:table-cell>
          <table:table-cell table:formula="of:=IF(ABS([.E88]-[.F88])&lt;3;1;0)" office:value-type="float" office:value="0" calcext:value-type="float">
            <text:p>0</text:p>
          </table:table-cell>
          <table:table-cell office:value-type="float" office:value="266.24" calcext:value-type="float">
            <text:p>266.24</text:p>
          </table:table-cell>
          <table:table-cell office:value-type="float" office:value="286.24" calcext:value-type="float">
            <text:p>286.24</text:p>
          </table:table-cell>
          <table:table-cell table:number-columns-repeated="99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formula="of:=IF(ABS([.E89]-[.F89])&lt;3;1;0)" office:value-type="float" office:value="0" calcext:value-type="float">
            <text:p>0</text:p>
          </table:table-cell>
          <table:table-cell table:formula="of:=IF(ABS([.E89]-[.F89])&lt;3;1;0)" office:value-type="float" office:value="0" calcext:value-type="float">
            <text:p>0</text:p>
          </table:table-cell>
          <table:table-cell office:value-type="float" office:value="273.08" calcext:value-type="float">
            <text:p>273.08</text:p>
          </table:table-cell>
          <table:table-cell office:value-type="float" office:value="293.08" calcext:value-type="float">
            <text:p>293.0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formula="of:=IF(ABS([.E90]-[.F90])&lt;3;1;0)" office:value-type="float" office:value="0" calcext:value-type="float">
            <text:p>0</text:p>
          </table:table-cell>
          <table:table-cell table:formula="of:=IF(ABS([.E90]-[.F90])&lt;3;1;0)" office:value-type="float" office:value="0" calcext:value-type="float">
            <text:p>0</text:p>
          </table:table-cell>
          <table:table-cell office:value-type="float" office:value="279.92" calcext:value-type="float">
            <text:p>279.92</text:p>
          </table:table-cell>
          <table:table-cell office:value-type="float" office:value="299.92" calcext:value-type="float">
            <text:p>299.92</text:p>
          </table:table-cell>
          <table:table-cell table:number-columns-repeated="99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formula="of:=IF(ABS([.E91]-[.F91])&lt;3;1;0)" office:value-type="float" office:value="0" calcext:value-type="float">
            <text:p>0</text:p>
          </table:table-cell>
          <table:table-cell table:formula="of:=IF(ABS([.E91]-[.F91])&lt;3;1;0)" office:value-type="float" office:value="0" calcext:value-type="float">
            <text:p>0</text:p>
          </table:table-cell>
          <table:table-cell office:value-type="float" office:value="286.76" calcext:value-type="float">
            <text:p>286.76</text:p>
          </table:table-cell>
          <table:table-cell office:value-type="float" office:value="306.76" calcext:value-type="float">
            <text:p>306.76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formula="of:=IF(ABS([.E92]-[.F92])&lt;3;1;0)" office:value-type="float" office:value="0" calcext:value-type="float">
            <text:p>0</text:p>
          </table:table-cell>
          <table:table-cell table:formula="of:=IF(ABS([.E92]-[.F92])&lt;3;1;0)" office:value-type="float" office:value="0" calcext:value-type="float">
            <text:p>0</text:p>
          </table:table-cell>
          <table:table-cell office:value-type="float" office:value="293.6" calcext:value-type="float">
            <text:p>293.6</text:p>
          </table:table-cell>
          <table:table-cell office:value-type="float" office:value="313.6" calcext:value-type="float">
            <text:p>313.6</text:p>
          </table:table-cell>
          <table:table-cell table:number-columns-repeated="99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formula="of:=IF(ABS([.E93]-[.F93])&lt;3;1;0)" office:value-type="float" office:value="0" calcext:value-type="float">
            <text:p>0</text:p>
          </table:table-cell>
          <table:table-cell table:formula="of:=IF(ABS([.E93]-[.F93])&lt;3;1;0)" office:value-type="float" office:value="0" calcext:value-type="float">
            <text:p>0</text:p>
          </table:table-cell>
          <table:table-cell office:value-type="float" office:value="300.44" calcext:value-type="float">
            <text:p>300.44</text:p>
          </table:table-cell>
          <table:table-cell office:value-type="float" office:value="320.44" calcext:value-type="float">
            <text:p>320.44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formula="of:=IF(ABS([.E94]-[.F94])&lt;3;1;0)" office:value-type="float" office:value="0" calcext:value-type="float">
            <text:p>0</text:p>
          </table:table-cell>
          <table:table-cell table:formula="of:=IF(ABS([.E94]-[.F94])&lt;3;1;0)" office:value-type="float" office:value="0" calcext:value-type="float">
            <text:p>0</text:p>
          </table:table-cell>
          <table:table-cell office:value-type="float" office:value="307.28" calcext:value-type="float">
            <text:p>307.28</text:p>
          </table:table-cell>
          <table:table-cell office:value-type="float" office:value="327.28" calcext:value-type="float">
            <text:p>327.28</text:p>
          </table:table-cell>
          <table:table-cell table:number-columns-repeated="99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formula="of:=IF(ABS([.E95]-[.F95])&lt;3;1;0)" office:value-type="float" office:value="0" calcext:value-type="float">
            <text:p>0</text:p>
          </table:table-cell>
          <table:table-cell table:formula="of:=IF(ABS([.E95]-[.F95])&lt;3;1;0)" office:value-type="float" office:value="0" calcext:value-type="float">
            <text:p>0</text:p>
          </table:table-cell>
          <table:table-cell office:value-type="float" office:value="314.12" calcext:value-type="float">
            <text:p>314.12</text:p>
          </table:table-cell>
          <table:table-cell office:value-type="float" office:value="334.12" calcext:value-type="float">
            <text:p>334.1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formula="of:=IF(ABS([.E96]-[.F96])&lt;3;1;0)" office:value-type="float" office:value="0" calcext:value-type="float">
            <text:p>0</text:p>
          </table:table-cell>
          <table:table-cell table:formula="of:=IF(ABS([.E96]-[.F96])&lt;3;1;0)" office:value-type="float" office:value="0" calcext:value-type="float">
            <text:p>0</text:p>
          </table:table-cell>
          <table:table-cell office:value-type="float" office:value="320.96" calcext:value-type="float">
            <text:p>320.96</text:p>
          </table:table-cell>
          <table:table-cell office:value-type="float" office:value="340.96" calcext:value-type="float">
            <text:p>340.96</text:p>
          </table:table-cell>
          <table:table-cell table:number-columns-repeated="99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formula="of:=IF(ABS([.E97]-[.F97])&lt;3;1;0)" office:value-type="float" office:value="0" calcext:value-type="float">
            <text:p>0</text:p>
          </table:table-cell>
          <table:table-cell table:formula="of:=IF(ABS([.E97]-[.F97])&lt;3;1;0)" office:value-type="float" office:value="0" calcext:value-type="float">
            <text:p>0</text:p>
          </table:table-cell>
          <table:table-cell office:value-type="float" office:value="327.8" calcext:value-type="float">
            <text:p>327.8</text:p>
          </table:table-cell>
          <table:table-cell office:value-type="float" office:value="347.8" calcext:value-type="float">
            <text:p>347.8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formula="of:=IF(ABS([.E98]-[.F98])&lt;3;1;0)" office:value-type="float" office:value="0" calcext:value-type="float">
            <text:p>0</text:p>
          </table:table-cell>
          <table:table-cell table:formula="of:=IF(ABS([.E98]-[.F98])&lt;3;1;0)" office:value-type="float" office:value="0" calcext:value-type="float">
            <text:p>0</text:p>
          </table:table-cell>
          <table:table-cell office:value-type="float" office:value="334.64" calcext:value-type="float">
            <text:p>334.64</text:p>
          </table:table-cell>
          <table:table-cell office:value-type="float" office:value="354.64" calcext:value-type="float">
            <text:p>354.64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formula="of:=IF(ABS([.E99]-[.F99])&lt;3;1;0)" office:value-type="float" office:value="0" calcext:value-type="float">
            <text:p>0</text:p>
          </table:table-cell>
          <table:table-cell table:formula="of:=IF(ABS([.E99]-[.F99])&lt;3;1;0)" office:value-type="float" office:value="0" calcext:value-type="float">
            <text:p>0</text:p>
          </table:table-cell>
          <table:table-cell office:value-type="float" office:value="341.48" calcext:value-type="float">
            <text:p>341.48</text:p>
          </table:table-cell>
          <table:table-cell office:value-type="float" office:value="1.48000000000025" calcext:value-type="float">
            <text:p>1.48000000000025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formula="of:=IF(ABS([.E100]-[.F100])&lt;3;1;0)" office:value-type="float" office:value="0" calcext:value-type="float">
            <text:p>0</text:p>
          </table:table-cell>
          <table:table-cell table:formula="of:=IF(ABS([.E100]-[.F100])&lt;3;1;0)" office:value-type="float" office:value="0" calcext:value-type="float">
            <text:p>0</text:p>
          </table:table-cell>
          <table:table-cell office:value-type="float" office:value="348.32" calcext:value-type="float">
            <text:p>348.32</text:p>
          </table:table-cell>
          <table:table-cell office:value-type="float" office:value="8.32000000000028" calcext:value-type="float">
            <text:p>8.32000000000028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formula="of:=IF(ABS([.E101]-[.F101])&lt;3;1;0)" office:value-type="float" office:value="0" calcext:value-type="float">
            <text:p>0</text:p>
          </table:table-cell>
          <table:table-cell table:formula="of:=IF(ABS([.E101]-[.F101])&lt;3;1;0)" office:value-type="float" office:value="0" calcext:value-type="float">
            <text:p>0</text:p>
          </table:table-cell>
          <table:table-cell office:value-type="float" office:value="355.16" calcext:value-type="float">
            <text:p>355.16</text:p>
          </table:table-cell>
          <table:table-cell office:value-type="float" office:value="15.1600000000003" calcext:value-type="float">
            <text:p>15.1600000000003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ABS([.E102]-[.F102])&lt;3;1;0)" office:value-type="float" office:value="0" calcext:value-type="float">
            <text:p>0</text:p>
          </table:table-cell>
          <table:table-cell table:formula="of:=IF(ABS([.E102]-[.F102])&lt;3;1;0)" office:value-type="float" office:value="0" calcext:value-type="float">
            <text:p>0</text:p>
          </table:table-cell>
          <table:table-cell office:value-type="float" office:value="2.00000000000011" calcext:value-type="float">
            <text:p>2.00000000000011</text:p>
          </table:table-cell>
          <table:table-cell office:value-type="float" office:value="22.0000000000003" calcext:value-type="float">
            <text:p>22.0000000000003</text:p>
          </table:table-cell>
          <table:table-cell table:number-columns-repeated="99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formula="of:=IF(ABS([.E103]-[.F103])&lt;3;1;0)" office:value-type="float" office:value="0" calcext:value-type="float">
            <text:p>0</text:p>
          </table:table-cell>
          <table:table-cell table:formula="of:=IF(ABS([.E103]-[.F103])&lt;3;1;0)" office:value-type="float" office:value="0" calcext:value-type="float">
            <text:p>0</text:p>
          </table:table-cell>
          <table:table-cell office:value-type="float" office:value="8.84000000000015" calcext:value-type="float">
            <text:p>8.84000000000015</text:p>
          </table:table-cell>
          <table:table-cell office:value-type="float" office:value="28.8400000000004" calcext:value-type="float">
            <text:p>28.840000000000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formula="of:=IF(ABS([.E104]-[.F104])&lt;3;1;0)" office:value-type="float" office:value="0" calcext:value-type="float">
            <text:p>0</text:p>
          </table:table-cell>
          <table:table-cell table:formula="of:=IF(ABS([.E104]-[.F104])&lt;3;1;0)" office:value-type="float" office:value="0" calcext:value-type="float">
            <text:p>0</text:p>
          </table:table-cell>
          <table:table-cell office:value-type="float" office:value="15.6800000000002" calcext:value-type="float">
            <text:p>15.6800000000002</text:p>
          </table:table-cell>
          <table:table-cell office:value-type="float" office:value="35.6800000000004" calcext:value-type="float">
            <text:p>35.6800000000004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formula="of:=IF(ABS([.E105]-[.F105])&lt;3;1;0)" office:value-type="float" office:value="0" calcext:value-type="float">
            <text:p>0</text:p>
          </table:table-cell>
          <table:table-cell table:formula="of:=IF(ABS([.E105]-[.F105])&lt;3;1;0)" office:value-type="float" office:value="0" calcext:value-type="float">
            <text:p>0</text:p>
          </table:table-cell>
          <table:table-cell office:value-type="float" office:value="22.5200000000002" calcext:value-type="float">
            <text:p>22.5200000000002</text:p>
          </table:table-cell>
          <table:table-cell office:value-type="float" office:value="42.5200000000004" calcext:value-type="float">
            <text:p>42.5200000000004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formula="of:=IF(ABS([.E106]-[.F106])&lt;3;1;0)" office:value-type="float" office:value="0" calcext:value-type="float">
            <text:p>0</text:p>
          </table:table-cell>
          <table:table-cell table:formula="of:=IF(ABS([.E106]-[.F106])&lt;3;1;0)" office:value-type="float" office:value="0" calcext:value-type="float">
            <text:p>0</text:p>
          </table:table-cell>
          <table:table-cell office:value-type="float" office:value="29.3600000000002" calcext:value-type="float">
            <text:p>29.3600000000002</text:p>
          </table:table-cell>
          <table:table-cell office:value-type="float" office:value="49.3600000000005" calcext:value-type="float">
            <text:p>49.3600000000005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formula="of:=IF(ABS([.E107]-[.F107])&lt;3;1;0)" office:value-type="float" office:value="0" calcext:value-type="float">
            <text:p>0</text:p>
          </table:table-cell>
          <table:table-cell table:formula="of:=IF(ABS([.E107]-[.F107])&lt;3;1;0)" office:value-type="float" office:value="0" calcext:value-type="float">
            <text:p>0</text:p>
          </table:table-cell>
          <table:table-cell office:value-type="float" office:value="36.2000000000003" calcext:value-type="float">
            <text:p>36.2000000000003</text:p>
          </table:table-cell>
          <table:table-cell office:value-type="float" office:value="56.2000000000005" calcext:value-type="float">
            <text:p>56.2000000000005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formula="of:=IF(ABS([.E108]-[.F108])&lt;3;1;0)" office:value-type="float" office:value="0" calcext:value-type="float">
            <text:p>0</text:p>
          </table:table-cell>
          <table:table-cell table:formula="of:=IF(ABS([.E108]-[.F108])&lt;3;1;0)" office:value-type="float" office:value="0" calcext:value-type="float">
            <text:p>0</text:p>
          </table:table-cell>
          <table:table-cell office:value-type="float" office:value="43.0400000000003" calcext:value-type="float">
            <text:p>43.0400000000003</text:p>
          </table:table-cell>
          <table:table-cell office:value-type="float" office:value="63.0400000000005" calcext:value-type="float">
            <text:p>63.0400000000005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formula="of:=IF(ABS([.E109]-[.F109])&lt;3;1;0)" office:value-type="float" office:value="0" calcext:value-type="float">
            <text:p>0</text:p>
          </table:table-cell>
          <table:table-cell table:formula="of:=IF(ABS([.E109]-[.F109])&lt;3;1;0)" office:value-type="float" office:value="0" calcext:value-type="float">
            <text:p>0</text:p>
          </table:table-cell>
          <table:table-cell office:value-type="float" office:value="49.8800000000003" calcext:value-type="float">
            <text:p>49.8800000000003</text:p>
          </table:table-cell>
          <table:table-cell office:value-type="float" office:value="69.8800000000006" calcext:value-type="float">
            <text:p>69.8800000000006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formula="of:=IF(ABS([.E110]-[.F110])&lt;3;1;0)" office:value-type="float" office:value="0" calcext:value-type="float">
            <text:p>0</text:p>
          </table:table-cell>
          <table:table-cell table:formula="of:=IF(ABS([.E110]-[.F110])&lt;3;1;0)" office:value-type="float" office:value="0" calcext:value-type="float">
            <text:p>0</text:p>
          </table:table-cell>
          <table:table-cell office:value-type="float" office:value="56.7200000000004" calcext:value-type="float">
            <text:p>56.7200000000004</text:p>
          </table:table-cell>
          <table:table-cell office:value-type="float" office:value="76.7200000000006" calcext:value-type="float">
            <text:p>76.7200000000006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formula="of:=IF(ABS([.E111]-[.F111])&lt;3;1;0)" office:value-type="float" office:value="0" calcext:value-type="float">
            <text:p>0</text:p>
          </table:table-cell>
          <table:table-cell table:formula="of:=IF(ABS([.E111]-[.F111])&lt;3;1;0)" office:value-type="float" office:value="0" calcext:value-type="float">
            <text:p>0</text:p>
          </table:table-cell>
          <table:table-cell office:value-type="float" office:value="65.4600000000004" calcext:value-type="float">
            <text:p>65.4600000000004</text:p>
          </table:table-cell>
          <table:table-cell office:value-type="float" office:value="83.5600000000006" calcext:value-type="float">
            <text:p>83.5600000000006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formula="of:=IF(ABS([.E112]-[.F112])&lt;3;1;0)" office:value-type="float" office:value="0" calcext:value-type="float">
            <text:p>0</text:p>
          </table:table-cell>
          <table:table-cell table:formula="of:=IF(ABS([.E112]-[.F112])&lt;3;1;0)" office:value-type="float" office:value="0" calcext:value-type="float">
            <text:p>0</text:p>
          </table:table-cell>
          <table:table-cell office:value-type="float" office:value="74.2000000000004" calcext:value-type="float">
            <text:p>74.2000000000004</text:p>
          </table:table-cell>
          <table:table-cell office:value-type="float" office:value="90.4000000000007" calcext:value-type="float">
            <text:p>90.4000000000007</text:p>
          </table:table-cell>
          <table:table-cell table:number-columns-repeated="99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formula="of:=IF(ABS([.E113]-[.F113])&lt;3;1;0)" office:value-type="float" office:value="0" calcext:value-type="float">
            <text:p>0</text:p>
          </table:table-cell>
          <table:table-cell table:formula="of:=IF(ABS([.E113]-[.F113])&lt;3;1;0)" office:value-type="float" office:value="0" calcext:value-type="float">
            <text:p>0</text:p>
          </table:table-cell>
          <table:table-cell office:value-type="float" office:value="82.9400000000004" calcext:value-type="float">
            <text:p>82.9400000000004</text:p>
          </table:table-cell>
          <table:table-cell office:value-type="float" office:value="97.2400000000007" calcext:value-type="float">
            <text:p>97.2400000000007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formula="of:=IF(ABS([.E114]-[.F114])&lt;3;1;0)" office:value-type="float" office:value="0" calcext:value-type="float">
            <text:p>0</text:p>
          </table:table-cell>
          <table:table-cell table:formula="of:=IF(ABS([.E114]-[.F114])&lt;3;1;0)" office:value-type="float" office:value="0" calcext:value-type="float">
            <text:p>0</text:p>
          </table:table-cell>
          <table:table-cell office:value-type="float" office:value="91.6800000000004" calcext:value-type="float">
            <text:p>91.6800000000004</text:p>
          </table:table-cell>
          <table:table-cell office:value-type="float" office:value="104.080000000001" calcext:value-type="float">
            <text:p>104.080000000001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formula="of:=IF(ABS([.E115]-[.F115])&lt;3;1;0)" office:value-type="float" office:value="0" calcext:value-type="float">
            <text:p>0</text:p>
          </table:table-cell>
          <table:table-cell table:formula="of:=IF(ABS([.E115]-[.F115])&lt;3;1;0)" office:value-type="float" office:value="0" calcext:value-type="float">
            <text:p>0</text:p>
          </table:table-cell>
          <table:table-cell office:value-type="float" office:value="100.42" calcext:value-type="float">
            <text:p>100.42</text:p>
          </table:table-cell>
          <table:table-cell office:value-type="float" office:value="110.920000000001" calcext:value-type="float">
            <text:p>110.920000000001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formula="of:=IF(ABS([.E116]-[.F116])&lt;3;1;0)" office:value-type="float" office:value="0" calcext:value-type="float">
            <text:p>0</text:p>
          </table:table-cell>
          <table:table-cell table:formula="of:=IF(ABS([.E116]-[.F116])&lt;3;1;0)" office:value-type="float" office:value="0" calcext:value-type="float">
            <text:p>0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7.760000000001" calcext:value-type="float">
            <text:p>117.760000000001</text:p>
          </table:table-cell>
          <table:table-cell table:number-columns-repeated="99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formula="of:=IF(ABS([.E117]-[.F117])&lt;3;1;0)" office:value-type="float" office:value="0" calcext:value-type="float">
            <text:p>0</text:p>
          </table:table-cell>
          <table:table-cell table:formula="of:=IF(ABS([.E117]-[.F117])&lt;3;1;0)" office:value-type="float" office:value="0" calcext:value-type="float">
            <text:p>0</text:p>
          </table:table-cell>
          <table:table-cell office:value-type="float" office:value="117.9" calcext:value-type="float">
            <text:p>117.9</text:p>
          </table:table-cell>
          <table:table-cell office:value-type="float" office:value="124.600000000001" calcext:value-type="float">
            <text:p>124.600000000001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formula="of:=IF(ABS([.E118]-[.F118])&lt;3;1;0)" office:value-type="float" office:value="0" calcext:value-type="float">
            <text:p>0</text:p>
          </table:table-cell>
          <table:table-cell table:formula="of:=IF(ABS([.E118]-[.F118])&lt;3;1;0)" office:value-type="float" office:value="0" calcext:value-type="float">
            <text:p>0</text:p>
          </table:table-cell>
          <table:table-cell office:value-type="float" office:value="126.64" calcext:value-type="float">
            <text:p>126.64</text:p>
          </table:table-cell>
          <table:table-cell office:value-type="float" office:value="131.440000000001" calcext:value-type="float">
            <text:p>131.440000000001</text:p>
          </table:table-cell>
          <table:table-cell table:number-columns-repeated="99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formula="of:=IF(ABS([.E119]-[.F119])&lt;3;1;0)" office:value-type="float" office:value="1" calcext:value-type="float">
            <text:p>1</text:p>
          </table:table-cell>
          <table:table-cell table:formula="of:=IF(ABS([.E119]-[.F119])&lt;3;1;0)" office:value-type="float" office:value="1" calcext:value-type="float">
            <text:p>1</text:p>
          </table:table-cell>
          <table:table-cell office:value-type="float" office:value="135.38" calcext:value-type="float">
            <text:p>135.38</text:p>
          </table:table-cell>
          <table:table-cell office:value-type="float" office:value="138.280000000001" calcext:value-type="float">
            <text:p>138.280000000001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formula="of:=IF(ABS([.E120]-[.F120])&lt;3;1;0)" office:value-type="float" office:value="1" calcext:value-type="float">
            <text:p>1</text:p>
          </table:table-cell>
          <table:table-cell table:formula="of:=IF(ABS([.E120]-[.F120])&lt;3;1;0)" office:value-type="float" office:value="1" calcext:value-type="float">
            <text:p>1</text:p>
          </table:table-cell>
          <table:table-cell office:value-type="float" office:value="144.12" calcext:value-type="float">
            <text:p>144.12</text:p>
          </table:table-cell>
          <table:table-cell office:value-type="float" office:value="145.120000000001" calcext:value-type="float">
            <text:p>145.120000000001</text:p>
          </table:table-cell>
          <table:table-cell table:number-columns-repeated="99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formula="of:=IF(ABS([.E121]-[.F121])&lt;3;1;0)" office:value-type="float" office:value="1" calcext:value-type="float">
            <text:p>1</text:p>
          </table:table-cell>
          <table:table-cell table:formula="of:=IF(ABS([.E121]-[.F121])&lt;3;1;0)" office:value-type="float" office:value="1" calcext:value-type="float">
            <text:p>1</text:p>
          </table:table-cell>
          <table:table-cell office:value-type="float" office:value="152.86" calcext:value-type="float">
            <text:p>152.86</text:p>
          </table:table-cell>
          <table:table-cell office:value-type="float" office:value="151.960000000001" calcext:value-type="float">
            <text:p>151.960000000001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IF(ABS([.E122]-[.F122])&lt;3;1;0)" office:value-type="float" office:value="1" calcext:value-type="float">
            <text:p>1</text:p>
          </table:table-cell>
          <table:table-cell table:formula="of:=IF(ABS([.E122]-[.F122])&lt;3;1;0)" office:value-type="float" office:value="1" calcext:value-type="float">
            <text:p>1</text:p>
          </table:table-cell>
          <table:table-cell office:value-type="float" office:value="161.6" calcext:value-type="float">
            <text:p>161.6</text:p>
          </table:table-cell>
          <table:table-cell office:value-type="float" office:value="158.800000000001" calcext:value-type="float">
            <text:p>158.800000000001</text:p>
          </table:table-cell>
          <table:table-cell table:number-columns-repeated="99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formula="of:=IF(ABS([.E123]-[.F123])&lt;3;1;0)" office:value-type="float" office:value="0" calcext:value-type="float">
            <text:p>0</text:p>
          </table:table-cell>
          <table:table-cell table:formula="of:=IF(ABS([.E123]-[.F123])&lt;3;1;0)" office:value-type="float" office:value="0" calcext:value-type="float">
            <text:p>0</text:p>
          </table:table-cell>
          <table:table-cell office:value-type="float" office:value="170.340000000001" calcext:value-type="float">
            <text:p>170.340000000001</text:p>
          </table:table-cell>
          <table:table-cell office:value-type="float" office:value="165.640000000001" calcext:value-type="float">
            <text:p>165.640000000001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formula="of:=IF(ABS([.E124]-[.F124])&lt;3;1;0)" office:value-type="float" office:value="0" calcext:value-type="float">
            <text:p>0</text:p>
          </table:table-cell>
          <table:table-cell table:formula="of:=IF(ABS([.E124]-[.F124])&lt;3;1;0)" office:value-type="float" office:value="0" calcext:value-type="float">
            <text:p>0</text:p>
          </table:table-cell>
          <table:table-cell office:value-type="float" office:value="179.080000000001" calcext:value-type="float">
            <text:p>179.080000000001</text:p>
          </table:table-cell>
          <table:table-cell office:value-type="float" office:value="172.480000000001" calcext:value-type="float">
            <text:p>172.480000000001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formula="of:=IF(ABS([.E125]-[.F125])&lt;3;1;0)" office:value-type="float" office:value="0" calcext:value-type="float">
            <text:p>0</text:p>
          </table:table-cell>
          <table:table-cell table:formula="of:=IF(ABS([.E125]-[.F125])&lt;3;1;0)" office:value-type="float" office:value="0" calcext:value-type="float">
            <text:p>0</text:p>
          </table:table-cell>
          <table:table-cell office:value-type="float" office:value="187.820000000001" calcext:value-type="float">
            <text:p>187.820000000001</text:p>
          </table:table-cell>
          <table:table-cell office:value-type="float" office:value="179.320000000001" calcext:value-type="float">
            <text:p>179.320000000001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formula="of:=IF(ABS([.E126]-[.F126])&lt;3;1;0)" office:value-type="float" office:value="0" calcext:value-type="float">
            <text:p>0</text:p>
          </table:table-cell>
          <table:table-cell table:formula="of:=IF(ABS([.E126]-[.F126])&lt;3;1;0)" office:value-type="float" office:value="0" calcext:value-type="float">
            <text:p>0</text:p>
          </table:table-cell>
          <table:table-cell office:value-type="float" office:value="196.560000000001" calcext:value-type="float">
            <text:p>196.560000000001</text:p>
          </table:table-cell>
          <table:table-cell office:value-type="float" office:value="186.160000000001" calcext:value-type="float">
            <text:p>186.160000000001</text:p>
          </table:table-cell>
          <table:table-cell table:number-columns-repeated="99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formula="of:=IF(ABS([.E127]-[.F127])&lt;3;1;0)" office:value-type="float" office:value="0" calcext:value-type="float">
            <text:p>0</text:p>
          </table:table-cell>
          <table:table-cell table:formula="of:=IF(ABS([.E127]-[.F127])&lt;3;1;0)" office:value-type="float" office:value="0" calcext:value-type="float">
            <text:p>0</text:p>
          </table:table-cell>
          <table:table-cell office:value-type="float" office:value="205.300000000001" calcext:value-type="float">
            <text:p>205.300000000001</text:p>
          </table:table-cell>
          <table:table-cell office:value-type="float" office:value="193.000000000001" calcext:value-type="float">
            <text:p>193.000000000001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formula="of:=IF(ABS([.E128]-[.F128])&lt;3;1;0)" office:value-type="float" office:value="0" calcext:value-type="float">
            <text:p>0</text:p>
          </table:table-cell>
          <table:table-cell table:formula="of:=IF(ABS([.E128]-[.F128])&lt;3;1;0)" office:value-type="float" office:value="0" calcext:value-type="float">
            <text:p>0</text:p>
          </table:table-cell>
          <table:table-cell office:value-type="float" office:value="214.040000000001" calcext:value-type="float">
            <text:p>214.040000000001</text:p>
          </table:table-cell>
          <table:table-cell office:value-type="float" office:value="199.840000000001" calcext:value-type="float">
            <text:p>199.840000000001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formula="of:=IF(ABS([.E129]-[.F129])&lt;3;1;0)" office:value-type="float" office:value="0" calcext:value-type="float">
            <text:p>0</text:p>
          </table:table-cell>
          <table:table-cell table:formula="of:=IF(ABS([.E129]-[.F129])&lt;3;1;0)" office:value-type="float" office:value="0" calcext:value-type="float">
            <text:p>0</text:p>
          </table:table-cell>
          <table:table-cell office:value-type="float" office:value="222.780000000001" calcext:value-type="float">
            <text:p>222.780000000001</text:p>
          </table:table-cell>
          <table:table-cell office:value-type="float" office:value="206.680000000001" calcext:value-type="float">
            <text:p>206.680000000001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formula="of:=IF(ABS([.E130]-[.F130])&lt;3;1;0)" office:value-type="float" office:value="0" calcext:value-type="float">
            <text:p>0</text:p>
          </table:table-cell>
          <table:table-cell table:formula="of:=IF(ABS([.E130]-[.F130])&lt;3;1;0)" office:value-type="float" office:value="0" calcext:value-type="float">
            <text:p>0</text:p>
          </table:table-cell>
          <table:table-cell office:value-type="float" office:value="231.520000000001" calcext:value-type="float">
            <text:p>231.520000000001</text:p>
          </table:table-cell>
          <table:table-cell office:value-type="float" office:value="213.520000000001" calcext:value-type="float">
            <text:p>213.520000000001</text:p>
          </table:table-cell>
          <table:table-cell table:number-columns-repeated="99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formula="of:=IF(ABS([.E131]-[.F131])&lt;3;1;0)" office:value-type="float" office:value="0" calcext:value-type="float">
            <text:p>0</text:p>
          </table:table-cell>
          <table:table-cell table:formula="of:=IF(ABS([.E131]-[.F131])&lt;3;1;0)" office:value-type="float" office:value="0" calcext:value-type="float">
            <text:p>0</text:p>
          </table:table-cell>
          <table:table-cell office:value-type="float" office:value="238.360000000001" calcext:value-type="float">
            <text:p>238.360000000001</text:p>
          </table:table-cell>
          <table:table-cell office:value-type="float" office:value="220.360000000001" calcext:value-type="float">
            <text:p>220.360000000001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formula="of:=IF(ABS([.E132]-[.F132])&lt;3;1;0)" office:value-type="float" office:value="0" calcext:value-type="float">
            <text:p>0</text:p>
          </table:table-cell>
          <table:table-cell table:formula="of:=IF(ABS([.E132]-[.F132])&lt;3;1;0)" office:value-type="float" office:value="0" calcext:value-type="float">
            <text:p>0</text:p>
          </table:table-cell>
          <table:table-cell office:value-type="float" office:value="245.200000000001" calcext:value-type="float">
            <text:p>245.200000000001</text:p>
          </table:table-cell>
          <table:table-cell office:value-type="float" office:value="227.200000000001" calcext:value-type="float">
            <text:p>227.200000000001</text:p>
          </table:table-cell>
          <table:table-cell table:number-columns-repeated="99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formula="of:=IF(ABS([.E133]-[.F133])&lt;3;1;0)" office:value-type="float" office:value="0" calcext:value-type="float">
            <text:p>0</text:p>
          </table:table-cell>
          <table:table-cell table:formula="of:=IF(ABS([.E133]-[.F133])&lt;3;1;0)" office:value-type="float" office:value="0" calcext:value-type="float">
            <text:p>0</text:p>
          </table:table-cell>
          <table:table-cell office:value-type="float" office:value="252.040000000001" calcext:value-type="float">
            <text:p>252.040000000001</text:p>
          </table:table-cell>
          <table:table-cell office:value-type="float" office:value="234.040000000001" calcext:value-type="float">
            <text:p>234.040000000001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formula="of:=IF(ABS([.E134]-[.F134])&lt;3;1;0)" office:value-type="float" office:value="0" calcext:value-type="float">
            <text:p>0</text:p>
          </table:table-cell>
          <table:table-cell table:formula="of:=IF(ABS([.E134]-[.F134])&lt;3;1;0)" office:value-type="float" office:value="0" calcext:value-type="float">
            <text:p>0</text:p>
          </table:table-cell>
          <table:table-cell office:value-type="float" office:value="258.880000000001" calcext:value-type="float">
            <text:p>258.880000000001</text:p>
          </table:table-cell>
          <table:table-cell office:value-type="float" office:value="240.880000000001" calcext:value-type="float">
            <text:p>240.880000000001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formula="of:=IF(ABS([.E135]-[.F135])&lt;3;1;0)" office:value-type="float" office:value="0" calcext:value-type="float">
            <text:p>0</text:p>
          </table:table-cell>
          <table:table-cell table:formula="of:=IF(ABS([.E135]-[.F135])&lt;3;1;0)" office:value-type="float" office:value="0" calcext:value-type="float">
            <text:p>0</text:p>
          </table:table-cell>
          <table:table-cell office:value-type="float" office:value="265.720000000001" calcext:value-type="float">
            <text:p>265.720000000001</text:p>
          </table:table-cell>
          <table:table-cell office:value-type="float" office:value="247.720000000001" calcext:value-type="float">
            <text:p>247.720000000001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formula="of:=IF(ABS([.E136]-[.F136])&lt;3;1;0)" office:value-type="float" office:value="0" calcext:value-type="float">
            <text:p>0</text:p>
          </table:table-cell>
          <table:table-cell table:formula="of:=IF(ABS([.E136]-[.F136])&lt;3;1;0)" office:value-type="float" office:value="0" calcext:value-type="float">
            <text:p>0</text:p>
          </table:table-cell>
          <table:table-cell office:value-type="float" office:value="272.560000000001" calcext:value-type="float">
            <text:p>272.560000000001</text:p>
          </table:table-cell>
          <table:table-cell office:value-type="float" office:value="254.560000000001" calcext:value-type="float">
            <text:p>254.560000000001</text:p>
          </table:table-cell>
          <table:table-cell table:number-columns-repeated="99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formula="of:=IF(ABS([.E137]-[.F137])&lt;3;1;0)" office:value-type="float" office:value="0" calcext:value-type="float">
            <text:p>0</text:p>
          </table:table-cell>
          <table:table-cell table:formula="of:=IF(ABS([.E137]-[.F137])&lt;3;1;0)" office:value-type="float" office:value="0" calcext:value-type="float">
            <text:p>0</text:p>
          </table:table-cell>
          <table:table-cell office:value-type="float" office:value="279.400000000001" calcext:value-type="float">
            <text:p>279.400000000001</text:p>
          </table:table-cell>
          <table:table-cell office:value-type="float" office:value="261.400000000001" calcext:value-type="float">
            <text:p>261.400000000001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formula="of:=IF(ABS([.E138]-[.F138])&lt;3;1;0)" office:value-type="float" office:value="0" calcext:value-type="float">
            <text:p>0</text:p>
          </table:table-cell>
          <table:table-cell table:formula="of:=IF(ABS([.E138]-[.F138])&lt;3;1;0)" office:value-type="float" office:value="0" calcext:value-type="float">
            <text:p>0</text:p>
          </table:table-cell>
          <table:table-cell office:value-type="float" office:value="286.240000000001" calcext:value-type="float">
            <text:p>286.240000000001</text:p>
          </table:table-cell>
          <table:table-cell office:value-type="float" office:value="268.240000000002" calcext:value-type="float">
            <text:p>268.240000000002</text:p>
          </table:table-cell>
          <table:table-cell table:number-columns-repeated="99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formula="of:=IF(ABS([.E139]-[.F139])&lt;3;1;0)" office:value-type="float" office:value="0" calcext:value-type="float">
            <text:p>0</text:p>
          </table:table-cell>
          <table:table-cell table:formula="of:=IF(ABS([.E139]-[.F139])&lt;3;1;0)" office:value-type="float" office:value="0" calcext:value-type="float">
            <text:p>0</text:p>
          </table:table-cell>
          <table:table-cell office:value-type="float" office:value="293.080000000001" calcext:value-type="float">
            <text:p>293.080000000001</text:p>
          </table:table-cell>
          <table:table-cell office:value-type="float" office:value="275.080000000002" calcext:value-type="float">
            <text:p>275.080000000002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formula="of:=IF(ABS([.E140]-[.F140])&lt;3;1;0)" office:value-type="float" office:value="0" calcext:value-type="float">
            <text:p>0</text:p>
          </table:table-cell>
          <table:table-cell table:formula="of:=IF(ABS([.E140]-[.F140])&lt;3;1;0)" office:value-type="float" office:value="0" calcext:value-type="float">
            <text:p>0</text:p>
          </table:table-cell>
          <table:table-cell office:value-type="float" office:value="299.920000000001" calcext:value-type="float">
            <text:p>299.920000000001</text:p>
          </table:table-cell>
          <table:table-cell office:value-type="float" office:value="281.920000000002" calcext:value-type="float">
            <text:p>281.920000000002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formula="of:=IF(ABS([.E141]-[.F141])&lt;3;1;0)" office:value-type="float" office:value="0" calcext:value-type="float">
            <text:p>0</text:p>
          </table:table-cell>
          <table:table-cell table:formula="of:=IF(ABS([.E141]-[.F141])&lt;3;1;0)" office:value-type="float" office:value="0" calcext:value-type="float">
            <text:p>0</text:p>
          </table:table-cell>
          <table:table-cell office:value-type="float" office:value="306.760000000001" calcext:value-type="float">
            <text:p>306.760000000001</text:p>
          </table:table-cell>
          <table:table-cell office:value-type="float" office:value="288.760000000002" calcext:value-type="float">
            <text:p>288.760000000002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formula="of:=IF(ABS([.E142]-[.F142])&lt;3;1;0)" office:value-type="float" office:value="0" calcext:value-type="float">
            <text:p>0</text:p>
          </table:table-cell>
          <table:table-cell table:formula="of:=IF(ABS([.E142]-[.F142])&lt;3;1;0)" office:value-type="float" office:value="0" calcext:value-type="float">
            <text:p>0</text:p>
          </table:table-cell>
          <table:table-cell office:value-type="float" office:value="313.600000000001" calcext:value-type="float">
            <text:p>313.600000000001</text:p>
          </table:table-cell>
          <table:table-cell office:value-type="float" office:value="295.600000000002" calcext:value-type="float">
            <text:p>295.600000000002</text:p>
          </table:table-cell>
          <table:table-cell table:number-columns-repeated="99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formula="of:=IF(ABS([.E143]-[.F143])&lt;3;1;0)" office:value-type="float" office:value="0" calcext:value-type="float">
            <text:p>0</text:p>
          </table:table-cell>
          <table:table-cell table:formula="of:=IF(ABS([.E143]-[.F143])&lt;3;1;0)" office:value-type="float" office:value="0" calcext:value-type="float">
            <text:p>0</text:p>
          </table:table-cell>
          <table:table-cell office:value-type="float" office:value="320.440000000001" calcext:value-type="float">
            <text:p>320.440000000001</text:p>
          </table:table-cell>
          <table:table-cell office:value-type="float" office:value="302.440000000002" calcext:value-type="float">
            <text:p>302.440000000002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formula="of:=IF(ABS([.E144]-[.F144])&lt;3;1;0)" office:value-type="float" office:value="0" calcext:value-type="float">
            <text:p>0</text:p>
          </table:table-cell>
          <table:table-cell table:formula="of:=IF(ABS([.E144]-[.F144])&lt;3;1;0)" office:value-type="float" office:value="0" calcext:value-type="float">
            <text:p>0</text:p>
          </table:table-cell>
          <table:table-cell office:value-type="float" office:value="327.280000000001" calcext:value-type="float">
            <text:p>327.280000000001</text:p>
          </table:table-cell>
          <table:table-cell office:value-type="float" office:value="309.280000000002" calcext:value-type="float">
            <text:p>309.280000000002</text:p>
          </table:table-cell>
          <table:table-cell table:number-columns-repeated="99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formula="of:=IF(ABS([.E145]-[.F145])&lt;3;1;0)" office:value-type="float" office:value="0" calcext:value-type="float">
            <text:p>0</text:p>
          </table:table-cell>
          <table:table-cell table:formula="of:=IF(ABS([.E145]-[.F145])&lt;3;1;0)" office:value-type="float" office:value="0" calcext:value-type="float">
            <text:p>0</text:p>
          </table:table-cell>
          <table:table-cell office:value-type="float" office:value="334.120000000001" calcext:value-type="float">
            <text:p>334.120000000001</text:p>
          </table:table-cell>
          <table:table-cell office:value-type="float" office:value="316.120000000002" calcext:value-type="float">
            <text:p>316.120000000002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formula="of:=IF(ABS([.E146]-[.F146])&lt;3;1;0)" office:value-type="float" office:value="0" calcext:value-type="float">
            <text:p>0</text:p>
          </table:table-cell>
          <table:table-cell table:formula="of:=IF(ABS([.E146]-[.F146])&lt;3;1;0)" office:value-type="float" office:value="0" calcext:value-type="float">
            <text:p>0</text:p>
          </table:table-cell>
          <table:table-cell office:value-type="float" office:value="340.960000000001" calcext:value-type="float">
            <text:p>340.960000000001</text:p>
          </table:table-cell>
          <table:table-cell office:value-type="float" office:value="322.960000000001" calcext:value-type="float">
            <text:p>322.960000000001</text:p>
          </table:table-cell>
          <table:table-cell table:number-columns-repeated="99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formula="of:=IF(ABS([.E147]-[.F147])&lt;3;1;0)" office:value-type="float" office:value="0" calcext:value-type="float">
            <text:p>0</text:p>
          </table:table-cell>
          <table:table-cell table:formula="of:=IF(ABS([.E147]-[.F147])&lt;3;1;0)" office:value-type="float" office:value="0" calcext:value-type="float">
            <text:p>0</text:p>
          </table:table-cell>
          <table:table-cell office:value-type="float" office:value="347.8" calcext:value-type="float">
            <text:p>347.8</text:p>
          </table:table-cell>
          <table:table-cell office:value-type="float" office:value="329.800000000001" calcext:value-type="float">
            <text:p>329.800000000001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formula="of:=IF(ABS([.E148]-[.F148])&lt;3;1;0)" office:value-type="float" office:value="0" calcext:value-type="float">
            <text:p>0</text:p>
          </table:table-cell>
          <table:table-cell table:formula="of:=IF(ABS([.E148]-[.F148])&lt;3;1;0)" office:value-type="float" office:value="0" calcext:value-type="float">
            <text:p>0</text:p>
          </table:table-cell>
          <table:table-cell office:value-type="float" office:value="354.64" calcext:value-type="float">
            <text:p>354.64</text:p>
          </table:table-cell>
          <table:table-cell office:value-type="float" office:value="336.640000000001" calcext:value-type="float">
            <text:p>336.640000000001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formula="of:=IF(ABS([.E149]-[.F149])&lt;3;1;0)" office:value-type="float" office:value="0" calcext:value-type="float">
            <text:p>0</text:p>
          </table:table-cell>
          <table:table-cell table:formula="of:=IF(ABS([.E149]-[.F149])&lt;3;1;0)" office:value-type="float" office:value="0" calcext:value-type="float">
            <text:p>0</text:p>
          </table:table-cell>
          <table:table-cell office:value-type="float" office:value="1.48000000000025" calcext:value-type="float">
            <text:p>1.48000000000025</text:p>
          </table:table-cell>
          <table:table-cell office:value-type="float" office:value="343.480000000001" calcext:value-type="float">
            <text:p>343.480000000001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formula="of:=IF(ABS([.E150]-[.F150])&lt;3;1;0)" office:value-type="float" office:value="0" calcext:value-type="float">
            <text:p>0</text:p>
          </table:table-cell>
          <table:table-cell table:formula="of:=IF(ABS([.E150]-[.F150])&lt;3;1;0)" office:value-type="float" office:value="0" calcext:value-type="float">
            <text:p>0</text:p>
          </table:table-cell>
          <table:table-cell office:value-type="float" office:value="8.32000000000016" calcext:value-type="float">
            <text:p>8.32000000000016</text:p>
          </table:table-cell>
          <table:table-cell office:value-type="float" office:value="350.320000000001" calcext:value-type="float">
            <text:p>350.320000000001</text:p>
          </table:table-cell>
          <table:table-cell table:number-columns-repeated="99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formula="of:=IF(ABS([.E151]-[.F151])&lt;3;1;0)" office:value-type="float" office:value="0" calcext:value-type="float">
            <text:p>0</text:p>
          </table:table-cell>
          <table:table-cell table:formula="of:=IF(ABS([.E151]-[.F151])&lt;3;1;0)" office:value-type="float" office:value="0" calcext:value-type="float">
            <text:p>0</text:p>
          </table:table-cell>
          <table:table-cell office:value-type="float" office:value="15.1600000000001" calcext:value-type="float">
            <text:p>15.1600000000001</text:p>
          </table:table-cell>
          <table:table-cell office:value-type="float" office:value="357.160000000001" calcext:value-type="float">
            <text:p>357.160000000001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formula="of:=IF(ABS([.E152]-[.F152])&lt;3;1;0)" office:value-type="float" office:value="0" calcext:value-type="float">
            <text:p>0</text:p>
          </table:table-cell>
          <table:table-cell table:formula="of:=IF(ABS([.E152]-[.F152])&lt;3;1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.00000000000091" calcext:value-type="float">
            <text:p>4.00000000000091</text:p>
          </table:table-cell>
          <table:table-cell table:number-columns-repeated="99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formula="of:=IF(ABS([.E153]-[.F153])&lt;3;1;0)" office:value-type="float" office:value="0" calcext:value-type="float">
            <text:p>0</text:p>
          </table:table-cell>
          <table:table-cell table:formula="of:=IF(ABS([.E153]-[.F153])&lt;3;1;0)" office:value-type="float" office:value="0" calcext:value-type="float">
            <text:p>0</text:p>
          </table:table-cell>
          <table:table-cell office:value-type="float" office:value="28.8399999999999" calcext:value-type="float">
            <text:p>28.8399999999999</text:p>
          </table:table-cell>
          <table:table-cell office:value-type="float" office:value="10.8400000000008" calcext:value-type="float">
            <text:p>10.8400000000008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formula="of:=IF(ABS([.E154]-[.F154])&lt;3;1;0)" office:value-type="float" office:value="0" calcext:value-type="float">
            <text:p>0</text:p>
          </table:table-cell>
          <table:table-cell table:formula="of:=IF(ABS([.E154]-[.F154])&lt;3;1;0)" office:value-type="float" office:value="0" calcext:value-type="float">
            <text:p>0</text:p>
          </table:table-cell>
          <table:table-cell office:value-type="float" office:value="35.6799999999998" calcext:value-type="float">
            <text:p>35.6799999999998</text:p>
          </table:table-cell>
          <table:table-cell office:value-type="float" office:value="17.6800000000007" calcext:value-type="float">
            <text:p>17.6800000000007</text:p>
          </table:table-cell>
          <table:table-cell table:number-columns-repeated="99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formula="of:=IF(ABS([.E155]-[.F155])&lt;3;1;0)" office:value-type="float" office:value="0" calcext:value-type="float">
            <text:p>0</text:p>
          </table:table-cell>
          <table:table-cell table:formula="of:=IF(ABS([.E155]-[.F155])&lt;3;1;0)" office:value-type="float" office:value="0" calcext:value-type="float">
            <text:p>0</text:p>
          </table:table-cell>
          <table:table-cell office:value-type="float" office:value="42.5199999999998" calcext:value-type="float">
            <text:p>42.5199999999998</text:p>
          </table:table-cell>
          <table:table-cell office:value-type="float" office:value="24.5200000000007" calcext:value-type="float">
            <text:p>24.5200000000007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formula="of:=IF(ABS([.E156]-[.F156])&lt;3;1;0)" office:value-type="float" office:value="0" calcext:value-type="float">
            <text:p>0</text:p>
          </table:table-cell>
          <table:table-cell table:formula="of:=IF(ABS([.E156]-[.F156])&lt;3;1;0)" office:value-type="float" office:value="0" calcext:value-type="float">
            <text:p>0</text:p>
          </table:table-cell>
          <table:table-cell office:value-type="float" office:value="49.3599999999997" calcext:value-type="float">
            <text:p>49.3599999999997</text:p>
          </table:table-cell>
          <table:table-cell office:value-type="float" office:value="31.3600000000006" calcext:value-type="float">
            <text:p>31.3600000000006</text:p>
          </table:table-cell>
          <table:table-cell table:number-columns-repeated="99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formula="of:=IF(ABS([.E157]-[.F157])&lt;3;1;0)" office:value-type="float" office:value="0" calcext:value-type="float">
            <text:p>0</text:p>
          </table:table-cell>
          <table:table-cell table:formula="of:=IF(ABS([.E157]-[.F157])&lt;3;1;0)" office:value-type="float" office:value="0" calcext:value-type="float">
            <text:p>0</text:p>
          </table:table-cell>
          <table:table-cell office:value-type="float" office:value="56.1999999999996" calcext:value-type="float">
            <text:p>56.1999999999996</text:p>
          </table:table-cell>
          <table:table-cell office:value-type="float" office:value="38.2000000000005" calcext:value-type="float">
            <text:p>38.2000000000005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formula="of:=IF(ABS([.E158]-[.F158])&lt;3;1;0)" office:value-type="float" office:value="0" calcext:value-type="float">
            <text:p>0</text:p>
          </table:table-cell>
          <table:table-cell table:formula="of:=IF(ABS([.E158]-[.F158])&lt;3;1;0)" office:value-type="float" office:value="0" calcext:value-type="float">
            <text:p>0</text:p>
          </table:table-cell>
          <table:table-cell office:value-type="float" office:value="63.0399999999995" calcext:value-type="float">
            <text:p>63.0399999999995</text:p>
          </table:table-cell>
          <table:table-cell office:value-type="float" office:value="45.0400000000004" calcext:value-type="float">
            <text:p>45.0400000000004</text:p>
          </table:table-cell>
          <table:table-cell table:number-columns-repeated="99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formula="of:=IF(ABS([.E159]-[.F159])&lt;3;1;0)" office:value-type="float" office:value="0" calcext:value-type="float">
            <text:p>0</text:p>
          </table:table-cell>
          <table:table-cell table:formula="of:=IF(ABS([.E159]-[.F159])&lt;3;1;0)" office:value-type="float" office:value="0" calcext:value-type="float">
            <text:p>0</text:p>
          </table:table-cell>
          <table:table-cell office:value-type="float" office:value="69.8799999999994" calcext:value-type="float">
            <text:p>69.8799999999994</text:p>
          </table:table-cell>
          <table:table-cell office:value-type="float" office:value="51.8800000000003" calcext:value-type="float">
            <text:p>51.8800000000003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formula="of:=IF(ABS([.E160]-[.F160])&lt;3;1;0)" office:value-type="float" office:value="0" calcext:value-type="float">
            <text:p>0</text:p>
          </table:table-cell>
          <table:table-cell table:formula="of:=IF(ABS([.E160]-[.F160])&lt;3;1;0)" office:value-type="float" office:value="0" calcext:value-type="float">
            <text:p>0</text:p>
          </table:table-cell>
          <table:table-cell office:value-type="float" office:value="76.7199999999994" calcext:value-type="float">
            <text:p>76.7199999999994</text:p>
          </table:table-cell>
          <table:table-cell office:value-type="float" office:value="58.7200000000003" calcext:value-type="float">
            <text:p>58.7200000000003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formula="of:=IF(ABS([.E161]-[.F161])&lt;3;1;0)" office:value-type="float" office:value="0" calcext:value-type="float">
            <text:p>0</text:p>
          </table:table-cell>
          <table:table-cell table:formula="of:=IF(ABS([.E161]-[.F161])&lt;3;1;0)" office:value-type="float" office:value="0" calcext:value-type="float">
            <text:p>0</text:p>
          </table:table-cell>
          <table:table-cell office:value-type="float" office:value="83.5599999999993" calcext:value-type="float">
            <text:p>83.5599999999993</text:p>
          </table:table-cell>
          <table:table-cell office:value-type="float" office:value="65.5600000000002" calcext:value-type="float">
            <text:p>65.5600000000002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formula="of:=IF(ABS([.E162]-[.F162])&lt;3;1;0)" office:value-type="float" office:value="0" calcext:value-type="float">
            <text:p>0</text:p>
          </table:table-cell>
          <table:table-cell table:formula="of:=IF(ABS([.E162]-[.F162])&lt;3;1;0)" office:value-type="float" office:value="0" calcext:value-type="float">
            <text:p>0</text:p>
          </table:table-cell>
          <table:table-cell office:value-type="float" office:value="90.3999999999992" calcext:value-type="float">
            <text:p>90.3999999999992</text:p>
          </table:table-cell>
          <table:table-cell office:value-type="float" office:value="72.4000000000001" calcext:value-type="float">
            <text:p>72.4000000000001</text:p>
          </table:table-cell>
          <table:table-cell table:number-columns-repeated="99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formula="of:=IF(ABS([.E163]-[.F163])&lt;3;1;0)" office:value-type="float" office:value="0" calcext:value-type="float">
            <text:p>0</text:p>
          </table:table-cell>
          <table:table-cell table:formula="of:=IF(ABS([.E163]-[.F163])&lt;3;1;0)" office:value-type="float" office:value="0" calcext:value-type="float">
            <text:p>0</text:p>
          </table:table-cell>
          <table:table-cell office:value-type="float" office:value="97.2399999999991" calcext:value-type="float">
            <text:p>97.2399999999991</text:p>
          </table:table-cell>
          <table:table-cell office:value-type="float" office:value="79.24" calcext:value-type="float">
            <text:p>79.2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formula="of:=IF(ABS([.E164]-[.F164])&lt;3;1;0)" office:value-type="float" office:value="0" calcext:value-type="float">
            <text:p>0</text:p>
          </table:table-cell>
          <table:table-cell table:formula="of:=IF(ABS([.E164]-[.F164])&lt;3;1;0)" office:value-type="float" office:value="0" calcext:value-type="float">
            <text:p>0</text:p>
          </table:table-cell>
          <table:table-cell office:value-type="float" office:value="104.079999999999" calcext:value-type="float">
            <text:p>104.079999999999</text:p>
          </table:table-cell>
          <table:table-cell office:value-type="float" office:value="86.0799999999999" calcext:value-type="float">
            <text:p>86.0799999999999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formula="of:=IF(ABS([.E165]-[.F165])&lt;3;1;0)" office:value-type="float" office:value="0" calcext:value-type="float">
            <text:p>0</text:p>
          </table:table-cell>
          <table:table-cell table:formula="of:=IF(ABS([.E165]-[.F165])&lt;3;1;0)" office:value-type="float" office:value="0" calcext:value-type="float">
            <text:p>0</text:p>
          </table:table-cell>
          <table:table-cell office:value-type="float" office:value="110.919999999999" calcext:value-type="float">
            <text:p>110.919999999999</text:p>
          </table:table-cell>
          <table:table-cell office:value-type="float" office:value="94.8199999999999" calcext:value-type="float">
            <text:p>94.8199999999999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formula="of:=IF(ABS([.E166]-[.F166])&lt;3;1;0)" office:value-type="float" office:value="0" calcext:value-type="float">
            <text:p>0</text:p>
          </table:table-cell>
          <table:table-cell table:formula="of:=IF(ABS([.E166]-[.F166])&lt;3;1;0)" office:value-type="float" office:value="0" calcext:value-type="float">
            <text:p>0</text:p>
          </table:table-cell>
          <table:table-cell office:value-type="float" office:value="117.759999999999" calcext:value-type="float">
            <text:p>117.759999999999</text:p>
          </table:table-cell>
          <table:table-cell office:value-type="float" office:value="103.56" calcext:value-type="float">
            <text:p>103.56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formula="of:=IF(ABS([.E167]-[.F167])&lt;3;1;0)" office:value-type="float" office:value="0" calcext:value-type="float">
            <text:p>0</text:p>
          </table:table-cell>
          <table:table-cell table:formula="of:=IF(ABS([.E167]-[.F167])&lt;3;1;0)" office:value-type="float" office:value="0" calcext:value-type="float">
            <text:p>0</text:p>
          </table:table-cell>
          <table:table-cell office:value-type="float" office:value="124.599999999999" calcext:value-type="float">
            <text:p>124.599999999999</text:p>
          </table:table-cell>
          <table:table-cell office:value-type="float" office:value="112.3" calcext:value-type="float">
            <text:p>112.3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formula="of:=IF(ABS([.E168]-[.F168])&lt;3;1;0)" office:value-type="float" office:value="0" calcext:value-type="float">
            <text:p>0</text:p>
          </table:table-cell>
          <table:table-cell table:formula="of:=IF(ABS([.E168]-[.F168])&lt;3;1;0)" office:value-type="float" office:value="0" calcext:value-type="float">
            <text:p>0</text:p>
          </table:table-cell>
          <table:table-cell office:value-type="float" office:value="131.439999999999" calcext:value-type="float">
            <text:p>131.439999999999</text:p>
          </table:table-cell>
          <table:table-cell office:value-type="float" office:value="121.04" calcext:value-type="float">
            <text:p>121.04</text:p>
          </table:table-cell>
          <table:table-cell table:number-columns-repeated="99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formula="of:=IF(ABS([.E169]-[.F169])&lt;3;1;0)" office:value-type="float" office:value="0" calcext:value-type="float">
            <text:p>0</text:p>
          </table:table-cell>
          <table:table-cell table:formula="of:=IF(ABS([.E169]-[.F169])&lt;3;1;0)" office:value-type="float" office:value="0" calcext:value-type="float">
            <text:p>0</text:p>
          </table:table-cell>
          <table:table-cell office:value-type="float" office:value="138.279999999999" calcext:value-type="float">
            <text:p>138.279999999999</text:p>
          </table:table-cell>
          <table:table-cell office:value-type="float" office:value="129.78" calcext:value-type="float">
            <text:p>129.7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formula="of:=IF(ABS([.E170]-[.F170])&lt;3;1;0)" office:value-type="float" office:value="0" calcext:value-type="float">
            <text:p>0</text:p>
          </table:table-cell>
          <table:table-cell table:formula="of:=IF(ABS([.E170]-[.F170])&lt;3;1;0)" office:value-type="float" office:value="0" calcext:value-type="float">
            <text:p>0</text:p>
          </table:table-cell>
          <table:table-cell office:value-type="float" office:value="145.119999999999" calcext:value-type="float">
            <text:p>145.119999999999</text:p>
          </table:table-cell>
          <table:table-cell office:value-type="float" office:value="138.52" calcext:value-type="float">
            <text:p>138.52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formula="of:=IF(ABS([.E171]-[.F171])&lt;3;1;0)" office:value-type="float" office:value="0" calcext:value-type="float">
            <text:p>0</text:p>
          </table:table-cell>
          <table:table-cell table:formula="of:=IF(ABS([.E171]-[.F171])&lt;3;1;0)" office:value-type="float" office:value="0" calcext:value-type="float">
            <text:p>0</text:p>
          </table:table-cell>
          <table:table-cell office:value-type="float" office:value="151.959999999998" calcext:value-type="float">
            <text:p>151.959999999998</text:p>
          </table:table-cell>
          <table:table-cell office:value-type="float" office:value="147.26" calcext:value-type="float">
            <text:p>147.2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formula="of:=IF(ABS([.E172]-[.F172])&lt;3;1;0)" office:value-type="float" office:value="1" calcext:value-type="float">
            <text:p>1</text:p>
          </table:table-cell>
          <table:table-cell table:formula="of:=IF(ABS([.E172]-[.F172])&lt;3;1;0)" office:value-type="float" office:value="1" calcext:value-type="float">
            <text:p>1</text:p>
          </table:table-cell>
          <table:table-cell office:value-type="float" office:value="158.799999999998" calcext:value-type="float">
            <text:p>158.799999999998</text:p>
          </table:table-cell>
          <table:table-cell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formula="of:=IF(ABS([.E173]-[.F173])&lt;3;1;0)" office:value-type="float" office:value="1" calcext:value-type="float">
            <text:p>1</text:p>
          </table:table-cell>
          <table:table-cell table:formula="of:=IF(ABS([.E173]-[.F173])&lt;3;1;0)" office:value-type="float" office:value="1" calcext:value-type="float">
            <text:p>1</text:p>
          </table:table-cell>
          <table:table-cell office:value-type="float" office:value="165.639999999998" calcext:value-type="float">
            <text:p>165.639999999998</text:p>
          </table:table-cell>
          <table:table-cell office:value-type="float" office:value="164.74" calcext:value-type="float">
            <text:p>164.7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formula="of:=IF(ABS([.E174]-[.F174])&lt;3;1;0)" office:value-type="float" office:value="1" calcext:value-type="float">
            <text:p>1</text:p>
          </table:table-cell>
          <table:table-cell table:formula="of:=IF(ABS([.E174]-[.F174])&lt;3;1;0)" office:value-type="float" office:value="1" calcext:value-type="float">
            <text:p>1</text:p>
          </table:table-cell>
          <table:table-cell office:value-type="float" office:value="172.479999999998" calcext:value-type="float">
            <text:p>172.479999999998</text:p>
          </table:table-cell>
          <table:table-cell office:value-type="float" office:value="173.48" calcext:value-type="float">
            <text:p>173.48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formula="of:=IF(ABS([.E175]-[.F175])&lt;3;1;0)" office:value-type="float" office:value="1" calcext:value-type="float">
            <text:p>1</text:p>
          </table:table-cell>
          <table:table-cell table:formula="of:=IF(ABS([.E175]-[.F175])&lt;3;1;0)" office:value-type="float" office:value="1" calcext:value-type="float">
            <text:p>1</text:p>
          </table:table-cell>
          <table:table-cell office:value-type="float" office:value="179.319999999998" calcext:value-type="float">
            <text:p>179.319999999998</text:p>
          </table:table-cell>
          <table:table-cell office:value-type="float" office:value="182.22" calcext:value-type="float">
            <text:p>182.22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formula="of:=IF(ABS([.E176]-[.F176])&lt;3;1;0)" office:value-type="float" office:value="0" calcext:value-type="float">
            <text:p>0</text:p>
          </table:table-cell>
          <table:table-cell table:formula="of:=IF(ABS([.E176]-[.F176])&lt;3;1;0)" office:value-type="float" office:value="0" calcext:value-type="float">
            <text:p>0</text:p>
          </table:table-cell>
          <table:table-cell office:value-type="float" office:value="186.159999999998" calcext:value-type="float">
            <text:p>186.159999999998</text:p>
          </table:table-cell>
          <table:table-cell office:value-type="float" office:value="190.96" calcext:value-type="float">
            <text:p>190.96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formula="of:=IF(ABS([.E177]-[.F177])&lt;3;1;0)" office:value-type="float" office:value="0" calcext:value-type="float">
            <text:p>0</text:p>
          </table:table-cell>
          <table:table-cell table:formula="of:=IF(ABS([.E177]-[.F177])&lt;3;1;0)" office:value-type="float" office:value="0" calcext:value-type="float">
            <text:p>0</text:p>
          </table:table-cell>
          <table:table-cell office:value-type="float" office:value="192.999999999998" calcext:value-type="float">
            <text:p>192.999999999998</text:p>
          </table:table-cell>
          <table:table-cell office:value-type="float" office:value="199.7" calcext:value-type="float">
            <text:p>199.7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formula="of:=IF(ABS([.E178]-[.F178])&lt;3;1;0)" office:value-type="float" office:value="0" calcext:value-type="float">
            <text:p>0</text:p>
          </table:table-cell>
          <table:table-cell table:formula="of:=IF(ABS([.E178]-[.F178])&lt;3;1;0)" office:value-type="float" office:value="0" calcext:value-type="float">
            <text:p>0</text:p>
          </table:table-cell>
          <table:table-cell office:value-type="float" office:value="199.839999999998" calcext:value-type="float">
            <text:p>199.839999999998</text:p>
          </table:table-cell>
          <table:table-cell office:value-type="float" office:value="208.44" calcext:value-type="float">
            <text:p>208.44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formula="of:=IF(ABS([.E179]-[.F179])&lt;3;1;0)" office:value-type="float" office:value="0" calcext:value-type="float">
            <text:p>0</text:p>
          </table:table-cell>
          <table:table-cell table:formula="of:=IF(ABS([.E179]-[.F179])&lt;3;1;0)" office:value-type="float" office:value="0" calcext:value-type="float">
            <text:p>0</text:p>
          </table:table-cell>
          <table:table-cell office:value-type="float" office:value="206.679999999998" calcext:value-type="float">
            <text:p>206.679999999998</text:p>
          </table:table-cell>
          <table:table-cell office:value-type="float" office:value="217.18" calcext:value-type="float">
            <text:p>217.18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formula="of:=IF(ABS([.E180]-[.F180])&lt;3;1;0)" office:value-type="float" office:value="0" calcext:value-type="float">
            <text:p>0</text:p>
          </table:table-cell>
          <table:table-cell table:formula="of:=IF(ABS([.E180]-[.F180])&lt;3;1;0)" office:value-type="float" office:value="0" calcext:value-type="float">
            <text:p>0</text:p>
          </table:table-cell>
          <table:table-cell office:value-type="float" office:value="213.519999999998" calcext:value-type="float">
            <text:p>213.519999999998</text:p>
          </table:table-cell>
          <table:table-cell office:value-type="float" office:value="225.92" calcext:value-type="float">
            <text:p>225.92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formula="of:=IF(ABS([.E181]-[.F181])&lt;3;1;0)" office:value-type="float" office:value="0" calcext:value-type="float">
            <text:p>0</text:p>
          </table:table-cell>
          <table:table-cell table:formula="of:=IF(ABS([.E181]-[.F181])&lt;3;1;0)" office:value-type="float" office:value="0" calcext:value-type="float">
            <text:p>0</text:p>
          </table:table-cell>
          <table:table-cell office:value-type="float" office:value="220.359999999998" calcext:value-type="float">
            <text:p>220.359999999998</text:p>
          </table:table-cell>
          <table:table-cell office:value-type="float" office:value="234.66" calcext:value-type="float">
            <text:p>234.66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formula="of:=IF(ABS([.E182]-[.F182])&lt;3;1;0)" office:value-type="float" office:value="0" calcext:value-type="float">
            <text:p>0</text:p>
          </table:table-cell>
          <table:table-cell table:formula="of:=IF(ABS([.E182]-[.F182])&lt;3;1;0)" office:value-type="float" office:value="0" calcext:value-type="float">
            <text:p>0</text:p>
          </table:table-cell>
          <table:table-cell office:value-type="float" office:value="227.199999999998" calcext:value-type="float">
            <text:p>227.199999999998</text:p>
          </table:table-cell>
          <table:table-cell office:value-type="float" office:value="243.4" calcext:value-type="float">
            <text:p>243.4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formula="of:=IF(ABS([.E183]-[.F183])&lt;3;1;0)" office:value-type="float" office:value="0" calcext:value-type="float">
            <text:p>0</text:p>
          </table:table-cell>
          <table:table-cell table:formula="of:=IF(ABS([.E183]-[.F183])&lt;3;1;0)" office:value-type="float" office:value="0" calcext:value-type="float">
            <text:p>0</text:p>
          </table:table-cell>
          <table:table-cell office:value-type="float" office:value="234.039999999997" calcext:value-type="float">
            <text:p>234.039999999997</text:p>
          </table:table-cell>
          <table:table-cell office:value-type="float" office:value="252.14" calcext:value-type="float">
            <text:p>252.14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formula="of:=IF(ABS([.E184]-[.F184])&lt;3;1;0)" office:value-type="float" office:value="0" calcext:value-type="float">
            <text:p>0</text:p>
          </table:table-cell>
          <table:table-cell table:formula="of:=IF(ABS([.E184]-[.F184])&lt;3;1;0)" office:value-type="float" office:value="0" calcext:value-type="float">
            <text:p>0</text:p>
          </table:table-cell>
          <table:table-cell office:value-type="float" office:value="240.879999999997" calcext:value-type="float">
            <text:p>240.879999999997</text:p>
          </table:table-cell>
          <table:table-cell office:value-type="float" office:value="260.88" calcext:value-type="float">
            <text:p>260.88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formula="of:=IF(ABS([.E185]-[.F185])&lt;3;1;0)" office:value-type="float" office:value="0" calcext:value-type="float">
            <text:p>0</text:p>
          </table:table-cell>
          <table:table-cell table:formula="of:=IF(ABS([.E185]-[.F185])&lt;3;1;0)" office:value-type="float" office:value="0" calcext:value-type="float">
            <text:p>0</text:p>
          </table:table-cell>
          <table:table-cell office:value-type="float" office:value="247.719999999997" calcext:value-type="float">
            <text:p>247.719999999997</text:p>
          </table:table-cell>
          <table:table-cell office:value-type="float" office:value="267.72" calcext:value-type="float">
            <text:p>267.72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formula="of:=IF(ABS([.E186]-[.F186])&lt;3;1;0)" office:value-type="float" office:value="0" calcext:value-type="float">
            <text:p>0</text:p>
          </table:table-cell>
          <table:table-cell table:formula="of:=IF(ABS([.E186]-[.F186])&lt;3;1;0)" office:value-type="float" office:value="0" calcext:value-type="float">
            <text:p>0</text:p>
          </table:table-cell>
          <table:table-cell office:value-type="float" office:value="254.559999999997" calcext:value-type="float">
            <text:p>254.559999999997</text:p>
          </table:table-cell>
          <table:table-cell office:value-type="float" office:value="274.56" calcext:value-type="float">
            <text:p>274.56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formula="of:=IF(ABS([.E187]-[.F187])&lt;3;1;0)" office:value-type="float" office:value="0" calcext:value-type="float">
            <text:p>0</text:p>
          </table:table-cell>
          <table:table-cell table:formula="of:=IF(ABS([.E187]-[.F187])&lt;3;1;0)" office:value-type="float" office:value="0" calcext:value-type="float">
            <text:p>0</text:p>
          </table:table-cell>
          <table:table-cell office:value-type="float" office:value="261.399999999997" calcext:value-type="float">
            <text:p>261.399999999997</text:p>
          </table:table-cell>
          <table:table-cell office:value-type="float" office:value="281.4" calcext:value-type="float">
            <text:p>281.4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formula="of:=IF(ABS([.E188]-[.F188])&lt;3;1;0)" office:value-type="float" office:value="0" calcext:value-type="float">
            <text:p>0</text:p>
          </table:table-cell>
          <table:table-cell table:formula="of:=IF(ABS([.E188]-[.F188])&lt;3;1;0)" office:value-type="float" office:value="0" calcext:value-type="float">
            <text:p>0</text:p>
          </table:table-cell>
          <table:table-cell office:value-type="float" office:value="268.239999999997" calcext:value-type="float">
            <text:p>268.239999999997</text:p>
          </table:table-cell>
          <table:table-cell office:value-type="float" office:value="288.24" calcext:value-type="float">
            <text:p>288.24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formula="of:=IF(ABS([.E189]-[.F189])&lt;3;1;0)" office:value-type="float" office:value="0" calcext:value-type="float">
            <text:p>0</text:p>
          </table:table-cell>
          <table:table-cell table:formula="of:=IF(ABS([.E189]-[.F189])&lt;3;1;0)" office:value-type="float" office:value="0" calcext:value-type="float">
            <text:p>0</text:p>
          </table:table-cell>
          <table:table-cell office:value-type="float" office:value="275.079999999997" calcext:value-type="float">
            <text:p>275.079999999997</text:p>
          </table:table-cell>
          <table:table-cell office:value-type="float" office:value="295.08" calcext:value-type="float">
            <text:p>295.08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formula="of:=IF(ABS([.E190]-[.F190])&lt;3;1;0)" office:value-type="float" office:value="0" calcext:value-type="float">
            <text:p>0</text:p>
          </table:table-cell>
          <table:table-cell table:formula="of:=IF(ABS([.E190]-[.F190])&lt;3;1;0)" office:value-type="float" office:value="0" calcext:value-type="float">
            <text:p>0</text:p>
          </table:table-cell>
          <table:table-cell office:value-type="float" office:value="281.919999999997" calcext:value-type="float">
            <text:p>281.919999999997</text:p>
          </table:table-cell>
          <table:table-cell office:value-type="float" office:value="301.92" calcext:value-type="float">
            <text:p>301.92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formula="of:=IF(ABS([.E191]-[.F191])&lt;3;1;0)" office:value-type="float" office:value="0" calcext:value-type="float">
            <text:p>0</text:p>
          </table:table-cell>
          <table:table-cell table:formula="of:=IF(ABS([.E191]-[.F191])&lt;3;1;0)" office:value-type="float" office:value="0" calcext:value-type="float">
            <text:p>0</text:p>
          </table:table-cell>
          <table:table-cell office:value-type="float" office:value="288.759999999997" calcext:value-type="float">
            <text:p>288.759999999997</text:p>
          </table:table-cell>
          <table:table-cell office:value-type="float" office:value="308.76" calcext:value-type="float">
            <text:p>308.76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formula="of:=IF(ABS([.E192]-[.F192])&lt;3;1;0)" office:value-type="float" office:value="0" calcext:value-type="float">
            <text:p>0</text:p>
          </table:table-cell>
          <table:table-cell table:formula="of:=IF(ABS([.E192]-[.F192])&lt;3;1;0)" office:value-type="float" office:value="0" calcext:value-type="float">
            <text:p>0</text:p>
          </table:table-cell>
          <table:table-cell office:value-type="float" office:value="295.599999999997" calcext:value-type="float">
            <text:p>295.599999999997</text:p>
          </table:table-cell>
          <table:table-cell office:value-type="float" office:value="315.599999999999" calcext:value-type="float">
            <text:p>315.599999999999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formula="of:=IF(ABS([.E193]-[.F193])&lt;3;1;0)" office:value-type="float" office:value="0" calcext:value-type="float">
            <text:p>0</text:p>
          </table:table-cell>
          <table:table-cell table:formula="of:=IF(ABS([.E193]-[.F193])&lt;3;1;0)" office:value-type="float" office:value="0" calcext:value-type="float">
            <text:p>0</text:p>
          </table:table-cell>
          <table:table-cell office:value-type="float" office:value="302.439999999997" calcext:value-type="float">
            <text:p>302.439999999997</text:p>
          </table:table-cell>
          <table:table-cell office:value-type="float" office:value="322.439999999999" calcext:value-type="float">
            <text:p>322.439999999999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formula="of:=IF(ABS([.E194]-[.F194])&lt;3;1;0)" office:value-type="float" office:value="0" calcext:value-type="float">
            <text:p>0</text:p>
          </table:table-cell>
          <table:table-cell table:formula="of:=IF(ABS([.E194]-[.F194])&lt;3;1;0)" office:value-type="float" office:value="0" calcext:value-type="float">
            <text:p>0</text:p>
          </table:table-cell>
          <table:table-cell office:value-type="float" office:value="309.279999999997" calcext:value-type="float">
            <text:p>309.279999999997</text:p>
          </table:table-cell>
          <table:table-cell office:value-type="float" office:value="329.279999999999" calcext:value-type="float">
            <text:p>329.279999999999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formula="of:=IF(ABS([.E195]-[.F195])&lt;3;1;0)" office:value-type="float" office:value="0" calcext:value-type="float">
            <text:p>0</text:p>
          </table:table-cell>
          <table:table-cell table:formula="of:=IF(ABS([.E195]-[.F195])&lt;3;1;0)" office:value-type="float" office:value="0" calcext:value-type="float">
            <text:p>0</text:p>
          </table:table-cell>
          <table:table-cell office:value-type="float" office:value="316.119999999997" calcext:value-type="float">
            <text:p>316.119999999997</text:p>
          </table:table-cell>
          <table:table-cell office:value-type="float" office:value="336.119999999999" calcext:value-type="float">
            <text:p>336.119999999999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formula="of:=IF(ABS([.E196]-[.F196])&lt;3;1;0)" office:value-type="float" office:value="0" calcext:value-type="float">
            <text:p>0</text:p>
          </table:table-cell>
          <table:table-cell table:formula="of:=IF(ABS([.E196]-[.F196])&lt;3;1;0)" office:value-type="float" office:value="0" calcext:value-type="float">
            <text:p>0</text:p>
          </table:table-cell>
          <table:table-cell office:value-type="float" office:value="322.959999999996" calcext:value-type="float">
            <text:p>322.959999999996</text:p>
          </table:table-cell>
          <table:table-cell office:value-type="float" office:value="342.959999999999" calcext:value-type="float">
            <text:p>342.959999999999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formula="of:=IF(ABS([.E197]-[.F197])&lt;3;1;0)" office:value-type="float" office:value="0" calcext:value-type="float">
            <text:p>0</text:p>
          </table:table-cell>
          <table:table-cell table:formula="of:=IF(ABS([.E197]-[.F197])&lt;3;1;0)" office:value-type="float" office:value="0" calcext:value-type="float">
            <text:p>0</text:p>
          </table:table-cell>
          <table:table-cell office:value-type="float" office:value="329.799999999996" calcext:value-type="float">
            <text:p>329.799999999996</text:p>
          </table:table-cell>
          <table:table-cell office:value-type="float" office:value="349.799999999999" calcext:value-type="float">
            <text:p>349.799999999999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formula="of:=IF(ABS([.E198]-[.F198])&lt;3;1;0)" office:value-type="float" office:value="0" calcext:value-type="float">
            <text:p>0</text:p>
          </table:table-cell>
          <table:table-cell table:formula="of:=IF(ABS([.E198]-[.F198])&lt;3;1;0)" office:value-type="float" office:value="0" calcext:value-type="float">
            <text:p>0</text:p>
          </table:table-cell>
          <table:table-cell office:value-type="float" office:value="336.639999999996" calcext:value-type="float">
            <text:p>336.639999999996</text:p>
          </table:table-cell>
          <table:table-cell office:value-type="float" office:value="356.639999999999" calcext:value-type="float">
            <text:p>356.639999999999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formula="of:=IF(ABS([.E199]-[.F199])&lt;3;1;0)" office:value-type="float" office:value="0" calcext:value-type="float">
            <text:p>0</text:p>
          </table:table-cell>
          <table:table-cell table:formula="of:=IF(ABS([.E199]-[.F199])&lt;3;1;0)" office:value-type="float" office:value="0" calcext:value-type="float">
            <text:p>0</text:p>
          </table:table-cell>
          <table:table-cell office:value-type="float" office:value="343.479999999996" calcext:value-type="float">
            <text:p>343.479999999996</text:p>
          </table:table-cell>
          <table:table-cell office:value-type="float" office:value="3.47999999999888" calcext:value-type="float">
            <text:p>3.47999999999888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formula="of:=IF(ABS([.E200]-[.F200])&lt;3;1;0)" office:value-type="float" office:value="0" calcext:value-type="float">
            <text:p>0</text:p>
          </table:table-cell>
          <table:table-cell table:formula="of:=IF(ABS([.E200]-[.F200])&lt;3;1;0)" office:value-type="float" office:value="0" calcext:value-type="float">
            <text:p>0</text:p>
          </table:table-cell>
          <table:table-cell office:value-type="float" office:value="350.319999999996" calcext:value-type="float">
            <text:p>350.319999999996</text:p>
          </table:table-cell>
          <table:table-cell office:value-type="float" office:value="10.3199999999988" calcext:value-type="float">
            <text:p>10.3199999999988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formula="of:=IF(ABS([.E201]-[.F201])&lt;3;1;0)" office:value-type="float" office:value="0" calcext:value-type="float">
            <text:p>0</text:p>
          </table:table-cell>
          <table:table-cell table:formula="of:=IF(ABS([.E201]-[.F201])&lt;3;1;0)" office:value-type="float" office:value="0" calcext:value-type="float">
            <text:p>0</text:p>
          </table:table-cell>
          <table:table-cell office:value-type="float" office:value="357.159999999996" calcext:value-type="float">
            <text:p>357.159999999996</text:p>
          </table:table-cell>
          <table:table-cell office:value-type="float" office:value="17.1599999999987" calcext:value-type="float">
            <text:p>17.159999999998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2]-[.F202])&lt;3;1;0)" office:value-type="float" office:value="0" calcext:value-type="float">
            <text:p>0</text:p>
          </table:table-cell>
          <table:table-cell table:formula="of:=IF(ABS([.E202]-[.F202])&lt;3;1;0)" office:value-type="float" office:value="0" calcext:value-type="float">
            <text:p>0</text:p>
          </table:table-cell>
          <table:table-cell office:value-type="float" office:value="3.99999999999591" calcext:value-type="float">
            <text:p>3.99999999999591</text:p>
          </table:table-cell>
          <table:table-cell office:value-type="float" office:value="23.9999999999986" calcext:value-type="float">
            <text:p>23.99999999999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3]-[.F203])&lt;3;1;0)" office:value-type="float" office:value="0" calcext:value-type="float">
            <text:p>0</text:p>
          </table:table-cell>
          <table:table-cell table:formula="of:=IF(ABS([.E203]-[.F203])&lt;3;1;0)" office:value-type="float" office:value="0" calcext:value-type="float">
            <text:p>0</text:p>
          </table:table-cell>
          <table:table-cell office:value-type="float" office:value="10.8399999999958" calcext:value-type="float">
            <text:p>10.8399999999958</text:p>
          </table:table-cell>
          <table:table-cell office:value-type="float" office:value="30.8399999999986" calcext:value-type="float">
            <text:p>30.83999999999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4]-[.F204])&lt;3;1;0)" office:value-type="float" office:value="0" calcext:value-type="float">
            <text:p>0</text:p>
          </table:table-cell>
          <table:table-cell table:formula="of:=IF(ABS([.E204]-[.F204])&lt;3;1;0)" office:value-type="float" office:value="0" calcext:value-type="float">
            <text:p>0</text:p>
          </table:table-cell>
          <table:table-cell office:value-type="float" office:value="17.6799999999957" calcext:value-type="float">
            <text:p>17.6799999999957</text:p>
          </table:table-cell>
          <table:table-cell office:value-type="float" office:value="37.6799999999985" calcext:value-type="float">
            <text:p>37.679999999998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5]-[.F205])&lt;3;1;0)" office:value-type="float" office:value="0" calcext:value-type="float">
            <text:p>0</text:p>
          </table:table-cell>
          <table:table-cell table:formula="of:=IF(ABS([.E205]-[.F205])&lt;3;1;0)" office:value-type="float" office:value="0" calcext:value-type="float">
            <text:p>0</text:p>
          </table:table-cell>
          <table:table-cell office:value-type="float" office:value="24.5199999999957" calcext:value-type="float">
            <text:p>24.5199999999957</text:p>
          </table:table-cell>
          <table:table-cell office:value-type="float" office:value="44.5199999999984" calcext:value-type="float">
            <text:p>44.519999999998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6]-[.F206])&lt;3;1;0)" office:value-type="float" office:value="0" calcext:value-type="float">
            <text:p>0</text:p>
          </table:table-cell>
          <table:table-cell table:formula="of:=IF(ABS([.E206]-[.F206])&lt;3;1;0)" office:value-type="float" office:value="0" calcext:value-type="float">
            <text:p>0</text:p>
          </table:table-cell>
          <table:table-cell office:value-type="float" office:value="31.3599999999956" calcext:value-type="float">
            <text:p>31.3599999999956</text:p>
          </table:table-cell>
          <table:table-cell office:value-type="float" office:value="51.3599999999983" calcext:value-type="float">
            <text:p>51.359999999998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7]-[.F207])&lt;3;1;0)" office:value-type="float" office:value="0" calcext:value-type="float">
            <text:p>0</text:p>
          </table:table-cell>
          <table:table-cell table:formula="of:=IF(ABS([.E207]-[.F207])&lt;3;1;0)" office:value-type="float" office:value="0" calcext:value-type="float">
            <text:p>0</text:p>
          </table:table-cell>
          <table:table-cell office:value-type="float" office:value="38.1999999999955" calcext:value-type="float">
            <text:p>38.1999999999955</text:p>
          </table:table-cell>
          <table:table-cell office:value-type="float" office:value="58.1999999999982" calcext:value-type="float">
            <text:p>58.199999999998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8]-[.F208])&lt;3;1;0)" office:value-type="float" office:value="0" calcext:value-type="float">
            <text:p>0</text:p>
          </table:table-cell>
          <table:table-cell table:formula="of:=IF(ABS([.E208]-[.F208])&lt;3;1;0)" office:value-type="float" office:value="0" calcext:value-type="float">
            <text:p>0</text:p>
          </table:table-cell>
          <table:table-cell office:value-type="float" office:value="45.0399999999954" calcext:value-type="float">
            <text:p>45.0399999999954</text:p>
          </table:table-cell>
          <table:table-cell office:value-type="float" office:value="65.0399999999981" calcext:value-type="float">
            <text:p>65.039999999998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9]-[.F209])&lt;3;1;0)" office:value-type="float" office:value="0" calcext:value-type="float">
            <text:p>0</text:p>
          </table:table-cell>
          <table:table-cell table:formula="of:=IF(ABS([.E209]-[.F209])&lt;3;1;0)" office:value-type="float" office:value="0" calcext:value-type="float">
            <text:p>0</text:p>
          </table:table-cell>
          <table:table-cell office:value-type="float" office:value="51.8799999999953" calcext:value-type="float">
            <text:p>51.8799999999953</text:p>
          </table:table-cell>
          <table:table-cell office:value-type="float" office:value="71.8799999999981" calcext:value-type="float">
            <text:p>71.879999999998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0]-[.F210])&lt;3;1;0)" office:value-type="float" office:value="0" calcext:value-type="float">
            <text:p>0</text:p>
          </table:table-cell>
          <table:table-cell table:formula="of:=IF(ABS([.E210]-[.F210])&lt;3;1;0)" office:value-type="float" office:value="0" calcext:value-type="float">
            <text:p>0</text:p>
          </table:table-cell>
          <table:table-cell office:value-type="float" office:value="58.7199999999953" calcext:value-type="float">
            <text:p>58.7199999999953</text:p>
          </table:table-cell>
          <table:table-cell office:value-type="float" office:value="78.719999999998" calcext:value-type="float">
            <text:p>78.71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1]-[.F211])&lt;3;1;0)" office:value-type="float" office:value="0" calcext:value-type="float">
            <text:p>0</text:p>
          </table:table-cell>
          <table:table-cell table:formula="of:=IF(ABS([.E211]-[.F211])&lt;3;1;0)" office:value-type="float" office:value="0" calcext:value-type="float">
            <text:p>0</text:p>
          </table:table-cell>
          <table:table-cell office:value-type="float" office:value="65.5599999999952" calcext:value-type="float">
            <text:p>65.5599999999952</text:p>
          </table:table-cell>
          <table:table-cell office:value-type="float" office:value="85.5599999999979" calcext:value-type="float">
            <text:p>85.559999999997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2]-[.F212])&lt;3;1;0)" office:value-type="float" office:value="0" calcext:value-type="float">
            <text:p>0</text:p>
          </table:table-cell>
          <table:table-cell table:formula="of:=IF(ABS([.E212]-[.F212])&lt;3;1;0)" office:value-type="float" office:value="0" calcext:value-type="float">
            <text:p>0</text:p>
          </table:table-cell>
          <table:table-cell office:value-type="float" office:value="72.3999999999951" calcext:value-type="float">
            <text:p>72.3999999999951</text:p>
          </table:table-cell>
          <table:table-cell office:value-type="float" office:value="92.3999999999978" calcext:value-type="float">
            <text:p>92.399999999997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3]-[.F213])&lt;3;1;0)" office:value-type="float" office:value="0" calcext:value-type="float">
            <text:p>0</text:p>
          </table:table-cell>
          <table:table-cell table:formula="of:=IF(ABS([.E213]-[.F213])&lt;3;1;0)" office:value-type="float" office:value="0" calcext:value-type="float">
            <text:p>0</text:p>
          </table:table-cell>
          <table:table-cell office:value-type="float" office:value="79.239999999995" calcext:value-type="float">
            <text:p>79.239999999995</text:p>
          </table:table-cell>
          <table:table-cell office:value-type="float" office:value="99.2399999999977" calcext:value-type="float">
            <text:p>99.23999999999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4]-[.F214])&lt;3;1;0)" office:value-type="float" office:value="0" calcext:value-type="float">
            <text:p>0</text:p>
          </table:table-cell>
          <table:table-cell table:formula="of:=IF(ABS([.E214]-[.F214])&lt;3;1;0)" office:value-type="float" office:value="0" calcext:value-type="float">
            <text:p>0</text:p>
          </table:table-cell>
          <table:table-cell office:value-type="float" office:value="86.0799999999949" calcext:value-type="float">
            <text:p>86.0799999999949</text:p>
          </table:table-cell>
          <table:table-cell office:value-type="float" office:value="106.079999999998" calcext:value-type="float">
            <text:p>106.07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5]-[.F215])&lt;3;1;0)" office:value-type="float" office:value="0" calcext:value-type="float">
            <text:p>0</text:p>
          </table:table-cell>
          <table:table-cell table:formula="of:=IF(ABS([.E215]-[.F215])&lt;3;1;0)" office:value-type="float" office:value="0" calcext:value-type="float">
            <text:p>0</text:p>
          </table:table-cell>
          <table:table-cell office:value-type="float" office:value="92.9199999999948" calcext:value-type="float">
            <text:p>92.9199999999948</text:p>
          </table:table-cell>
          <table:table-cell office:value-type="float" office:value="112.919999999998" calcext:value-type="float">
            <text:p>112.91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6]-[.F216])&lt;3;1;0)" office:value-type="float" office:value="0" calcext:value-type="float">
            <text:p>0</text:p>
          </table:table-cell>
          <table:table-cell table:formula="of:=IF(ABS([.E216]-[.F216])&lt;3;1;0)" office:value-type="float" office:value="0" calcext:value-type="float">
            <text:p>0</text:p>
          </table:table-cell>
          <table:table-cell office:value-type="float" office:value="101.659999999995" calcext:value-type="float">
            <text:p>101.659999999995</text:p>
          </table:table-cell>
          <table:table-cell office:value-type="float" office:value="119.759999999997" calcext:value-type="float">
            <text:p>119.7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7]-[.F217])&lt;3;1;0)" office:value-type="float" office:value="0" calcext:value-type="float">
            <text:p>0</text:p>
          </table:table-cell>
          <table:table-cell table:formula="of:=IF(ABS([.E217]-[.F217])&lt;3;1;0)" office:value-type="float" office:value="0" calcext:value-type="float">
            <text:p>0</text:p>
          </table:table-cell>
          <table:table-cell office:value-type="float" office:value="110.399999999995" calcext:value-type="float">
            <text:p>110.399999999995</text:p>
          </table:table-cell>
          <table:table-cell office:value-type="float" office:value="126.599999999997" calcext:value-type="float">
            <text:p>126.5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8]-[.F218])&lt;3;1;0)" office:value-type="float" office:value="0" calcext:value-type="float">
            <text:p>0</text:p>
          </table:table-cell>
          <table:table-cell table:formula="of:=IF(ABS([.E218]-[.F218])&lt;3;1;0)" office:value-type="float" office:value="0" calcext:value-type="float">
            <text:p>0</text:p>
          </table:table-cell>
          <table:table-cell office:value-type="float" office:value="119.139999999995" calcext:value-type="float">
            <text:p>119.139999999995</text:p>
          </table:table-cell>
          <table:table-cell office:value-type="float" office:value="133.439999999997" calcext:value-type="float">
            <text:p>133.4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9]-[.F219])&lt;3;1;0)" office:value-type="float" office:value="0" calcext:value-type="float">
            <text:p>0</text:p>
          </table:table-cell>
          <table:table-cell table:formula="of:=IF(ABS([.E219]-[.F219])&lt;3;1;0)" office:value-type="float" office:value="0" calcext:value-type="float">
            <text:p>0</text:p>
          </table:table-cell>
          <table:table-cell office:value-type="float" office:value="127.879999999995" calcext:value-type="float">
            <text:p>127.879999999995</text:p>
          </table:table-cell>
          <table:table-cell office:value-type="float" office:value="140.279999999997" calcext:value-type="float">
            <text:p>140.2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0]-[.F220])&lt;3;1;0)" office:value-type="float" office:value="0" calcext:value-type="float">
            <text:p>0</text:p>
          </table:table-cell>
          <table:table-cell table:formula="of:=IF(ABS([.E220]-[.F220])&lt;3;1;0)" office:value-type="float" office:value="0" calcext:value-type="float">
            <text:p>0</text:p>
          </table:table-cell>
          <table:table-cell office:value-type="float" office:value="136.619999999995" calcext:value-type="float">
            <text:p>136.619999999995</text:p>
          </table:table-cell>
          <table:table-cell office:value-type="float" office:value="147.119999999997" calcext:value-type="float">
            <text:p>147.1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1]-[.F221])&lt;3;1;0)" office:value-type="float" office:value="0" calcext:value-type="float">
            <text:p>0</text:p>
          </table:table-cell>
          <table:table-cell table:formula="of:=IF(ABS([.E221]-[.F221])&lt;3;1;0)" office:value-type="float" office:value="0" calcext:value-type="float">
            <text:p>0</text:p>
          </table:table-cell>
          <table:table-cell office:value-type="float" office:value="145.359999999995" calcext:value-type="float">
            <text:p>145.359999999995</text:p>
          </table:table-cell>
          <table:table-cell office:value-type="float" office:value="153.959999999997" calcext:value-type="float">
            <text:p>153.9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2]-[.F222])&lt;3;1;0)" office:value-type="float" office:value="0" calcext:value-type="float">
            <text:p>0</text:p>
          </table:table-cell>
          <table:table-cell table:formula="of:=IF(ABS([.E222]-[.F222])&lt;3;1;0)" office:value-type="float" office:value="0" calcext:value-type="float">
            <text:p>0</text:p>
          </table:table-cell>
          <table:table-cell office:value-type="float" office:value="154.099999999995" calcext:value-type="float">
            <text:p>154.099999999995</text:p>
          </table:table-cell>
          <table:table-cell office:value-type="float" office:value="160.799999999997" calcext:value-type="float">
            <text:p>160.7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3]-[.F223])&lt;3;1;0)" office:value-type="float" office:value="0" calcext:value-type="float">
            <text:p>0</text:p>
          </table:table-cell>
          <table:table-cell table:formula="of:=IF(ABS([.E223]-[.F223])&lt;3;1;0)" office:value-type="float" office:value="0" calcext:value-type="float">
            <text:p>0</text:p>
          </table:table-cell>
          <table:table-cell office:value-type="float" office:value="162.839999999995" calcext:value-type="float">
            <text:p>162.839999999995</text:p>
          </table:table-cell>
          <table:table-cell office:value-type="float" office:value="167.639999999997" calcext:value-type="float">
            <text:p>167.6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4]-[.F224])&lt;3;1;0)" office:value-type="float" office:value="1" calcext:value-type="float">
            <text:p>1</text:p>
          </table:table-cell>
          <table:table-cell table:formula="of:=IF(ABS([.E224]-[.F224])&lt;3;1;0)" office:value-type="float" office:value="1" calcext:value-type="float">
            <text:p>1</text:p>
          </table:table-cell>
          <table:table-cell office:value-type="float" office:value="171.579999999995" calcext:value-type="float">
            <text:p>171.579999999995</text:p>
          </table:table-cell>
          <table:table-cell office:value-type="float" office:value="174.479999999997" calcext:value-type="float">
            <text:p>174.4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5]-[.F225])&lt;3;1;0)" office:value-type="float" office:value="1" calcext:value-type="float">
            <text:p>1</text:p>
          </table:table-cell>
          <table:table-cell table:formula="of:=IF(ABS([.E225]-[.F225])&lt;3;1;0)" office:value-type="float" office:value="1" calcext:value-type="float">
            <text:p>1</text:p>
          </table:table-cell>
          <table:table-cell office:value-type="float" office:value="180.319999999995" calcext:value-type="float">
            <text:p>180.319999999995</text:p>
          </table:table-cell>
          <table:table-cell office:value-type="float" office:value="181.319999999997" calcext:value-type="float">
            <text:p>181.3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6]-[.F226])&lt;3;1;0)" office:value-type="float" office:value="1" calcext:value-type="float">
            <text:p>1</text:p>
          </table:table-cell>
          <table:table-cell table:formula="of:=IF(ABS([.E226]-[.F226])&lt;3;1;0)" office:value-type="float" office:value="1" calcext:value-type="float">
            <text:p>1</text:p>
          </table:table-cell>
          <table:table-cell office:value-type="float" office:value="189.059999999995" calcext:value-type="float">
            <text:p>189.059999999995</text:p>
          </table:table-cell>
          <table:table-cell office:value-type="float" office:value="188.159999999997" calcext:value-type="float">
            <text:p>188.1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7]-[.F227])&lt;3;1;0)" office:value-type="float" office:value="1" calcext:value-type="float">
            <text:p>1</text:p>
          </table:table-cell>
          <table:table-cell table:formula="of:=IF(ABS([.E227]-[.F227])&lt;3;1;0)" office:value-type="float" office:value="1" calcext:value-type="float">
            <text:p>1</text:p>
          </table:table-cell>
          <table:table-cell office:value-type="float" office:value="197.799999999995" calcext:value-type="float">
            <text:p>197.799999999995</text:p>
          </table:table-cell>
          <table:table-cell office:value-type="float" office:value="194.999999999997" calcext:value-type="float">
            <text:p>194.9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8]-[.F228])&lt;3;1;0)" office:value-type="float" office:value="0" calcext:value-type="float">
            <text:p>0</text:p>
          </table:table-cell>
          <table:table-cell table:formula="of:=IF(ABS([.E228]-[.F228])&lt;3;1;0)" office:value-type="float" office:value="0" calcext:value-type="float">
            <text:p>0</text:p>
          </table:table-cell>
          <table:table-cell office:value-type="float" office:value="206.539999999995" calcext:value-type="float">
            <text:p>206.539999999995</text:p>
          </table:table-cell>
          <table:table-cell office:value-type="float" office:value="201.839999999997" calcext:value-type="float">
            <text:p>201.8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9]-[.F229])&lt;3;1;0)" office:value-type="float" office:value="0" calcext:value-type="float">
            <text:p>0</text:p>
          </table:table-cell>
          <table:table-cell table:formula="of:=IF(ABS([.E229]-[.F229])&lt;3;1;0)" office:value-type="float" office:value="0" calcext:value-type="float">
            <text:p>0</text:p>
          </table:table-cell>
          <table:table-cell office:value-type="float" office:value="215.279999999995" calcext:value-type="float">
            <text:p>215.279999999995</text:p>
          </table:table-cell>
          <table:table-cell office:value-type="float" office:value="208.679999999996" calcext:value-type="float">
            <text:p>208.6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0]-[.F230])&lt;3;1;0)" office:value-type="float" office:value="0" calcext:value-type="float">
            <text:p>0</text:p>
          </table:table-cell>
          <table:table-cell table:formula="of:=IF(ABS([.E230]-[.F230])&lt;3;1;0)" office:value-type="float" office:value="0" calcext:value-type="float">
            <text:p>0</text:p>
          </table:table-cell>
          <table:table-cell office:value-type="float" office:value="224.019999999995" calcext:value-type="float">
            <text:p>224.019999999995</text:p>
          </table:table-cell>
          <table:table-cell office:value-type="float" office:value="215.519999999996" calcext:value-type="float">
            <text:p>215.5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1]-[.F231])&lt;3;1;0)" office:value-type="float" office:value="0" calcext:value-type="float">
            <text:p>0</text:p>
          </table:table-cell>
          <table:table-cell table:formula="of:=IF(ABS([.E231]-[.F231])&lt;3;1;0)" office:value-type="float" office:value="0" calcext:value-type="float">
            <text:p>0</text:p>
          </table:table-cell>
          <table:table-cell office:value-type="float" office:value="232.759999999995" calcext:value-type="float">
            <text:p>232.759999999995</text:p>
          </table:table-cell>
          <table:table-cell office:value-type="float" office:value="222.359999999996" calcext:value-type="float">
            <text:p>222.35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2]-[.F232])&lt;3;1;0)" office:value-type="float" office:value="0" calcext:value-type="float">
            <text:p>0</text:p>
          </table:table-cell>
          <table:table-cell table:formula="of:=IF(ABS([.E232]-[.F232])&lt;3;1;0)" office:value-type="float" office:value="0" calcext:value-type="float">
            <text:p>0</text:p>
          </table:table-cell>
          <table:table-cell office:value-type="float" office:value="241.499999999995" calcext:value-type="float">
            <text:p>241.499999999995</text:p>
          </table:table-cell>
          <table:table-cell office:value-type="float" office:value="229.199999999996" calcext:value-type="float">
            <text:p>229.19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3]-[.F233])&lt;3;1;0)" office:value-type="float" office:value="0" calcext:value-type="float">
            <text:p>0</text:p>
          </table:table-cell>
          <table:table-cell table:formula="of:=IF(ABS([.E233]-[.F233])&lt;3;1;0)" office:value-type="float" office:value="0" calcext:value-type="float">
            <text:p>0</text:p>
          </table:table-cell>
          <table:table-cell office:value-type="float" office:value="250.239999999995" calcext:value-type="float">
            <text:p>250.239999999995</text:p>
          </table:table-cell>
          <table:table-cell office:value-type="float" office:value="236.039999999996" calcext:value-type="float">
            <text:p>236.0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4]-[.F234])&lt;3;1;0)" office:value-type="float" office:value="0" calcext:value-type="float">
            <text:p>0</text:p>
          </table:table-cell>
          <table:table-cell table:formula="of:=IF(ABS([.E234]-[.F234])&lt;3;1;0)" office:value-type="float" office:value="0" calcext:value-type="float">
            <text:p>0</text:p>
          </table:table-cell>
          <table:table-cell office:value-type="float" office:value="258.979999999995" calcext:value-type="float">
            <text:p>258.979999999995</text:p>
          </table:table-cell>
          <table:table-cell office:value-type="float" office:value="242.879999999996" calcext:value-type="float">
            <text:p>242.8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5]-[.F235])&lt;3;1;0)" office:value-type="float" office:value="0" calcext:value-type="float">
            <text:p>0</text:p>
          </table:table-cell>
          <table:table-cell table:formula="of:=IF(ABS([.E235]-[.F235])&lt;3;1;0)" office:value-type="float" office:value="0" calcext:value-type="float">
            <text:p>0</text:p>
          </table:table-cell>
          <table:table-cell office:value-type="float" office:value="267.719999999995" calcext:value-type="float">
            <text:p>267.719999999995</text:p>
          </table:table-cell>
          <table:table-cell office:value-type="float" office:value="249.719999999996" calcext:value-type="float">
            <text:p>249.7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6]-[.F236])&lt;3;1;0)" office:value-type="float" office:value="0" calcext:value-type="float">
            <text:p>0</text:p>
          </table:table-cell>
          <table:table-cell table:formula="of:=IF(ABS([.E236]-[.F236])&lt;3;1;0)" office:value-type="float" office:value="0" calcext:value-type="float">
            <text:p>0</text:p>
          </table:table-cell>
          <table:table-cell office:value-type="float" office:value="274.559999999995" calcext:value-type="float">
            <text:p>274.559999999995</text:p>
          </table:table-cell>
          <table:table-cell office:value-type="float" office:value="256.559999999996" calcext:value-type="float">
            <text:p>256.55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7]-[.F237])&lt;3;1;0)" office:value-type="float" office:value="0" calcext:value-type="float">
            <text:p>0</text:p>
          </table:table-cell>
          <table:table-cell table:formula="of:=IF(ABS([.E237]-[.F237])&lt;3;1;0)" office:value-type="float" office:value="0" calcext:value-type="float">
            <text:p>0</text:p>
          </table:table-cell>
          <table:table-cell office:value-type="float" office:value="281.399999999995" calcext:value-type="float">
            <text:p>281.399999999995</text:p>
          </table:table-cell>
          <table:table-cell office:value-type="float" office:value="263.399999999996" calcext:value-type="float">
            <text:p>263.39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8]-[.F238])&lt;3;1;0)" office:value-type="float" office:value="0" calcext:value-type="float">
            <text:p>0</text:p>
          </table:table-cell>
          <table:table-cell table:formula="of:=IF(ABS([.E238]-[.F238])&lt;3;1;0)" office:value-type="float" office:value="0" calcext:value-type="float">
            <text:p>0</text:p>
          </table:table-cell>
          <table:table-cell office:value-type="float" office:value="288.239999999995" calcext:value-type="float">
            <text:p>288.239999999995</text:p>
          </table:table-cell>
          <table:table-cell office:value-type="float" office:value="270.239999999996" calcext:value-type="float">
            <text:p>270.2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9]-[.F239])&lt;3;1;0)" office:value-type="float" office:value="0" calcext:value-type="float">
            <text:p>0</text:p>
          </table:table-cell>
          <table:table-cell table:formula="of:=IF(ABS([.E239]-[.F239])&lt;3;1;0)" office:value-type="float" office:value="0" calcext:value-type="float">
            <text:p>0</text:p>
          </table:table-cell>
          <table:table-cell office:value-type="float" office:value="295.079999999995" calcext:value-type="float">
            <text:p>295.079999999995</text:p>
          </table:table-cell>
          <table:table-cell office:value-type="float" office:value="277.079999999996" calcext:value-type="float">
            <text:p>277.0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0]-[.F240])&lt;3;1;0)" office:value-type="float" office:value="0" calcext:value-type="float">
            <text:p>0</text:p>
          </table:table-cell>
          <table:table-cell table:formula="of:=IF(ABS([.E240]-[.F240])&lt;3;1;0)" office:value-type="float" office:value="0" calcext:value-type="float">
            <text:p>0</text:p>
          </table:table-cell>
          <table:table-cell office:value-type="float" office:value="301.919999999995" calcext:value-type="float">
            <text:p>301.919999999995</text:p>
          </table:table-cell>
          <table:table-cell office:value-type="float" office:value="283.919999999996" calcext:value-type="float">
            <text:p>283.9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1]-[.F241])&lt;3;1;0)" office:value-type="float" office:value="0" calcext:value-type="float">
            <text:p>0</text:p>
          </table:table-cell>
          <table:table-cell table:formula="of:=IF(ABS([.E241]-[.F241])&lt;3;1;0)" office:value-type="float" office:value="0" calcext:value-type="float">
            <text:p>0</text:p>
          </table:table-cell>
          <table:table-cell office:value-type="float" office:value="308.759999999995" calcext:value-type="float">
            <text:p>308.759999999995</text:p>
          </table:table-cell>
          <table:table-cell office:value-type="float" office:value="290.759999999995" calcext:value-type="float">
            <text:p>290.75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2]-[.F242])&lt;3;1;0)" office:value-type="float" office:value="0" calcext:value-type="float">
            <text:p>0</text:p>
          </table:table-cell>
          <table:table-cell table:formula="of:=IF(ABS([.E242]-[.F242])&lt;3;1;0)" office:value-type="float" office:value="0" calcext:value-type="float">
            <text:p>0</text:p>
          </table:table-cell>
          <table:table-cell office:value-type="float" office:value="315.599999999994" calcext:value-type="float">
            <text:p>315.599999999994</text:p>
          </table:table-cell>
          <table:table-cell office:value-type="float" office:value="297.599999999995" calcext:value-type="float">
            <text:p>297.59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3]-[.F243])&lt;3;1;0)" office:value-type="float" office:value="0" calcext:value-type="float">
            <text:p>0</text:p>
          </table:table-cell>
          <table:table-cell table:formula="of:=IF(ABS([.E243]-[.F243])&lt;3;1;0)" office:value-type="float" office:value="0" calcext:value-type="float">
            <text:p>0</text:p>
          </table:table-cell>
          <table:table-cell office:value-type="float" office:value="322.439999999994" calcext:value-type="float">
            <text:p>322.439999999994</text:p>
          </table:table-cell>
          <table:table-cell office:value-type="float" office:value="304.439999999995" calcext:value-type="float">
            <text:p>304.43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4]-[.F244])&lt;3;1;0)" office:value-type="float" office:value="0" calcext:value-type="float">
            <text:p>0</text:p>
          </table:table-cell>
          <table:table-cell table:formula="of:=IF(ABS([.E244]-[.F244])&lt;3;1;0)" office:value-type="float" office:value="0" calcext:value-type="float">
            <text:p>0</text:p>
          </table:table-cell>
          <table:table-cell office:value-type="float" office:value="329.279999999994" calcext:value-type="float">
            <text:p>329.279999999994</text:p>
          </table:table-cell>
          <table:table-cell office:value-type="float" office:value="311.279999999995" calcext:value-type="float">
            <text:p>311.27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5]-[.F245])&lt;3;1;0)" office:value-type="float" office:value="0" calcext:value-type="float">
            <text:p>0</text:p>
          </table:table-cell>
          <table:table-cell table:formula="of:=IF(ABS([.E245]-[.F245])&lt;3;1;0)" office:value-type="float" office:value="0" calcext:value-type="float">
            <text:p>0</text:p>
          </table:table-cell>
          <table:table-cell office:value-type="float" office:value="336.119999999994" calcext:value-type="float">
            <text:p>336.119999999994</text:p>
          </table:table-cell>
          <table:table-cell office:value-type="float" office:value="318.119999999995" calcext:value-type="float">
            <text:p>318.11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6]-[.F246])&lt;3;1;0)" office:value-type="float" office:value="0" calcext:value-type="float">
            <text:p>0</text:p>
          </table:table-cell>
          <table:table-cell table:formula="of:=IF(ABS([.E246]-[.F246])&lt;3;1;0)" office:value-type="float" office:value="0" calcext:value-type="float">
            <text:p>0</text:p>
          </table:table-cell>
          <table:table-cell office:value-type="float" office:value="342.959999999994" calcext:value-type="float">
            <text:p>342.959999999994</text:p>
          </table:table-cell>
          <table:table-cell office:value-type="float" office:value="324.959999999995" calcext:value-type="float">
            <text:p>324.95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7]-[.F247])&lt;3;1;0)" office:value-type="float" office:value="0" calcext:value-type="float">
            <text:p>0</text:p>
          </table:table-cell>
          <table:table-cell table:formula="of:=IF(ABS([.E247]-[.F247])&lt;3;1;0)" office:value-type="float" office:value="0" calcext:value-type="float">
            <text:p>0</text:p>
          </table:table-cell>
          <table:table-cell office:value-type="float" office:value="349.799999999994" calcext:value-type="float">
            <text:p>349.799999999994</text:p>
          </table:table-cell>
          <table:table-cell office:value-type="float" office:value="331.799999999995" calcext:value-type="float">
            <text:p>331.79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8]-[.F248])&lt;3;1;0)" office:value-type="float" office:value="0" calcext:value-type="float">
            <text:p>0</text:p>
          </table:table-cell>
          <table:table-cell table:formula="of:=IF(ABS([.E248]-[.F248])&lt;3;1;0)" office:value-type="float" office:value="0" calcext:value-type="float">
            <text:p>0</text:p>
          </table:table-cell>
          <table:table-cell office:value-type="float" office:value="356.639999999994" calcext:value-type="float">
            <text:p>356.639999999994</text:p>
          </table:table-cell>
          <table:table-cell office:value-type="float" office:value="338.639999999995" calcext:value-type="float">
            <text:p>338.63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9]-[.F249])&lt;3;1;0)" office:value-type="float" office:value="0" calcext:value-type="float">
            <text:p>0</text:p>
          </table:table-cell>
          <table:table-cell table:formula="of:=IF(ABS([.E249]-[.F249])&lt;3;1;0)" office:value-type="float" office:value="0" calcext:value-type="float">
            <text:p>0</text:p>
          </table:table-cell>
          <table:table-cell office:value-type="float" office:value="3.47999999999388" calcext:value-type="float">
            <text:p>3.47999999999388</text:p>
          </table:table-cell>
          <table:table-cell office:value-type="float" office:value="345.479999999995" calcext:value-type="float">
            <text:p>345.47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0]-[.F250])&lt;3;1;0)" office:value-type="float" office:value="0" calcext:value-type="float">
            <text:p>0</text:p>
          </table:table-cell>
          <table:table-cell table:formula="of:=IF(ABS([.E250]-[.F250])&lt;3;1;0)" office:value-type="float" office:value="0" calcext:value-type="float">
            <text:p>0</text:p>
          </table:table-cell>
          <table:table-cell office:value-type="float" office:value="10.3199999999938" calcext:value-type="float">
            <text:p>10.3199999999938</text:p>
          </table:table-cell>
          <table:table-cell office:value-type="float" office:value="352.319999999995" calcext:value-type="float">
            <text:p>352.31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1]-[.F251])&lt;3;1;0)" office:value-type="float" office:value="0" calcext:value-type="float">
            <text:p>0</text:p>
          </table:table-cell>
          <table:table-cell table:formula="of:=IF(ABS([.E251]-[.F251])&lt;3;1;0)" office:value-type="float" office:value="0" calcext:value-type="float">
            <text:p>0</text:p>
          </table:table-cell>
          <table:table-cell office:value-type="float" office:value="17.1599999999937" calcext:value-type="float">
            <text:p>17.1599999999937</text:p>
          </table:table-cell>
          <table:table-cell office:value-type="float" office:value="359.159999999995" calcext:value-type="float">
            <text:p>359.15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2]-[.F252])&lt;3;1;0)" office:value-type="float" office:value="0" calcext:value-type="float">
            <text:p>0</text:p>
          </table:table-cell>
          <table:table-cell table:formula="of:=IF(ABS([.E252]-[.F252])&lt;3;1;0)" office:value-type="float" office:value="0" calcext:value-type="float">
            <text:p>0</text:p>
          </table:table-cell>
          <table:table-cell office:value-type="float" office:value="23.9999999999936" calcext:value-type="float">
            <text:p>23.9999999999936</text:p>
          </table:table-cell>
          <table:table-cell office:value-type="float" office:value="5.99999999999454" calcext:value-type="float">
            <text:p>5.9999999999945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3]-[.F253])&lt;3;1;0)" office:value-type="float" office:value="0" calcext:value-type="float">
            <text:p>0</text:p>
          </table:table-cell>
          <table:table-cell table:formula="of:=IF(ABS([.E253]-[.F253])&lt;3;1;0)" office:value-type="float" office:value="0" calcext:value-type="float">
            <text:p>0</text:p>
          </table:table-cell>
          <table:table-cell office:value-type="float" office:value="30.8399999999936" calcext:value-type="float">
            <text:p>30.8399999999936</text:p>
          </table:table-cell>
          <table:table-cell office:value-type="float" office:value="12.8399999999945" calcext:value-type="float">
            <text:p>12.83999999999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4]-[.F254])&lt;3;1;0)" office:value-type="float" office:value="0" calcext:value-type="float">
            <text:p>0</text:p>
          </table:table-cell>
          <table:table-cell table:formula="of:=IF(ABS([.E254]-[.F254])&lt;3;1;0)" office:value-type="float" office:value="0" calcext:value-type="float">
            <text:p>0</text:p>
          </table:table-cell>
          <table:table-cell office:value-type="float" office:value="37.6799999999935" calcext:value-type="float">
            <text:p>37.6799999999935</text:p>
          </table:table-cell>
          <table:table-cell office:value-type="float" office:value="19.6799999999944" calcext:value-type="float">
            <text:p>19.67999999999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5]-[.F255])&lt;3;1;0)" office:value-type="float" office:value="0" calcext:value-type="float">
            <text:p>0</text:p>
          </table:table-cell>
          <table:table-cell table:formula="of:=IF(ABS([.E255]-[.F255])&lt;3;1;0)" office:value-type="float" office:value="0" calcext:value-type="float">
            <text:p>0</text:p>
          </table:table-cell>
          <table:table-cell office:value-type="float" office:value="44.5199999999934" calcext:value-type="float">
            <text:p>44.5199999999934</text:p>
          </table:table-cell>
          <table:table-cell office:value-type="float" office:value="26.5199999999943" calcext:value-type="float">
            <text:p>26.519999999994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6]-[.F256])&lt;3;1;0)" office:value-type="float" office:value="0" calcext:value-type="float">
            <text:p>0</text:p>
          </table:table-cell>
          <table:table-cell table:formula="of:=IF(ABS([.E256]-[.F256])&lt;3;1;0)" office:value-type="float" office:value="0" calcext:value-type="float">
            <text:p>0</text:p>
          </table:table-cell>
          <table:table-cell office:value-type="float" office:value="51.3599999999933" calcext:value-type="float">
            <text:p>51.3599999999933</text:p>
          </table:table-cell>
          <table:table-cell office:value-type="float" office:value="33.3599999999942" calcext:value-type="float">
            <text:p>33.35999999999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7]-[.F257])&lt;3;1;0)" office:value-type="float" office:value="0" calcext:value-type="float">
            <text:p>0</text:p>
          </table:table-cell>
          <table:table-cell table:formula="of:=IF(ABS([.E257]-[.F257])&lt;3;1;0)" office:value-type="float" office:value="0" calcext:value-type="float">
            <text:p>0</text:p>
          </table:table-cell>
          <table:table-cell office:value-type="float" office:value="58.1999999999932" calcext:value-type="float">
            <text:p>58.1999999999932</text:p>
          </table:table-cell>
          <table:table-cell office:value-type="float" office:value="40.1999999999941" calcext:value-type="float">
            <text:p>40.19999999999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8]-[.F258])&lt;3;1;0)" office:value-type="float" office:value="0" calcext:value-type="float">
            <text:p>0</text:p>
          </table:table-cell>
          <table:table-cell table:formula="of:=IF(ABS([.E258]-[.F258])&lt;3;1;0)" office:value-type="float" office:value="0" calcext:value-type="float">
            <text:p>0</text:p>
          </table:table-cell>
          <table:table-cell office:value-type="float" office:value="65.0399999999931" calcext:value-type="float">
            <text:p>65.0399999999931</text:p>
          </table:table-cell>
          <table:table-cell office:value-type="float" office:value="47.0399999999941" calcext:value-type="float">
            <text:p>47.03999999999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9]-[.F259])&lt;3;1;0)" office:value-type="float" office:value="0" calcext:value-type="float">
            <text:p>0</text:p>
          </table:table-cell>
          <table:table-cell table:formula="of:=IF(ABS([.E259]-[.F259])&lt;3;1;0)" office:value-type="float" office:value="0" calcext:value-type="float">
            <text:p>0</text:p>
          </table:table-cell>
          <table:table-cell office:value-type="float" office:value="71.8799999999931" calcext:value-type="float">
            <text:p>71.8799999999931</text:p>
          </table:table-cell>
          <table:table-cell office:value-type="float" office:value="53.879999999994" calcext:value-type="float">
            <text:p>53.8799999999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0]-[.F260])&lt;3;1;0)" office:value-type="float" office:value="0" calcext:value-type="float">
            <text:p>0</text:p>
          </table:table-cell>
          <table:table-cell table:formula="of:=IF(ABS([.E260]-[.F260])&lt;3;1;0)" office:value-type="float" office:value="0" calcext:value-type="float">
            <text:p>0</text:p>
          </table:table-cell>
          <table:table-cell office:value-type="float" office:value="78.719999999993" calcext:value-type="float">
            <text:p>78.719999999993</text:p>
          </table:table-cell>
          <table:table-cell office:value-type="float" office:value="60.7199999999939" calcext:value-type="float">
            <text:p>60.71999999999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1]-[.F261])&lt;3;1;0)" office:value-type="float" office:value="0" calcext:value-type="float">
            <text:p>0</text:p>
          </table:table-cell>
          <table:table-cell table:formula="of:=IF(ABS([.E261]-[.F261])&lt;3;1;0)" office:value-type="float" office:value="0" calcext:value-type="float">
            <text:p>0</text:p>
          </table:table-cell>
          <table:table-cell office:value-type="float" office:value="85.5599999999929" calcext:value-type="float">
            <text:p>85.5599999999929</text:p>
          </table:table-cell>
          <table:table-cell office:value-type="float" office:value="67.5599999999938" calcext:value-type="float">
            <text:p>67.55999999999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2]-[.F262])&lt;3;1;0)" office:value-type="float" office:value="0" calcext:value-type="float">
            <text:p>0</text:p>
          </table:table-cell>
          <table:table-cell table:formula="of:=IF(ABS([.E262]-[.F262])&lt;3;1;0)" office:value-type="float" office:value="0" calcext:value-type="float">
            <text:p>0</text:p>
          </table:table-cell>
          <table:table-cell office:value-type="float" office:value="92.3999999999928" calcext:value-type="float">
            <text:p>92.3999999999928</text:p>
          </table:table-cell>
          <table:table-cell office:value-type="float" office:value="74.3999999999937" calcext:value-type="float">
            <text:p>74.399999999993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3]-[.F263])&lt;3;1;0)" office:value-type="float" office:value="0" calcext:value-type="float">
            <text:p>0</text:p>
          </table:table-cell>
          <table:table-cell table:formula="of:=IF(ABS([.E263]-[.F263])&lt;3;1;0)" office:value-type="float" office:value="0" calcext:value-type="float">
            <text:p>0</text:p>
          </table:table-cell>
          <table:table-cell office:value-type="float" office:value="99.2399999999927" calcext:value-type="float">
            <text:p>99.2399999999927</text:p>
          </table:table-cell>
          <table:table-cell office:value-type="float" office:value="81.2399999999936" calcext:value-type="float">
            <text:p>81.23999999999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4]-[.F264])&lt;3;1;0)" office:value-type="float" office:value="0" calcext:value-type="float">
            <text:p>0</text:p>
          </table:table-cell>
          <table:table-cell table:formula="of:=IF(ABS([.E264]-[.F264])&lt;3;1;0)" office:value-type="float" office:value="0" calcext:value-type="float">
            <text:p>0</text:p>
          </table:table-cell>
          <table:table-cell office:value-type="float" office:value="106.079999999993" calcext:value-type="float">
            <text:p>106.079999999993</text:p>
          </table:table-cell>
          <table:table-cell office:value-type="float" office:value="88.0799999999936" calcext:value-type="float">
            <text:p>88.07999999999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5]-[.F265])&lt;3;1;0)" office:value-type="float" office:value="0" calcext:value-type="float">
            <text:p>0</text:p>
          </table:table-cell>
          <table:table-cell table:formula="of:=IF(ABS([.E265]-[.F265])&lt;3;1;0)" office:value-type="float" office:value="0" calcext:value-type="float">
            <text:p>0</text:p>
          </table:table-cell>
          <table:table-cell office:value-type="float" office:value="112.919999999993" calcext:value-type="float">
            <text:p>112.919999999993</text:p>
          </table:table-cell>
          <table:table-cell office:value-type="float" office:value="94.9199999999935" calcext:value-type="float">
            <text:p>94.919999999993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6]-[.F266])&lt;3;1;0)" office:value-type="float" office:value="0" calcext:value-type="float">
            <text:p>0</text:p>
          </table:table-cell>
          <table:table-cell table:formula="of:=IF(ABS([.E266]-[.F266])&lt;3;1;0)" office:value-type="float" office:value="0" calcext:value-type="float">
            <text:p>0</text:p>
          </table:table-cell>
          <table:table-cell office:value-type="float" office:value="119.759999999992" calcext:value-type="float">
            <text:p>119.759999999992</text:p>
          </table:table-cell>
          <table:table-cell office:value-type="float" office:value="101.759999999993" calcext:value-type="float">
            <text:p>101.7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7]-[.F267])&lt;3;1;0)" office:value-type="float" office:value="0" calcext:value-type="float">
            <text:p>0</text:p>
          </table:table-cell>
          <table:table-cell table:formula="of:=IF(ABS([.E267]-[.F267])&lt;3;1;0)" office:value-type="float" office:value="0" calcext:value-type="float">
            <text:p>0</text:p>
          </table:table-cell>
          <table:table-cell office:value-type="float" office:value="126.599999999992" calcext:value-type="float">
            <text:p>126.599999999992</text:p>
          </table:table-cell>
          <table:table-cell office:value-type="float" office:value="108.599999999993" calcext:value-type="float">
            <text:p>108.5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8]-[.F268])&lt;3;1;0)" office:value-type="float" office:value="0" calcext:value-type="float">
            <text:p>0</text:p>
          </table:table-cell>
          <table:table-cell table:formula="of:=IF(ABS([.E268]-[.F268])&lt;3;1;0)" office:value-type="float" office:value="0" calcext:value-type="float">
            <text:p>0</text:p>
          </table:table-cell>
          <table:table-cell office:value-type="float" office:value="133.439999999992" calcext:value-type="float">
            <text:p>133.439999999992</text:p>
          </table:table-cell>
          <table:table-cell office:value-type="float" office:value="115.439999999993" calcext:value-type="float">
            <text:p>115.4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9]-[.F269])&lt;3;1;0)" office:value-type="float" office:value="0" calcext:value-type="float">
            <text:p>0</text:p>
          </table:table-cell>
          <table:table-cell table:formula="of:=IF(ABS([.E269]-[.F269])&lt;3;1;0)" office:value-type="float" office:value="0" calcext:value-type="float">
            <text:p>0</text:p>
          </table:table-cell>
          <table:table-cell office:value-type="float" office:value="140.279999999992" calcext:value-type="float">
            <text:p>140.279999999992</text:p>
          </table:table-cell>
          <table:table-cell office:value-type="float" office:value="122.279999999993" calcext:value-type="float">
            <text:p>122.2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0]-[.F270])&lt;3;1;0)" office:value-type="float" office:value="0" calcext:value-type="float">
            <text:p>0</text:p>
          </table:table-cell>
          <table:table-cell table:formula="of:=IF(ABS([.E270]-[.F270])&lt;3;1;0)" office:value-type="float" office:value="0" calcext:value-type="float">
            <text:p>0</text:p>
          </table:table-cell>
          <table:table-cell office:value-type="float" office:value="147.119999999992" calcext:value-type="float">
            <text:p>147.119999999992</text:p>
          </table:table-cell>
          <table:table-cell office:value-type="float" office:value="131.019999999993" calcext:value-type="float">
            <text:p>131.0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1]-[.F271])&lt;3;1;0)" office:value-type="float" office:value="0" calcext:value-type="float">
            <text:p>0</text:p>
          </table:table-cell>
          <table:table-cell table:formula="of:=IF(ABS([.E271]-[.F271])&lt;3;1;0)" office:value-type="float" office:value="0" calcext:value-type="float">
            <text:p>0</text:p>
          </table:table-cell>
          <table:table-cell office:value-type="float" office:value="153.959999999992" calcext:value-type="float">
            <text:p>153.959999999992</text:p>
          </table:table-cell>
          <table:table-cell office:value-type="float" office:value="139.759999999993" calcext:value-type="float">
            <text:p>139.7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2]-[.F272])&lt;3;1;0)" office:value-type="float" office:value="0" calcext:value-type="float">
            <text:p>0</text:p>
          </table:table-cell>
          <table:table-cell table:formula="of:=IF(ABS([.E272]-[.F272])&lt;3;1;0)" office:value-type="float" office:value="0" calcext:value-type="float">
            <text:p>0</text:p>
          </table:table-cell>
          <table:table-cell office:value-type="float" office:value="160.799999999992" calcext:value-type="float">
            <text:p>160.799999999992</text:p>
          </table:table-cell>
          <table:table-cell office:value-type="float" office:value="148.499999999993" calcext:value-type="float">
            <text:p>148.4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3]-[.F273])&lt;3;1;0)" office:value-type="float" office:value="0" calcext:value-type="float">
            <text:p>0</text:p>
          </table:table-cell>
          <table:table-cell table:formula="of:=IF(ABS([.E273]-[.F273])&lt;3;1;0)" office:value-type="float" office:value="0" calcext:value-type="float">
            <text:p>0</text:p>
          </table:table-cell>
          <table:table-cell office:value-type="float" office:value="167.639999999992" calcext:value-type="float">
            <text:p>167.639999999992</text:p>
          </table:table-cell>
          <table:table-cell office:value-type="float" office:value="157.239999999993" calcext:value-type="float">
            <text:p>157.2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4]-[.F274])&lt;3;1;0)" office:value-type="float" office:value="0" calcext:value-type="float">
            <text:p>0</text:p>
          </table:table-cell>
          <table:table-cell table:formula="of:=IF(ABS([.E274]-[.F274])&lt;3;1;0)" office:value-type="float" office:value="0" calcext:value-type="float">
            <text:p>0</text:p>
          </table:table-cell>
          <table:table-cell office:value-type="float" office:value="174.479999999992" calcext:value-type="float">
            <text:p>174.479999999992</text:p>
          </table:table-cell>
          <table:table-cell office:value-type="float" office:value="165.979999999993" calcext:value-type="float">
            <text:p>165.9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5]-[.F275])&lt;3;1;0)" office:value-type="float" office:value="0" calcext:value-type="float">
            <text:p>0</text:p>
          </table:table-cell>
          <table:table-cell table:formula="of:=IF(ABS([.E275]-[.F275])&lt;3;1;0)" office:value-type="float" office:value="0" calcext:value-type="float">
            <text:p>0</text:p>
          </table:table-cell>
          <table:table-cell office:value-type="float" office:value="181.319999999992" calcext:value-type="float">
            <text:p>181.319999999992</text:p>
          </table:table-cell>
          <table:table-cell office:value-type="float" office:value="174.719999999993" calcext:value-type="float">
            <text:p>174.7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6]-[.F276])&lt;3;1;0)" office:value-type="float" office:value="0" calcext:value-type="float">
            <text:p>0</text:p>
          </table:table-cell>
          <table:table-cell table:formula="of:=IF(ABS([.E276]-[.F276])&lt;3;1;0)" office:value-type="float" office:value="0" calcext:value-type="float">
            <text:p>0</text:p>
          </table:table-cell>
          <table:table-cell office:value-type="float" office:value="188.159999999992" calcext:value-type="float">
            <text:p>188.159999999992</text:p>
          </table:table-cell>
          <table:table-cell office:value-type="float" office:value="183.459999999993" calcext:value-type="float">
            <text:p>183.4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7]-[.F277])&lt;3;1;0)" office:value-type="float" office:value="1" calcext:value-type="float">
            <text:p>1</text:p>
          </table:table-cell>
          <table:table-cell table:formula="of:=IF(ABS([.E277]-[.F277])&lt;3;1;0)" office:value-type="float" office:value="1" calcext:value-type="float">
            <text:p>1</text:p>
          </table:table-cell>
          <table:table-cell office:value-type="float" office:value="194.999999999992" calcext:value-type="float">
            <text:p>194.999999999992</text:p>
          </table:table-cell>
          <table:table-cell office:value-type="float" office:value="192.199999999993" calcext:value-type="float">
            <text:p>192.1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8]-[.F278])&lt;3;1;0)" office:value-type="float" office:value="1" calcext:value-type="float">
            <text:p>1</text:p>
          </table:table-cell>
          <table:table-cell table:formula="of:=IF(ABS([.E278]-[.F278])&lt;3;1;0)" office:value-type="float" office:value="1" calcext:value-type="float">
            <text:p>1</text:p>
          </table:table-cell>
          <table:table-cell office:value-type="float" office:value="201.839999999992" calcext:value-type="float">
            <text:p>201.839999999992</text:p>
          </table:table-cell>
          <table:table-cell office:value-type="float" office:value="200.939999999993" calcext:value-type="float">
            <text:p>200.9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9]-[.F279])&lt;3;1;0)" office:value-type="float" office:value="1" calcext:value-type="float">
            <text:p>1</text:p>
          </table:table-cell>
          <table:table-cell table:formula="of:=IF(ABS([.E279]-[.F279])&lt;3;1;0)" office:value-type="float" office:value="1" calcext:value-type="float">
            <text:p>1</text:p>
          </table:table-cell>
          <table:table-cell office:value-type="float" office:value="208.679999999991" calcext:value-type="float">
            <text:p>208.679999999991</text:p>
          </table:table-cell>
          <table:table-cell office:value-type="float" office:value="209.679999999993" calcext:value-type="float">
            <text:p>209.6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0]-[.F280])&lt;3;1;0)" office:value-type="float" office:value="1" calcext:value-type="float">
            <text:p>1</text:p>
          </table:table-cell>
          <table:table-cell table:formula="of:=IF(ABS([.E280]-[.F280])&lt;3;1;0)" office:value-type="float" office:value="1" calcext:value-type="float">
            <text:p>1</text:p>
          </table:table-cell>
          <table:table-cell office:value-type="float" office:value="215.519999999991" calcext:value-type="float">
            <text:p>215.519999999991</text:p>
          </table:table-cell>
          <table:table-cell office:value-type="float" office:value="218.419999999993" calcext:value-type="float">
            <text:p>218.4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1]-[.F281])&lt;3;1;0)" office:value-type="float" office:value="0" calcext:value-type="float">
            <text:p>0</text:p>
          </table:table-cell>
          <table:table-cell table:formula="of:=IF(ABS([.E281]-[.F281])&lt;3;1;0)" office:value-type="float" office:value="0" calcext:value-type="float">
            <text:p>0</text:p>
          </table:table-cell>
          <table:table-cell office:value-type="float" office:value="222.359999999991" calcext:value-type="float">
            <text:p>222.359999999991</text:p>
          </table:table-cell>
          <table:table-cell office:value-type="float" office:value="227.159999999993" calcext:value-type="float">
            <text:p>227.1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2]-[.F282])&lt;3;1;0)" office:value-type="float" office:value="0" calcext:value-type="float">
            <text:p>0</text:p>
          </table:table-cell>
          <table:table-cell table:formula="of:=IF(ABS([.E282]-[.F282])&lt;3;1;0)" office:value-type="float" office:value="0" calcext:value-type="float">
            <text:p>0</text:p>
          </table:table-cell>
          <table:table-cell office:value-type="float" office:value="229.199999999991" calcext:value-type="float">
            <text:p>229.199999999991</text:p>
          </table:table-cell>
          <table:table-cell office:value-type="float" office:value="235.899999999993" calcext:value-type="float">
            <text:p>235.8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3]-[.F283])&lt;3;1;0)" office:value-type="float" office:value="0" calcext:value-type="float">
            <text:p>0</text:p>
          </table:table-cell>
          <table:table-cell table:formula="of:=IF(ABS([.E283]-[.F283])&lt;3;1;0)" office:value-type="float" office:value="0" calcext:value-type="float">
            <text:p>0</text:p>
          </table:table-cell>
          <table:table-cell office:value-type="float" office:value="236.039999999991" calcext:value-type="float">
            <text:p>236.039999999991</text:p>
          </table:table-cell>
          <table:table-cell office:value-type="float" office:value="244.639999999993" calcext:value-type="float">
            <text:p>244.6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4]-[.F284])&lt;3;1;0)" office:value-type="float" office:value="0" calcext:value-type="float">
            <text:p>0</text:p>
          </table:table-cell>
          <table:table-cell table:formula="of:=IF(ABS([.E284]-[.F284])&lt;3;1;0)" office:value-type="float" office:value="0" calcext:value-type="float">
            <text:p>0</text:p>
          </table:table-cell>
          <table:table-cell office:value-type="float" office:value="242.879999999991" calcext:value-type="float">
            <text:p>242.879999999991</text:p>
          </table:table-cell>
          <table:table-cell office:value-type="float" office:value="253.379999999993" calcext:value-type="float">
            <text:p>253.3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5]-[.F285])&lt;3;1;0)" office:value-type="float" office:value="0" calcext:value-type="float">
            <text:p>0</text:p>
          </table:table-cell>
          <table:table-cell table:formula="of:=IF(ABS([.E285]-[.F285])&lt;3;1;0)" office:value-type="float" office:value="0" calcext:value-type="float">
            <text:p>0</text:p>
          </table:table-cell>
          <table:table-cell office:value-type="float" office:value="249.719999999991" calcext:value-type="float">
            <text:p>249.719999999991</text:p>
          </table:table-cell>
          <table:table-cell office:value-type="float" office:value="262.119999999993" calcext:value-type="float">
            <text:p>262.1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6]-[.F286])&lt;3;1;0)" office:value-type="float" office:value="0" calcext:value-type="float">
            <text:p>0</text:p>
          </table:table-cell>
          <table:table-cell table:formula="of:=IF(ABS([.E286]-[.F286])&lt;3;1;0)" office:value-type="float" office:value="0" calcext:value-type="float">
            <text:p>0</text:p>
          </table:table-cell>
          <table:table-cell office:value-type="float" office:value="256.559999999991" calcext:value-type="float">
            <text:p>256.559999999991</text:p>
          </table:table-cell>
          <table:table-cell office:value-type="float" office:value="270.859999999993" calcext:value-type="float">
            <text:p>270.8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7]-[.F287])&lt;3;1;0)" office:value-type="float" office:value="0" calcext:value-type="float">
            <text:p>0</text:p>
          </table:table-cell>
          <table:table-cell table:formula="of:=IF(ABS([.E287]-[.F287])&lt;3;1;0)" office:value-type="float" office:value="0" calcext:value-type="float">
            <text:p>0</text:p>
          </table:table-cell>
          <table:table-cell office:value-type="float" office:value="263.399999999991" calcext:value-type="float">
            <text:p>263.399999999991</text:p>
          </table:table-cell>
          <table:table-cell office:value-type="float" office:value="279.599999999993" calcext:value-type="float">
            <text:p>279.5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8]-[.F288])&lt;3;1;0)" office:value-type="float" office:value="0" calcext:value-type="float">
            <text:p>0</text:p>
          </table:table-cell>
          <table:table-cell table:formula="of:=IF(ABS([.E288]-[.F288])&lt;3;1;0)" office:value-type="float" office:value="0" calcext:value-type="float">
            <text:p>0</text:p>
          </table:table-cell>
          <table:table-cell office:value-type="float" office:value="270.239999999992" calcext:value-type="float">
            <text:p>270.239999999992</text:p>
          </table:table-cell>
          <table:table-cell office:value-type="float" office:value="288.339999999992" calcext:value-type="float">
            <text:p>288.3399999999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9]-[.F289])&lt;3;1;0)" office:value-type="float" office:value="0" calcext:value-type="float">
            <text:p>0</text:p>
          </table:table-cell>
          <table:table-cell table:formula="of:=IF(ABS([.E289]-[.F289])&lt;3;1;0)" office:value-type="float" office:value="0" calcext:value-type="float">
            <text:p>0</text:p>
          </table:table-cell>
          <table:table-cell office:value-type="float" office:value="277.079999999992" calcext:value-type="float">
            <text:p>277.079999999992</text:p>
          </table:table-cell>
          <table:table-cell office:value-type="float" office:value="297.079999999992" calcext:value-type="float">
            <text:p>297.0799999999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0]-[.F290])&lt;3;1;0)" office:value-type="float" office:value="0" calcext:value-type="float">
            <text:p>0</text:p>
          </table:table-cell>
          <table:table-cell table:formula="of:=IF(ABS([.E290]-[.F290])&lt;3;1;0)" office:value-type="float" office:value="0" calcext:value-type="float">
            <text:p>0</text:p>
          </table:table-cell>
          <table:table-cell office:value-type="float" office:value="283.919999999992" calcext:value-type="float">
            <text:p>283.919999999992</text:p>
          </table:table-cell>
          <table:table-cell office:value-type="float" office:value="303.919999999992" calcext:value-type="float">
            <text:p>303.9199999999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1]-[.F291])&lt;3;1;0)" office:value-type="float" office:value="0" calcext:value-type="float">
            <text:p>0</text:p>
          </table:table-cell>
          <table:table-cell table:formula="of:=IF(ABS([.E291]-[.F291])&lt;3;1;0)" office:value-type="float" office:value="0" calcext:value-type="float">
            <text:p>0</text:p>
          </table:table-cell>
          <table:table-cell office:value-type="float" office:value="290.759999999992" calcext:value-type="float">
            <text:p>290.759999999992</text:p>
          </table:table-cell>
          <table:table-cell office:value-type="float" office:value="310.759999999993" calcext:value-type="float">
            <text:p>310.7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2]-[.F292])&lt;3;1;0)" office:value-type="float" office:value="0" calcext:value-type="float">
            <text:p>0</text:p>
          </table:table-cell>
          <table:table-cell table:formula="of:=IF(ABS([.E292]-[.F292])&lt;3;1;0)" office:value-type="float" office:value="0" calcext:value-type="float">
            <text:p>0</text:p>
          </table:table-cell>
          <table:table-cell office:value-type="float" office:value="297.599999999992" calcext:value-type="float">
            <text:p>297.599999999992</text:p>
          </table:table-cell>
          <table:table-cell office:value-type="float" office:value="317.599999999993" calcext:value-type="float">
            <text:p>317.5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3]-[.F293])&lt;3;1;0)" office:value-type="float" office:value="0" calcext:value-type="float">
            <text:p>0</text:p>
          </table:table-cell>
          <table:table-cell table:formula="of:=IF(ABS([.E293]-[.F293])&lt;3;1;0)" office:value-type="float" office:value="0" calcext:value-type="float">
            <text:p>0</text:p>
          </table:table-cell>
          <table:table-cell office:value-type="float" office:value="304.439999999992" calcext:value-type="float">
            <text:p>304.439999999992</text:p>
          </table:table-cell>
          <table:table-cell office:value-type="float" office:value="324.439999999993" calcext:value-type="float">
            <text:p>324.4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4]-[.F294])&lt;3;1;0)" office:value-type="float" office:value="0" calcext:value-type="float">
            <text:p>0</text:p>
          </table:table-cell>
          <table:table-cell table:formula="of:=IF(ABS([.E294]-[.F294])&lt;3;1;0)" office:value-type="float" office:value="0" calcext:value-type="float">
            <text:p>0</text:p>
          </table:table-cell>
          <table:table-cell office:value-type="float" office:value="311.279999999992" calcext:value-type="float">
            <text:p>311.279999999992</text:p>
          </table:table-cell>
          <table:table-cell office:value-type="float" office:value="331.279999999993" calcext:value-type="float">
            <text:p>331.2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5]-[.F295])&lt;3;1;0)" office:value-type="float" office:value="0" calcext:value-type="float">
            <text:p>0</text:p>
          </table:table-cell>
          <table:table-cell table:formula="of:=IF(ABS([.E295]-[.F295])&lt;3;1;0)" office:value-type="float" office:value="0" calcext:value-type="float">
            <text:p>0</text:p>
          </table:table-cell>
          <table:table-cell office:value-type="float" office:value="318.119999999993" calcext:value-type="float">
            <text:p>318.119999999993</text:p>
          </table:table-cell>
          <table:table-cell office:value-type="float" office:value="338.119999999993" calcext:value-type="float">
            <text:p>338.1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6]-[.F296])&lt;3;1;0)" office:value-type="float" office:value="0" calcext:value-type="float">
            <text:p>0</text:p>
          </table:table-cell>
          <table:table-cell table:formula="of:=IF(ABS([.E296]-[.F296])&lt;3;1;0)" office:value-type="float" office:value="0" calcext:value-type="float">
            <text:p>0</text:p>
          </table:table-cell>
          <table:table-cell office:value-type="float" office:value="324.959999999993" calcext:value-type="float">
            <text:p>324.959999999993</text:p>
          </table:table-cell>
          <table:table-cell office:value-type="float" office:value="344.959999999993" calcext:value-type="float">
            <text:p>344.9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7]-[.F297])&lt;3;1;0)" office:value-type="float" office:value="0" calcext:value-type="float">
            <text:p>0</text:p>
          </table:table-cell>
          <table:table-cell table:formula="of:=IF(ABS([.E297]-[.F297])&lt;3;1;0)" office:value-type="float" office:value="0" calcext:value-type="float">
            <text:p>0</text:p>
          </table:table-cell>
          <table:table-cell office:value-type="float" office:value="331.799999999993" calcext:value-type="float">
            <text:p>331.799999999993</text:p>
          </table:table-cell>
          <table:table-cell office:value-type="float" office:value="351.799999999993" calcext:value-type="float">
            <text:p>351.7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8]-[.F298])&lt;3;1;0)" office:value-type="float" office:value="0" calcext:value-type="float">
            <text:p>0</text:p>
          </table:table-cell>
          <table:table-cell table:formula="of:=IF(ABS([.E298]-[.F298])&lt;3;1;0)" office:value-type="float" office:value="0" calcext:value-type="float">
            <text:p>0</text:p>
          </table:table-cell>
          <table:table-cell office:value-type="float" office:value="338.639999999993" calcext:value-type="float">
            <text:p>338.639999999993</text:p>
          </table:table-cell>
          <table:table-cell office:value-type="float" office:value="358.639999999994" calcext:value-type="float">
            <text:p>358.6399999999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9]-[.F299])&lt;3;1;0)" office:value-type="float" office:value="0" calcext:value-type="float">
            <text:p>0</text:p>
          </table:table-cell>
          <table:table-cell table:formula="of:=IF(ABS([.E299]-[.F299])&lt;3;1;0)" office:value-type="float" office:value="0" calcext:value-type="float">
            <text:p>0</text:p>
          </table:table-cell>
          <table:table-cell office:value-type="float" office:value="345.479999999993" calcext:value-type="float">
            <text:p>345.479999999993</text:p>
          </table:table-cell>
          <table:table-cell office:value-type="float" office:value="5.47999999999365" calcext:value-type="float">
            <text:p>5.4799999999936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0]-[.F300])&lt;3;1;0)" office:value-type="float" office:value="0" calcext:value-type="float">
            <text:p>0</text:p>
          </table:table-cell>
          <table:table-cell table:formula="of:=IF(ABS([.E300]-[.F300])&lt;3;1;0)" office:value-type="float" office:value="0" calcext:value-type="float">
            <text:p>0</text:p>
          </table:table-cell>
          <table:table-cell office:value-type="float" office:value="352.319999999993" calcext:value-type="float">
            <text:p>352.319999999993</text:p>
          </table:table-cell>
          <table:table-cell office:value-type="float" office:value="12.3199999999938" calcext:value-type="float">
            <text:p>12.31999999999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1]-[.F301])&lt;3;1;0)" office:value-type="float" office:value="0" calcext:value-type="float">
            <text:p>0</text:p>
          </table:table-cell>
          <table:table-cell table:formula="of:=IF(ABS([.E301]-[.F301])&lt;3;1;0)" office:value-type="float" office:value="0" calcext:value-type="float">
            <text:p>0</text:p>
          </table:table-cell>
          <table:table-cell office:value-type="float" office:value="359.159999999994" calcext:value-type="float">
            <text:p>359.159999999994</text:p>
          </table:table-cell>
          <table:table-cell office:value-type="float" office:value="19.1599999999939" calcext:value-type="float">
            <text:p>19.15999999999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2]-[.F302])&lt;3;1;0)" office:value-type="float" office:value="0" calcext:value-type="float">
            <text:p>0</text:p>
          </table:table-cell>
          <table:table-cell table:formula="of:=IF(ABS([.E302]-[.F302])&lt;3;1;0)" office:value-type="float" office:value="0" calcext:value-type="float">
            <text:p>0</text:p>
          </table:table-cell>
          <table:table-cell office:value-type="float" office:value="5.99999999999363" calcext:value-type="float">
            <text:p>5.99999999999363</text:p>
          </table:table-cell>
          <table:table-cell office:value-type="float" office:value="25.9999999999941" calcext:value-type="float">
            <text:p>25.99999999999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3]-[.F303])&lt;3;1;0)" office:value-type="float" office:value="0" calcext:value-type="float">
            <text:p>0</text:p>
          </table:table-cell>
          <table:table-cell table:formula="of:=IF(ABS([.E303]-[.F303])&lt;3;1;0)" office:value-type="float" office:value="0" calcext:value-type="float">
            <text:p>0</text:p>
          </table:table-cell>
          <table:table-cell office:value-type="float" office:value="12.8399999999938" calcext:value-type="float">
            <text:p>12.8399999999938</text:p>
          </table:table-cell>
          <table:table-cell office:value-type="float" office:value="32.8399999999942" calcext:value-type="float">
            <text:p>32.83999999999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4]-[.F304])&lt;3;1;0)" office:value-type="float" office:value="0" calcext:value-type="float">
            <text:p>0</text:p>
          </table:table-cell>
          <table:table-cell table:formula="of:=IF(ABS([.E304]-[.F304])&lt;3;1;0)" office:value-type="float" office:value="0" calcext:value-type="float">
            <text:p>0</text:p>
          </table:table-cell>
          <table:table-cell office:value-type="float" office:value="19.6799999999939" calcext:value-type="float">
            <text:p>19.6799999999939</text:p>
          </table:table-cell>
          <table:table-cell office:value-type="float" office:value="39.6799999999944" calcext:value-type="float">
            <text:p>39.67999999999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5]-[.F305])&lt;3;1;0)" office:value-type="float" office:value="0" calcext:value-type="float">
            <text:p>0</text:p>
          </table:table-cell>
          <table:table-cell table:formula="of:=IF(ABS([.E305]-[.F305])&lt;3;1;0)" office:value-type="float" office:value="0" calcext:value-type="float">
            <text:p>0</text:p>
          </table:table-cell>
          <table:table-cell office:value-type="float" office:value="26.5199999999941" calcext:value-type="float">
            <text:p>26.5199999999941</text:p>
          </table:table-cell>
          <table:table-cell office:value-type="float" office:value="46.5199999999945" calcext:value-type="float">
            <text:p>46.51999999999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6]-[.F306])&lt;3;1;0)" office:value-type="float" office:value="0" calcext:value-type="float">
            <text:p>0</text:p>
          </table:table-cell>
          <table:table-cell table:formula="of:=IF(ABS([.E306]-[.F306])&lt;3;1;0)" office:value-type="float" office:value="0" calcext:value-type="float">
            <text:p>0</text:p>
          </table:table-cell>
          <table:table-cell office:value-type="float" office:value="33.3599999999942" calcext:value-type="float">
            <text:p>33.3599999999942</text:p>
          </table:table-cell>
          <table:table-cell office:value-type="float" office:value="53.3599999999947" calcext:value-type="float">
            <text:p>53.35999999999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7]-[.F307])&lt;3;1;0)" office:value-type="float" office:value="0" calcext:value-type="float">
            <text:p>0</text:p>
          </table:table-cell>
          <table:table-cell table:formula="of:=IF(ABS([.E307]-[.F307])&lt;3;1;0)" office:value-type="float" office:value="0" calcext:value-type="float">
            <text:p>0</text:p>
          </table:table-cell>
          <table:table-cell office:value-type="float" office:value="40.1999999999944" calcext:value-type="float">
            <text:p>40.1999999999944</text:p>
          </table:table-cell>
          <table:table-cell office:value-type="float" office:value="60.1999999999948" calcext:value-type="float">
            <text:p>60.199999999994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8]-[.F308])&lt;3;1;0)" office:value-type="float" office:value="0" calcext:value-type="float">
            <text:p>0</text:p>
          </table:table-cell>
          <table:table-cell table:formula="of:=IF(ABS([.E308]-[.F308])&lt;3;1;0)" office:value-type="float" office:value="0" calcext:value-type="float">
            <text:p>0</text:p>
          </table:table-cell>
          <table:table-cell office:value-type="float" office:value="47.0399999999945" calcext:value-type="float">
            <text:p>47.0399999999945</text:p>
          </table:table-cell>
          <table:table-cell office:value-type="float" office:value="67.039999999995" calcext:value-type="float">
            <text:p>67.03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9]-[.F309])&lt;3;1;0)" office:value-type="float" office:value="0" calcext:value-type="float">
            <text:p>0</text:p>
          </table:table-cell>
          <table:table-cell table:formula="of:=IF(ABS([.E309]-[.F309])&lt;3;1;0)" office:value-type="float" office:value="0" calcext:value-type="float">
            <text:p>0</text:p>
          </table:table-cell>
          <table:table-cell office:value-type="float" office:value="53.8799999999947" calcext:value-type="float">
            <text:p>53.8799999999947</text:p>
          </table:table-cell>
          <table:table-cell office:value-type="float" office:value="73.8799999999951" calcext:value-type="float">
            <text:p>73.879999999995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0]-[.F310])&lt;3;1;0)" office:value-type="float" office:value="0" calcext:value-type="float">
            <text:p>0</text:p>
          </table:table-cell>
          <table:table-cell table:formula="of:=IF(ABS([.E310]-[.F310])&lt;3;1;0)" office:value-type="float" office:value="0" calcext:value-type="float">
            <text:p>0</text:p>
          </table:table-cell>
          <table:table-cell office:value-type="float" office:value="60.7199999999948" calcext:value-type="float">
            <text:p>60.7199999999948</text:p>
          </table:table-cell>
          <table:table-cell office:value-type="float" office:value="80.7199999999953" calcext:value-type="float">
            <text:p>80.719999999995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1]-[.F311])&lt;3;1;0)" office:value-type="float" office:value="0" calcext:value-type="float">
            <text:p>0</text:p>
          </table:table-cell>
          <table:table-cell table:formula="of:=IF(ABS([.E311]-[.F311])&lt;3;1;0)" office:value-type="float" office:value="0" calcext:value-type="float">
            <text:p>0</text:p>
          </table:table-cell>
          <table:table-cell office:value-type="float" office:value="67.5599999999949" calcext:value-type="float">
            <text:p>67.5599999999949</text:p>
          </table:table-cell>
          <table:table-cell office:value-type="float" office:value="87.5599999999954" calcext:value-type="float">
            <text:p>87.559999999995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2]-[.F312])&lt;3;1;0)" office:value-type="float" office:value="0" calcext:value-type="float">
            <text:p>0</text:p>
          </table:table-cell>
          <table:table-cell table:formula="of:=IF(ABS([.E312]-[.F312])&lt;3;1;0)" office:value-type="float" office:value="0" calcext:value-type="float">
            <text:p>0</text:p>
          </table:table-cell>
          <table:table-cell office:value-type="float" office:value="74.3999999999951" calcext:value-type="float">
            <text:p>74.3999999999951</text:p>
          </table:table-cell>
          <table:table-cell office:value-type="float" office:value="94.3999999999955" calcext:value-type="float">
            <text:p>94.399999999995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3]-[.F313])&lt;3;1;0)" office:value-type="float" office:value="0" calcext:value-type="float">
            <text:p>0</text:p>
          </table:table-cell>
          <table:table-cell table:formula="of:=IF(ABS([.E313]-[.F313])&lt;3;1;0)" office:value-type="float" office:value="0" calcext:value-type="float">
            <text:p>0</text:p>
          </table:table-cell>
          <table:table-cell office:value-type="float" office:value="81.2399999999952" calcext:value-type="float">
            <text:p>81.2399999999952</text:p>
          </table:table-cell>
          <table:table-cell office:value-type="float" office:value="101.239999999996" calcext:value-type="float">
            <text:p>101.2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4]-[.F314])&lt;3;1;0)" office:value-type="float" office:value="0" calcext:value-type="float">
            <text:p>0</text:p>
          </table:table-cell>
          <table:table-cell table:formula="of:=IF(ABS([.E314]-[.F314])&lt;3;1;0)" office:value-type="float" office:value="0" calcext:value-type="float">
            <text:p>0</text:p>
          </table:table-cell>
          <table:table-cell office:value-type="float" office:value="88.0799999999954" calcext:value-type="float">
            <text:p>88.0799999999954</text:p>
          </table:table-cell>
          <table:table-cell office:value-type="float" office:value="108.079999999996" calcext:value-type="float">
            <text:p>108.0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5]-[.F315])&lt;3;1;0)" office:value-type="float" office:value="0" calcext:value-type="float">
            <text:p>0</text:p>
          </table:table-cell>
          <table:table-cell table:formula="of:=IF(ABS([.E315]-[.F315])&lt;3;1;0)" office:value-type="float" office:value="0" calcext:value-type="float">
            <text:p>0</text:p>
          </table:table-cell>
          <table:table-cell office:value-type="float" office:value="94.9199999999955" calcext:value-type="float">
            <text:p>94.9199999999955</text:p>
          </table:table-cell>
          <table:table-cell office:value-type="float" office:value="114.919999999996" calcext:value-type="float">
            <text:p>114.9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6]-[.F316])&lt;3;1;0)" office:value-type="float" office:value="0" calcext:value-type="float">
            <text:p>0</text:p>
          </table:table-cell>
          <table:table-cell table:formula="of:=IF(ABS([.E316]-[.F316])&lt;3;1;0)" office:value-type="float" office:value="0" calcext:value-type="float">
            <text:p>0</text:p>
          </table:table-cell>
          <table:table-cell office:value-type="float" office:value="101.759999999996" calcext:value-type="float">
            <text:p>101.759999999996</text:p>
          </table:table-cell>
          <table:table-cell office:value-type="float" office:value="121.759999999996" calcext:value-type="float">
            <text:p>121.75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7]-[.F317])&lt;3;1;0)" office:value-type="float" office:value="0" calcext:value-type="float">
            <text:p>0</text:p>
          </table:table-cell>
          <table:table-cell table:formula="of:=IF(ABS([.E317]-[.F317])&lt;3;1;0)" office:value-type="float" office:value="0" calcext:value-type="float">
            <text:p>0</text:p>
          </table:table-cell>
          <table:table-cell office:value-type="float" office:value="108.599999999996" calcext:value-type="float">
            <text:p>108.599999999996</text:p>
          </table:table-cell>
          <table:table-cell office:value-type="float" office:value="128.599999999996" calcext:value-type="float">
            <text:p>128.59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8]-[.F318])&lt;3;1;0)" office:value-type="float" office:value="0" calcext:value-type="float">
            <text:p>0</text:p>
          </table:table-cell>
          <table:table-cell table:formula="of:=IF(ABS([.E318]-[.F318])&lt;3;1;0)" office:value-type="float" office:value="0" calcext:value-type="float">
            <text:p>0</text:p>
          </table:table-cell>
          <table:table-cell office:value-type="float" office:value="115.439999999996" calcext:value-type="float">
            <text:p>115.439999999996</text:p>
          </table:table-cell>
          <table:table-cell office:value-type="float" office:value="135.439999999996" calcext:value-type="float">
            <text:p>135.4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9]-[.F319])&lt;3;1;0)" office:value-type="float" office:value="0" calcext:value-type="float">
            <text:p>0</text:p>
          </table:table-cell>
          <table:table-cell table:formula="of:=IF(ABS([.E319]-[.F319])&lt;3;1;0)" office:value-type="float" office:value="0" calcext:value-type="float">
            <text:p>0</text:p>
          </table:table-cell>
          <table:table-cell office:value-type="float" office:value="122.279999999996" calcext:value-type="float">
            <text:p>122.279999999996</text:p>
          </table:table-cell>
          <table:table-cell office:value-type="float" office:value="142.279999999997" calcext:value-type="float">
            <text:p>142.2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0]-[.F320])&lt;3;1;0)" office:value-type="float" office:value="0" calcext:value-type="float">
            <text:p>0</text:p>
          </table:table-cell>
          <table:table-cell table:formula="of:=IF(ABS([.E320]-[.F320])&lt;3;1;0)" office:value-type="float" office:value="0" calcext:value-type="float">
            <text:p>0</text:p>
          </table:table-cell>
          <table:table-cell office:value-type="float" office:value="131.019999999996" calcext:value-type="float">
            <text:p>131.019999999996</text:p>
          </table:table-cell>
          <table:table-cell office:value-type="float" office:value="149.119999999997" calcext:value-type="float">
            <text:p>149.1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1]-[.F321])&lt;3;1;0)" office:value-type="float" office:value="0" calcext:value-type="float">
            <text:p>0</text:p>
          </table:table-cell>
          <table:table-cell table:formula="of:=IF(ABS([.E321]-[.F321])&lt;3;1;0)" office:value-type="float" office:value="0" calcext:value-type="float">
            <text:p>0</text:p>
          </table:table-cell>
          <table:table-cell office:value-type="float" office:value="139.759999999996" calcext:value-type="float">
            <text:p>139.759999999996</text:p>
          </table:table-cell>
          <table:table-cell office:value-type="float" office:value="155.959999999997" calcext:value-type="float">
            <text:p>155.9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2]-[.F322])&lt;3;1;0)" office:value-type="float" office:value="0" calcext:value-type="float">
            <text:p>0</text:p>
          </table:table-cell>
          <table:table-cell table:formula="of:=IF(ABS([.E322]-[.F322])&lt;3;1;0)" office:value-type="float" office:value="0" calcext:value-type="float">
            <text:p>0</text:p>
          </table:table-cell>
          <table:table-cell office:value-type="float" office:value="148.499999999995" calcext:value-type="float">
            <text:p>148.499999999995</text:p>
          </table:table-cell>
          <table:table-cell office:value-type="float" office:value="162.799999999997" calcext:value-type="float">
            <text:p>162.7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3]-[.F323])&lt;3;1;0)" office:value-type="float" office:value="0" calcext:value-type="float">
            <text:p>0</text:p>
          </table:table-cell>
          <table:table-cell table:formula="of:=IF(ABS([.E323]-[.F323])&lt;3;1;0)" office:value-type="float" office:value="0" calcext:value-type="float">
            <text:p>0</text:p>
          </table:table-cell>
          <table:table-cell office:value-type="float" office:value="157.239999999995" calcext:value-type="float">
            <text:p>157.239999999995</text:p>
          </table:table-cell>
          <table:table-cell office:value-type="float" office:value="169.639999999997" calcext:value-type="float">
            <text:p>169.6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4]-[.F324])&lt;3;1;0)" office:value-type="float" office:value="0" calcext:value-type="float">
            <text:p>0</text:p>
          </table:table-cell>
          <table:table-cell table:formula="of:=IF(ABS([.E324]-[.F324])&lt;3;1;0)" office:value-type="float" office:value="0" calcext:value-type="float">
            <text:p>0</text:p>
          </table:table-cell>
          <table:table-cell office:value-type="float" office:value="165.979999999995" calcext:value-type="float">
            <text:p>165.979999999995</text:p>
          </table:table-cell>
          <table:table-cell office:value-type="float" office:value="176.479999999997" calcext:value-type="float">
            <text:p>176.4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5]-[.F325])&lt;3;1;0)" office:value-type="float" office:value="0" calcext:value-type="float">
            <text:p>0</text:p>
          </table:table-cell>
          <table:table-cell table:formula="of:=IF(ABS([.E325]-[.F325])&lt;3;1;0)" office:value-type="float" office:value="0" calcext:value-type="float">
            <text:p>0</text:p>
          </table:table-cell>
          <table:table-cell office:value-type="float" office:value="174.719999999995" calcext:value-type="float">
            <text:p>174.719999999995</text:p>
          </table:table-cell>
          <table:table-cell office:value-type="float" office:value="183.319999999997" calcext:value-type="float">
            <text:p>183.3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6]-[.F326])&lt;3;1;0)" office:value-type="float" office:value="0" calcext:value-type="float">
            <text:p>0</text:p>
          </table:table-cell>
          <table:table-cell table:formula="of:=IF(ABS([.E326]-[.F326])&lt;3;1;0)" office:value-type="float" office:value="0" calcext:value-type="float">
            <text:p>0</text:p>
          </table:table-cell>
          <table:table-cell office:value-type="float" office:value="183.459999999995" calcext:value-type="float">
            <text:p>183.459999999995</text:p>
          </table:table-cell>
          <table:table-cell office:value-type="float" office:value="190.159999999998" calcext:value-type="float">
            <text:p>190.15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7]-[.F327])&lt;3;1;0)" office:value-type="float" office:value="0" calcext:value-type="float">
            <text:p>0</text:p>
          </table:table-cell>
          <table:table-cell table:formula="of:=IF(ABS([.E327]-[.F327])&lt;3;1;0)" office:value-type="float" office:value="0" calcext:value-type="float">
            <text:p>0</text:p>
          </table:table-cell>
          <table:table-cell office:value-type="float" office:value="192.199999999994" calcext:value-type="float">
            <text:p>192.199999999994</text:p>
          </table:table-cell>
          <table:table-cell office:value-type="float" office:value="196.999999999998" calcext:value-type="float">
            <text:p>196.99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8]-[.F328])&lt;3;1;0)" office:value-type="float" office:value="1" calcext:value-type="float">
            <text:p>1</text:p>
          </table:table-cell>
          <table:table-cell table:formula="of:=IF(ABS([.E328]-[.F328])&lt;3;1;0)" office:value-type="float" office:value="1" calcext:value-type="float">
            <text:p>1</text:p>
          </table:table-cell>
          <table:table-cell office:value-type="float" office:value="200.939999999994" calcext:value-type="float">
            <text:p>200.939999999994</text:p>
          </table:table-cell>
          <table:table-cell office:value-type="float" office:value="203.839999999998" calcext:value-type="float">
            <text:p>203.83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9]-[.F329])&lt;3;1;0)" office:value-type="float" office:value="1" calcext:value-type="float">
            <text:p>1</text:p>
          </table:table-cell>
          <table:table-cell table:formula="of:=IF(ABS([.E329]-[.F329])&lt;3;1;0)" office:value-type="float" office:value="1" calcext:value-type="float">
            <text:p>1</text:p>
          </table:table-cell>
          <table:table-cell office:value-type="float" office:value="209.679999999994" calcext:value-type="float">
            <text:p>209.679999999994</text:p>
          </table:table-cell>
          <table:table-cell office:value-type="float" office:value="210.679999999998" calcext:value-type="float">
            <text:p>210.67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0]-[.F330])&lt;3;1;0)" office:value-type="float" office:value="1" calcext:value-type="float">
            <text:p>1</text:p>
          </table:table-cell>
          <table:table-cell table:formula="of:=IF(ABS([.E330]-[.F330])&lt;3;1;0)" office:value-type="float" office:value="1" calcext:value-type="float">
            <text:p>1</text:p>
          </table:table-cell>
          <table:table-cell office:value-type="float" office:value="218.419999999994" calcext:value-type="float">
            <text:p>218.419999999994</text:p>
          </table:table-cell>
          <table:table-cell office:value-type="float" office:value="217.519999999998" calcext:value-type="float">
            <text:p>217.51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1]-[.F331])&lt;3;1;0)" office:value-type="float" office:value="1" calcext:value-type="float">
            <text:p>1</text:p>
          </table:table-cell>
          <table:table-cell table:formula="of:=IF(ABS([.E331]-[.F331])&lt;3;1;0)" office:value-type="float" office:value="1" calcext:value-type="float">
            <text:p>1</text:p>
          </table:table-cell>
          <table:table-cell office:value-type="float" office:value="227.159999999994" calcext:value-type="float">
            <text:p>227.159999999994</text:p>
          </table:table-cell>
          <table:table-cell office:value-type="float" office:value="224.359999999998" calcext:value-type="float">
            <text:p>224.35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2]-[.F332])&lt;3;1;0)" office:value-type="float" office:value="0" calcext:value-type="float">
            <text:p>0</text:p>
          </table:table-cell>
          <table:table-cell table:formula="of:=IF(ABS([.E332]-[.F332])&lt;3;1;0)" office:value-type="float" office:value="0" calcext:value-type="float">
            <text:p>0</text:p>
          </table:table-cell>
          <table:table-cell office:value-type="float" office:value="235.899999999993" calcext:value-type="float">
            <text:p>235.899999999993</text:p>
          </table:table-cell>
          <table:table-cell office:value-type="float" office:value="231.199999999998" calcext:value-type="float">
            <text:p>231.19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3]-[.F333])&lt;3;1;0)" office:value-type="float" office:value="0" calcext:value-type="float">
            <text:p>0</text:p>
          </table:table-cell>
          <table:table-cell table:formula="of:=IF(ABS([.E333]-[.F333])&lt;3;1;0)" office:value-type="float" office:value="0" calcext:value-type="float">
            <text:p>0</text:p>
          </table:table-cell>
          <table:table-cell office:value-type="float" office:value="244.639999999993" calcext:value-type="float">
            <text:p>244.639999999993</text:p>
          </table:table-cell>
          <table:table-cell office:value-type="float" office:value="238.039999999999" calcext:value-type="float">
            <text:p>238.03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4]-[.F334])&lt;3;1;0)" office:value-type="float" office:value="0" calcext:value-type="float">
            <text:p>0</text:p>
          </table:table-cell>
          <table:table-cell table:formula="of:=IF(ABS([.E334]-[.F334])&lt;3;1;0)" office:value-type="float" office:value="0" calcext:value-type="float">
            <text:p>0</text:p>
          </table:table-cell>
          <table:table-cell office:value-type="float" office:value="253.379999999993" calcext:value-type="float">
            <text:p>253.379999999993</text:p>
          </table:table-cell>
          <table:table-cell office:value-type="float" office:value="244.879999999999" calcext:value-type="float">
            <text:p>244.87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5]-[.F335])&lt;3;1;0)" office:value-type="float" office:value="0" calcext:value-type="float">
            <text:p>0</text:p>
          </table:table-cell>
          <table:table-cell table:formula="of:=IF(ABS([.E335]-[.F335])&lt;3;1;0)" office:value-type="float" office:value="0" calcext:value-type="float">
            <text:p>0</text:p>
          </table:table-cell>
          <table:table-cell office:value-type="float" office:value="262.119999999993" calcext:value-type="float">
            <text:p>262.119999999993</text:p>
          </table:table-cell>
          <table:table-cell office:value-type="float" office:value="251.719999999999" calcext:value-type="float">
            <text:p>251.71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6]-[.F336])&lt;3;1;0)" office:value-type="float" office:value="0" calcext:value-type="float">
            <text:p>0</text:p>
          </table:table-cell>
          <table:table-cell table:formula="of:=IF(ABS([.E336]-[.F336])&lt;3;1;0)" office:value-type="float" office:value="0" calcext:value-type="float">
            <text:p>0</text:p>
          </table:table-cell>
          <table:table-cell office:value-type="float" office:value="270.859999999992" calcext:value-type="float">
            <text:p>270.859999999992</text:p>
          </table:table-cell>
          <table:table-cell office:value-type="float" office:value="258.559999999999" calcext:value-type="float">
            <text:p>258.55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7]-[.F337])&lt;3;1;0)" office:value-type="float" office:value="0" calcext:value-type="float">
            <text:p>0</text:p>
          </table:table-cell>
          <table:table-cell table:formula="of:=IF(ABS([.E337]-[.F337])&lt;3;1;0)" office:value-type="float" office:value="0" calcext:value-type="float">
            <text:p>0</text:p>
          </table:table-cell>
          <table:table-cell office:value-type="float" office:value="279.599999999992" calcext:value-type="float">
            <text:p>279.599999999992</text:p>
          </table:table-cell>
          <table:table-cell office:value-type="float" office:value="265.399999999999" calcext:value-type="float">
            <text:p>265.39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8]-[.F338])&lt;3;1;0)" office:value-type="float" office:value="0" calcext:value-type="float">
            <text:p>0</text:p>
          </table:table-cell>
          <table:table-cell table:formula="of:=IF(ABS([.E338]-[.F338])&lt;3;1;0)" office:value-type="float" office:value="0" calcext:value-type="float">
            <text:p>0</text:p>
          </table:table-cell>
          <table:table-cell office:value-type="float" office:value="288.339999999992" calcext:value-type="float">
            <text:p>288.339999999992</text:p>
          </table:table-cell>
          <table:table-cell office:value-type="float" office:value="272.239999999999" calcext:value-type="float">
            <text:p>272.23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9]-[.F339])&lt;3;1;0)" office:value-type="float" office:value="0" calcext:value-type="float">
            <text:p>0</text:p>
          </table:table-cell>
          <table:table-cell table:formula="of:=IF(ABS([.E339]-[.F339])&lt;3;1;0)" office:value-type="float" office:value="0" calcext:value-type="float">
            <text:p>0</text:p>
          </table:table-cell>
          <table:table-cell office:value-type="float" office:value="297.079999999992" calcext:value-type="float">
            <text:p>297.079999999992</text:p>
          </table:table-cell>
          <table:table-cell office:value-type="float" office:value="279.08" calcext:value-type="float">
            <text:p>279.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0]-[.F340])&lt;3;1;0)" office:value-type="float" office:value="0" calcext:value-type="float">
            <text:p>0</text:p>
          </table:table-cell>
          <table:table-cell table:formula="of:=IF(ABS([.E340]-[.F340])&lt;3;1;0)" office:value-type="float" office:value="0" calcext:value-type="float">
            <text:p>0</text:p>
          </table:table-cell>
          <table:table-cell office:value-type="float" office:value="303.919999999992" calcext:value-type="float">
            <text:p>303.919999999992</text:p>
          </table:table-cell>
          <table:table-cell office:value-type="float" office:value="285.92" calcext:value-type="float">
            <text:p>285.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1]-[.F341])&lt;3;1;0)" office:value-type="float" office:value="0" calcext:value-type="float">
            <text:p>0</text:p>
          </table:table-cell>
          <table:table-cell table:formula="of:=IF(ABS([.E341]-[.F341])&lt;3;1;0)" office:value-type="float" office:value="0" calcext:value-type="float">
            <text:p>0</text:p>
          </table:table-cell>
          <table:table-cell office:value-type="float" office:value="310.759999999992" calcext:value-type="float">
            <text:p>310.759999999992</text:p>
          </table:table-cell>
          <table:table-cell office:value-type="float" office:value="292.76" calcext:value-type="float">
            <text:p>292.7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2]-[.F342])&lt;3;1;0)" office:value-type="float" office:value="0" calcext:value-type="float">
            <text:p>0</text:p>
          </table:table-cell>
          <table:table-cell table:formula="of:=IF(ABS([.E342]-[.F342])&lt;3;1;0)" office:value-type="float" office:value="0" calcext:value-type="float">
            <text:p>0</text:p>
          </table:table-cell>
          <table:table-cell office:value-type="float" office:value="317.599999999992" calcext:value-type="float">
            <text:p>317.599999999992</text:p>
          </table:table-cell>
          <table:table-cell office:value-type="float" office:value="299.6" calcext:value-type="float">
            <text:p>299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3]-[.F343])&lt;3;1;0)" office:value-type="float" office:value="0" calcext:value-type="float">
            <text:p>0</text:p>
          </table:table-cell>
          <table:table-cell table:formula="of:=IF(ABS([.E343]-[.F343])&lt;3;1;0)" office:value-type="float" office:value="0" calcext:value-type="float">
            <text:p>0</text:p>
          </table:table-cell>
          <table:table-cell office:value-type="float" office:value="324.439999999992" calcext:value-type="float">
            <text:p>324.439999999992</text:p>
          </table:table-cell>
          <table:table-cell office:value-type="float" office:value="306.44" calcext:value-type="float">
            <text:p>306.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4]-[.F344])&lt;3;1;0)" office:value-type="float" office:value="0" calcext:value-type="float">
            <text:p>0</text:p>
          </table:table-cell>
          <table:table-cell table:formula="of:=IF(ABS([.E344]-[.F344])&lt;3;1;0)" office:value-type="float" office:value="0" calcext:value-type="float">
            <text:p>0</text:p>
          </table:table-cell>
          <table:table-cell office:value-type="float" office:value="331.279999999992" calcext:value-type="float">
            <text:p>331.279999999992</text:p>
          </table:table-cell>
          <table:table-cell office:value-type="float" office:value="313.28" calcext:value-type="float">
            <text:p>313.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5]-[.F345])&lt;3;1;0)" office:value-type="float" office:value="0" calcext:value-type="float">
            <text:p>0</text:p>
          </table:table-cell>
          <table:table-cell table:formula="of:=IF(ABS([.E345]-[.F345])&lt;3;1;0)" office:value-type="float" office:value="0" calcext:value-type="float">
            <text:p>0</text:p>
          </table:table-cell>
          <table:table-cell office:value-type="float" office:value="338.119999999993" calcext:value-type="float">
            <text:p>338.119999999993</text:p>
          </table:table-cell>
          <table:table-cell office:value-type="float" office:value="320.12" calcext:value-type="float">
            <text:p>320.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6]-[.F346])&lt;3;1;0)" office:value-type="float" office:value="0" calcext:value-type="float">
            <text:p>0</text:p>
          </table:table-cell>
          <table:table-cell table:formula="of:=IF(ABS([.E346]-[.F346])&lt;3;1;0)" office:value-type="float" office:value="0" calcext:value-type="float">
            <text:p>0</text:p>
          </table:table-cell>
          <table:table-cell office:value-type="float" office:value="344.959999999993" calcext:value-type="float">
            <text:p>344.959999999993</text:p>
          </table:table-cell>
          <table:table-cell office:value-type="float" office:value="326.960000000001" calcext:value-type="float">
            <text:p>326.96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7]-[.F347])&lt;3;1;0)" office:value-type="float" office:value="0" calcext:value-type="float">
            <text:p>0</text:p>
          </table:table-cell>
          <table:table-cell table:formula="of:=IF(ABS([.E347]-[.F347])&lt;3;1;0)" office:value-type="float" office:value="0" calcext:value-type="float">
            <text:p>0</text:p>
          </table:table-cell>
          <table:table-cell office:value-type="float" office:value="351.799999999993" calcext:value-type="float">
            <text:p>351.799999999993</text:p>
          </table:table-cell>
          <table:table-cell office:value-type="float" office:value="333.800000000001" calcext:value-type="float">
            <text:p>333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8]-[.F348])&lt;3;1;0)" office:value-type="float" office:value="0" calcext:value-type="float">
            <text:p>0</text:p>
          </table:table-cell>
          <table:table-cell table:formula="of:=IF(ABS([.E348]-[.F348])&lt;3;1;0)" office:value-type="float" office:value="0" calcext:value-type="float">
            <text:p>0</text:p>
          </table:table-cell>
          <table:table-cell office:value-type="float" office:value="358.639999999993" calcext:value-type="float">
            <text:p>358.639999999993</text:p>
          </table:table-cell>
          <table:table-cell office:value-type="float" office:value="340.640000000001" calcext:value-type="float">
            <text:p>340.64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9]-[.F349])&lt;3;1;0)" office:value-type="float" office:value="0" calcext:value-type="float">
            <text:p>0</text:p>
          </table:table-cell>
          <table:table-cell table:formula="of:=IF(ABS([.E349]-[.F349])&lt;3;1;0)" office:value-type="float" office:value="0" calcext:value-type="float">
            <text:p>0</text:p>
          </table:table-cell>
          <table:table-cell office:value-type="float" office:value="5.4799999999932" calcext:value-type="float">
            <text:p>5.4799999999932</text:p>
          </table:table-cell>
          <table:table-cell office:value-type="float" office:value="347.480000000001" calcext:value-type="float">
            <text:p>347.48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0]-[.F350])&lt;3;1;0)" office:value-type="float" office:value="0" calcext:value-type="float">
            <text:p>0</text:p>
          </table:table-cell>
          <table:table-cell table:formula="of:=IF(ABS([.E350]-[.F350])&lt;3;1;0)" office:value-type="float" office:value="0" calcext:value-type="float">
            <text:p>0</text:p>
          </table:table-cell>
          <table:table-cell office:value-type="float" office:value="12.3199999999933" calcext:value-type="float">
            <text:p>12.3199999999933</text:p>
          </table:table-cell>
          <table:table-cell office:value-type="float" office:value="354.320000000001" calcext:value-type="float">
            <text:p>354.32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1]-[.F351])&lt;3;1;0)" office:value-type="float" office:value="0" calcext:value-type="float">
            <text:p>0</text:p>
          </table:table-cell>
          <table:table-cell table:formula="of:=IF(ABS([.E351]-[.F351])&lt;3;1;0)" office:value-type="float" office:value="0" calcext:value-type="float">
            <text:p>0</text:p>
          </table:table-cell>
          <table:table-cell office:value-type="float" office:value="19.1599999999935" calcext:value-type="float">
            <text:p>19.1599999999935</text:p>
          </table:table-cell>
          <table:table-cell office:value-type="float" office:value="1.16000000000122" calcext:value-type="float">
            <text:p>1.160000000001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2]-[.F352])&lt;3;1;0)" office:value-type="float" office:value="0" calcext:value-type="float">
            <text:p>0</text:p>
          </table:table-cell>
          <table:table-cell table:formula="of:=IF(ABS([.E352]-[.F352])&lt;3;1;0)" office:value-type="float" office:value="0" calcext:value-type="float">
            <text:p>0</text:p>
          </table:table-cell>
          <table:table-cell office:value-type="float" office:value="25.9999999999936" calcext:value-type="float">
            <text:p>25.9999999999936</text:p>
          </table:table-cell>
          <table:table-cell office:value-type="float" office:value="8.00000000000136" calcext:value-type="float">
            <text:p>8.000000000001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3]-[.F353])&lt;3;1;0)" office:value-type="float" office:value="0" calcext:value-type="float">
            <text:p>0</text:p>
          </table:table-cell>
          <table:table-cell table:formula="of:=IF(ABS([.E353]-[.F353])&lt;3;1;0)" office:value-type="float" office:value="0" calcext:value-type="float">
            <text:p>0</text:p>
          </table:table-cell>
          <table:table-cell office:value-type="float" office:value="32.8399999999938" calcext:value-type="float">
            <text:p>32.8399999999938</text:p>
          </table:table-cell>
          <table:table-cell office:value-type="float" office:value="14.8400000000015" calcext:value-type="float">
            <text:p>14.84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4]-[.F354])&lt;3;1;0)" office:value-type="float" office:value="0" calcext:value-type="float">
            <text:p>0</text:p>
          </table:table-cell>
          <table:table-cell table:formula="of:=IF(ABS([.E354]-[.F354])&lt;3;1;0)" office:value-type="float" office:value="0" calcext:value-type="float">
            <text:p>0</text:p>
          </table:table-cell>
          <table:table-cell office:value-type="float" office:value="39.6799999999939" calcext:value-type="float">
            <text:p>39.6799999999939</text:p>
          </table:table-cell>
          <table:table-cell office:value-type="float" office:value="21.6800000000017" calcext:value-type="float">
            <text:p>21.680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5]-[.F355])&lt;3;1;0)" office:value-type="float" office:value="0" calcext:value-type="float">
            <text:p>0</text:p>
          </table:table-cell>
          <table:table-cell table:formula="of:=IF(ABS([.E355]-[.F355])&lt;3;1;0)" office:value-type="float" office:value="0" calcext:value-type="float">
            <text:p>0</text:p>
          </table:table-cell>
          <table:table-cell office:value-type="float" office:value="46.5199999999941" calcext:value-type="float">
            <text:p>46.5199999999941</text:p>
          </table:table-cell>
          <table:table-cell office:value-type="float" office:value="28.5200000000018" calcext:value-type="float">
            <text:p>28.52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6]-[.F356])&lt;3;1;0)" office:value-type="float" office:value="0" calcext:value-type="float">
            <text:p>0</text:p>
          </table:table-cell>
          <table:table-cell table:formula="of:=IF(ABS([.E356]-[.F356])&lt;3;1;0)" office:value-type="float" office:value="0" calcext:value-type="float">
            <text:p>0</text:p>
          </table:table-cell>
          <table:table-cell office:value-type="float" office:value="53.3599999999942" calcext:value-type="float">
            <text:p>53.3599999999942</text:p>
          </table:table-cell>
          <table:table-cell office:value-type="float" office:value="35.3600000000019" calcext:value-type="float">
            <text:p>35.36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7]-[.F357])&lt;3;1;0)" office:value-type="float" office:value="0" calcext:value-type="float">
            <text:p>0</text:p>
          </table:table-cell>
          <table:table-cell table:formula="of:=IF(ABS([.E357]-[.F357])&lt;3;1;0)" office:value-type="float" office:value="0" calcext:value-type="float">
            <text:p>0</text:p>
          </table:table-cell>
          <table:table-cell office:value-type="float" office:value="60.1999999999944" calcext:value-type="float">
            <text:p>60.1999999999944</text:p>
          </table:table-cell>
          <table:table-cell office:value-type="float" office:value="42.2000000000021" calcext:value-type="float">
            <text:p>42.20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8]-[.F358])&lt;3;1;0)" office:value-type="float" office:value="0" calcext:value-type="float">
            <text:p>0</text:p>
          </table:table-cell>
          <table:table-cell table:formula="of:=IF(ABS([.E358]-[.F358])&lt;3;1;0)" office:value-type="float" office:value="0" calcext:value-type="float">
            <text:p>0</text:p>
          </table:table-cell>
          <table:table-cell office:value-type="float" office:value="67.0399999999945" calcext:value-type="float">
            <text:p>67.0399999999945</text:p>
          </table:table-cell>
          <table:table-cell office:value-type="float" office:value="49.0400000000022" calcext:value-type="float">
            <text:p>49.04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9]-[.F359])&lt;3;1;0)" office:value-type="float" office:value="0" calcext:value-type="float">
            <text:p>0</text:p>
          </table:table-cell>
          <table:table-cell table:formula="of:=IF(ABS([.E359]-[.F359])&lt;3;1;0)" office:value-type="float" office:value="0" calcext:value-type="float">
            <text:p>0</text:p>
          </table:table-cell>
          <table:table-cell office:value-type="float" office:value="73.8799999999947" calcext:value-type="float">
            <text:p>73.8799999999947</text:p>
          </table:table-cell>
          <table:table-cell office:value-type="float" office:value="55.8800000000024" calcext:value-type="float">
            <text:p>55.880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0]-[.F360])&lt;3;1;0)" office:value-type="float" office:value="0" calcext:value-type="float">
            <text:p>0</text:p>
          </table:table-cell>
          <table:table-cell table:formula="of:=IF(ABS([.E360]-[.F360])&lt;3;1;0)" office:value-type="float" office:value="0" calcext:value-type="float">
            <text:p>0</text:p>
          </table:table-cell>
          <table:table-cell office:value-type="float" office:value="80.7199999999948" calcext:value-type="float">
            <text:p>80.7199999999948</text:p>
          </table:table-cell>
          <table:table-cell office:value-type="float" office:value="62.7200000000025" calcext:value-type="float">
            <text:p>62.720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1]-[.F361])&lt;3;1;0)" office:value-type="float" office:value="0" calcext:value-type="float">
            <text:p>0</text:p>
          </table:table-cell>
          <table:table-cell table:formula="of:=IF(ABS([.E361]-[.F361])&lt;3;1;0)" office:value-type="float" office:value="0" calcext:value-type="float">
            <text:p>0</text:p>
          </table:table-cell>
          <table:table-cell office:value-type="float" office:value="87.5599999999949" calcext:value-type="float">
            <text:p>87.5599999999949</text:p>
          </table:table-cell>
          <table:table-cell office:value-type="float" office:value="69.5600000000027" calcext:value-type="float">
            <text:p>69.56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2]-[.F362])&lt;3;1;0)" office:value-type="float" office:value="0" calcext:value-type="float">
            <text:p>0</text:p>
          </table:table-cell>
          <table:table-cell table:formula="of:=IF(ABS([.E362]-[.F362])&lt;3;1;0)" office:value-type="float" office:value="0" calcext:value-type="float">
            <text:p>0</text:p>
          </table:table-cell>
          <table:table-cell office:value-type="float" office:value="94.3999999999951" calcext:value-type="float">
            <text:p>94.3999999999951</text:p>
          </table:table-cell>
          <table:table-cell office:value-type="float" office:value="76.4000000000028" calcext:value-type="float">
            <text:p>76.40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3]-[.F363])&lt;3;1;0)" office:value-type="float" office:value="0" calcext:value-type="float">
            <text:p>0</text:p>
          </table:table-cell>
          <table:table-cell table:formula="of:=IF(ABS([.E363]-[.F363])&lt;3;1;0)" office:value-type="float" office:value="0" calcext:value-type="float">
            <text:p>0</text:p>
          </table:table-cell>
          <table:table-cell office:value-type="float" office:value="101.239999999995" calcext:value-type="float">
            <text:p>101.239999999995</text:p>
          </table:table-cell>
          <table:table-cell office:value-type="float" office:value="83.240000000003" calcext:value-type="float">
            <text:p>83.24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4]-[.F364])&lt;3;1;0)" office:value-type="float" office:value="0" calcext:value-type="float">
            <text:p>0</text:p>
          </table:table-cell>
          <table:table-cell table:formula="of:=IF(ABS([.E364]-[.F364])&lt;3;1;0)" office:value-type="float" office:value="0" calcext:value-type="float">
            <text:p>0</text:p>
          </table:table-cell>
          <table:table-cell office:value-type="float" office:value="108.079999999995" calcext:value-type="float">
            <text:p>108.079999999995</text:p>
          </table:table-cell>
          <table:table-cell office:value-type="float" office:value="90.0800000000031" calcext:value-type="float">
            <text:p>90.080000000003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5]-[.F365])&lt;3;1;0)" office:value-type="float" office:value="0" calcext:value-type="float">
            <text:p>0</text:p>
          </table:table-cell>
          <table:table-cell table:formula="of:=IF(ABS([.E365]-[.F365])&lt;3;1;0)" office:value-type="float" office:value="0" calcext:value-type="float">
            <text:p>0</text:p>
          </table:table-cell>
          <table:table-cell office:value-type="float" office:value="114.919999999996" calcext:value-type="float">
            <text:p>114.919999999996</text:p>
          </table:table-cell>
          <table:table-cell office:value-type="float" office:value="96.9200000000033" calcext:value-type="float">
            <text:p>96.920000000003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6]-[.F366])&lt;3;1;0)" office:value-type="float" office:value="0" calcext:value-type="float">
            <text:p>0</text:p>
          </table:table-cell>
          <table:table-cell table:formula="of:=IF(ABS([.E366]-[.F366])&lt;3;1;0)" office:value-type="float" office:value="0" calcext:value-type="float">
            <text:p>0</text:p>
          </table:table-cell>
          <table:table-cell office:value-type="float" office:value="121.759999999996" calcext:value-type="float">
            <text:p>121.759999999996</text:p>
          </table:table-cell>
          <table:table-cell office:value-type="float" office:value="103.760000000003" calcext:value-type="float">
            <text:p>103.76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7]-[.F367])&lt;3;1;0)" office:value-type="float" office:value="0" calcext:value-type="float">
            <text:p>0</text:p>
          </table:table-cell>
          <table:table-cell table:formula="of:=IF(ABS([.E367]-[.F367])&lt;3;1;0)" office:value-type="float" office:value="0" calcext:value-type="float">
            <text:p>0</text:p>
          </table:table-cell>
          <table:table-cell office:value-type="float" office:value="128.599999999996" calcext:value-type="float">
            <text:p>128.599999999996</text:p>
          </table:table-cell>
          <table:table-cell office:value-type="float" office:value="110.600000000004" calcext:value-type="float">
            <text:p>110.6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8]-[.F368])&lt;3;1;0)" office:value-type="float" office:value="0" calcext:value-type="float">
            <text:p>0</text:p>
          </table:table-cell>
          <table:table-cell table:formula="of:=IF(ABS([.E368]-[.F368])&lt;3;1;0)" office:value-type="float" office:value="0" calcext:value-type="float">
            <text:p>0</text:p>
          </table:table-cell>
          <table:table-cell office:value-type="float" office:value="135.439999999996" calcext:value-type="float">
            <text:p>135.439999999996</text:p>
          </table:table-cell>
          <table:table-cell office:value-type="float" office:value="117.440000000004" calcext:value-type="float">
            <text:p>117.4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9]-[.F369])&lt;3;1;0)" office:value-type="float" office:value="0" calcext:value-type="float">
            <text:p>0</text:p>
          </table:table-cell>
          <table:table-cell table:formula="of:=IF(ABS([.E369]-[.F369])&lt;3;1;0)" office:value-type="float" office:value="0" calcext:value-type="float">
            <text:p>0</text:p>
          </table:table-cell>
          <table:table-cell office:value-type="float" office:value="142.279999999996" calcext:value-type="float">
            <text:p>142.279999999996</text:p>
          </table:table-cell>
          <table:table-cell office:value-type="float" office:value="124.280000000004" calcext:value-type="float">
            <text:p>124.28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0]-[.F370])&lt;3;1;0)" office:value-type="float" office:value="0" calcext:value-type="float">
            <text:p>0</text:p>
          </table:table-cell>
          <table:table-cell table:formula="of:=IF(ABS([.E370]-[.F370])&lt;3;1;0)" office:value-type="float" office:value="0" calcext:value-type="float">
            <text:p>0</text:p>
          </table:table-cell>
          <table:table-cell office:value-type="float" office:value="149.119999999996" calcext:value-type="float">
            <text:p>149.119999999996</text:p>
          </table:table-cell>
          <table:table-cell office:value-type="float" office:value="131.120000000004" calcext:value-type="float">
            <text:p>131.12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1]-[.F371])&lt;3;1;0)" office:value-type="float" office:value="0" calcext:value-type="float">
            <text:p>0</text:p>
          </table:table-cell>
          <table:table-cell table:formula="of:=IF(ABS([.E371]-[.F371])&lt;3;1;0)" office:value-type="float" office:value="0" calcext:value-type="float">
            <text:p>0</text:p>
          </table:table-cell>
          <table:table-cell office:value-type="float" office:value="155.959999999996" calcext:value-type="float">
            <text:p>155.959999999996</text:p>
          </table:table-cell>
          <table:table-cell office:value-type="float" office:value="137.960000000004" calcext:value-type="float">
            <text:p>137.96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2]-[.F372])&lt;3;1;0)" office:value-type="float" office:value="0" calcext:value-type="float">
            <text:p>0</text:p>
          </table:table-cell>
          <table:table-cell table:formula="of:=IF(ABS([.E372]-[.F372])&lt;3;1;0)" office:value-type="float" office:value="0" calcext:value-type="float">
            <text:p>0</text:p>
          </table:table-cell>
          <table:table-cell office:value-type="float" office:value="162.799999999997" calcext:value-type="float">
            <text:p>162.799999999997</text:p>
          </table:table-cell>
          <table:table-cell office:value-type="float" office:value="144.800000000004" calcext:value-type="float">
            <text:p>144.8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3]-[.F373])&lt;3;1;0)" office:value-type="float" office:value="0" calcext:value-type="float">
            <text:p>0</text:p>
          </table:table-cell>
          <table:table-cell table:formula="of:=IF(ABS([.E373]-[.F373])&lt;3;1;0)" office:value-type="float" office:value="0" calcext:value-type="float">
            <text:p>0</text:p>
          </table:table-cell>
          <table:table-cell office:value-type="float" office:value="169.639999999997" calcext:value-type="float">
            <text:p>169.639999999997</text:p>
          </table:table-cell>
          <table:table-cell office:value-type="float" office:value="151.640000000004" calcext:value-type="float">
            <text:p>151.6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4]-[.F374])&lt;3;1;0)" office:value-type="float" office:value="0" calcext:value-type="float">
            <text:p>0</text:p>
          </table:table-cell>
          <table:table-cell table:formula="of:=IF(ABS([.E374]-[.F374])&lt;3;1;0)" office:value-type="float" office:value="0" calcext:value-type="float">
            <text:p>0</text:p>
          </table:table-cell>
          <table:table-cell office:value-type="float" office:value="176.479999999997" calcext:value-type="float">
            <text:p>176.479999999997</text:p>
          </table:table-cell>
          <table:table-cell office:value-type="float" office:value="160.380000000004" calcext:value-type="float">
            <text:p>160.38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5]-[.F375])&lt;3;1;0)" office:value-type="float" office:value="0" calcext:value-type="float">
            <text:p>0</text:p>
          </table:table-cell>
          <table:table-cell table:formula="of:=IF(ABS([.E375]-[.F375])&lt;3;1;0)" office:value-type="float" office:value="0" calcext:value-type="float">
            <text:p>0</text:p>
          </table:table-cell>
          <table:table-cell office:value-type="float" office:value="183.319999999997" calcext:value-type="float">
            <text:p>183.319999999997</text:p>
          </table:table-cell>
          <table:table-cell office:value-type="float" office:value="169.120000000004" calcext:value-type="float">
            <text:p>169.12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6]-[.F376])&lt;3;1;0)" office:value-type="float" office:value="0" calcext:value-type="float">
            <text:p>0</text:p>
          </table:table-cell>
          <table:table-cell table:formula="of:=IF(ABS([.E376]-[.F376])&lt;3;1;0)" office:value-type="float" office:value="0" calcext:value-type="float">
            <text:p>0</text:p>
          </table:table-cell>
          <table:table-cell office:value-type="float" office:value="190.159999999997" calcext:value-type="float">
            <text:p>190.159999999997</text:p>
          </table:table-cell>
          <table:table-cell office:value-type="float" office:value="177.860000000004" calcext:value-type="float">
            <text:p>177.86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7]-[.F377])&lt;3;1;0)" office:value-type="float" office:value="0" calcext:value-type="float">
            <text:p>0</text:p>
          </table:table-cell>
          <table:table-cell table:formula="of:=IF(ABS([.E377]-[.F377])&lt;3;1;0)" office:value-type="float" office:value="0" calcext:value-type="float">
            <text:p>0</text:p>
          </table:table-cell>
          <table:table-cell office:value-type="float" office:value="196.999999999997" calcext:value-type="float">
            <text:p>196.999999999997</text:p>
          </table:table-cell>
          <table:table-cell office:value-type="float" office:value="186.600000000004" calcext:value-type="float">
            <text:p>186.6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8]-[.F378])&lt;3;1;0)" office:value-type="float" office:value="0" calcext:value-type="float">
            <text:p>0</text:p>
          </table:table-cell>
          <table:table-cell table:formula="of:=IF(ABS([.E378]-[.F378])&lt;3;1;0)" office:value-type="float" office:value="0" calcext:value-type="float">
            <text:p>0</text:p>
          </table:table-cell>
          <table:table-cell office:value-type="float" office:value="203.839999999997" calcext:value-type="float">
            <text:p>203.839999999997</text:p>
          </table:table-cell>
          <table:table-cell office:value-type="float" office:value="195.340000000003" calcext:value-type="float">
            <text:p>195.34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9]-[.F379])&lt;3;1;0)" office:value-type="float" office:value="0" calcext:value-type="float">
            <text:p>0</text:p>
          </table:table-cell>
          <table:table-cell table:formula="of:=IF(ABS([.E379]-[.F379])&lt;3;1;0)" office:value-type="float" office:value="0" calcext:value-type="float">
            <text:p>0</text:p>
          </table:table-cell>
          <table:table-cell office:value-type="float" office:value="210.679999999998" calcext:value-type="float">
            <text:p>210.679999999998</text:p>
          </table:table-cell>
          <table:table-cell office:value-type="float" office:value="204.080000000003" calcext:value-type="float">
            <text:p>204.08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0]-[.F380])&lt;3;1;0)" office:value-type="float" office:value="0" calcext:value-type="float">
            <text:p>0</text:p>
          </table:table-cell>
          <table:table-cell table:formula="of:=IF(ABS([.E380]-[.F380])&lt;3;1;0)" office:value-type="float" office:value="0" calcext:value-type="float">
            <text:p>0</text:p>
          </table:table-cell>
          <table:table-cell office:value-type="float" office:value="217.519999999998" calcext:value-type="float">
            <text:p>217.519999999998</text:p>
          </table:table-cell>
          <table:table-cell office:value-type="float" office:value="212.820000000003" calcext:value-type="float">
            <text:p>212.82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1]-[.F381])&lt;3;1;0)" office:value-type="float" office:value="1" calcext:value-type="float">
            <text:p>1</text:p>
          </table:table-cell>
          <table:table-cell table:formula="of:=IF(ABS([.E381]-[.F381])&lt;3;1;0)" office:value-type="float" office:value="1" calcext:value-type="float">
            <text:p>1</text:p>
          </table:table-cell>
          <table:table-cell office:value-type="float" office:value="224.359999999998" calcext:value-type="float">
            <text:p>224.359999999998</text:p>
          </table:table-cell>
          <table:table-cell office:value-type="float" office:value="221.560000000003" calcext:value-type="float">
            <text:p>221.56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2]-[.F382])&lt;3;1;0)" office:value-type="float" office:value="1" calcext:value-type="float">
            <text:p>1</text:p>
          </table:table-cell>
          <table:table-cell table:formula="of:=IF(ABS([.E382]-[.F382])&lt;3;1;0)" office:value-type="float" office:value="1" calcext:value-type="float">
            <text:p>1</text:p>
          </table:table-cell>
          <table:table-cell office:value-type="float" office:value="231.199999999998" calcext:value-type="float">
            <text:p>231.199999999998</text:p>
          </table:table-cell>
          <table:table-cell office:value-type="float" office:value="230.300000000002" calcext:value-type="float">
            <text:p>230.30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3]-[.F383])&lt;3;1;0)" office:value-type="float" office:value="1" calcext:value-type="float">
            <text:p>1</text:p>
          </table:table-cell>
          <table:table-cell table:formula="of:=IF(ABS([.E383]-[.F383])&lt;3;1;0)" office:value-type="float" office:value="1" calcext:value-type="float">
            <text:p>1</text:p>
          </table:table-cell>
          <table:table-cell office:value-type="float" office:value="238.039999999998" calcext:value-type="float">
            <text:p>238.039999999998</text:p>
          </table:table-cell>
          <table:table-cell office:value-type="float" office:value="239.040000000002" calcext:value-type="float">
            <text:p>239.04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4]-[.F384])&lt;3;1;0)" office:value-type="float" office:value="1" calcext:value-type="float">
            <text:p>1</text:p>
          </table:table-cell>
          <table:table-cell table:formula="of:=IF(ABS([.E384]-[.F384])&lt;3;1;0)" office:value-type="float" office:value="1" calcext:value-type="float">
            <text:p>1</text:p>
          </table:table-cell>
          <table:table-cell office:value-type="float" office:value="244.879999999998" calcext:value-type="float">
            <text:p>244.879999999998</text:p>
          </table:table-cell>
          <table:table-cell office:value-type="float" office:value="247.780000000002" calcext:value-type="float">
            <text:p>247.78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5]-[.F385])&lt;3;1;0)" office:value-type="float" office:value="0" calcext:value-type="float">
            <text:p>0</text:p>
          </table:table-cell>
          <table:table-cell table:formula="of:=IF(ABS([.E385]-[.F385])&lt;3;1;0)" office:value-type="float" office:value="0" calcext:value-type="float">
            <text:p>0</text:p>
          </table:table-cell>
          <table:table-cell office:value-type="float" office:value="251.719999999998" calcext:value-type="float">
            <text:p>251.719999999998</text:p>
          </table:table-cell>
          <table:table-cell office:value-type="float" office:value="256.520000000002" calcext:value-type="float">
            <text:p>256.52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6]-[.F386])&lt;3;1;0)" office:value-type="float" office:value="0" calcext:value-type="float">
            <text:p>0</text:p>
          </table:table-cell>
          <table:table-cell table:formula="of:=IF(ABS([.E386]-[.F386])&lt;3;1;0)" office:value-type="float" office:value="0" calcext:value-type="float">
            <text:p>0</text:p>
          </table:table-cell>
          <table:table-cell office:value-type="float" office:value="258.559999999999" calcext:value-type="float">
            <text:p>258.559999999999</text:p>
          </table:table-cell>
          <table:table-cell office:value-type="float" office:value="265.260000000002" calcext:value-type="float">
            <text:p>265.26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7]-[.F387])&lt;3;1;0)" office:value-type="float" office:value="0" calcext:value-type="float">
            <text:p>0</text:p>
          </table:table-cell>
          <table:table-cell table:formula="of:=IF(ABS([.E387]-[.F387])&lt;3;1;0)" office:value-type="float" office:value="0" calcext:value-type="float">
            <text:p>0</text:p>
          </table:table-cell>
          <table:table-cell office:value-type="float" office:value="265.399999999999" calcext:value-type="float">
            <text:p>265.399999999999</text:p>
          </table:table-cell>
          <table:table-cell office:value-type="float" office:value="274.000000000001" calcext:value-type="float">
            <text:p>274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8]-[.F388])&lt;3;1;0)" office:value-type="float" office:value="0" calcext:value-type="float">
            <text:p>0</text:p>
          </table:table-cell>
          <table:table-cell table:formula="of:=IF(ABS([.E388]-[.F388])&lt;3;1;0)" office:value-type="float" office:value="0" calcext:value-type="float">
            <text:p>0</text:p>
          </table:table-cell>
          <table:table-cell office:value-type="float" office:value="272.239999999999" calcext:value-type="float">
            <text:p>272.239999999999</text:p>
          </table:table-cell>
          <table:table-cell office:value-type="float" office:value="282.740000000001" calcext:value-type="float">
            <text:p>282.74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9]-[.F389])&lt;3;1;0)" office:value-type="float" office:value="0" calcext:value-type="float">
            <text:p>0</text:p>
          </table:table-cell>
          <table:table-cell table:formula="of:=IF(ABS([.E389]-[.F389])&lt;3;1;0)" office:value-type="float" office:value="0" calcext:value-type="float">
            <text:p>0</text:p>
          </table:table-cell>
          <table:table-cell office:value-type="float" office:value="279.079999999999" calcext:value-type="float">
            <text:p>279.079999999999</text:p>
          </table:table-cell>
          <table:table-cell office:value-type="float" office:value="291.480000000001" calcext:value-type="float">
            <text:p>291.48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0]-[.F390])&lt;3;1;0)" office:value-type="float" office:value="0" calcext:value-type="float">
            <text:p>0</text:p>
          </table:table-cell>
          <table:table-cell table:formula="of:=IF(ABS([.E390]-[.F390])&lt;3;1;0)" office:value-type="float" office:value="0" calcext:value-type="float">
            <text:p>0</text:p>
          </table:table-cell>
          <table:table-cell office:value-type="float" office:value="285.919999999999" calcext:value-type="float">
            <text:p>285.919999999999</text:p>
          </table:table-cell>
          <table:table-cell office:value-type="float" office:value="300.220000000001" calcext:value-type="float">
            <text:p>300.22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1]-[.F391])&lt;3;1;0)" office:value-type="float" office:value="0" calcext:value-type="float">
            <text:p>0</text:p>
          </table:table-cell>
          <table:table-cell table:formula="of:=IF(ABS([.E391]-[.F391])&lt;3;1;0)" office:value-type="float" office:value="0" calcext:value-type="float">
            <text:p>0</text:p>
          </table:table-cell>
          <table:table-cell office:value-type="float" office:value="292.759999999999" calcext:value-type="float">
            <text:p>292.759999999999</text:p>
          </table:table-cell>
          <table:table-cell office:value-type="float" office:value="308.960000000001" calcext:value-type="float">
            <text:p>308.96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2]-[.F392])&lt;3;1;0)" office:value-type="float" office:value="0" calcext:value-type="float">
            <text:p>0</text:p>
          </table:table-cell>
          <table:table-cell table:formula="of:=IF(ABS([.E392]-[.F392])&lt;3;1;0)" office:value-type="float" office:value="0" calcext:value-type="float">
            <text:p>0</text:p>
          </table:table-cell>
          <table:table-cell office:value-type="float" office:value="299.599999999999" calcext:value-type="float">
            <text:p>299.599999999999</text:p>
          </table:table-cell>
          <table:table-cell office:value-type="float" office:value="317.7" calcext:value-type="float">
            <text:p>317.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3]-[.F393])&lt;3;1;0)" office:value-type="float" office:value="0" calcext:value-type="float">
            <text:p>0</text:p>
          </table:table-cell>
          <table:table-cell table:formula="of:=IF(ABS([.E393]-[.F393])&lt;3;1;0)" office:value-type="float" office:value="0" calcext:value-type="float">
            <text:p>0</text:p>
          </table:table-cell>
          <table:table-cell office:value-type="float" office:value="306.44" calcext:value-type="float">
            <text:p>306.44</text:p>
          </table:table-cell>
          <table:table-cell office:value-type="float" office:value="326.44" calcext:value-type="float">
            <text:p>326.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4]-[.F394])&lt;3;1;0)" office:value-type="float" office:value="0" calcext:value-type="float">
            <text:p>0</text:p>
          </table:table-cell>
          <table:table-cell table:formula="of:=IF(ABS([.E394]-[.F394])&lt;3;1;0)" office:value-type="float" office:value="0" calcext:value-type="float">
            <text:p>0</text:p>
          </table:table-cell>
          <table:table-cell office:value-type="float" office:value="313.28" calcext:value-type="float">
            <text:p>313.28</text:p>
          </table:table-cell>
          <table:table-cell office:value-type="float" office:value="333.28" calcext:value-type="float">
            <text:p>333.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5]-[.F395])&lt;3;1;0)" office:value-type="float" office:value="0" calcext:value-type="float">
            <text:p>0</text:p>
          </table:table-cell>
          <table:table-cell table:formula="of:=IF(ABS([.E395]-[.F395])&lt;3;1;0)" office:value-type="float" office:value="0" calcext:value-type="float">
            <text:p>0</text:p>
          </table:table-cell>
          <table:table-cell office:value-type="float" office:value="320.12" calcext:value-type="float">
            <text:p>320.12</text:p>
          </table:table-cell>
          <table:table-cell office:value-type="float" office:value="340.12" calcext:value-type="float">
            <text:p>340.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6]-[.F396])&lt;3;1;0)" office:value-type="float" office:value="0" calcext:value-type="float">
            <text:p>0</text:p>
          </table:table-cell>
          <table:table-cell table:formula="of:=IF(ABS([.E396]-[.F396])&lt;3;1;0)" office:value-type="float" office:value="0" calcext:value-type="float">
            <text:p>0</text:p>
          </table:table-cell>
          <table:table-cell office:value-type="float" office:value="326.96" calcext:value-type="float">
            <text:p>326.96</text:p>
          </table:table-cell>
          <table:table-cell office:value-type="float" office:value="346.960000000001" calcext:value-type="float">
            <text:p>346.96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7]-[.F397])&lt;3;1;0)" office:value-type="float" office:value="0" calcext:value-type="float">
            <text:p>0</text:p>
          </table:table-cell>
          <table:table-cell table:formula="of:=IF(ABS([.E397]-[.F397])&lt;3;1;0)" office:value-type="float" office:value="0" calcext:value-type="float">
            <text:p>0</text:p>
          </table:table-cell>
          <table:table-cell office:value-type="float" office:value="333.8" calcext:value-type="float">
            <text:p>333.8</text:p>
          </table:table-cell>
          <table:table-cell office:value-type="float" office:value="353.800000000001" calcext:value-type="float">
            <text:p>353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8]-[.F398])&lt;3;1;0)" office:value-type="float" office:value="0" calcext:value-type="float">
            <text:p>0</text:p>
          </table:table-cell>
          <table:table-cell table:formula="of:=IF(ABS([.E398]-[.F398])&lt;3;1;0)" office:value-type="float" office:value="0" calcext:value-type="float">
            <text:p>0</text:p>
          </table:table-cell>
          <table:table-cell office:value-type="float" office:value="340.64" calcext:value-type="float">
            <text:p>340.64</text:p>
          </table:table-cell>
          <table:table-cell office:value-type="float" office:value="0.640000000000782" calcext:value-type="float">
            <text:p>0.64000000000078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9]-[.F399])&lt;3;1;0)" office:value-type="float" office:value="0" calcext:value-type="float">
            <text:p>0</text:p>
          </table:table-cell>
          <table:table-cell table:formula="of:=IF(ABS([.E399]-[.F399])&lt;3;1;0)" office:value-type="float" office:value="0" calcext:value-type="float">
            <text:p>0</text:p>
          </table:table-cell>
          <table:table-cell office:value-type="float" office:value="347.480000000001" calcext:value-type="float">
            <text:p>347.480000000001</text:p>
          </table:table-cell>
          <table:table-cell office:value-type="float" office:value="7.48000000000093" calcext:value-type="float">
            <text:p>7.480000000000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0]-[.F400])&lt;3;1;0)" office:value-type="float" office:value="0" calcext:value-type="float">
            <text:p>0</text:p>
          </table:table-cell>
          <table:table-cell table:formula="of:=IF(ABS([.E400]-[.F400])&lt;3;1;0)" office:value-type="float" office:value="0" calcext:value-type="float">
            <text:p>0</text:p>
          </table:table-cell>
          <table:table-cell office:value-type="float" office:value="354.320000000001" calcext:value-type="float">
            <text:p>354.320000000001</text:p>
          </table:table-cell>
          <table:table-cell office:value-type="float" office:value="14.3200000000011" calcext:value-type="float">
            <text:p>14.32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1]-[.F401])&lt;3;1;0)" office:value-type="float" office:value="0" calcext:value-type="float">
            <text:p>0</text:p>
          </table:table-cell>
          <table:table-cell table:formula="of:=IF(ABS([.E401]-[.F401])&lt;3;1;0)" office:value-type="float" office:value="0" calcext:value-type="float">
            <text:p>0</text:p>
          </table:table-cell>
          <table:table-cell office:value-type="float" office:value="1.16000000000076" calcext:value-type="float">
            <text:p>1.16000000000076</text:p>
          </table:table-cell>
          <table:table-cell office:value-type="float" office:value="21.1600000000012" calcext:value-type="float">
            <text:p>21.16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2]-[.F402])&lt;3;1;0)" office:value-type="float" office:value="0" calcext:value-type="float">
            <text:p>0</text:p>
          </table:table-cell>
          <table:table-cell table:formula="of:=IF(ABS([.E402]-[.F402])&lt;3;1;0)" office:value-type="float" office:value="0" calcext:value-type="float">
            <text:p>0</text:p>
          </table:table-cell>
          <table:table-cell office:value-type="float" office:value="8.00000000000091" calcext:value-type="float">
            <text:p>8.00000000000091</text:p>
          </table:table-cell>
          <table:table-cell office:value-type="float" office:value="28.0000000000014" calcext:value-type="float">
            <text:p>28.000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3]-[.F403])&lt;3;1;0)" office:value-type="float" office:value="0" calcext:value-type="float">
            <text:p>0</text:p>
          </table:table-cell>
          <table:table-cell table:formula="of:=IF(ABS([.E403]-[.F403])&lt;3;1;0)" office:value-type="float" office:value="0" calcext:value-type="float">
            <text:p>0</text:p>
          </table:table-cell>
          <table:table-cell office:value-type="float" office:value="14.8400000000011" calcext:value-type="float">
            <text:p>14.8400000000011</text:p>
          </table:table-cell>
          <table:table-cell office:value-type="float" office:value="34.8400000000015" calcext:value-type="float">
            <text:p>34.84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4]-[.F404])&lt;3;1;0)" office:value-type="float" office:value="0" calcext:value-type="float">
            <text:p>0</text:p>
          </table:table-cell>
          <table:table-cell table:formula="of:=IF(ABS([.E404]-[.F404])&lt;3;1;0)" office:value-type="float" office:value="0" calcext:value-type="float">
            <text:p>0</text:p>
          </table:table-cell>
          <table:table-cell office:value-type="float" office:value="21.6800000000012" calcext:value-type="float">
            <text:p>21.6800000000012</text:p>
          </table:table-cell>
          <table:table-cell office:value-type="float" office:value="41.6800000000017" calcext:value-type="float">
            <text:p>41.680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5]-[.F405])&lt;3;1;0)" office:value-type="float" office:value="0" calcext:value-type="float">
            <text:p>0</text:p>
          </table:table-cell>
          <table:table-cell table:formula="of:=IF(ABS([.E405]-[.F405])&lt;3;1;0)" office:value-type="float" office:value="0" calcext:value-type="float">
            <text:p>0</text:p>
          </table:table-cell>
          <table:table-cell office:value-type="float" office:value="28.5200000000013" calcext:value-type="float">
            <text:p>28.5200000000013</text:p>
          </table:table-cell>
          <table:table-cell office:value-type="float" office:value="48.5200000000018" calcext:value-type="float">
            <text:p>48.52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6]-[.F406])&lt;3;1;0)" office:value-type="float" office:value="0" calcext:value-type="float">
            <text:p>0</text:p>
          </table:table-cell>
          <table:table-cell table:formula="of:=IF(ABS([.E406]-[.F406])&lt;3;1;0)" office:value-type="float" office:value="0" calcext:value-type="float">
            <text:p>0</text:p>
          </table:table-cell>
          <table:table-cell office:value-type="float" office:value="35.3600000000015" calcext:value-type="float">
            <text:p>35.3600000000015</text:p>
          </table:table-cell>
          <table:table-cell office:value-type="float" office:value="55.3600000000019" calcext:value-type="float">
            <text:p>55.36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7]-[.F407])&lt;3;1;0)" office:value-type="float" office:value="0" calcext:value-type="float">
            <text:p>0</text:p>
          </table:table-cell>
          <table:table-cell table:formula="of:=IF(ABS([.E407]-[.F407])&lt;3;1;0)" office:value-type="float" office:value="0" calcext:value-type="float">
            <text:p>0</text:p>
          </table:table-cell>
          <table:table-cell office:value-type="float" office:value="42.2000000000016" calcext:value-type="float">
            <text:p>42.2000000000016</text:p>
          </table:table-cell>
          <table:table-cell office:value-type="float" office:value="62.2000000000021" calcext:value-type="float">
            <text:p>62.20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8]-[.F408])&lt;3;1;0)" office:value-type="float" office:value="0" calcext:value-type="float">
            <text:p>0</text:p>
          </table:table-cell>
          <table:table-cell table:formula="of:=IF(ABS([.E408]-[.F408])&lt;3;1;0)" office:value-type="float" office:value="0" calcext:value-type="float">
            <text:p>0</text:p>
          </table:table-cell>
          <table:table-cell office:value-type="float" office:value="49.0400000000018" calcext:value-type="float">
            <text:p>49.0400000000018</text:p>
          </table:table-cell>
          <table:table-cell office:value-type="float" office:value="69.0400000000022" calcext:value-type="float">
            <text:p>69.04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9]-[.F409])&lt;3;1;0)" office:value-type="float" office:value="0" calcext:value-type="float">
            <text:p>0</text:p>
          </table:table-cell>
          <table:table-cell table:formula="of:=IF(ABS([.E409]-[.F409])&lt;3;1;0)" office:value-type="float" office:value="0" calcext:value-type="float">
            <text:p>0</text:p>
          </table:table-cell>
          <table:table-cell office:value-type="float" office:value="55.8800000000019" calcext:value-type="float">
            <text:p>55.8800000000019</text:p>
          </table:table-cell>
          <table:table-cell office:value-type="float" office:value="75.8800000000024" calcext:value-type="float">
            <text:p>75.880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0]-[.F410])&lt;3;1;0)" office:value-type="float" office:value="0" calcext:value-type="float">
            <text:p>0</text:p>
          </table:table-cell>
          <table:table-cell table:formula="of:=IF(ABS([.E410]-[.F410])&lt;3;1;0)" office:value-type="float" office:value="0" calcext:value-type="float">
            <text:p>0</text:p>
          </table:table-cell>
          <table:table-cell office:value-type="float" office:value="62.7200000000021" calcext:value-type="float">
            <text:p>62.7200000000021</text:p>
          </table:table-cell>
          <table:table-cell office:value-type="float" office:value="82.7200000000025" calcext:value-type="float">
            <text:p>82.720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1]-[.F411])&lt;3;1;0)" office:value-type="float" office:value="0" calcext:value-type="float">
            <text:p>0</text:p>
          </table:table-cell>
          <table:table-cell table:formula="of:=IF(ABS([.E411]-[.F411])&lt;3;1;0)" office:value-type="float" office:value="0" calcext:value-type="float">
            <text:p>0</text:p>
          </table:table-cell>
          <table:table-cell office:value-type="float" office:value="69.5600000000022" calcext:value-type="float">
            <text:p>69.5600000000022</text:p>
          </table:table-cell>
          <table:table-cell office:value-type="float" office:value="89.5600000000027" calcext:value-type="float">
            <text:p>89.56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2]-[.F412])&lt;3;1;0)" office:value-type="float" office:value="0" calcext:value-type="float">
            <text:p>0</text:p>
          </table:table-cell>
          <table:table-cell table:formula="of:=IF(ABS([.E412]-[.F412])&lt;3;1;0)" office:value-type="float" office:value="0" calcext:value-type="float">
            <text:p>0</text:p>
          </table:table-cell>
          <table:table-cell office:value-type="float" office:value="76.4000000000024" calcext:value-type="float">
            <text:p>76.4000000000024</text:p>
          </table:table-cell>
          <table:table-cell office:value-type="float" office:value="96.4000000000028" calcext:value-type="float">
            <text:p>96.40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3]-[.F413])&lt;3;1;0)" office:value-type="float" office:value="0" calcext:value-type="float">
            <text:p>0</text:p>
          </table:table-cell>
          <table:table-cell table:formula="of:=IF(ABS([.E413]-[.F413])&lt;3;1;0)" office:value-type="float" office:value="0" calcext:value-type="float">
            <text:p>0</text:p>
          </table:table-cell>
          <table:table-cell office:value-type="float" office:value="83.2400000000025" calcext:value-type="float">
            <text:p>83.2400000000025</text:p>
          </table:table-cell>
          <table:table-cell office:value-type="float" office:value="103.240000000003" calcext:value-type="float">
            <text:p>103.24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4]-[.F414])&lt;3;1;0)" office:value-type="float" office:value="0" calcext:value-type="float">
            <text:p>0</text:p>
          </table:table-cell>
          <table:table-cell table:formula="of:=IF(ABS([.E414]-[.F414])&lt;3;1;0)" office:value-type="float" office:value="0" calcext:value-type="float">
            <text:p>0</text:p>
          </table:table-cell>
          <table:table-cell office:value-type="float" office:value="90.0800000000027" calcext:value-type="float">
            <text:p>90.0800000000027</text:p>
          </table:table-cell>
          <table:table-cell office:value-type="float" office:value="110.080000000003" calcext:value-type="float">
            <text:p>110.08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5]-[.F415])&lt;3;1;0)" office:value-type="float" office:value="0" calcext:value-type="float">
            <text:p>0</text:p>
          </table:table-cell>
          <table:table-cell table:formula="of:=IF(ABS([.E415]-[.F415])&lt;3;1;0)" office:value-type="float" office:value="0" calcext:value-type="float">
            <text:p>0</text:p>
          </table:table-cell>
          <table:table-cell office:value-type="float" office:value="96.9200000000028" calcext:value-type="float">
            <text:p>96.9200000000028</text:p>
          </table:table-cell>
          <table:table-cell office:value-type="float" office:value="116.920000000003" calcext:value-type="float">
            <text:p>116.92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6]-[.F416])&lt;3;1;0)" office:value-type="float" office:value="0" calcext:value-type="float">
            <text:p>0</text:p>
          </table:table-cell>
          <table:table-cell table:formula="of:=IF(ABS([.E416]-[.F416])&lt;3;1;0)" office:value-type="float" office:value="0" calcext:value-type="float">
            <text:p>0</text:p>
          </table:table-cell>
          <table:table-cell office:value-type="float" office:value="103.760000000003" calcext:value-type="float">
            <text:p>103.760000000003</text:p>
          </table:table-cell>
          <table:table-cell office:value-type="float" office:value="123.760000000003" calcext:value-type="float">
            <text:p>123.76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7]-[.F417])&lt;3;1;0)" office:value-type="float" office:value="0" calcext:value-type="float">
            <text:p>0</text:p>
          </table:table-cell>
          <table:table-cell table:formula="of:=IF(ABS([.E417]-[.F417])&lt;3;1;0)" office:value-type="float" office:value="0" calcext:value-type="float">
            <text:p>0</text:p>
          </table:table-cell>
          <table:table-cell office:value-type="float" office:value="110.600000000003" calcext:value-type="float">
            <text:p>110.600000000003</text:p>
          </table:table-cell>
          <table:table-cell office:value-type="float" office:value="130.600000000004" calcext:value-type="float">
            <text:p>130.6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8]-[.F418])&lt;3;1;0)" office:value-type="float" office:value="0" calcext:value-type="float">
            <text:p>0</text:p>
          </table:table-cell>
          <table:table-cell table:formula="of:=IF(ABS([.E418]-[.F418])&lt;3;1;0)" office:value-type="float" office:value="0" calcext:value-type="float">
            <text:p>0</text:p>
          </table:table-cell>
          <table:table-cell office:value-type="float" office:value="117.440000000003" calcext:value-type="float">
            <text:p>117.440000000003</text:p>
          </table:table-cell>
          <table:table-cell office:value-type="float" office:value="137.440000000004" calcext:value-type="float">
            <text:p>137.4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9]-[.F419])&lt;3;1;0)" office:value-type="float" office:value="0" calcext:value-type="float">
            <text:p>0</text:p>
          </table:table-cell>
          <table:table-cell table:formula="of:=IF(ABS([.E419]-[.F419])&lt;3;1;0)" office:value-type="float" office:value="0" calcext:value-type="float">
            <text:p>0</text:p>
          </table:table-cell>
          <table:table-cell office:value-type="float" office:value="124.280000000003" calcext:value-type="float">
            <text:p>124.280000000003</text:p>
          </table:table-cell>
          <table:table-cell office:value-type="float" office:value="144.280000000004" calcext:value-type="float">
            <text:p>144.28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0]-[.F420])&lt;3;1;0)" office:value-type="float" office:value="0" calcext:value-type="float">
            <text:p>0</text:p>
          </table:table-cell>
          <table:table-cell table:formula="of:=IF(ABS([.E420]-[.F420])&lt;3;1;0)" office:value-type="float" office:value="0" calcext:value-type="float">
            <text:p>0</text:p>
          </table:table-cell>
          <table:table-cell office:value-type="float" office:value="131.120000000004" calcext:value-type="float">
            <text:p>131.120000000004</text:p>
          </table:table-cell>
          <table:table-cell office:value-type="float" office:value="151.120000000004" calcext:value-type="float">
            <text:p>151.12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1]-[.F421])&lt;3;1;0)" office:value-type="float" office:value="0" calcext:value-type="float">
            <text:p>0</text:p>
          </table:table-cell>
          <table:table-cell table:formula="of:=IF(ABS([.E421]-[.F421])&lt;3;1;0)" office:value-type="float" office:value="0" calcext:value-type="float">
            <text:p>0</text:p>
          </table:table-cell>
          <table:table-cell office:value-type="float" office:value="137.960000000004" calcext:value-type="float">
            <text:p>137.960000000004</text:p>
          </table:table-cell>
          <table:table-cell office:value-type="float" office:value="157.960000000004" calcext:value-type="float">
            <text:p>157.96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2]-[.F422])&lt;3;1;0)" office:value-type="float" office:value="0" calcext:value-type="float">
            <text:p>0</text:p>
          </table:table-cell>
          <table:table-cell table:formula="of:=IF(ABS([.E422]-[.F422])&lt;3;1;0)" office:value-type="float" office:value="0" calcext:value-type="float">
            <text:p>0</text:p>
          </table:table-cell>
          <table:table-cell office:value-type="float" office:value="144.800000000004" calcext:value-type="float">
            <text:p>144.800000000004</text:p>
          </table:table-cell>
          <table:table-cell office:value-type="float" office:value="164.800000000004" calcext:value-type="float">
            <text:p>164.8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3]-[.F423])&lt;3;1;0)" office:value-type="float" office:value="0" calcext:value-type="float">
            <text:p>0</text:p>
          </table:table-cell>
          <table:table-cell table:formula="of:=IF(ABS([.E423]-[.F423])&lt;3;1;0)" office:value-type="float" office:value="0" calcext:value-type="float">
            <text:p>0</text:p>
          </table:table-cell>
          <table:table-cell office:value-type="float" office:value="151.640000000004" calcext:value-type="float">
            <text:p>151.640000000004</text:p>
          </table:table-cell>
          <table:table-cell office:value-type="float" office:value="171.640000000004" calcext:value-type="float">
            <text:p>171.6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4]-[.F424])&lt;3;1;0)" office:value-type="float" office:value="0" calcext:value-type="float">
            <text:p>0</text:p>
          </table:table-cell>
          <table:table-cell table:formula="of:=IF(ABS([.E424]-[.F424])&lt;3;1;0)" office:value-type="float" office:value="0" calcext:value-type="float">
            <text:p>0</text:p>
          </table:table-cell>
          <table:table-cell office:value-type="float" office:value="160.380000000004" calcext:value-type="float">
            <text:p>160.380000000004</text:p>
          </table:table-cell>
          <table:table-cell office:value-type="float" office:value="178.480000000005" calcext:value-type="float">
            <text:p>178.48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5]-[.F425])&lt;3;1;0)" office:value-type="float" office:value="0" calcext:value-type="float">
            <text:p>0</text:p>
          </table:table-cell>
          <table:table-cell table:formula="of:=IF(ABS([.E425]-[.F425])&lt;3;1;0)" office:value-type="float" office:value="0" calcext:value-type="float">
            <text:p>0</text:p>
          </table:table-cell>
          <table:table-cell office:value-type="float" office:value="169.120000000004" calcext:value-type="float">
            <text:p>169.120000000004</text:p>
          </table:table-cell>
          <table:table-cell office:value-type="float" office:value="185.320000000005" calcext:value-type="float">
            <text:p>185.32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6]-[.F426])&lt;3;1;0)" office:value-type="float" office:value="0" calcext:value-type="float">
            <text:p>0</text:p>
          </table:table-cell>
          <table:table-cell table:formula="of:=IF(ABS([.E426]-[.F426])&lt;3;1;0)" office:value-type="float" office:value="0" calcext:value-type="float">
            <text:p>0</text:p>
          </table:table-cell>
          <table:table-cell office:value-type="float" office:value="177.860000000003" calcext:value-type="float">
            <text:p>177.860000000003</text:p>
          </table:table-cell>
          <table:table-cell office:value-type="float" office:value="192.160000000005" calcext:value-type="float">
            <text:p>192.16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7]-[.F427])&lt;3;1;0)" office:value-type="float" office:value="0" calcext:value-type="float">
            <text:p>0</text:p>
          </table:table-cell>
          <table:table-cell table:formula="of:=IF(ABS([.E427]-[.F427])&lt;3;1;0)" office:value-type="float" office:value="0" calcext:value-type="float">
            <text:p>0</text:p>
          </table:table-cell>
          <table:table-cell office:value-type="float" office:value="186.600000000003" calcext:value-type="float">
            <text:p>186.600000000003</text:p>
          </table:table-cell>
          <table:table-cell office:value-type="float" office:value="199.000000000005" calcext:value-type="float">
            <text:p>199.00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8]-[.F428])&lt;3;1;0)" office:value-type="float" office:value="0" calcext:value-type="float">
            <text:p>0</text:p>
          </table:table-cell>
          <table:table-cell table:formula="of:=IF(ABS([.E428]-[.F428])&lt;3;1;0)" office:value-type="float" office:value="0" calcext:value-type="float">
            <text:p>0</text:p>
          </table:table-cell>
          <table:table-cell office:value-type="float" office:value="195.340000000003" calcext:value-type="float">
            <text:p>195.340000000003</text:p>
          </table:table-cell>
          <table:table-cell office:value-type="float" office:value="205.840000000005" calcext:value-type="float">
            <text:p>205.84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9]-[.F429])&lt;3;1;0)" office:value-type="float" office:value="0" calcext:value-type="float">
            <text:p>0</text:p>
          </table:table-cell>
          <table:table-cell table:formula="of:=IF(ABS([.E429]-[.F429])&lt;3;1;0)" office:value-type="float" office:value="0" calcext:value-type="float">
            <text:p>0</text:p>
          </table:table-cell>
          <table:table-cell office:value-type="float" office:value="204.080000000003" calcext:value-type="float">
            <text:p>204.080000000003</text:p>
          </table:table-cell>
          <table:table-cell office:value-type="float" office:value="212.680000000005" calcext:value-type="float">
            <text:p>212.68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0]-[.F430])&lt;3;1;0)" office:value-type="float" office:value="0" calcext:value-type="float">
            <text:p>0</text:p>
          </table:table-cell>
          <table:table-cell table:formula="of:=IF(ABS([.E430]-[.F430])&lt;3;1;0)" office:value-type="float" office:value="0" calcext:value-type="float">
            <text:p>0</text:p>
          </table:table-cell>
          <table:table-cell office:value-type="float" office:value="212.820000000002" calcext:value-type="float">
            <text:p>212.820000000002</text:p>
          </table:table-cell>
          <table:table-cell office:value-type="float" office:value="219.520000000005" calcext:value-type="float">
            <text:p>219.52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1]-[.F431])&lt;3;1;0)" office:value-type="float" office:value="0" calcext:value-type="float">
            <text:p>0</text:p>
          </table:table-cell>
          <table:table-cell table:formula="of:=IF(ABS([.E431]-[.F431])&lt;3;1;0)" office:value-type="float" office:value="0" calcext:value-type="float">
            <text:p>0</text:p>
          </table:table-cell>
          <table:table-cell office:value-type="float" office:value="221.560000000002" calcext:value-type="float">
            <text:p>221.560000000002</text:p>
          </table:table-cell>
          <table:table-cell office:value-type="float" office:value="226.360000000006" calcext:value-type="float">
            <text:p>226.36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2]-[.F432])&lt;3;1;0)" office:value-type="float" office:value="1" calcext:value-type="float">
            <text:p>1</text:p>
          </table:table-cell>
          <table:table-cell table:formula="of:=IF(ABS([.E432]-[.F432])&lt;3;1;0)" office:value-type="float" office:value="1" calcext:value-type="float">
            <text:p>1</text:p>
          </table:table-cell>
          <table:table-cell office:value-type="float" office:value="230.300000000002" calcext:value-type="float">
            <text:p>230.300000000002</text:p>
          </table:table-cell>
          <table:table-cell office:value-type="float" office:value="233.200000000006" calcext:value-type="float">
            <text:p>233.20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3]-[.F433])&lt;3;1;0)" office:value-type="float" office:value="1" calcext:value-type="float">
            <text:p>1</text:p>
          </table:table-cell>
          <table:table-cell table:formula="of:=IF(ABS([.E433]-[.F433])&lt;3;1;0)" office:value-type="float" office:value="1" calcext:value-type="float">
            <text:p>1</text:p>
          </table:table-cell>
          <table:table-cell office:value-type="float" office:value="239.040000000002" calcext:value-type="float">
            <text:p>239.040000000002</text:p>
          </table:table-cell>
          <table:table-cell office:value-type="float" office:value="240.040000000006" calcext:value-type="float">
            <text:p>240.04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4]-[.F434])&lt;3;1;0)" office:value-type="float" office:value="1" calcext:value-type="float">
            <text:p>1</text:p>
          </table:table-cell>
          <table:table-cell table:formula="of:=IF(ABS([.E434]-[.F434])&lt;3;1;0)" office:value-type="float" office:value="1" calcext:value-type="float">
            <text:p>1</text:p>
          </table:table-cell>
          <table:table-cell office:value-type="float" office:value="247.780000000002" calcext:value-type="float">
            <text:p>247.780000000002</text:p>
          </table:table-cell>
          <table:table-cell office:value-type="float" office:value="246.880000000006" calcext:value-type="float">
            <text:p>246.88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5]-[.F435])&lt;3;1;0)" office:value-type="float" office:value="1" calcext:value-type="float">
            <text:p>1</text:p>
          </table:table-cell>
          <table:table-cell table:formula="of:=IF(ABS([.E435]-[.F435])&lt;3;1;0)" office:value-type="float" office:value="1" calcext:value-type="float">
            <text:p>1</text:p>
          </table:table-cell>
          <table:table-cell office:value-type="float" office:value="256.520000000001" calcext:value-type="float">
            <text:p>256.520000000001</text:p>
          </table:table-cell>
          <table:table-cell office:value-type="float" office:value="253.720000000006" calcext:value-type="float">
            <text:p>253.72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6]-[.F436])&lt;3;1;0)" office:value-type="float" office:value="0" calcext:value-type="float">
            <text:p>0</text:p>
          </table:table-cell>
          <table:table-cell table:formula="of:=IF(ABS([.E436]-[.F436])&lt;3;1;0)" office:value-type="float" office:value="0" calcext:value-type="float">
            <text:p>0</text:p>
          </table:table-cell>
          <table:table-cell office:value-type="float" office:value="265.260000000001" calcext:value-type="float">
            <text:p>265.260000000001</text:p>
          </table:table-cell>
          <table:table-cell office:value-type="float" office:value="260.560000000006" calcext:value-type="float">
            <text:p>260.56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7]-[.F437])&lt;3;1;0)" office:value-type="float" office:value="0" calcext:value-type="float">
            <text:p>0</text:p>
          </table:table-cell>
          <table:table-cell table:formula="of:=IF(ABS([.E437]-[.F437])&lt;3;1;0)" office:value-type="float" office:value="0" calcext:value-type="float">
            <text:p>0</text:p>
          </table:table-cell>
          <table:table-cell office:value-type="float" office:value="274.000000000001" calcext:value-type="float">
            <text:p>274.000000000001</text:p>
          </table:table-cell>
          <table:table-cell office:value-type="float" office:value="267.400000000006" calcext:value-type="float">
            <text:p>267.40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8]-[.F438])&lt;3;1;0)" office:value-type="float" office:value="0" calcext:value-type="float">
            <text:p>0</text:p>
          </table:table-cell>
          <table:table-cell table:formula="of:=IF(ABS([.E438]-[.F438])&lt;3;1;0)" office:value-type="float" office:value="0" calcext:value-type="float">
            <text:p>0</text:p>
          </table:table-cell>
          <table:table-cell office:value-type="float" office:value="282.740000000001" calcext:value-type="float">
            <text:p>282.740000000001</text:p>
          </table:table-cell>
          <table:table-cell office:value-type="float" office:value="274.240000000007" calcext:value-type="float">
            <text:p>274.24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9]-[.F439])&lt;3;1;0)" office:value-type="float" office:value="0" calcext:value-type="float">
            <text:p>0</text:p>
          </table:table-cell>
          <table:table-cell table:formula="of:=IF(ABS([.E439]-[.F439])&lt;3;1;0)" office:value-type="float" office:value="0" calcext:value-type="float">
            <text:p>0</text:p>
          </table:table-cell>
          <table:table-cell office:value-type="float" office:value="291.480000000001" calcext:value-type="float">
            <text:p>291.480000000001</text:p>
          </table:table-cell>
          <table:table-cell office:value-type="float" office:value="281.080000000007" calcext:value-type="float">
            <text:p>281.08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0]-[.F440])&lt;3;1;0)" office:value-type="float" office:value="0" calcext:value-type="float">
            <text:p>0</text:p>
          </table:table-cell>
          <table:table-cell table:formula="of:=IF(ABS([.E440]-[.F440])&lt;3;1;0)" office:value-type="float" office:value="0" calcext:value-type="float">
            <text:p>0</text:p>
          </table:table-cell>
          <table:table-cell office:value-type="float" office:value="300.22" calcext:value-type="float">
            <text:p>300.22</text:p>
          </table:table-cell>
          <table:table-cell office:value-type="float" office:value="287.920000000007" calcext:value-type="float">
            <text:p>287.92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1]-[.F441])&lt;3;1;0)" office:value-type="float" office:value="0" calcext:value-type="float">
            <text:p>0</text:p>
          </table:table-cell>
          <table:table-cell table:formula="of:=IF(ABS([.E441]-[.F441])&lt;3;1;0)" office:value-type="float" office:value="0" calcext:value-type="float">
            <text:p>0</text:p>
          </table:table-cell>
          <table:table-cell office:value-type="float" office:value="308.96" calcext:value-type="float">
            <text:p>308.96</text:p>
          </table:table-cell>
          <table:table-cell office:value-type="float" office:value="294.760000000007" calcext:value-type="float">
            <text:p>294.76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2]-[.F442])&lt;3;1;0)" office:value-type="float" office:value="0" calcext:value-type="float">
            <text:p>0</text:p>
          </table:table-cell>
          <table:table-cell table:formula="of:=IF(ABS([.E442]-[.F442])&lt;3;1;0)" office:value-type="float" office:value="0" calcext:value-type="float">
            <text:p>0</text:p>
          </table:table-cell>
          <table:table-cell office:value-type="float" office:value="317.7" calcext:value-type="float">
            <text:p>317.7</text:p>
          </table:table-cell>
          <table:table-cell office:value-type="float" office:value="301.600000000007" calcext:value-type="float">
            <text:p>301.60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3]-[.F443])&lt;3;1;0)" office:value-type="float" office:value="0" calcext:value-type="float">
            <text:p>0</text:p>
          </table:table-cell>
          <table:table-cell table:formula="of:=IF(ABS([.E443]-[.F443])&lt;3;1;0)" office:value-type="float" office:value="0" calcext:value-type="float">
            <text:p>0</text:p>
          </table:table-cell>
          <table:table-cell office:value-type="float" office:value="326.44" calcext:value-type="float">
            <text:p>326.44</text:p>
          </table:table-cell>
          <table:table-cell office:value-type="float" office:value="308.440000000007" calcext:value-type="float">
            <text:p>308.44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4]-[.F444])&lt;3;1;0)" office:value-type="float" office:value="0" calcext:value-type="float">
            <text:p>0</text:p>
          </table:table-cell>
          <table:table-cell table:formula="of:=IF(ABS([.E444]-[.F444])&lt;3;1;0)" office:value-type="float" office:value="0" calcext:value-type="float">
            <text:p>0</text:p>
          </table:table-cell>
          <table:table-cell office:value-type="float" office:value="333.28" calcext:value-type="float">
            <text:p>333.28</text:p>
          </table:table-cell>
          <table:table-cell office:value-type="float" office:value="315.280000000008" calcext:value-type="float">
            <text:p>315.2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5]-[.F445])&lt;3;1;0)" office:value-type="float" office:value="0" calcext:value-type="float">
            <text:p>0</text:p>
          </table:table-cell>
          <table:table-cell table:formula="of:=IF(ABS([.E445]-[.F445])&lt;3;1;0)" office:value-type="float" office:value="0" calcext:value-type="float">
            <text:p>0</text:p>
          </table:table-cell>
          <table:table-cell office:value-type="float" office:value="340.12" calcext:value-type="float">
            <text:p>340.12</text:p>
          </table:table-cell>
          <table:table-cell office:value-type="float" office:value="322.120000000008" calcext:value-type="float">
            <text:p>322.1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6]-[.F446])&lt;3;1;0)" office:value-type="float" office:value="0" calcext:value-type="float">
            <text:p>0</text:p>
          </table:table-cell>
          <table:table-cell table:formula="of:=IF(ABS([.E446]-[.F446])&lt;3;1;0)" office:value-type="float" office:value="0" calcext:value-type="float">
            <text:p>0</text:p>
          </table:table-cell>
          <table:table-cell office:value-type="float" office:value="346.96" calcext:value-type="float">
            <text:p>346.96</text:p>
          </table:table-cell>
          <table:table-cell office:value-type="float" office:value="328.960000000008" calcext:value-type="float">
            <text:p>328.96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7]-[.F447])&lt;3;1;0)" office:value-type="float" office:value="0" calcext:value-type="float">
            <text:p>0</text:p>
          </table:table-cell>
          <table:table-cell table:formula="of:=IF(ABS([.E447]-[.F447])&lt;3;1;0)" office:value-type="float" office:value="0" calcext:value-type="float">
            <text:p>0</text:p>
          </table:table-cell>
          <table:table-cell office:value-type="float" office:value="353.8" calcext:value-type="float">
            <text:p>353.8</text:p>
          </table:table-cell>
          <table:table-cell office:value-type="float" office:value="335.800000000008" calcext:value-type="float">
            <text:p>335.80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8]-[.F448])&lt;3;1;0)" office:value-type="float" office:value="0" calcext:value-type="float">
            <text:p>0</text:p>
          </table:table-cell>
          <table:table-cell table:formula="of:=IF(ABS([.E448]-[.F448])&lt;3;1;0)" office:value-type="float" office:value="0" calcext:value-type="float">
            <text:p>0</text:p>
          </table:table-cell>
          <table:table-cell office:value-type="float" office:value="0.640000000000327" calcext:value-type="float">
            <text:p>0.640000000000327</text:p>
          </table:table-cell>
          <table:table-cell office:value-type="float" office:value="342.640000000008" calcext:value-type="float">
            <text:p>342.64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9]-[.F449])&lt;3;1;0)" office:value-type="float" office:value="0" calcext:value-type="float">
            <text:p>0</text:p>
          </table:table-cell>
          <table:table-cell table:formula="of:=IF(ABS([.E449]-[.F449])&lt;3;1;0)" office:value-type="float" office:value="0" calcext:value-type="float">
            <text:p>0</text:p>
          </table:table-cell>
          <table:table-cell office:value-type="float" office:value="7.48000000000047" calcext:value-type="float">
            <text:p>7.48000000000047</text:p>
          </table:table-cell>
          <table:table-cell office:value-type="float" office:value="349.480000000008" calcext:value-type="float">
            <text:p>349.4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0]-[.F450])&lt;3;1;0)" office:value-type="float" office:value="0" calcext:value-type="float">
            <text:p>0</text:p>
          </table:table-cell>
          <table:table-cell table:formula="of:=IF(ABS([.E450]-[.F450])&lt;3;1;0)" office:value-type="float" office:value="0" calcext:value-type="float">
            <text:p>0</text:p>
          </table:table-cell>
          <table:table-cell office:value-type="float" office:value="14.3200000000006" calcext:value-type="float">
            <text:p>14.3200000000006</text:p>
          </table:table-cell>
          <table:table-cell office:value-type="float" office:value="356.320000000008" calcext:value-type="float">
            <text:p>356.3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1]-[.F451])&lt;3;1;0)" office:value-type="float" office:value="0" calcext:value-type="float">
            <text:p>0</text:p>
          </table:table-cell>
          <table:table-cell table:formula="of:=IF(ABS([.E451]-[.F451])&lt;3;1;0)" office:value-type="float" office:value="0" calcext:value-type="float">
            <text:p>0</text:p>
          </table:table-cell>
          <table:table-cell office:value-type="float" office:value="21.1600000000008" calcext:value-type="float">
            <text:p>21.1600000000008</text:p>
          </table:table-cell>
          <table:table-cell office:value-type="float" office:value="3.16000000000849" calcext:value-type="float">
            <text:p>3.1600000000084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2]-[.F452])&lt;3;1;0)" office:value-type="float" office:value="0" calcext:value-type="float">
            <text:p>0</text:p>
          </table:table-cell>
          <table:table-cell table:formula="of:=IF(ABS([.E452]-[.F452])&lt;3;1;0)" office:value-type="float" office:value="0" calcext:value-type="float">
            <text:p>0</text:p>
          </table:table-cell>
          <table:table-cell office:value-type="float" office:value="28.0000000000009" calcext:value-type="float">
            <text:p>28.0000000000009</text:p>
          </table:table-cell>
          <table:table-cell office:value-type="float" office:value="10.0000000000086" calcext:value-type="float">
            <text:p>10.00000000000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3]-[.F453])&lt;3;1;0)" office:value-type="float" office:value="0" calcext:value-type="float">
            <text:p>0</text:p>
          </table:table-cell>
          <table:table-cell table:formula="of:=IF(ABS([.E453]-[.F453])&lt;3;1;0)" office:value-type="float" office:value="0" calcext:value-type="float">
            <text:p>0</text:p>
          </table:table-cell>
          <table:table-cell office:value-type="float" office:value="34.8400000000011" calcext:value-type="float">
            <text:p>34.8400000000011</text:p>
          </table:table-cell>
          <table:table-cell office:value-type="float" office:value="16.8400000000088" calcext:value-type="float">
            <text:p>16.840000000008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4]-[.F454])&lt;3;1;0)" office:value-type="float" office:value="0" calcext:value-type="float">
            <text:p>0</text:p>
          </table:table-cell>
          <table:table-cell table:formula="of:=IF(ABS([.E454]-[.F454])&lt;3;1;0)" office:value-type="float" office:value="0" calcext:value-type="float">
            <text:p>0</text:p>
          </table:table-cell>
          <table:table-cell office:value-type="float" office:value="41.6800000000012" calcext:value-type="float">
            <text:p>41.6800000000012</text:p>
          </table:table-cell>
          <table:table-cell office:value-type="float" office:value="23.6800000000089" calcext:value-type="float">
            <text:p>23.680000000008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5]-[.F455])&lt;3;1;0)" office:value-type="float" office:value="0" calcext:value-type="float">
            <text:p>0</text:p>
          </table:table-cell>
          <table:table-cell table:formula="of:=IF(ABS([.E455]-[.F455])&lt;3;1;0)" office:value-type="float" office:value="0" calcext:value-type="float">
            <text:p>0</text:p>
          </table:table-cell>
          <table:table-cell office:value-type="float" office:value="48.5200000000013" calcext:value-type="float">
            <text:p>48.5200000000013</text:p>
          </table:table-cell>
          <table:table-cell office:value-type="float" office:value="30.5200000000091" calcext:value-type="float">
            <text:p>30.520000000009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6]-[.F456])&lt;3;1;0)" office:value-type="float" office:value="0" calcext:value-type="float">
            <text:p>0</text:p>
          </table:table-cell>
          <table:table-cell table:formula="of:=IF(ABS([.E456]-[.F456])&lt;3;1;0)" office:value-type="float" office:value="0" calcext:value-type="float">
            <text:p>0</text:p>
          </table:table-cell>
          <table:table-cell office:value-type="float" office:value="55.3600000000015" calcext:value-type="float">
            <text:p>55.3600000000015</text:p>
          </table:table-cell>
          <table:table-cell office:value-type="float" office:value="37.3600000000092" calcext:value-type="float">
            <text:p>37.36000000000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7]-[.F457])&lt;3;1;0)" office:value-type="float" office:value="0" calcext:value-type="float">
            <text:p>0</text:p>
          </table:table-cell>
          <table:table-cell table:formula="of:=IF(ABS([.E457]-[.F457])&lt;3;1;0)" office:value-type="float" office:value="0" calcext:value-type="float">
            <text:p>0</text:p>
          </table:table-cell>
          <table:table-cell office:value-type="float" office:value="62.2000000000016" calcext:value-type="float">
            <text:p>62.2000000000016</text:p>
          </table:table-cell>
          <table:table-cell office:value-type="float" office:value="44.2000000000094" calcext:value-type="float">
            <text:p>44.20000000000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8]-[.F458])&lt;3;1;0)" office:value-type="float" office:value="0" calcext:value-type="float">
            <text:p>0</text:p>
          </table:table-cell>
          <table:table-cell table:formula="of:=IF(ABS([.E458]-[.F458])&lt;3;1;0)" office:value-type="float" office:value="0" calcext:value-type="float">
            <text:p>0</text:p>
          </table:table-cell>
          <table:table-cell office:value-type="float" office:value="69.0400000000018" calcext:value-type="float">
            <text:p>69.0400000000018</text:p>
          </table:table-cell>
          <table:table-cell office:value-type="float" office:value="51.0400000000095" calcext:value-type="float">
            <text:p>51.04000000000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9]-[.F459])&lt;3;1;0)" office:value-type="float" office:value="0" calcext:value-type="float">
            <text:p>0</text:p>
          </table:table-cell>
          <table:table-cell table:formula="of:=IF(ABS([.E459]-[.F459])&lt;3;1;0)" office:value-type="float" office:value="0" calcext:value-type="float">
            <text:p>0</text:p>
          </table:table-cell>
          <table:table-cell office:value-type="float" office:value="75.8800000000019" calcext:value-type="float">
            <text:p>75.8800000000019</text:p>
          </table:table-cell>
          <table:table-cell office:value-type="float" office:value="57.8800000000097" calcext:value-type="float">
            <text:p>57.88000000000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0]-[.F460])&lt;3;1;0)" office:value-type="float" office:value="0" calcext:value-type="float">
            <text:p>0</text:p>
          </table:table-cell>
          <table:table-cell table:formula="of:=IF(ABS([.E460]-[.F460])&lt;3;1;0)" office:value-type="float" office:value="0" calcext:value-type="float">
            <text:p>0</text:p>
          </table:table-cell>
          <table:table-cell office:value-type="float" office:value="82.7200000000021" calcext:value-type="float">
            <text:p>82.7200000000021</text:p>
          </table:table-cell>
          <table:table-cell office:value-type="float" office:value="64.7200000000098" calcext:value-type="float">
            <text:p>64.72000000000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1]-[.F461])&lt;3;1;0)" office:value-type="float" office:value="0" calcext:value-type="float">
            <text:p>0</text:p>
          </table:table-cell>
          <table:table-cell table:formula="of:=IF(ABS([.E461]-[.F461])&lt;3;1;0)" office:value-type="float" office:value="0" calcext:value-type="float">
            <text:p>0</text:p>
          </table:table-cell>
          <table:table-cell office:value-type="float" office:value="89.5600000000022" calcext:value-type="float">
            <text:p>89.5600000000022</text:p>
          </table:table-cell>
          <table:table-cell office:value-type="float" office:value="71.56000000001" calcext:value-type="float">
            <text:p>71.56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2]-[.F462])&lt;3;1;0)" office:value-type="float" office:value="0" calcext:value-type="float">
            <text:p>0</text:p>
          </table:table-cell>
          <table:table-cell table:formula="of:=IF(ABS([.E462]-[.F462])&lt;3;1;0)" office:value-type="float" office:value="0" calcext:value-type="float">
            <text:p>0</text:p>
          </table:table-cell>
          <table:table-cell office:value-type="float" office:value="96.4000000000024" calcext:value-type="float">
            <text:p>96.4000000000024</text:p>
          </table:table-cell>
          <table:table-cell office:value-type="float" office:value="78.4000000000101" calcext:value-type="float">
            <text:p>78.40000000001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3]-[.F463])&lt;3;1;0)" office:value-type="float" office:value="0" calcext:value-type="float">
            <text:p>0</text:p>
          </table:table-cell>
          <table:table-cell table:formula="of:=IF(ABS([.E463]-[.F463])&lt;3;1;0)" office:value-type="float" office:value="0" calcext:value-type="float">
            <text:p>0</text:p>
          </table:table-cell>
          <table:table-cell office:value-type="float" office:value="103.240000000003" calcext:value-type="float">
            <text:p>103.240000000003</text:p>
          </table:table-cell>
          <table:table-cell office:value-type="float" office:value="85.2400000000102" calcext:value-type="float">
            <text:p>85.24000000001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4]-[.F464])&lt;3;1;0)" office:value-type="float" office:value="0" calcext:value-type="float">
            <text:p>0</text:p>
          </table:table-cell>
          <table:table-cell table:formula="of:=IF(ABS([.E464]-[.F464])&lt;3;1;0)" office:value-type="float" office:value="0" calcext:value-type="float">
            <text:p>0</text:p>
          </table:table-cell>
          <table:table-cell office:value-type="float" office:value="110.080000000003" calcext:value-type="float">
            <text:p>110.080000000003</text:p>
          </table:table-cell>
          <table:table-cell office:value-type="float" office:value="92.0800000000104" calcext:value-type="float">
            <text:p>92.08000000001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5]-[.F465])&lt;3;1;0)" office:value-type="float" office:value="0" calcext:value-type="float">
            <text:p>0</text:p>
          </table:table-cell>
          <table:table-cell table:formula="of:=IF(ABS([.E465]-[.F465])&lt;3;1;0)" office:value-type="float" office:value="0" calcext:value-type="float">
            <text:p>0</text:p>
          </table:table-cell>
          <table:table-cell office:value-type="float" office:value="116.920000000003" calcext:value-type="float">
            <text:p>116.920000000003</text:p>
          </table:table-cell>
          <table:table-cell office:value-type="float" office:value="98.9200000000105" calcext:value-type="float">
            <text:p>98.92000000001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6]-[.F466])&lt;3;1;0)" office:value-type="float" office:value="0" calcext:value-type="float">
            <text:p>0</text:p>
          </table:table-cell>
          <table:table-cell table:formula="of:=IF(ABS([.E466]-[.F466])&lt;3;1;0)" office:value-type="float" office:value="0" calcext:value-type="float">
            <text:p>0</text:p>
          </table:table-cell>
          <table:table-cell office:value-type="float" office:value="123.760000000003" calcext:value-type="float">
            <text:p>123.760000000003</text:p>
          </table:table-cell>
          <table:table-cell office:value-type="float" office:value="105.760000000011" calcext:value-type="float">
            <text:p>105.7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7]-[.F467])&lt;3;1;0)" office:value-type="float" office:value="0" calcext:value-type="float">
            <text:p>0</text:p>
          </table:table-cell>
          <table:table-cell table:formula="of:=IF(ABS([.E467]-[.F467])&lt;3;1;0)" office:value-type="float" office:value="0" calcext:value-type="float">
            <text:p>0</text:p>
          </table:table-cell>
          <table:table-cell office:value-type="float" office:value="130.600000000003" calcext:value-type="float">
            <text:p>130.600000000003</text:p>
          </table:table-cell>
          <table:table-cell office:value-type="float" office:value="112.600000000011" calcext:value-type="float">
            <text:p>112.6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8]-[.F468])&lt;3;1;0)" office:value-type="float" office:value="0" calcext:value-type="float">
            <text:p>0</text:p>
          </table:table-cell>
          <table:table-cell table:formula="of:=IF(ABS([.E468]-[.F468])&lt;3;1;0)" office:value-type="float" office:value="0" calcext:value-type="float">
            <text:p>0</text:p>
          </table:table-cell>
          <table:table-cell office:value-type="float" office:value="137.440000000003" calcext:value-type="float">
            <text:p>137.440000000003</text:p>
          </table:table-cell>
          <table:table-cell office:value-type="float" office:value="119.440000000011" calcext:value-type="float">
            <text:p>119.44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9]-[.F469])&lt;3;1;0)" office:value-type="float" office:value="0" calcext:value-type="float">
            <text:p>0</text:p>
          </table:table-cell>
          <table:table-cell table:formula="of:=IF(ABS([.E469]-[.F469])&lt;3;1;0)" office:value-type="float" office:value="0" calcext:value-type="float">
            <text:p>0</text:p>
          </table:table-cell>
          <table:table-cell office:value-type="float" office:value="144.280000000003" calcext:value-type="float">
            <text:p>144.280000000003</text:p>
          </table:table-cell>
          <table:table-cell office:value-type="float" office:value="126.280000000011" calcext:value-type="float">
            <text:p>126.28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0]-[.F470])&lt;3;1;0)" office:value-type="float" office:value="0" calcext:value-type="float">
            <text:p>0</text:p>
          </table:table-cell>
          <table:table-cell table:formula="of:=IF(ABS([.E470]-[.F470])&lt;3;1;0)" office:value-type="float" office:value="0" calcext:value-type="float">
            <text:p>0</text:p>
          </table:table-cell>
          <table:table-cell office:value-type="float" office:value="151.120000000004" calcext:value-type="float">
            <text:p>151.120000000004</text:p>
          </table:table-cell>
          <table:table-cell office:value-type="float" office:value="133.120000000011" calcext:value-type="float">
            <text:p>133.1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1]-[.F471])&lt;3;1;0)" office:value-type="float" office:value="0" calcext:value-type="float">
            <text:p>0</text:p>
          </table:table-cell>
          <table:table-cell table:formula="of:=IF(ABS([.E471]-[.F471])&lt;3;1;0)" office:value-type="float" office:value="0" calcext:value-type="float">
            <text:p>0</text:p>
          </table:table-cell>
          <table:table-cell office:value-type="float" office:value="157.960000000004" calcext:value-type="float">
            <text:p>157.960000000004</text:p>
          </table:table-cell>
          <table:table-cell office:value-type="float" office:value="139.960000000011" calcext:value-type="float">
            <text:p>139.9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2]-[.F472])&lt;3;1;0)" office:value-type="float" office:value="0" calcext:value-type="float">
            <text:p>0</text:p>
          </table:table-cell>
          <table:table-cell table:formula="of:=IF(ABS([.E472]-[.F472])&lt;3;1;0)" office:value-type="float" office:value="0" calcext:value-type="float">
            <text:p>0</text:p>
          </table:table-cell>
          <table:table-cell office:value-type="float" office:value="164.800000000004" calcext:value-type="float">
            <text:p>164.800000000004</text:p>
          </table:table-cell>
          <table:table-cell office:value-type="float" office:value="146.800000000012" calcext:value-type="float">
            <text:p>146.8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3]-[.F473])&lt;3;1;0)" office:value-type="float" office:value="0" calcext:value-type="float">
            <text:p>0</text:p>
          </table:table-cell>
          <table:table-cell table:formula="of:=IF(ABS([.E473]-[.F473])&lt;3;1;0)" office:value-type="float" office:value="0" calcext:value-type="float">
            <text:p>0</text:p>
          </table:table-cell>
          <table:table-cell office:value-type="float" office:value="171.640000000004" calcext:value-type="float">
            <text:p>171.640000000004</text:p>
          </table:table-cell>
          <table:table-cell office:value-type="float" office:value="153.640000000012" calcext:value-type="float">
            <text:p>153.64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4]-[.F474])&lt;3;1;0)" office:value-type="float" office:value="0" calcext:value-type="float">
            <text:p>0</text:p>
          </table:table-cell>
          <table:table-cell table:formula="of:=IF(ABS([.E474]-[.F474])&lt;3;1;0)" office:value-type="float" office:value="0" calcext:value-type="float">
            <text:p>0</text:p>
          </table:table-cell>
          <table:table-cell office:value-type="float" office:value="178.480000000004" calcext:value-type="float">
            <text:p>178.480000000004</text:p>
          </table:table-cell>
          <table:table-cell office:value-type="float" office:value="162.380000000011" calcext:value-type="float">
            <text:p>162.38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5]-[.F475])&lt;3;1;0)" office:value-type="float" office:value="0" calcext:value-type="float">
            <text:p>0</text:p>
          </table:table-cell>
          <table:table-cell table:formula="of:=IF(ABS([.E475]-[.F475])&lt;3;1;0)" office:value-type="float" office:value="0" calcext:value-type="float">
            <text:p>0</text:p>
          </table:table-cell>
          <table:table-cell office:value-type="float" office:value="185.320000000004" calcext:value-type="float">
            <text:p>185.320000000004</text:p>
          </table:table-cell>
          <table:table-cell office:value-type="float" office:value="171.120000000011" calcext:value-type="float">
            <text:p>171.1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6]-[.F476])&lt;3;1;0)" office:value-type="float" office:value="0" calcext:value-type="float">
            <text:p>0</text:p>
          </table:table-cell>
          <table:table-cell table:formula="of:=IF(ABS([.E476]-[.F476])&lt;3;1;0)" office:value-type="float" office:value="0" calcext:value-type="float">
            <text:p>0</text:p>
          </table:table-cell>
          <table:table-cell office:value-type="float" office:value="192.160000000004" calcext:value-type="float">
            <text:p>192.160000000004</text:p>
          </table:table-cell>
          <table:table-cell office:value-type="float" office:value="179.860000000011" calcext:value-type="float">
            <text:p>179.8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7]-[.F477])&lt;3;1;0)" office:value-type="float" office:value="0" calcext:value-type="float">
            <text:p>0</text:p>
          </table:table-cell>
          <table:table-cell table:formula="of:=IF(ABS([.E477]-[.F477])&lt;3;1;0)" office:value-type="float" office:value="0" calcext:value-type="float">
            <text:p>0</text:p>
          </table:table-cell>
          <table:table-cell office:value-type="float" office:value="199.000000000005" calcext:value-type="float">
            <text:p>199.000000000005</text:p>
          </table:table-cell>
          <table:table-cell office:value-type="float" office:value="188.600000000011" calcext:value-type="float">
            <text:p>188.6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8]-[.F478])&lt;3;1;0)" office:value-type="float" office:value="0" calcext:value-type="float">
            <text:p>0</text:p>
          </table:table-cell>
          <table:table-cell table:formula="of:=IF(ABS([.E478]-[.F478])&lt;3;1;0)" office:value-type="float" office:value="0" calcext:value-type="float">
            <text:p>0</text:p>
          </table:table-cell>
          <table:table-cell office:value-type="float" office:value="205.840000000005" calcext:value-type="float">
            <text:p>205.840000000005</text:p>
          </table:table-cell>
          <table:table-cell office:value-type="float" office:value="197.340000000011" calcext:value-type="float">
            <text:p>197.34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9]-[.F479])&lt;3;1;0)" office:value-type="float" office:value="0" calcext:value-type="float">
            <text:p>0</text:p>
          </table:table-cell>
          <table:table-cell table:formula="of:=IF(ABS([.E479]-[.F479])&lt;3;1;0)" office:value-type="float" office:value="0" calcext:value-type="float">
            <text:p>0</text:p>
          </table:table-cell>
          <table:table-cell office:value-type="float" office:value="212.680000000005" calcext:value-type="float">
            <text:p>212.680000000005</text:p>
          </table:table-cell>
          <table:table-cell office:value-type="float" office:value="206.08000000001" calcext:value-type="float">
            <text:p>206.08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0]-[.F480])&lt;3;1;0)" office:value-type="float" office:value="0" calcext:value-type="float">
            <text:p>0</text:p>
          </table:table-cell>
          <table:table-cell table:formula="of:=IF(ABS([.E480]-[.F480])&lt;3;1;0)" office:value-type="float" office:value="0" calcext:value-type="float">
            <text:p>0</text:p>
          </table:table-cell>
          <table:table-cell office:value-type="float" office:value="219.520000000005" calcext:value-type="float">
            <text:p>219.520000000005</text:p>
          </table:table-cell>
          <table:table-cell office:value-type="float" office:value="214.82000000001" calcext:value-type="float">
            <text:p>214.82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1]-[.F481])&lt;3;1;0)" office:value-type="float" office:value="1" calcext:value-type="float">
            <text:p>1</text:p>
          </table:table-cell>
          <table:table-cell table:formula="of:=IF(ABS([.E481]-[.F481])&lt;3;1;0)" office:value-type="float" office:value="1" calcext:value-type="float">
            <text:p>1</text:p>
          </table:table-cell>
          <table:table-cell office:value-type="float" office:value="226.360000000005" calcext:value-type="float">
            <text:p>226.360000000005</text:p>
          </table:table-cell>
          <table:table-cell office:value-type="float" office:value="223.56000000001" calcext:value-type="float">
            <text:p>223.56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2]-[.F482])&lt;3;1;0)" office:value-type="float" office:value="1" calcext:value-type="float">
            <text:p>1</text:p>
          </table:table-cell>
          <table:table-cell table:formula="of:=IF(ABS([.E482]-[.F482])&lt;3;1;0)" office:value-type="float" office:value="1" calcext:value-type="float">
            <text:p>1</text:p>
          </table:table-cell>
          <table:table-cell office:value-type="float" office:value="233.200000000005" calcext:value-type="float">
            <text:p>233.200000000005</text:p>
          </table:table-cell>
          <table:table-cell office:value-type="float" office:value="232.30000000001" calcext:value-type="float">
            <text:p>232.3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3]-[.F483])&lt;3;1;0)" office:value-type="float" office:value="1" calcext:value-type="float">
            <text:p>1</text:p>
          </table:table-cell>
          <table:table-cell table:formula="of:=IF(ABS([.E483]-[.F483])&lt;3;1;0)" office:value-type="float" office:value="1" calcext:value-type="float">
            <text:p>1</text:p>
          </table:table-cell>
          <table:table-cell office:value-type="float" office:value="240.040000000005" calcext:value-type="float">
            <text:p>240.040000000005</text:p>
          </table:table-cell>
          <table:table-cell office:value-type="float" office:value="241.04000000001" calcext:value-type="float">
            <text:p>241.04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4]-[.F484])&lt;3;1;0)" office:value-type="float" office:value="1" calcext:value-type="float">
            <text:p>1</text:p>
          </table:table-cell>
          <table:table-cell table:formula="of:=IF(ABS([.E484]-[.F484])&lt;3;1;0)" office:value-type="float" office:value="1" calcext:value-type="float">
            <text:p>1</text:p>
          </table:table-cell>
          <table:table-cell office:value-type="float" office:value="246.880000000006" calcext:value-type="float">
            <text:p>246.880000000006</text:p>
          </table:table-cell>
          <table:table-cell office:value-type="float" office:value="249.780000000009" calcext:value-type="float">
            <text:p>249.78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5]-[.F485])&lt;3;1;0)" office:value-type="float" office:value="0" calcext:value-type="float">
            <text:p>0</text:p>
          </table:table-cell>
          <table:table-cell table:formula="of:=IF(ABS([.E485]-[.F485])&lt;3;1;0)" office:value-type="float" office:value="0" calcext:value-type="float">
            <text:p>0</text:p>
          </table:table-cell>
          <table:table-cell office:value-type="float" office:value="253.720000000006" calcext:value-type="float">
            <text:p>253.720000000006</text:p>
          </table:table-cell>
          <table:table-cell office:value-type="float" office:value="258.520000000009" calcext:value-type="float">
            <text:p>258.52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6]-[.F486])&lt;3;1;0)" office:value-type="float" office:value="0" calcext:value-type="float">
            <text:p>0</text:p>
          </table:table-cell>
          <table:table-cell table:formula="of:=IF(ABS([.E486]-[.F486])&lt;3;1;0)" office:value-type="float" office:value="0" calcext:value-type="float">
            <text:p>0</text:p>
          </table:table-cell>
          <table:table-cell office:value-type="float" office:value="260.560000000006" calcext:value-type="float">
            <text:p>260.560000000006</text:p>
          </table:table-cell>
          <table:table-cell office:value-type="float" office:value="267.260000000009" calcext:value-type="float">
            <text:p>267.26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7]-[.F487])&lt;3;1;0)" office:value-type="float" office:value="0" calcext:value-type="float">
            <text:p>0</text:p>
          </table:table-cell>
          <table:table-cell table:formula="of:=IF(ABS([.E487]-[.F487])&lt;3;1;0)" office:value-type="float" office:value="0" calcext:value-type="float">
            <text:p>0</text:p>
          </table:table-cell>
          <table:table-cell office:value-type="float" office:value="267.400000000006" calcext:value-type="float">
            <text:p>267.400000000006</text:p>
          </table:table-cell>
          <table:table-cell office:value-type="float" office:value="276.000000000009" calcext:value-type="float">
            <text:p>276.00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8]-[.F488])&lt;3;1;0)" office:value-type="float" office:value="0" calcext:value-type="float">
            <text:p>0</text:p>
          </table:table-cell>
          <table:table-cell table:formula="of:=IF(ABS([.E488]-[.F488])&lt;3;1;0)" office:value-type="float" office:value="0" calcext:value-type="float">
            <text:p>0</text:p>
          </table:table-cell>
          <table:table-cell office:value-type="float" office:value="274.240000000006" calcext:value-type="float">
            <text:p>274.240000000006</text:p>
          </table:table-cell>
          <table:table-cell office:value-type="float" office:value="284.740000000008" calcext:value-type="float">
            <text:p>284.74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9]-[.F489])&lt;3;1;0)" office:value-type="float" office:value="0" calcext:value-type="float">
            <text:p>0</text:p>
          </table:table-cell>
          <table:table-cell table:formula="of:=IF(ABS([.E489]-[.F489])&lt;3;1;0)" office:value-type="float" office:value="0" calcext:value-type="float">
            <text:p>0</text:p>
          </table:table-cell>
          <table:table-cell office:value-type="float" office:value="281.080000000006" calcext:value-type="float">
            <text:p>281.080000000006</text:p>
          </table:table-cell>
          <table:table-cell office:value-type="float" office:value="293.480000000008" calcext:value-type="float">
            <text:p>293.4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0]-[.F490])&lt;3;1;0)" office:value-type="float" office:value="0" calcext:value-type="float">
            <text:p>0</text:p>
          </table:table-cell>
          <table:table-cell table:formula="of:=IF(ABS([.E490]-[.F490])&lt;3;1;0)" office:value-type="float" office:value="0" calcext:value-type="float">
            <text:p>0</text:p>
          </table:table-cell>
          <table:table-cell office:value-type="float" office:value="287.920000000006" calcext:value-type="float">
            <text:p>287.920000000006</text:p>
          </table:table-cell>
          <table:table-cell office:value-type="float" office:value="302.220000000008" calcext:value-type="float">
            <text:p>302.2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1]-[.F491])&lt;3;1;0)" office:value-type="float" office:value="0" calcext:value-type="float">
            <text:p>0</text:p>
          </table:table-cell>
          <table:table-cell table:formula="of:=IF(ABS([.E491]-[.F491])&lt;3;1;0)" office:value-type="float" office:value="0" calcext:value-type="float">
            <text:p>0</text:p>
          </table:table-cell>
          <table:table-cell office:value-type="float" office:value="294.760000000007" calcext:value-type="float">
            <text:p>294.760000000007</text:p>
          </table:table-cell>
          <table:table-cell office:value-type="float" office:value="310.960000000008" calcext:value-type="float">
            <text:p>310.96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2]-[.F492])&lt;3;1;0)" office:value-type="float" office:value="0" calcext:value-type="float">
            <text:p>0</text:p>
          </table:table-cell>
          <table:table-cell table:formula="of:=IF(ABS([.E492]-[.F492])&lt;3;1;0)" office:value-type="float" office:value="0" calcext:value-type="float">
            <text:p>0</text:p>
          </table:table-cell>
          <table:table-cell office:value-type="float" office:value="301.600000000007" calcext:value-type="float">
            <text:p>301.600000000007</text:p>
          </table:table-cell>
          <table:table-cell office:value-type="float" office:value="319.700000000008" calcext:value-type="float">
            <text:p>319.70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3]-[.F493])&lt;3;1;0)" office:value-type="float" office:value="0" calcext:value-type="float">
            <text:p>0</text:p>
          </table:table-cell>
          <table:table-cell table:formula="of:=IF(ABS([.E493]-[.F493])&lt;3;1;0)" office:value-type="float" office:value="0" calcext:value-type="float">
            <text:p>0</text:p>
          </table:table-cell>
          <table:table-cell office:value-type="float" office:value="308.440000000007" calcext:value-type="float">
            <text:p>308.440000000007</text:p>
          </table:table-cell>
          <table:table-cell office:value-type="float" office:value="328.440000000007" calcext:value-type="float">
            <text:p>328.44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4]-[.F494])&lt;3;1;0)" office:value-type="float" office:value="0" calcext:value-type="float">
            <text:p>0</text:p>
          </table:table-cell>
          <table:table-cell table:formula="of:=IF(ABS([.E494]-[.F494])&lt;3;1;0)" office:value-type="float" office:value="0" calcext:value-type="float">
            <text:p>0</text:p>
          </table:table-cell>
          <table:table-cell office:value-type="float" office:value="315.280000000007" calcext:value-type="float">
            <text:p>315.280000000007</text:p>
          </table:table-cell>
          <table:table-cell office:value-type="float" office:value="335.280000000008" calcext:value-type="float">
            <text:p>335.2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5]-[.F495])&lt;3;1;0)" office:value-type="float" office:value="0" calcext:value-type="float">
            <text:p>0</text:p>
          </table:table-cell>
          <table:table-cell table:formula="of:=IF(ABS([.E495]-[.F495])&lt;3;1;0)" office:value-type="float" office:value="0" calcext:value-type="float">
            <text:p>0</text:p>
          </table:table-cell>
          <table:table-cell office:value-type="float" office:value="322.120000000007" calcext:value-type="float">
            <text:p>322.120000000007</text:p>
          </table:table-cell>
          <table:table-cell office:value-type="float" office:value="342.120000000008" calcext:value-type="float">
            <text:p>342.1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6]-[.F496])&lt;3;1;0)" office:value-type="float" office:value="0" calcext:value-type="float">
            <text:p>0</text:p>
          </table:table-cell>
          <table:table-cell table:formula="of:=IF(ABS([.E496]-[.F496])&lt;3;1;0)" office:value-type="float" office:value="0" calcext:value-type="float">
            <text:p>0</text:p>
          </table:table-cell>
          <table:table-cell office:value-type="float" office:value="328.960000000007" calcext:value-type="float">
            <text:p>328.960000000007</text:p>
          </table:table-cell>
          <table:table-cell office:value-type="float" office:value="348.960000000008" calcext:value-type="float">
            <text:p>348.96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7]-[.F497])&lt;3;1;0)" office:value-type="float" office:value="0" calcext:value-type="float">
            <text:p>0</text:p>
          </table:table-cell>
          <table:table-cell table:formula="of:=IF(ABS([.E497]-[.F497])&lt;3;1;0)" office:value-type="float" office:value="0" calcext:value-type="float">
            <text:p>0</text:p>
          </table:table-cell>
          <table:table-cell office:value-type="float" office:value="335.800000000007" calcext:value-type="float">
            <text:p>335.800000000007</text:p>
          </table:table-cell>
          <table:table-cell office:value-type="float" office:value="355.800000000008" calcext:value-type="float">
            <text:p>355.80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8]-[.F498])&lt;3;1;0)" office:value-type="float" office:value="0" calcext:value-type="float">
            <text:p>0</text:p>
          </table:table-cell>
          <table:table-cell table:formula="of:=IF(ABS([.E498]-[.F498])&lt;3;1;0)" office:value-type="float" office:value="0" calcext:value-type="float">
            <text:p>0</text:p>
          </table:table-cell>
          <table:table-cell office:value-type="float" office:value="342.640000000008" calcext:value-type="float">
            <text:p>342.640000000008</text:p>
          </table:table-cell>
          <table:table-cell office:value-type="float" office:value="2.64000000000806" calcext:value-type="float">
            <text:p>2.640000000008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9]-[.F499])&lt;3;1;0)" office:value-type="float" office:value="0" calcext:value-type="float">
            <text:p>0</text:p>
          </table:table-cell>
          <table:table-cell table:formula="of:=IF(ABS([.E499]-[.F499])&lt;3;1;0)" office:value-type="float" office:value="0" calcext:value-type="float">
            <text:p>0</text:p>
          </table:table-cell>
          <table:table-cell office:value-type="float" office:value="349.480000000008" calcext:value-type="float">
            <text:p>349.480000000008</text:p>
          </table:table-cell>
          <table:table-cell office:value-type="float" office:value="9.4800000000082" calcext:value-type="float">
            <text:p>9.480000000008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0]-[.F500])&lt;3;1;0)" office:value-type="float" office:value="0" calcext:value-type="float">
            <text:p>0</text:p>
          </table:table-cell>
          <table:table-cell table:formula="of:=IF(ABS([.E500]-[.F500])&lt;3;1;0)" office:value-type="float" office:value="0" calcext:value-type="float">
            <text:p>0</text:p>
          </table:table-cell>
          <table:table-cell office:value-type="float" office:value="356.320000000008" calcext:value-type="float">
            <text:p>356.320000000008</text:p>
          </table:table-cell>
          <table:table-cell office:value-type="float" office:value="16.3200000000084" calcext:value-type="float">
            <text:p>16.320000000008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1]-[.F501])&lt;3;1;0)" office:value-type="float" office:value="0" calcext:value-type="float">
            <text:p>0</text:p>
          </table:table-cell>
          <table:table-cell table:formula="of:=IF(ABS([.E501]-[.F501])&lt;3;1;0)" office:value-type="float" office:value="0" calcext:value-type="float">
            <text:p>0</text:p>
          </table:table-cell>
          <table:table-cell office:value-type="float" office:value="3.16000000000804" calcext:value-type="float">
            <text:p>3.16000000000804</text:p>
          </table:table-cell>
          <table:table-cell office:value-type="float" office:value="23.1600000000085" calcext:value-type="float">
            <text:p>23.160000000008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2]-[.F502])&lt;3;1;0)" office:value-type="float" office:value="0" calcext:value-type="float">
            <text:p>0</text:p>
          </table:table-cell>
          <table:table-cell table:formula="of:=IF(ABS([.E502]-[.F502])&lt;3;1;0)" office:value-type="float" office:value="0" calcext:value-type="float">
            <text:p>0</text:p>
          </table:table-cell>
          <table:table-cell office:value-type="float" office:value="10.0000000000082" calcext:value-type="float">
            <text:p>10.0000000000082</text:p>
          </table:table-cell>
          <table:table-cell office:value-type="float" office:value="30.0000000000086" calcext:value-type="float">
            <text:p>30.00000000000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3]-[.F503])&lt;3;1;0)" office:value-type="float" office:value="0" calcext:value-type="float">
            <text:p>0</text:p>
          </table:table-cell>
          <table:table-cell table:formula="of:=IF(ABS([.E503]-[.F503])&lt;3;1;0)" office:value-type="float" office:value="0" calcext:value-type="float">
            <text:p>0</text:p>
          </table:table-cell>
          <table:table-cell office:value-type="float" office:value="16.8400000000083" calcext:value-type="float">
            <text:p>16.8400000000083</text:p>
          </table:table-cell>
          <table:table-cell office:value-type="float" office:value="36.8400000000088" calcext:value-type="float">
            <text:p>36.840000000008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4]-[.F504])&lt;3;1;0)" office:value-type="float" office:value="0" calcext:value-type="float">
            <text:p>0</text:p>
          </table:table-cell>
          <table:table-cell table:formula="of:=IF(ABS([.E504]-[.F504])&lt;3;1;0)" office:value-type="float" office:value="0" calcext:value-type="float">
            <text:p>0</text:p>
          </table:table-cell>
          <table:table-cell office:value-type="float" office:value="23.6800000000085" calcext:value-type="float">
            <text:p>23.6800000000085</text:p>
          </table:table-cell>
          <table:table-cell office:value-type="float" office:value="43.6800000000089" calcext:value-type="float">
            <text:p>43.680000000008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5]-[.F505])&lt;3;1;0)" office:value-type="float" office:value="0" calcext:value-type="float">
            <text:p>0</text:p>
          </table:table-cell>
          <table:table-cell table:formula="of:=IF(ABS([.E505]-[.F505])&lt;3;1;0)" office:value-type="float" office:value="0" calcext:value-type="float">
            <text:p>0</text:p>
          </table:table-cell>
          <table:table-cell office:value-type="float" office:value="30.5200000000086" calcext:value-type="float">
            <text:p>30.5200000000086</text:p>
          </table:table-cell>
          <table:table-cell office:value-type="float" office:value="50.5200000000091" calcext:value-type="float">
            <text:p>50.520000000009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6]-[.F506])&lt;3;1;0)" office:value-type="float" office:value="0" calcext:value-type="float">
            <text:p>0</text:p>
          </table:table-cell>
          <table:table-cell table:formula="of:=IF(ABS([.E506]-[.F506])&lt;3;1;0)" office:value-type="float" office:value="0" calcext:value-type="float">
            <text:p>0</text:p>
          </table:table-cell>
          <table:table-cell office:value-type="float" office:value="37.3600000000088" calcext:value-type="float">
            <text:p>37.3600000000088</text:p>
          </table:table-cell>
          <table:table-cell office:value-type="float" office:value="57.3600000000092" calcext:value-type="float">
            <text:p>57.36000000000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7]-[.F507])&lt;3;1;0)" office:value-type="float" office:value="0" calcext:value-type="float">
            <text:p>0</text:p>
          </table:table-cell>
          <table:table-cell table:formula="of:=IF(ABS([.E507]-[.F507])&lt;3;1;0)" office:value-type="float" office:value="0" calcext:value-type="float">
            <text:p>0</text:p>
          </table:table-cell>
          <table:table-cell office:value-type="float" office:value="44.2000000000089" calcext:value-type="float">
            <text:p>44.2000000000089</text:p>
          </table:table-cell>
          <table:table-cell office:value-type="float" office:value="64.2000000000094" calcext:value-type="float">
            <text:p>64.20000000000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8]-[.F508])&lt;3;1;0)" office:value-type="float" office:value="0" calcext:value-type="float">
            <text:p>0</text:p>
          </table:table-cell>
          <table:table-cell table:formula="of:=IF(ABS([.E508]-[.F508])&lt;3;1;0)" office:value-type="float" office:value="0" calcext:value-type="float">
            <text:p>0</text:p>
          </table:table-cell>
          <table:table-cell office:value-type="float" office:value="51.0400000000091" calcext:value-type="float">
            <text:p>51.0400000000091</text:p>
          </table:table-cell>
          <table:table-cell office:value-type="float" office:value="71.0400000000095" calcext:value-type="float">
            <text:p>71.04000000000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9]-[.F509])&lt;3;1;0)" office:value-type="float" office:value="0" calcext:value-type="float">
            <text:p>0</text:p>
          </table:table-cell>
          <table:table-cell table:formula="of:=IF(ABS([.E509]-[.F509])&lt;3;1;0)" office:value-type="float" office:value="0" calcext:value-type="float">
            <text:p>0</text:p>
          </table:table-cell>
          <table:table-cell office:value-type="float" office:value="57.8800000000092" calcext:value-type="float">
            <text:p>57.8800000000092</text:p>
          </table:table-cell>
          <table:table-cell office:value-type="float" office:value="77.8800000000097" calcext:value-type="float">
            <text:p>77.88000000000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0]-[.F510])&lt;3;1;0)" office:value-type="float" office:value="0" calcext:value-type="float">
            <text:p>0</text:p>
          </table:table-cell>
          <table:table-cell table:formula="of:=IF(ABS([.E510]-[.F510])&lt;3;1;0)" office:value-type="float" office:value="0" calcext:value-type="float">
            <text:p>0</text:p>
          </table:table-cell>
          <table:table-cell office:value-type="float" office:value="64.7200000000094" calcext:value-type="float">
            <text:p>64.7200000000094</text:p>
          </table:table-cell>
          <table:table-cell office:value-type="float" office:value="84.7200000000098" calcext:value-type="float">
            <text:p>84.72000000000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1]-[.F511])&lt;3;1;0)" office:value-type="float" office:value="0" calcext:value-type="float">
            <text:p>0</text:p>
          </table:table-cell>
          <table:table-cell table:formula="of:=IF(ABS([.E511]-[.F511])&lt;3;1;0)" office:value-type="float" office:value="0" calcext:value-type="float">
            <text:p>0</text:p>
          </table:table-cell>
          <table:table-cell office:value-type="float" office:value="71.5600000000095" calcext:value-type="float">
            <text:p>71.5600000000095</text:p>
          </table:table-cell>
          <table:table-cell office:value-type="float" office:value="91.56000000001" calcext:value-type="float">
            <text:p>91.56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2]-[.F512])&lt;3;1;0)" office:value-type="float" office:value="0" calcext:value-type="float">
            <text:p>0</text:p>
          </table:table-cell>
          <table:table-cell table:formula="of:=IF(ABS([.E512]-[.F512])&lt;3;1;0)" office:value-type="float" office:value="0" calcext:value-type="float">
            <text:p>0</text:p>
          </table:table-cell>
          <table:table-cell office:value-type="float" office:value="78.4000000000096" calcext:value-type="float">
            <text:p>78.4000000000096</text:p>
          </table:table-cell>
          <table:table-cell office:value-type="float" office:value="98.4000000000101" calcext:value-type="float">
            <text:p>98.40000000001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3]-[.F513])&lt;3;1;0)" office:value-type="float" office:value="0" calcext:value-type="float">
            <text:p>0</text:p>
          </table:table-cell>
          <table:table-cell table:formula="of:=IF(ABS([.E513]-[.F513])&lt;3;1;0)" office:value-type="float" office:value="0" calcext:value-type="float">
            <text:p>0</text:p>
          </table:table-cell>
          <table:table-cell office:value-type="float" office:value="85.2400000000098" calcext:value-type="float">
            <text:p>85.2400000000098</text:p>
          </table:table-cell>
          <table:table-cell office:value-type="float" office:value="105.24000000001" calcext:value-type="float">
            <text:p>105.24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4]-[.F514])&lt;3;1;0)" office:value-type="float" office:value="0" calcext:value-type="float">
            <text:p>0</text:p>
          </table:table-cell>
          <table:table-cell table:formula="of:=IF(ABS([.E514]-[.F514])&lt;3;1;0)" office:value-type="float" office:value="0" calcext:value-type="float">
            <text:p>0</text:p>
          </table:table-cell>
          <table:table-cell office:value-type="float" office:value="92.0800000000099" calcext:value-type="float">
            <text:p>92.0800000000099</text:p>
          </table:table-cell>
          <table:table-cell office:value-type="float" office:value="112.08000000001" calcext:value-type="float">
            <text:p>112.08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5]-[.F515])&lt;3;1;0)" office:value-type="float" office:value="0" calcext:value-type="float">
            <text:p>0</text:p>
          </table:table-cell>
          <table:table-cell table:formula="of:=IF(ABS([.E515]-[.F515])&lt;3;1;0)" office:value-type="float" office:value="0" calcext:value-type="float">
            <text:p>0</text:p>
          </table:table-cell>
          <table:table-cell office:value-type="float" office:value="98.9200000000101" calcext:value-type="float">
            <text:p>98.9200000000101</text:p>
          </table:table-cell>
          <table:table-cell office:value-type="float" office:value="118.920000000011" calcext:value-type="float">
            <text:p>118.9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6]-[.F516])&lt;3;1;0)" office:value-type="float" office:value="0" calcext:value-type="float">
            <text:p>0</text:p>
          </table:table-cell>
          <table:table-cell table:formula="of:=IF(ABS([.E516]-[.F516])&lt;3;1;0)" office:value-type="float" office:value="0" calcext:value-type="float">
            <text:p>0</text:p>
          </table:table-cell>
          <table:table-cell office:value-type="float" office:value="105.76000000001" calcext:value-type="float">
            <text:p>105.76000000001</text:p>
          </table:table-cell>
          <table:table-cell office:value-type="float" office:value="125.760000000011" calcext:value-type="float">
            <text:p>125.7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7]-[.F517])&lt;3;1;0)" office:value-type="float" office:value="0" calcext:value-type="float">
            <text:p>0</text:p>
          </table:table-cell>
          <table:table-cell table:formula="of:=IF(ABS([.E517]-[.F517])&lt;3;1;0)" office:value-type="float" office:value="0" calcext:value-type="float">
            <text:p>0</text:p>
          </table:table-cell>
          <table:table-cell office:value-type="float" office:value="112.60000000001" calcext:value-type="float">
            <text:p>112.60000000001</text:p>
          </table:table-cell>
          <table:table-cell office:value-type="float" office:value="132.600000000011" calcext:value-type="float">
            <text:p>132.6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8]-[.F518])&lt;3;1;0)" office:value-type="float" office:value="0" calcext:value-type="float">
            <text:p>0</text:p>
          </table:table-cell>
          <table:table-cell table:formula="of:=IF(ABS([.E518]-[.F518])&lt;3;1;0)" office:value-type="float" office:value="0" calcext:value-type="float">
            <text:p>0</text:p>
          </table:table-cell>
          <table:table-cell office:value-type="float" office:value="119.440000000011" calcext:value-type="float">
            <text:p>119.440000000011</text:p>
          </table:table-cell>
          <table:table-cell office:value-type="float" office:value="139.440000000011" calcext:value-type="float">
            <text:p>139.44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9]-[.F519])&lt;3;1;0)" office:value-type="float" office:value="0" calcext:value-type="float">
            <text:p>0</text:p>
          </table:table-cell>
          <table:table-cell table:formula="of:=IF(ABS([.E519]-[.F519])&lt;3;1;0)" office:value-type="float" office:value="0" calcext:value-type="float">
            <text:p>0</text:p>
          </table:table-cell>
          <table:table-cell office:value-type="float" office:value="126.280000000011" calcext:value-type="float">
            <text:p>126.280000000011</text:p>
          </table:table-cell>
          <table:table-cell office:value-type="float" office:value="146.280000000011" calcext:value-type="float">
            <text:p>146.28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0]-[.F520])&lt;3;1;0)" office:value-type="float" office:value="0" calcext:value-type="float">
            <text:p>0</text:p>
          </table:table-cell>
          <table:table-cell table:formula="of:=IF(ABS([.E520]-[.F520])&lt;3;1;0)" office:value-type="float" office:value="0" calcext:value-type="float">
            <text:p>0</text:p>
          </table:table-cell>
          <table:table-cell office:value-type="float" office:value="135.02000000001" calcext:value-type="float">
            <text:p>135.02000000001</text:p>
          </table:table-cell>
          <table:table-cell office:value-type="float" office:value="153.120000000011" calcext:value-type="float">
            <text:p>153.1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1]-[.F521])&lt;3;1;0)" office:value-type="float" office:value="0" calcext:value-type="float">
            <text:p>0</text:p>
          </table:table-cell>
          <table:table-cell table:formula="of:=IF(ABS([.E521]-[.F521])&lt;3;1;0)" office:value-type="float" office:value="0" calcext:value-type="float">
            <text:p>0</text:p>
          </table:table-cell>
          <table:table-cell office:value-type="float" office:value="143.76000000001" calcext:value-type="float">
            <text:p>143.76000000001</text:p>
          </table:table-cell>
          <table:table-cell office:value-type="float" office:value="159.960000000011" calcext:value-type="float">
            <text:p>159.9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2]-[.F522])&lt;3;1;0)" office:value-type="float" office:value="0" calcext:value-type="float">
            <text:p>0</text:p>
          </table:table-cell>
          <table:table-cell table:formula="of:=IF(ABS([.E522]-[.F522])&lt;3;1;0)" office:value-type="float" office:value="0" calcext:value-type="float">
            <text:p>0</text:p>
          </table:table-cell>
          <table:table-cell office:value-type="float" office:value="152.50000000001" calcext:value-type="float">
            <text:p>152.50000000001</text:p>
          </table:table-cell>
          <table:table-cell office:value-type="float" office:value="166.800000000012" calcext:value-type="float">
            <text:p>166.8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3]-[.F523])&lt;3;1;0)" office:value-type="float" office:value="0" calcext:value-type="float">
            <text:p>0</text:p>
          </table:table-cell>
          <table:table-cell table:formula="of:=IF(ABS([.E523]-[.F523])&lt;3;1;0)" office:value-type="float" office:value="0" calcext:value-type="float">
            <text:p>0</text:p>
          </table:table-cell>
          <table:table-cell office:value-type="float" office:value="161.24000000001" calcext:value-type="float">
            <text:p>161.24000000001</text:p>
          </table:table-cell>
          <table:table-cell office:value-type="float" office:value="173.640000000012" calcext:value-type="float">
            <text:p>173.64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4]-[.F524])&lt;3;1;0)" office:value-type="float" office:value="0" calcext:value-type="float">
            <text:p>0</text:p>
          </table:table-cell>
          <table:table-cell table:formula="of:=IF(ABS([.E524]-[.F524])&lt;3;1;0)" office:value-type="float" office:value="0" calcext:value-type="float">
            <text:p>0</text:p>
          </table:table-cell>
          <table:table-cell office:value-type="float" office:value="169.98000000001" calcext:value-type="float">
            <text:p>169.98000000001</text:p>
          </table:table-cell>
          <table:table-cell office:value-type="float" office:value="180.480000000012" calcext:value-type="float">
            <text:p>180.48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5]-[.F525])&lt;3;1;0)" office:value-type="float" office:value="0" calcext:value-type="float">
            <text:p>0</text:p>
          </table:table-cell>
          <table:table-cell table:formula="of:=IF(ABS([.E525]-[.F525])&lt;3;1;0)" office:value-type="float" office:value="0" calcext:value-type="float">
            <text:p>0</text:p>
          </table:table-cell>
          <table:table-cell office:value-type="float" office:value="178.720000000009" calcext:value-type="float">
            <text:p>178.720000000009</text:p>
          </table:table-cell>
          <table:table-cell office:value-type="float" office:value="187.320000000012" calcext:value-type="float">
            <text:p>187.32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6]-[.F526])&lt;3;1;0)" office:value-type="float" office:value="0" calcext:value-type="float">
            <text:p>0</text:p>
          </table:table-cell>
          <table:table-cell table:formula="of:=IF(ABS([.E526]-[.F526])&lt;3;1;0)" office:value-type="float" office:value="0" calcext:value-type="float">
            <text:p>0</text:p>
          </table:table-cell>
          <table:table-cell office:value-type="float" office:value="187.460000000009" calcext:value-type="float">
            <text:p>187.460000000009</text:p>
          </table:table-cell>
          <table:table-cell office:value-type="float" office:value="194.160000000012" calcext:value-type="float">
            <text:p>194.16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7]-[.F527])&lt;3;1;0)" office:value-type="float" office:value="0" calcext:value-type="float">
            <text:p>0</text:p>
          </table:table-cell>
          <table:table-cell table:formula="of:=IF(ABS([.E527]-[.F527])&lt;3;1;0)" office:value-type="float" office:value="0" calcext:value-type="float">
            <text:p>0</text:p>
          </table:table-cell>
          <table:table-cell office:value-type="float" office:value="196.200000000009" calcext:value-type="float">
            <text:p>196.200000000009</text:p>
          </table:table-cell>
          <table:table-cell office:value-type="float" office:value="201.000000000012" calcext:value-type="float">
            <text:p>201.0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8]-[.F528])&lt;3;1;0)" office:value-type="float" office:value="1" calcext:value-type="float">
            <text:p>1</text:p>
          </table:table-cell>
          <table:table-cell table:formula="of:=IF(ABS([.E528]-[.F528])&lt;3;1;0)" office:value-type="float" office:value="1" calcext:value-type="float">
            <text:p>1</text:p>
          </table:table-cell>
          <table:table-cell office:value-type="float" office:value="204.940000000009" calcext:value-type="float">
            <text:p>204.940000000009</text:p>
          </table:table-cell>
          <table:table-cell office:value-type="float" office:value="207.840000000012" calcext:value-type="float">
            <text:p>207.84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9]-[.F529])&lt;3;1;0)" office:value-type="float" office:value="1" calcext:value-type="float">
            <text:p>1</text:p>
          </table:table-cell>
          <table:table-cell table:formula="of:=IF(ABS([.E529]-[.F529])&lt;3;1;0)" office:value-type="float" office:value="1" calcext:value-type="float">
            <text:p>1</text:p>
          </table:table-cell>
          <table:table-cell office:value-type="float" office:value="213.680000000008" calcext:value-type="float">
            <text:p>213.680000000008</text:p>
          </table:table-cell>
          <table:table-cell office:value-type="float" office:value="214.680000000013" calcext:value-type="float">
            <text:p>214.68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0]-[.F530])&lt;3;1;0)" office:value-type="float" office:value="1" calcext:value-type="float">
            <text:p>1</text:p>
          </table:table-cell>
          <table:table-cell table:formula="of:=IF(ABS([.E530]-[.F530])&lt;3;1;0)" office:value-type="float" office:value="1" calcext:value-type="float">
            <text:p>1</text:p>
          </table:table-cell>
          <table:table-cell office:value-type="float" office:value="222.420000000008" calcext:value-type="float">
            <text:p>222.420000000008</text:p>
          </table:table-cell>
          <table:table-cell office:value-type="float" office:value="221.520000000013" calcext:value-type="float">
            <text:p>221.52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1]-[.F531])&lt;3;1;0)" office:value-type="float" office:value="1" calcext:value-type="float">
            <text:p>1</text:p>
          </table:table-cell>
          <table:table-cell table:formula="of:=IF(ABS([.E531]-[.F531])&lt;3;1;0)" office:value-type="float" office:value="1" calcext:value-type="float">
            <text:p>1</text:p>
          </table:table-cell>
          <table:table-cell office:value-type="float" office:value="231.160000000008" calcext:value-type="float">
            <text:p>231.160000000008</text:p>
          </table:table-cell>
          <table:table-cell office:value-type="float" office:value="228.360000000013" calcext:value-type="float">
            <text:p>228.36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2]-[.F532])&lt;3;1;0)" office:value-type="float" office:value="0" calcext:value-type="float">
            <text:p>0</text:p>
          </table:table-cell>
          <table:table-cell table:formula="of:=IF(ABS([.E532]-[.F532])&lt;3;1;0)" office:value-type="float" office:value="0" calcext:value-type="float">
            <text:p>0</text:p>
          </table:table-cell>
          <table:table-cell office:value-type="float" office:value="239.900000000008" calcext:value-type="float">
            <text:p>239.900000000008</text:p>
          </table:table-cell>
          <table:table-cell office:value-type="float" office:value="235.200000000013" calcext:value-type="float">
            <text:p>235.20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3]-[.F533])&lt;3;1;0)" office:value-type="float" office:value="0" calcext:value-type="float">
            <text:p>0</text:p>
          </table:table-cell>
          <table:table-cell table:formula="of:=IF(ABS([.E533]-[.F533])&lt;3;1;0)" office:value-type="float" office:value="0" calcext:value-type="float">
            <text:p>0</text:p>
          </table:table-cell>
          <table:table-cell office:value-type="float" office:value="248.640000000008" calcext:value-type="float">
            <text:p>248.640000000008</text:p>
          </table:table-cell>
          <table:table-cell office:value-type="float" office:value="242.040000000013" calcext:value-type="float">
            <text:p>242.04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4]-[.F534])&lt;3;1;0)" office:value-type="float" office:value="0" calcext:value-type="float">
            <text:p>0</text:p>
          </table:table-cell>
          <table:table-cell table:formula="of:=IF(ABS([.E534]-[.F534])&lt;3;1;0)" office:value-type="float" office:value="0" calcext:value-type="float">
            <text:p>0</text:p>
          </table:table-cell>
          <table:table-cell office:value-type="float" office:value="257.380000000007" calcext:value-type="float">
            <text:p>257.380000000007</text:p>
          </table:table-cell>
          <table:table-cell office:value-type="float" office:value="248.880000000013" calcext:value-type="float">
            <text:p>248.88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5]-[.F535])&lt;3;1;0)" office:value-type="float" office:value="0" calcext:value-type="float">
            <text:p>0</text:p>
          </table:table-cell>
          <table:table-cell table:formula="of:=IF(ABS([.E535]-[.F535])&lt;3;1;0)" office:value-type="float" office:value="0" calcext:value-type="float">
            <text:p>0</text:p>
          </table:table-cell>
          <table:table-cell office:value-type="float" office:value="266.120000000007" calcext:value-type="float">
            <text:p>266.120000000007</text:p>
          </table:table-cell>
          <table:table-cell office:value-type="float" office:value="255.720000000013" calcext:value-type="float">
            <text:p>255.72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6]-[.F536])&lt;3;1;0)" office:value-type="float" office:value="0" calcext:value-type="float">
            <text:p>0</text:p>
          </table:table-cell>
          <table:table-cell table:formula="of:=IF(ABS([.E536]-[.F536])&lt;3;1;0)" office:value-type="float" office:value="0" calcext:value-type="float">
            <text:p>0</text:p>
          </table:table-cell>
          <table:table-cell office:value-type="float" office:value="274.860000000007" calcext:value-type="float">
            <text:p>274.860000000007</text:p>
          </table:table-cell>
          <table:table-cell office:value-type="float" office:value="262.560000000014" calcext:value-type="float">
            <text:p>262.56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7]-[.F537])&lt;3;1;0)" office:value-type="float" office:value="0" calcext:value-type="float">
            <text:p>0</text:p>
          </table:table-cell>
          <table:table-cell table:formula="of:=IF(ABS([.E537]-[.F537])&lt;3;1;0)" office:value-type="float" office:value="0" calcext:value-type="float">
            <text:p>0</text:p>
          </table:table-cell>
          <table:table-cell office:value-type="float" office:value="283.600000000007" calcext:value-type="float">
            <text:p>283.600000000007</text:p>
          </table:table-cell>
          <table:table-cell office:value-type="float" office:value="269.400000000014" calcext:value-type="float">
            <text:p>269.40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8]-[.F538])&lt;3;1;0)" office:value-type="float" office:value="0" calcext:value-type="float">
            <text:p>0</text:p>
          </table:table-cell>
          <table:table-cell table:formula="of:=IF(ABS([.E538]-[.F538])&lt;3;1;0)" office:value-type="float" office:value="0" calcext:value-type="float">
            <text:p>0</text:p>
          </table:table-cell>
          <table:table-cell office:value-type="float" office:value="292.340000000007" calcext:value-type="float">
            <text:p>292.340000000007</text:p>
          </table:table-cell>
          <table:table-cell office:value-type="float" office:value="276.240000000014" calcext:value-type="float">
            <text:p>276.24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9]-[.F539])&lt;3;1;0)" office:value-type="float" office:value="0" calcext:value-type="float">
            <text:p>0</text:p>
          </table:table-cell>
          <table:table-cell table:formula="of:=IF(ABS([.E539]-[.F539])&lt;3;1;0)" office:value-type="float" office:value="0" calcext:value-type="float">
            <text:p>0</text:p>
          </table:table-cell>
          <table:table-cell office:value-type="float" office:value="301.080000000006" calcext:value-type="float">
            <text:p>301.080000000006</text:p>
          </table:table-cell>
          <table:table-cell office:value-type="float" office:value="283.080000000014" calcext:value-type="float">
            <text:p>283.08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0]-[.F540])&lt;3;1;0)" office:value-type="float" office:value="0" calcext:value-type="float">
            <text:p>0</text:p>
          </table:table-cell>
          <table:table-cell table:formula="of:=IF(ABS([.E540]-[.F540])&lt;3;1;0)" office:value-type="float" office:value="0" calcext:value-type="float">
            <text:p>0</text:p>
          </table:table-cell>
          <table:table-cell office:value-type="float" office:value="307.920000000006" calcext:value-type="float">
            <text:p>307.920000000006</text:p>
          </table:table-cell>
          <table:table-cell office:value-type="float" office:value="289.920000000014" calcext:value-type="float">
            <text:p>289.92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1]-[.F541])&lt;3;1;0)" office:value-type="float" office:value="0" calcext:value-type="float">
            <text:p>0</text:p>
          </table:table-cell>
          <table:table-cell table:formula="of:=IF(ABS([.E541]-[.F541])&lt;3;1;0)" office:value-type="float" office:value="0" calcext:value-type="float">
            <text:p>0</text:p>
          </table:table-cell>
          <table:table-cell office:value-type="float" office:value="314.760000000007" calcext:value-type="float">
            <text:p>314.760000000007</text:p>
          </table:table-cell>
          <table:table-cell office:value-type="float" office:value="296.760000000014" calcext:value-type="float">
            <text:p>296.76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2]-[.F542])&lt;3;1;0)" office:value-type="float" office:value="0" calcext:value-type="float">
            <text:p>0</text:p>
          </table:table-cell>
          <table:table-cell table:formula="of:=IF(ABS([.E542]-[.F542])&lt;3;1;0)" office:value-type="float" office:value="0" calcext:value-type="float">
            <text:p>0</text:p>
          </table:table-cell>
          <table:table-cell office:value-type="float" office:value="321.600000000007" calcext:value-type="float">
            <text:p>321.600000000007</text:p>
          </table:table-cell>
          <table:table-cell office:value-type="float" office:value="303.600000000014" calcext:value-type="float">
            <text:p>303.60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3]-[.F543])&lt;3;1;0)" office:value-type="float" office:value="0" calcext:value-type="float">
            <text:p>0</text:p>
          </table:table-cell>
          <table:table-cell table:formula="of:=IF(ABS([.E543]-[.F543])&lt;3;1;0)" office:value-type="float" office:value="0" calcext:value-type="float">
            <text:p>0</text:p>
          </table:table-cell>
          <table:table-cell office:value-type="float" office:value="328.440000000007" calcext:value-type="float">
            <text:p>328.440000000007</text:p>
          </table:table-cell>
          <table:table-cell office:value-type="float" office:value="310.440000000015" calcext:value-type="float">
            <text:p>310.4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4]-[.F544])&lt;3;1;0)" office:value-type="float" office:value="0" calcext:value-type="float">
            <text:p>0</text:p>
          </table:table-cell>
          <table:table-cell table:formula="of:=IF(ABS([.E544]-[.F544])&lt;3;1;0)" office:value-type="float" office:value="0" calcext:value-type="float">
            <text:p>0</text:p>
          </table:table-cell>
          <table:table-cell office:value-type="float" office:value="335.280000000007" calcext:value-type="float">
            <text:p>335.280000000007</text:p>
          </table:table-cell>
          <table:table-cell office:value-type="float" office:value="317.280000000015" calcext:value-type="float">
            <text:p>317.2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5]-[.F545])&lt;3;1;0)" office:value-type="float" office:value="0" calcext:value-type="float">
            <text:p>0</text:p>
          </table:table-cell>
          <table:table-cell table:formula="of:=IF(ABS([.E545]-[.F545])&lt;3;1;0)" office:value-type="float" office:value="0" calcext:value-type="float">
            <text:p>0</text:p>
          </table:table-cell>
          <table:table-cell office:value-type="float" office:value="342.120000000007" calcext:value-type="float">
            <text:p>342.120000000007</text:p>
          </table:table-cell>
          <table:table-cell office:value-type="float" office:value="324.120000000015" calcext:value-type="float">
            <text:p>324.1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6]-[.F546])&lt;3;1;0)" office:value-type="float" office:value="0" calcext:value-type="float">
            <text:p>0</text:p>
          </table:table-cell>
          <table:table-cell table:formula="of:=IF(ABS([.E546]-[.F546])&lt;3;1;0)" office:value-type="float" office:value="0" calcext:value-type="float">
            <text:p>0</text:p>
          </table:table-cell>
          <table:table-cell office:value-type="float" office:value="348.960000000007" calcext:value-type="float">
            <text:p>348.960000000007</text:p>
          </table:table-cell>
          <table:table-cell office:value-type="float" office:value="330.960000000015" calcext:value-type="float">
            <text:p>330.96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7]-[.F547])&lt;3;1;0)" office:value-type="float" office:value="0" calcext:value-type="float">
            <text:p>0</text:p>
          </table:table-cell>
          <table:table-cell table:formula="of:=IF(ABS([.E547]-[.F547])&lt;3;1;0)" office:value-type="float" office:value="0" calcext:value-type="float">
            <text:p>0</text:p>
          </table:table-cell>
          <table:table-cell office:value-type="float" office:value="355.800000000007" calcext:value-type="float">
            <text:p>355.800000000007</text:p>
          </table:table-cell>
          <table:table-cell office:value-type="float" office:value="337.800000000015" calcext:value-type="float">
            <text:p>337.8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8]-[.F548])&lt;3;1;0)" office:value-type="float" office:value="0" calcext:value-type="float">
            <text:p>0</text:p>
          </table:table-cell>
          <table:table-cell table:formula="of:=IF(ABS([.E548]-[.F548])&lt;3;1;0)" office:value-type="float" office:value="0" calcext:value-type="float">
            <text:p>0</text:p>
          </table:table-cell>
          <table:table-cell office:value-type="float" office:value="2.6400000000076" calcext:value-type="float">
            <text:p>2.6400000000076</text:p>
          </table:table-cell>
          <table:table-cell office:value-type="float" office:value="344.640000000015" calcext:value-type="float">
            <text:p>344.6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9]-[.F549])&lt;3;1;0)" office:value-type="float" office:value="0" calcext:value-type="float">
            <text:p>0</text:p>
          </table:table-cell>
          <table:table-cell table:formula="of:=IF(ABS([.E549]-[.F549])&lt;3;1;0)" office:value-type="float" office:value="0" calcext:value-type="float">
            <text:p>0</text:p>
          </table:table-cell>
          <table:table-cell office:value-type="float" office:value="9.48000000000775" calcext:value-type="float">
            <text:p>9.48000000000775</text:p>
          </table:table-cell>
          <table:table-cell office:value-type="float" office:value="351.480000000016" calcext:value-type="float">
            <text:p>351.48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0]-[.F550])&lt;3;1;0)" office:value-type="float" office:value="0" calcext:value-type="float">
            <text:p>0</text:p>
          </table:table-cell>
          <table:table-cell table:formula="of:=IF(ABS([.E550]-[.F550])&lt;3;1;0)" office:value-type="float" office:value="0" calcext:value-type="float">
            <text:p>0</text:p>
          </table:table-cell>
          <table:table-cell office:value-type="float" office:value="16.3200000000079" calcext:value-type="float">
            <text:p>16.3200000000079</text:p>
          </table:table-cell>
          <table:table-cell office:value-type="float" office:value="358.320000000016" calcext:value-type="float">
            <text:p>358.32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1]-[.F551])&lt;3;1;0)" office:value-type="float" office:value="0" calcext:value-type="float">
            <text:p>0</text:p>
          </table:table-cell>
          <table:table-cell table:formula="of:=IF(ABS([.E551]-[.F551])&lt;3;1;0)" office:value-type="float" office:value="0" calcext:value-type="float">
            <text:p>0</text:p>
          </table:table-cell>
          <table:table-cell office:value-type="float" office:value="23.160000000008" calcext:value-type="float">
            <text:p>23.160000000008</text:p>
          </table:table-cell>
          <table:table-cell office:value-type="float" office:value="5.16000000001577" calcext:value-type="float">
            <text:p>5.160000000015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2]-[.F552])&lt;3;1;0)" office:value-type="float" office:value="0" calcext:value-type="float">
            <text:p>0</text:p>
          </table:table-cell>
          <table:table-cell table:formula="of:=IF(ABS([.E552]-[.F552])&lt;3;1;0)" office:value-type="float" office:value="0" calcext:value-type="float">
            <text:p>0</text:p>
          </table:table-cell>
          <table:table-cell office:value-type="float" office:value="30.0000000000082" calcext:value-type="float">
            <text:p>30.0000000000082</text:p>
          </table:table-cell>
          <table:table-cell office:value-type="float" office:value="12.0000000000159" calcext:value-type="float">
            <text:p>12.000000000015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3]-[.F553])&lt;3;1;0)" office:value-type="float" office:value="0" calcext:value-type="float">
            <text:p>0</text:p>
          </table:table-cell>
          <table:table-cell table:formula="of:=IF(ABS([.E553]-[.F553])&lt;3;1;0)" office:value-type="float" office:value="0" calcext:value-type="float">
            <text:p>0</text:p>
          </table:table-cell>
          <table:table-cell office:value-type="float" office:value="36.8400000000083" calcext:value-type="float">
            <text:p>36.8400000000083</text:p>
          </table:table-cell>
          <table:table-cell office:value-type="float" office:value="18.8400000000161" calcext:value-type="float">
            <text:p>18.840000000016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4]-[.F554])&lt;3;1;0)" office:value-type="float" office:value="0" calcext:value-type="float">
            <text:p>0</text:p>
          </table:table-cell>
          <table:table-cell table:formula="of:=IF(ABS([.E554]-[.F554])&lt;3;1;0)" office:value-type="float" office:value="0" calcext:value-type="float">
            <text:p>0</text:p>
          </table:table-cell>
          <table:table-cell office:value-type="float" office:value="43.6800000000085" calcext:value-type="float">
            <text:p>43.6800000000085</text:p>
          </table:table-cell>
          <table:table-cell office:value-type="float" office:value="25.6800000000162" calcext:value-type="float">
            <text:p>25.680000000016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5]-[.F555])&lt;3;1;0)" office:value-type="float" office:value="0" calcext:value-type="float">
            <text:p>0</text:p>
          </table:table-cell>
          <table:table-cell table:formula="of:=IF(ABS([.E555]-[.F555])&lt;3;1;0)" office:value-type="float" office:value="0" calcext:value-type="float">
            <text:p>0</text:p>
          </table:table-cell>
          <table:table-cell office:value-type="float" office:value="50.5200000000086" calcext:value-type="float">
            <text:p>50.5200000000086</text:p>
          </table:table-cell>
          <table:table-cell office:value-type="float" office:value="32.5200000000164" calcext:value-type="float">
            <text:p>32.520000000016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6]-[.F556])&lt;3;1;0)" office:value-type="float" office:value="0" calcext:value-type="float">
            <text:p>0</text:p>
          </table:table-cell>
          <table:table-cell table:formula="of:=IF(ABS([.E556]-[.F556])&lt;3;1;0)" office:value-type="float" office:value="0" calcext:value-type="float">
            <text:p>0</text:p>
          </table:table-cell>
          <table:table-cell office:value-type="float" office:value="57.3600000000088" calcext:value-type="float">
            <text:p>57.3600000000088</text:p>
          </table:table-cell>
          <table:table-cell office:value-type="float" office:value="39.3600000000165" calcext:value-type="float">
            <text:p>39.360000000016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7]-[.F557])&lt;3;1;0)" office:value-type="float" office:value="0" calcext:value-type="float">
            <text:p>0</text:p>
          </table:table-cell>
          <table:table-cell table:formula="of:=IF(ABS([.E557]-[.F557])&lt;3;1;0)" office:value-type="float" office:value="0" calcext:value-type="float">
            <text:p>0</text:p>
          </table:table-cell>
          <table:table-cell office:value-type="float" office:value="64.2000000000089" calcext:value-type="float">
            <text:p>64.2000000000089</text:p>
          </table:table-cell>
          <table:table-cell office:value-type="float" office:value="46.2000000000166" calcext:value-type="float">
            <text:p>46.200000000016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8]-[.F558])&lt;3;1;0)" office:value-type="float" office:value="0" calcext:value-type="float">
            <text:p>0</text:p>
          </table:table-cell>
          <table:table-cell table:formula="of:=IF(ABS([.E558]-[.F558])&lt;3;1;0)" office:value-type="float" office:value="0" calcext:value-type="float">
            <text:p>0</text:p>
          </table:table-cell>
          <table:table-cell office:value-type="float" office:value="71.0400000000091" calcext:value-type="float">
            <text:p>71.0400000000091</text:p>
          </table:table-cell>
          <table:table-cell office:value-type="float" office:value="53.0400000000168" calcext:value-type="float">
            <text:p>53.040000000016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9]-[.F559])&lt;3;1;0)" office:value-type="float" office:value="0" calcext:value-type="float">
            <text:p>0</text:p>
          </table:table-cell>
          <table:table-cell table:formula="of:=IF(ABS([.E559]-[.F559])&lt;3;1;0)" office:value-type="float" office:value="0" calcext:value-type="float">
            <text:p>0</text:p>
          </table:table-cell>
          <table:table-cell office:value-type="float" office:value="77.8800000000092" calcext:value-type="float">
            <text:p>77.8800000000092</text:p>
          </table:table-cell>
          <table:table-cell office:value-type="float" office:value="59.8800000000169" calcext:value-type="float">
            <text:p>59.880000000016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0]-[.F560])&lt;3;1;0)" office:value-type="float" office:value="0" calcext:value-type="float">
            <text:p>0</text:p>
          </table:table-cell>
          <table:table-cell table:formula="of:=IF(ABS([.E560]-[.F560])&lt;3;1;0)" office:value-type="float" office:value="0" calcext:value-type="float">
            <text:p>0</text:p>
          </table:table-cell>
          <table:table-cell office:value-type="float" office:value="84.7200000000094" calcext:value-type="float">
            <text:p>84.7200000000094</text:p>
          </table:table-cell>
          <table:table-cell office:value-type="float" office:value="66.7200000000171" calcext:value-type="float">
            <text:p>66.720000000017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1]-[.F561])&lt;3;1;0)" office:value-type="float" office:value="0" calcext:value-type="float">
            <text:p>0</text:p>
          </table:table-cell>
          <table:table-cell table:formula="of:=IF(ABS([.E561]-[.F561])&lt;3;1;0)" office:value-type="float" office:value="0" calcext:value-type="float">
            <text:p>0</text:p>
          </table:table-cell>
          <table:table-cell office:value-type="float" office:value="91.5600000000095" calcext:value-type="float">
            <text:p>91.5600000000095</text:p>
          </table:table-cell>
          <table:table-cell office:value-type="float" office:value="73.5600000000172" calcext:value-type="float">
            <text:p>73.560000000017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2]-[.F562])&lt;3;1;0)" office:value-type="float" office:value="0" calcext:value-type="float">
            <text:p>0</text:p>
          </table:table-cell>
          <table:table-cell table:formula="of:=IF(ABS([.E562]-[.F562])&lt;3;1;0)" office:value-type="float" office:value="0" calcext:value-type="float">
            <text:p>0</text:p>
          </table:table-cell>
          <table:table-cell office:value-type="float" office:value="98.4000000000096" calcext:value-type="float">
            <text:p>98.4000000000096</text:p>
          </table:table-cell>
          <table:table-cell office:value-type="float" office:value="80.4000000000174" calcext:value-type="float">
            <text:p>80.400000000017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3]-[.F563])&lt;3;1;0)" office:value-type="float" office:value="0" calcext:value-type="float">
            <text:p>0</text:p>
          </table:table-cell>
          <table:table-cell table:formula="of:=IF(ABS([.E563]-[.F563])&lt;3;1;0)" office:value-type="float" office:value="0" calcext:value-type="float">
            <text:p>0</text:p>
          </table:table-cell>
          <table:table-cell office:value-type="float" office:value="105.24000000001" calcext:value-type="float">
            <text:p>105.24000000001</text:p>
          </table:table-cell>
          <table:table-cell office:value-type="float" office:value="87.2400000000175" calcext:value-type="float">
            <text:p>87.240000000017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4]-[.F564])&lt;3;1;0)" office:value-type="float" office:value="0" calcext:value-type="float">
            <text:p>0</text:p>
          </table:table-cell>
          <table:table-cell table:formula="of:=IF(ABS([.E564]-[.F564])&lt;3;1;0)" office:value-type="float" office:value="0" calcext:value-type="float">
            <text:p>0</text:p>
          </table:table-cell>
          <table:table-cell office:value-type="float" office:value="112.08000000001" calcext:value-type="float">
            <text:p>112.08000000001</text:p>
          </table:table-cell>
          <table:table-cell office:value-type="float" office:value="94.0800000000177" calcext:value-type="float">
            <text:p>94.08000000001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5]-[.F565])&lt;3;1;0)" office:value-type="float" office:value="0" calcext:value-type="float">
            <text:p>0</text:p>
          </table:table-cell>
          <table:table-cell table:formula="of:=IF(ABS([.E565]-[.F565])&lt;3;1;0)" office:value-type="float" office:value="0" calcext:value-type="float">
            <text:p>0</text:p>
          </table:table-cell>
          <table:table-cell office:value-type="float" office:value="118.92000000001" calcext:value-type="float">
            <text:p>118.92000000001</text:p>
          </table:table-cell>
          <table:table-cell office:value-type="float" office:value="100.920000000018" calcext:value-type="float">
            <text:p>100.92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6]-[.F566])&lt;3;1;0)" office:value-type="float" office:value="0" calcext:value-type="float">
            <text:p>0</text:p>
          </table:table-cell>
          <table:table-cell table:formula="of:=IF(ABS([.E566]-[.F566])&lt;3;1;0)" office:value-type="float" office:value="0" calcext:value-type="float">
            <text:p>0</text:p>
          </table:table-cell>
          <table:table-cell office:value-type="float" office:value="125.76000000001" calcext:value-type="float">
            <text:p>125.76000000001</text:p>
          </table:table-cell>
          <table:table-cell office:value-type="float" office:value="107.760000000018" calcext:value-type="float">
            <text:p>107.76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7]-[.F567])&lt;3;1;0)" office:value-type="float" office:value="0" calcext:value-type="float">
            <text:p>0</text:p>
          </table:table-cell>
          <table:table-cell table:formula="of:=IF(ABS([.E567]-[.F567])&lt;3;1;0)" office:value-type="float" office:value="0" calcext:value-type="float">
            <text:p>0</text:p>
          </table:table-cell>
          <table:table-cell office:value-type="float" office:value="132.60000000001" calcext:value-type="float">
            <text:p>132.60000000001</text:p>
          </table:table-cell>
          <table:table-cell office:value-type="float" office:value="114.600000000018" calcext:value-type="float">
            <text:p>114.6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8]-[.F568])&lt;3;1;0)" office:value-type="float" office:value="0" calcext:value-type="float">
            <text:p>0</text:p>
          </table:table-cell>
          <table:table-cell table:formula="of:=IF(ABS([.E568]-[.F568])&lt;3;1;0)" office:value-type="float" office:value="0" calcext:value-type="float">
            <text:p>0</text:p>
          </table:table-cell>
          <table:table-cell office:value-type="float" office:value="139.440000000011" calcext:value-type="float">
            <text:p>139.440000000011</text:p>
          </table:table-cell>
          <table:table-cell office:value-type="float" office:value="121.440000000018" calcext:value-type="float">
            <text:p>121.44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9]-[.F569])&lt;3;1;0)" office:value-type="float" office:value="0" calcext:value-type="float">
            <text:p>0</text:p>
          </table:table-cell>
          <table:table-cell table:formula="of:=IF(ABS([.E569]-[.F569])&lt;3;1;0)" office:value-type="float" office:value="0" calcext:value-type="float">
            <text:p>0</text:p>
          </table:table-cell>
          <table:table-cell office:value-type="float" office:value="146.280000000011" calcext:value-type="float">
            <text:p>146.280000000011</text:p>
          </table:table-cell>
          <table:table-cell office:value-type="float" office:value="130.180000000018" calcext:value-type="float">
            <text:p>130.18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0]-[.F570])&lt;3;1;0)" office:value-type="float" office:value="0" calcext:value-type="float">
            <text:p>0</text:p>
          </table:table-cell>
          <table:table-cell table:formula="of:=IF(ABS([.E570]-[.F570])&lt;3;1;0)" office:value-type="float" office:value="0" calcext:value-type="float">
            <text:p>0</text:p>
          </table:table-cell>
          <table:table-cell office:value-type="float" office:value="153.120000000011" calcext:value-type="float">
            <text:p>153.120000000011</text:p>
          </table:table-cell>
          <table:table-cell office:value-type="float" office:value="138.920000000018" calcext:value-type="float">
            <text:p>138.92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1]-[.F571])&lt;3;1;0)" office:value-type="float" office:value="0" calcext:value-type="float">
            <text:p>0</text:p>
          </table:table-cell>
          <table:table-cell table:formula="of:=IF(ABS([.E571]-[.F571])&lt;3;1;0)" office:value-type="float" office:value="0" calcext:value-type="float">
            <text:p>0</text:p>
          </table:table-cell>
          <table:table-cell office:value-type="float" office:value="159.960000000011" calcext:value-type="float">
            <text:p>159.960000000011</text:p>
          </table:table-cell>
          <table:table-cell office:value-type="float" office:value="147.660000000018" calcext:value-type="float">
            <text:p>147.66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2]-[.F572])&lt;3;1;0)" office:value-type="float" office:value="0" calcext:value-type="float">
            <text:p>0</text:p>
          </table:table-cell>
          <table:table-cell table:formula="of:=IF(ABS([.E572]-[.F572])&lt;3;1;0)" office:value-type="float" office:value="0" calcext:value-type="float">
            <text:p>0</text:p>
          </table:table-cell>
          <table:table-cell office:value-type="float" office:value="166.800000000011" calcext:value-type="float">
            <text:p>166.800000000011</text:p>
          </table:table-cell>
          <table:table-cell office:value-type="float" office:value="156.400000000018" calcext:value-type="float">
            <text:p>156.4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3]-[.F573])&lt;3;1;0)" office:value-type="float" office:value="0" calcext:value-type="float">
            <text:p>0</text:p>
          </table:table-cell>
          <table:table-cell table:formula="of:=IF(ABS([.E573]-[.F573])&lt;3;1;0)" office:value-type="float" office:value="0" calcext:value-type="float">
            <text:p>0</text:p>
          </table:table-cell>
          <table:table-cell office:value-type="float" office:value="173.640000000011" calcext:value-type="float">
            <text:p>173.640000000011</text:p>
          </table:table-cell>
          <table:table-cell office:value-type="float" office:value="165.140000000018" calcext:value-type="float">
            <text:p>165.14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4]-[.F574])&lt;3;1;0)" office:value-type="float" office:value="0" calcext:value-type="float">
            <text:p>0</text:p>
          </table:table-cell>
          <table:table-cell table:formula="of:=IF(ABS([.E574]-[.F574])&lt;3;1;0)" office:value-type="float" office:value="0" calcext:value-type="float">
            <text:p>0</text:p>
          </table:table-cell>
          <table:table-cell office:value-type="float" office:value="180.480000000011" calcext:value-type="float">
            <text:p>180.480000000011</text:p>
          </table:table-cell>
          <table:table-cell office:value-type="float" office:value="173.880000000017" calcext:value-type="float">
            <text:p>173.88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5]-[.F575])&lt;3;1;0)" office:value-type="float" office:value="0" calcext:value-type="float">
            <text:p>0</text:p>
          </table:table-cell>
          <table:table-cell table:formula="of:=IF(ABS([.E575]-[.F575])&lt;3;1;0)" office:value-type="float" office:value="0" calcext:value-type="float">
            <text:p>0</text:p>
          </table:table-cell>
          <table:table-cell office:value-type="float" office:value="187.320000000012" calcext:value-type="float">
            <text:p>187.320000000012</text:p>
          </table:table-cell>
          <table:table-cell office:value-type="float" office:value="182.620000000017" calcext:value-type="float">
            <text:p>182.62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6]-[.F576])&lt;3;1;0)" office:value-type="float" office:value="1" calcext:value-type="float">
            <text:p>1</text:p>
          </table:table-cell>
          <table:table-cell table:formula="of:=IF(ABS([.E576]-[.F576])&lt;3;1;0)" office:value-type="float" office:value="1" calcext:value-type="float">
            <text:p>1</text:p>
          </table:table-cell>
          <table:table-cell office:value-type="float" office:value="194.160000000012" calcext:value-type="float">
            <text:p>194.160000000012</text:p>
          </table:table-cell>
          <table:table-cell office:value-type="float" office:value="191.360000000017" calcext:value-type="float">
            <text:p>191.36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7]-[.F577])&lt;3;1;0)" office:value-type="float" office:value="1" calcext:value-type="float">
            <text:p>1</text:p>
          </table:table-cell>
          <table:table-cell table:formula="of:=IF(ABS([.E577]-[.F577])&lt;3;1;0)" office:value-type="float" office:value="1" calcext:value-type="float">
            <text:p>1</text:p>
          </table:table-cell>
          <table:table-cell office:value-type="float" office:value="201.000000000012" calcext:value-type="float">
            <text:p>201.000000000012</text:p>
          </table:table-cell>
          <table:table-cell office:value-type="float" office:value="200.100000000017" calcext:value-type="float">
            <text:p>200.10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8]-[.F578])&lt;3;1;0)" office:value-type="float" office:value="1" calcext:value-type="float">
            <text:p>1</text:p>
          </table:table-cell>
          <table:table-cell table:formula="of:=IF(ABS([.E578]-[.F578])&lt;3;1;0)" office:value-type="float" office:value="1" calcext:value-type="float">
            <text:p>1</text:p>
          </table:table-cell>
          <table:table-cell office:value-type="float" office:value="207.840000000012" calcext:value-type="float">
            <text:p>207.840000000012</text:p>
          </table:table-cell>
          <table:table-cell office:value-type="float" office:value="208.840000000017" calcext:value-type="float">
            <text:p>208.84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9]-[.F579])&lt;3;1;0)" office:value-type="float" office:value="1" calcext:value-type="float">
            <text:p>1</text:p>
          </table:table-cell>
          <table:table-cell table:formula="of:=IF(ABS([.E579]-[.F579])&lt;3;1;0)" office:value-type="float" office:value="1" calcext:value-type="float">
            <text:p>1</text:p>
          </table:table-cell>
          <table:table-cell office:value-type="float" office:value="214.680000000012" calcext:value-type="float">
            <text:p>214.680000000012</text:p>
          </table:table-cell>
          <table:table-cell office:value-type="float" office:value="217.580000000016" calcext:value-type="float">
            <text:p>217.58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0]-[.F580])&lt;3;1;0)" office:value-type="float" office:value="0" calcext:value-type="float">
            <text:p>0</text:p>
          </table:table-cell>
          <table:table-cell table:formula="of:=IF(ABS([.E580]-[.F580])&lt;3;1;0)" office:value-type="float" office:value="0" calcext:value-type="float">
            <text:p>0</text:p>
          </table:table-cell>
          <table:table-cell office:value-type="float" office:value="221.520000000012" calcext:value-type="float">
            <text:p>221.520000000012</text:p>
          </table:table-cell>
          <table:table-cell office:value-type="float" office:value="226.320000000016" calcext:value-type="float">
            <text:p>226.32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1]-[.F581])&lt;3;1;0)" office:value-type="float" office:value="0" calcext:value-type="float">
            <text:p>0</text:p>
          </table:table-cell>
          <table:table-cell table:formula="of:=IF(ABS([.E581]-[.F581])&lt;3;1;0)" office:value-type="float" office:value="0" calcext:value-type="float">
            <text:p>0</text:p>
          </table:table-cell>
          <table:table-cell office:value-type="float" office:value="228.360000000012" calcext:value-type="float">
            <text:p>228.360000000012</text:p>
          </table:table-cell>
          <table:table-cell office:value-type="float" office:value="235.060000000016" calcext:value-type="float">
            <text:p>235.06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2]-[.F582])&lt;3;1;0)" office:value-type="float" office:value="0" calcext:value-type="float">
            <text:p>0</text:p>
          </table:table-cell>
          <table:table-cell table:formula="of:=IF(ABS([.E582]-[.F582])&lt;3;1;0)" office:value-type="float" office:value="0" calcext:value-type="float">
            <text:p>0</text:p>
          </table:table-cell>
          <table:table-cell office:value-type="float" office:value="235.200000000013" calcext:value-type="float">
            <text:p>235.200000000013</text:p>
          </table:table-cell>
          <table:table-cell office:value-type="float" office:value="243.800000000016" calcext:value-type="float">
            <text:p>243.80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3]-[.F583])&lt;3;1;0)" office:value-type="float" office:value="0" calcext:value-type="float">
            <text:p>0</text:p>
          </table:table-cell>
          <table:table-cell table:formula="of:=IF(ABS([.E583]-[.F583])&lt;3;1;0)" office:value-type="float" office:value="0" calcext:value-type="float">
            <text:p>0</text:p>
          </table:table-cell>
          <table:table-cell office:value-type="float" office:value="242.040000000013" calcext:value-type="float">
            <text:p>242.040000000013</text:p>
          </table:table-cell>
          <table:table-cell office:value-type="float" office:value="252.540000000015" calcext:value-type="float">
            <text:p>252.5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4]-[.F584])&lt;3;1;0)" office:value-type="float" office:value="0" calcext:value-type="float">
            <text:p>0</text:p>
          </table:table-cell>
          <table:table-cell table:formula="of:=IF(ABS([.E584]-[.F584])&lt;3;1;0)" office:value-type="float" office:value="0" calcext:value-type="float">
            <text:p>0</text:p>
          </table:table-cell>
          <table:table-cell office:value-type="float" office:value="248.880000000013" calcext:value-type="float">
            <text:p>248.880000000013</text:p>
          </table:table-cell>
          <table:table-cell office:value-type="float" office:value="261.280000000015" calcext:value-type="float">
            <text:p>261.2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5]-[.F585])&lt;3;1;0)" office:value-type="float" office:value="0" calcext:value-type="float">
            <text:p>0</text:p>
          </table:table-cell>
          <table:table-cell table:formula="of:=IF(ABS([.E585]-[.F585])&lt;3;1;0)" office:value-type="float" office:value="0" calcext:value-type="float">
            <text:p>0</text:p>
          </table:table-cell>
          <table:table-cell office:value-type="float" office:value="255.720000000013" calcext:value-type="float">
            <text:p>255.720000000013</text:p>
          </table:table-cell>
          <table:table-cell office:value-type="float" office:value="270.020000000015" calcext:value-type="float">
            <text:p>270.0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6]-[.F586])&lt;3;1;0)" office:value-type="float" office:value="0" calcext:value-type="float">
            <text:p>0</text:p>
          </table:table-cell>
          <table:table-cell table:formula="of:=IF(ABS([.E586]-[.F586])&lt;3;1;0)" office:value-type="float" office:value="0" calcext:value-type="float">
            <text:p>0</text:p>
          </table:table-cell>
          <table:table-cell office:value-type="float" office:value="262.560000000013" calcext:value-type="float">
            <text:p>262.560000000013</text:p>
          </table:table-cell>
          <table:table-cell office:value-type="float" office:value="278.760000000015" calcext:value-type="float">
            <text:p>278.76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7]-[.F587])&lt;3;1;0)" office:value-type="float" office:value="0" calcext:value-type="float">
            <text:p>0</text:p>
          </table:table-cell>
          <table:table-cell table:formula="of:=IF(ABS([.E587]-[.F587])&lt;3;1;0)" office:value-type="float" office:value="0" calcext:value-type="float">
            <text:p>0</text:p>
          </table:table-cell>
          <table:table-cell office:value-type="float" office:value="269.400000000013" calcext:value-type="float">
            <text:p>269.400000000013</text:p>
          </table:table-cell>
          <table:table-cell office:value-type="float" office:value="287.500000000015" calcext:value-type="float">
            <text:p>287.5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8]-[.F588])&lt;3;1;0)" office:value-type="float" office:value="0" calcext:value-type="float">
            <text:p>0</text:p>
          </table:table-cell>
          <table:table-cell table:formula="of:=IF(ABS([.E588]-[.F588])&lt;3;1;0)" office:value-type="float" office:value="0" calcext:value-type="float">
            <text:p>0</text:p>
          </table:table-cell>
          <table:table-cell office:value-type="float" office:value="276.240000000013" calcext:value-type="float">
            <text:p>276.240000000013</text:p>
          </table:table-cell>
          <table:table-cell office:value-type="float" office:value="296.240000000014" calcext:value-type="float">
            <text:p>296.24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9]-[.F589])&lt;3;1;0)" office:value-type="float" office:value="0" calcext:value-type="float">
            <text:p>0</text:p>
          </table:table-cell>
          <table:table-cell table:formula="of:=IF(ABS([.E589]-[.F589])&lt;3;1;0)" office:value-type="float" office:value="0" calcext:value-type="float">
            <text:p>0</text:p>
          </table:table-cell>
          <table:table-cell office:value-type="float" office:value="283.080000000014" calcext:value-type="float">
            <text:p>283.080000000014</text:p>
          </table:table-cell>
          <table:table-cell office:value-type="float" office:value="303.080000000015" calcext:value-type="float">
            <text:p>303.0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0]-[.F590])&lt;3;1;0)" office:value-type="float" office:value="0" calcext:value-type="float">
            <text:p>0</text:p>
          </table:table-cell>
          <table:table-cell table:formula="of:=IF(ABS([.E590]-[.F590])&lt;3;1;0)" office:value-type="float" office:value="0" calcext:value-type="float">
            <text:p>0</text:p>
          </table:table-cell>
          <table:table-cell office:value-type="float" office:value="289.920000000014" calcext:value-type="float">
            <text:p>289.920000000014</text:p>
          </table:table-cell>
          <table:table-cell office:value-type="float" office:value="309.920000000015" calcext:value-type="float">
            <text:p>309.9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1]-[.F591])&lt;3;1;0)" office:value-type="float" office:value="0" calcext:value-type="float">
            <text:p>0</text:p>
          </table:table-cell>
          <table:table-cell table:formula="of:=IF(ABS([.E591]-[.F591])&lt;3;1;0)" office:value-type="float" office:value="0" calcext:value-type="float">
            <text:p>0</text:p>
          </table:table-cell>
          <table:table-cell office:value-type="float" office:value="296.760000000014" calcext:value-type="float">
            <text:p>296.760000000014</text:p>
          </table:table-cell>
          <table:table-cell office:value-type="float" office:value="316.760000000015" calcext:value-type="float">
            <text:p>316.76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2]-[.F592])&lt;3;1;0)" office:value-type="float" office:value="0" calcext:value-type="float">
            <text:p>0</text:p>
          </table:table-cell>
          <table:table-cell table:formula="of:=IF(ABS([.E592]-[.F592])&lt;3;1;0)" office:value-type="float" office:value="0" calcext:value-type="float">
            <text:p>0</text:p>
          </table:table-cell>
          <table:table-cell office:value-type="float" office:value="303.600000000014" calcext:value-type="float">
            <text:p>303.600000000014</text:p>
          </table:table-cell>
          <table:table-cell office:value-type="float" office:value="323.600000000015" calcext:value-type="float">
            <text:p>323.6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3]-[.F593])&lt;3;1;0)" office:value-type="float" office:value="0" calcext:value-type="float">
            <text:p>0</text:p>
          </table:table-cell>
          <table:table-cell table:formula="of:=IF(ABS([.E593]-[.F593])&lt;3;1;0)" office:value-type="float" office:value="0" calcext:value-type="float">
            <text:p>0</text:p>
          </table:table-cell>
          <table:table-cell office:value-type="float" office:value="310.440000000014" calcext:value-type="float">
            <text:p>310.440000000014</text:p>
          </table:table-cell>
          <table:table-cell office:value-type="float" office:value="330.440000000015" calcext:value-type="float">
            <text:p>330.4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4]-[.F594])&lt;3;1;0)" office:value-type="float" office:value="0" calcext:value-type="float">
            <text:p>0</text:p>
          </table:table-cell>
          <table:table-cell table:formula="of:=IF(ABS([.E594]-[.F594])&lt;3;1;0)" office:value-type="float" office:value="0" calcext:value-type="float">
            <text:p>0</text:p>
          </table:table-cell>
          <table:table-cell office:value-type="float" office:value="317.280000000014" calcext:value-type="float">
            <text:p>317.280000000014</text:p>
          </table:table-cell>
          <table:table-cell office:value-type="float" office:value="337.280000000015" calcext:value-type="float">
            <text:p>337.2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5]-[.F595])&lt;3;1;0)" office:value-type="float" office:value="0" calcext:value-type="float">
            <text:p>0</text:p>
          </table:table-cell>
          <table:table-cell table:formula="of:=IF(ABS([.E595]-[.F595])&lt;3;1;0)" office:value-type="float" office:value="0" calcext:value-type="float">
            <text:p>0</text:p>
          </table:table-cell>
          <table:table-cell office:value-type="float" office:value="324.120000000014" calcext:value-type="float">
            <text:p>324.120000000014</text:p>
          </table:table-cell>
          <table:table-cell office:value-type="float" office:value="344.120000000015" calcext:value-type="float">
            <text:p>344.1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6]-[.F596])&lt;3;1;0)" office:value-type="float" office:value="0" calcext:value-type="float">
            <text:p>0</text:p>
          </table:table-cell>
          <table:table-cell table:formula="of:=IF(ABS([.E596]-[.F596])&lt;3;1;0)" office:value-type="float" office:value="0" calcext:value-type="float">
            <text:p>0</text:p>
          </table:table-cell>
          <table:table-cell office:value-type="float" office:value="330.960000000015" calcext:value-type="float">
            <text:p>330.960000000015</text:p>
          </table:table-cell>
          <table:table-cell office:value-type="float" office:value="350.960000000016" calcext:value-type="float">
            <text:p>350.96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7]-[.F597])&lt;3;1;0)" office:value-type="float" office:value="0" calcext:value-type="float">
            <text:p>0</text:p>
          </table:table-cell>
          <table:table-cell table:formula="of:=IF(ABS([.E597]-[.F597])&lt;3;1;0)" office:value-type="float" office:value="0" calcext:value-type="float">
            <text:p>0</text:p>
          </table:table-cell>
          <table:table-cell office:value-type="float" office:value="337.800000000015" calcext:value-type="float">
            <text:p>337.800000000015</text:p>
          </table:table-cell>
          <table:table-cell office:value-type="float" office:value="357.800000000016" calcext:value-type="float">
            <text:p>357.80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8]-[.F598])&lt;3;1;0)" office:value-type="float" office:value="0" calcext:value-type="float">
            <text:p>0</text:p>
          </table:table-cell>
          <table:table-cell table:formula="of:=IF(ABS([.E598]-[.F598])&lt;3;1;0)" office:value-type="float" office:value="0" calcext:value-type="float">
            <text:p>0</text:p>
          </table:table-cell>
          <table:table-cell office:value-type="float" office:value="344.640000000015" calcext:value-type="float">
            <text:p>344.640000000015</text:p>
          </table:table-cell>
          <table:table-cell office:value-type="float" office:value="4.64000000001579" calcext:value-type="float">
            <text:p>4.6400000000157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9]-[.F599])&lt;3;1;0)" office:value-type="float" office:value="0" calcext:value-type="float">
            <text:p>0</text:p>
          </table:table-cell>
          <table:table-cell table:formula="of:=IF(ABS([.E599]-[.F599])&lt;3;1;0)" office:value-type="float" office:value="0" calcext:value-type="float">
            <text:p>0</text:p>
          </table:table-cell>
          <table:table-cell office:value-type="float" office:value="351.480000000015" calcext:value-type="float">
            <text:p>351.480000000015</text:p>
          </table:table-cell>
          <table:table-cell office:value-type="float" office:value="11.4800000000159" calcext:value-type="float">
            <text:p>11.480000000015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0]-[.F600])&lt;3;1;0)" office:value-type="float" office:value="0" calcext:value-type="float">
            <text:p>0</text:p>
          </table:table-cell>
          <table:table-cell table:formula="of:=IF(ABS([.E600]-[.F600])&lt;3;1;0)" office:value-type="float" office:value="0" calcext:value-type="float">
            <text:p>0</text:p>
          </table:table-cell>
          <table:table-cell office:value-type="float" office:value="358.320000000015" calcext:value-type="float">
            <text:p>358.320000000015</text:p>
          </table:table-cell>
          <table:table-cell office:value-type="float" office:value="18.3200000000161" calcext:value-type="float">
            <text:p>18.320000000016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1]-[.F601])&lt;3;1;0)" office:value-type="float" office:value="0" calcext:value-type="float">
            <text:p>0</text:p>
          </table:table-cell>
          <table:table-cell table:formula="of:=IF(ABS([.E601]-[.F601])&lt;3;1;0)" office:value-type="float" office:value="0" calcext:value-type="float">
            <text:p>0</text:p>
          </table:table-cell>
          <table:table-cell office:value-type="float" office:value="5.16000000001532" calcext:value-type="float">
            <text:p>5.16000000001532</text:p>
          </table:table-cell>
          <table:table-cell office:value-type="float" office:value="25.1600000000162" calcext:value-type="float">
            <text:p>25.160000000016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2]-[.F602])&lt;3;1;0)" office:value-type="float" office:value="0" calcext:value-type="float">
            <text:p>0</text:p>
          </table:table-cell>
          <table:table-cell table:formula="of:=IF(ABS([.E602]-[.F602])&lt;3;1;0)" office:value-type="float" office:value="0" calcext:value-type="float">
            <text:p>0</text:p>
          </table:table-cell>
          <table:table-cell office:value-type="float" office:value="12.0000000000155" calcext:value-type="float">
            <text:p>12.0000000000155</text:p>
          </table:table-cell>
          <table:table-cell office:value-type="float" office:value="32.0000000000164" calcext:value-type="float">
            <text:p>32.000000000016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3]-[.F603])&lt;3;1;0)" office:value-type="float" office:value="0" calcext:value-type="float">
            <text:p>0</text:p>
          </table:table-cell>
          <table:table-cell table:formula="of:=IF(ABS([.E603]-[.F603])&lt;3;1;0)" office:value-type="float" office:value="0" calcext:value-type="float">
            <text:p>0</text:p>
          </table:table-cell>
          <table:table-cell office:value-type="float" office:value="18.8400000000156" calcext:value-type="float">
            <text:p>18.8400000000156</text:p>
          </table:table-cell>
          <table:table-cell office:value-type="float" office:value="38.8400000000165" calcext:value-type="float">
            <text:p>38.840000000016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4]-[.F604])&lt;3;1;0)" office:value-type="float" office:value="0" calcext:value-type="float">
            <text:p>0</text:p>
          </table:table-cell>
          <table:table-cell table:formula="of:=IF(ABS([.E604]-[.F604])&lt;3;1;0)" office:value-type="float" office:value="0" calcext:value-type="float">
            <text:p>0</text:p>
          </table:table-cell>
          <table:table-cell office:value-type="float" office:value="25.6800000000158" calcext:value-type="float">
            <text:p>25.6800000000158</text:p>
          </table:table-cell>
          <table:table-cell office:value-type="float" office:value="45.6800000000167" calcext:value-type="float">
            <text:p>45.680000000016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5]-[.F605])&lt;3;1;0)" office:value-type="float" office:value="0" calcext:value-type="float">
            <text:p>0</text:p>
          </table:table-cell>
          <table:table-cell table:formula="of:=IF(ABS([.E605]-[.F605])&lt;3;1;0)" office:value-type="float" office:value="0" calcext:value-type="float">
            <text:p>0</text:p>
          </table:table-cell>
          <table:table-cell office:value-type="float" office:value="32.5200000000159" calcext:value-type="float">
            <text:p>32.5200000000159</text:p>
          </table:table-cell>
          <table:table-cell office:value-type="float" office:value="52.5200000000168" calcext:value-type="float">
            <text:p>52.520000000016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6]-[.F606])&lt;3;1;0)" office:value-type="float" office:value="0" calcext:value-type="float">
            <text:p>0</text:p>
          </table:table-cell>
          <table:table-cell table:formula="of:=IF(ABS([.E606]-[.F606])&lt;3;1;0)" office:value-type="float" office:value="0" calcext:value-type="float">
            <text:p>0</text:p>
          </table:table-cell>
          <table:table-cell office:value-type="float" office:value="39.360000000016" calcext:value-type="float">
            <text:p>39.360000000016</text:p>
          </table:table-cell>
          <table:table-cell office:value-type="float" office:value="59.360000000017" calcext:value-type="float">
            <text:p>59.36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7]-[.F607])&lt;3;1;0)" office:value-type="float" office:value="0" calcext:value-type="float">
            <text:p>0</text:p>
          </table:table-cell>
          <table:table-cell table:formula="of:=IF(ABS([.E607]-[.F607])&lt;3;1;0)" office:value-type="float" office:value="0" calcext:value-type="float">
            <text:p>0</text:p>
          </table:table-cell>
          <table:table-cell office:value-type="float" office:value="46.2000000000162" calcext:value-type="float">
            <text:p>46.2000000000162</text:p>
          </table:table-cell>
          <table:table-cell office:value-type="float" office:value="66.2000000000171" calcext:value-type="float">
            <text:p>66.200000000017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8]-[.F608])&lt;3;1;0)" office:value-type="float" office:value="0" calcext:value-type="float">
            <text:p>0</text:p>
          </table:table-cell>
          <table:table-cell table:formula="of:=IF(ABS([.E608]-[.F608])&lt;3;1;0)" office:value-type="float" office:value="0" calcext:value-type="float">
            <text:p>0</text:p>
          </table:table-cell>
          <table:table-cell office:value-type="float" office:value="53.0400000000163" calcext:value-type="float">
            <text:p>53.0400000000163</text:p>
          </table:table-cell>
          <table:table-cell office:value-type="float" office:value="73.0400000000172" calcext:value-type="float">
            <text:p>73.040000000017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9]-[.F609])&lt;3;1;0)" office:value-type="float" office:value="0" calcext:value-type="float">
            <text:p>0</text:p>
          </table:table-cell>
          <table:table-cell table:formula="of:=IF(ABS([.E609]-[.F609])&lt;3;1;0)" office:value-type="float" office:value="0" calcext:value-type="float">
            <text:p>0</text:p>
          </table:table-cell>
          <table:table-cell office:value-type="float" office:value="59.8800000000165" calcext:value-type="float">
            <text:p>59.8800000000165</text:p>
          </table:table-cell>
          <table:table-cell office:value-type="float" office:value="79.8800000000174" calcext:value-type="float">
            <text:p>79.880000000017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0]-[.F610])&lt;3;1;0)" office:value-type="float" office:value="0" calcext:value-type="float">
            <text:p>0</text:p>
          </table:table-cell>
          <table:table-cell table:formula="of:=IF(ABS([.E610]-[.F610])&lt;3;1;0)" office:value-type="float" office:value="0" calcext:value-type="float">
            <text:p>0</text:p>
          </table:table-cell>
          <table:table-cell office:value-type="float" office:value="66.7200000000166" calcext:value-type="float">
            <text:p>66.7200000000166</text:p>
          </table:table-cell>
          <table:table-cell office:value-type="float" office:value="86.7200000000175" calcext:value-type="float">
            <text:p>86.720000000017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1]-[.F611])&lt;3;1;0)" office:value-type="float" office:value="0" calcext:value-type="float">
            <text:p>0</text:p>
          </table:table-cell>
          <table:table-cell table:formula="of:=IF(ABS([.E611]-[.F611])&lt;3;1;0)" office:value-type="float" office:value="0" calcext:value-type="float">
            <text:p>0</text:p>
          </table:table-cell>
          <table:table-cell office:value-type="float" office:value="73.5600000000168" calcext:value-type="float">
            <text:p>73.5600000000168</text:p>
          </table:table-cell>
          <table:table-cell office:value-type="float" office:value="93.5600000000177" calcext:value-type="float">
            <text:p>93.56000000001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2]-[.F612])&lt;3;1;0)" office:value-type="float" office:value="0" calcext:value-type="float">
            <text:p>0</text:p>
          </table:table-cell>
          <table:table-cell table:formula="of:=IF(ABS([.E612]-[.F612])&lt;3;1;0)" office:value-type="float" office:value="0" calcext:value-type="float">
            <text:p>0</text:p>
          </table:table-cell>
          <table:table-cell office:value-type="float" office:value="80.4000000000169" calcext:value-type="float">
            <text:p>80.4000000000169</text:p>
          </table:table-cell>
          <table:table-cell office:value-type="float" office:value="100.400000000018" calcext:value-type="float">
            <text:p>100.4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3]-[.F613])&lt;3;1;0)" office:value-type="float" office:value="0" calcext:value-type="float">
            <text:p>0</text:p>
          </table:table-cell>
          <table:table-cell table:formula="of:=IF(ABS([.E613]-[.F613])&lt;3;1;0)" office:value-type="float" office:value="0" calcext:value-type="float">
            <text:p>0</text:p>
          </table:table-cell>
          <table:table-cell office:value-type="float" office:value="87.2400000000171" calcext:value-type="float">
            <text:p>87.2400000000171</text:p>
          </table:table-cell>
          <table:table-cell office:value-type="float" office:value="107.240000000018" calcext:value-type="float">
            <text:p>107.24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4]-[.F614])&lt;3;1;0)" office:value-type="float" office:value="0" calcext:value-type="float">
            <text:p>0</text:p>
          </table:table-cell>
          <table:table-cell table:formula="of:=IF(ABS([.E614]-[.F614])&lt;3;1;0)" office:value-type="float" office:value="0" calcext:value-type="float">
            <text:p>0</text:p>
          </table:table-cell>
          <table:table-cell office:value-type="float" office:value="94.0800000000172" calcext:value-type="float">
            <text:p>94.0800000000172</text:p>
          </table:table-cell>
          <table:table-cell office:value-type="float" office:value="114.080000000018" calcext:value-type="float">
            <text:p>114.08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5]-[.F615])&lt;3;1;0)" office:value-type="float" office:value="0" calcext:value-type="float">
            <text:p>0</text:p>
          </table:table-cell>
          <table:table-cell table:formula="of:=IF(ABS([.E615]-[.F615])&lt;3;1;0)" office:value-type="float" office:value="0" calcext:value-type="float">
            <text:p>0</text:p>
          </table:table-cell>
          <table:table-cell office:value-type="float" office:value="102.820000000017" calcext:value-type="float">
            <text:p>102.820000000017</text:p>
          </table:table-cell>
          <table:table-cell office:value-type="float" office:value="120.920000000018" calcext:value-type="float">
            <text:p>120.92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6]-[.F616])&lt;3;1;0)" office:value-type="float" office:value="0" calcext:value-type="float">
            <text:p>0</text:p>
          </table:table-cell>
          <table:table-cell table:formula="of:=IF(ABS([.E616]-[.F616])&lt;3;1;0)" office:value-type="float" office:value="0" calcext:value-type="float">
            <text:p>0</text:p>
          </table:table-cell>
          <table:table-cell office:value-type="float" office:value="111.560000000017" calcext:value-type="float">
            <text:p>111.560000000017</text:p>
          </table:table-cell>
          <table:table-cell office:value-type="float" office:value="127.760000000018" calcext:value-type="float">
            <text:p>127.76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7]-[.F617])&lt;3;1;0)" office:value-type="float" office:value="0" calcext:value-type="float">
            <text:p>0</text:p>
          </table:table-cell>
          <table:table-cell table:formula="of:=IF(ABS([.E617]-[.F617])&lt;3;1;0)" office:value-type="float" office:value="0" calcext:value-type="float">
            <text:p>0</text:p>
          </table:table-cell>
          <table:table-cell office:value-type="float" office:value="120.300000000017" calcext:value-type="float">
            <text:p>120.300000000017</text:p>
          </table:table-cell>
          <table:table-cell office:value-type="float" office:value="134.600000000019" calcext:value-type="float">
            <text:p>134.6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8]-[.F618])&lt;3;1;0)" office:value-type="float" office:value="0" calcext:value-type="float">
            <text:p>0</text:p>
          </table:table-cell>
          <table:table-cell table:formula="of:=IF(ABS([.E618]-[.F618])&lt;3;1;0)" office:value-type="float" office:value="0" calcext:value-type="float">
            <text:p>0</text:p>
          </table:table-cell>
          <table:table-cell office:value-type="float" office:value="129.040000000016" calcext:value-type="float">
            <text:p>129.040000000016</text:p>
          </table:table-cell>
          <table:table-cell office:value-type="float" office:value="141.440000000019" calcext:value-type="float">
            <text:p>141.44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9]-[.F619])&lt;3;1;0)" office:value-type="float" office:value="0" calcext:value-type="float">
            <text:p>0</text:p>
          </table:table-cell>
          <table:table-cell table:formula="of:=IF(ABS([.E619]-[.F619])&lt;3;1;0)" office:value-type="float" office:value="0" calcext:value-type="float">
            <text:p>0</text:p>
          </table:table-cell>
          <table:table-cell office:value-type="float" office:value="137.780000000016" calcext:value-type="float">
            <text:p>137.780000000016</text:p>
          </table:table-cell>
          <table:table-cell office:value-type="float" office:value="148.280000000019" calcext:value-type="float">
            <text:p>148.28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0]-[.F620])&lt;3;1;0)" office:value-type="float" office:value="0" calcext:value-type="float">
            <text:p>0</text:p>
          </table:table-cell>
          <table:table-cell table:formula="of:=IF(ABS([.E620]-[.F620])&lt;3;1;0)" office:value-type="float" office:value="0" calcext:value-type="float">
            <text:p>0</text:p>
          </table:table-cell>
          <table:table-cell office:value-type="float" office:value="146.520000000016" calcext:value-type="float">
            <text:p>146.520000000016</text:p>
          </table:table-cell>
          <table:table-cell office:value-type="float" office:value="155.120000000019" calcext:value-type="float">
            <text:p>155.12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1]-[.F621])&lt;3;1;0)" office:value-type="float" office:value="0" calcext:value-type="float">
            <text:p>0</text:p>
          </table:table-cell>
          <table:table-cell table:formula="of:=IF(ABS([.E621]-[.F621])&lt;3;1;0)" office:value-type="float" office:value="0" calcext:value-type="float">
            <text:p>0</text:p>
          </table:table-cell>
          <table:table-cell office:value-type="float" office:value="155.260000000016" calcext:value-type="float">
            <text:p>155.260000000016</text:p>
          </table:table-cell>
          <table:table-cell office:value-type="float" office:value="161.960000000019" calcext:value-type="float">
            <text:p>161.96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2]-[.F622])&lt;3;1;0)" office:value-type="float" office:value="0" calcext:value-type="float">
            <text:p>0</text:p>
          </table:table-cell>
          <table:table-cell table:formula="of:=IF(ABS([.E622]-[.F622])&lt;3;1;0)" office:value-type="float" office:value="0" calcext:value-type="float">
            <text:p>0</text:p>
          </table:table-cell>
          <table:table-cell office:value-type="float" office:value="164.000000000015" calcext:value-type="float">
            <text:p>164.000000000015</text:p>
          </table:table-cell>
          <table:table-cell office:value-type="float" office:value="168.800000000019" calcext:value-type="float">
            <text:p>168.8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3]-[.F623])&lt;3;1;0)" office:value-type="float" office:value="1" calcext:value-type="float">
            <text:p>1</text:p>
          </table:table-cell>
          <table:table-cell table:formula="of:=IF(ABS([.E623]-[.F623])&lt;3;1;0)" office:value-type="float" office:value="1" calcext:value-type="float">
            <text:p>1</text:p>
          </table:table-cell>
          <table:table-cell office:value-type="float" office:value="172.740000000015" calcext:value-type="float">
            <text:p>172.740000000015</text:p>
          </table:table-cell>
          <table:table-cell office:value-type="float" office:value="175.640000000019" calcext:value-type="float">
            <text:p>175.64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4]-[.F624])&lt;3;1;0)" office:value-type="float" office:value="1" calcext:value-type="float">
            <text:p>1</text:p>
          </table:table-cell>
          <table:table-cell table:formula="of:=IF(ABS([.E624]-[.F624])&lt;3;1;0)" office:value-type="float" office:value="1" calcext:value-type="float">
            <text:p>1</text:p>
          </table:table-cell>
          <table:table-cell office:value-type="float" office:value="181.480000000015" calcext:value-type="float">
            <text:p>181.480000000015</text:p>
          </table:table-cell>
          <table:table-cell office:value-type="float" office:value="182.48000000002" calcext:value-type="float">
            <text:p>182.48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5]-[.F625])&lt;3;1;0)" office:value-type="float" office:value="1" calcext:value-type="float">
            <text:p>1</text:p>
          </table:table-cell>
          <table:table-cell table:formula="of:=IF(ABS([.E625]-[.F625])&lt;3;1;0)" office:value-type="float" office:value="1" calcext:value-type="float">
            <text:p>1</text:p>
          </table:table-cell>
          <table:table-cell office:value-type="float" office:value="190.220000000015" calcext:value-type="float">
            <text:p>190.220000000015</text:p>
          </table:table-cell>
          <table:table-cell office:value-type="float" office:value="189.32000000002" calcext:value-type="float">
            <text:p>189.32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6]-[.F626])&lt;3;1;0)" office:value-type="float" office:value="1" calcext:value-type="float">
            <text:p>1</text:p>
          </table:table-cell>
          <table:table-cell table:formula="of:=IF(ABS([.E626]-[.F626])&lt;3;1;0)" office:value-type="float" office:value="1" calcext:value-type="float">
            <text:p>1</text:p>
          </table:table-cell>
          <table:table-cell office:value-type="float" office:value="198.960000000015" calcext:value-type="float">
            <text:p>198.960000000015</text:p>
          </table:table-cell>
          <table:table-cell office:value-type="float" office:value="196.16000000002" calcext:value-type="float">
            <text:p>196.16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7]-[.F627])&lt;3;1;0)" office:value-type="float" office:value="0" calcext:value-type="float">
            <text:p>0</text:p>
          </table:table-cell>
          <table:table-cell table:formula="of:=IF(ABS([.E627]-[.F627])&lt;3;1;0)" office:value-type="float" office:value="0" calcext:value-type="float">
            <text:p>0</text:p>
          </table:table-cell>
          <table:table-cell office:value-type="float" office:value="207.700000000014" calcext:value-type="float">
            <text:p>207.700000000014</text:p>
          </table:table-cell>
          <table:table-cell office:value-type="float" office:value="203.00000000002" calcext:value-type="float">
            <text:p>203.0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8]-[.F628])&lt;3;1;0)" office:value-type="float" office:value="0" calcext:value-type="float">
            <text:p>0</text:p>
          </table:table-cell>
          <table:table-cell table:formula="of:=IF(ABS([.E628]-[.F628])&lt;3;1;0)" office:value-type="float" office:value="0" calcext:value-type="float">
            <text:p>0</text:p>
          </table:table-cell>
          <table:table-cell office:value-type="float" office:value="216.440000000014" calcext:value-type="float">
            <text:p>216.440000000014</text:p>
          </table:table-cell>
          <table:table-cell office:value-type="float" office:value="209.84000000002" calcext:value-type="float">
            <text:p>209.84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9]-[.F629])&lt;3;1;0)" office:value-type="float" office:value="0" calcext:value-type="float">
            <text:p>0</text:p>
          </table:table-cell>
          <table:table-cell table:formula="of:=IF(ABS([.E629]-[.F629])&lt;3;1;0)" office:value-type="float" office:value="0" calcext:value-type="float">
            <text:p>0</text:p>
          </table:table-cell>
          <table:table-cell office:value-type="float" office:value="225.180000000014" calcext:value-type="float">
            <text:p>225.180000000014</text:p>
          </table:table-cell>
          <table:table-cell office:value-type="float" office:value="216.68000000002" calcext:value-type="float">
            <text:p>216.68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0]-[.F630])&lt;3;1;0)" office:value-type="float" office:value="0" calcext:value-type="float">
            <text:p>0</text:p>
          </table:table-cell>
          <table:table-cell table:formula="of:=IF(ABS([.E630]-[.F630])&lt;3;1;0)" office:value-type="float" office:value="0" calcext:value-type="float">
            <text:p>0</text:p>
          </table:table-cell>
          <table:table-cell office:value-type="float" office:value="233.920000000014" calcext:value-type="float">
            <text:p>233.920000000014</text:p>
          </table:table-cell>
          <table:table-cell office:value-type="float" office:value="223.52000000002" calcext:value-type="float">
            <text:p>223.52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1]-[.F631])&lt;3;1;0)" office:value-type="float" office:value="0" calcext:value-type="float">
            <text:p>0</text:p>
          </table:table-cell>
          <table:table-cell table:formula="of:=IF(ABS([.E631]-[.F631])&lt;3;1;0)" office:value-type="float" office:value="0" calcext:value-type="float">
            <text:p>0</text:p>
          </table:table-cell>
          <table:table-cell office:value-type="float" office:value="242.660000000014" calcext:value-type="float">
            <text:p>242.660000000014</text:p>
          </table:table-cell>
          <table:table-cell office:value-type="float" office:value="230.360000000021" calcext:value-type="float">
            <text:p>230.3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2]-[.F632])&lt;3;1;0)" office:value-type="float" office:value="0" calcext:value-type="float">
            <text:p>0</text:p>
          </table:table-cell>
          <table:table-cell table:formula="of:=IF(ABS([.E632]-[.F632])&lt;3;1;0)" office:value-type="float" office:value="0" calcext:value-type="float">
            <text:p>0</text:p>
          </table:table-cell>
          <table:table-cell office:value-type="float" office:value="251.400000000013" calcext:value-type="float">
            <text:p>251.400000000013</text:p>
          </table:table-cell>
          <table:table-cell office:value-type="float" office:value="237.200000000021" calcext:value-type="float">
            <text:p>237.2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3]-[.F633])&lt;3;1;0)" office:value-type="float" office:value="0" calcext:value-type="float">
            <text:p>0</text:p>
          </table:table-cell>
          <table:table-cell table:formula="of:=IF(ABS([.E633]-[.F633])&lt;3;1;0)" office:value-type="float" office:value="0" calcext:value-type="float">
            <text:p>0</text:p>
          </table:table-cell>
          <table:table-cell office:value-type="float" office:value="260.140000000013" calcext:value-type="float">
            <text:p>260.140000000013</text:p>
          </table:table-cell>
          <table:table-cell office:value-type="float" office:value="244.040000000021" calcext:value-type="float">
            <text:p>244.04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4]-[.F634])&lt;3;1;0)" office:value-type="float" office:value="0" calcext:value-type="float">
            <text:p>0</text:p>
          </table:table-cell>
          <table:table-cell table:formula="of:=IF(ABS([.E634]-[.F634])&lt;3;1;0)" office:value-type="float" office:value="0" calcext:value-type="float">
            <text:p>0</text:p>
          </table:table-cell>
          <table:table-cell office:value-type="float" office:value="268.880000000013" calcext:value-type="float">
            <text:p>268.880000000013</text:p>
          </table:table-cell>
          <table:table-cell office:value-type="float" office:value="250.880000000021" calcext:value-type="float">
            <text:p>250.88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5]-[.F635])&lt;3;1;0)" office:value-type="float" office:value="0" calcext:value-type="float">
            <text:p>0</text:p>
          </table:table-cell>
          <table:table-cell table:formula="of:=IF(ABS([.E635]-[.F635])&lt;3;1;0)" office:value-type="float" office:value="0" calcext:value-type="float">
            <text:p>0</text:p>
          </table:table-cell>
          <table:table-cell office:value-type="float" office:value="275.720000000013" calcext:value-type="float">
            <text:p>275.720000000013</text:p>
          </table:table-cell>
          <table:table-cell office:value-type="float" office:value="257.720000000021" calcext:value-type="float">
            <text:p>257.72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6]-[.F636])&lt;3;1;0)" office:value-type="float" office:value="0" calcext:value-type="float">
            <text:p>0</text:p>
          </table:table-cell>
          <table:table-cell table:formula="of:=IF(ABS([.E636]-[.F636])&lt;3;1;0)" office:value-type="float" office:value="0" calcext:value-type="float">
            <text:p>0</text:p>
          </table:table-cell>
          <table:table-cell office:value-type="float" office:value="282.560000000013" calcext:value-type="float">
            <text:p>282.560000000013</text:p>
          </table:table-cell>
          <table:table-cell office:value-type="float" office:value="264.560000000021" calcext:value-type="float">
            <text:p>264.5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7]-[.F637])&lt;3;1;0)" office:value-type="float" office:value="0" calcext:value-type="float">
            <text:p>0</text:p>
          </table:table-cell>
          <table:table-cell table:formula="of:=IF(ABS([.E637]-[.F637])&lt;3;1;0)" office:value-type="float" office:value="0" calcext:value-type="float">
            <text:p>0</text:p>
          </table:table-cell>
          <table:table-cell office:value-type="float" office:value="289.400000000013" calcext:value-type="float">
            <text:p>289.400000000013</text:p>
          </table:table-cell>
          <table:table-cell office:value-type="float" office:value="271.400000000021" calcext:value-type="float">
            <text:p>271.4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8]-[.F638])&lt;3;1;0)" office:value-type="float" office:value="0" calcext:value-type="float">
            <text:p>0</text:p>
          </table:table-cell>
          <table:table-cell table:formula="of:=IF(ABS([.E638]-[.F638])&lt;3;1;0)" office:value-type="float" office:value="0" calcext:value-type="float">
            <text:p>0</text:p>
          </table:table-cell>
          <table:table-cell office:value-type="float" office:value="296.240000000013" calcext:value-type="float">
            <text:p>296.240000000013</text:p>
          </table:table-cell>
          <table:table-cell office:value-type="float" office:value="278.240000000022" calcext:value-type="float">
            <text:p>278.2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9]-[.F639])&lt;3;1;0)" office:value-type="float" office:value="0" calcext:value-type="float">
            <text:p>0</text:p>
          </table:table-cell>
          <table:table-cell table:formula="of:=IF(ABS([.E639]-[.F639])&lt;3;1;0)" office:value-type="float" office:value="0" calcext:value-type="float">
            <text:p>0</text:p>
          </table:table-cell>
          <table:table-cell office:value-type="float" office:value="303.080000000014" calcext:value-type="float">
            <text:p>303.080000000014</text:p>
          </table:table-cell>
          <table:table-cell office:value-type="float" office:value="285.080000000022" calcext:value-type="float">
            <text:p>285.08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0]-[.F640])&lt;3;1;0)" office:value-type="float" office:value="0" calcext:value-type="float">
            <text:p>0</text:p>
          </table:table-cell>
          <table:table-cell table:formula="of:=IF(ABS([.E640]-[.F640])&lt;3;1;0)" office:value-type="float" office:value="0" calcext:value-type="float">
            <text:p>0</text:p>
          </table:table-cell>
          <table:table-cell office:value-type="float" office:value="309.920000000014" calcext:value-type="float">
            <text:p>309.920000000014</text:p>
          </table:table-cell>
          <table:table-cell office:value-type="float" office:value="291.920000000022" calcext:value-type="float">
            <text:p>291.92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1]-[.F641])&lt;3;1;0)" office:value-type="float" office:value="0" calcext:value-type="float">
            <text:p>0</text:p>
          </table:table-cell>
          <table:table-cell table:formula="of:=IF(ABS([.E641]-[.F641])&lt;3;1;0)" office:value-type="float" office:value="0" calcext:value-type="float">
            <text:p>0</text:p>
          </table:table-cell>
          <table:table-cell office:value-type="float" office:value="316.760000000014" calcext:value-type="float">
            <text:p>316.760000000014</text:p>
          </table:table-cell>
          <table:table-cell office:value-type="float" office:value="298.760000000022" calcext:value-type="float">
            <text:p>298.76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2]-[.F642])&lt;3;1;0)" office:value-type="float" office:value="0" calcext:value-type="float">
            <text:p>0</text:p>
          </table:table-cell>
          <table:table-cell table:formula="of:=IF(ABS([.E642]-[.F642])&lt;3;1;0)" office:value-type="float" office:value="0" calcext:value-type="float">
            <text:p>0</text:p>
          </table:table-cell>
          <table:table-cell office:value-type="float" office:value="323.600000000014" calcext:value-type="float">
            <text:p>323.600000000014</text:p>
          </table:table-cell>
          <table:table-cell office:value-type="float" office:value="305.600000000022" calcext:value-type="float">
            <text:p>305.6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3]-[.F643])&lt;3;1;0)" office:value-type="float" office:value="0" calcext:value-type="float">
            <text:p>0</text:p>
          </table:table-cell>
          <table:table-cell table:formula="of:=IF(ABS([.E643]-[.F643])&lt;3;1;0)" office:value-type="float" office:value="0" calcext:value-type="float">
            <text:p>0</text:p>
          </table:table-cell>
          <table:table-cell office:value-type="float" office:value="330.440000000014" calcext:value-type="float">
            <text:p>330.440000000014</text:p>
          </table:table-cell>
          <table:table-cell office:value-type="float" office:value="312.440000000022" calcext:value-type="float">
            <text:p>312.4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4]-[.F644])&lt;3;1;0)" office:value-type="float" office:value="0" calcext:value-type="float">
            <text:p>0</text:p>
          </table:table-cell>
          <table:table-cell table:formula="of:=IF(ABS([.E644]-[.F644])&lt;3;1;0)" office:value-type="float" office:value="0" calcext:value-type="float">
            <text:p>0</text:p>
          </table:table-cell>
          <table:table-cell office:value-type="float" office:value="337.280000000014" calcext:value-type="float">
            <text:p>337.280000000014</text:p>
          </table:table-cell>
          <table:table-cell office:value-type="float" office:value="319.280000000023" calcext:value-type="float">
            <text:p>319.28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5]-[.F645])&lt;3;1;0)" office:value-type="float" office:value="0" calcext:value-type="float">
            <text:p>0</text:p>
          </table:table-cell>
          <table:table-cell table:formula="of:=IF(ABS([.E645]-[.F645])&lt;3;1;0)" office:value-type="float" office:value="0" calcext:value-type="float">
            <text:p>0</text:p>
          </table:table-cell>
          <table:table-cell office:value-type="float" office:value="344.120000000014" calcext:value-type="float">
            <text:p>344.120000000014</text:p>
          </table:table-cell>
          <table:table-cell office:value-type="float" office:value="326.120000000023" calcext:value-type="float">
            <text:p>326.12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6]-[.F646])&lt;3;1;0)" office:value-type="float" office:value="0" calcext:value-type="float">
            <text:p>0</text:p>
          </table:table-cell>
          <table:table-cell table:formula="of:=IF(ABS([.E646]-[.F646])&lt;3;1;0)" office:value-type="float" office:value="0" calcext:value-type="float">
            <text:p>0</text:p>
          </table:table-cell>
          <table:table-cell office:value-type="float" office:value="350.960000000015" calcext:value-type="float">
            <text:p>350.960000000015</text:p>
          </table:table-cell>
          <table:table-cell office:value-type="float" office:value="332.960000000023" calcext:value-type="float">
            <text:p>332.96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7]-[.F647])&lt;3;1;0)" office:value-type="float" office:value="0" calcext:value-type="float">
            <text:p>0</text:p>
          </table:table-cell>
          <table:table-cell table:formula="of:=IF(ABS([.E647]-[.F647])&lt;3;1;0)" office:value-type="float" office:value="0" calcext:value-type="float">
            <text:p>0</text:p>
          </table:table-cell>
          <table:table-cell office:value-type="float" office:value="357.800000000015" calcext:value-type="float">
            <text:p>357.800000000015</text:p>
          </table:table-cell>
          <table:table-cell office:value-type="float" office:value="339.800000000023" calcext:value-type="float">
            <text:p>339.80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8]-[.F648])&lt;3;1;0)" office:value-type="float" office:value="0" calcext:value-type="float">
            <text:p>0</text:p>
          </table:table-cell>
          <table:table-cell table:formula="of:=IF(ABS([.E648]-[.F648])&lt;3;1;0)" office:value-type="float" office:value="0" calcext:value-type="float">
            <text:p>0</text:p>
          </table:table-cell>
          <table:table-cell office:value-type="float" office:value="4.64000000001488" calcext:value-type="float">
            <text:p>4.64000000001488</text:p>
          </table:table-cell>
          <table:table-cell office:value-type="float" office:value="346.640000000023" calcext:value-type="float">
            <text:p>346.64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9]-[.F649])&lt;3;1;0)" office:value-type="float" office:value="0" calcext:value-type="float">
            <text:p>0</text:p>
          </table:table-cell>
          <table:table-cell table:formula="of:=IF(ABS([.E649]-[.F649])&lt;3;1;0)" office:value-type="float" office:value="0" calcext:value-type="float">
            <text:p>0</text:p>
          </table:table-cell>
          <table:table-cell office:value-type="float" office:value="11.480000000015" calcext:value-type="float">
            <text:p>11.480000000015</text:p>
          </table:table-cell>
          <table:table-cell office:value-type="float" office:value="353.480000000023" calcext:value-type="float">
            <text:p>353.48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0]-[.F650])&lt;3;1;0)" office:value-type="float" office:value="0" calcext:value-type="float">
            <text:p>0</text:p>
          </table:table-cell>
          <table:table-cell table:formula="of:=IF(ABS([.E650]-[.F650])&lt;3;1;0)" office:value-type="float" office:value="0" calcext:value-type="float">
            <text:p>0</text:p>
          </table:table-cell>
          <table:table-cell office:value-type="float" office:value="18.3200000000152" calcext:value-type="float">
            <text:p>18.3200000000152</text:p>
          </table:table-cell>
          <table:table-cell office:value-type="float" office:value="0.320000000023356" calcext:value-type="float">
            <text:p>0.32000000002335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1]-[.F651])&lt;3;1;0)" office:value-type="float" office:value="0" calcext:value-type="float">
            <text:p>0</text:p>
          </table:table-cell>
          <table:table-cell table:formula="of:=IF(ABS([.E651]-[.F651])&lt;3;1;0)" office:value-type="float" office:value="0" calcext:value-type="float">
            <text:p>0</text:p>
          </table:table-cell>
          <table:table-cell office:value-type="float" office:value="25.1600000000153" calcext:value-type="float">
            <text:p>25.1600000000153</text:p>
          </table:table-cell>
          <table:table-cell office:value-type="float" office:value="7.1600000000235" calcext:value-type="float">
            <text:p>7.160000000023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2]-[.F652])&lt;3;1;0)" office:value-type="float" office:value="0" calcext:value-type="float">
            <text:p>0</text:p>
          </table:table-cell>
          <table:table-cell table:formula="of:=IF(ABS([.E652]-[.F652])&lt;3;1;0)" office:value-type="float" office:value="0" calcext:value-type="float">
            <text:p>0</text:p>
          </table:table-cell>
          <table:table-cell office:value-type="float" office:value="32.0000000000155" calcext:value-type="float">
            <text:p>32.0000000000155</text:p>
          </table:table-cell>
          <table:table-cell office:value-type="float" office:value="14.0000000000236" calcext:value-type="float">
            <text:p>14.00000000002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3]-[.F653])&lt;3;1;0)" office:value-type="float" office:value="0" calcext:value-type="float">
            <text:p>0</text:p>
          </table:table-cell>
          <table:table-cell table:formula="of:=IF(ABS([.E653]-[.F653])&lt;3;1;0)" office:value-type="float" office:value="0" calcext:value-type="float">
            <text:p>0</text:p>
          </table:table-cell>
          <table:table-cell office:value-type="float" office:value="38.8400000000156" calcext:value-type="float">
            <text:p>38.8400000000156</text:p>
          </table:table-cell>
          <table:table-cell office:value-type="float" office:value="20.8400000000238" calcext:value-type="float">
            <text:p>20.84000000002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4]-[.F654])&lt;3;1;0)" office:value-type="float" office:value="0" calcext:value-type="float">
            <text:p>0</text:p>
          </table:table-cell>
          <table:table-cell table:formula="of:=IF(ABS([.E654]-[.F654])&lt;3;1;0)" office:value-type="float" office:value="0" calcext:value-type="float">
            <text:p>0</text:p>
          </table:table-cell>
          <table:table-cell office:value-type="float" office:value="45.6800000000158" calcext:value-type="float">
            <text:p>45.6800000000158</text:p>
          </table:table-cell>
          <table:table-cell office:value-type="float" office:value="27.6800000000239" calcext:value-type="float">
            <text:p>27.68000000002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5]-[.F655])&lt;3;1;0)" office:value-type="float" office:value="0" calcext:value-type="float">
            <text:p>0</text:p>
          </table:table-cell>
          <table:table-cell table:formula="of:=IF(ABS([.E655]-[.F655])&lt;3;1;0)" office:value-type="float" office:value="0" calcext:value-type="float">
            <text:p>0</text:p>
          </table:table-cell>
          <table:table-cell office:value-type="float" office:value="52.5200000000159" calcext:value-type="float">
            <text:p>52.5200000000159</text:p>
          </table:table-cell>
          <table:table-cell office:value-type="float" office:value="34.5200000000241" calcext:value-type="float">
            <text:p>34.52000000002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6]-[.F656])&lt;3;1;0)" office:value-type="float" office:value="0" calcext:value-type="float">
            <text:p>0</text:p>
          </table:table-cell>
          <table:table-cell table:formula="of:=IF(ABS([.E656]-[.F656])&lt;3;1;0)" office:value-type="float" office:value="0" calcext:value-type="float">
            <text:p>0</text:p>
          </table:table-cell>
          <table:table-cell office:value-type="float" office:value="59.360000000016" calcext:value-type="float">
            <text:p>59.360000000016</text:p>
          </table:table-cell>
          <table:table-cell office:value-type="float" office:value="41.3600000000242" calcext:value-type="float">
            <text:p>41.36000000002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7]-[.F657])&lt;3;1;0)" office:value-type="float" office:value="0" calcext:value-type="float">
            <text:p>0</text:p>
          </table:table-cell>
          <table:table-cell table:formula="of:=IF(ABS([.E657]-[.F657])&lt;3;1;0)" office:value-type="float" office:value="0" calcext:value-type="float">
            <text:p>0</text:p>
          </table:table-cell>
          <table:table-cell office:value-type="float" office:value="66.2000000000162" calcext:value-type="float">
            <text:p>66.2000000000162</text:p>
          </table:table-cell>
          <table:table-cell office:value-type="float" office:value="48.2000000000244" calcext:value-type="float">
            <text:p>48.20000000002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8]-[.F658])&lt;3;1;0)" office:value-type="float" office:value="0" calcext:value-type="float">
            <text:p>0</text:p>
          </table:table-cell>
          <table:table-cell table:formula="of:=IF(ABS([.E658]-[.F658])&lt;3;1;0)" office:value-type="float" office:value="0" calcext:value-type="float">
            <text:p>0</text:p>
          </table:table-cell>
          <table:table-cell office:value-type="float" office:value="73.0400000000163" calcext:value-type="float">
            <text:p>73.0400000000163</text:p>
          </table:table-cell>
          <table:table-cell office:value-type="float" office:value="55.0400000000245" calcext:value-type="float">
            <text:p>55.04000000002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9]-[.F659])&lt;3;1;0)" office:value-type="float" office:value="0" calcext:value-type="float">
            <text:p>0</text:p>
          </table:table-cell>
          <table:table-cell table:formula="of:=IF(ABS([.E659]-[.F659])&lt;3;1;0)" office:value-type="float" office:value="0" calcext:value-type="float">
            <text:p>0</text:p>
          </table:table-cell>
          <table:table-cell office:value-type="float" office:value="79.8800000000165" calcext:value-type="float">
            <text:p>79.8800000000165</text:p>
          </table:table-cell>
          <table:table-cell office:value-type="float" office:value="61.8800000000247" calcext:value-type="float">
            <text:p>61.88000000002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0]-[.F660])&lt;3;1;0)" office:value-type="float" office:value="0" calcext:value-type="float">
            <text:p>0</text:p>
          </table:table-cell>
          <table:table-cell table:formula="of:=IF(ABS([.E660]-[.F660])&lt;3;1;0)" office:value-type="float" office:value="0" calcext:value-type="float">
            <text:p>0</text:p>
          </table:table-cell>
          <table:table-cell office:value-type="float" office:value="86.7200000000166" calcext:value-type="float">
            <text:p>86.7200000000166</text:p>
          </table:table-cell>
          <table:table-cell office:value-type="float" office:value="68.7200000000248" calcext:value-type="float">
            <text:p>68.720000000024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1]-[.F661])&lt;3;1;0)" office:value-type="float" office:value="0" calcext:value-type="float">
            <text:p>0</text:p>
          </table:table-cell>
          <table:table-cell table:formula="of:=IF(ABS([.E661]-[.F661])&lt;3;1;0)" office:value-type="float" office:value="0" calcext:value-type="float">
            <text:p>0</text:p>
          </table:table-cell>
          <table:table-cell office:value-type="float" office:value="93.5600000000168" calcext:value-type="float">
            <text:p>93.5600000000168</text:p>
          </table:table-cell>
          <table:table-cell office:value-type="float" office:value="75.560000000025" calcext:value-type="float">
            <text:p>75.56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2]-[.F662])&lt;3;1;0)" office:value-type="float" office:value="0" calcext:value-type="float">
            <text:p>0</text:p>
          </table:table-cell>
          <table:table-cell table:formula="of:=IF(ABS([.E662]-[.F662])&lt;3;1;0)" office:value-type="float" office:value="0" calcext:value-type="float">
            <text:p>0</text:p>
          </table:table-cell>
          <table:table-cell office:value-type="float" office:value="100.400000000017" calcext:value-type="float">
            <text:p>100.400000000017</text:p>
          </table:table-cell>
          <table:table-cell office:value-type="float" office:value="82.4000000000251" calcext:value-type="float">
            <text:p>82.400000000025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3]-[.F663])&lt;3;1;0)" office:value-type="float" office:value="0" calcext:value-type="float">
            <text:p>0</text:p>
          </table:table-cell>
          <table:table-cell table:formula="of:=IF(ABS([.E663]-[.F663])&lt;3;1;0)" office:value-type="float" office:value="0" calcext:value-type="float">
            <text:p>0</text:p>
          </table:table-cell>
          <table:table-cell office:value-type="float" office:value="107.240000000017" calcext:value-type="float">
            <text:p>107.240000000017</text:p>
          </table:table-cell>
          <table:table-cell office:value-type="float" office:value="91.1400000000249" calcext:value-type="float">
            <text:p>91.140000000024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4]-[.F664])&lt;3;1;0)" office:value-type="float" office:value="0" calcext:value-type="float">
            <text:p>0</text:p>
          </table:table-cell>
          <table:table-cell table:formula="of:=IF(ABS([.E664]-[.F664])&lt;3;1;0)" office:value-type="float" office:value="0" calcext:value-type="float">
            <text:p>0</text:p>
          </table:table-cell>
          <table:table-cell office:value-type="float" office:value="114.080000000017" calcext:value-type="float">
            <text:p>114.080000000017</text:p>
          </table:table-cell>
          <table:table-cell office:value-type="float" office:value="99.8800000000247" calcext:value-type="float">
            <text:p>99.88000000002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5]-[.F665])&lt;3;1;0)" office:value-type="float" office:value="0" calcext:value-type="float">
            <text:p>0</text:p>
          </table:table-cell>
          <table:table-cell table:formula="of:=IF(ABS([.E665]-[.F665])&lt;3;1;0)" office:value-type="float" office:value="0" calcext:value-type="float">
            <text:p>0</text:p>
          </table:table-cell>
          <table:table-cell office:value-type="float" office:value="120.920000000017" calcext:value-type="float">
            <text:p>120.920000000017</text:p>
          </table:table-cell>
          <table:table-cell office:value-type="float" office:value="108.620000000024" calcext:value-type="float">
            <text:p>108.62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6]-[.F666])&lt;3;1;0)" office:value-type="float" office:value="0" calcext:value-type="float">
            <text:p>0</text:p>
          </table:table-cell>
          <table:table-cell table:formula="of:=IF(ABS([.E666]-[.F666])&lt;3;1;0)" office:value-type="float" office:value="0" calcext:value-type="float">
            <text:p>0</text:p>
          </table:table-cell>
          <table:table-cell office:value-type="float" office:value="127.760000000018" calcext:value-type="float">
            <text:p>127.760000000018</text:p>
          </table:table-cell>
          <table:table-cell office:value-type="float" office:value="117.360000000024" calcext:value-type="float">
            <text:p>117.36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7]-[.F667])&lt;3;1;0)" office:value-type="float" office:value="0" calcext:value-type="float">
            <text:p>0</text:p>
          </table:table-cell>
          <table:table-cell table:formula="of:=IF(ABS([.E667]-[.F667])&lt;3;1;0)" office:value-type="float" office:value="0" calcext:value-type="float">
            <text:p>0</text:p>
          </table:table-cell>
          <table:table-cell office:value-type="float" office:value="134.600000000018" calcext:value-type="float">
            <text:p>134.600000000018</text:p>
          </table:table-cell>
          <table:table-cell office:value-type="float" office:value="126.100000000024" calcext:value-type="float">
            <text:p>126.10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8]-[.F668])&lt;3;1;0)" office:value-type="float" office:value="0" calcext:value-type="float">
            <text:p>0</text:p>
          </table:table-cell>
          <table:table-cell table:formula="of:=IF(ABS([.E668]-[.F668])&lt;3;1;0)" office:value-type="float" office:value="0" calcext:value-type="float">
            <text:p>0</text:p>
          </table:table-cell>
          <table:table-cell office:value-type="float" office:value="141.440000000018" calcext:value-type="float">
            <text:p>141.440000000018</text:p>
          </table:table-cell>
          <table:table-cell office:value-type="float" office:value="134.840000000024" calcext:value-type="float">
            <text:p>134.84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9]-[.F669])&lt;3;1;0)" office:value-type="float" office:value="0" calcext:value-type="float">
            <text:p>0</text:p>
          </table:table-cell>
          <table:table-cell table:formula="of:=IF(ABS([.E669]-[.F669])&lt;3;1;0)" office:value-type="float" office:value="0" calcext:value-type="float">
            <text:p>0</text:p>
          </table:table-cell>
          <table:table-cell office:value-type="float" office:value="148.280000000018" calcext:value-type="float">
            <text:p>148.280000000018</text:p>
          </table:table-cell>
          <table:table-cell office:value-type="float" office:value="143.580000000024" calcext:value-type="float">
            <text:p>143.58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0]-[.F670])&lt;3;1;0)" office:value-type="float" office:value="1" calcext:value-type="float">
            <text:p>1</text:p>
          </table:table-cell>
          <table:table-cell table:formula="of:=IF(ABS([.E670]-[.F670])&lt;3;1;0)" office:value-type="float" office:value="1" calcext:value-type="float">
            <text:p>1</text:p>
          </table:table-cell>
          <table:table-cell office:value-type="float" office:value="155.120000000018" calcext:value-type="float">
            <text:p>155.120000000018</text:p>
          </table:table-cell>
          <table:table-cell office:value-type="float" office:value="152.320000000023" calcext:value-type="float">
            <text:p>152.32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1]-[.F671])&lt;3;1;0)" office:value-type="float" office:value="1" calcext:value-type="float">
            <text:p>1</text:p>
          </table:table-cell>
          <table:table-cell table:formula="of:=IF(ABS([.E671]-[.F671])&lt;3;1;0)" office:value-type="float" office:value="1" calcext:value-type="float">
            <text:p>1</text:p>
          </table:table-cell>
          <table:table-cell office:value-type="float" office:value="161.960000000018" calcext:value-type="float">
            <text:p>161.960000000018</text:p>
          </table:table-cell>
          <table:table-cell office:value-type="float" office:value="161.060000000023" calcext:value-type="float">
            <text:p>161.06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2]-[.F672])&lt;3;1;0)" office:value-type="float" office:value="1" calcext:value-type="float">
            <text:p>1</text:p>
          </table:table-cell>
          <table:table-cell table:formula="of:=IF(ABS([.E672]-[.F672])&lt;3;1;0)" office:value-type="float" office:value="1" calcext:value-type="float">
            <text:p>1</text:p>
          </table:table-cell>
          <table:table-cell office:value-type="float" office:value="168.800000000018" calcext:value-type="float">
            <text:p>168.800000000018</text:p>
          </table:table-cell>
          <table:table-cell office:value-type="float" office:value="169.800000000023" calcext:value-type="float">
            <text:p>169.80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3]-[.F673])&lt;3;1;0)" office:value-type="float" office:value="1" calcext:value-type="float">
            <text:p>1</text:p>
          </table:table-cell>
          <table:table-cell table:formula="of:=IF(ABS([.E673]-[.F673])&lt;3;1;0)" office:value-type="float" office:value="1" calcext:value-type="float">
            <text:p>1</text:p>
          </table:table-cell>
          <table:table-cell office:value-type="float" office:value="175.640000000019" calcext:value-type="float">
            <text:p>175.640000000019</text:p>
          </table:table-cell>
          <table:table-cell office:value-type="float" office:value="178.540000000023" calcext:value-type="float">
            <text:p>178.54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4]-[.F674])&lt;3;1;0)" office:value-type="float" office:value="0" calcext:value-type="float">
            <text:p>0</text:p>
          </table:table-cell>
          <table:table-cell table:formula="of:=IF(ABS([.E674]-[.F674])&lt;3;1;0)" office:value-type="float" office:value="0" calcext:value-type="float">
            <text:p>0</text:p>
          </table:table-cell>
          <table:table-cell office:value-type="float" office:value="182.480000000019" calcext:value-type="float">
            <text:p>182.480000000019</text:p>
          </table:table-cell>
          <table:table-cell office:value-type="float" office:value="187.280000000022" calcext:value-type="float">
            <text:p>187.28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5]-[.F675])&lt;3;1;0)" office:value-type="float" office:value="0" calcext:value-type="float">
            <text:p>0</text:p>
          </table:table-cell>
          <table:table-cell table:formula="of:=IF(ABS([.E675]-[.F675])&lt;3;1;0)" office:value-type="float" office:value="0" calcext:value-type="float">
            <text:p>0</text:p>
          </table:table-cell>
          <table:table-cell office:value-type="float" office:value="189.320000000019" calcext:value-type="float">
            <text:p>189.320000000019</text:p>
          </table:table-cell>
          <table:table-cell office:value-type="float" office:value="196.020000000022" calcext:value-type="float">
            <text:p>196.02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6]-[.F676])&lt;3;1;0)" office:value-type="float" office:value="0" calcext:value-type="float">
            <text:p>0</text:p>
          </table:table-cell>
          <table:table-cell table:formula="of:=IF(ABS([.E676]-[.F676])&lt;3;1;0)" office:value-type="float" office:value="0" calcext:value-type="float">
            <text:p>0</text:p>
          </table:table-cell>
          <table:table-cell office:value-type="float" office:value="196.160000000019" calcext:value-type="float">
            <text:p>196.160000000019</text:p>
          </table:table-cell>
          <table:table-cell office:value-type="float" office:value="204.760000000022" calcext:value-type="float">
            <text:p>204.76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7]-[.F677])&lt;3;1;0)" office:value-type="float" office:value="0" calcext:value-type="float">
            <text:p>0</text:p>
          </table:table-cell>
          <table:table-cell table:formula="of:=IF(ABS([.E677]-[.F677])&lt;3;1;0)" office:value-type="float" office:value="0" calcext:value-type="float">
            <text:p>0</text:p>
          </table:table-cell>
          <table:table-cell office:value-type="float" office:value="203.000000000019" calcext:value-type="float">
            <text:p>203.000000000019</text:p>
          </table:table-cell>
          <table:table-cell office:value-type="float" office:value="213.500000000022" calcext:value-type="float">
            <text:p>213.5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8]-[.F678])&lt;3;1;0)" office:value-type="float" office:value="0" calcext:value-type="float">
            <text:p>0</text:p>
          </table:table-cell>
          <table:table-cell table:formula="of:=IF(ABS([.E678]-[.F678])&lt;3;1;0)" office:value-type="float" office:value="0" calcext:value-type="float">
            <text:p>0</text:p>
          </table:table-cell>
          <table:table-cell office:value-type="float" office:value="209.840000000019" calcext:value-type="float">
            <text:p>209.840000000019</text:p>
          </table:table-cell>
          <table:table-cell office:value-type="float" office:value="222.240000000022" calcext:value-type="float">
            <text:p>222.2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9]-[.F679])&lt;3;1;0)" office:value-type="float" office:value="0" calcext:value-type="float">
            <text:p>0</text:p>
          </table:table-cell>
          <table:table-cell table:formula="of:=IF(ABS([.E679]-[.F679])&lt;3;1;0)" office:value-type="float" office:value="0" calcext:value-type="float">
            <text:p>0</text:p>
          </table:table-cell>
          <table:table-cell office:value-type="float" office:value="216.680000000019" calcext:value-type="float">
            <text:p>216.680000000019</text:p>
          </table:table-cell>
          <table:table-cell office:value-type="float" office:value="230.980000000021" calcext:value-type="float">
            <text:p>230.98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0]-[.F680])&lt;3;1;0)" office:value-type="float" office:value="0" calcext:value-type="float">
            <text:p>0</text:p>
          </table:table-cell>
          <table:table-cell table:formula="of:=IF(ABS([.E680]-[.F680])&lt;3;1;0)" office:value-type="float" office:value="0" calcext:value-type="float">
            <text:p>0</text:p>
          </table:table-cell>
          <table:table-cell office:value-type="float" office:value="223.52000000002" calcext:value-type="float">
            <text:p>223.52000000002</text:p>
          </table:table-cell>
          <table:table-cell office:value-type="float" office:value="239.720000000021" calcext:value-type="float">
            <text:p>239.72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1]-[.F681])&lt;3;1;0)" office:value-type="float" office:value="0" calcext:value-type="float">
            <text:p>0</text:p>
          </table:table-cell>
          <table:table-cell table:formula="of:=IF(ABS([.E681]-[.F681])&lt;3;1;0)" office:value-type="float" office:value="0" calcext:value-type="float">
            <text:p>0</text:p>
          </table:table-cell>
          <table:table-cell office:value-type="float" office:value="230.36000000002" calcext:value-type="float">
            <text:p>230.36000000002</text:p>
          </table:table-cell>
          <table:table-cell office:value-type="float" office:value="248.460000000021" calcext:value-type="float">
            <text:p>248.4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2]-[.F682])&lt;3;1;0)" office:value-type="float" office:value="0" calcext:value-type="float">
            <text:p>0</text:p>
          </table:table-cell>
          <table:table-cell table:formula="of:=IF(ABS([.E682]-[.F682])&lt;3;1;0)" office:value-type="float" office:value="0" calcext:value-type="float">
            <text:p>0</text:p>
          </table:table-cell>
          <table:table-cell office:value-type="float" office:value="237.20000000002" calcext:value-type="float">
            <text:p>237.20000000002</text:p>
          </table:table-cell>
          <table:table-cell office:value-type="float" office:value="257.200000000021" calcext:value-type="float">
            <text:p>257.2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3]-[.F683])&lt;3;1;0)" office:value-type="float" office:value="0" calcext:value-type="float">
            <text:p>0</text:p>
          </table:table-cell>
          <table:table-cell table:formula="of:=IF(ABS([.E683]-[.F683])&lt;3;1;0)" office:value-type="float" office:value="0" calcext:value-type="float">
            <text:p>0</text:p>
          </table:table-cell>
          <table:table-cell office:value-type="float" office:value="244.04000000002" calcext:value-type="float">
            <text:p>244.04000000002</text:p>
          </table:table-cell>
          <table:table-cell office:value-type="float" office:value="264.040000000021" calcext:value-type="float">
            <text:p>264.04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4]-[.F684])&lt;3;1;0)" office:value-type="float" office:value="0" calcext:value-type="float">
            <text:p>0</text:p>
          </table:table-cell>
          <table:table-cell table:formula="of:=IF(ABS([.E684]-[.F684])&lt;3;1;0)" office:value-type="float" office:value="0" calcext:value-type="float">
            <text:p>0</text:p>
          </table:table-cell>
          <table:table-cell office:value-type="float" office:value="250.88000000002" calcext:value-type="float">
            <text:p>250.88000000002</text:p>
          </table:table-cell>
          <table:table-cell office:value-type="float" office:value="270.880000000021" calcext:value-type="float">
            <text:p>270.88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5]-[.F685])&lt;3;1;0)" office:value-type="float" office:value="0" calcext:value-type="float">
            <text:p>0</text:p>
          </table:table-cell>
          <table:table-cell table:formula="of:=IF(ABS([.E685]-[.F685])&lt;3;1;0)" office:value-type="float" office:value="0" calcext:value-type="float">
            <text:p>0</text:p>
          </table:table-cell>
          <table:table-cell office:value-type="float" office:value="257.72000000002" calcext:value-type="float">
            <text:p>257.72000000002</text:p>
          </table:table-cell>
          <table:table-cell office:value-type="float" office:value="277.720000000021" calcext:value-type="float">
            <text:p>277.72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6]-[.F686])&lt;3;1;0)" office:value-type="float" office:value="0" calcext:value-type="float">
            <text:p>0</text:p>
          </table:table-cell>
          <table:table-cell table:formula="of:=IF(ABS([.E686]-[.F686])&lt;3;1;0)" office:value-type="float" office:value="0" calcext:value-type="float">
            <text:p>0</text:p>
          </table:table-cell>
          <table:table-cell office:value-type="float" office:value="264.56000000002" calcext:value-type="float">
            <text:p>264.56000000002</text:p>
          </table:table-cell>
          <table:table-cell office:value-type="float" office:value="284.560000000021" calcext:value-type="float">
            <text:p>284.5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7]-[.F687])&lt;3;1;0)" office:value-type="float" office:value="0" calcext:value-type="float">
            <text:p>0</text:p>
          </table:table-cell>
          <table:table-cell table:formula="of:=IF(ABS([.E687]-[.F687])&lt;3;1;0)" office:value-type="float" office:value="0" calcext:value-type="float">
            <text:p>0</text:p>
          </table:table-cell>
          <table:table-cell office:value-type="float" office:value="271.400000000021" calcext:value-type="float">
            <text:p>271.400000000021</text:p>
          </table:table-cell>
          <table:table-cell office:value-type="float" office:value="291.400000000021" calcext:value-type="float">
            <text:p>291.4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8]-[.F688])&lt;3;1;0)" office:value-type="float" office:value="0" calcext:value-type="float">
            <text:p>0</text:p>
          </table:table-cell>
          <table:table-cell table:formula="of:=IF(ABS([.E688]-[.F688])&lt;3;1;0)" office:value-type="float" office:value="0" calcext:value-type="float">
            <text:p>0</text:p>
          </table:table-cell>
          <table:table-cell office:value-type="float" office:value="278.240000000021" calcext:value-type="float">
            <text:p>278.240000000021</text:p>
          </table:table-cell>
          <table:table-cell office:value-type="float" office:value="298.240000000022" calcext:value-type="float">
            <text:p>298.2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9]-[.F689])&lt;3;1;0)" office:value-type="float" office:value="0" calcext:value-type="float">
            <text:p>0</text:p>
          </table:table-cell>
          <table:table-cell table:formula="of:=IF(ABS([.E689]-[.F689])&lt;3;1;0)" office:value-type="float" office:value="0" calcext:value-type="float">
            <text:p>0</text:p>
          </table:table-cell>
          <table:table-cell office:value-type="float" office:value="285.080000000021" calcext:value-type="float">
            <text:p>285.080000000021</text:p>
          </table:table-cell>
          <table:table-cell office:value-type="float" office:value="305.080000000022" calcext:value-type="float">
            <text:p>305.08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0]-[.F690])&lt;3;1;0)" office:value-type="float" office:value="0" calcext:value-type="float">
            <text:p>0</text:p>
          </table:table-cell>
          <table:table-cell table:formula="of:=IF(ABS([.E690]-[.F690])&lt;3;1;0)" office:value-type="float" office:value="0" calcext:value-type="float">
            <text:p>0</text:p>
          </table:table-cell>
          <table:table-cell office:value-type="float" office:value="291.920000000021" calcext:value-type="float">
            <text:p>291.920000000021</text:p>
          </table:table-cell>
          <table:table-cell office:value-type="float" office:value="311.920000000022" calcext:value-type="float">
            <text:p>311.92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1]-[.F691])&lt;3;1;0)" office:value-type="float" office:value="0" calcext:value-type="float">
            <text:p>0</text:p>
          </table:table-cell>
          <table:table-cell table:formula="of:=IF(ABS([.E691]-[.F691])&lt;3;1;0)" office:value-type="float" office:value="0" calcext:value-type="float">
            <text:p>0</text:p>
          </table:table-cell>
          <table:table-cell office:value-type="float" office:value="298.760000000021" calcext:value-type="float">
            <text:p>298.760000000021</text:p>
          </table:table-cell>
          <table:table-cell office:value-type="float" office:value="318.760000000022" calcext:value-type="float">
            <text:p>318.76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2]-[.F692])&lt;3;1;0)" office:value-type="float" office:value="0" calcext:value-type="float">
            <text:p>0</text:p>
          </table:table-cell>
          <table:table-cell table:formula="of:=IF(ABS([.E692]-[.F692])&lt;3;1;0)" office:value-type="float" office:value="0" calcext:value-type="float">
            <text:p>0</text:p>
          </table:table-cell>
          <table:table-cell office:value-type="float" office:value="305.600000000021" calcext:value-type="float">
            <text:p>305.600000000021</text:p>
          </table:table-cell>
          <table:table-cell office:value-type="float" office:value="325.600000000022" calcext:value-type="float">
            <text:p>325.6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3]-[.F693])&lt;3;1;0)" office:value-type="float" office:value="0" calcext:value-type="float">
            <text:p>0</text:p>
          </table:table-cell>
          <table:table-cell table:formula="of:=IF(ABS([.E693]-[.F693])&lt;3;1;0)" office:value-type="float" office:value="0" calcext:value-type="float">
            <text:p>0</text:p>
          </table:table-cell>
          <table:table-cell office:value-type="float" office:value="312.440000000021" calcext:value-type="float">
            <text:p>312.440000000021</text:p>
          </table:table-cell>
          <table:table-cell office:value-type="float" office:value="332.440000000022" calcext:value-type="float">
            <text:p>332.4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4]-[.F694])&lt;3;1;0)" office:value-type="float" office:value="0" calcext:value-type="float">
            <text:p>0</text:p>
          </table:table-cell>
          <table:table-cell table:formula="of:=IF(ABS([.E694]-[.F694])&lt;3;1;0)" office:value-type="float" office:value="0" calcext:value-type="float">
            <text:p>0</text:p>
          </table:table-cell>
          <table:table-cell office:value-type="float" office:value="319.280000000022" calcext:value-type="float">
            <text:p>319.280000000022</text:p>
          </table:table-cell>
          <table:table-cell office:value-type="float" office:value="339.280000000023" calcext:value-type="float">
            <text:p>339.28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5]-[.F695])&lt;3;1;0)" office:value-type="float" office:value="0" calcext:value-type="float">
            <text:p>0</text:p>
          </table:table-cell>
          <table:table-cell table:formula="of:=IF(ABS([.E695]-[.F695])&lt;3;1;0)" office:value-type="float" office:value="0" calcext:value-type="float">
            <text:p>0</text:p>
          </table:table-cell>
          <table:table-cell office:value-type="float" office:value="326.120000000022" calcext:value-type="float">
            <text:p>326.120000000022</text:p>
          </table:table-cell>
          <table:table-cell office:value-type="float" office:value="346.120000000023" calcext:value-type="float">
            <text:p>346.12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6]-[.F696])&lt;3;1;0)" office:value-type="float" office:value="0" calcext:value-type="float">
            <text:p>0</text:p>
          </table:table-cell>
          <table:table-cell table:formula="of:=IF(ABS([.E696]-[.F696])&lt;3;1;0)" office:value-type="float" office:value="0" calcext:value-type="float">
            <text:p>0</text:p>
          </table:table-cell>
          <table:table-cell office:value-type="float" office:value="332.960000000022" calcext:value-type="float">
            <text:p>332.960000000022</text:p>
          </table:table-cell>
          <table:table-cell office:value-type="float" office:value="352.960000000023" calcext:value-type="float">
            <text:p>352.96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7]-[.F697])&lt;3;1;0)" office:value-type="float" office:value="0" calcext:value-type="float">
            <text:p>0</text:p>
          </table:table-cell>
          <table:table-cell table:formula="of:=IF(ABS([.E697]-[.F697])&lt;3;1;0)" office:value-type="float" office:value="0" calcext:value-type="float">
            <text:p>0</text:p>
          </table:table-cell>
          <table:table-cell office:value-type="float" office:value="339.800000000022" calcext:value-type="float">
            <text:p>339.800000000022</text:p>
          </table:table-cell>
          <table:table-cell office:value-type="float" office:value="359.800000000023" calcext:value-type="float">
            <text:p>359.80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8]-[.F698])&lt;3;1;0)" office:value-type="float" office:value="0" calcext:value-type="float">
            <text:p>0</text:p>
          </table:table-cell>
          <table:table-cell table:formula="of:=IF(ABS([.E698]-[.F698])&lt;3;1;0)" office:value-type="float" office:value="0" calcext:value-type="float">
            <text:p>0</text:p>
          </table:table-cell>
          <table:table-cell office:value-type="float" office:value="346.640000000022" calcext:value-type="float">
            <text:p>346.640000000022</text:p>
          </table:table-cell>
          <table:table-cell office:value-type="float" office:value="6.64000000002307" calcext:value-type="float">
            <text:p>6.640000000023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9]-[.F699])&lt;3;1;0)" office:value-type="float" office:value="0" calcext:value-type="float">
            <text:p>0</text:p>
          </table:table-cell>
          <table:table-cell table:formula="of:=IF(ABS([.E699]-[.F699])&lt;3;1;0)" office:value-type="float" office:value="0" calcext:value-type="float">
            <text:p>0</text:p>
          </table:table-cell>
          <table:table-cell office:value-type="float" office:value="353.480000000022" calcext:value-type="float">
            <text:p>353.480000000022</text:p>
          </table:table-cell>
          <table:table-cell office:value-type="float" office:value="13.4800000000232" calcext:value-type="float">
            <text:p>13.480000000023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0]-[.F700])&lt;3;1;0)" office:value-type="float" office:value="0" calcext:value-type="float">
            <text:p>0</text:p>
          </table:table-cell>
          <table:table-cell table:formula="of:=IF(ABS([.E700]-[.F700])&lt;3;1;0)" office:value-type="float" office:value="0" calcext:value-type="float">
            <text:p>0</text:p>
          </table:table-cell>
          <table:table-cell office:value-type="float" office:value="0.320000000022446" calcext:value-type="float">
            <text:p>0.320000000022446</text:p>
          </table:table-cell>
          <table:table-cell office:value-type="float" office:value="20.3200000000234" calcext:value-type="float">
            <text:p>20.320000000023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1]-[.F701])&lt;3;1;0)" office:value-type="float" office:value="0" calcext:value-type="float">
            <text:p>0</text:p>
          </table:table-cell>
          <table:table-cell table:formula="of:=IF(ABS([.E701]-[.F701])&lt;3;1;0)" office:value-type="float" office:value="0" calcext:value-type="float">
            <text:p>0</text:p>
          </table:table-cell>
          <table:table-cell office:value-type="float" office:value="7.16000000002259" calcext:value-type="float">
            <text:p>7.16000000002259</text:p>
          </table:table-cell>
          <table:table-cell office:value-type="float" office:value="27.1600000000235" calcext:value-type="float">
            <text:p>27.160000000023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2]-[.F702])&lt;3;1;0)" office:value-type="float" office:value="0" calcext:value-type="float">
            <text:p>0</text:p>
          </table:table-cell>
          <table:table-cell table:formula="of:=IF(ABS([.E702]-[.F702])&lt;3;1;0)" office:value-type="float" office:value="0" calcext:value-type="float">
            <text:p>0</text:p>
          </table:table-cell>
          <table:table-cell office:value-type="float" office:value="14.0000000000227" calcext:value-type="float">
            <text:p>14.0000000000227</text:p>
          </table:table-cell>
          <table:table-cell office:value-type="float" office:value="34.0000000000237" calcext:value-type="float">
            <text:p>34.000000000023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3]-[.F703])&lt;3;1;0)" office:value-type="float" office:value="0" calcext:value-type="float">
            <text:p>0</text:p>
          </table:table-cell>
          <table:table-cell table:formula="of:=IF(ABS([.E703]-[.F703])&lt;3;1;0)" office:value-type="float" office:value="0" calcext:value-type="float">
            <text:p>0</text:p>
          </table:table-cell>
          <table:table-cell office:value-type="float" office:value="20.8400000000229" calcext:value-type="float">
            <text:p>20.8400000000229</text:p>
          </table:table-cell>
          <table:table-cell office:value-type="float" office:value="40.8400000000238" calcext:value-type="float">
            <text:p>40.84000000002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4]-[.F704])&lt;3;1;0)" office:value-type="float" office:value="0" calcext:value-type="float">
            <text:p>0</text:p>
          </table:table-cell>
          <table:table-cell table:formula="of:=IF(ABS([.E704]-[.F704])&lt;3;1;0)" office:value-type="float" office:value="0" calcext:value-type="float">
            <text:p>0</text:p>
          </table:table-cell>
          <table:table-cell office:value-type="float" office:value="27.680000000023" calcext:value-type="float">
            <text:p>27.680000000023</text:p>
          </table:table-cell>
          <table:table-cell office:value-type="float" office:value="47.6800000000239" calcext:value-type="float">
            <text:p>47.68000000002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5]-[.F705])&lt;3;1;0)" office:value-type="float" office:value="0" calcext:value-type="float">
            <text:p>0</text:p>
          </table:table-cell>
          <table:table-cell table:formula="of:=IF(ABS([.E705]-[.F705])&lt;3;1;0)" office:value-type="float" office:value="0" calcext:value-type="float">
            <text:p>0</text:p>
          </table:table-cell>
          <table:table-cell office:value-type="float" office:value="34.5200000000232" calcext:value-type="float">
            <text:p>34.5200000000232</text:p>
          </table:table-cell>
          <table:table-cell office:value-type="float" office:value="54.5200000000241" calcext:value-type="float">
            <text:p>54.52000000002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6]-[.F706])&lt;3;1;0)" office:value-type="float" office:value="0" calcext:value-type="float">
            <text:p>0</text:p>
          </table:table-cell>
          <table:table-cell table:formula="of:=IF(ABS([.E706]-[.F706])&lt;3;1;0)" office:value-type="float" office:value="0" calcext:value-type="float">
            <text:p>0</text:p>
          </table:table-cell>
          <table:table-cell office:value-type="float" office:value="41.3600000000233" calcext:value-type="float">
            <text:p>41.3600000000233</text:p>
          </table:table-cell>
          <table:table-cell office:value-type="float" office:value="61.3600000000242" calcext:value-type="float">
            <text:p>61.36000000002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7]-[.F707])&lt;3;1;0)" office:value-type="float" office:value="0" calcext:value-type="float">
            <text:p>0</text:p>
          </table:table-cell>
          <table:table-cell table:formula="of:=IF(ABS([.E707]-[.F707])&lt;3;1;0)" office:value-type="float" office:value="0" calcext:value-type="float">
            <text:p>0</text:p>
          </table:table-cell>
          <table:table-cell office:value-type="float" office:value="48.2000000000235" calcext:value-type="float">
            <text:p>48.2000000000235</text:p>
          </table:table-cell>
          <table:table-cell office:value-type="float" office:value="68.2000000000244" calcext:value-type="float">
            <text:p>68.20000000002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8]-[.F708])&lt;3;1;0)" office:value-type="float" office:value="0" calcext:value-type="float">
            <text:p>0</text:p>
          </table:table-cell>
          <table:table-cell table:formula="of:=IF(ABS([.E708]-[.F708])&lt;3;1;0)" office:value-type="float" office:value="0" calcext:value-type="float">
            <text:p>0</text:p>
          </table:table-cell>
          <table:table-cell office:value-type="float" office:value="55.0400000000236" calcext:value-type="float">
            <text:p>55.0400000000236</text:p>
          </table:table-cell>
          <table:table-cell office:value-type="float" office:value="75.0400000000245" calcext:value-type="float">
            <text:p>75.04000000002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9]-[.F709])&lt;3;1;0)" office:value-type="float" office:value="0" calcext:value-type="float">
            <text:p>0</text:p>
          </table:table-cell>
          <table:table-cell table:formula="of:=IF(ABS([.E709]-[.F709])&lt;3;1;0)" office:value-type="float" office:value="0" calcext:value-type="float">
            <text:p>0</text:p>
          </table:table-cell>
          <table:table-cell office:value-type="float" office:value="63.7800000000234" calcext:value-type="float">
            <text:p>63.7800000000234</text:p>
          </table:table-cell>
          <table:table-cell office:value-type="float" office:value="81.8800000000247" calcext:value-type="float">
            <text:p>81.88000000002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0]-[.F710])&lt;3;1;0)" office:value-type="float" office:value="0" calcext:value-type="float">
            <text:p>0</text:p>
          </table:table-cell>
          <table:table-cell table:formula="of:=IF(ABS([.E710]-[.F710])&lt;3;1;0)" office:value-type="float" office:value="0" calcext:value-type="float">
            <text:p>0</text:p>
          </table:table-cell>
          <table:table-cell office:value-type="float" office:value="72.5200000000232" calcext:value-type="float">
            <text:p>72.5200000000232</text:p>
          </table:table-cell>
          <table:table-cell office:value-type="float" office:value="88.7200000000248" calcext:value-type="float">
            <text:p>88.720000000024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1]-[.F711])&lt;3;1;0)" office:value-type="float" office:value="0" calcext:value-type="float">
            <text:p>0</text:p>
          </table:table-cell>
          <table:table-cell table:formula="of:=IF(ABS([.E711]-[.F711])&lt;3;1;0)" office:value-type="float" office:value="0" calcext:value-type="float">
            <text:p>0</text:p>
          </table:table-cell>
          <table:table-cell office:value-type="float" office:value="81.260000000023" calcext:value-type="float">
            <text:p>81.260000000023</text:p>
          </table:table-cell>
          <table:table-cell office:value-type="float" office:value="95.560000000025" calcext:value-type="float">
            <text:p>95.56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2]-[.F712])&lt;3;1;0)" office:value-type="float" office:value="0" calcext:value-type="float">
            <text:p>0</text:p>
          </table:table-cell>
          <table:table-cell table:formula="of:=IF(ABS([.E712]-[.F712])&lt;3;1;0)" office:value-type="float" office:value="0" calcext:value-type="float">
            <text:p>0</text:p>
          </table:table-cell>
          <table:table-cell office:value-type="float" office:value="90.0000000000227" calcext:value-type="float">
            <text:p>90.0000000000227</text:p>
          </table:table-cell>
          <table:table-cell office:value-type="float" office:value="102.400000000025" calcext:value-type="float">
            <text:p>102.40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3]-[.F713])&lt;3;1;0)" office:value-type="float" office:value="0" calcext:value-type="float">
            <text:p>0</text:p>
          </table:table-cell>
          <table:table-cell table:formula="of:=IF(ABS([.E713]-[.F713])&lt;3;1;0)" office:value-type="float" office:value="0" calcext:value-type="float">
            <text:p>0</text:p>
          </table:table-cell>
          <table:table-cell office:value-type="float" office:value="98.7400000000225" calcext:value-type="float">
            <text:p>98.7400000000225</text:p>
          </table:table-cell>
          <table:table-cell office:value-type="float" office:value="109.240000000025" calcext:value-type="float">
            <text:p>109.24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4]-[.F714])&lt;3;1;0)" office:value-type="float" office:value="0" calcext:value-type="float">
            <text:p>0</text:p>
          </table:table-cell>
          <table:table-cell table:formula="of:=IF(ABS([.E714]-[.F714])&lt;3;1;0)" office:value-type="float" office:value="0" calcext:value-type="float">
            <text:p>0</text:p>
          </table:table-cell>
          <table:table-cell office:value-type="float" office:value="107.480000000022" calcext:value-type="float">
            <text:p>107.480000000022</text:p>
          </table:table-cell>
          <table:table-cell office:value-type="float" office:value="116.080000000025" calcext:value-type="float">
            <text:p>116.08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5]-[.F715])&lt;3;1;0)" office:value-type="float" office:value="0" calcext:value-type="float">
            <text:p>0</text:p>
          </table:table-cell>
          <table:table-cell table:formula="of:=IF(ABS([.E715]-[.F715])&lt;3;1;0)" office:value-type="float" office:value="0" calcext:value-type="float">
            <text:p>0</text:p>
          </table:table-cell>
          <table:table-cell office:value-type="float" office:value="116.220000000022" calcext:value-type="float">
            <text:p>116.220000000022</text:p>
          </table:table-cell>
          <table:table-cell office:value-type="float" office:value="122.920000000026" calcext:value-type="float">
            <text:p>122.92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6]-[.F716])&lt;3;1;0)" office:value-type="float" office:value="0" calcext:value-type="float">
            <text:p>0</text:p>
          </table:table-cell>
          <table:table-cell table:formula="of:=IF(ABS([.E716]-[.F716])&lt;3;1;0)" office:value-type="float" office:value="0" calcext:value-type="float">
            <text:p>0</text:p>
          </table:table-cell>
          <table:table-cell office:value-type="float" office:value="124.960000000022" calcext:value-type="float">
            <text:p>124.960000000022</text:p>
          </table:table-cell>
          <table:table-cell office:value-type="float" office:value="129.760000000026" calcext:value-type="float">
            <text:p>129.76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7]-[.F717])&lt;3;1;0)" office:value-type="float" office:value="1" calcext:value-type="float">
            <text:p>1</text:p>
          </table:table-cell>
          <table:table-cell table:formula="of:=IF(ABS([.E717]-[.F717])&lt;3;1;0)" office:value-type="float" office:value="1" calcext:value-type="float">
            <text:p>1</text:p>
          </table:table-cell>
          <table:table-cell office:value-type="float" office:value="133.700000000022" calcext:value-type="float">
            <text:p>133.700000000022</text:p>
          </table:table-cell>
          <table:table-cell office:value-type="float" office:value="136.600000000026" calcext:value-type="float">
            <text:p>136.60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8]-[.F718])&lt;3;1;0)" office:value-type="float" office:value="1" calcext:value-type="float">
            <text:p>1</text:p>
          </table:table-cell>
          <table:table-cell table:formula="of:=IF(ABS([.E718]-[.F718])&lt;3;1;0)" office:value-type="float" office:value="1" calcext:value-type="float">
            <text:p>1</text:p>
          </table:table-cell>
          <table:table-cell office:value-type="float" office:value="142.440000000021" calcext:value-type="float">
            <text:p>142.440000000021</text:p>
          </table:table-cell>
          <table:table-cell office:value-type="float" office:value="143.440000000026" calcext:value-type="float">
            <text:p>143.44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9]-[.F719])&lt;3;1;0)" office:value-type="float" office:value="1" calcext:value-type="float">
            <text:p>1</text:p>
          </table:table-cell>
          <table:table-cell table:formula="of:=IF(ABS([.E719]-[.F719])&lt;3;1;0)" office:value-type="float" office:value="1" calcext:value-type="float">
            <text:p>1</text:p>
          </table:table-cell>
          <table:table-cell office:value-type="float" office:value="151.180000000021" calcext:value-type="float">
            <text:p>151.180000000021</text:p>
          </table:table-cell>
          <table:table-cell office:value-type="float" office:value="150.280000000026" calcext:value-type="float">
            <text:p>150.28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0]-[.F720])&lt;3;1;0)" office:value-type="float" office:value="1" calcext:value-type="float">
            <text:p>1</text:p>
          </table:table-cell>
          <table:table-cell table:formula="of:=IF(ABS([.E720]-[.F720])&lt;3;1;0)" office:value-type="float" office:value="1" calcext:value-type="float">
            <text:p>1</text:p>
          </table:table-cell>
          <table:table-cell office:value-type="float" office:value="159.920000000021" calcext:value-type="float">
            <text:p>159.920000000021</text:p>
          </table:table-cell>
          <table:table-cell office:value-type="float" office:value="157.120000000026" calcext:value-type="float">
            <text:p>157.12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1]-[.F721])&lt;3;1;0)" office:value-type="float" office:value="0" calcext:value-type="float">
            <text:p>0</text:p>
          </table:table-cell>
          <table:table-cell table:formula="of:=IF(ABS([.E721]-[.F721])&lt;3;1;0)" office:value-type="float" office:value="0" calcext:value-type="float">
            <text:p>0</text:p>
          </table:table-cell>
          <table:table-cell office:value-type="float" office:value="168.660000000021" calcext:value-type="float">
            <text:p>168.660000000021</text:p>
          </table:table-cell>
          <table:table-cell office:value-type="float" office:value="163.960000000026" calcext:value-type="float">
            <text:p>163.96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2]-[.F722])&lt;3;1;0)" office:value-type="float" office:value="0" calcext:value-type="float">
            <text:p>0</text:p>
          </table:table-cell>
          <table:table-cell table:formula="of:=IF(ABS([.E722]-[.F722])&lt;3;1;0)" office:value-type="float" office:value="0" calcext:value-type="float">
            <text:p>0</text:p>
          </table:table-cell>
          <table:table-cell office:value-type="float" office:value="177.400000000021" calcext:value-type="float">
            <text:p>177.400000000021</text:p>
          </table:table-cell>
          <table:table-cell office:value-type="float" office:value="170.800000000027" calcext:value-type="float">
            <text:p>170.8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3]-[.F723])&lt;3;1;0)" office:value-type="float" office:value="0" calcext:value-type="float">
            <text:p>0</text:p>
          </table:table-cell>
          <table:table-cell table:formula="of:=IF(ABS([.E723]-[.F723])&lt;3;1;0)" office:value-type="float" office:value="0" calcext:value-type="float">
            <text:p>0</text:p>
          </table:table-cell>
          <table:table-cell office:value-type="float" office:value="186.14000000002" calcext:value-type="float">
            <text:p>186.14000000002</text:p>
          </table:table-cell>
          <table:table-cell office:value-type="float" office:value="177.640000000027" calcext:value-type="float">
            <text:p>177.64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4]-[.F724])&lt;3;1;0)" office:value-type="float" office:value="0" calcext:value-type="float">
            <text:p>0</text:p>
          </table:table-cell>
          <table:table-cell table:formula="of:=IF(ABS([.E724]-[.F724])&lt;3;1;0)" office:value-type="float" office:value="0" calcext:value-type="float">
            <text:p>0</text:p>
          </table:table-cell>
          <table:table-cell office:value-type="float" office:value="194.88000000002" calcext:value-type="float">
            <text:p>194.88000000002</text:p>
          </table:table-cell>
          <table:table-cell office:value-type="float" office:value="184.480000000027" calcext:value-type="float">
            <text:p>184.48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5]-[.F725])&lt;3;1;0)" office:value-type="float" office:value="0" calcext:value-type="float">
            <text:p>0</text:p>
          </table:table-cell>
          <table:table-cell table:formula="of:=IF(ABS([.E725]-[.F725])&lt;3;1;0)" office:value-type="float" office:value="0" calcext:value-type="float">
            <text:p>0</text:p>
          </table:table-cell>
          <table:table-cell office:value-type="float" office:value="203.62000000002" calcext:value-type="float">
            <text:p>203.62000000002</text:p>
          </table:table-cell>
          <table:table-cell office:value-type="float" office:value="191.320000000027" calcext:value-type="float">
            <text:p>191.32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6]-[.F726])&lt;3;1;0)" office:value-type="float" office:value="0" calcext:value-type="float">
            <text:p>0</text:p>
          </table:table-cell>
          <table:table-cell table:formula="of:=IF(ABS([.E726]-[.F726])&lt;3;1;0)" office:value-type="float" office:value="0" calcext:value-type="float">
            <text:p>0</text:p>
          </table:table-cell>
          <table:table-cell office:value-type="float" office:value="212.36000000002" calcext:value-type="float">
            <text:p>212.36000000002</text:p>
          </table:table-cell>
          <table:table-cell office:value-type="float" office:value="198.160000000027" calcext:value-type="float">
            <text:p>198.16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7]-[.F727])&lt;3;1;0)" office:value-type="float" office:value="0" calcext:value-type="float">
            <text:p>0</text:p>
          </table:table-cell>
          <table:table-cell table:formula="of:=IF(ABS([.E727]-[.F727])&lt;3;1;0)" office:value-type="float" office:value="0" calcext:value-type="float">
            <text:p>0</text:p>
          </table:table-cell>
          <table:table-cell office:value-type="float" office:value="221.100000000019" calcext:value-type="float">
            <text:p>221.100000000019</text:p>
          </table:table-cell>
          <table:table-cell office:value-type="float" office:value="205.000000000027" calcext:value-type="float">
            <text:p>205.0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8]-[.F728])&lt;3;1;0)" office:value-type="float" office:value="0" calcext:value-type="float">
            <text:p>0</text:p>
          </table:table-cell>
          <table:table-cell table:formula="of:=IF(ABS([.E728]-[.F728])&lt;3;1;0)" office:value-type="float" office:value="0" calcext:value-type="float">
            <text:p>0</text:p>
          </table:table-cell>
          <table:table-cell office:value-type="float" office:value="229.840000000019" calcext:value-type="float">
            <text:p>229.840000000019</text:p>
          </table:table-cell>
          <table:table-cell office:value-type="float" office:value="211.840000000027" calcext:value-type="float">
            <text:p>211.84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9]-[.F729])&lt;3;1;0)" office:value-type="float" office:value="0" calcext:value-type="float">
            <text:p>0</text:p>
          </table:table-cell>
          <table:table-cell table:formula="of:=IF(ABS([.E729]-[.F729])&lt;3;1;0)" office:value-type="float" office:value="0" calcext:value-type="float">
            <text:p>0</text:p>
          </table:table-cell>
          <table:table-cell office:value-type="float" office:value="236.680000000019" calcext:value-type="float">
            <text:p>236.680000000019</text:p>
          </table:table-cell>
          <table:table-cell office:value-type="float" office:value="218.680000000028" calcext:value-type="float">
            <text:p>218.6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0]-[.F730])&lt;3;1;0)" office:value-type="float" office:value="0" calcext:value-type="float">
            <text:p>0</text:p>
          </table:table-cell>
          <table:table-cell table:formula="of:=IF(ABS([.E730]-[.F730])&lt;3;1;0)" office:value-type="float" office:value="0" calcext:value-type="float">
            <text:p>0</text:p>
          </table:table-cell>
          <table:table-cell office:value-type="float" office:value="243.52000000002" calcext:value-type="float">
            <text:p>243.52000000002</text:p>
          </table:table-cell>
          <table:table-cell office:value-type="float" office:value="225.520000000028" calcext:value-type="float">
            <text:p>225.5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1]-[.F731])&lt;3;1;0)" office:value-type="float" office:value="0" calcext:value-type="float">
            <text:p>0</text:p>
          </table:table-cell>
          <table:table-cell table:formula="of:=IF(ABS([.E731]-[.F731])&lt;3;1;0)" office:value-type="float" office:value="0" calcext:value-type="float">
            <text:p>0</text:p>
          </table:table-cell>
          <table:table-cell office:value-type="float" office:value="250.36000000002" calcext:value-type="float">
            <text:p>250.36000000002</text:p>
          </table:table-cell>
          <table:table-cell office:value-type="float" office:value="232.360000000028" calcext:value-type="float">
            <text:p>232.36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2]-[.F732])&lt;3;1;0)" office:value-type="float" office:value="0" calcext:value-type="float">
            <text:p>0</text:p>
          </table:table-cell>
          <table:table-cell table:formula="of:=IF(ABS([.E732]-[.F732])&lt;3;1;0)" office:value-type="float" office:value="0" calcext:value-type="float">
            <text:p>0</text:p>
          </table:table-cell>
          <table:table-cell office:value-type="float" office:value="257.20000000002" calcext:value-type="float">
            <text:p>257.20000000002</text:p>
          </table:table-cell>
          <table:table-cell office:value-type="float" office:value="239.200000000028" calcext:value-type="float">
            <text:p>239.2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3]-[.F733])&lt;3;1;0)" office:value-type="float" office:value="0" calcext:value-type="float">
            <text:p>0</text:p>
          </table:table-cell>
          <table:table-cell table:formula="of:=IF(ABS([.E733]-[.F733])&lt;3;1;0)" office:value-type="float" office:value="0" calcext:value-type="float">
            <text:p>0</text:p>
          </table:table-cell>
          <table:table-cell office:value-type="float" office:value="264.04000000002" calcext:value-type="float">
            <text:p>264.04000000002</text:p>
          </table:table-cell>
          <table:table-cell office:value-type="float" office:value="246.040000000028" calcext:value-type="float">
            <text:p>246.04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4]-[.F734])&lt;3;1;0)" office:value-type="float" office:value="0" calcext:value-type="float">
            <text:p>0</text:p>
          </table:table-cell>
          <table:table-cell table:formula="of:=IF(ABS([.E734]-[.F734])&lt;3;1;0)" office:value-type="float" office:value="0" calcext:value-type="float">
            <text:p>0</text:p>
          </table:table-cell>
          <table:table-cell office:value-type="float" office:value="270.88000000002" calcext:value-type="float">
            <text:p>270.88000000002</text:p>
          </table:table-cell>
          <table:table-cell office:value-type="float" office:value="252.880000000028" calcext:value-type="float">
            <text:p>252.8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5]-[.F735])&lt;3;1;0)" office:value-type="float" office:value="0" calcext:value-type="float">
            <text:p>0</text:p>
          </table:table-cell>
          <table:table-cell table:formula="of:=IF(ABS([.E735]-[.F735])&lt;3;1;0)" office:value-type="float" office:value="0" calcext:value-type="float">
            <text:p>0</text:p>
          </table:table-cell>
          <table:table-cell office:value-type="float" office:value="277.72000000002" calcext:value-type="float">
            <text:p>277.72000000002</text:p>
          </table:table-cell>
          <table:table-cell office:value-type="float" office:value="259.720000000028" calcext:value-type="float">
            <text:p>259.7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6]-[.F736])&lt;3;1;0)" office:value-type="float" office:value="0" calcext:value-type="float">
            <text:p>0</text:p>
          </table:table-cell>
          <table:table-cell table:formula="of:=IF(ABS([.E736]-[.F736])&lt;3;1;0)" office:value-type="float" office:value="0" calcext:value-type="float">
            <text:p>0</text:p>
          </table:table-cell>
          <table:table-cell office:value-type="float" office:value="284.56000000002" calcext:value-type="float">
            <text:p>284.56000000002</text:p>
          </table:table-cell>
          <table:table-cell office:value-type="float" office:value="266.560000000029" calcext:value-type="float">
            <text:p>266.5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7]-[.F737])&lt;3;1;0)" office:value-type="float" office:value="0" calcext:value-type="float">
            <text:p>0</text:p>
          </table:table-cell>
          <table:table-cell table:formula="of:=IF(ABS([.E737]-[.F737])&lt;3;1;0)" office:value-type="float" office:value="0" calcext:value-type="float">
            <text:p>0</text:p>
          </table:table-cell>
          <table:table-cell office:value-type="float" office:value="291.400000000021" calcext:value-type="float">
            <text:p>291.400000000021</text:p>
          </table:table-cell>
          <table:table-cell office:value-type="float" office:value="273.400000000029" calcext:value-type="float">
            <text:p>273.4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8]-[.F738])&lt;3;1;0)" office:value-type="float" office:value="0" calcext:value-type="float">
            <text:p>0</text:p>
          </table:table-cell>
          <table:table-cell table:formula="of:=IF(ABS([.E738]-[.F738])&lt;3;1;0)" office:value-type="float" office:value="0" calcext:value-type="float">
            <text:p>0</text:p>
          </table:table-cell>
          <table:table-cell office:value-type="float" office:value="298.240000000021" calcext:value-type="float">
            <text:p>298.240000000021</text:p>
          </table:table-cell>
          <table:table-cell office:value-type="float" office:value="280.240000000029" calcext:value-type="float">
            <text:p>280.24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9]-[.F739])&lt;3;1;0)" office:value-type="float" office:value="0" calcext:value-type="float">
            <text:p>0</text:p>
          </table:table-cell>
          <table:table-cell table:formula="of:=IF(ABS([.E739]-[.F739])&lt;3;1;0)" office:value-type="float" office:value="0" calcext:value-type="float">
            <text:p>0</text:p>
          </table:table-cell>
          <table:table-cell office:value-type="float" office:value="305.080000000021" calcext:value-type="float">
            <text:p>305.080000000021</text:p>
          </table:table-cell>
          <table:table-cell office:value-type="float" office:value="287.080000000029" calcext:value-type="float">
            <text:p>287.08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0]-[.F740])&lt;3;1;0)" office:value-type="float" office:value="0" calcext:value-type="float">
            <text:p>0</text:p>
          </table:table-cell>
          <table:table-cell table:formula="of:=IF(ABS([.E740]-[.F740])&lt;3;1;0)" office:value-type="float" office:value="0" calcext:value-type="float">
            <text:p>0</text:p>
          </table:table-cell>
          <table:table-cell office:value-type="float" office:value="311.920000000021" calcext:value-type="float">
            <text:p>311.920000000021</text:p>
          </table:table-cell>
          <table:table-cell office:value-type="float" office:value="293.920000000029" calcext:value-type="float">
            <text:p>293.92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1]-[.F741])&lt;3;1;0)" office:value-type="float" office:value="0" calcext:value-type="float">
            <text:p>0</text:p>
          </table:table-cell>
          <table:table-cell table:formula="of:=IF(ABS([.E741]-[.F741])&lt;3;1;0)" office:value-type="float" office:value="0" calcext:value-type="float">
            <text:p>0</text:p>
          </table:table-cell>
          <table:table-cell office:value-type="float" office:value="318.760000000021" calcext:value-type="float">
            <text:p>318.760000000021</text:p>
          </table:table-cell>
          <table:table-cell office:value-type="float" office:value="300.760000000029" calcext:value-type="float">
            <text:p>300.7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2]-[.F742])&lt;3;1;0)" office:value-type="float" office:value="0" calcext:value-type="float">
            <text:p>0</text:p>
          </table:table-cell>
          <table:table-cell table:formula="of:=IF(ABS([.E742]-[.F742])&lt;3;1;0)" office:value-type="float" office:value="0" calcext:value-type="float">
            <text:p>0</text:p>
          </table:table-cell>
          <table:table-cell office:value-type="float" office:value="325.600000000021" calcext:value-type="float">
            <text:p>325.600000000021</text:p>
          </table:table-cell>
          <table:table-cell office:value-type="float" office:value="307.600000000029" calcext:value-type="float">
            <text:p>307.6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3]-[.F743])&lt;3;1;0)" office:value-type="float" office:value="0" calcext:value-type="float">
            <text:p>0</text:p>
          </table:table-cell>
          <table:table-cell table:formula="of:=IF(ABS([.E743]-[.F743])&lt;3;1;0)" office:value-type="float" office:value="0" calcext:value-type="float">
            <text:p>0</text:p>
          </table:table-cell>
          <table:table-cell office:value-type="float" office:value="332.440000000021" calcext:value-type="float">
            <text:p>332.440000000021</text:p>
          </table:table-cell>
          <table:table-cell office:value-type="float" office:value="314.44000000003" calcext:value-type="float">
            <text:p>314.4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4]-[.F744])&lt;3;1;0)" office:value-type="float" office:value="0" calcext:value-type="float">
            <text:p>0</text:p>
          </table:table-cell>
          <table:table-cell table:formula="of:=IF(ABS([.E744]-[.F744])&lt;3;1;0)" office:value-type="float" office:value="0" calcext:value-type="float">
            <text:p>0</text:p>
          </table:table-cell>
          <table:table-cell office:value-type="float" office:value="339.280000000022" calcext:value-type="float">
            <text:p>339.280000000022</text:p>
          </table:table-cell>
          <table:table-cell office:value-type="float" office:value="321.28000000003" calcext:value-type="float">
            <text:p>321.28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5]-[.F745])&lt;3;1;0)" office:value-type="float" office:value="0" calcext:value-type="float">
            <text:p>0</text:p>
          </table:table-cell>
          <table:table-cell table:formula="of:=IF(ABS([.E745]-[.F745])&lt;3;1;0)" office:value-type="float" office:value="0" calcext:value-type="float">
            <text:p>0</text:p>
          </table:table-cell>
          <table:table-cell office:value-type="float" office:value="346.120000000022" calcext:value-type="float">
            <text:p>346.120000000022</text:p>
          </table:table-cell>
          <table:table-cell office:value-type="float" office:value="328.12000000003" calcext:value-type="float">
            <text:p>328.12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6]-[.F746])&lt;3;1;0)" office:value-type="float" office:value="0" calcext:value-type="float">
            <text:p>0</text:p>
          </table:table-cell>
          <table:table-cell table:formula="of:=IF(ABS([.E746]-[.F746])&lt;3;1;0)" office:value-type="float" office:value="0" calcext:value-type="float">
            <text:p>0</text:p>
          </table:table-cell>
          <table:table-cell office:value-type="float" office:value="352.960000000022" calcext:value-type="float">
            <text:p>352.960000000022</text:p>
          </table:table-cell>
          <table:table-cell office:value-type="float" office:value="334.96000000003" calcext:value-type="float">
            <text:p>334.96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7]-[.F747])&lt;3;1;0)" office:value-type="float" office:value="0" calcext:value-type="float">
            <text:p>0</text:p>
          </table:table-cell>
          <table:table-cell table:formula="of:=IF(ABS([.E747]-[.F747])&lt;3;1;0)" office:value-type="float" office:value="0" calcext:value-type="float">
            <text:p>0</text:p>
          </table:table-cell>
          <table:table-cell office:value-type="float" office:value="359.800000000022" calcext:value-type="float">
            <text:p>359.800000000022</text:p>
          </table:table-cell>
          <table:table-cell office:value-type="float" office:value="341.80000000003" calcext:value-type="float">
            <text:p>341.8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8]-[.F748])&lt;3;1;0)" office:value-type="float" office:value="0" calcext:value-type="float">
            <text:p>0</text:p>
          </table:table-cell>
          <table:table-cell table:formula="of:=IF(ABS([.E748]-[.F748])&lt;3;1;0)" office:value-type="float" office:value="0" calcext:value-type="float">
            <text:p>0</text:p>
          </table:table-cell>
          <table:table-cell office:value-type="float" office:value="6.64000000002216" calcext:value-type="float">
            <text:p>6.64000000002216</text:p>
          </table:table-cell>
          <table:table-cell office:value-type="float" office:value="348.64000000003" calcext:value-type="float">
            <text:p>348.6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9]-[.F749])&lt;3;1;0)" office:value-type="float" office:value="0" calcext:value-type="float">
            <text:p>0</text:p>
          </table:table-cell>
          <table:table-cell table:formula="of:=IF(ABS([.E749]-[.F749])&lt;3;1;0)" office:value-type="float" office:value="0" calcext:value-type="float">
            <text:p>0</text:p>
          </table:table-cell>
          <table:table-cell office:value-type="float" office:value="13.4800000000223" calcext:value-type="float">
            <text:p>13.4800000000223</text:p>
          </table:table-cell>
          <table:table-cell office:value-type="float" office:value="355.480000000031" calcext:value-type="float">
            <text:p>355.48000000003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0]-[.F750])&lt;3;1;0)" office:value-type="float" office:value="0" calcext:value-type="float">
            <text:p>0</text:p>
          </table:table-cell>
          <table:table-cell table:formula="of:=IF(ABS([.E750]-[.F750])&lt;3;1;0)" office:value-type="float" office:value="0" calcext:value-type="float">
            <text:p>0</text:p>
          </table:table-cell>
          <table:table-cell office:value-type="float" office:value="20.3200000000224" calcext:value-type="float">
            <text:p>20.3200000000224</text:p>
          </table:table-cell>
          <table:table-cell office:value-type="float" office:value="2.32000000003063" calcext:value-type="float">
            <text:p>2.3200000000306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1]-[.F751])&lt;3;1;0)" office:value-type="float" office:value="0" calcext:value-type="float">
            <text:p>0</text:p>
          </table:table-cell>
          <table:table-cell table:formula="of:=IF(ABS([.E751]-[.F751])&lt;3;1;0)" office:value-type="float" office:value="0" calcext:value-type="float">
            <text:p>0</text:p>
          </table:table-cell>
          <table:table-cell office:value-type="float" office:value="27.1600000000226" calcext:value-type="float">
            <text:p>27.1600000000226</text:p>
          </table:table-cell>
          <table:table-cell office:value-type="float" office:value="9.16000000003078" calcext:value-type="float">
            <text:p>9.1600000000307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2]-[.F752])&lt;3;1;0)" office:value-type="float" office:value="0" calcext:value-type="float">
            <text:p>0</text:p>
          </table:table-cell>
          <table:table-cell table:formula="of:=IF(ABS([.E752]-[.F752])&lt;3;1;0)" office:value-type="float" office:value="0" calcext:value-type="float">
            <text:p>0</text:p>
          </table:table-cell>
          <table:table-cell office:value-type="float" office:value="34.0000000000227" calcext:value-type="float">
            <text:p>34.0000000000227</text:p>
          </table:table-cell>
          <table:table-cell office:value-type="float" office:value="16.0000000000309" calcext:value-type="float">
            <text:p>16.00000000003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3]-[.F753])&lt;3;1;0)" office:value-type="float" office:value="0" calcext:value-type="float">
            <text:p>0</text:p>
          </table:table-cell>
          <table:table-cell table:formula="of:=IF(ABS([.E753]-[.F753])&lt;3;1;0)" office:value-type="float" office:value="0" calcext:value-type="float">
            <text:p>0</text:p>
          </table:table-cell>
          <table:table-cell office:value-type="float" office:value="40.8400000000229" calcext:value-type="float">
            <text:p>40.8400000000229</text:p>
          </table:table-cell>
          <table:table-cell office:value-type="float" office:value="22.8400000000311" calcext:value-type="float">
            <text:p>22.84000000003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4]-[.F754])&lt;3;1;0)" office:value-type="float" office:value="0" calcext:value-type="float">
            <text:p>0</text:p>
          </table:table-cell>
          <table:table-cell table:formula="of:=IF(ABS([.E754]-[.F754])&lt;3;1;0)" office:value-type="float" office:value="0" calcext:value-type="float">
            <text:p>0</text:p>
          </table:table-cell>
          <table:table-cell office:value-type="float" office:value="47.680000000023" calcext:value-type="float">
            <text:p>47.680000000023</text:p>
          </table:table-cell>
          <table:table-cell office:value-type="float" office:value="29.6800000000312" calcext:value-type="float">
            <text:p>29.68000000003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5]-[.F755])&lt;3;1;0)" office:value-type="float" office:value="0" calcext:value-type="float">
            <text:p>0</text:p>
          </table:table-cell>
          <table:table-cell table:formula="of:=IF(ABS([.E755]-[.F755])&lt;3;1;0)" office:value-type="float" office:value="0" calcext:value-type="float">
            <text:p>0</text:p>
          </table:table-cell>
          <table:table-cell office:value-type="float" office:value="54.5200000000232" calcext:value-type="float">
            <text:p>54.5200000000232</text:p>
          </table:table-cell>
          <table:table-cell office:value-type="float" office:value="36.5200000000314" calcext:value-type="float">
            <text:p>36.52000000003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6]-[.F756])&lt;3;1;0)" office:value-type="float" office:value="0" calcext:value-type="float">
            <text:p>0</text:p>
          </table:table-cell>
          <table:table-cell table:formula="of:=IF(ABS([.E756]-[.F756])&lt;3;1;0)" office:value-type="float" office:value="0" calcext:value-type="float">
            <text:p>0</text:p>
          </table:table-cell>
          <table:table-cell office:value-type="float" office:value="61.3600000000233" calcext:value-type="float">
            <text:p>61.3600000000233</text:p>
          </table:table-cell>
          <table:table-cell office:value-type="float" office:value="43.3600000000315" calcext:value-type="float">
            <text:p>43.36000000003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7]-[.F757])&lt;3;1;0)" office:value-type="float" office:value="0" calcext:value-type="float">
            <text:p>0</text:p>
          </table:table-cell>
          <table:table-cell table:formula="of:=IF(ABS([.E757]-[.F757])&lt;3;1;0)" office:value-type="float" office:value="0" calcext:value-type="float">
            <text:p>0</text:p>
          </table:table-cell>
          <table:table-cell office:value-type="float" office:value="68.2000000000235" calcext:value-type="float">
            <text:p>68.2000000000235</text:p>
          </table:table-cell>
          <table:table-cell office:value-type="float" office:value="50.2000000000317" calcext:value-type="float">
            <text:p>50.20000000003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8]-[.F758])&lt;3;1;0)" office:value-type="float" office:value="0" calcext:value-type="float">
            <text:p>0</text:p>
          </table:table-cell>
          <table:table-cell table:formula="of:=IF(ABS([.E758]-[.F758])&lt;3;1;0)" office:value-type="float" office:value="0" calcext:value-type="float">
            <text:p>0</text:p>
          </table:table-cell>
          <table:table-cell office:value-type="float" office:value="75.0400000000236" calcext:value-type="float">
            <text:p>75.0400000000236</text:p>
          </table:table-cell>
          <table:table-cell office:value-type="float" office:value="57.0400000000318" calcext:value-type="float">
            <text:p>57.04000000003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9]-[.F759])&lt;3;1;0)" office:value-type="float" office:value="0" calcext:value-type="float">
            <text:p>0</text:p>
          </table:table-cell>
          <table:table-cell table:formula="of:=IF(ABS([.E759]-[.F759])&lt;3;1;0)" office:value-type="float" office:value="0" calcext:value-type="float">
            <text:p>0</text:p>
          </table:table-cell>
          <table:table-cell office:value-type="float" office:value="81.8800000000238" calcext:value-type="float">
            <text:p>81.8800000000238</text:p>
          </table:table-cell>
          <table:table-cell office:value-type="float" office:value="65.7800000000316" calcext:value-type="float">
            <text:p>65.78000000003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0]-[.F760])&lt;3;1;0)" office:value-type="float" office:value="0" calcext:value-type="float">
            <text:p>0</text:p>
          </table:table-cell>
          <table:table-cell table:formula="of:=IF(ABS([.E760]-[.F760])&lt;3;1;0)" office:value-type="float" office:value="0" calcext:value-type="float">
            <text:p>0</text:p>
          </table:table-cell>
          <table:table-cell office:value-type="float" office:value="88.7200000000239" calcext:value-type="float">
            <text:p>88.7200000000239</text:p>
          </table:table-cell>
          <table:table-cell office:value-type="float" office:value="74.5200000000314" calcext:value-type="float">
            <text:p>74.52000000003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1]-[.F761])&lt;3;1;0)" office:value-type="float" office:value="0" calcext:value-type="float">
            <text:p>0</text:p>
          </table:table-cell>
          <table:table-cell table:formula="of:=IF(ABS([.E761]-[.F761])&lt;3;1;0)" office:value-type="float" office:value="0" calcext:value-type="float">
            <text:p>0</text:p>
          </table:table-cell>
          <table:table-cell office:value-type="float" office:value="95.5600000000241" calcext:value-type="float">
            <text:p>95.5600000000241</text:p>
          </table:table-cell>
          <table:table-cell office:value-type="float" office:value="83.2600000000311" calcext:value-type="float">
            <text:p>83.26000000003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2]-[.F762])&lt;3;1;0)" office:value-type="float" office:value="0" calcext:value-type="float">
            <text:p>0</text:p>
          </table:table-cell>
          <table:table-cell table:formula="of:=IF(ABS([.E762]-[.F762])&lt;3;1;0)" office:value-type="float" office:value="0" calcext:value-type="float">
            <text:p>0</text:p>
          </table:table-cell>
          <table:table-cell office:value-type="float" office:value="102.400000000024" calcext:value-type="float">
            <text:p>102.400000000024</text:p>
          </table:table-cell>
          <table:table-cell office:value-type="float" office:value="92.0000000000309" calcext:value-type="float">
            <text:p>92.00000000003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3]-[.F763])&lt;3;1;0)" office:value-type="float" office:value="0" calcext:value-type="float">
            <text:p>0</text:p>
          </table:table-cell>
          <table:table-cell table:formula="of:=IF(ABS([.E763]-[.F763])&lt;3;1;0)" office:value-type="float" office:value="0" calcext:value-type="float">
            <text:p>0</text:p>
          </table:table-cell>
          <table:table-cell office:value-type="float" office:value="109.240000000024" calcext:value-type="float">
            <text:p>109.240000000024</text:p>
          </table:table-cell>
          <table:table-cell office:value-type="float" office:value="100.740000000031" calcext:value-type="float">
            <text:p>100.74000000003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4]-[.F764])&lt;3;1;0)" office:value-type="float" office:value="0" calcext:value-type="float">
            <text:p>0</text:p>
          </table:table-cell>
          <table:table-cell table:formula="of:=IF(ABS([.E764]-[.F764])&lt;3;1;0)" office:value-type="float" office:value="0" calcext:value-type="float">
            <text:p>0</text:p>
          </table:table-cell>
          <table:table-cell office:value-type="float" office:value="116.080000000024" calcext:value-type="float">
            <text:p>116.080000000024</text:p>
          </table:table-cell>
          <table:table-cell office:value-type="float" office:value="109.48000000003" calcext:value-type="float">
            <text:p>109.48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5]-[.F765])&lt;3;1;0)" office:value-type="float" office:value="0" calcext:value-type="float">
            <text:p>0</text:p>
          </table:table-cell>
          <table:table-cell table:formula="of:=IF(ABS([.E765]-[.F765])&lt;3;1;0)" office:value-type="float" office:value="0" calcext:value-type="float">
            <text:p>0</text:p>
          </table:table-cell>
          <table:table-cell office:value-type="float" office:value="122.920000000025" calcext:value-type="float">
            <text:p>122.920000000025</text:p>
          </table:table-cell>
          <table:table-cell office:value-type="float" office:value="118.22000000003" calcext:value-type="float">
            <text:p>118.22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6]-[.F766])&lt;3;1;0)" office:value-type="float" office:value="1" calcext:value-type="float">
            <text:p>1</text:p>
          </table:table-cell>
          <table:table-cell table:formula="of:=IF(ABS([.E766]-[.F766])&lt;3;1;0)" office:value-type="float" office:value="1" calcext:value-type="float">
            <text:p>1</text:p>
          </table:table-cell>
          <table:table-cell office:value-type="float" office:value="129.760000000025" calcext:value-type="float">
            <text:p>129.760000000025</text:p>
          </table:table-cell>
          <table:table-cell office:value-type="float" office:value="126.96000000003" calcext:value-type="float">
            <text:p>126.96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7]-[.F767])&lt;3;1;0)" office:value-type="float" office:value="1" calcext:value-type="float">
            <text:p>1</text:p>
          </table:table-cell>
          <table:table-cell table:formula="of:=IF(ABS([.E767]-[.F767])&lt;3;1;0)" office:value-type="float" office:value="1" calcext:value-type="float">
            <text:p>1</text:p>
          </table:table-cell>
          <table:table-cell office:value-type="float" office:value="136.600000000025" calcext:value-type="float">
            <text:p>136.600000000025</text:p>
          </table:table-cell>
          <table:table-cell office:value-type="float" office:value="135.70000000003" calcext:value-type="float">
            <text:p>135.7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8]-[.F768])&lt;3;1;0)" office:value-type="float" office:value="1" calcext:value-type="float">
            <text:p>1</text:p>
          </table:table-cell>
          <table:table-cell table:formula="of:=IF(ABS([.E768]-[.F768])&lt;3;1;0)" office:value-type="float" office:value="1" calcext:value-type="float">
            <text:p>1</text:p>
          </table:table-cell>
          <table:table-cell office:value-type="float" office:value="143.440000000025" calcext:value-type="float">
            <text:p>143.440000000025</text:p>
          </table:table-cell>
          <table:table-cell office:value-type="float" office:value="144.44000000003" calcext:value-type="float">
            <text:p>144.4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9]-[.F769])&lt;3;1;0)" office:value-type="float" office:value="1" calcext:value-type="float">
            <text:p>1</text:p>
          </table:table-cell>
          <table:table-cell table:formula="of:=IF(ABS([.E769]-[.F769])&lt;3;1;0)" office:value-type="float" office:value="1" calcext:value-type="float">
            <text:p>1</text:p>
          </table:table-cell>
          <table:table-cell office:value-type="float" office:value="150.280000000025" calcext:value-type="float">
            <text:p>150.280000000025</text:p>
          </table:table-cell>
          <table:table-cell office:value-type="float" office:value="153.180000000029" calcext:value-type="float">
            <text:p>153.18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0]-[.F770])&lt;3;1;0)" office:value-type="float" office:value="0" calcext:value-type="float">
            <text:p>0</text:p>
          </table:table-cell>
          <table:table-cell table:formula="of:=IF(ABS([.E770]-[.F770])&lt;3;1;0)" office:value-type="float" office:value="0" calcext:value-type="float">
            <text:p>0</text:p>
          </table:table-cell>
          <table:table-cell office:value-type="float" office:value="157.120000000025" calcext:value-type="float">
            <text:p>157.120000000025</text:p>
          </table:table-cell>
          <table:table-cell office:value-type="float" office:value="161.920000000029" calcext:value-type="float">
            <text:p>161.92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1]-[.F771])&lt;3;1;0)" office:value-type="float" office:value="0" calcext:value-type="float">
            <text:p>0</text:p>
          </table:table-cell>
          <table:table-cell table:formula="of:=IF(ABS([.E771]-[.F771])&lt;3;1;0)" office:value-type="float" office:value="0" calcext:value-type="float">
            <text:p>0</text:p>
          </table:table-cell>
          <table:table-cell office:value-type="float" office:value="163.960000000026" calcext:value-type="float">
            <text:p>163.960000000026</text:p>
          </table:table-cell>
          <table:table-cell office:value-type="float" office:value="170.660000000029" calcext:value-type="float">
            <text:p>170.6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2]-[.F772])&lt;3;1;0)" office:value-type="float" office:value="0" calcext:value-type="float">
            <text:p>0</text:p>
          </table:table-cell>
          <table:table-cell table:formula="of:=IF(ABS([.E772]-[.F772])&lt;3;1;0)" office:value-type="float" office:value="0" calcext:value-type="float">
            <text:p>0</text:p>
          </table:table-cell>
          <table:table-cell office:value-type="float" office:value="170.800000000026" calcext:value-type="float">
            <text:p>170.800000000026</text:p>
          </table:table-cell>
          <table:table-cell office:value-type="float" office:value="179.400000000029" calcext:value-type="float">
            <text:p>179.4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3]-[.F773])&lt;3;1;0)" office:value-type="float" office:value="0" calcext:value-type="float">
            <text:p>0</text:p>
          </table:table-cell>
          <table:table-cell table:formula="of:=IF(ABS([.E773]-[.F773])&lt;3;1;0)" office:value-type="float" office:value="0" calcext:value-type="float">
            <text:p>0</text:p>
          </table:table-cell>
          <table:table-cell office:value-type="float" office:value="177.640000000026" calcext:value-type="float">
            <text:p>177.640000000026</text:p>
          </table:table-cell>
          <table:table-cell office:value-type="float" office:value="188.140000000029" calcext:value-type="float">
            <text:p>188.14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4]-[.F774])&lt;3;1;0)" office:value-type="float" office:value="0" calcext:value-type="float">
            <text:p>0</text:p>
          </table:table-cell>
          <table:table-cell table:formula="of:=IF(ABS([.E774]-[.F774])&lt;3;1;0)" office:value-type="float" office:value="0" calcext:value-type="float">
            <text:p>0</text:p>
          </table:table-cell>
          <table:table-cell office:value-type="float" office:value="184.480000000026" calcext:value-type="float">
            <text:p>184.480000000026</text:p>
          </table:table-cell>
          <table:table-cell office:value-type="float" office:value="196.880000000028" calcext:value-type="float">
            <text:p>196.8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5]-[.F775])&lt;3;1;0)" office:value-type="float" office:value="0" calcext:value-type="float">
            <text:p>0</text:p>
          </table:table-cell>
          <table:table-cell table:formula="of:=IF(ABS([.E775]-[.F775])&lt;3;1;0)" office:value-type="float" office:value="0" calcext:value-type="float">
            <text:p>0</text:p>
          </table:table-cell>
          <table:table-cell office:value-type="float" office:value="191.320000000026" calcext:value-type="float">
            <text:p>191.320000000026</text:p>
          </table:table-cell>
          <table:table-cell office:value-type="float" office:value="205.620000000028" calcext:value-type="float">
            <text:p>205.6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6]-[.F776])&lt;3;1;0)" office:value-type="float" office:value="0" calcext:value-type="float">
            <text:p>0</text:p>
          </table:table-cell>
          <table:table-cell table:formula="of:=IF(ABS([.E776]-[.F776])&lt;3;1;0)" office:value-type="float" office:value="0" calcext:value-type="float">
            <text:p>0</text:p>
          </table:table-cell>
          <table:table-cell office:value-type="float" office:value="198.160000000026" calcext:value-type="float">
            <text:p>198.160000000026</text:p>
          </table:table-cell>
          <table:table-cell office:value-type="float" office:value="214.360000000028" calcext:value-type="float">
            <text:p>214.36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7]-[.F777])&lt;3;1;0)" office:value-type="float" office:value="0" calcext:value-type="float">
            <text:p>0</text:p>
          </table:table-cell>
          <table:table-cell table:formula="of:=IF(ABS([.E777]-[.F777])&lt;3;1;0)" office:value-type="float" office:value="0" calcext:value-type="float">
            <text:p>0</text:p>
          </table:table-cell>
          <table:table-cell office:value-type="float" office:value="205.000000000026" calcext:value-type="float">
            <text:p>205.000000000026</text:p>
          </table:table-cell>
          <table:table-cell office:value-type="float" office:value="223.100000000028" calcext:value-type="float">
            <text:p>223.1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8]-[.F778])&lt;3;1;0)" office:value-type="float" office:value="0" calcext:value-type="float">
            <text:p>0</text:p>
          </table:table-cell>
          <table:table-cell table:formula="of:=IF(ABS([.E778]-[.F778])&lt;3;1;0)" office:value-type="float" office:value="0" calcext:value-type="float">
            <text:p>0</text:p>
          </table:table-cell>
          <table:table-cell office:value-type="float" office:value="211.840000000027" calcext:value-type="float">
            <text:p>211.840000000027</text:p>
          </table:table-cell>
          <table:table-cell office:value-type="float" office:value="231.840000000027" calcext:value-type="float">
            <text:p>231.84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9]-[.F779])&lt;3;1;0)" office:value-type="float" office:value="0" calcext:value-type="float">
            <text:p>0</text:p>
          </table:table-cell>
          <table:table-cell table:formula="of:=IF(ABS([.E779]-[.F779])&lt;3;1;0)" office:value-type="float" office:value="0" calcext:value-type="float">
            <text:p>0</text:p>
          </table:table-cell>
          <table:table-cell office:value-type="float" office:value="218.680000000027" calcext:value-type="float">
            <text:p>218.680000000027</text:p>
          </table:table-cell>
          <table:table-cell office:value-type="float" office:value="238.680000000028" calcext:value-type="float">
            <text:p>238.6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0]-[.F780])&lt;3;1;0)" office:value-type="float" office:value="0" calcext:value-type="float">
            <text:p>0</text:p>
          </table:table-cell>
          <table:table-cell table:formula="of:=IF(ABS([.E780]-[.F780])&lt;3;1;0)" office:value-type="float" office:value="0" calcext:value-type="float">
            <text:p>0</text:p>
          </table:table-cell>
          <table:table-cell office:value-type="float" office:value="225.520000000027" calcext:value-type="float">
            <text:p>225.520000000027</text:p>
          </table:table-cell>
          <table:table-cell office:value-type="float" office:value="245.520000000028" calcext:value-type="float">
            <text:p>245.5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1]-[.F781])&lt;3;1;0)" office:value-type="float" office:value="0" calcext:value-type="float">
            <text:p>0</text:p>
          </table:table-cell>
          <table:table-cell table:formula="of:=IF(ABS([.E781]-[.F781])&lt;3;1;0)" office:value-type="float" office:value="0" calcext:value-type="float">
            <text:p>0</text:p>
          </table:table-cell>
          <table:table-cell office:value-type="float" office:value="232.360000000027" calcext:value-type="float">
            <text:p>232.360000000027</text:p>
          </table:table-cell>
          <table:table-cell office:value-type="float" office:value="252.360000000028" calcext:value-type="float">
            <text:p>252.36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2]-[.F782])&lt;3;1;0)" office:value-type="float" office:value="0" calcext:value-type="float">
            <text:p>0</text:p>
          </table:table-cell>
          <table:table-cell table:formula="of:=IF(ABS([.E782]-[.F782])&lt;3;1;0)" office:value-type="float" office:value="0" calcext:value-type="float">
            <text:p>0</text:p>
          </table:table-cell>
          <table:table-cell office:value-type="float" office:value="239.200000000027" calcext:value-type="float">
            <text:p>239.200000000027</text:p>
          </table:table-cell>
          <table:table-cell office:value-type="float" office:value="259.200000000028" calcext:value-type="float">
            <text:p>259.2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3]-[.F783])&lt;3;1;0)" office:value-type="float" office:value="0" calcext:value-type="float">
            <text:p>0</text:p>
          </table:table-cell>
          <table:table-cell table:formula="of:=IF(ABS([.E783]-[.F783])&lt;3;1;0)" office:value-type="float" office:value="0" calcext:value-type="float">
            <text:p>0</text:p>
          </table:table-cell>
          <table:table-cell office:value-type="float" office:value="246.040000000027" calcext:value-type="float">
            <text:p>246.040000000027</text:p>
          </table:table-cell>
          <table:table-cell office:value-type="float" office:value="266.040000000028" calcext:value-type="float">
            <text:p>266.04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4]-[.F784])&lt;3;1;0)" office:value-type="float" office:value="0" calcext:value-type="float">
            <text:p>0</text:p>
          </table:table-cell>
          <table:table-cell table:formula="of:=IF(ABS([.E784]-[.F784])&lt;3;1;0)" office:value-type="float" office:value="0" calcext:value-type="float">
            <text:p>0</text:p>
          </table:table-cell>
          <table:table-cell office:value-type="float" office:value="252.880000000027" calcext:value-type="float">
            <text:p>252.880000000027</text:p>
          </table:table-cell>
          <table:table-cell office:value-type="float" office:value="272.880000000028" calcext:value-type="float">
            <text:p>272.8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5]-[.F785])&lt;3;1;0)" office:value-type="float" office:value="0" calcext:value-type="float">
            <text:p>0</text:p>
          </table:table-cell>
          <table:table-cell table:formula="of:=IF(ABS([.E785]-[.F785])&lt;3;1;0)" office:value-type="float" office:value="0" calcext:value-type="float">
            <text:p>0</text:p>
          </table:table-cell>
          <table:table-cell office:value-type="float" office:value="259.720000000028" calcext:value-type="float">
            <text:p>259.720000000028</text:p>
          </table:table-cell>
          <table:table-cell office:value-type="float" office:value="279.720000000028" calcext:value-type="float">
            <text:p>279.7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6]-[.F786])&lt;3;1;0)" office:value-type="float" office:value="0" calcext:value-type="float">
            <text:p>0</text:p>
          </table:table-cell>
          <table:table-cell table:formula="of:=IF(ABS([.E786]-[.F786])&lt;3;1;0)" office:value-type="float" office:value="0" calcext:value-type="float">
            <text:p>0</text:p>
          </table:table-cell>
          <table:table-cell office:value-type="float" office:value="266.560000000028" calcext:value-type="float">
            <text:p>266.560000000028</text:p>
          </table:table-cell>
          <table:table-cell office:value-type="float" office:value="286.560000000029" calcext:value-type="float">
            <text:p>286.5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7]-[.F787])&lt;3;1;0)" office:value-type="float" office:value="0" calcext:value-type="float">
            <text:p>0</text:p>
          </table:table-cell>
          <table:table-cell table:formula="of:=IF(ABS([.E787]-[.F787])&lt;3;1;0)" office:value-type="float" office:value="0" calcext:value-type="float">
            <text:p>0</text:p>
          </table:table-cell>
          <table:table-cell office:value-type="float" office:value="273.400000000028" calcext:value-type="float">
            <text:p>273.400000000028</text:p>
          </table:table-cell>
          <table:table-cell office:value-type="float" office:value="293.400000000029" calcext:value-type="float">
            <text:p>293.4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8]-[.F788])&lt;3;1;0)" office:value-type="float" office:value="0" calcext:value-type="float">
            <text:p>0</text:p>
          </table:table-cell>
          <table:table-cell table:formula="of:=IF(ABS([.E788]-[.F788])&lt;3;1;0)" office:value-type="float" office:value="0" calcext:value-type="float">
            <text:p>0</text:p>
          </table:table-cell>
          <table:table-cell office:value-type="float" office:value="280.240000000028" calcext:value-type="float">
            <text:p>280.240000000028</text:p>
          </table:table-cell>
          <table:table-cell office:value-type="float" office:value="300.240000000029" calcext:value-type="float">
            <text:p>300.24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9]-[.F789])&lt;3;1;0)" office:value-type="float" office:value="0" calcext:value-type="float">
            <text:p>0</text:p>
          </table:table-cell>
          <table:table-cell table:formula="of:=IF(ABS([.E789]-[.F789])&lt;3;1;0)" office:value-type="float" office:value="0" calcext:value-type="float">
            <text:p>0</text:p>
          </table:table-cell>
          <table:table-cell office:value-type="float" office:value="287.080000000028" calcext:value-type="float">
            <text:p>287.080000000028</text:p>
          </table:table-cell>
          <table:table-cell office:value-type="float" office:value="307.080000000029" calcext:value-type="float">
            <text:p>307.08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0]-[.F790])&lt;3;1;0)" office:value-type="float" office:value="0" calcext:value-type="float">
            <text:p>0</text:p>
          </table:table-cell>
          <table:table-cell table:formula="of:=IF(ABS([.E790]-[.F790])&lt;3;1;0)" office:value-type="float" office:value="0" calcext:value-type="float">
            <text:p>0</text:p>
          </table:table-cell>
          <table:table-cell office:value-type="float" office:value="293.920000000028" calcext:value-type="float">
            <text:p>293.920000000028</text:p>
          </table:table-cell>
          <table:table-cell office:value-type="float" office:value="313.920000000029" calcext:value-type="float">
            <text:p>313.92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1]-[.F791])&lt;3;1;0)" office:value-type="float" office:value="0" calcext:value-type="float">
            <text:p>0</text:p>
          </table:table-cell>
          <table:table-cell table:formula="of:=IF(ABS([.E791]-[.F791])&lt;3;1;0)" office:value-type="float" office:value="0" calcext:value-type="float">
            <text:p>0</text:p>
          </table:table-cell>
          <table:table-cell office:value-type="float" office:value="300.760000000028" calcext:value-type="float">
            <text:p>300.760000000028</text:p>
          </table:table-cell>
          <table:table-cell office:value-type="float" office:value="320.760000000029" calcext:value-type="float">
            <text:p>320.7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2]-[.F792])&lt;3;1;0)" office:value-type="float" office:value="0" calcext:value-type="float">
            <text:p>0</text:p>
          </table:table-cell>
          <table:table-cell table:formula="of:=IF(ABS([.E792]-[.F792])&lt;3;1;0)" office:value-type="float" office:value="0" calcext:value-type="float">
            <text:p>0</text:p>
          </table:table-cell>
          <table:table-cell office:value-type="float" office:value="307.600000000029" calcext:value-type="float">
            <text:p>307.600000000029</text:p>
          </table:table-cell>
          <table:table-cell office:value-type="float" office:value="327.600000000029" calcext:value-type="float">
            <text:p>327.6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3]-[.F793])&lt;3;1;0)" office:value-type="float" office:value="0" calcext:value-type="float">
            <text:p>0</text:p>
          </table:table-cell>
          <table:table-cell table:formula="of:=IF(ABS([.E793]-[.F793])&lt;3;1;0)" office:value-type="float" office:value="0" calcext:value-type="float">
            <text:p>0</text:p>
          </table:table-cell>
          <table:table-cell office:value-type="float" office:value="314.440000000029" calcext:value-type="float">
            <text:p>314.440000000029</text:p>
          </table:table-cell>
          <table:table-cell office:value-type="float" office:value="334.44000000003" calcext:value-type="float">
            <text:p>334.4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4]-[.F794])&lt;3;1;0)" office:value-type="float" office:value="0" calcext:value-type="float">
            <text:p>0</text:p>
          </table:table-cell>
          <table:table-cell table:formula="of:=IF(ABS([.E794]-[.F794])&lt;3;1;0)" office:value-type="float" office:value="0" calcext:value-type="float">
            <text:p>0</text:p>
          </table:table-cell>
          <table:table-cell office:value-type="float" office:value="321.280000000029" calcext:value-type="float">
            <text:p>321.280000000029</text:p>
          </table:table-cell>
          <table:table-cell office:value-type="float" office:value="341.28000000003" calcext:value-type="float">
            <text:p>341.28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5]-[.F795])&lt;3;1;0)" office:value-type="float" office:value="0" calcext:value-type="float">
            <text:p>0</text:p>
          </table:table-cell>
          <table:table-cell table:formula="of:=IF(ABS([.E795]-[.F795])&lt;3;1;0)" office:value-type="float" office:value="0" calcext:value-type="float">
            <text:p>0</text:p>
          </table:table-cell>
          <table:table-cell office:value-type="float" office:value="328.120000000029" calcext:value-type="float">
            <text:p>328.120000000029</text:p>
          </table:table-cell>
          <table:table-cell office:value-type="float" office:value="348.12000000003" calcext:value-type="float">
            <text:p>348.12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6]-[.F796])&lt;3;1;0)" office:value-type="float" office:value="0" calcext:value-type="float">
            <text:p>0</text:p>
          </table:table-cell>
          <table:table-cell table:formula="of:=IF(ABS([.E796]-[.F796])&lt;3;1;0)" office:value-type="float" office:value="0" calcext:value-type="float">
            <text:p>0</text:p>
          </table:table-cell>
          <table:table-cell office:value-type="float" office:value="334.960000000029" calcext:value-type="float">
            <text:p>334.960000000029</text:p>
          </table:table-cell>
          <table:table-cell office:value-type="float" office:value="354.96000000003" calcext:value-type="float">
            <text:p>354.96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7]-[.F797])&lt;3;1;0)" office:value-type="float" office:value="0" calcext:value-type="float">
            <text:p>0</text:p>
          </table:table-cell>
          <table:table-cell table:formula="of:=IF(ABS([.E797]-[.F797])&lt;3;1;0)" office:value-type="float" office:value="0" calcext:value-type="float">
            <text:p>0</text:p>
          </table:table-cell>
          <table:table-cell office:value-type="float" office:value="341.800000000029" calcext:value-type="float">
            <text:p>341.800000000029</text:p>
          </table:table-cell>
          <table:table-cell office:value-type="float" office:value="1.8000000000302" calcext:value-type="float">
            <text:p>1.80000000003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8]-[.F798])&lt;3;1;0)" office:value-type="float" office:value="0" calcext:value-type="float">
            <text:p>0</text:p>
          </table:table-cell>
          <table:table-cell table:formula="of:=IF(ABS([.E798]-[.F798])&lt;3;1;0)" office:value-type="float" office:value="0" calcext:value-type="float">
            <text:p>0</text:p>
          </table:table-cell>
          <table:table-cell office:value-type="float" office:value="348.640000000029" calcext:value-type="float">
            <text:p>348.640000000029</text:p>
          </table:table-cell>
          <table:table-cell office:value-type="float" office:value="8.64000000003034" calcext:value-type="float">
            <text:p>8.6400000000303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9]-[.F799])&lt;3;1;0)" office:value-type="float" office:value="0" calcext:value-type="float">
            <text:p>0</text:p>
          </table:table-cell>
          <table:table-cell table:formula="of:=IF(ABS([.E799]-[.F799])&lt;3;1;0)" office:value-type="float" office:value="0" calcext:value-type="float">
            <text:p>0</text:p>
          </table:table-cell>
          <table:table-cell office:value-type="float" office:value="355.48000000003" calcext:value-type="float">
            <text:p>355.48000000003</text:p>
          </table:table-cell>
          <table:table-cell office:value-type="float" office:value="15.4800000000305" calcext:value-type="float">
            <text:p>15.4800000000305</text:p>
          </table:table-cell>
          <table:table-cell table:number-columns-repeated="998"/>
        </table:table-row>
        <table:table-row table:style-name="ro1" table:number-rows-repeated="1047776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02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5" form:id="control5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6" form:id="control6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5"/>
          <draw:control draw:z-index="1" draw:text-style-name="P1" svg:width="104.83pt" svg:height="26.84pt" svg:x="1120.45pt" svg:y="53.55pt" draw:control="control6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BS([.E2])&lt;2;1;0)" office:value-type="float" office:value="0" calcext:value-type="float">
            <text:p>0</text:p>
          </table:table-cell>
          <table:table-cell table:formula="of:=IF(ABS([.F2])&lt;2;1;0)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IF(ABS([.E3])&lt;2;1;0)" office:value-type="float" office:value="0" calcext:value-type="float">
            <text:p>0</text:p>
          </table:table-cell>
          <table:table-cell table:formula="of:=IF(ABS([.F3])&lt;2;1;0)" office:value-type="float" office:value="1" calcext:value-type="float">
            <text:p>1</text:p>
          </table:table-cell>
          <table:table-cell table:formula="of:=[.E2]+0.8" office:value-type="float" office:value="300.8" calcext:value-type="float">
            <text:p>300.8</text:p>
          </table:table-cell>
          <table:table-cell table:formula="of:=[.F2]+0.8" office:value-type="float" office:value="0.8" calcext:value-type="float">
            <text:p>0.8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IF(ABS([.E4])&lt;2;1;0)" office:value-type="float" office:value="0" calcext:value-type="float">
            <text:p>0</text:p>
          </table:table-cell>
          <table:table-cell table:formula="of:=IF(ABS([.F4])&lt;2;1;0)" office:value-type="float" office:value="1" calcext:value-type="float">
            <text:p>1</text:p>
          </table:table-cell>
          <table:table-cell table:formula="of:=[.E3]+0.8" office:value-type="float" office:value="301.6" calcext:value-type="float">
            <text:p>301.6</text:p>
          </table:table-cell>
          <table:table-cell table:formula="of:=[.F3]+0.8" office:value-type="float" office:value="1.6" calcext:value-type="float">
            <text:p>1.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IF(ABS([.E5])&lt;2;1;0)" office:value-type="float" office:value="0" calcext:value-type="float">
            <text:p>0</text:p>
          </table:table-cell>
          <table:table-cell table:formula="of:=IF(ABS([.F5])&lt;2;1;0)" office:value-type="float" office:value="0" calcext:value-type="float">
            <text:p>0</text:p>
          </table:table-cell>
          <table:table-cell table:formula="of:=[.E4]+0.8" office:value-type="float" office:value="302.4" calcext:value-type="float">
            <text:p>302.4</text:p>
          </table:table-cell>
          <table:table-cell table:formula="of:=[.F4]+0.8" office:value-type="float" office:value="2.4" calcext:value-type="float">
            <text:p>2.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IF(ABS([.E6])&lt;2;1;0)" office:value-type="float" office:value="0" calcext:value-type="float">
            <text:p>0</text:p>
          </table:table-cell>
          <table:table-cell table:formula="of:=IF(ABS([.F6])&lt;2;1;0)" office:value-type="float" office:value="0" calcext:value-type="float">
            <text:p>0</text:p>
          </table:table-cell>
          <table:table-cell table:formula="of:=[.E5]+0.8" office:value-type="float" office:value="303.2" calcext:value-type="float">
            <text:p>303.2</text:p>
          </table:table-cell>
          <table:table-cell table:formula="of:=[.F5]+0.8" office:value-type="float" office:value="3.2" calcext:value-type="float">
            <text:p>3.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IF(ABS([.E7])&lt;2;1;0)" office:value-type="float" office:value="0" calcext:value-type="float">
            <text:p>0</text:p>
          </table:table-cell>
          <table:table-cell table:formula="of:=IF(ABS([.F7])&lt;2;1;0)" office:value-type="float" office:value="0" calcext:value-type="float">
            <text:p>0</text:p>
          </table:table-cell>
          <table:table-cell table:formula="of:=[.E6]+0.8" office:value-type="float" office:value="304" calcext:value-type="float">
            <text:p>304</text:p>
          </table:table-cell>
          <table:table-cell table:formula="of:=[.F6]+0.8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formula="of:=IF(ABS([.E8])&lt;2;1;0)" office:value-type="float" office:value="0" calcext:value-type="float">
            <text:p>0</text:p>
          </table:table-cell>
          <table:table-cell table:formula="of:=IF(ABS([.F8])&lt;2;1;0)" office:value-type="float" office:value="0" calcext:value-type="float">
            <text:p>0</text:p>
          </table:table-cell>
          <table:table-cell table:formula="of:=[.E7]+0.8" office:value-type="float" office:value="304.8" calcext:value-type="float">
            <text:p>304.8</text:p>
          </table:table-cell>
          <table:table-cell table:formula="of:=[.F7]+0.8" office:value-type="float" office:value="4.8" calcext:value-type="float">
            <text:p>4.8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formula="of:=IF(ABS([.E9])&lt;2;1;0)" office:value-type="float" office:value="0" calcext:value-type="float">
            <text:p>0</text:p>
          </table:table-cell>
          <table:table-cell table:formula="of:=IF(ABS([.F9])&lt;2;1;0)" office:value-type="float" office:value="0" calcext:value-type="float">
            <text:p>0</text:p>
          </table:table-cell>
          <table:table-cell table:formula="of:=[.E8]+0.8" office:value-type="float" office:value="305.6" calcext:value-type="float">
            <text:p>305.6</text:p>
          </table:table-cell>
          <table:table-cell table:formula="of:=[.F8]+0.8" office:value-type="float" office:value="5.6" calcext:value-type="float">
            <text:p>5.6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formula="of:=IF(ABS([.E10])&lt;2;1;0)" office:value-type="float" office:value="0" calcext:value-type="float">
            <text:p>0</text:p>
          </table:table-cell>
          <table:table-cell table:formula="of:=IF(ABS([.F10])&lt;2;1;0)" office:value-type="float" office:value="0" calcext:value-type="float">
            <text:p>0</text:p>
          </table:table-cell>
          <table:table-cell table:formula="of:=[.E9]+0.8" office:value-type="float" office:value="306.4" calcext:value-type="float">
            <text:p>306.4</text:p>
          </table:table-cell>
          <table:table-cell table:formula="of:=[.F9]+0.8" office:value-type="float" office:value="6.4" calcext:value-type="float">
            <text:p>6.4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formula="of:=IF(ABS([.E11])&lt;2;1;0)" office:value-type="float" office:value="0" calcext:value-type="float">
            <text:p>0</text:p>
          </table:table-cell>
          <table:table-cell table:formula="of:=IF(ABS([.F11])&lt;2;1;0)" office:value-type="float" office:value="0" calcext:value-type="float">
            <text:p>0</text:p>
          </table:table-cell>
          <table:table-cell table:formula="of:=[.E10]+0.8" office:value-type="float" office:value="307.2" calcext:value-type="float">
            <text:p>307.2</text:p>
          </table:table-cell>
          <table:table-cell table:formula="of:=[.F10]+0.8" office:value-type="float" office:value="7.2" calcext:value-type="float">
            <text:p>7.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IF(ABS([.E12])&lt;2;1;0)" office:value-type="float" office:value="0" calcext:value-type="float">
            <text:p>0</text:p>
          </table:table-cell>
          <table:table-cell table:formula="of:=IF(ABS([.F12])&lt;2;1;0)" office:value-type="float" office:value="0" calcext:value-type="float">
            <text:p>0</text:p>
          </table:table-cell>
          <table:table-cell table:formula="of:=[.E11]+0.8" office:value-type="float" office:value="308" calcext:value-type="float">
            <text:p>308</text:p>
          </table:table-cell>
          <table:table-cell table:formula="of:=[.F11]+0.8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formula="of:=IF(ABS([.E13])&lt;2;1;0)" office:value-type="float" office:value="0" calcext:value-type="float">
            <text:p>0</text:p>
          </table:table-cell>
          <table:table-cell table:formula="of:=IF(ABS([.F13])&lt;2;1;0)" office:value-type="float" office:value="0" calcext:value-type="float">
            <text:p>0</text:p>
          </table:table-cell>
          <table:table-cell table:formula="of:=[.E12]+0.8" office:value-type="float" office:value="308.8" calcext:value-type="float">
            <text:p>308.8</text:p>
          </table:table-cell>
          <table:table-cell table:formula="of:=[.F12]+0.8" office:value-type="float" office:value="8.8" calcext:value-type="float">
            <text:p>8.8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formula="of:=IF(ABS([.E14])&lt;2;1;0)" office:value-type="float" office:value="0" calcext:value-type="float">
            <text:p>0</text:p>
          </table:table-cell>
          <table:table-cell table:formula="of:=IF(ABS([.F14])&lt;2;1;0)" office:value-type="float" office:value="0" calcext:value-type="float">
            <text:p>0</text:p>
          </table:table-cell>
          <table:table-cell table:formula="of:=[.E13]+0.8" office:value-type="float" office:value="309.6" calcext:value-type="float">
            <text:p>309.6</text:p>
          </table:table-cell>
          <table:table-cell table:formula="of:=[.F13]+0.8" office:value-type="float" office:value="9.6" calcext:value-type="float">
            <text:p>9.6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formula="of:=IF(ABS([.E15])&lt;2;1;0)" office:value-type="float" office:value="0" calcext:value-type="float">
            <text:p>0</text:p>
          </table:table-cell>
          <table:table-cell table:formula="of:=IF(ABS([.F15])&lt;2;1;0)" office:value-type="float" office:value="0" calcext:value-type="float">
            <text:p>0</text:p>
          </table:table-cell>
          <table:table-cell table:formula="of:=[.E14]+0.8" office:value-type="float" office:value="310.4" calcext:value-type="float">
            <text:p>310.4</text:p>
          </table:table-cell>
          <table:table-cell table:formula="of:=[.F14]+0.8" office:value-type="float" office:value="10.4" calcext:value-type="float">
            <text:p>10.4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formula="of:=IF(ABS([.E16])&lt;2;1;0)" office:value-type="float" office:value="0" calcext:value-type="float">
            <text:p>0</text:p>
          </table:table-cell>
          <table:table-cell table:formula="of:=IF(ABS([.F16])&lt;2;1;0)" office:value-type="float" office:value="0" calcext:value-type="float">
            <text:p>0</text:p>
          </table:table-cell>
          <table:table-cell table:formula="of:=[.E15]+0.8" office:value-type="float" office:value="311.2" calcext:value-type="float">
            <text:p>311.2</text:p>
          </table:table-cell>
          <table:table-cell table:formula="of:=[.F15]+0.8" office:value-type="float" office:value="11.2" calcext:value-type="float">
            <text:p>11.2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formula="of:=IF(ABS([.E17])&lt;2;1;0)" office:value-type="float" office:value="0" calcext:value-type="float">
            <text:p>0</text:p>
          </table:table-cell>
          <table:table-cell table:formula="of:=IF(ABS([.F17])&lt;2;1;0)" office:value-type="float" office:value="0" calcext:value-type="float">
            <text:p>0</text:p>
          </table:table-cell>
          <table:table-cell table:formula="of:=[.E16]+0.8" office:value-type="float" office:value="312" calcext:value-type="float">
            <text:p>312</text:p>
          </table:table-cell>
          <table:table-cell table:formula="of:=[.F16]+0.8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formula="of:=IF(ABS([.E18])&lt;2;1;0)" office:value-type="float" office:value="0" calcext:value-type="float">
            <text:p>0</text:p>
          </table:table-cell>
          <table:table-cell table:formula="of:=IF(ABS([.F18])&lt;2;1;0)" office:value-type="float" office:value="0" calcext:value-type="float">
            <text:p>0</text:p>
          </table:table-cell>
          <table:table-cell table:formula="of:=[.E17]+0.8" office:value-type="float" office:value="312.8" calcext:value-type="float">
            <text:p>312.8</text:p>
          </table:table-cell>
          <table:table-cell table:formula="of:=[.F17]+0.8" office:value-type="float" office:value="12.8" calcext:value-type="float">
            <text:p>12.8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formula="of:=IF(ABS([.E19])&lt;2;1;0)" office:value-type="float" office:value="0" calcext:value-type="float">
            <text:p>0</text:p>
          </table:table-cell>
          <table:table-cell table:formula="of:=IF(ABS([.F19])&lt;2;1;0)" office:value-type="float" office:value="0" calcext:value-type="float">
            <text:p>0</text:p>
          </table:table-cell>
          <table:table-cell table:formula="of:=[.E18]+0.8" office:value-type="float" office:value="313.6" calcext:value-type="float">
            <text:p>313.6</text:p>
          </table:table-cell>
          <table:table-cell table:formula="of:=[.F18]+0.8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formula="of:=IF(ABS([.E20])&lt;2;1;0)" office:value-type="float" office:value="0" calcext:value-type="float">
            <text:p>0</text:p>
          </table:table-cell>
          <table:table-cell table:formula="of:=IF(ABS([.F20])&lt;2;1;0)" office:value-type="float" office:value="0" calcext:value-type="float">
            <text:p>0</text:p>
          </table:table-cell>
          <table:table-cell table:formula="of:=[.E19]+0.8" office:value-type="float" office:value="314.4" calcext:value-type="float">
            <text:p>314.4</text:p>
          </table:table-cell>
          <table:table-cell table:formula="of:=[.F19]+0.8" office:value-type="float" office:value="14.4" calcext:value-type="float">
            <text:p>14.4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formula="of:=IF(ABS([.E21])&lt;2;1;0)" office:value-type="float" office:value="0" calcext:value-type="float">
            <text:p>0</text:p>
          </table:table-cell>
          <table:table-cell table:formula="of:=IF(ABS([.F21])&lt;2;1;0)" office:value-type="float" office:value="0" calcext:value-type="float">
            <text:p>0</text:p>
          </table:table-cell>
          <table:table-cell table:formula="of:=[.E20]+0.8" office:value-type="float" office:value="315.2" calcext:value-type="float">
            <text:p>315.2</text:p>
          </table:table-cell>
          <table:table-cell table:formula="of:=[.F20]+0.8" office:value-type="float" office:value="15.2" calcext:value-type="float">
            <text:p>15.2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formula="of:=IF(ABS([.E22])&lt;2;1;0)" office:value-type="float" office:value="0" calcext:value-type="float">
            <text:p>0</text:p>
          </table:table-cell>
          <table:table-cell table:formula="of:=IF(ABS([.F22])&lt;2;1;0)" office:value-type="float" office:value="0" calcext:value-type="float">
            <text:p>0</text:p>
          </table:table-cell>
          <table:table-cell table:formula="of:=[.E21]+0.8" office:value-type="float" office:value="316" calcext:value-type="float">
            <text:p>316</text:p>
          </table:table-cell>
          <table:table-cell table:formula="of:=[.F21]+0.8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formula="of:=IF(ABS([.E23])&lt;2;1;0)" office:value-type="float" office:value="0" calcext:value-type="float">
            <text:p>0</text:p>
          </table:table-cell>
          <table:table-cell table:formula="of:=IF(ABS([.F23])&lt;2;1;0)" office:value-type="float" office:value="0" calcext:value-type="float">
            <text:p>0</text:p>
          </table:table-cell>
          <table:table-cell table:formula="of:=[.E22]+0.8" office:value-type="float" office:value="316.8" calcext:value-type="float">
            <text:p>316.8</text:p>
          </table:table-cell>
          <table:table-cell table:formula="of:=[.F22]+0.8" office:value-type="float" office:value="16.8" calcext:value-type="float">
            <text:p>16.8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formula="of:=IF(ABS([.E24])&lt;2;1;0)" office:value-type="float" office:value="0" calcext:value-type="float">
            <text:p>0</text:p>
          </table:table-cell>
          <table:table-cell table:formula="of:=IF(ABS([.F24])&lt;2;1;0)" office:value-type="float" office:value="0" calcext:value-type="float">
            <text:p>0</text:p>
          </table:table-cell>
          <table:table-cell table:formula="of:=[.E23]+0.8" office:value-type="float" office:value="317.6" calcext:value-type="float">
            <text:p>317.6</text:p>
          </table:table-cell>
          <table:table-cell table:formula="of:=[.F23]+0.8" office:value-type="float" office:value="17.6" calcext:value-type="float">
            <text:p>17.6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formula="of:=IF(ABS([.E25])&lt;2;1;0)" office:value-type="float" office:value="0" calcext:value-type="float">
            <text:p>0</text:p>
          </table:table-cell>
          <table:table-cell table:formula="of:=IF(ABS([.F25])&lt;2;1;0)" office:value-type="float" office:value="0" calcext:value-type="float">
            <text:p>0</text:p>
          </table:table-cell>
          <table:table-cell table:formula="of:=[.E24]+0.8" office:value-type="float" office:value="318.4" calcext:value-type="float">
            <text:p>318.4</text:p>
          </table:table-cell>
          <table:table-cell table:formula="of:=[.F24]+0.8" office:value-type="float" office:value="18.4" calcext:value-type="float">
            <text:p>18.4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formula="of:=IF(ABS([.E26])&lt;2;1;0)" office:value-type="float" office:value="0" calcext:value-type="float">
            <text:p>0</text:p>
          </table:table-cell>
          <table:table-cell table:formula="of:=IF(ABS([.F26])&lt;2;1;0)" office:value-type="float" office:value="0" calcext:value-type="float">
            <text:p>0</text:p>
          </table:table-cell>
          <table:table-cell table:formula="of:=[.E25]+0.8" office:value-type="float" office:value="319.2" calcext:value-type="float">
            <text:p>319.2</text:p>
          </table:table-cell>
          <table:table-cell table:formula="of:=[.F25]+0.8" office:value-type="float" office:value="19.2" calcext:value-type="float">
            <text:p>19.2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IF(ABS([.E27])&lt;2;1;0)" office:value-type="float" office:value="0" calcext:value-type="float">
            <text:p>0</text:p>
          </table:table-cell>
          <table:table-cell table:formula="of:=IF(ABS([.F27])&lt;2;1;0)" office:value-type="float" office:value="0" calcext:value-type="float">
            <text:p>0</text:p>
          </table:table-cell>
          <table:table-cell table:formula="of:=[.E26]+0.8" office:value-type="float" office:value="320" calcext:value-type="float">
            <text:p>320</text:p>
          </table:table-cell>
          <table:table-cell table:formula="of:=[.F26]+0.8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formula="of:=IF(ABS([.E28])&lt;2;1;0)" office:value-type="float" office:value="0" calcext:value-type="float">
            <text:p>0</text:p>
          </table:table-cell>
          <table:table-cell table:formula="of:=IF(ABS([.F28])&lt;2;1;0)" office:value-type="float" office:value="0" calcext:value-type="float">
            <text:p>0</text:p>
          </table:table-cell>
          <table:table-cell table:formula="of:=[.E27]+0.8" office:value-type="float" office:value="320.8" calcext:value-type="float">
            <text:p>320.8</text:p>
          </table:table-cell>
          <table:table-cell table:formula="of:=[.F27]+0.8" office:value-type="float" office:value="20.8" calcext:value-type="float">
            <text:p>20.8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formula="of:=IF(ABS([.E29])&lt;2;1;0)" office:value-type="float" office:value="0" calcext:value-type="float">
            <text:p>0</text:p>
          </table:table-cell>
          <table:table-cell table:formula="of:=IF(ABS([.F29])&lt;2;1;0)" office:value-type="float" office:value="0" calcext:value-type="float">
            <text:p>0</text:p>
          </table:table-cell>
          <table:table-cell table:formula="of:=[.E28]+0.8" office:value-type="float" office:value="321.6" calcext:value-type="float">
            <text:p>321.6</text:p>
          </table:table-cell>
          <table:table-cell table:formula="of:=[.F28]+0.8" office:value-type="float" office:value="21.6" calcext:value-type="float">
            <text:p>21.6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formula="of:=IF(ABS([.E30])&lt;2;1;0)" office:value-type="float" office:value="0" calcext:value-type="float">
            <text:p>0</text:p>
          </table:table-cell>
          <table:table-cell table:formula="of:=IF(ABS([.F30])&lt;2;1;0)" office:value-type="float" office:value="0" calcext:value-type="float">
            <text:p>0</text:p>
          </table:table-cell>
          <table:table-cell table:formula="of:=[.E29]+0.8" office:value-type="float" office:value="322.4" calcext:value-type="float">
            <text:p>322.4</text:p>
          </table:table-cell>
          <table:table-cell table:formula="of:=[.F29]+0.8" office:value-type="float" office:value="22.4" calcext:value-type="float">
            <text:p>22.4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formula="of:=IF(ABS([.E31])&lt;2;1;0)" office:value-type="float" office:value="0" calcext:value-type="float">
            <text:p>0</text:p>
          </table:table-cell>
          <table:table-cell table:formula="of:=IF(ABS([.F31])&lt;2;1;0)" office:value-type="float" office:value="0" calcext:value-type="float">
            <text:p>0</text:p>
          </table:table-cell>
          <table:table-cell table:formula="of:=[.E30]+0.8" office:value-type="float" office:value="323.2" calcext:value-type="float">
            <text:p>323.2</text:p>
          </table:table-cell>
          <table:table-cell table:formula="of:=[.F30]+0.8" office:value-type="float" office:value="23.2" calcext:value-type="float">
            <text:p>23.2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IF(ABS([.E32])&lt;2;1;0)" office:value-type="float" office:value="0" calcext:value-type="float">
            <text:p>0</text:p>
          </table:table-cell>
          <table:table-cell table:formula="of:=IF(ABS([.F32])&lt;2;1;0)" office:value-type="float" office:value="0" calcext:value-type="float">
            <text:p>0</text:p>
          </table:table-cell>
          <table:table-cell table:formula="of:=[.E31]+0.8" office:value-type="float" office:value="324" calcext:value-type="float">
            <text:p>324</text:p>
          </table:table-cell>
          <table:table-cell table:formula="of:=[.F31]+0.8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formula="of:=IF(ABS([.E33])&lt;2;1;0)" office:value-type="float" office:value="0" calcext:value-type="float">
            <text:p>0</text:p>
          </table:table-cell>
          <table:table-cell table:formula="of:=IF(ABS([.F33])&lt;2;1;0)" office:value-type="float" office:value="0" calcext:value-type="float">
            <text:p>0</text:p>
          </table:table-cell>
          <table:table-cell table:formula="of:=[.E32]+0.8" office:value-type="float" office:value="324.8" calcext:value-type="float">
            <text:p>324.8</text:p>
          </table:table-cell>
          <table:table-cell table:formula="of:=[.F32]+0.8" office:value-type="float" office:value="24.8" calcext:value-type="float">
            <text:p>24.8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formula="of:=IF(ABS([.E34])&lt;2;1;0)" office:value-type="float" office:value="0" calcext:value-type="float">
            <text:p>0</text:p>
          </table:table-cell>
          <table:table-cell table:formula="of:=IF(ABS([.F34])&lt;2;1;0)" office:value-type="float" office:value="0" calcext:value-type="float">
            <text:p>0</text:p>
          </table:table-cell>
          <table:table-cell table:formula="of:=[.E33]+0.8" office:value-type="float" office:value="325.6" calcext:value-type="float">
            <text:p>325.6</text:p>
          </table:table-cell>
          <table:table-cell table:formula="of:=[.F33]+0.8" office:value-type="float" office:value="25.6" calcext:value-type="float">
            <text:p>25.6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formula="of:=IF(ABS([.E35])&lt;2;1;0)" office:value-type="float" office:value="0" calcext:value-type="float">
            <text:p>0</text:p>
          </table:table-cell>
          <table:table-cell table:formula="of:=IF(ABS([.F35])&lt;2;1;0)" office:value-type="float" office:value="0" calcext:value-type="float">
            <text:p>0</text:p>
          </table:table-cell>
          <table:table-cell table:formula="of:=[.E34]+0.8" office:value-type="float" office:value="326.4" calcext:value-type="float">
            <text:p>326.4</text:p>
          </table:table-cell>
          <table:table-cell table:formula="of:=[.F34]+0.8" office:value-type="float" office:value="26.4" calcext:value-type="float">
            <text:p>26.4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formula="of:=IF(ABS([.E36])&lt;2;1;0)" office:value-type="float" office:value="0" calcext:value-type="float">
            <text:p>0</text:p>
          </table:table-cell>
          <table:table-cell table:formula="of:=IF(ABS([.F36])&lt;2;1;0)" office:value-type="float" office:value="0" calcext:value-type="float">
            <text:p>0</text:p>
          </table:table-cell>
          <table:table-cell table:formula="of:=[.E35]+0.8" office:value-type="float" office:value="327.2" calcext:value-type="float">
            <text:p>327.2</text:p>
          </table:table-cell>
          <table:table-cell table:formula="of:=[.F35]+0.8" office:value-type="float" office:value="27.2" calcext:value-type="float">
            <text:p>27.2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formula="of:=IF(ABS([.E37])&lt;2;1;0)" office:value-type="float" office:value="0" calcext:value-type="float">
            <text:p>0</text:p>
          </table:table-cell>
          <table:table-cell table:formula="of:=IF(ABS([.F37])&lt;2;1;0)" office:value-type="float" office:value="0" calcext:value-type="float">
            <text:p>0</text:p>
          </table:table-cell>
          <table:table-cell table:formula="of:=[.E36]+0.8" office:value-type="float" office:value="328" calcext:value-type="float">
            <text:p>328</text:p>
          </table:table-cell>
          <table:table-cell table:formula="of:=[.F36]+0.8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formula="of:=IF(ABS([.E38])&lt;2;1;0)" office:value-type="float" office:value="0" calcext:value-type="float">
            <text:p>0</text:p>
          </table:table-cell>
          <table:table-cell table:formula="of:=IF(ABS([.F38])&lt;2;1;0)" office:value-type="float" office:value="0" calcext:value-type="float">
            <text:p>0</text:p>
          </table:table-cell>
          <table:table-cell table:formula="of:=[.E37]+0.8" office:value-type="float" office:value="328.8" calcext:value-type="float">
            <text:p>328.8</text:p>
          </table:table-cell>
          <table:table-cell table:formula="of:=[.F37]+0.8" office:value-type="float" office:value="28.8" calcext:value-type="float">
            <text:p>28.8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formula="of:=IF(ABS([.E39])&lt;2;1;0)" office:value-type="float" office:value="0" calcext:value-type="float">
            <text:p>0</text:p>
          </table:table-cell>
          <table:table-cell table:formula="of:=IF(ABS([.F39])&lt;2;1;0)" office:value-type="float" office:value="0" calcext:value-type="float">
            <text:p>0</text:p>
          </table:table-cell>
          <table:table-cell table:formula="of:=[.E38]+0.8" office:value-type="float" office:value="329.6" calcext:value-type="float">
            <text:p>329.6</text:p>
          </table:table-cell>
          <table:table-cell table:formula="of:=[.F38]+0.8" office:value-type="float" office:value="29.6" calcext:value-type="float">
            <text:p>29.6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formula="of:=IF(ABS([.E40])&lt;2;1;0)" office:value-type="float" office:value="0" calcext:value-type="float">
            <text:p>0</text:p>
          </table:table-cell>
          <table:table-cell table:formula="of:=IF(ABS([.F40])&lt;2;1;0)" office:value-type="float" office:value="0" calcext:value-type="float">
            <text:p>0</text:p>
          </table:table-cell>
          <table:table-cell table:formula="of:=[.E39]+0.8" office:value-type="float" office:value="330.4" calcext:value-type="float">
            <text:p>330.4</text:p>
          </table:table-cell>
          <table:table-cell table:formula="of:=[.F39]+0.8" office:value-type="float" office:value="30.4" calcext:value-type="float">
            <text:p>30.4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formula="of:=IF(ABS([.E41])&lt;2;1;0)" office:value-type="float" office:value="0" calcext:value-type="float">
            <text:p>0</text:p>
          </table:table-cell>
          <table:table-cell table:formula="of:=IF(ABS([.F41])&lt;2;1;0)" office:value-type="float" office:value="0" calcext:value-type="float">
            <text:p>0</text:p>
          </table:table-cell>
          <table:table-cell table:formula="of:=[.E40]+0.8" office:value-type="float" office:value="331.2" calcext:value-type="float">
            <text:p>331.2</text:p>
          </table:table-cell>
          <table:table-cell table:formula="of:=[.F40]+0.8" office:value-type="float" office:value="31.2" calcext:value-type="float">
            <text:p>31.2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IF(ABS([.E42])&lt;2;1;0)" office:value-type="float" office:value="0" calcext:value-type="float">
            <text:p>0</text:p>
          </table:table-cell>
          <table:table-cell table:formula="of:=IF(ABS([.F42])&lt;2;1;0)" office:value-type="float" office:value="0" calcext:value-type="float">
            <text:p>0</text:p>
          </table:table-cell>
          <table:table-cell table:formula="of:=[.E41]+0.8" office:value-type="float" office:value="332" calcext:value-type="float">
            <text:p>332</text:p>
          </table:table-cell>
          <table:table-cell table:formula="of:=[.F41]+0.8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formula="of:=IF(ABS([.E43])&lt;2;1;0)" office:value-type="float" office:value="0" calcext:value-type="float">
            <text:p>0</text:p>
          </table:table-cell>
          <table:table-cell table:formula="of:=IF(ABS([.F43])&lt;2;1;0)" office:value-type="float" office:value="0" calcext:value-type="float">
            <text:p>0</text:p>
          </table:table-cell>
          <table:table-cell table:formula="of:=[.E42]+0.8" office:value-type="float" office:value="332.8" calcext:value-type="float">
            <text:p>332.8</text:p>
          </table:table-cell>
          <table:table-cell table:formula="of:=[.F42]+0.8" office:value-type="float" office:value="32.8" calcext:value-type="float">
            <text:p>32.8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formula="of:=IF(ABS([.E44])&lt;2;1;0)" office:value-type="float" office:value="0" calcext:value-type="float">
            <text:p>0</text:p>
          </table:table-cell>
          <table:table-cell table:formula="of:=IF(ABS([.F44])&lt;2;1;0)" office:value-type="float" office:value="0" calcext:value-type="float">
            <text:p>0</text:p>
          </table:table-cell>
          <table:table-cell table:formula="of:=[.E43]+0.8" office:value-type="float" office:value="333.6" calcext:value-type="float">
            <text:p>333.6</text:p>
          </table:table-cell>
          <table:table-cell table:formula="of:=[.F43]+0.8" office:value-type="float" office:value="33.6" calcext:value-type="float">
            <text:p>33.6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formula="of:=IF(ABS([.E45])&lt;2;1;0)" office:value-type="float" office:value="0" calcext:value-type="float">
            <text:p>0</text:p>
          </table:table-cell>
          <table:table-cell table:formula="of:=IF(ABS([.F45])&lt;2;1;0)" office:value-type="float" office:value="0" calcext:value-type="float">
            <text:p>0</text:p>
          </table:table-cell>
          <table:table-cell table:formula="of:=[.E44]+0.8" office:value-type="float" office:value="334.4" calcext:value-type="float">
            <text:p>334.4</text:p>
          </table:table-cell>
          <table:table-cell table:formula="of:=[.F44]+0.8" office:value-type="float" office:value="34.4" calcext:value-type="float">
            <text:p>34.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formula="of:=IF(ABS([.E46])&lt;2;1;0)" office:value-type="float" office:value="0" calcext:value-type="float">
            <text:p>0</text:p>
          </table:table-cell>
          <table:table-cell table:formula="of:=IF(ABS([.F46])&lt;2;1;0)" office:value-type="float" office:value="0" calcext:value-type="float">
            <text:p>0</text:p>
          </table:table-cell>
          <table:table-cell table:formula="of:=[.E45]+0.8" office:value-type="float" office:value="335.200000000001" calcext:value-type="float">
            <text:p>335.200000000001</text:p>
          </table:table-cell>
          <table:table-cell table:formula="of:=[.F45]+0.8" office:value-type="float" office:value="35.2" calcext:value-type="float">
            <text:p>35.2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formula="of:=IF(ABS([.E47])&lt;2;1;0)" office:value-type="float" office:value="0" calcext:value-type="float">
            <text:p>0</text:p>
          </table:table-cell>
          <table:table-cell table:formula="of:=IF(ABS([.F47])&lt;2;1;0)" office:value-type="float" office:value="0" calcext:value-type="float">
            <text:p>0</text:p>
          </table:table-cell>
          <table:table-cell table:formula="of:=[.E46]+0.8" office:value-type="float" office:value="336.000000000001" calcext:value-type="float">
            <text:p>336.000000000001</text:p>
          </table:table-cell>
          <table:table-cell table:formula="of:=[.F46]+0.8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formula="of:=IF(ABS([.E48])&lt;2;1;0)" office:value-type="float" office:value="0" calcext:value-type="float">
            <text:p>0</text:p>
          </table:table-cell>
          <table:table-cell table:formula="of:=IF(ABS([.F48])&lt;2;1;0)" office:value-type="float" office:value="0" calcext:value-type="float">
            <text:p>0</text:p>
          </table:table-cell>
          <table:table-cell table:formula="of:=[.E47]+0.8" office:value-type="float" office:value="336.800000000001" calcext:value-type="float">
            <text:p>336.800000000001</text:p>
          </table:table-cell>
          <table:table-cell table:formula="of:=[.F47]+0.8" office:value-type="float" office:value="36.8" calcext:value-type="float">
            <text:p>36.8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formula="of:=IF(ABS([.E49])&lt;2;1;0)" office:value-type="float" office:value="0" calcext:value-type="float">
            <text:p>0</text:p>
          </table:table-cell>
          <table:table-cell table:formula="of:=IF(ABS([.F49])&lt;2;1;0)" office:value-type="float" office:value="0" calcext:value-type="float">
            <text:p>0</text:p>
          </table:table-cell>
          <table:table-cell table:formula="of:=[.E48]+0.8" office:value-type="float" office:value="337.600000000001" calcext:value-type="float">
            <text:p>337.600000000001</text:p>
          </table:table-cell>
          <table:table-cell table:formula="of:=[.F48]+0.8" office:value-type="float" office:value="37.6" calcext:value-type="float">
            <text:p>37.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formula="of:=IF(ABS([.E50])&lt;2;1;0)" office:value-type="float" office:value="0" calcext:value-type="float">
            <text:p>0</text:p>
          </table:table-cell>
          <table:table-cell table:formula="of:=IF(ABS([.F50])&lt;2;1;0)" office:value-type="float" office:value="0" calcext:value-type="float">
            <text:p>0</text:p>
          </table:table-cell>
          <table:table-cell table:formula="of:=[.E49]+0.8" office:value-type="float" office:value="338.400000000001" calcext:value-type="float">
            <text:p>338.400000000001</text:p>
          </table:table-cell>
          <table:table-cell table:formula="of:=[.F49]+0.8" office:value-type="float" office:value="38.4" calcext:value-type="float">
            <text:p>38.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formula="of:=IF(ABS([.E51])&lt;2;1;0)" office:value-type="float" office:value="0" calcext:value-type="float">
            <text:p>0</text:p>
          </table:table-cell>
          <table:table-cell table:formula="of:=IF(ABS([.F51])&lt;2;1;0)" office:value-type="float" office:value="0" calcext:value-type="float">
            <text:p>0</text:p>
          </table:table-cell>
          <table:table-cell table:formula="of:=[.E50]+0.8" office:value-type="float" office:value="339.200000000001" calcext:value-type="float">
            <text:p>339.200000000001</text:p>
          </table:table-cell>
          <table:table-cell table:formula="of:=[.F50]+0.8" office:value-type="float" office:value="39.2" calcext:value-type="float">
            <text:p>39.2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IF(ABS([.E52])&lt;2;1;0)" office:value-type="float" office:value="0" calcext:value-type="float">
            <text:p>0</text:p>
          </table:table-cell>
          <table:table-cell table:formula="of:=IF(ABS([.F52])&lt;2;1;0)" office:value-type="float" office:value="0" calcext:value-type="float">
            <text:p>0</text:p>
          </table:table-cell>
          <table:table-cell table:formula="of:=[.E51]+0.8" office:value-type="float" office:value="340.000000000001" calcext:value-type="float">
            <text:p>340.000000000001</text:p>
          </table:table-cell>
          <table:table-cell table:formula="of:=[.F51]+0.8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formula="of:=IF(ABS([.E53])&lt;2;1;0)" office:value-type="float" office:value="0" calcext:value-type="float">
            <text:p>0</text:p>
          </table:table-cell>
          <table:table-cell table:formula="of:=IF(ABS([.F53])&lt;2;1;0)" office:value-type="float" office:value="0" calcext:value-type="float">
            <text:p>0</text:p>
          </table:table-cell>
          <table:table-cell table:formula="of:=[.E52]+0.8" office:value-type="float" office:value="340.800000000001" calcext:value-type="float">
            <text:p>340.800000000001</text:p>
          </table:table-cell>
          <table:table-cell table:formula="of:=[.F52]+0.8" office:value-type="float" office:value="40.8" calcext:value-type="float">
            <text:p>40.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formula="of:=IF(ABS([.E54])&lt;2;1;0)" office:value-type="float" office:value="0" calcext:value-type="float">
            <text:p>0</text:p>
          </table:table-cell>
          <table:table-cell table:formula="of:=IF(ABS([.F54])&lt;2;1;0)" office:value-type="float" office:value="0" calcext:value-type="float">
            <text:p>0</text:p>
          </table:table-cell>
          <table:table-cell table:formula="of:=[.E53]+0.8" office:value-type="float" office:value="341.600000000001" calcext:value-type="float">
            <text:p>341.600000000001</text:p>
          </table:table-cell>
          <table:table-cell table:formula="of:=[.F53]+0.8" office:value-type="float" office:value="41.6" calcext:value-type="float">
            <text:p>41.6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formula="of:=IF(ABS([.E55])&lt;2;1;0)" office:value-type="float" office:value="0" calcext:value-type="float">
            <text:p>0</text:p>
          </table:table-cell>
          <table:table-cell table:formula="of:=IF(ABS([.F55])&lt;2;1;0)" office:value-type="float" office:value="0" calcext:value-type="float">
            <text:p>0</text:p>
          </table:table-cell>
          <table:table-cell table:formula="of:=[.E54]+0.8" office:value-type="float" office:value="342.400000000001" calcext:value-type="float">
            <text:p>342.400000000001</text:p>
          </table:table-cell>
          <table:table-cell table:formula="of:=[.F54]+0.8" office:value-type="float" office:value="42.4" calcext:value-type="float">
            <text:p>42.4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formula="of:=IF(ABS([.E56])&lt;2;1;0)" office:value-type="float" office:value="0" calcext:value-type="float">
            <text:p>0</text:p>
          </table:table-cell>
          <table:table-cell table:formula="of:=IF(ABS([.F56])&lt;2;1;0)" office:value-type="float" office:value="0" calcext:value-type="float">
            <text:p>0</text:p>
          </table:table-cell>
          <table:table-cell table:formula="of:=[.E55]+0.8" office:value-type="float" office:value="343.200000000001" calcext:value-type="float">
            <text:p>343.200000000001</text:p>
          </table:table-cell>
          <table:table-cell table:formula="of:=[.F55]+0.8" office:value-type="float" office:value="43.2" calcext:value-type="float">
            <text:p>43.2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formula="of:=IF(ABS([.E57])&lt;2;1;0)" office:value-type="float" office:value="0" calcext:value-type="float">
            <text:p>0</text:p>
          </table:table-cell>
          <table:table-cell table:formula="of:=IF(ABS([.F57])&lt;2;1;0)" office:value-type="float" office:value="0" calcext:value-type="float">
            <text:p>0</text:p>
          </table:table-cell>
          <table:table-cell table:formula="of:=[.E56]+0.8" office:value-type="float" office:value="344.000000000001" calcext:value-type="float">
            <text:p>344.000000000001</text:p>
          </table:table-cell>
          <table:table-cell table:formula="of:=[.F56]+0.8"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formula="of:=IF(ABS([.E58])&lt;2;1;0)" office:value-type="float" office:value="0" calcext:value-type="float">
            <text:p>0</text:p>
          </table:table-cell>
          <table:table-cell table:formula="of:=IF(ABS([.F58])&lt;2;1;0)" office:value-type="float" office:value="0" calcext:value-type="float">
            <text:p>0</text:p>
          </table:table-cell>
          <table:table-cell table:formula="of:=[.E57]+0.8" office:value-type="float" office:value="344.800000000001" calcext:value-type="float">
            <text:p>344.800000000001</text:p>
          </table:table-cell>
          <table:table-cell table:formula="of:=[.F57]+0.8" office:value-type="float" office:value="44.8" calcext:value-type="float">
            <text:p>44.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formula="of:=IF(ABS([.E59])&lt;2;1;0)" office:value-type="float" office:value="0" calcext:value-type="float">
            <text:p>0</text:p>
          </table:table-cell>
          <table:table-cell table:formula="of:=IF(ABS([.F59])&lt;2;1;0)" office:value-type="float" office:value="0" calcext:value-type="float">
            <text:p>0</text:p>
          </table:table-cell>
          <table:table-cell table:formula="of:=[.E58]+0.8" office:value-type="float" office:value="345.600000000001" calcext:value-type="float">
            <text:p>345.600000000001</text:p>
          </table:table-cell>
          <table:table-cell table:formula="of:=[.F58]+0.8" office:value-type="float" office:value="45.6" calcext:value-type="float">
            <text:p>45.6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formula="of:=IF(ABS([.E60])&lt;2;1;0)" office:value-type="float" office:value="0" calcext:value-type="float">
            <text:p>0</text:p>
          </table:table-cell>
          <table:table-cell table:formula="of:=IF(ABS([.F60])&lt;2;1;0)" office:value-type="float" office:value="0" calcext:value-type="float">
            <text:p>0</text:p>
          </table:table-cell>
          <table:table-cell table:formula="of:=[.E59]+0.8" office:value-type="float" office:value="346.400000000001" calcext:value-type="float">
            <text:p>346.400000000001</text:p>
          </table:table-cell>
          <table:table-cell table:formula="of:=[.F59]+0.8" office:value-type="float" office:value="46.4" calcext:value-type="float">
            <text:p>46.4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formula="of:=IF(ABS([.E61])&lt;2;1;0)" office:value-type="float" office:value="0" calcext:value-type="float">
            <text:p>0</text:p>
          </table:table-cell>
          <table:table-cell table:formula="of:=IF(ABS([.F61])&lt;2;1;0)" office:value-type="float" office:value="0" calcext:value-type="float">
            <text:p>0</text:p>
          </table:table-cell>
          <table:table-cell table:formula="of:=[.E60]+0.8" office:value-type="float" office:value="347.200000000001" calcext:value-type="float">
            <text:p>347.200000000001</text:p>
          </table:table-cell>
          <table:table-cell table:formula="of:=[.F60]+0.8" office:value-type="float" office:value="47.2" calcext:value-type="float">
            <text:p>47.2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formula="of:=IF(ABS([.E62])&lt;2;1;0)" office:value-type="float" office:value="0" calcext:value-type="float">
            <text:p>0</text:p>
          </table:table-cell>
          <table:table-cell table:formula="of:=IF(ABS([.F62])&lt;2;1;0)" office:value-type="float" office:value="0" calcext:value-type="float">
            <text:p>0</text:p>
          </table:table-cell>
          <table:table-cell table:formula="of:=[.E61]+0.8" office:value-type="float" office:value="348.000000000001" calcext:value-type="float">
            <text:p>348.000000000001</text:p>
          </table:table-cell>
          <table:table-cell table:formula="of:=[.F61]+0.8" office:value-type="float" office:value="48" calcext:value-type="float">
            <text:p>48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formula="of:=IF(ABS([.E63])&lt;2;1;0)" office:value-type="float" office:value="0" calcext:value-type="float">
            <text:p>0</text:p>
          </table:table-cell>
          <table:table-cell table:formula="of:=IF(ABS([.F63])&lt;2;1;0)" office:value-type="float" office:value="0" calcext:value-type="float">
            <text:p>0</text:p>
          </table:table-cell>
          <table:table-cell table:formula="of:=[.E62]+0.8" office:value-type="float" office:value="348.800000000001" calcext:value-type="float">
            <text:p>348.800000000001</text:p>
          </table:table-cell>
          <table:table-cell table:formula="of:=[.F62]+0.8" office:value-type="float" office:value="48.8" calcext:value-type="float">
            <text:p>48.8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formula="of:=IF(ABS([.E64])&lt;2;1;0)" office:value-type="float" office:value="0" calcext:value-type="float">
            <text:p>0</text:p>
          </table:table-cell>
          <table:table-cell table:formula="of:=IF(ABS([.F64])&lt;2;1;0)" office:value-type="float" office:value="0" calcext:value-type="float">
            <text:p>0</text:p>
          </table:table-cell>
          <table:table-cell table:formula="of:=[.E63]+0.8" office:value-type="float" office:value="349.600000000001" calcext:value-type="float">
            <text:p>349.600000000001</text:p>
          </table:table-cell>
          <table:table-cell table:formula="of:=[.F63]+0.8" office:value-type="float" office:value="49.6" calcext:value-type="float">
            <text:p>49.6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formula="of:=IF(ABS([.E65])&lt;2;1;0)" office:value-type="float" office:value="0" calcext:value-type="float">
            <text:p>0</text:p>
          </table:table-cell>
          <table:table-cell table:formula="of:=IF(ABS([.F65])&lt;2;1;0)" office:value-type="float" office:value="0" calcext:value-type="float">
            <text:p>0</text:p>
          </table:table-cell>
          <table:table-cell table:formula="of:=[.E64]+0.8" office:value-type="float" office:value="350.400000000001" calcext:value-type="float">
            <text:p>350.400000000001</text:p>
          </table:table-cell>
          <table:table-cell table:formula="of:=[.F64]+0.8" office:value-type="float" office:value="50.4" calcext:value-type="float">
            <text:p>50.4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formula="of:=IF(ABS([.E66])&lt;2;1;0)" office:value-type="float" office:value="0" calcext:value-type="float">
            <text:p>0</text:p>
          </table:table-cell>
          <table:table-cell table:formula="of:=IF(ABS([.F66])&lt;2;1;0)" office:value-type="float" office:value="0" calcext:value-type="float">
            <text:p>0</text:p>
          </table:table-cell>
          <table:table-cell table:formula="of:=[.E65]+0.8" office:value-type="float" office:value="351.200000000001" calcext:value-type="float">
            <text:p>351.200000000001</text:p>
          </table:table-cell>
          <table:table-cell table:formula="of:=[.F65]+0.8" office:value-type="float" office:value="51.2" calcext:value-type="float">
            <text:p>51.2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formula="of:=IF(ABS([.E67])&lt;2;1;0)" office:value-type="float" office:value="0" calcext:value-type="float">
            <text:p>0</text:p>
          </table:table-cell>
          <table:table-cell table:formula="of:=IF(ABS([.F67])&lt;2;1;0)" office:value-type="float" office:value="0" calcext:value-type="float">
            <text:p>0</text:p>
          </table:table-cell>
          <table:table-cell table:formula="of:=[.E66]+0.8" office:value-type="float" office:value="352.000000000001" calcext:value-type="float">
            <text:p>352.000000000001</text:p>
          </table:table-cell>
          <table:table-cell table:formula="of:=[.F66]+0.8" office:value-type="float" office:value="51.9999999999999" calcext:value-type="float">
            <text:p>51.9999999999999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formula="of:=IF(ABS([.E68])&lt;2;1;0)" office:value-type="float" office:value="0" calcext:value-type="float">
            <text:p>0</text:p>
          </table:table-cell>
          <table:table-cell table:formula="of:=IF(ABS([.F68])&lt;2;1;0)" office:value-type="float" office:value="0" calcext:value-type="float">
            <text:p>0</text:p>
          </table:table-cell>
          <table:table-cell table:formula="of:=[.E67]+0.8" office:value-type="float" office:value="352.800000000001" calcext:value-type="float">
            <text:p>352.800000000001</text:p>
          </table:table-cell>
          <table:table-cell table:formula="of:=[.F67]+0.8" office:value-type="float" office:value="52.7999999999999" calcext:value-type="float">
            <text:p>52.7999999999999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formula="of:=IF(ABS([.E69])&lt;2;1;0)" office:value-type="float" office:value="0" calcext:value-type="float">
            <text:p>0</text:p>
          </table:table-cell>
          <table:table-cell table:formula="of:=IF(ABS([.F69])&lt;2;1;0)" office:value-type="float" office:value="0" calcext:value-type="float">
            <text:p>0</text:p>
          </table:table-cell>
          <table:table-cell table:formula="of:=[.E68]+0.8" office:value-type="float" office:value="353.600000000001" calcext:value-type="float">
            <text:p>353.600000000001</text:p>
          </table:table-cell>
          <table:table-cell table:formula="of:=[.F68]+0.8" office:value-type="float" office:value="53.5999999999999" calcext:value-type="float">
            <text:p>53.599999999999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formula="of:=IF(ABS([.E70])&lt;2;1;0)" office:value-type="float" office:value="0" calcext:value-type="float">
            <text:p>0</text:p>
          </table:table-cell>
          <table:table-cell table:formula="of:=IF(ABS([.F70])&lt;2;1;0)" office:value-type="float" office:value="0" calcext:value-type="float">
            <text:p>0</text:p>
          </table:table-cell>
          <table:table-cell table:formula="of:=[.E69]+0.8" office:value-type="float" office:value="354.400000000001" calcext:value-type="float">
            <text:p>354.400000000001</text:p>
          </table:table-cell>
          <table:table-cell table:formula="of:=[.F69]+0.8" office:value-type="float" office:value="54.3999999999999" calcext:value-type="float">
            <text:p>54.3999999999999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formula="of:=IF(ABS([.E71])&lt;2;1;0)" office:value-type="float" office:value="0" calcext:value-type="float">
            <text:p>0</text:p>
          </table:table-cell>
          <table:table-cell table:formula="of:=IF(ABS([.F71])&lt;2;1;0)" office:value-type="float" office:value="0" calcext:value-type="float">
            <text:p>0</text:p>
          </table:table-cell>
          <table:table-cell table:formula="of:=[.E70]+0.8" office:value-type="float" office:value="355.200000000001" calcext:value-type="float">
            <text:p>355.200000000001</text:p>
          </table:table-cell>
          <table:table-cell table:formula="of:=[.F70]+0.8" office:value-type="float" office:value="55.1999999999999" calcext:value-type="float">
            <text:p>55.199999999999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ABS([.E72])&lt;2;1;0)" office:value-type="float" office:value="0" calcext:value-type="float">
            <text:p>0</text:p>
          </table:table-cell>
          <table:table-cell table:formula="of:=IF(ABS([.F72])&lt;2;1;0)" office:value-type="float" office:value="0" calcext:value-type="float">
            <text:p>0</text:p>
          </table:table-cell>
          <table:table-cell table:formula="of:=[.E71]+0.8" office:value-type="float" office:value="356.000000000001" calcext:value-type="float">
            <text:p>356.000000000001</text:p>
          </table:table-cell>
          <table:table-cell table:formula="of:=[.F71]+0.8" office:value-type="float" office:value="55.9999999999999" calcext:value-type="float">
            <text:p>55.9999999999999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formula="of:=IF(ABS([.E73])&lt;2;1;0)" office:value-type="float" office:value="0" calcext:value-type="float">
            <text:p>0</text:p>
          </table:table-cell>
          <table:table-cell table:formula="of:=IF(ABS([.F73])&lt;2;1;0)" office:value-type="float" office:value="0" calcext:value-type="float">
            <text:p>0</text:p>
          </table:table-cell>
          <table:table-cell table:formula="of:=[.E72]+0.8" office:value-type="float" office:value="356.800000000001" calcext:value-type="float">
            <text:p>356.800000000001</text:p>
          </table:table-cell>
          <table:table-cell table:formula="of:=[.F72]+0.8" office:value-type="float" office:value="56.7999999999999" calcext:value-type="float">
            <text:p>56.7999999999999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formula="of:=IF(ABS([.E74])&lt;2;1;0)" office:value-type="float" office:value="0" calcext:value-type="float">
            <text:p>0</text:p>
          </table:table-cell>
          <table:table-cell table:formula="of:=IF(ABS([.F74])&lt;2;1;0)" office:value-type="float" office:value="0" calcext:value-type="float">
            <text:p>0</text:p>
          </table:table-cell>
          <table:table-cell table:formula="of:=[.E73]+0.8" office:value-type="float" office:value="357.600000000001" calcext:value-type="float">
            <text:p>357.600000000001</text:p>
          </table:table-cell>
          <table:table-cell table:formula="of:=[.F73]+0.8" office:value-type="float" office:value="57.5999999999999" calcext:value-type="float">
            <text:p>57.5999999999999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formula="of:=IF(ABS([.E75])&lt;2;1;0)" office:value-type="float" office:value="0" calcext:value-type="float">
            <text:p>0</text:p>
          </table:table-cell>
          <table:table-cell table:formula="of:=IF(ABS([.F75])&lt;2;1;0)" office:value-type="float" office:value="0" calcext:value-type="float">
            <text:p>0</text:p>
          </table:table-cell>
          <table:table-cell table:formula="of:=[.E74]+0.8" office:value-type="float" office:value="358.400000000001" calcext:value-type="float">
            <text:p>358.400000000001</text:p>
          </table:table-cell>
          <table:table-cell table:formula="of:=[.F74]+0.8" office:value-type="float" office:value="58.3999999999999" calcext:value-type="float">
            <text:p>58.3999999999999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formula="of:=IF(ABS([.E76])&lt;2;1;0)" office:value-type="float" office:value="0" calcext:value-type="float">
            <text:p>0</text:p>
          </table:table-cell>
          <table:table-cell table:formula="of:=IF(ABS([.F76])&lt;2;1;0)" office:value-type="float" office:value="0" calcext:value-type="float">
            <text:p>0</text:p>
          </table:table-cell>
          <table:table-cell table:formula="of:=[.E75]+0.8" office:value-type="float" office:value="359.200000000001" calcext:value-type="float">
            <text:p>359.200000000001</text:p>
          </table:table-cell>
          <table:table-cell table:formula="of:=[.F75]+0.8" office:value-type="float" office:value="59.1999999999999" calcext:value-type="float">
            <text:p>59.1999999999999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formula="of:=IF(ABS([.E77])&lt;2;1;0)" office:value-type="float" office:value="1" calcext:value-type="float">
            <text:p>1</text:p>
          </table:table-cell>
          <table:table-cell table:formula="of:=IF(ABS([.F77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6]+0.8" office:value-type="float" office:value="59.9999999999999" calcext:value-type="float">
            <text:p>59.9999999999999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formula="of:=IF(ABS([.E78])&lt;2;1;0)" office:value-type="float" office:value="1" calcext:value-type="float">
            <text:p>1</text:p>
          </table:table-cell>
          <table:table-cell table:formula="of:=IF(ABS([.F78])&lt;2;1;0)" office:value-type="float" office:value="0" calcext:value-type="float">
            <text:p>0</text:p>
          </table:table-cell>
          <table:table-cell table:formula="of:=[.E77]+0.8" office:value-type="float" office:value="0.8" calcext:value-type="float">
            <text:p>0.8</text:p>
          </table:table-cell>
          <table:table-cell table:formula="of:=[.F77]+2.4" office:value-type="float" office:value="62.3999999999999" calcext:value-type="float">
            <text:p>62.3999999999999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formula="of:=IF(ABS([.E79])&lt;2;1;0)" office:value-type="float" office:value="1" calcext:value-type="float">
            <text:p>1</text:p>
          </table:table-cell>
          <table:table-cell table:formula="of:=IF(ABS([.F79])&lt;2;1;0)" office:value-type="float" office:value="0" calcext:value-type="float">
            <text:p>0</text:p>
          </table:table-cell>
          <table:table-cell table:formula="of:=[.E78]+0.8" office:value-type="float" office:value="1.6" calcext:value-type="float">
            <text:p>1.6</text:p>
          </table:table-cell>
          <table:table-cell table:formula="of:=[.F78]+2.4" office:value-type="float" office:value="64.7999999999999" calcext:value-type="float">
            <text:p>64.7999999999999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formula="of:=IF(ABS([.E80])&lt;2;1;0)" office:value-type="float" office:value="0" calcext:value-type="float">
            <text:p>0</text:p>
          </table:table-cell>
          <table:table-cell table:formula="of:=IF(ABS([.F80])&lt;2;1;0)" office:value-type="float" office:value="0" calcext:value-type="float">
            <text:p>0</text:p>
          </table:table-cell>
          <table:table-cell table:formula="of:=[.E79]+0.8" office:value-type="float" office:value="2.4" calcext:value-type="float">
            <text:p>2.4</text:p>
          </table:table-cell>
          <table:table-cell table:formula="of:=[.F79]+2.4" office:value-type="float" office:value="67.1999999999999" calcext:value-type="float">
            <text:p>67.1999999999999</text:p>
          </table:table-cell>
          <table:table-cell table:number-columns-repeated="99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formula="of:=IF(ABS([.E81])&lt;2;1;0)" office:value-type="float" office:value="0" calcext:value-type="float">
            <text:p>0</text:p>
          </table:table-cell>
          <table:table-cell table:formula="of:=IF(ABS([.F81])&lt;2;1;0)" office:value-type="float" office:value="0" calcext:value-type="float">
            <text:p>0</text:p>
          </table:table-cell>
          <table:table-cell table:formula="of:=[.E80]+0.8" office:value-type="float" office:value="3.2" calcext:value-type="float">
            <text:p>3.2</text:p>
          </table:table-cell>
          <table:table-cell table:formula="of:=[.F80]+2.4" office:value-type="float" office:value="69.5999999999999" calcext:value-type="float">
            <text:p>69.5999999999999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IF(ABS([.E82])&lt;2;1;0)" office:value-type="float" office:value="0" calcext:value-type="float">
            <text:p>0</text:p>
          </table:table-cell>
          <table:table-cell table:formula="of:=IF(ABS([.F82])&lt;2;1;0)" office:value-type="float" office:value="0" calcext:value-type="float">
            <text:p>0</text:p>
          </table:table-cell>
          <table:table-cell table:formula="of:=[.E81]+0.8" office:value-type="float" office:value="4" calcext:value-type="float">
            <text:p>4</text:p>
          </table:table-cell>
          <table:table-cell table:formula="of:=[.F81]+2.4" office:value-type="float" office:value="71.9999999999999" calcext:value-type="float">
            <text:p>71.9999999999999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formula="of:=IF(ABS([.E83])&lt;2;1;0)" office:value-type="float" office:value="0" calcext:value-type="float">
            <text:p>0</text:p>
          </table:table-cell>
          <table:table-cell table:formula="of:=IF(ABS([.F83])&lt;2;1;0)" office:value-type="float" office:value="0" calcext:value-type="float">
            <text:p>0</text:p>
          </table:table-cell>
          <table:table-cell table:formula="of:=[.E82]+0.8" office:value-type="float" office:value="4.8" calcext:value-type="float">
            <text:p>4.8</text:p>
          </table:table-cell>
          <table:table-cell table:formula="of:=[.F82]+2.4" office:value-type="float" office:value="74.3999999999999" calcext:value-type="float">
            <text:p>74.3999999999999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formula="of:=IF(ABS([.E84])&lt;2;1;0)" office:value-type="float" office:value="0" calcext:value-type="float">
            <text:p>0</text:p>
          </table:table-cell>
          <table:table-cell table:formula="of:=IF(ABS([.F84])&lt;2;1;0)" office:value-type="float" office:value="0" calcext:value-type="float">
            <text:p>0</text:p>
          </table:table-cell>
          <table:table-cell table:formula="of:=[.E83]+0.8" office:value-type="float" office:value="5.6" calcext:value-type="float">
            <text:p>5.6</text:p>
          </table:table-cell>
          <table:table-cell table:formula="of:=[.F83]+2.4" office:value-type="float" office:value="76.7999999999999" calcext:value-type="float">
            <text:p>76.7999999999999</text:p>
          </table:table-cell>
          <table:table-cell table:number-columns-repeated="99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formula="of:=IF(ABS([.E85])&lt;2;1;0)" office:value-type="float" office:value="0" calcext:value-type="float">
            <text:p>0</text:p>
          </table:table-cell>
          <table:table-cell table:formula="of:=IF(ABS([.F85])&lt;2;1;0)" office:value-type="float" office:value="0" calcext:value-type="float">
            <text:p>0</text:p>
          </table:table-cell>
          <table:table-cell table:formula="of:=[.E84]+0.8" office:value-type="float" office:value="6.4" calcext:value-type="float">
            <text:p>6.4</text:p>
          </table:table-cell>
          <table:table-cell table:formula="of:=[.F84]+2.4" office:value-type="float" office:value="79.1999999999999" calcext:value-type="float">
            <text:p>79.1999999999999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formula="of:=IF(ABS([.E86])&lt;2;1;0)" office:value-type="float" office:value="0" calcext:value-type="float">
            <text:p>0</text:p>
          </table:table-cell>
          <table:table-cell table:formula="of:=IF(ABS([.F86])&lt;2;1;0)" office:value-type="float" office:value="0" calcext:value-type="float">
            <text:p>0</text:p>
          </table:table-cell>
          <table:table-cell table:formula="of:=[.E85]+0.8" office:value-type="float" office:value="7.2" calcext:value-type="float">
            <text:p>7.2</text:p>
          </table:table-cell>
          <table:table-cell table:formula="of:=[.F85]+2.4" office:value-type="float" office:value="81.6" calcext:value-type="float">
            <text:p>81.6</text:p>
          </table:table-cell>
          <table:table-cell table:number-columns-repeated="99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formula="of:=IF(ABS([.E87])&lt;2;1;0)" office:value-type="float" office:value="0" calcext:value-type="float">
            <text:p>0</text:p>
          </table:table-cell>
          <table:table-cell table:formula="of:=IF(ABS([.F87])&lt;2;1;0)" office:value-type="float" office:value="0" calcext:value-type="float">
            <text:p>0</text:p>
          </table:table-cell>
          <table:table-cell table:formula="of:=[.E86]+0.8" office:value-type="float" office:value="8" calcext:value-type="float">
            <text:p>8</text:p>
          </table:table-cell>
          <table:table-cell table:formula="of:=[.F86]+2.4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formula="of:=IF(ABS([.E88])&lt;2;1;0)" office:value-type="float" office:value="0" calcext:value-type="float">
            <text:p>0</text:p>
          </table:table-cell>
          <table:table-cell table:formula="of:=IF(ABS([.F88])&lt;2;1;0)" office:value-type="float" office:value="0" calcext:value-type="float">
            <text:p>0</text:p>
          </table:table-cell>
          <table:table-cell table:formula="of:=[.E87]+0.8" office:value-type="float" office:value="8.8" calcext:value-type="float">
            <text:p>8.8</text:p>
          </table:table-cell>
          <table:table-cell table:formula="of:=[.F87]+2.4" office:value-type="float" office:value="86.4" calcext:value-type="float">
            <text:p>86.4</text:p>
          </table:table-cell>
          <table:table-cell table:number-columns-repeated="99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formula="of:=IF(ABS([.E89])&lt;2;1;0)" office:value-type="float" office:value="0" calcext:value-type="float">
            <text:p>0</text:p>
          </table:table-cell>
          <table:table-cell table:formula="of:=IF(ABS([.F89])&lt;2;1;0)" office:value-type="float" office:value="0" calcext:value-type="float">
            <text:p>0</text:p>
          </table:table-cell>
          <table:table-cell table:formula="of:=[.E88]+0.8" office:value-type="float" office:value="9.6" calcext:value-type="float">
            <text:p>9.6</text:p>
          </table:table-cell>
          <table:table-cell table:formula="of:=[.F88]+2.4" office:value-type="float" office:value="88.8" calcext:value-type="float">
            <text:p>88.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formula="of:=IF(ABS([.E90])&lt;2;1;0)" office:value-type="float" office:value="0" calcext:value-type="float">
            <text:p>0</text:p>
          </table:table-cell>
          <table:table-cell table:formula="of:=IF(ABS([.F90])&lt;2;1;0)" office:value-type="float" office:value="0" calcext:value-type="float">
            <text:p>0</text:p>
          </table:table-cell>
          <table:table-cell table:formula="of:=[.E89]+0.8" office:value-type="float" office:value="10.4" calcext:value-type="float">
            <text:p>10.4</text:p>
          </table:table-cell>
          <table:table-cell table:formula="of:=[.F89]+2.4" office:value-type="float" office:value="91.2" calcext:value-type="float">
            <text:p>91.2</text:p>
          </table:table-cell>
          <table:table-cell table:number-columns-repeated="99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formula="of:=IF(ABS([.E91])&lt;2;1;0)" office:value-type="float" office:value="0" calcext:value-type="float">
            <text:p>0</text:p>
          </table:table-cell>
          <table:table-cell table:formula="of:=IF(ABS([.F91])&lt;2;1;0)" office:value-type="float" office:value="0" calcext:value-type="float">
            <text:p>0</text:p>
          </table:table-cell>
          <table:table-cell table:formula="of:=[.E90]+0.8" office:value-type="float" office:value="11.2" calcext:value-type="float">
            <text:p>11.2</text:p>
          </table:table-cell>
          <table:table-cell table:formula="of:=[.F90]+2.4" office:value-type="float" office:value="93.6" calcext:value-type="float">
            <text:p>93.6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formula="of:=IF(ABS([.E92])&lt;2;1;0)" office:value-type="float" office:value="0" calcext:value-type="float">
            <text:p>0</text:p>
          </table:table-cell>
          <table:table-cell table:formula="of:=IF(ABS([.F92])&lt;2;1;0)" office:value-type="float" office:value="0" calcext:value-type="float">
            <text:p>0</text:p>
          </table:table-cell>
          <table:table-cell table:formula="of:=[.E91]+0.8" office:value-type="float" office:value="12" calcext:value-type="float">
            <text:p>12</text:p>
          </table:table-cell>
          <table:table-cell table:formula="of:=[.F91]+2.4"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formula="of:=IF(ABS([.E93])&lt;2;1;0)" office:value-type="float" office:value="0" calcext:value-type="float">
            <text:p>0</text:p>
          </table:table-cell>
          <table:table-cell table:formula="of:=IF(ABS([.F93])&lt;2;1;0)" office:value-type="float" office:value="0" calcext:value-type="float">
            <text:p>0</text:p>
          </table:table-cell>
          <table:table-cell table:formula="of:=[.E92]+0.8" office:value-type="float" office:value="12.8" calcext:value-type="float">
            <text:p>12.8</text:p>
          </table:table-cell>
          <table:table-cell table:formula="of:=[.F92]+2.4" office:value-type="float" office:value="98.4" calcext:value-type="float">
            <text:p>98.4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formula="of:=IF(ABS([.E94])&lt;2;1;0)" office:value-type="float" office:value="0" calcext:value-type="float">
            <text:p>0</text:p>
          </table:table-cell>
          <table:table-cell table:formula="of:=IF(ABS([.F94])&lt;2;1;0)" office:value-type="float" office:value="0" calcext:value-type="float">
            <text:p>0</text:p>
          </table:table-cell>
          <table:table-cell table:formula="of:=[.E93]+0.8" office:value-type="float" office:value="13.6" calcext:value-type="float">
            <text:p>13.6</text:p>
          </table:table-cell>
          <table:table-cell table:formula="of:=[.F93]+2.4" office:value-type="float" office:value="100.8" calcext:value-type="float">
            <text:p>100.8</text:p>
          </table:table-cell>
          <table:table-cell table:number-columns-repeated="99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formula="of:=IF(ABS([.E95])&lt;2;1;0)" office:value-type="float" office:value="0" calcext:value-type="float">
            <text:p>0</text:p>
          </table:table-cell>
          <table:table-cell table:formula="of:=IF(ABS([.F95])&lt;2;1;0)" office:value-type="float" office:value="0" calcext:value-type="float">
            <text:p>0</text:p>
          </table:table-cell>
          <table:table-cell table:formula="of:=[.E94]+0.8" office:value-type="float" office:value="14.4" calcext:value-type="float">
            <text:p>14.4</text:p>
          </table:table-cell>
          <table:table-cell table:formula="of:=[.F94]+2.4" office:value-type="float" office:value="103.2" calcext:value-type="float">
            <text:p>103.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formula="of:=IF(ABS([.E96])&lt;2;1;0)" office:value-type="float" office:value="0" calcext:value-type="float">
            <text:p>0</text:p>
          </table:table-cell>
          <table:table-cell table:formula="of:=IF(ABS([.F96])&lt;2;1;0)" office:value-type="float" office:value="0" calcext:value-type="float">
            <text:p>0</text:p>
          </table:table-cell>
          <table:table-cell table:formula="of:=[.E95]+0.8" office:value-type="float" office:value="15.2" calcext:value-type="float">
            <text:p>15.2</text:p>
          </table:table-cell>
          <table:table-cell table:formula="of:=[.F95]+2.4" office:value-type="float" office:value="105.6" calcext:value-type="float">
            <text:p>105.6</text:p>
          </table:table-cell>
          <table:table-cell table:number-columns-repeated="99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formula="of:=IF(ABS([.E97])&lt;2;1;0)" office:value-type="float" office:value="0" calcext:value-type="float">
            <text:p>0</text:p>
          </table:table-cell>
          <table:table-cell table:formula="of:=IF(ABS([.F97])&lt;2;1;0)" office:value-type="float" office:value="0" calcext:value-type="float">
            <text:p>0</text:p>
          </table:table-cell>
          <table:table-cell table:formula="of:=[.E96]+0.8" office:value-type="float" office:value="16" calcext:value-type="float">
            <text:p>16</text:p>
          </table:table-cell>
          <table:table-cell table:formula="of:=[.F96]+2.4" office:value-type="float" office:value="108" calcext:value-type="float">
            <text:p>108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formula="of:=IF(ABS([.E98])&lt;2;1;0)" office:value-type="float" office:value="0" calcext:value-type="float">
            <text:p>0</text:p>
          </table:table-cell>
          <table:table-cell table:formula="of:=IF(ABS([.F98])&lt;2;1;0)" office:value-type="float" office:value="0" calcext:value-type="float">
            <text:p>0</text:p>
          </table:table-cell>
          <table:table-cell table:formula="of:=[.E97]+0.8" office:value-type="float" office:value="16.8" calcext:value-type="float">
            <text:p>16.8</text:p>
          </table:table-cell>
          <table:table-cell table:formula="of:=[.F97]+2.4" office:value-type="float" office:value="110.4" calcext:value-type="float">
            <text:p>110.4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formula="of:=IF(ABS([.E99])&lt;2;1;0)" office:value-type="float" office:value="0" calcext:value-type="float">
            <text:p>0</text:p>
          </table:table-cell>
          <table:table-cell table:formula="of:=IF(ABS([.F99])&lt;2;1;0)" office:value-type="float" office:value="0" calcext:value-type="float">
            <text:p>0</text:p>
          </table:table-cell>
          <table:table-cell table:formula="of:=[.E98]+0.8" office:value-type="float" office:value="17.6" calcext:value-type="float">
            <text:p>17.6</text:p>
          </table:table-cell>
          <table:table-cell table:formula="of:=[.F98]+2.4" office:value-type="float" office:value="112.8" calcext:value-type="float">
            <text:p>112.8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formula="of:=IF(ABS([.E100])&lt;2;1;0)" office:value-type="float" office:value="0" calcext:value-type="float">
            <text:p>0</text:p>
          </table:table-cell>
          <table:table-cell table:formula="of:=IF(ABS([.F100])&lt;2;1;0)" office:value-type="float" office:value="0" calcext:value-type="float">
            <text:p>0</text:p>
          </table:table-cell>
          <table:table-cell table:formula="of:=[.E99]+0.8" office:value-type="float" office:value="18.4" calcext:value-type="float">
            <text:p>18.4</text:p>
          </table:table-cell>
          <table:table-cell table:formula="of:=[.F99]+2.4" office:value-type="float" office:value="115.2" calcext:value-type="float">
            <text:p>115.2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formula="of:=IF(ABS([.E101])&lt;2;1;0)" office:value-type="float" office:value="0" calcext:value-type="float">
            <text:p>0</text:p>
          </table:table-cell>
          <table:table-cell table:formula="of:=IF(ABS([.F101])&lt;2;1;0)" office:value-type="float" office:value="0" calcext:value-type="float">
            <text:p>0</text:p>
          </table:table-cell>
          <table:table-cell table:formula="of:=[.E100]+0.8" office:value-type="float" office:value="19.2" calcext:value-type="float">
            <text:p>19.2</text:p>
          </table:table-cell>
          <table:table-cell table:formula="of:=[.F100]+2.4" office:value-type="float" office:value="117.6" calcext:value-type="float">
            <text:p>117.6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ABS([.E102])&lt;2;1;0)" office:value-type="float" office:value="0" calcext:value-type="float">
            <text:p>0</text:p>
          </table:table-cell>
          <table:table-cell table:formula="of:=IF(ABS([.F102])&lt;2;1;0)" office:value-type="float" office:value="0" calcext:value-type="float">
            <text:p>0</text:p>
          </table:table-cell>
          <table:table-cell table:formula="of:=[.E101]+0.8" office:value-type="float" office:value="20" calcext:value-type="float">
            <text:p>20</text:p>
          </table:table-cell>
          <table:table-cell table:formula="of:=[.F101]+2.4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formula="of:=IF(ABS([.E103])&lt;2;1;0)" office:value-type="float" office:value="0" calcext:value-type="float">
            <text:p>0</text:p>
          </table:table-cell>
          <table:table-cell table:formula="of:=IF(ABS([.F103])&lt;2;1;0)" office:value-type="float" office:value="0" calcext:value-type="float">
            <text:p>0</text:p>
          </table:table-cell>
          <table:table-cell table:formula="of:=[.E102]+0.8" office:value-type="float" office:value="20.8" calcext:value-type="float">
            <text:p>20.8</text:p>
          </table:table-cell>
          <table:table-cell table:formula="of:=[.F102]+2.4" office:value-type="float" office:value="122.4" calcext:value-type="float">
            <text:p>122.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formula="of:=IF(ABS([.E104])&lt;2;1;0)" office:value-type="float" office:value="0" calcext:value-type="float">
            <text:p>0</text:p>
          </table:table-cell>
          <table:table-cell table:formula="of:=IF(ABS([.F104])&lt;2;1;0)" office:value-type="float" office:value="0" calcext:value-type="float">
            <text:p>0</text:p>
          </table:table-cell>
          <table:table-cell table:formula="of:=[.E103]+0.8" office:value-type="float" office:value="21.6" calcext:value-type="float">
            <text:p>21.6</text:p>
          </table:table-cell>
          <table:table-cell table:formula="of:=[.F103]+2.4" office:value-type="float" office:value="124.8" calcext:value-type="float">
            <text:p>124.8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formula="of:=IF(ABS([.E105])&lt;2;1;0)" office:value-type="float" office:value="0" calcext:value-type="float">
            <text:p>0</text:p>
          </table:table-cell>
          <table:table-cell table:formula="of:=IF(ABS([.F105])&lt;2;1;0)" office:value-type="float" office:value="0" calcext:value-type="float">
            <text:p>0</text:p>
          </table:table-cell>
          <table:table-cell table:formula="of:=[.E104]+0.8" office:value-type="float" office:value="22.4" calcext:value-type="float">
            <text:p>22.4</text:p>
          </table:table-cell>
          <table:table-cell table:formula="of:=[.F104]+2.4" office:value-type="float" office:value="127.2" calcext:value-type="float">
            <text:p>127.2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formula="of:=IF(ABS([.E106])&lt;2;1;0)" office:value-type="float" office:value="0" calcext:value-type="float">
            <text:p>0</text:p>
          </table:table-cell>
          <table:table-cell table:formula="of:=IF(ABS([.F106])&lt;2;1;0)" office:value-type="float" office:value="0" calcext:value-type="float">
            <text:p>0</text:p>
          </table:table-cell>
          <table:table-cell table:formula="of:=[.E105]+0.8" office:value-type="float" office:value="23.2" calcext:value-type="float">
            <text:p>23.2</text:p>
          </table:table-cell>
          <table:table-cell table:formula="of:=[.F105]+2.4" office:value-type="float" office:value="129.6" calcext:value-type="float">
            <text:p>129.6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formula="of:=IF(ABS([.E107])&lt;2;1;0)" office:value-type="float" office:value="0" calcext:value-type="float">
            <text:p>0</text:p>
          </table:table-cell>
          <table:table-cell table:formula="of:=IF(ABS([.F107])&lt;2;1;0)" office:value-type="float" office:value="0" calcext:value-type="float">
            <text:p>0</text:p>
          </table:table-cell>
          <table:table-cell table:formula="of:=[.E106]+0.8" office:value-type="float" office:value="24" calcext:value-type="float">
            <text:p>24</text:p>
          </table:table-cell>
          <table:table-cell table:formula="of:=[.F106]+2.4" office:value-type="float" office:value="132" calcext:value-type="float">
            <text:p>132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formula="of:=IF(ABS([.E108])&lt;2;1;0)" office:value-type="float" office:value="0" calcext:value-type="float">
            <text:p>0</text:p>
          </table:table-cell>
          <table:table-cell table:formula="of:=IF(ABS([.F108])&lt;2;1;0)" office:value-type="float" office:value="0" calcext:value-type="float">
            <text:p>0</text:p>
          </table:table-cell>
          <table:table-cell table:formula="of:=[.E107]+0.8" office:value-type="float" office:value="24.8" calcext:value-type="float">
            <text:p>24.8</text:p>
          </table:table-cell>
          <table:table-cell table:formula="of:=[.F107]+2.4" office:value-type="float" office:value="134.4" calcext:value-type="float">
            <text:p>134.4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formula="of:=IF(ABS([.E109])&lt;2;1;0)" office:value-type="float" office:value="0" calcext:value-type="float">
            <text:p>0</text:p>
          </table:table-cell>
          <table:table-cell table:formula="of:=IF(ABS([.F109])&lt;2;1;0)" office:value-type="float" office:value="0" calcext:value-type="float">
            <text:p>0</text:p>
          </table:table-cell>
          <table:table-cell table:formula="of:=[.E108]+0.8" office:value-type="float" office:value="25.6" calcext:value-type="float">
            <text:p>25.6</text:p>
          </table:table-cell>
          <table:table-cell table:formula="of:=[.F108]+2.4" office:value-type="float" office:value="136.8" calcext:value-type="float">
            <text:p>136.8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formula="of:=IF(ABS([.E110])&lt;2;1;0)" office:value-type="float" office:value="0" calcext:value-type="float">
            <text:p>0</text:p>
          </table:table-cell>
          <table:table-cell table:formula="of:=IF(ABS([.F110])&lt;2;1;0)" office:value-type="float" office:value="0" calcext:value-type="float">
            <text:p>0</text:p>
          </table:table-cell>
          <table:table-cell table:formula="of:=[.E109]+0.8" office:value-type="float" office:value="26.4" calcext:value-type="float">
            <text:p>26.4</text:p>
          </table:table-cell>
          <table:table-cell table:formula="of:=[.F109]+2.4" office:value-type="float" office:value="139.2" calcext:value-type="float">
            <text:p>139.2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formula="of:=IF(ABS([.E111])&lt;2;1;0)" office:value-type="float" office:value="0" calcext:value-type="float">
            <text:p>0</text:p>
          </table:table-cell>
          <table:table-cell table:formula="of:=IF(ABS([.F111])&lt;2;1;0)" office:value-type="float" office:value="0" calcext:value-type="float">
            <text:p>0</text:p>
          </table:table-cell>
          <table:table-cell table:formula="of:=[.E110]+0.8" office:value-type="float" office:value="27.2" calcext:value-type="float">
            <text:p>27.2</text:p>
          </table:table-cell>
          <table:table-cell table:formula="of:=[.F110]+2.4" office:value-type="float" office:value="141.6" calcext:value-type="float">
            <text:p>141.6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formula="of:=IF(ABS([.E112])&lt;2;1;0)" office:value-type="float" office:value="0" calcext:value-type="float">
            <text:p>0</text:p>
          </table:table-cell>
          <table:table-cell table:formula="of:=IF(ABS([.F112])&lt;2;1;0)" office:value-type="float" office:value="0" calcext:value-type="float">
            <text:p>0</text:p>
          </table:table-cell>
          <table:table-cell table:formula="of:=[.E111]+0.8" office:value-type="float" office:value="28" calcext:value-type="float">
            <text:p>28</text:p>
          </table:table-cell>
          <table:table-cell table:formula="of:=[.F111]+2.4"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formula="of:=IF(ABS([.E113])&lt;2;1;0)" office:value-type="float" office:value="0" calcext:value-type="float">
            <text:p>0</text:p>
          </table:table-cell>
          <table:table-cell table:formula="of:=IF(ABS([.F113])&lt;2;1;0)" office:value-type="float" office:value="0" calcext:value-type="float">
            <text:p>0</text:p>
          </table:table-cell>
          <table:table-cell table:formula="of:=[.E112]+0.8" office:value-type="float" office:value="28.8" calcext:value-type="float">
            <text:p>28.8</text:p>
          </table:table-cell>
          <table:table-cell table:formula="of:=[.F112]+2.4" office:value-type="float" office:value="146.4" calcext:value-type="float">
            <text:p>146.4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formula="of:=IF(ABS([.E114])&lt;2;1;0)" office:value-type="float" office:value="0" calcext:value-type="float">
            <text:p>0</text:p>
          </table:table-cell>
          <table:table-cell table:formula="of:=IF(ABS([.F114])&lt;2;1;0)" office:value-type="float" office:value="0" calcext:value-type="float">
            <text:p>0</text:p>
          </table:table-cell>
          <table:table-cell table:formula="of:=[.E113]+0.8" office:value-type="float" office:value="29.6" calcext:value-type="float">
            <text:p>29.6</text:p>
          </table:table-cell>
          <table:table-cell table:formula="of:=[.F113]+2.4" office:value-type="float" office:value="148.8" calcext:value-type="float">
            <text:p>148.8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formula="of:=IF(ABS([.E115])&lt;2;1;0)" office:value-type="float" office:value="0" calcext:value-type="float">
            <text:p>0</text:p>
          </table:table-cell>
          <table:table-cell table:formula="of:=IF(ABS([.F115])&lt;2;1;0)" office:value-type="float" office:value="0" calcext:value-type="float">
            <text:p>0</text:p>
          </table:table-cell>
          <table:table-cell table:formula="of:=[.E114]+0.8" office:value-type="float" office:value="30.4" calcext:value-type="float">
            <text:p>30.4</text:p>
          </table:table-cell>
          <table:table-cell table:formula="of:=[.F114]+2.4" office:value-type="float" office:value="151.2" calcext:value-type="float">
            <text:p>151.2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formula="of:=IF(ABS([.E116])&lt;2;1;0)" office:value-type="float" office:value="0" calcext:value-type="float">
            <text:p>0</text:p>
          </table:table-cell>
          <table:table-cell table:formula="of:=IF(ABS([.F116])&lt;2;1;0)" office:value-type="float" office:value="0" calcext:value-type="float">
            <text:p>0</text:p>
          </table:table-cell>
          <table:table-cell table:formula="of:=[.E115]+0.8" office:value-type="float" office:value="31.2" calcext:value-type="float">
            <text:p>31.2</text:p>
          </table:table-cell>
          <table:table-cell table:formula="of:=[.F115]+2.4" office:value-type="float" office:value="153.6" calcext:value-type="float">
            <text:p>153.6</text:p>
          </table:table-cell>
          <table:table-cell table:number-columns-repeated="99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formula="of:=IF(ABS([.E117])&lt;2;1;0)" office:value-type="float" office:value="0" calcext:value-type="float">
            <text:p>0</text:p>
          </table:table-cell>
          <table:table-cell table:formula="of:=IF(ABS([.F117])&lt;2;1;0)" office:value-type="float" office:value="0" calcext:value-type="float">
            <text:p>0</text:p>
          </table:table-cell>
          <table:table-cell table:formula="of:=[.E116]+0.8" office:value-type="float" office:value="32" calcext:value-type="float">
            <text:p>32</text:p>
          </table:table-cell>
          <table:table-cell table:formula="of:=[.F116]+2.4"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formula="of:=IF(ABS([.E118])&lt;2;1;0)" office:value-type="float" office:value="0" calcext:value-type="float">
            <text:p>0</text:p>
          </table:table-cell>
          <table:table-cell table:formula="of:=IF(ABS([.F118])&lt;2;1;0)" office:value-type="float" office:value="0" calcext:value-type="float">
            <text:p>0</text:p>
          </table:table-cell>
          <table:table-cell table:formula="of:=[.E117]+0.8" office:value-type="float" office:value="32.8" calcext:value-type="float">
            <text:p>32.8</text:p>
          </table:table-cell>
          <table:table-cell table:formula="of:=[.F117]+2.4" office:value-type="float" office:value="158.4" calcext:value-type="float">
            <text:p>158.4</text:p>
          </table:table-cell>
          <table:table-cell table:number-columns-repeated="99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formula="of:=IF(ABS([.E119])&lt;2;1;0)" office:value-type="float" office:value="0" calcext:value-type="float">
            <text:p>0</text:p>
          </table:table-cell>
          <table:table-cell table:formula="of:=IF(ABS([.F119])&lt;2;1;0)" office:value-type="float" office:value="0" calcext:value-type="float">
            <text:p>0</text:p>
          </table:table-cell>
          <table:table-cell table:formula="of:=[.E118]+0.8" office:value-type="float" office:value="33.6" calcext:value-type="float">
            <text:p>33.6</text:p>
          </table:table-cell>
          <table:table-cell table:formula="of:=[.F118]+2.4" office:value-type="float" office:value="160.8" calcext:value-type="float">
            <text:p>160.8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formula="of:=IF(ABS([.E120])&lt;2;1;0)" office:value-type="float" office:value="0" calcext:value-type="float">
            <text:p>0</text:p>
          </table:table-cell>
          <table:table-cell table:formula="of:=IF(ABS([.F120])&lt;2;1;0)" office:value-type="float" office:value="0" calcext:value-type="float">
            <text:p>0</text:p>
          </table:table-cell>
          <table:table-cell table:formula="of:=[.E119]+0.8" office:value-type="float" office:value="34.4" calcext:value-type="float">
            <text:p>34.4</text:p>
          </table:table-cell>
          <table:table-cell table:formula="of:=[.F119]+2.4" office:value-type="float" office:value="163.2" calcext:value-type="float">
            <text:p>163.2</text:p>
          </table:table-cell>
          <table:table-cell table:number-columns-repeated="99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formula="of:=IF(ABS([.E121])&lt;2;1;0)" office:value-type="float" office:value="0" calcext:value-type="float">
            <text:p>0</text:p>
          </table:table-cell>
          <table:table-cell table:formula="of:=IF(ABS([.F121])&lt;2;1;0)" office:value-type="float" office:value="0" calcext:value-type="float">
            <text:p>0</text:p>
          </table:table-cell>
          <table:table-cell table:formula="of:=[.E120]+0.8" office:value-type="float" office:value="35.2" calcext:value-type="float">
            <text:p>35.2</text:p>
          </table:table-cell>
          <table:table-cell table:formula="of:=[.F120]+2.4" office:value-type="float" office:value="165.6" calcext:value-type="float">
            <text:p>165.6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IF(ABS([.E122])&lt;2;1;0)" office:value-type="float" office:value="0" calcext:value-type="float">
            <text:p>0</text:p>
          </table:table-cell>
          <table:table-cell table:formula="of:=IF(ABS([.F122])&lt;2;1;0)" office:value-type="float" office:value="0" calcext:value-type="float">
            <text:p>0</text:p>
          </table:table-cell>
          <table:table-cell table:formula="of:=[.E121]+0.8" office:value-type="float" office:value="36" calcext:value-type="float">
            <text:p>36</text:p>
          </table:table-cell>
          <table:table-cell table:formula="of:=[.F121]+2.4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formula="of:=IF(ABS([.E123])&lt;2;1;0)" office:value-type="float" office:value="0" calcext:value-type="float">
            <text:p>0</text:p>
          </table:table-cell>
          <table:table-cell table:formula="of:=IF(ABS([.F123])&lt;2;1;0)" office:value-type="float" office:value="0" calcext:value-type="float">
            <text:p>0</text:p>
          </table:table-cell>
          <table:table-cell table:formula="of:=[.E122]+0.8" office:value-type="float" office:value="36.8" calcext:value-type="float">
            <text:p>36.8</text:p>
          </table:table-cell>
          <table:table-cell table:formula="of:=[.F122]+2.4" office:value-type="float" office:value="170.4" calcext:value-type="float">
            <text:p>170.4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formula="of:=IF(ABS([.E124])&lt;2;1;0)" office:value-type="float" office:value="0" calcext:value-type="float">
            <text:p>0</text:p>
          </table:table-cell>
          <table:table-cell table:formula="of:=IF(ABS([.F124])&lt;2;1;0)" office:value-type="float" office:value="0" calcext:value-type="float">
            <text:p>0</text:p>
          </table:table-cell>
          <table:table-cell table:formula="of:=[.E123]+0.8" office:value-type="float" office:value="37.6" calcext:value-type="float">
            <text:p>37.6</text:p>
          </table:table-cell>
          <table:table-cell table:formula="of:=[.F123]+2.4" office:value-type="float" office:value="172.8" calcext:value-type="float">
            <text:p>172.8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formula="of:=IF(ABS([.E125])&lt;2;1;0)" office:value-type="float" office:value="0" calcext:value-type="float">
            <text:p>0</text:p>
          </table:table-cell>
          <table:table-cell table:formula="of:=IF(ABS([.F125])&lt;2;1;0)" office:value-type="float" office:value="0" calcext:value-type="float">
            <text:p>0</text:p>
          </table:table-cell>
          <table:table-cell table:formula="of:=[.E124]+0.8" office:value-type="float" office:value="38.4" calcext:value-type="float">
            <text:p>38.4</text:p>
          </table:table-cell>
          <table:table-cell table:formula="of:=[.F124]+2.4" office:value-type="float" office:value="175.2" calcext:value-type="float">
            <text:p>175.2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formula="of:=IF(ABS([.E126])&lt;2;1;0)" office:value-type="float" office:value="0" calcext:value-type="float">
            <text:p>0</text:p>
          </table:table-cell>
          <table:table-cell table:formula="of:=IF(ABS([.F126])&lt;2;1;0)" office:value-type="float" office:value="0" calcext:value-type="float">
            <text:p>0</text:p>
          </table:table-cell>
          <table:table-cell table:formula="of:=[.E125]+0.8" office:value-type="float" office:value="39.2" calcext:value-type="float">
            <text:p>39.2</text:p>
          </table:table-cell>
          <table:table-cell table:formula="of:=[.F125]+2.4" office:value-type="float" office:value="177.6" calcext:value-type="float">
            <text:p>177.6</text:p>
          </table:table-cell>
          <table:table-cell table:number-columns-repeated="99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formula="of:=IF(ABS([.E127])&lt;2;1;0)" office:value-type="float" office:value="0" calcext:value-type="float">
            <text:p>0</text:p>
          </table:table-cell>
          <table:table-cell table:formula="of:=IF(ABS([.F127])&lt;2;1;0)" office:value-type="float" office:value="0" calcext:value-type="float">
            <text:p>0</text:p>
          </table:table-cell>
          <table:table-cell table:formula="of:=[.E126]+0.8" office:value-type="float" office:value="40" calcext:value-type="float">
            <text:p>40</text:p>
          </table:table-cell>
          <table:table-cell table:formula="of:=[.F126]+2.4"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formula="of:=IF(ABS([.E128])&lt;2;1;0)" office:value-type="float" office:value="0" calcext:value-type="float">
            <text:p>0</text:p>
          </table:table-cell>
          <table:table-cell table:formula="of:=IF(ABS([.F128])&lt;2;1;0)" office:value-type="float" office:value="0" calcext:value-type="float">
            <text:p>0</text:p>
          </table:table-cell>
          <table:table-cell table:formula="of:=[.E127]+0.8" office:value-type="float" office:value="40.8" calcext:value-type="float">
            <text:p>40.8</text:p>
          </table:table-cell>
          <table:table-cell table:formula="of:=[.F127]+2.4" office:value-type="float" office:value="182.4" calcext:value-type="float">
            <text:p>182.4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formula="of:=IF(ABS([.E129])&lt;2;1;0)" office:value-type="float" office:value="0" calcext:value-type="float">
            <text:p>0</text:p>
          </table:table-cell>
          <table:table-cell table:formula="of:=IF(ABS([.F129])&lt;2;1;0)" office:value-type="float" office:value="0" calcext:value-type="float">
            <text:p>0</text:p>
          </table:table-cell>
          <table:table-cell table:formula="of:=[.E128]+0.8" office:value-type="float" office:value="41.6" calcext:value-type="float">
            <text:p>41.6</text:p>
          </table:table-cell>
          <table:table-cell table:formula="of:=[.F128]+2.4" office:value-type="float" office:value="184.8" calcext:value-type="float">
            <text:p>184.8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formula="of:=IF(ABS([.E130])&lt;2;1;0)" office:value-type="float" office:value="0" calcext:value-type="float">
            <text:p>0</text:p>
          </table:table-cell>
          <table:table-cell table:formula="of:=IF(ABS([.F130])&lt;2;1;0)" office:value-type="float" office:value="0" calcext:value-type="float">
            <text:p>0</text:p>
          </table:table-cell>
          <table:table-cell table:formula="of:=[.E129]+0.8" office:value-type="float" office:value="42.4" calcext:value-type="float">
            <text:p>42.4</text:p>
          </table:table-cell>
          <table:table-cell table:formula="of:=[.F129]+2.4" office:value-type="float" office:value="187.2" calcext:value-type="float">
            <text:p>187.2</text:p>
          </table:table-cell>
          <table:table-cell table:number-columns-repeated="99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formula="of:=IF(ABS([.E131])&lt;2;1;0)" office:value-type="float" office:value="0" calcext:value-type="float">
            <text:p>0</text:p>
          </table:table-cell>
          <table:table-cell table:formula="of:=IF(ABS([.F131])&lt;2;1;0)" office:value-type="float" office:value="0" calcext:value-type="float">
            <text:p>0</text:p>
          </table:table-cell>
          <table:table-cell table:formula="of:=[.E130]+0.8" office:value-type="float" office:value="43.2" calcext:value-type="float">
            <text:p>43.2</text:p>
          </table:table-cell>
          <table:table-cell table:formula="of:=[.F130]+2.4" office:value-type="float" office:value="189.6" calcext:value-type="float">
            <text:p>189.6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formula="of:=IF(ABS([.E132])&lt;2;1;0)" office:value-type="float" office:value="0" calcext:value-type="float">
            <text:p>0</text:p>
          </table:table-cell>
          <table:table-cell table:formula="of:=IF(ABS([.F132])&lt;2;1;0)" office:value-type="float" office:value="0" calcext:value-type="float">
            <text:p>0</text:p>
          </table:table-cell>
          <table:table-cell table:formula="of:=[.E131]+0.8" office:value-type="float" office:value="44" calcext:value-type="float">
            <text:p>44</text:p>
          </table:table-cell>
          <table:table-cell table:formula="of:=[.F131]+2.4" office:value-type="float" office:value="192" calcext:value-type="float">
            <text:p>192</text:p>
          </table:table-cell>
          <table:table-cell table:number-columns-repeated="99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formula="of:=IF(ABS([.E133])&lt;2;1;0)" office:value-type="float" office:value="0" calcext:value-type="float">
            <text:p>0</text:p>
          </table:table-cell>
          <table:table-cell table:formula="of:=IF(ABS([.F133])&lt;2;1;0)" office:value-type="float" office:value="0" calcext:value-type="float">
            <text:p>0</text:p>
          </table:table-cell>
          <table:table-cell table:formula="of:=[.E132]+0.8" office:value-type="float" office:value="44.8" calcext:value-type="float">
            <text:p>44.8</text:p>
          </table:table-cell>
          <table:table-cell table:formula="of:=[.F132]+2.4" office:value-type="float" office:value="194.4" calcext:value-type="float">
            <text:p>194.4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formula="of:=IF(ABS([.E134])&lt;2;1;0)" office:value-type="float" office:value="0" calcext:value-type="float">
            <text:p>0</text:p>
          </table:table-cell>
          <table:table-cell table:formula="of:=IF(ABS([.F134])&lt;2;1;0)" office:value-type="float" office:value="0" calcext:value-type="float">
            <text:p>0</text:p>
          </table:table-cell>
          <table:table-cell table:formula="of:=[.E133]+0.8" office:value-type="float" office:value="45.6" calcext:value-type="float">
            <text:p>45.6</text:p>
          </table:table-cell>
          <table:table-cell table:formula="of:=[.F133]+2.4" office:value-type="float" office:value="196.8" calcext:value-type="float">
            <text:p>196.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formula="of:=IF(ABS([.E135])&lt;2;1;0)" office:value-type="float" office:value="0" calcext:value-type="float">
            <text:p>0</text:p>
          </table:table-cell>
          <table:table-cell table:formula="of:=IF(ABS([.F135])&lt;2;1;0)" office:value-type="float" office:value="0" calcext:value-type="float">
            <text:p>0</text:p>
          </table:table-cell>
          <table:table-cell table:formula="of:=[.E134]+0.8" office:value-type="float" office:value="46.4" calcext:value-type="float">
            <text:p>46.4</text:p>
          </table:table-cell>
          <table:table-cell table:formula="of:=[.F134]+2.4" office:value-type="float" office:value="199.2" calcext:value-type="float">
            <text:p>199.2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formula="of:=IF(ABS([.E136])&lt;2;1;0)" office:value-type="float" office:value="0" calcext:value-type="float">
            <text:p>0</text:p>
          </table:table-cell>
          <table:table-cell table:formula="of:=IF(ABS([.F136])&lt;2;1;0)" office:value-type="float" office:value="0" calcext:value-type="float">
            <text:p>0</text:p>
          </table:table-cell>
          <table:table-cell table:formula="of:=[.E135]+0.8" office:value-type="float" office:value="47.2" calcext:value-type="float">
            <text:p>47.2</text:p>
          </table:table-cell>
          <table:table-cell table:formula="of:=[.F135]+2.4" office:value-type="float" office:value="201.6" calcext:value-type="float">
            <text:p>201.6</text:p>
          </table:table-cell>
          <table:table-cell table:number-columns-repeated="99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formula="of:=IF(ABS([.E137])&lt;2;1;0)" office:value-type="float" office:value="0" calcext:value-type="float">
            <text:p>0</text:p>
          </table:table-cell>
          <table:table-cell table:formula="of:=IF(ABS([.F137])&lt;2;1;0)" office:value-type="float" office:value="0" calcext:value-type="float">
            <text:p>0</text:p>
          </table:table-cell>
          <table:table-cell table:formula="of:=[.E136]+0.8" office:value-type="float" office:value="48" calcext:value-type="float">
            <text:p>48</text:p>
          </table:table-cell>
          <table:table-cell table:formula="of:=[.F136]+2.4" office:value-type="float" office:value="204" calcext:value-type="float">
            <text:p>204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formula="of:=IF(ABS([.E138])&lt;2;1;0)" office:value-type="float" office:value="0" calcext:value-type="float">
            <text:p>0</text:p>
          </table:table-cell>
          <table:table-cell table:formula="of:=IF(ABS([.F138])&lt;2;1;0)" office:value-type="float" office:value="0" calcext:value-type="float">
            <text:p>0</text:p>
          </table:table-cell>
          <table:table-cell table:formula="of:=[.E137]+0.8" office:value-type="float" office:value="48.8" calcext:value-type="float">
            <text:p>48.8</text:p>
          </table:table-cell>
          <table:table-cell table:formula="of:=[.F137]+2.4" office:value-type="float" office:value="206.4" calcext:value-type="float">
            <text:p>206.4</text:p>
          </table:table-cell>
          <table:table-cell table:number-columns-repeated="99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formula="of:=IF(ABS([.E139])&lt;2;1;0)" office:value-type="float" office:value="0" calcext:value-type="float">
            <text:p>0</text:p>
          </table:table-cell>
          <table:table-cell table:formula="of:=IF(ABS([.F139])&lt;2;1;0)" office:value-type="float" office:value="0" calcext:value-type="float">
            <text:p>0</text:p>
          </table:table-cell>
          <table:table-cell table:formula="of:=[.E138]+0.8" office:value-type="float" office:value="49.6" calcext:value-type="float">
            <text:p>49.6</text:p>
          </table:table-cell>
          <table:table-cell table:formula="of:=[.F138]+2.4" office:value-type="float" office:value="208.8" calcext:value-type="float">
            <text:p>208.8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formula="of:=IF(ABS([.E140])&lt;2;1;0)" office:value-type="float" office:value="0" calcext:value-type="float">
            <text:p>0</text:p>
          </table:table-cell>
          <table:table-cell table:formula="of:=IF(ABS([.F140])&lt;2;1;0)" office:value-type="float" office:value="0" calcext:value-type="float">
            <text:p>0</text:p>
          </table:table-cell>
          <table:table-cell table:formula="of:=[.E139]+0.8" office:value-type="float" office:value="50.4" calcext:value-type="float">
            <text:p>50.4</text:p>
          </table:table-cell>
          <table:table-cell table:formula="of:=[.F139]+2.4" office:value-type="float" office:value="211.2" calcext:value-type="float">
            <text:p>211.2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formula="of:=IF(ABS([.E141])&lt;2;1;0)" office:value-type="float" office:value="0" calcext:value-type="float">
            <text:p>0</text:p>
          </table:table-cell>
          <table:table-cell table:formula="of:=IF(ABS([.F141])&lt;2;1;0)" office:value-type="float" office:value="0" calcext:value-type="float">
            <text:p>0</text:p>
          </table:table-cell>
          <table:table-cell table:formula="of:=[.E140]+0.8" office:value-type="float" office:value="51.2" calcext:value-type="float">
            <text:p>51.2</text:p>
          </table:table-cell>
          <table:table-cell table:formula="of:=[.F140]+2.4" office:value-type="float" office:value="213.6" calcext:value-type="float">
            <text:p>213.6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formula="of:=IF(ABS([.E142])&lt;2;1;0)" office:value-type="float" office:value="0" calcext:value-type="float">
            <text:p>0</text:p>
          </table:table-cell>
          <table:table-cell table:formula="of:=IF(ABS([.F142])&lt;2;1;0)" office:value-type="float" office:value="0" calcext:value-type="float">
            <text:p>0</text:p>
          </table:table-cell>
          <table:table-cell table:formula="of:=[.E141]+0.8" office:value-type="float" office:value="51.9999999999999" calcext:value-type="float">
            <text:p>51.9999999999999</text:p>
          </table:table-cell>
          <table:table-cell table:formula="of:=[.F141]+2.4" office:value-type="float" office:value="216" calcext:value-type="float">
            <text:p>216</text:p>
          </table:table-cell>
          <table:table-cell table:number-columns-repeated="99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formula="of:=IF(ABS([.E143])&lt;2;1;0)" office:value-type="float" office:value="0" calcext:value-type="float">
            <text:p>0</text:p>
          </table:table-cell>
          <table:table-cell table:formula="of:=IF(ABS([.F143])&lt;2;1;0)" office:value-type="float" office:value="0" calcext:value-type="float">
            <text:p>0</text:p>
          </table:table-cell>
          <table:table-cell table:formula="of:=[.E142]+0.8" office:value-type="float" office:value="52.7999999999999" calcext:value-type="float">
            <text:p>52.7999999999999</text:p>
          </table:table-cell>
          <table:table-cell table:formula="of:=[.F142]+2.4" office:value-type="float" office:value="218.4" calcext:value-type="float">
            <text:p>218.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formula="of:=IF(ABS([.E144])&lt;2;1;0)" office:value-type="float" office:value="0" calcext:value-type="float">
            <text:p>0</text:p>
          </table:table-cell>
          <table:table-cell table:formula="of:=IF(ABS([.F144])&lt;2;1;0)" office:value-type="float" office:value="0" calcext:value-type="float">
            <text:p>0</text:p>
          </table:table-cell>
          <table:table-cell table:formula="of:=[.E143]+0.8" office:value-type="float" office:value="53.5999999999999" calcext:value-type="float">
            <text:p>53.5999999999999</text:p>
          </table:table-cell>
          <table:table-cell table:formula="of:=[.F143]+2.4" office:value-type="float" office:value="220.8" calcext:value-type="float">
            <text:p>220.8</text:p>
          </table:table-cell>
          <table:table-cell table:number-columns-repeated="99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formula="of:=IF(ABS([.E145])&lt;2;1;0)" office:value-type="float" office:value="0" calcext:value-type="float">
            <text:p>0</text:p>
          </table:table-cell>
          <table:table-cell table:formula="of:=IF(ABS([.F145])&lt;2;1;0)" office:value-type="float" office:value="0" calcext:value-type="float">
            <text:p>0</text:p>
          </table:table-cell>
          <table:table-cell table:formula="of:=[.E144]+0.8" office:value-type="float" office:value="54.3999999999999" calcext:value-type="float">
            <text:p>54.3999999999999</text:p>
          </table:table-cell>
          <table:table-cell table:formula="of:=[.F144]+2.4" office:value-type="float" office:value="223.2" calcext:value-type="float">
            <text:p>223.2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formula="of:=IF(ABS([.E146])&lt;2;1;0)" office:value-type="float" office:value="0" calcext:value-type="float">
            <text:p>0</text:p>
          </table:table-cell>
          <table:table-cell table:formula="of:=IF(ABS([.F146])&lt;2;1;0)" office:value-type="float" office:value="0" calcext:value-type="float">
            <text:p>0</text:p>
          </table:table-cell>
          <table:table-cell table:formula="of:=[.E145]+0.8" office:value-type="float" office:value="55.1999999999999" calcext:value-type="float">
            <text:p>55.1999999999999</text:p>
          </table:table-cell>
          <table:table-cell table:formula="of:=[.F145]+2.4" office:value-type="float" office:value="225.6" calcext:value-type="float">
            <text:p>225.6</text:p>
          </table:table-cell>
          <table:table-cell table:number-columns-repeated="99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formula="of:=IF(ABS([.E147])&lt;2;1;0)" office:value-type="float" office:value="0" calcext:value-type="float">
            <text:p>0</text:p>
          </table:table-cell>
          <table:table-cell table:formula="of:=IF(ABS([.F147])&lt;2;1;0)" office:value-type="float" office:value="0" calcext:value-type="float">
            <text:p>0</text:p>
          </table:table-cell>
          <table:table-cell table:formula="of:=[.E146]+0.8" office:value-type="float" office:value="55.9999999999999" calcext:value-type="float">
            <text:p>55.9999999999999</text:p>
          </table:table-cell>
          <table:table-cell table:formula="of:=[.F146]+2.4" office:value-type="float" office:value="228" calcext:value-type="float">
            <text:p>228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formula="of:=IF(ABS([.E148])&lt;2;1;0)" office:value-type="float" office:value="0" calcext:value-type="float">
            <text:p>0</text:p>
          </table:table-cell>
          <table:table-cell table:formula="of:=IF(ABS([.F148])&lt;2;1;0)" office:value-type="float" office:value="0" calcext:value-type="float">
            <text:p>0</text:p>
          </table:table-cell>
          <table:table-cell table:formula="of:=[.E147]+0.8" office:value-type="float" office:value="56.7999999999999" calcext:value-type="float">
            <text:p>56.7999999999999</text:p>
          </table:table-cell>
          <table:table-cell table:formula="of:=[.F147]+2.4" office:value-type="float" office:value="230.4" calcext:value-type="float">
            <text:p>230.4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formula="of:=IF(ABS([.E149])&lt;2;1;0)" office:value-type="float" office:value="0" calcext:value-type="float">
            <text:p>0</text:p>
          </table:table-cell>
          <table:table-cell table:formula="of:=IF(ABS([.F149])&lt;2;1;0)" office:value-type="float" office:value="0" calcext:value-type="float">
            <text:p>0</text:p>
          </table:table-cell>
          <table:table-cell table:formula="of:=[.E148]+0.8" office:value-type="float" office:value="57.5999999999999" calcext:value-type="float">
            <text:p>57.5999999999999</text:p>
          </table:table-cell>
          <table:table-cell table:formula="of:=[.F148]+2.4" office:value-type="float" office:value="232.8" calcext:value-type="float">
            <text:p>232.8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formula="of:=IF(ABS([.E150])&lt;2;1;0)" office:value-type="float" office:value="0" calcext:value-type="float">
            <text:p>0</text:p>
          </table:table-cell>
          <table:table-cell table:formula="of:=IF(ABS([.F150])&lt;2;1;0)" office:value-type="float" office:value="0" calcext:value-type="float">
            <text:p>0</text:p>
          </table:table-cell>
          <table:table-cell table:formula="of:=[.E149]+0.8" office:value-type="float" office:value="58.3999999999999" calcext:value-type="float">
            <text:p>58.3999999999999</text:p>
          </table:table-cell>
          <table:table-cell table:formula="of:=[.F149]+2.4" office:value-type="float" office:value="235.2" calcext:value-type="float">
            <text:p>235.2</text:p>
          </table:table-cell>
          <table:table-cell table:number-columns-repeated="99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formula="of:=IF(ABS([.E151])&lt;2;1;0)" office:value-type="float" office:value="0" calcext:value-type="float">
            <text:p>0</text:p>
          </table:table-cell>
          <table:table-cell table:formula="of:=IF(ABS([.F151])&lt;2;1;0)" office:value-type="float" office:value="0" calcext:value-type="float">
            <text:p>0</text:p>
          </table:table-cell>
          <table:table-cell table:formula="of:=[.E150]+0.8" office:value-type="float" office:value="59.1999999999999" calcext:value-type="float">
            <text:p>59.1999999999999</text:p>
          </table:table-cell>
          <table:table-cell table:formula="of:=[.F150]+2.4" office:value-type="float" office:value="237.6" calcext:value-type="float">
            <text:p>237.6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formula="of:=IF(ABS([.E152])&lt;2;1;0)" office:value-type="float" office:value="0" calcext:value-type="float">
            <text:p>0</text:p>
          </table:table-cell>
          <table:table-cell table:formula="of:=IF(ABS([.F152])&lt;2;1;0)" office:value-type="float" office:value="0" calcext:value-type="float">
            <text:p>0</text:p>
          </table:table-cell>
          <table:table-cell table:formula="of:=[.E151]+0.8" office:value-type="float" office:value="59.9999999999999" calcext:value-type="float">
            <text:p>59.9999999999999</text:p>
          </table:table-cell>
          <table:table-cell table:formula="of:=[.F151]+2.4"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formula="of:=IF(ABS([.E153])&lt;2;1;0)" office:value-type="float" office:value="0" calcext:value-type="float">
            <text:p>0</text:p>
          </table:table-cell>
          <table:table-cell table:formula="of:=IF(ABS([.F153])&lt;2;1;0)" office:value-type="float" office:value="0" calcext:value-type="float">
            <text:p>0</text:p>
          </table:table-cell>
          <table:table-cell table:formula="of:=[.E152]+2.4" office:value-type="float" office:value="62.3999999999999" calcext:value-type="float">
            <text:p>62.3999999999999</text:p>
          </table:table-cell>
          <table:table-cell table:formula="of:=[.F152]+2.4" office:value-type="float" office:value="242.4" calcext:value-type="float">
            <text:p>242.4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formula="of:=IF(ABS([.E154])&lt;2;1;0)" office:value-type="float" office:value="0" calcext:value-type="float">
            <text:p>0</text:p>
          </table:table-cell>
          <table:table-cell table:formula="of:=IF(ABS([.F154])&lt;2;1;0)" office:value-type="float" office:value="0" calcext:value-type="float">
            <text:p>0</text:p>
          </table:table-cell>
          <table:table-cell table:formula="of:=[.E153]+2.4" office:value-type="float" office:value="64.7999999999999" calcext:value-type="float">
            <text:p>64.7999999999999</text:p>
          </table:table-cell>
          <table:table-cell table:formula="of:=[.F153]+2.4" office:value-type="float" office:value="244.8" calcext:value-type="float">
            <text:p>244.8</text:p>
          </table:table-cell>
          <table:table-cell table:number-columns-repeated="99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formula="of:=IF(ABS([.E155])&lt;2;1;0)" office:value-type="float" office:value="0" calcext:value-type="float">
            <text:p>0</text:p>
          </table:table-cell>
          <table:table-cell table:formula="of:=IF(ABS([.F155])&lt;2;1;0)" office:value-type="float" office:value="0" calcext:value-type="float">
            <text:p>0</text:p>
          </table:table-cell>
          <table:table-cell table:formula="of:=[.E154]+2.4" office:value-type="float" office:value="67.1999999999999" calcext:value-type="float">
            <text:p>67.1999999999999</text:p>
          </table:table-cell>
          <table:table-cell table:formula="of:=[.F154]+2.4" office:value-type="float" office:value="247.2" calcext:value-type="float">
            <text:p>247.2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formula="of:=IF(ABS([.E156])&lt;2;1;0)" office:value-type="float" office:value="0" calcext:value-type="float">
            <text:p>0</text:p>
          </table:table-cell>
          <table:table-cell table:formula="of:=IF(ABS([.F156])&lt;2;1;0)" office:value-type="float" office:value="0" calcext:value-type="float">
            <text:p>0</text:p>
          </table:table-cell>
          <table:table-cell table:formula="of:=[.E155]+2.4" office:value-type="float" office:value="69.5999999999999" calcext:value-type="float">
            <text:p>69.5999999999999</text:p>
          </table:table-cell>
          <table:table-cell table:formula="of:=[.F155]+2.4" office:value-type="float" office:value="249.6" calcext:value-type="float">
            <text:p>249.6</text:p>
          </table:table-cell>
          <table:table-cell table:number-columns-repeated="99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formula="of:=IF(ABS([.E157])&lt;2;1;0)" office:value-type="float" office:value="0" calcext:value-type="float">
            <text:p>0</text:p>
          </table:table-cell>
          <table:table-cell table:formula="of:=IF(ABS([.F157])&lt;2;1;0)" office:value-type="float" office:value="0" calcext:value-type="float">
            <text:p>0</text:p>
          </table:table-cell>
          <table:table-cell table:formula="of:=[.E156]+2.4" office:value-type="float" office:value="71.9999999999999" calcext:value-type="float">
            <text:p>71.9999999999999</text:p>
          </table:table-cell>
          <table:table-cell table:formula="of:=[.F156]+2.4" office:value-type="float" office:value="252" calcext:value-type="float">
            <text:p>25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formula="of:=IF(ABS([.E158])&lt;2;1;0)" office:value-type="float" office:value="0" calcext:value-type="float">
            <text:p>0</text:p>
          </table:table-cell>
          <table:table-cell table:formula="of:=IF(ABS([.F158])&lt;2;1;0)" office:value-type="float" office:value="0" calcext:value-type="float">
            <text:p>0</text:p>
          </table:table-cell>
          <table:table-cell table:formula="of:=[.E157]+2.4" office:value-type="float" office:value="74.3999999999999" calcext:value-type="float">
            <text:p>74.3999999999999</text:p>
          </table:table-cell>
          <table:table-cell table:formula="of:=[.F157]+2.4" office:value-type="float" office:value="254.4" calcext:value-type="float">
            <text:p>254.4</text:p>
          </table:table-cell>
          <table:table-cell table:number-columns-repeated="99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formula="of:=IF(ABS([.E159])&lt;2;1;0)" office:value-type="float" office:value="0" calcext:value-type="float">
            <text:p>0</text:p>
          </table:table-cell>
          <table:table-cell table:formula="of:=IF(ABS([.F159])&lt;2;1;0)" office:value-type="float" office:value="0" calcext:value-type="float">
            <text:p>0</text:p>
          </table:table-cell>
          <table:table-cell table:formula="of:=[.E158]+2.4" office:value-type="float" office:value="76.7999999999999" calcext:value-type="float">
            <text:p>76.7999999999999</text:p>
          </table:table-cell>
          <table:table-cell table:formula="of:=[.F158]+2.4" office:value-type="float" office:value="256.8" calcext:value-type="float">
            <text:p>256.8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formula="of:=IF(ABS([.E160])&lt;2;1;0)" office:value-type="float" office:value="0" calcext:value-type="float">
            <text:p>0</text:p>
          </table:table-cell>
          <table:table-cell table:formula="of:=IF(ABS([.F160])&lt;2;1;0)" office:value-type="float" office:value="0" calcext:value-type="float">
            <text:p>0</text:p>
          </table:table-cell>
          <table:table-cell table:formula="of:=[.E159]+2.4" office:value-type="float" office:value="79.1999999999999" calcext:value-type="float">
            <text:p>79.1999999999999</text:p>
          </table:table-cell>
          <table:table-cell table:formula="of:=[.F159]+2.4" office:value-type="float" office:value="259.2" calcext:value-type="float">
            <text:p>259.2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formula="of:=IF(ABS([.E161])&lt;2;1;0)" office:value-type="float" office:value="0" calcext:value-type="float">
            <text:p>0</text:p>
          </table:table-cell>
          <table:table-cell table:formula="of:=IF(ABS([.F161])&lt;2;1;0)" office:value-type="float" office:value="0" calcext:value-type="float">
            <text:p>0</text:p>
          </table:table-cell>
          <table:table-cell table:formula="of:=[.E160]+2.4" office:value-type="float" office:value="81.6" calcext:value-type="float">
            <text:p>81.6</text:p>
          </table:table-cell>
          <table:table-cell table:formula="of:=[.F160]+2.4" office:value-type="float" office:value="261.6" calcext:value-type="float">
            <text:p>261.6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formula="of:=IF(ABS([.E162])&lt;2;1;0)" office:value-type="float" office:value="0" calcext:value-type="float">
            <text:p>0</text:p>
          </table:table-cell>
          <table:table-cell table:formula="of:=IF(ABS([.F162])&lt;2;1;0)" office:value-type="float" office:value="0" calcext:value-type="float">
            <text:p>0</text:p>
          </table:table-cell>
          <table:table-cell table:formula="of:=[.E161]+2.4" office:value-type="float" office:value="84" calcext:value-type="float">
            <text:p>84</text:p>
          </table:table-cell>
          <table:table-cell table:formula="of:=[.F161]+2.4" office:value-type="float" office:value="264" calcext:value-type="float">
            <text:p>264</text:p>
          </table:table-cell>
          <table:table-cell table:number-columns-repeated="99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formula="of:=IF(ABS([.E163])&lt;2;1;0)" office:value-type="float" office:value="0" calcext:value-type="float">
            <text:p>0</text:p>
          </table:table-cell>
          <table:table-cell table:formula="of:=IF(ABS([.F163])&lt;2;1;0)" office:value-type="float" office:value="0" calcext:value-type="float">
            <text:p>0</text:p>
          </table:table-cell>
          <table:table-cell table:formula="of:=[.E162]+2.4" office:value-type="float" office:value="86.4" calcext:value-type="float">
            <text:p>86.4</text:p>
          </table:table-cell>
          <table:table-cell table:formula="of:=[.F162]+2.4" office:value-type="float" office:value="266.4" calcext:value-type="float">
            <text:p>266.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formula="of:=IF(ABS([.E164])&lt;2;1;0)" office:value-type="float" office:value="0" calcext:value-type="float">
            <text:p>0</text:p>
          </table:table-cell>
          <table:table-cell table:formula="of:=IF(ABS([.F164])&lt;2;1;0)" office:value-type="float" office:value="0" calcext:value-type="float">
            <text:p>0</text:p>
          </table:table-cell>
          <table:table-cell table:formula="of:=[.E163]+2.4" office:value-type="float" office:value="88.8" calcext:value-type="float">
            <text:p>88.8</text:p>
          </table:table-cell>
          <table:table-cell table:formula="of:=[.F163]+2.4" office:value-type="float" office:value="268.8" calcext:value-type="float">
            <text:p>268.8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formula="of:=IF(ABS([.E165])&lt;2;1;0)" office:value-type="float" office:value="0" calcext:value-type="float">
            <text:p>0</text:p>
          </table:table-cell>
          <table:table-cell table:formula="of:=IF(ABS([.F165])&lt;2;1;0)" office:value-type="float" office:value="0" calcext:value-type="float">
            <text:p>0</text:p>
          </table:table-cell>
          <table:table-cell table:formula="of:=[.E164]+2.4" office:value-type="float" office:value="91.2" calcext:value-type="float">
            <text:p>91.2</text:p>
          </table:table-cell>
          <table:table-cell table:formula="of:=[.F164]+2.4" office:value-type="float" office:value="271.2" calcext:value-type="float">
            <text:p>271.2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formula="of:=IF(ABS([.E166])&lt;2;1;0)" office:value-type="float" office:value="0" calcext:value-type="float">
            <text:p>0</text:p>
          </table:table-cell>
          <table:table-cell table:formula="of:=IF(ABS([.F166])&lt;2;1;0)" office:value-type="float" office:value="0" calcext:value-type="float">
            <text:p>0</text:p>
          </table:table-cell>
          <table:table-cell table:formula="of:=[.E165]+2.4" office:value-type="float" office:value="93.6" calcext:value-type="float">
            <text:p>93.6</text:p>
          </table:table-cell>
          <table:table-cell table:formula="of:=[.F165]+2.4" office:value-type="float" office:value="273.6" calcext:value-type="float">
            <text:p>273.6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formula="of:=IF(ABS([.E167])&lt;2;1;0)" office:value-type="float" office:value="0" calcext:value-type="float">
            <text:p>0</text:p>
          </table:table-cell>
          <table:table-cell table:formula="of:=IF(ABS([.F167])&lt;2;1;0)" office:value-type="float" office:value="0" calcext:value-type="float">
            <text:p>0</text:p>
          </table:table-cell>
          <table:table-cell table:formula="of:=[.E166]+2.4" office:value-type="float" office:value="96" calcext:value-type="float">
            <text:p>96</text:p>
          </table:table-cell>
          <table:table-cell table:formula="of:=[.F166]+2.4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formula="of:=IF(ABS([.E168])&lt;2;1;0)" office:value-type="float" office:value="0" calcext:value-type="float">
            <text:p>0</text:p>
          </table:table-cell>
          <table:table-cell table:formula="of:=IF(ABS([.F168])&lt;2;1;0)" office:value-type="float" office:value="0" calcext:value-type="float">
            <text:p>0</text:p>
          </table:table-cell>
          <table:table-cell table:formula="of:=[.E167]+2.4" office:value-type="float" office:value="98.4" calcext:value-type="float">
            <text:p>98.4</text:p>
          </table:table-cell>
          <table:table-cell table:formula="of:=[.F167]+2.4" office:value-type="float" office:value="278.4" calcext:value-type="float">
            <text:p>278.4</text:p>
          </table:table-cell>
          <table:table-cell table:number-columns-repeated="99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formula="of:=IF(ABS([.E169])&lt;2;1;0)" office:value-type="float" office:value="0" calcext:value-type="float">
            <text:p>0</text:p>
          </table:table-cell>
          <table:table-cell table:formula="of:=IF(ABS([.F169])&lt;2;1;0)" office:value-type="float" office:value="0" calcext:value-type="float">
            <text:p>0</text:p>
          </table:table-cell>
          <table:table-cell table:formula="of:=[.E168]+2.4" office:value-type="float" office:value="100.8" calcext:value-type="float">
            <text:p>100.8</text:p>
          </table:table-cell>
          <table:table-cell table:formula="of:=[.F168]+2.4" office:value-type="float" office:value="280.8" calcext:value-type="float">
            <text:p>280.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formula="of:=IF(ABS([.E170])&lt;2;1;0)" office:value-type="float" office:value="0" calcext:value-type="float">
            <text:p>0</text:p>
          </table:table-cell>
          <table:table-cell table:formula="of:=IF(ABS([.F170])&lt;2;1;0)" office:value-type="float" office:value="0" calcext:value-type="float">
            <text:p>0</text:p>
          </table:table-cell>
          <table:table-cell table:formula="of:=[.E169]+2.4" office:value-type="float" office:value="103.2" calcext:value-type="float">
            <text:p>103.2</text:p>
          </table:table-cell>
          <table:table-cell table:formula="of:=[.F169]+2.4" office:value-type="float" office:value="283.2" calcext:value-type="float">
            <text:p>283.2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formula="of:=IF(ABS([.E171])&lt;2;1;0)" office:value-type="float" office:value="0" calcext:value-type="float">
            <text:p>0</text:p>
          </table:table-cell>
          <table:table-cell table:formula="of:=IF(ABS([.F171])&lt;2;1;0)" office:value-type="float" office:value="0" calcext:value-type="float">
            <text:p>0</text:p>
          </table:table-cell>
          <table:table-cell table:formula="of:=[.E170]+2.4" office:value-type="float" office:value="105.6" calcext:value-type="float">
            <text:p>105.6</text:p>
          </table:table-cell>
          <table:table-cell table:formula="of:=[.F170]+2.4" office:value-type="float" office:value="285.6" calcext:value-type="float">
            <text:p>285.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formula="of:=IF(ABS([.E172])&lt;2;1;0)" office:value-type="float" office:value="0" calcext:value-type="float">
            <text:p>0</text:p>
          </table:table-cell>
          <table:table-cell table:formula="of:=IF(ABS([.F172])&lt;2;1;0)" office:value-type="float" office:value="0" calcext:value-type="float">
            <text:p>0</text:p>
          </table:table-cell>
          <table:table-cell table:formula="of:=[.E171]+2.4" office:value-type="float" office:value="108" calcext:value-type="float">
            <text:p>108</text:p>
          </table:table-cell>
          <table:table-cell table:formula="of:=[.F171]+2.4" office:value-type="float" office:value="288" calcext:value-type="float">
            <text:p>288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formula="of:=IF(ABS([.E173])&lt;2;1;0)" office:value-type="float" office:value="0" calcext:value-type="float">
            <text:p>0</text:p>
          </table:table-cell>
          <table:table-cell table:formula="of:=IF(ABS([.F173])&lt;2;1;0)" office:value-type="float" office:value="0" calcext:value-type="float">
            <text:p>0</text:p>
          </table:table-cell>
          <table:table-cell table:formula="of:=[.E172]+2.4" office:value-type="float" office:value="110.4" calcext:value-type="float">
            <text:p>110.4</text:p>
          </table:table-cell>
          <table:table-cell table:formula="of:=[.F172]+2.4" office:value-type="float" office:value="290.4" calcext:value-type="float">
            <text:p>290.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formula="of:=IF(ABS([.E174])&lt;2;1;0)" office:value-type="float" office:value="0" calcext:value-type="float">
            <text:p>0</text:p>
          </table:table-cell>
          <table:table-cell table:formula="of:=IF(ABS([.F174])&lt;2;1;0)" office:value-type="float" office:value="0" calcext:value-type="float">
            <text:p>0</text:p>
          </table:table-cell>
          <table:table-cell table:formula="of:=[.E173]+2.4" office:value-type="float" office:value="112.8" calcext:value-type="float">
            <text:p>112.8</text:p>
          </table:table-cell>
          <table:table-cell table:formula="of:=[.F173]+2.4" office:value-type="float" office:value="292.8" calcext:value-type="float">
            <text:p>292.8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formula="of:=IF(ABS([.E175])&lt;2;1;0)" office:value-type="float" office:value="0" calcext:value-type="float">
            <text:p>0</text:p>
          </table:table-cell>
          <table:table-cell table:formula="of:=IF(ABS([.F175])&lt;2;1;0)" office:value-type="float" office:value="0" calcext:value-type="float">
            <text:p>0</text:p>
          </table:table-cell>
          <table:table-cell table:formula="of:=[.E174]+2.4" office:value-type="float" office:value="115.2" calcext:value-type="float">
            <text:p>115.2</text:p>
          </table:table-cell>
          <table:table-cell table:formula="of:=[.F174]+2.4" office:value-type="float" office:value="295.2" calcext:value-type="float">
            <text:p>295.2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formula="of:=IF(ABS([.E176])&lt;2;1;0)" office:value-type="float" office:value="0" calcext:value-type="float">
            <text:p>0</text:p>
          </table:table-cell>
          <table:table-cell table:formula="of:=IF(ABS([.F176])&lt;2;1;0)" office:value-type="float" office:value="0" calcext:value-type="float">
            <text:p>0</text:p>
          </table:table-cell>
          <table:table-cell table:formula="of:=[.E175]+2.4" office:value-type="float" office:value="117.6" calcext:value-type="float">
            <text:p>117.6</text:p>
          </table:table-cell>
          <table:table-cell table:formula="of:=[.F175]+2.4" office:value-type="float" office:value="297.6" calcext:value-type="float">
            <text:p>297.6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formula="of:=IF(ABS([.E177])&lt;2;1;0)" office:value-type="float" office:value="0" calcext:value-type="float">
            <text:p>0</text:p>
          </table:table-cell>
          <table:table-cell table:formula="of:=IF(ABS([.F177])&lt;2;1;0)" office:value-type="float" office:value="0" calcext:value-type="float">
            <text:p>0</text:p>
          </table:table-cell>
          <table:table-cell table:formula="of:=[.E176]+2.4" office:value-type="float" office:value="120" calcext:value-type="float">
            <text:p>120</text:p>
          </table:table-cell>
          <table:table-cell table:formula="of:=[.F176]+2.4" office:value-type="float" office:value="300" calcext:value-type="float">
            <text:p>300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formula="of:=IF(ABS([.E178])&lt;2;1;0)" office:value-type="float" office:value="0" calcext:value-type="float">
            <text:p>0</text:p>
          </table:table-cell>
          <table:table-cell table:formula="of:=IF(ABS([.F178])&lt;2;1;0)" office:value-type="float" office:value="0" calcext:value-type="float">
            <text:p>0</text:p>
          </table:table-cell>
          <table:table-cell table:formula="of:=[.E177]+2.4" office:value-type="float" office:value="122.4" calcext:value-type="float">
            <text:p>122.4</text:p>
          </table:table-cell>
          <table:table-cell table:formula="of:=[.F177]+0.8" office:value-type="float" office:value="300.8" calcext:value-type="float">
            <text:p>300.8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formula="of:=IF(ABS([.E179])&lt;2;1;0)" office:value-type="float" office:value="0" calcext:value-type="float">
            <text:p>0</text:p>
          </table:table-cell>
          <table:table-cell table:formula="of:=IF(ABS([.F179])&lt;2;1;0)" office:value-type="float" office:value="0" calcext:value-type="float">
            <text:p>0</text:p>
          </table:table-cell>
          <table:table-cell table:formula="of:=[.E178]+2.4" office:value-type="float" office:value="124.8" calcext:value-type="float">
            <text:p>124.8</text:p>
          </table:table-cell>
          <table:table-cell table:formula="of:=[.F178]+0.8" office:value-type="float" office:value="301.6" calcext:value-type="float">
            <text:p>301.6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formula="of:=IF(ABS([.E180])&lt;2;1;0)" office:value-type="float" office:value="0" calcext:value-type="float">
            <text:p>0</text:p>
          </table:table-cell>
          <table:table-cell table:formula="of:=IF(ABS([.F180])&lt;2;1;0)" office:value-type="float" office:value="0" calcext:value-type="float">
            <text:p>0</text:p>
          </table:table-cell>
          <table:table-cell table:formula="of:=[.E179]+2.4" office:value-type="float" office:value="127.2" calcext:value-type="float">
            <text:p>127.2</text:p>
          </table:table-cell>
          <table:table-cell table:formula="of:=[.F179]+0.8" office:value-type="float" office:value="302.4" calcext:value-type="float">
            <text:p>302.4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formula="of:=IF(ABS([.E181])&lt;2;1;0)" office:value-type="float" office:value="0" calcext:value-type="float">
            <text:p>0</text:p>
          </table:table-cell>
          <table:table-cell table:formula="of:=IF(ABS([.F181])&lt;2;1;0)" office:value-type="float" office:value="0" calcext:value-type="float">
            <text:p>0</text:p>
          </table:table-cell>
          <table:table-cell table:formula="of:=[.E180]+2.4" office:value-type="float" office:value="129.6" calcext:value-type="float">
            <text:p>129.6</text:p>
          </table:table-cell>
          <table:table-cell table:formula="of:=[.F180]+0.8" office:value-type="float" office:value="303.2" calcext:value-type="float">
            <text:p>303.2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formula="of:=IF(ABS([.E182])&lt;2;1;0)" office:value-type="float" office:value="0" calcext:value-type="float">
            <text:p>0</text:p>
          </table:table-cell>
          <table:table-cell table:formula="of:=IF(ABS([.F182])&lt;2;1;0)" office:value-type="float" office:value="0" calcext:value-type="float">
            <text:p>0</text:p>
          </table:table-cell>
          <table:table-cell table:formula="of:=[.E181]+2.4" office:value-type="float" office:value="132" calcext:value-type="float">
            <text:p>132</text:p>
          </table:table-cell>
          <table:table-cell table:formula="of:=[.F181]+0.8" office:value-type="float" office:value="304" calcext:value-type="float">
            <text:p>304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formula="of:=IF(ABS([.E183])&lt;2;1;0)" office:value-type="float" office:value="0" calcext:value-type="float">
            <text:p>0</text:p>
          </table:table-cell>
          <table:table-cell table:formula="of:=IF(ABS([.F183])&lt;2;1;0)" office:value-type="float" office:value="0" calcext:value-type="float">
            <text:p>0</text:p>
          </table:table-cell>
          <table:table-cell table:formula="of:=[.E182]+2.4" office:value-type="float" office:value="134.4" calcext:value-type="float">
            <text:p>134.4</text:p>
          </table:table-cell>
          <table:table-cell table:formula="of:=[.F182]+0.8" office:value-type="float" office:value="304.8" calcext:value-type="float">
            <text:p>304.8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formula="of:=IF(ABS([.E184])&lt;2;1;0)" office:value-type="float" office:value="0" calcext:value-type="float">
            <text:p>0</text:p>
          </table:table-cell>
          <table:table-cell table:formula="of:=IF(ABS([.F184])&lt;2;1;0)" office:value-type="float" office:value="0" calcext:value-type="float">
            <text:p>0</text:p>
          </table:table-cell>
          <table:table-cell table:formula="of:=[.E183]+2.4" office:value-type="float" office:value="136.8" calcext:value-type="float">
            <text:p>136.8</text:p>
          </table:table-cell>
          <table:table-cell table:formula="of:=[.F183]+0.8" office:value-type="float" office:value="305.6" calcext:value-type="float">
            <text:p>305.6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formula="of:=IF(ABS([.E185])&lt;2;1;0)" office:value-type="float" office:value="0" calcext:value-type="float">
            <text:p>0</text:p>
          </table:table-cell>
          <table:table-cell table:formula="of:=IF(ABS([.F185])&lt;2;1;0)" office:value-type="float" office:value="0" calcext:value-type="float">
            <text:p>0</text:p>
          </table:table-cell>
          <table:table-cell table:formula="of:=[.E184]+2.4" office:value-type="float" office:value="139.2" calcext:value-type="float">
            <text:p>139.2</text:p>
          </table:table-cell>
          <table:table-cell table:formula="of:=[.F184]+0.8" office:value-type="float" office:value="306.4" calcext:value-type="float">
            <text:p>306.4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formula="of:=IF(ABS([.E186])&lt;2;1;0)" office:value-type="float" office:value="0" calcext:value-type="float">
            <text:p>0</text:p>
          </table:table-cell>
          <table:table-cell table:formula="of:=IF(ABS([.F186])&lt;2;1;0)" office:value-type="float" office:value="0" calcext:value-type="float">
            <text:p>0</text:p>
          </table:table-cell>
          <table:table-cell table:formula="of:=[.E185]+2.4" office:value-type="float" office:value="141.6" calcext:value-type="float">
            <text:p>141.6</text:p>
          </table:table-cell>
          <table:table-cell table:formula="of:=[.F185]+0.8" office:value-type="float" office:value="307.2" calcext:value-type="float">
            <text:p>307.2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formula="of:=IF(ABS([.E187])&lt;2;1;0)" office:value-type="float" office:value="0" calcext:value-type="float">
            <text:p>0</text:p>
          </table:table-cell>
          <table:table-cell table:formula="of:=IF(ABS([.F187])&lt;2;1;0)" office:value-type="float" office:value="0" calcext:value-type="float">
            <text:p>0</text:p>
          </table:table-cell>
          <table:table-cell table:formula="of:=[.E186]+2.4" office:value-type="float" office:value="144" calcext:value-type="float">
            <text:p>144</text:p>
          </table:table-cell>
          <table:table-cell table:formula="of:=[.F186]+0.8" office:value-type="float" office:value="308" calcext:value-type="float">
            <text:p>308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formula="of:=IF(ABS([.E188])&lt;2;1;0)" office:value-type="float" office:value="0" calcext:value-type="float">
            <text:p>0</text:p>
          </table:table-cell>
          <table:table-cell table:formula="of:=IF(ABS([.F188])&lt;2;1;0)" office:value-type="float" office:value="0" calcext:value-type="float">
            <text:p>0</text:p>
          </table:table-cell>
          <table:table-cell table:formula="of:=[.E187]+2.4" office:value-type="float" office:value="146.4" calcext:value-type="float">
            <text:p>146.4</text:p>
          </table:table-cell>
          <table:table-cell table:formula="of:=[.F187]+0.8" office:value-type="float" office:value="308.8" calcext:value-type="float">
            <text:p>308.8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formula="of:=IF(ABS([.E189])&lt;2;1;0)" office:value-type="float" office:value="0" calcext:value-type="float">
            <text:p>0</text:p>
          </table:table-cell>
          <table:table-cell table:formula="of:=IF(ABS([.F189])&lt;2;1;0)" office:value-type="float" office:value="0" calcext:value-type="float">
            <text:p>0</text:p>
          </table:table-cell>
          <table:table-cell table:formula="of:=[.E188]+2.4" office:value-type="float" office:value="148.8" calcext:value-type="float">
            <text:p>148.8</text:p>
          </table:table-cell>
          <table:table-cell table:formula="of:=[.F188]+0.8" office:value-type="float" office:value="309.6" calcext:value-type="float">
            <text:p>309.6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formula="of:=IF(ABS([.E190])&lt;2;1;0)" office:value-type="float" office:value="0" calcext:value-type="float">
            <text:p>0</text:p>
          </table:table-cell>
          <table:table-cell table:formula="of:=IF(ABS([.F190])&lt;2;1;0)" office:value-type="float" office:value="0" calcext:value-type="float">
            <text:p>0</text:p>
          </table:table-cell>
          <table:table-cell table:formula="of:=[.E189]+2.4" office:value-type="float" office:value="151.2" calcext:value-type="float">
            <text:p>151.2</text:p>
          </table:table-cell>
          <table:table-cell table:formula="of:=[.F189]+0.8" office:value-type="float" office:value="310.4" calcext:value-type="float">
            <text:p>310.4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formula="of:=IF(ABS([.E191])&lt;2;1;0)" office:value-type="float" office:value="0" calcext:value-type="float">
            <text:p>0</text:p>
          </table:table-cell>
          <table:table-cell table:formula="of:=IF(ABS([.F191])&lt;2;1;0)" office:value-type="float" office:value="0" calcext:value-type="float">
            <text:p>0</text:p>
          </table:table-cell>
          <table:table-cell table:formula="of:=[.E190]+2.4" office:value-type="float" office:value="153.6" calcext:value-type="float">
            <text:p>153.6</text:p>
          </table:table-cell>
          <table:table-cell table:formula="of:=[.F190]+0.8" office:value-type="float" office:value="311.2" calcext:value-type="float">
            <text:p>311.2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formula="of:=IF(ABS([.E192])&lt;2;1;0)" office:value-type="float" office:value="0" calcext:value-type="float">
            <text:p>0</text:p>
          </table:table-cell>
          <table:table-cell table:formula="of:=IF(ABS([.F192])&lt;2;1;0)" office:value-type="float" office:value="0" calcext:value-type="float">
            <text:p>0</text:p>
          </table:table-cell>
          <table:table-cell table:formula="of:=[.E191]+2.4" office:value-type="float" office:value="156" calcext:value-type="float">
            <text:p>156</text:p>
          </table:table-cell>
          <table:table-cell table:formula="of:=[.F191]+0.8" office:value-type="float" office:value="312" calcext:value-type="float">
            <text:p>312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formula="of:=IF(ABS([.E193])&lt;2;1;0)" office:value-type="float" office:value="0" calcext:value-type="float">
            <text:p>0</text:p>
          </table:table-cell>
          <table:table-cell table:formula="of:=IF(ABS([.F193])&lt;2;1;0)" office:value-type="float" office:value="0" calcext:value-type="float">
            <text:p>0</text:p>
          </table:table-cell>
          <table:table-cell table:formula="of:=[.E192]+2.4" office:value-type="float" office:value="158.4" calcext:value-type="float">
            <text:p>158.4</text:p>
          </table:table-cell>
          <table:table-cell table:formula="of:=[.F192]+0.8" office:value-type="float" office:value="312.8" calcext:value-type="float">
            <text:p>312.8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formula="of:=IF(ABS([.E194])&lt;2;1;0)" office:value-type="float" office:value="0" calcext:value-type="float">
            <text:p>0</text:p>
          </table:table-cell>
          <table:table-cell table:formula="of:=IF(ABS([.F194])&lt;2;1;0)" office:value-type="float" office:value="0" calcext:value-type="float">
            <text:p>0</text:p>
          </table:table-cell>
          <table:table-cell table:formula="of:=[.E193]+2.4" office:value-type="float" office:value="160.8" calcext:value-type="float">
            <text:p>160.8</text:p>
          </table:table-cell>
          <table:table-cell table:formula="of:=[.F193]+0.8" office:value-type="float" office:value="313.6" calcext:value-type="float">
            <text:p>313.6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formula="of:=IF(ABS([.E195])&lt;2;1;0)" office:value-type="float" office:value="0" calcext:value-type="float">
            <text:p>0</text:p>
          </table:table-cell>
          <table:table-cell table:formula="of:=IF(ABS([.F195])&lt;2;1;0)" office:value-type="float" office:value="0" calcext:value-type="float">
            <text:p>0</text:p>
          </table:table-cell>
          <table:table-cell table:formula="of:=[.E194]+2.4" office:value-type="float" office:value="163.2" calcext:value-type="float">
            <text:p>163.2</text:p>
          </table:table-cell>
          <table:table-cell table:formula="of:=[.F194]+0.8" office:value-type="float" office:value="314.4" calcext:value-type="float">
            <text:p>314.4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formula="of:=IF(ABS([.E196])&lt;2;1;0)" office:value-type="float" office:value="0" calcext:value-type="float">
            <text:p>0</text:p>
          </table:table-cell>
          <table:table-cell table:formula="of:=IF(ABS([.F196])&lt;2;1;0)" office:value-type="float" office:value="0" calcext:value-type="float">
            <text:p>0</text:p>
          </table:table-cell>
          <table:table-cell table:formula="of:=[.E195]+2.4" office:value-type="float" office:value="165.6" calcext:value-type="float">
            <text:p>165.6</text:p>
          </table:table-cell>
          <table:table-cell table:formula="of:=[.F195]+0.8" office:value-type="float" office:value="315.2" calcext:value-type="float">
            <text:p>315.2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formula="of:=IF(ABS([.E197])&lt;2;1;0)" office:value-type="float" office:value="0" calcext:value-type="float">
            <text:p>0</text:p>
          </table:table-cell>
          <table:table-cell table:formula="of:=IF(ABS([.F197])&lt;2;1;0)" office:value-type="float" office:value="0" calcext:value-type="float">
            <text:p>0</text:p>
          </table:table-cell>
          <table:table-cell table:formula="of:=[.E196]+2.4" office:value-type="float" office:value="168" calcext:value-type="float">
            <text:p>168</text:p>
          </table:table-cell>
          <table:table-cell table:formula="of:=[.F196]+0.8" office:value-type="float" office:value="316" calcext:value-type="float">
            <text:p>316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formula="of:=IF(ABS([.E198])&lt;2;1;0)" office:value-type="float" office:value="0" calcext:value-type="float">
            <text:p>0</text:p>
          </table:table-cell>
          <table:table-cell table:formula="of:=IF(ABS([.F198])&lt;2;1;0)" office:value-type="float" office:value="0" calcext:value-type="float">
            <text:p>0</text:p>
          </table:table-cell>
          <table:table-cell table:formula="of:=[.E197]+2.4" office:value-type="float" office:value="170.4" calcext:value-type="float">
            <text:p>170.4</text:p>
          </table:table-cell>
          <table:table-cell table:formula="of:=[.F197]+0.8" office:value-type="float" office:value="316.8" calcext:value-type="float">
            <text:p>316.8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formula="of:=IF(ABS([.E199])&lt;2;1;0)" office:value-type="float" office:value="0" calcext:value-type="float">
            <text:p>0</text:p>
          </table:table-cell>
          <table:table-cell table:formula="of:=IF(ABS([.F199])&lt;2;1;0)" office:value-type="float" office:value="0" calcext:value-type="float">
            <text:p>0</text:p>
          </table:table-cell>
          <table:table-cell table:formula="of:=[.E198]+2.4" office:value-type="float" office:value="172.8" calcext:value-type="float">
            <text:p>172.8</text:p>
          </table:table-cell>
          <table:table-cell table:formula="of:=[.F198]+0.8" office:value-type="float" office:value="317.6" calcext:value-type="float">
            <text:p>317.6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formula="of:=IF(ABS([.E200])&lt;2;1;0)" office:value-type="float" office:value="0" calcext:value-type="float">
            <text:p>0</text:p>
          </table:table-cell>
          <table:table-cell table:formula="of:=IF(ABS([.F200])&lt;2;1;0)" office:value-type="float" office:value="0" calcext:value-type="float">
            <text:p>0</text:p>
          </table:table-cell>
          <table:table-cell table:formula="of:=[.E199]+2.4" office:value-type="float" office:value="175.2" calcext:value-type="float">
            <text:p>175.2</text:p>
          </table:table-cell>
          <table:table-cell table:formula="of:=[.F199]+0.8" office:value-type="float" office:value="318.4" calcext:value-type="float">
            <text:p>318.4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formula="of:=IF(ABS([.E201])&lt;2;1;0)" office:value-type="float" office:value="0" calcext:value-type="float">
            <text:p>0</text:p>
          </table:table-cell>
          <table:table-cell table:formula="of:=IF(ABS([.F201])&lt;2;1;0)" office:value-type="float" office:value="0" calcext:value-type="float">
            <text:p>0</text:p>
          </table:table-cell>
          <table:table-cell table:formula="of:=[.E200]+2.4" office:value-type="float" office:value="177.6" calcext:value-type="float">
            <text:p>177.6</text:p>
          </table:table-cell>
          <table:table-cell table:formula="of:=[.F200]+0.8" office:value-type="float" office:value="319.2" calcext:value-type="float">
            <text:p>31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2])&lt;2;1;0)" office:value-type="float" office:value="0" calcext:value-type="float">
            <text:p>0</text:p>
          </table:table-cell>
          <table:table-cell table:formula="of:=IF(ABS([.F202])&lt;2;1;0)" office:value-type="float" office:value="0" calcext:value-type="float">
            <text:p>0</text:p>
          </table:table-cell>
          <table:table-cell table:formula="of:=[.E201]+2.4" office:value-type="float" office:value="180" calcext:value-type="float">
            <text:p>180</text:p>
          </table:table-cell>
          <table:table-cell table:formula="of:=[.F201]+0.8" office:value-type="float" office:value="320" calcext:value-type="float">
            <text:p>32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3])&lt;2;1;0)" office:value-type="float" office:value="0" calcext:value-type="float">
            <text:p>0</text:p>
          </table:table-cell>
          <table:table-cell table:formula="of:=IF(ABS([.F203])&lt;2;1;0)" office:value-type="float" office:value="0" calcext:value-type="float">
            <text:p>0</text:p>
          </table:table-cell>
          <table:table-cell table:formula="of:=[.E202]+2.4" office:value-type="float" office:value="182.4" calcext:value-type="float">
            <text:p>182.4</text:p>
          </table:table-cell>
          <table:table-cell table:formula="of:=[.F202]+0.8" office:value-type="float" office:value="320.8" calcext:value-type="float">
            <text:p>320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4])&lt;2;1;0)" office:value-type="float" office:value="0" calcext:value-type="float">
            <text:p>0</text:p>
          </table:table-cell>
          <table:table-cell table:formula="of:=IF(ABS([.F204])&lt;2;1;0)" office:value-type="float" office:value="0" calcext:value-type="float">
            <text:p>0</text:p>
          </table:table-cell>
          <table:table-cell table:formula="of:=[.E203]+2.4" office:value-type="float" office:value="184.8" calcext:value-type="float">
            <text:p>184.8</text:p>
          </table:table-cell>
          <table:table-cell table:formula="of:=[.F203]+0.8" office:value-type="float" office:value="321.6" calcext:value-type="float">
            <text:p>321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5])&lt;2;1;0)" office:value-type="float" office:value="0" calcext:value-type="float">
            <text:p>0</text:p>
          </table:table-cell>
          <table:table-cell table:formula="of:=IF(ABS([.F205])&lt;2;1;0)" office:value-type="float" office:value="0" calcext:value-type="float">
            <text:p>0</text:p>
          </table:table-cell>
          <table:table-cell table:formula="of:=[.E204]+2.4" office:value-type="float" office:value="187.2" calcext:value-type="float">
            <text:p>187.2</text:p>
          </table:table-cell>
          <table:table-cell table:formula="of:=[.F204]+0.8" office:value-type="float" office:value="322.4" calcext:value-type="float">
            <text:p>322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6])&lt;2;1;0)" office:value-type="float" office:value="0" calcext:value-type="float">
            <text:p>0</text:p>
          </table:table-cell>
          <table:table-cell table:formula="of:=IF(ABS([.F206])&lt;2;1;0)" office:value-type="float" office:value="0" calcext:value-type="float">
            <text:p>0</text:p>
          </table:table-cell>
          <table:table-cell table:formula="of:=[.E205]+2.4" office:value-type="float" office:value="189.6" calcext:value-type="float">
            <text:p>189.6</text:p>
          </table:table-cell>
          <table:table-cell table:formula="of:=[.F205]+0.8" office:value-type="float" office:value="323.2" calcext:value-type="float">
            <text:p>323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7])&lt;2;1;0)" office:value-type="float" office:value="0" calcext:value-type="float">
            <text:p>0</text:p>
          </table:table-cell>
          <table:table-cell table:formula="of:=IF(ABS([.F207])&lt;2;1;0)" office:value-type="float" office:value="0" calcext:value-type="float">
            <text:p>0</text:p>
          </table:table-cell>
          <table:table-cell table:formula="of:=[.E206]+2.4" office:value-type="float" office:value="192" calcext:value-type="float">
            <text:p>192</text:p>
          </table:table-cell>
          <table:table-cell table:formula="of:=[.F206]+0.8" office:value-type="float" office:value="324" calcext:value-type="float">
            <text:p>3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8])&lt;2;1;0)" office:value-type="float" office:value="0" calcext:value-type="float">
            <text:p>0</text:p>
          </table:table-cell>
          <table:table-cell table:formula="of:=IF(ABS([.F208])&lt;2;1;0)" office:value-type="float" office:value="0" calcext:value-type="float">
            <text:p>0</text:p>
          </table:table-cell>
          <table:table-cell table:formula="of:=[.E207]+2.4" office:value-type="float" office:value="194.4" calcext:value-type="float">
            <text:p>194.4</text:p>
          </table:table-cell>
          <table:table-cell table:formula="of:=[.F207]+0.8" office:value-type="float" office:value="324.8" calcext:value-type="float">
            <text:p>324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9])&lt;2;1;0)" office:value-type="float" office:value="0" calcext:value-type="float">
            <text:p>0</text:p>
          </table:table-cell>
          <table:table-cell table:formula="of:=IF(ABS([.F209])&lt;2;1;0)" office:value-type="float" office:value="0" calcext:value-type="float">
            <text:p>0</text:p>
          </table:table-cell>
          <table:table-cell table:formula="of:=[.E208]+2.4" office:value-type="float" office:value="196.8" calcext:value-type="float">
            <text:p>196.8</text:p>
          </table:table-cell>
          <table:table-cell table:formula="of:=[.F208]+0.8" office:value-type="float" office:value="325.6" calcext:value-type="float">
            <text:p>325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0])&lt;2;1;0)" office:value-type="float" office:value="0" calcext:value-type="float">
            <text:p>0</text:p>
          </table:table-cell>
          <table:table-cell table:formula="of:=IF(ABS([.F210])&lt;2;1;0)" office:value-type="float" office:value="0" calcext:value-type="float">
            <text:p>0</text:p>
          </table:table-cell>
          <table:table-cell table:formula="of:=[.E209]+2.4" office:value-type="float" office:value="199.2" calcext:value-type="float">
            <text:p>199.2</text:p>
          </table:table-cell>
          <table:table-cell table:formula="of:=[.F209]+0.8" office:value-type="float" office:value="326.4" calcext:value-type="float">
            <text:p>326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1])&lt;2;1;0)" office:value-type="float" office:value="0" calcext:value-type="float">
            <text:p>0</text:p>
          </table:table-cell>
          <table:table-cell table:formula="of:=IF(ABS([.F211])&lt;2;1;0)" office:value-type="float" office:value="0" calcext:value-type="float">
            <text:p>0</text:p>
          </table:table-cell>
          <table:table-cell table:formula="of:=[.E210]+2.4" office:value-type="float" office:value="201.6" calcext:value-type="float">
            <text:p>201.6</text:p>
          </table:table-cell>
          <table:table-cell table:formula="of:=[.F210]+0.8" office:value-type="float" office:value="327.2" calcext:value-type="float">
            <text:p>327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2])&lt;2;1;0)" office:value-type="float" office:value="0" calcext:value-type="float">
            <text:p>0</text:p>
          </table:table-cell>
          <table:table-cell table:formula="of:=IF(ABS([.F212])&lt;2;1;0)" office:value-type="float" office:value="0" calcext:value-type="float">
            <text:p>0</text:p>
          </table:table-cell>
          <table:table-cell table:formula="of:=[.E211]+2.4" office:value-type="float" office:value="204" calcext:value-type="float">
            <text:p>204</text:p>
          </table:table-cell>
          <table:table-cell table:formula="of:=[.F211]+0.8" office:value-type="float" office:value="328" calcext:value-type="float">
            <text:p>3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3])&lt;2;1;0)" office:value-type="float" office:value="0" calcext:value-type="float">
            <text:p>0</text:p>
          </table:table-cell>
          <table:table-cell table:formula="of:=IF(ABS([.F213])&lt;2;1;0)" office:value-type="float" office:value="0" calcext:value-type="float">
            <text:p>0</text:p>
          </table:table-cell>
          <table:table-cell table:formula="of:=[.E212]+2.4" office:value-type="float" office:value="206.4" calcext:value-type="float">
            <text:p>206.4</text:p>
          </table:table-cell>
          <table:table-cell table:formula="of:=[.F212]+0.8" office:value-type="float" office:value="328.8" calcext:value-type="float">
            <text:p>328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4])&lt;2;1;0)" office:value-type="float" office:value="0" calcext:value-type="float">
            <text:p>0</text:p>
          </table:table-cell>
          <table:table-cell table:formula="of:=IF(ABS([.F214])&lt;2;1;0)" office:value-type="float" office:value="0" calcext:value-type="float">
            <text:p>0</text:p>
          </table:table-cell>
          <table:table-cell table:formula="of:=[.E213]+2.4" office:value-type="float" office:value="208.8" calcext:value-type="float">
            <text:p>208.8</text:p>
          </table:table-cell>
          <table:table-cell table:formula="of:=[.F213]+0.8" office:value-type="float" office:value="329.6" calcext:value-type="float">
            <text:p>329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5])&lt;2;1;0)" office:value-type="float" office:value="0" calcext:value-type="float">
            <text:p>0</text:p>
          </table:table-cell>
          <table:table-cell table:formula="of:=IF(ABS([.F215])&lt;2;1;0)" office:value-type="float" office:value="0" calcext:value-type="float">
            <text:p>0</text:p>
          </table:table-cell>
          <table:table-cell table:formula="of:=[.E214]+2.4" office:value-type="float" office:value="211.2" calcext:value-type="float">
            <text:p>211.2</text:p>
          </table:table-cell>
          <table:table-cell table:formula="of:=[.F214]+0.8" office:value-type="float" office:value="330.4" calcext:value-type="float">
            <text:p>330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6])&lt;2;1;0)" office:value-type="float" office:value="0" calcext:value-type="float">
            <text:p>0</text:p>
          </table:table-cell>
          <table:table-cell table:formula="of:=IF(ABS([.F216])&lt;2;1;0)" office:value-type="float" office:value="0" calcext:value-type="float">
            <text:p>0</text:p>
          </table:table-cell>
          <table:table-cell table:formula="of:=[.E215]+2.4" office:value-type="float" office:value="213.6" calcext:value-type="float">
            <text:p>213.6</text:p>
          </table:table-cell>
          <table:table-cell table:formula="of:=[.F215]+0.8" office:value-type="float" office:value="331.2" calcext:value-type="float">
            <text:p>331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7])&lt;2;1;0)" office:value-type="float" office:value="0" calcext:value-type="float">
            <text:p>0</text:p>
          </table:table-cell>
          <table:table-cell table:formula="of:=IF(ABS([.F217])&lt;2;1;0)" office:value-type="float" office:value="0" calcext:value-type="float">
            <text:p>0</text:p>
          </table:table-cell>
          <table:table-cell table:formula="of:=[.E216]+2.4" office:value-type="float" office:value="216" calcext:value-type="float">
            <text:p>216</text:p>
          </table:table-cell>
          <table:table-cell table:formula="of:=[.F216]+0.8" office:value-type="float" office:value="332" calcext:value-type="float">
            <text:p>33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8])&lt;2;1;0)" office:value-type="float" office:value="0" calcext:value-type="float">
            <text:p>0</text:p>
          </table:table-cell>
          <table:table-cell table:formula="of:=IF(ABS([.F218])&lt;2;1;0)" office:value-type="float" office:value="0" calcext:value-type="float">
            <text:p>0</text:p>
          </table:table-cell>
          <table:table-cell table:formula="of:=[.E217]+2.4" office:value-type="float" office:value="218.4" calcext:value-type="float">
            <text:p>218.4</text:p>
          </table:table-cell>
          <table:table-cell table:formula="of:=[.F217]+0.8" office:value-type="float" office:value="332.8" calcext:value-type="float">
            <text:p>332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9])&lt;2;1;0)" office:value-type="float" office:value="0" calcext:value-type="float">
            <text:p>0</text:p>
          </table:table-cell>
          <table:table-cell table:formula="of:=IF(ABS([.F219])&lt;2;1;0)" office:value-type="float" office:value="0" calcext:value-type="float">
            <text:p>0</text:p>
          </table:table-cell>
          <table:table-cell table:formula="of:=[.E218]+2.4" office:value-type="float" office:value="220.8" calcext:value-type="float">
            <text:p>220.8</text:p>
          </table:table-cell>
          <table:table-cell table:formula="of:=[.F218]+0.8" office:value-type="float" office:value="333.6" calcext:value-type="float">
            <text:p>333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0])&lt;2;1;0)" office:value-type="float" office:value="0" calcext:value-type="float">
            <text:p>0</text:p>
          </table:table-cell>
          <table:table-cell table:formula="of:=IF(ABS([.F220])&lt;2;1;0)" office:value-type="float" office:value="0" calcext:value-type="float">
            <text:p>0</text:p>
          </table:table-cell>
          <table:table-cell table:formula="of:=[.E219]+2.4" office:value-type="float" office:value="223.2" calcext:value-type="float">
            <text:p>223.2</text:p>
          </table:table-cell>
          <table:table-cell table:formula="of:=[.F219]+0.8" office:value-type="float" office:value="334.4" calcext:value-type="float">
            <text:p>334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1])&lt;2;1;0)" office:value-type="float" office:value="0" calcext:value-type="float">
            <text:p>0</text:p>
          </table:table-cell>
          <table:table-cell table:formula="of:=IF(ABS([.F221])&lt;2;1;0)" office:value-type="float" office:value="0" calcext:value-type="float">
            <text:p>0</text:p>
          </table:table-cell>
          <table:table-cell table:formula="of:=[.E220]+2.4" office:value-type="float" office:value="225.6" calcext:value-type="float">
            <text:p>225.6</text:p>
          </table:table-cell>
          <table:table-cell table:formula="of:=[.F220]+0.8" office:value-type="float" office:value="335.2" calcext:value-type="float">
            <text:p>335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2])&lt;2;1;0)" office:value-type="float" office:value="0" calcext:value-type="float">
            <text:p>0</text:p>
          </table:table-cell>
          <table:table-cell table:formula="of:=IF(ABS([.F222])&lt;2;1;0)" office:value-type="float" office:value="0" calcext:value-type="float">
            <text:p>0</text:p>
          </table:table-cell>
          <table:table-cell table:formula="of:=[.E221]+2.4" office:value-type="float" office:value="228" calcext:value-type="float">
            <text:p>228</text:p>
          </table:table-cell>
          <table:table-cell table:formula="of:=[.F221]+0.8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3])&lt;2;1;0)" office:value-type="float" office:value="0" calcext:value-type="float">
            <text:p>0</text:p>
          </table:table-cell>
          <table:table-cell table:formula="of:=IF(ABS([.F223])&lt;2;1;0)" office:value-type="float" office:value="0" calcext:value-type="float">
            <text:p>0</text:p>
          </table:table-cell>
          <table:table-cell table:formula="of:=[.E222]+2.4" office:value-type="float" office:value="230.4" calcext:value-type="float">
            <text:p>230.4</text:p>
          </table:table-cell>
          <table:table-cell table:formula="of:=[.F222]+0.8" office:value-type="float" office:value="336.8" calcext:value-type="float">
            <text:p>336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4])&lt;2;1;0)" office:value-type="float" office:value="0" calcext:value-type="float">
            <text:p>0</text:p>
          </table:table-cell>
          <table:table-cell table:formula="of:=IF(ABS([.F224])&lt;2;1;0)" office:value-type="float" office:value="0" calcext:value-type="float">
            <text:p>0</text:p>
          </table:table-cell>
          <table:table-cell table:formula="of:=[.E223]+2.4" office:value-type="float" office:value="232.8" calcext:value-type="float">
            <text:p>232.8</text:p>
          </table:table-cell>
          <table:table-cell table:formula="of:=[.F223]+0.8" office:value-type="float" office:value="337.6" calcext:value-type="float">
            <text:p>337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5])&lt;2;1;0)" office:value-type="float" office:value="0" calcext:value-type="float">
            <text:p>0</text:p>
          </table:table-cell>
          <table:table-cell table:formula="of:=IF(ABS([.F225])&lt;2;1;0)" office:value-type="float" office:value="0" calcext:value-type="float">
            <text:p>0</text:p>
          </table:table-cell>
          <table:table-cell table:formula="of:=[.E224]+2.4" office:value-type="float" office:value="235.2" calcext:value-type="float">
            <text:p>235.2</text:p>
          </table:table-cell>
          <table:table-cell table:formula="of:=[.F224]+0.8" office:value-type="float" office:value="338.4" calcext:value-type="float">
            <text:p>338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6])&lt;2;1;0)" office:value-type="float" office:value="0" calcext:value-type="float">
            <text:p>0</text:p>
          </table:table-cell>
          <table:table-cell table:formula="of:=IF(ABS([.F226])&lt;2;1;0)" office:value-type="float" office:value="0" calcext:value-type="float">
            <text:p>0</text:p>
          </table:table-cell>
          <table:table-cell table:formula="of:=[.E225]+2.4" office:value-type="float" office:value="237.6" calcext:value-type="float">
            <text:p>237.6</text:p>
          </table:table-cell>
          <table:table-cell table:formula="of:=[.F225]+0.8" office:value-type="float" office:value="339.2" calcext:value-type="float">
            <text:p>33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7])&lt;2;1;0)" office:value-type="float" office:value="0" calcext:value-type="float">
            <text:p>0</text:p>
          </table:table-cell>
          <table:table-cell table:formula="of:=IF(ABS([.F227])&lt;2;1;0)" office:value-type="float" office:value="0" calcext:value-type="float">
            <text:p>0</text:p>
          </table:table-cell>
          <table:table-cell table:formula="of:=[.E226]+2.4" office:value-type="float" office:value="240" calcext:value-type="float">
            <text:p>240</text:p>
          </table:table-cell>
          <table:table-cell table:formula="of:=[.F226]+0.8" office:value-type="float" office:value="340.000000000001" calcext:value-type="float">
            <text:p>340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8])&lt;2;1;0)" office:value-type="float" office:value="0" calcext:value-type="float">
            <text:p>0</text:p>
          </table:table-cell>
          <table:table-cell table:formula="of:=IF(ABS([.F228])&lt;2;1;0)" office:value-type="float" office:value="0" calcext:value-type="float">
            <text:p>0</text:p>
          </table:table-cell>
          <table:table-cell table:formula="of:=[.E227]+2.4" office:value-type="float" office:value="242.4" calcext:value-type="float">
            <text:p>242.4</text:p>
          </table:table-cell>
          <table:table-cell table:formula="of:=[.F227]+0.8" office:value-type="float" office:value="340.800000000001" calcext:value-type="float">
            <text:p>340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9])&lt;2;1;0)" office:value-type="float" office:value="0" calcext:value-type="float">
            <text:p>0</text:p>
          </table:table-cell>
          <table:table-cell table:formula="of:=IF(ABS([.F229])&lt;2;1;0)" office:value-type="float" office:value="0" calcext:value-type="float">
            <text:p>0</text:p>
          </table:table-cell>
          <table:table-cell table:formula="of:=[.E228]+2.4" office:value-type="float" office:value="244.8" calcext:value-type="float">
            <text:p>244.8</text:p>
          </table:table-cell>
          <table:table-cell table:formula="of:=[.F228]+0.8" office:value-type="float" office:value="341.600000000001" calcext:value-type="float">
            <text:p>341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0])&lt;2;1;0)" office:value-type="float" office:value="0" calcext:value-type="float">
            <text:p>0</text:p>
          </table:table-cell>
          <table:table-cell table:formula="of:=IF(ABS([.F230])&lt;2;1;0)" office:value-type="float" office:value="0" calcext:value-type="float">
            <text:p>0</text:p>
          </table:table-cell>
          <table:table-cell table:formula="of:=[.E229]+2.4" office:value-type="float" office:value="247.2" calcext:value-type="float">
            <text:p>247.2</text:p>
          </table:table-cell>
          <table:table-cell table:formula="of:=[.F229]+0.8" office:value-type="float" office:value="342.400000000001" calcext:value-type="float">
            <text:p>342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1])&lt;2;1;0)" office:value-type="float" office:value="0" calcext:value-type="float">
            <text:p>0</text:p>
          </table:table-cell>
          <table:table-cell table:formula="of:=IF(ABS([.F231])&lt;2;1;0)" office:value-type="float" office:value="0" calcext:value-type="float">
            <text:p>0</text:p>
          </table:table-cell>
          <table:table-cell table:formula="of:=[.E230]+2.4" office:value-type="float" office:value="249.6" calcext:value-type="float">
            <text:p>249.6</text:p>
          </table:table-cell>
          <table:table-cell table:formula="of:=[.F230]+0.8" office:value-type="float" office:value="343.200000000001" calcext:value-type="float">
            <text:p>343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2])&lt;2;1;0)" office:value-type="float" office:value="0" calcext:value-type="float">
            <text:p>0</text:p>
          </table:table-cell>
          <table:table-cell table:formula="of:=IF(ABS([.F232])&lt;2;1;0)" office:value-type="float" office:value="0" calcext:value-type="float">
            <text:p>0</text:p>
          </table:table-cell>
          <table:table-cell table:formula="of:=[.E231]+2.4" office:value-type="float" office:value="252" calcext:value-type="float">
            <text:p>252</text:p>
          </table:table-cell>
          <table:table-cell table:formula="of:=[.F231]+0.8" office:value-type="float" office:value="344.000000000001" calcext:value-type="float">
            <text:p>344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3])&lt;2;1;0)" office:value-type="float" office:value="0" calcext:value-type="float">
            <text:p>0</text:p>
          </table:table-cell>
          <table:table-cell table:formula="of:=IF(ABS([.F233])&lt;2;1;0)" office:value-type="float" office:value="0" calcext:value-type="float">
            <text:p>0</text:p>
          </table:table-cell>
          <table:table-cell table:formula="of:=[.E232]+2.4" office:value-type="float" office:value="254.4" calcext:value-type="float">
            <text:p>254.4</text:p>
          </table:table-cell>
          <table:table-cell table:formula="of:=[.F232]+0.8" office:value-type="float" office:value="344.800000000001" calcext:value-type="float">
            <text:p>344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4])&lt;2;1;0)" office:value-type="float" office:value="0" calcext:value-type="float">
            <text:p>0</text:p>
          </table:table-cell>
          <table:table-cell table:formula="of:=IF(ABS([.F234])&lt;2;1;0)" office:value-type="float" office:value="0" calcext:value-type="float">
            <text:p>0</text:p>
          </table:table-cell>
          <table:table-cell table:formula="of:=[.E233]+2.4" office:value-type="float" office:value="256.8" calcext:value-type="float">
            <text:p>256.8</text:p>
          </table:table-cell>
          <table:table-cell table:formula="of:=[.F233]+0.8" office:value-type="float" office:value="345.600000000001" calcext:value-type="float">
            <text:p>345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5])&lt;2;1;0)" office:value-type="float" office:value="0" calcext:value-type="float">
            <text:p>0</text:p>
          </table:table-cell>
          <table:table-cell table:formula="of:=IF(ABS([.F235])&lt;2;1;0)" office:value-type="float" office:value="0" calcext:value-type="float">
            <text:p>0</text:p>
          </table:table-cell>
          <table:table-cell table:formula="of:=[.E234]+2.4" office:value-type="float" office:value="259.2" calcext:value-type="float">
            <text:p>259.2</text:p>
          </table:table-cell>
          <table:table-cell table:formula="of:=[.F234]+0.8" office:value-type="float" office:value="346.400000000001" calcext:value-type="float">
            <text:p>346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6])&lt;2;1;0)" office:value-type="float" office:value="0" calcext:value-type="float">
            <text:p>0</text:p>
          </table:table-cell>
          <table:table-cell table:formula="of:=IF(ABS([.F236])&lt;2;1;0)" office:value-type="float" office:value="0" calcext:value-type="float">
            <text:p>0</text:p>
          </table:table-cell>
          <table:table-cell table:formula="of:=[.E235]+2.4" office:value-type="float" office:value="261.6" calcext:value-type="float">
            <text:p>261.6</text:p>
          </table:table-cell>
          <table:table-cell table:formula="of:=[.F235]+0.8" office:value-type="float" office:value="347.200000000001" calcext:value-type="float">
            <text:p>347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7])&lt;2;1;0)" office:value-type="float" office:value="0" calcext:value-type="float">
            <text:p>0</text:p>
          </table:table-cell>
          <table:table-cell table:formula="of:=IF(ABS([.F237])&lt;2;1;0)" office:value-type="float" office:value="0" calcext:value-type="float">
            <text:p>0</text:p>
          </table:table-cell>
          <table:table-cell table:formula="of:=[.E236]+2.4" office:value-type="float" office:value="264" calcext:value-type="float">
            <text:p>264</text:p>
          </table:table-cell>
          <table:table-cell table:formula="of:=[.F236]+0.8" office:value-type="float" office:value="348.000000000001" calcext:value-type="float">
            <text:p>348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8])&lt;2;1;0)" office:value-type="float" office:value="0" calcext:value-type="float">
            <text:p>0</text:p>
          </table:table-cell>
          <table:table-cell table:formula="of:=IF(ABS([.F238])&lt;2;1;0)" office:value-type="float" office:value="0" calcext:value-type="float">
            <text:p>0</text:p>
          </table:table-cell>
          <table:table-cell table:formula="of:=[.E237]+2.4" office:value-type="float" office:value="266.4" calcext:value-type="float">
            <text:p>266.4</text:p>
          </table:table-cell>
          <table:table-cell table:formula="of:=[.F237]+0.8" office:value-type="float" office:value="348.800000000001" calcext:value-type="float">
            <text:p>348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9])&lt;2;1;0)" office:value-type="float" office:value="0" calcext:value-type="float">
            <text:p>0</text:p>
          </table:table-cell>
          <table:table-cell table:formula="of:=IF(ABS([.F239])&lt;2;1;0)" office:value-type="float" office:value="0" calcext:value-type="float">
            <text:p>0</text:p>
          </table:table-cell>
          <table:table-cell table:formula="of:=[.E238]+2.4" office:value-type="float" office:value="268.8" calcext:value-type="float">
            <text:p>268.8</text:p>
          </table:table-cell>
          <table:table-cell table:formula="of:=[.F238]+0.8" office:value-type="float" office:value="349.600000000001" calcext:value-type="float">
            <text:p>349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0])&lt;2;1;0)" office:value-type="float" office:value="0" calcext:value-type="float">
            <text:p>0</text:p>
          </table:table-cell>
          <table:table-cell table:formula="of:=IF(ABS([.F240])&lt;2;1;0)" office:value-type="float" office:value="0" calcext:value-type="float">
            <text:p>0</text:p>
          </table:table-cell>
          <table:table-cell table:formula="of:=[.E239]+2.4" office:value-type="float" office:value="271.2" calcext:value-type="float">
            <text:p>271.2</text:p>
          </table:table-cell>
          <table:table-cell table:formula="of:=[.F239]+0.8" office:value-type="float" office:value="350.400000000001" calcext:value-type="float">
            <text:p>350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1])&lt;2;1;0)" office:value-type="float" office:value="0" calcext:value-type="float">
            <text:p>0</text:p>
          </table:table-cell>
          <table:table-cell table:formula="of:=IF(ABS([.F241])&lt;2;1;0)" office:value-type="float" office:value="0" calcext:value-type="float">
            <text:p>0</text:p>
          </table:table-cell>
          <table:table-cell table:formula="of:=[.E240]+2.4" office:value-type="float" office:value="273.6" calcext:value-type="float">
            <text:p>273.6</text:p>
          </table:table-cell>
          <table:table-cell table:formula="of:=[.F240]+0.8" office:value-type="float" office:value="351.200000000001" calcext:value-type="float">
            <text:p>351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2])&lt;2;1;0)" office:value-type="float" office:value="0" calcext:value-type="float">
            <text:p>0</text:p>
          </table:table-cell>
          <table:table-cell table:formula="of:=IF(ABS([.F242])&lt;2;1;0)" office:value-type="float" office:value="0" calcext:value-type="float">
            <text:p>0</text:p>
          </table:table-cell>
          <table:table-cell table:formula="of:=[.E241]+2.4" office:value-type="float" office:value="276" calcext:value-type="float">
            <text:p>276</text:p>
          </table:table-cell>
          <table:table-cell table:formula="of:=[.F241]+0.8" office:value-type="float" office:value="352.000000000001" calcext:value-type="float">
            <text:p>352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3])&lt;2;1;0)" office:value-type="float" office:value="0" calcext:value-type="float">
            <text:p>0</text:p>
          </table:table-cell>
          <table:table-cell table:formula="of:=IF(ABS([.F243])&lt;2;1;0)" office:value-type="float" office:value="0" calcext:value-type="float">
            <text:p>0</text:p>
          </table:table-cell>
          <table:table-cell table:formula="of:=[.E242]+2.4" office:value-type="float" office:value="278.4" calcext:value-type="float">
            <text:p>278.4</text:p>
          </table:table-cell>
          <table:table-cell table:formula="of:=[.F242]+0.8" office:value-type="float" office:value="352.800000000001" calcext:value-type="float">
            <text:p>352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4])&lt;2;1;0)" office:value-type="float" office:value="0" calcext:value-type="float">
            <text:p>0</text:p>
          </table:table-cell>
          <table:table-cell table:formula="of:=IF(ABS([.F244])&lt;2;1;0)" office:value-type="float" office:value="0" calcext:value-type="float">
            <text:p>0</text:p>
          </table:table-cell>
          <table:table-cell table:formula="of:=[.E243]+2.4" office:value-type="float" office:value="280.8" calcext:value-type="float">
            <text:p>280.8</text:p>
          </table:table-cell>
          <table:table-cell table:formula="of:=[.F243]+0.8" office:value-type="float" office:value="353.600000000001" calcext:value-type="float">
            <text:p>353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5])&lt;2;1;0)" office:value-type="float" office:value="0" calcext:value-type="float">
            <text:p>0</text:p>
          </table:table-cell>
          <table:table-cell table:formula="of:=IF(ABS([.F245])&lt;2;1;0)" office:value-type="float" office:value="0" calcext:value-type="float">
            <text:p>0</text:p>
          </table:table-cell>
          <table:table-cell table:formula="of:=[.E244]+2.4" office:value-type="float" office:value="283.2" calcext:value-type="float">
            <text:p>283.2</text:p>
          </table:table-cell>
          <table:table-cell table:formula="of:=[.F244]+0.8" office:value-type="float" office:value="354.400000000001" calcext:value-type="float">
            <text:p>354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6])&lt;2;1;0)" office:value-type="float" office:value="0" calcext:value-type="float">
            <text:p>0</text:p>
          </table:table-cell>
          <table:table-cell table:formula="of:=IF(ABS([.F246])&lt;2;1;0)" office:value-type="float" office:value="0" calcext:value-type="float">
            <text:p>0</text:p>
          </table:table-cell>
          <table:table-cell table:formula="of:=[.E245]+2.4" office:value-type="float" office:value="285.6" calcext:value-type="float">
            <text:p>285.6</text:p>
          </table:table-cell>
          <table:table-cell table:formula="of:=[.F245]+0.8" office:value-type="float" office:value="355.200000000001" calcext:value-type="float">
            <text:p>355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7])&lt;2;1;0)" office:value-type="float" office:value="0" calcext:value-type="float">
            <text:p>0</text:p>
          </table:table-cell>
          <table:table-cell table:formula="of:=IF(ABS([.F247])&lt;2;1;0)" office:value-type="float" office:value="0" calcext:value-type="float">
            <text:p>0</text:p>
          </table:table-cell>
          <table:table-cell table:formula="of:=[.E246]+2.4" office:value-type="float" office:value="288" calcext:value-type="float">
            <text:p>288</text:p>
          </table:table-cell>
          <table:table-cell table:formula="of:=[.F246]+0.8" office:value-type="float" office:value="356.000000000001" calcext:value-type="float">
            <text:p>356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8])&lt;2;1;0)" office:value-type="float" office:value="0" calcext:value-type="float">
            <text:p>0</text:p>
          </table:table-cell>
          <table:table-cell table:formula="of:=IF(ABS([.F248])&lt;2;1;0)" office:value-type="float" office:value="0" calcext:value-type="float">
            <text:p>0</text:p>
          </table:table-cell>
          <table:table-cell table:formula="of:=[.E247]+2.4" office:value-type="float" office:value="290.4" calcext:value-type="float">
            <text:p>290.4</text:p>
          </table:table-cell>
          <table:table-cell table:formula="of:=[.F247]+0.8" office:value-type="float" office:value="356.800000000001" calcext:value-type="float">
            <text:p>356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9])&lt;2;1;0)" office:value-type="float" office:value="0" calcext:value-type="float">
            <text:p>0</text:p>
          </table:table-cell>
          <table:table-cell table:formula="of:=IF(ABS([.F249])&lt;2;1;0)" office:value-type="float" office:value="0" calcext:value-type="float">
            <text:p>0</text:p>
          </table:table-cell>
          <table:table-cell table:formula="of:=[.E248]+2.4" office:value-type="float" office:value="292.8" calcext:value-type="float">
            <text:p>292.8</text:p>
          </table:table-cell>
          <table:table-cell table:formula="of:=[.F248]+0.8" office:value-type="float" office:value="357.600000000001" calcext:value-type="float">
            <text:p>357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0])&lt;2;1;0)" office:value-type="float" office:value="0" calcext:value-type="float">
            <text:p>0</text:p>
          </table:table-cell>
          <table:table-cell table:formula="of:=IF(ABS([.F250])&lt;2;1;0)" office:value-type="float" office:value="0" calcext:value-type="float">
            <text:p>0</text:p>
          </table:table-cell>
          <table:table-cell table:formula="of:=[.E249]+2.4" office:value-type="float" office:value="295.2" calcext:value-type="float">
            <text:p>295.2</text:p>
          </table:table-cell>
          <table:table-cell table:formula="of:=[.F249]+0.8" office:value-type="float" office:value="358.400000000001" calcext:value-type="float">
            <text:p>358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1])&lt;2;1;0)" office:value-type="float" office:value="0" calcext:value-type="float">
            <text:p>0</text:p>
          </table:table-cell>
          <table:table-cell table:formula="of:=IF(ABS([.F251])&lt;2;1;0)" office:value-type="float" office:value="0" calcext:value-type="float">
            <text:p>0</text:p>
          </table:table-cell>
          <table:table-cell table:formula="of:=[.E250]+2.4" office:value-type="float" office:value="297.6" calcext:value-type="float">
            <text:p>297.6</text:p>
          </table:table-cell>
          <table:table-cell table:formula="of:=[.F250]+0.8" office:value-type="float" office:value="359.200000000001" calcext:value-type="float">
            <text:p>359.200000000001</text:p>
          </table:table-cell>
          <table:table-cell table:number-columns-repeated="998"/>
        </table:table-row>
        <table:table-row table:style-name="ro1" table:number-rows-repeated="104832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22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7" form:id="control7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8" form:id="control8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7"/>
          <draw:control draw:z-index="1" draw:text-style-name="P1" svg:width="104.83pt" svg:height="26.84pt" svg:x="1120.45pt" svg:y="53.55pt" draw:control="control8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BS([.E2])&lt;2;1;0)" office:value-type="float" office:value="0" calcext:value-type="float">
            <text:p>0</text:p>
          </table:table-cell>
          <table:table-cell table:formula="of:=IF(ABS([.F2])&lt;2;1;0)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IF(ABS([.E3])&lt;2;1;0)" office:value-type="float" office:value="0" calcext:value-type="float">
            <text:p>0</text:p>
          </table:table-cell>
          <table:table-cell table:formula="of:=IF(ABS([.F3])&lt;2;1;0)" office:value-type="float" office:value="1" calcext:value-type="float">
            <text:p>1</text:p>
          </table:table-cell>
          <table:table-cell table:formula="of:=[.E2]+0.8" office:value-type="float" office:value="300.8" calcext:value-type="float">
            <text:p>300.8</text:p>
          </table:table-cell>
          <table:table-cell table:formula="of:=[.F2]+0.8" office:value-type="float" office:value="0.8" calcext:value-type="float">
            <text:p>0.8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IF(ABS([.E4])&lt;2;1;0)" office:value-type="float" office:value="0" calcext:value-type="float">
            <text:p>0</text:p>
          </table:table-cell>
          <table:table-cell table:formula="of:=IF(ABS([.F4])&lt;2;1;0)" office:value-type="float" office:value="1" calcext:value-type="float">
            <text:p>1</text:p>
          </table:table-cell>
          <table:table-cell table:formula="of:=[.E3]+0.8" office:value-type="float" office:value="301.6" calcext:value-type="float">
            <text:p>301.6</text:p>
          </table:table-cell>
          <table:table-cell table:formula="of:=[.F3]+0.8" office:value-type="float" office:value="1.6" calcext:value-type="float">
            <text:p>1.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IF(ABS([.E5])&lt;2;1;0)" office:value-type="float" office:value="0" calcext:value-type="float">
            <text:p>0</text:p>
          </table:table-cell>
          <table:table-cell table:formula="of:=IF(ABS([.F5])&lt;2;1;0)" office:value-type="float" office:value="0" calcext:value-type="float">
            <text:p>0</text:p>
          </table:table-cell>
          <table:table-cell table:formula="of:=[.E4]+0.8" office:value-type="float" office:value="302.4" calcext:value-type="float">
            <text:p>302.4</text:p>
          </table:table-cell>
          <table:table-cell table:formula="of:=[.F4]+0.8" office:value-type="float" office:value="2.4" calcext:value-type="float">
            <text:p>2.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IF(ABS([.E6])&lt;2;1;0)" office:value-type="float" office:value="0" calcext:value-type="float">
            <text:p>0</text:p>
          </table:table-cell>
          <table:table-cell table:formula="of:=IF(ABS([.F6])&lt;2;1;0)" office:value-type="float" office:value="0" calcext:value-type="float">
            <text:p>0</text:p>
          </table:table-cell>
          <table:table-cell table:formula="of:=[.E5]+0.8" office:value-type="float" office:value="303.2" calcext:value-type="float">
            <text:p>303.2</text:p>
          </table:table-cell>
          <table:table-cell table:formula="of:=[.F5]+0.8" office:value-type="float" office:value="3.2" calcext:value-type="float">
            <text:p>3.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IF(ABS([.E7])&lt;2;1;0)" office:value-type="float" office:value="0" calcext:value-type="float">
            <text:p>0</text:p>
          </table:table-cell>
          <table:table-cell table:formula="of:=IF(ABS([.F7])&lt;2;1;0)" office:value-type="float" office:value="0" calcext:value-type="float">
            <text:p>0</text:p>
          </table:table-cell>
          <table:table-cell table:formula="of:=[.E6]+0.8" office:value-type="float" office:value="304" calcext:value-type="float">
            <text:p>304</text:p>
          </table:table-cell>
          <table:table-cell table:formula="of:=[.F6]+0.8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formula="of:=IF(ABS([.E8])&lt;2;1;0)" office:value-type="float" office:value="0" calcext:value-type="float">
            <text:p>0</text:p>
          </table:table-cell>
          <table:table-cell table:formula="of:=IF(ABS([.F8])&lt;2;1;0)" office:value-type="float" office:value="0" calcext:value-type="float">
            <text:p>0</text:p>
          </table:table-cell>
          <table:table-cell table:formula="of:=[.E7]+0.8" office:value-type="float" office:value="304.8" calcext:value-type="float">
            <text:p>304.8</text:p>
          </table:table-cell>
          <table:table-cell table:formula="of:=[.F7]+0.8" office:value-type="float" office:value="4.8" calcext:value-type="float">
            <text:p>4.8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formula="of:=IF(ABS([.E9])&lt;2;1;0)" office:value-type="float" office:value="0" calcext:value-type="float">
            <text:p>0</text:p>
          </table:table-cell>
          <table:table-cell table:formula="of:=IF(ABS([.F9])&lt;2;1;0)" office:value-type="float" office:value="0" calcext:value-type="float">
            <text:p>0</text:p>
          </table:table-cell>
          <table:table-cell table:formula="of:=[.E8]+0.8" office:value-type="float" office:value="305.6" calcext:value-type="float">
            <text:p>305.6</text:p>
          </table:table-cell>
          <table:table-cell table:formula="of:=[.F8]+0.8" office:value-type="float" office:value="5.6" calcext:value-type="float">
            <text:p>5.6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formula="of:=IF(ABS([.E10])&lt;2;1;0)" office:value-type="float" office:value="0" calcext:value-type="float">
            <text:p>0</text:p>
          </table:table-cell>
          <table:table-cell table:formula="of:=IF(ABS([.F10])&lt;2;1;0)" office:value-type="float" office:value="0" calcext:value-type="float">
            <text:p>0</text:p>
          </table:table-cell>
          <table:table-cell table:formula="of:=[.E9]+0.8" office:value-type="float" office:value="306.4" calcext:value-type="float">
            <text:p>306.4</text:p>
          </table:table-cell>
          <table:table-cell table:formula="of:=[.F9]+0.8" office:value-type="float" office:value="6.4" calcext:value-type="float">
            <text:p>6.4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formula="of:=IF(ABS([.E11])&lt;2;1;0)" office:value-type="float" office:value="0" calcext:value-type="float">
            <text:p>0</text:p>
          </table:table-cell>
          <table:table-cell table:formula="of:=IF(ABS([.F11])&lt;2;1;0)" office:value-type="float" office:value="0" calcext:value-type="float">
            <text:p>0</text:p>
          </table:table-cell>
          <table:table-cell table:formula="of:=[.E10]+0.8" office:value-type="float" office:value="307.2" calcext:value-type="float">
            <text:p>307.2</text:p>
          </table:table-cell>
          <table:table-cell table:formula="of:=[.F10]+0.8" office:value-type="float" office:value="7.2" calcext:value-type="float">
            <text:p>7.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IF(ABS([.E12])&lt;2;1;0)" office:value-type="float" office:value="0" calcext:value-type="float">
            <text:p>0</text:p>
          </table:table-cell>
          <table:table-cell table:formula="of:=IF(ABS([.F12])&lt;2;1;0)" office:value-type="float" office:value="0" calcext:value-type="float">
            <text:p>0</text:p>
          </table:table-cell>
          <table:table-cell table:formula="of:=[.E11]+0.8" office:value-type="float" office:value="308" calcext:value-type="float">
            <text:p>308</text:p>
          </table:table-cell>
          <table:table-cell table:formula="of:=[.F11]+0.8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formula="of:=IF(ABS([.E13])&lt;2;1;0)" office:value-type="float" office:value="0" calcext:value-type="float">
            <text:p>0</text:p>
          </table:table-cell>
          <table:table-cell table:formula="of:=IF(ABS([.F13])&lt;2;1;0)" office:value-type="float" office:value="0" calcext:value-type="float">
            <text:p>0</text:p>
          </table:table-cell>
          <table:table-cell table:formula="of:=[.E12]+0.8" office:value-type="float" office:value="308.8" calcext:value-type="float">
            <text:p>308.8</text:p>
          </table:table-cell>
          <table:table-cell table:formula="of:=[.F12]+0.8" office:value-type="float" office:value="8.8" calcext:value-type="float">
            <text:p>8.8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formula="of:=IF(ABS([.E14])&lt;2;1;0)" office:value-type="float" office:value="0" calcext:value-type="float">
            <text:p>0</text:p>
          </table:table-cell>
          <table:table-cell table:formula="of:=IF(ABS([.F14])&lt;2;1;0)" office:value-type="float" office:value="0" calcext:value-type="float">
            <text:p>0</text:p>
          </table:table-cell>
          <table:table-cell table:formula="of:=[.E13]+0.8" office:value-type="float" office:value="309.6" calcext:value-type="float">
            <text:p>309.6</text:p>
          </table:table-cell>
          <table:table-cell table:formula="of:=[.F13]+0.8" office:value-type="float" office:value="9.6" calcext:value-type="float">
            <text:p>9.6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formula="of:=IF(ABS([.E15])&lt;2;1;0)" office:value-type="float" office:value="0" calcext:value-type="float">
            <text:p>0</text:p>
          </table:table-cell>
          <table:table-cell table:formula="of:=IF(ABS([.F15])&lt;2;1;0)" office:value-type="float" office:value="0" calcext:value-type="float">
            <text:p>0</text:p>
          </table:table-cell>
          <table:table-cell table:formula="of:=[.E14]+0.8" office:value-type="float" office:value="310.4" calcext:value-type="float">
            <text:p>310.4</text:p>
          </table:table-cell>
          <table:table-cell table:formula="of:=[.F14]+0.8" office:value-type="float" office:value="10.4" calcext:value-type="float">
            <text:p>10.4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formula="of:=IF(ABS([.E16])&lt;2;1;0)" office:value-type="float" office:value="0" calcext:value-type="float">
            <text:p>0</text:p>
          </table:table-cell>
          <table:table-cell table:formula="of:=IF(ABS([.F16])&lt;2;1;0)" office:value-type="float" office:value="0" calcext:value-type="float">
            <text:p>0</text:p>
          </table:table-cell>
          <table:table-cell table:formula="of:=[.E15]+0.8" office:value-type="float" office:value="311.2" calcext:value-type="float">
            <text:p>311.2</text:p>
          </table:table-cell>
          <table:table-cell table:formula="of:=[.F15]+0.8" office:value-type="float" office:value="11.2" calcext:value-type="float">
            <text:p>11.2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formula="of:=IF(ABS([.E17])&lt;2;1;0)" office:value-type="float" office:value="0" calcext:value-type="float">
            <text:p>0</text:p>
          </table:table-cell>
          <table:table-cell table:formula="of:=IF(ABS([.F17])&lt;2;1;0)" office:value-type="float" office:value="0" calcext:value-type="float">
            <text:p>0</text:p>
          </table:table-cell>
          <table:table-cell table:formula="of:=[.E16]+0.8" office:value-type="float" office:value="312" calcext:value-type="float">
            <text:p>312</text:p>
          </table:table-cell>
          <table:table-cell table:formula="of:=[.F16]+0.8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formula="of:=IF(ABS([.E18])&lt;2;1;0)" office:value-type="float" office:value="0" calcext:value-type="float">
            <text:p>0</text:p>
          </table:table-cell>
          <table:table-cell table:formula="of:=IF(ABS([.F18])&lt;2;1;0)" office:value-type="float" office:value="0" calcext:value-type="float">
            <text:p>0</text:p>
          </table:table-cell>
          <table:table-cell table:formula="of:=[.E17]+0.8" office:value-type="float" office:value="312.8" calcext:value-type="float">
            <text:p>312.8</text:p>
          </table:table-cell>
          <table:table-cell table:formula="of:=[.F17]+0.8" office:value-type="float" office:value="12.8" calcext:value-type="float">
            <text:p>12.8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formula="of:=IF(ABS([.E19])&lt;2;1;0)" office:value-type="float" office:value="0" calcext:value-type="float">
            <text:p>0</text:p>
          </table:table-cell>
          <table:table-cell table:formula="of:=IF(ABS([.F19])&lt;2;1;0)" office:value-type="float" office:value="0" calcext:value-type="float">
            <text:p>0</text:p>
          </table:table-cell>
          <table:table-cell table:formula="of:=[.E18]+0.8" office:value-type="float" office:value="313.6" calcext:value-type="float">
            <text:p>313.6</text:p>
          </table:table-cell>
          <table:table-cell table:formula="of:=[.F18]+0.8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formula="of:=IF(ABS([.E20])&lt;2;1;0)" office:value-type="float" office:value="0" calcext:value-type="float">
            <text:p>0</text:p>
          </table:table-cell>
          <table:table-cell table:formula="of:=IF(ABS([.F20])&lt;2;1;0)" office:value-type="float" office:value="0" calcext:value-type="float">
            <text:p>0</text:p>
          </table:table-cell>
          <table:table-cell table:formula="of:=[.E19]+0.8" office:value-type="float" office:value="314.4" calcext:value-type="float">
            <text:p>314.4</text:p>
          </table:table-cell>
          <table:table-cell table:formula="of:=[.F19]+0.8" office:value-type="float" office:value="14.4" calcext:value-type="float">
            <text:p>14.4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formula="of:=IF(ABS([.E21])&lt;2;1;0)" office:value-type="float" office:value="0" calcext:value-type="float">
            <text:p>0</text:p>
          </table:table-cell>
          <table:table-cell table:formula="of:=IF(ABS([.F21])&lt;2;1;0)" office:value-type="float" office:value="0" calcext:value-type="float">
            <text:p>0</text:p>
          </table:table-cell>
          <table:table-cell table:formula="of:=[.E20]+0.8" office:value-type="float" office:value="315.2" calcext:value-type="float">
            <text:p>315.2</text:p>
          </table:table-cell>
          <table:table-cell table:formula="of:=[.F20]+0.8" office:value-type="float" office:value="15.2" calcext:value-type="float">
            <text:p>15.2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formula="of:=IF(ABS([.E22])&lt;2;1;0)" office:value-type="float" office:value="0" calcext:value-type="float">
            <text:p>0</text:p>
          </table:table-cell>
          <table:table-cell table:formula="of:=IF(ABS([.F22])&lt;2;1;0)" office:value-type="float" office:value="0" calcext:value-type="float">
            <text:p>0</text:p>
          </table:table-cell>
          <table:table-cell table:formula="of:=[.E21]+0.8" office:value-type="float" office:value="316" calcext:value-type="float">
            <text:p>316</text:p>
          </table:table-cell>
          <table:table-cell table:formula="of:=[.F21]+0.8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formula="of:=IF(ABS([.E23])&lt;2;1;0)" office:value-type="float" office:value="0" calcext:value-type="float">
            <text:p>0</text:p>
          </table:table-cell>
          <table:table-cell table:formula="of:=IF(ABS([.F23])&lt;2;1;0)" office:value-type="float" office:value="0" calcext:value-type="float">
            <text:p>0</text:p>
          </table:table-cell>
          <table:table-cell table:formula="of:=[.E22]+0.8" office:value-type="float" office:value="316.8" calcext:value-type="float">
            <text:p>316.8</text:p>
          </table:table-cell>
          <table:table-cell table:formula="of:=[.F22]+0.8" office:value-type="float" office:value="16.8" calcext:value-type="float">
            <text:p>16.8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formula="of:=IF(ABS([.E24])&lt;2;1;0)" office:value-type="float" office:value="0" calcext:value-type="float">
            <text:p>0</text:p>
          </table:table-cell>
          <table:table-cell table:formula="of:=IF(ABS([.F24])&lt;2;1;0)" office:value-type="float" office:value="0" calcext:value-type="float">
            <text:p>0</text:p>
          </table:table-cell>
          <table:table-cell table:formula="of:=[.E23]+0.8" office:value-type="float" office:value="317.6" calcext:value-type="float">
            <text:p>317.6</text:p>
          </table:table-cell>
          <table:table-cell table:formula="of:=[.F23]+0.8" office:value-type="float" office:value="17.6" calcext:value-type="float">
            <text:p>17.6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formula="of:=IF(ABS([.E25])&lt;2;1;0)" office:value-type="float" office:value="0" calcext:value-type="float">
            <text:p>0</text:p>
          </table:table-cell>
          <table:table-cell table:formula="of:=IF(ABS([.F25])&lt;2;1;0)" office:value-type="float" office:value="0" calcext:value-type="float">
            <text:p>0</text:p>
          </table:table-cell>
          <table:table-cell table:formula="of:=[.E24]+0.8" office:value-type="float" office:value="318.4" calcext:value-type="float">
            <text:p>318.4</text:p>
          </table:table-cell>
          <table:table-cell table:formula="of:=[.F24]+0.8" office:value-type="float" office:value="18.4" calcext:value-type="float">
            <text:p>18.4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formula="of:=IF(ABS([.E26])&lt;2;1;0)" office:value-type="float" office:value="0" calcext:value-type="float">
            <text:p>0</text:p>
          </table:table-cell>
          <table:table-cell table:formula="of:=IF(ABS([.F26])&lt;2;1;0)" office:value-type="float" office:value="0" calcext:value-type="float">
            <text:p>0</text:p>
          </table:table-cell>
          <table:table-cell table:formula="of:=[.E25]+0.8" office:value-type="float" office:value="319.2" calcext:value-type="float">
            <text:p>319.2</text:p>
          </table:table-cell>
          <table:table-cell table:formula="of:=[.F25]+0.8" office:value-type="float" office:value="19.2" calcext:value-type="float">
            <text:p>19.2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IF(ABS([.E27])&lt;2;1;0)" office:value-type="float" office:value="0" calcext:value-type="float">
            <text:p>0</text:p>
          </table:table-cell>
          <table:table-cell table:formula="of:=IF(ABS([.F27])&lt;2;1;0)" office:value-type="float" office:value="0" calcext:value-type="float">
            <text:p>0</text:p>
          </table:table-cell>
          <table:table-cell table:formula="of:=[.E26]+0.8" office:value-type="float" office:value="320" calcext:value-type="float">
            <text:p>320</text:p>
          </table:table-cell>
          <table:table-cell table:formula="of:=[.F26]+0.8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formula="of:=IF(ABS([.E28])&lt;2;1;0)" office:value-type="float" office:value="0" calcext:value-type="float">
            <text:p>0</text:p>
          </table:table-cell>
          <table:table-cell table:formula="of:=IF(ABS([.F28])&lt;2;1;0)" office:value-type="float" office:value="0" calcext:value-type="float">
            <text:p>0</text:p>
          </table:table-cell>
          <table:table-cell table:formula="of:=[.E27]+0.8" office:value-type="float" office:value="320.8" calcext:value-type="float">
            <text:p>320.8</text:p>
          </table:table-cell>
          <table:table-cell table:formula="of:=[.F27]+0.8" office:value-type="float" office:value="20.8" calcext:value-type="float">
            <text:p>20.8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formula="of:=IF(ABS([.E29])&lt;2;1;0)" office:value-type="float" office:value="0" calcext:value-type="float">
            <text:p>0</text:p>
          </table:table-cell>
          <table:table-cell table:formula="of:=IF(ABS([.F29])&lt;2;1;0)" office:value-type="float" office:value="0" calcext:value-type="float">
            <text:p>0</text:p>
          </table:table-cell>
          <table:table-cell table:formula="of:=[.E28]+0.8" office:value-type="float" office:value="321.6" calcext:value-type="float">
            <text:p>321.6</text:p>
          </table:table-cell>
          <table:table-cell table:formula="of:=[.F28]+0.8" office:value-type="float" office:value="21.6" calcext:value-type="float">
            <text:p>21.6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formula="of:=IF(ABS([.E30])&lt;2;1;0)" office:value-type="float" office:value="0" calcext:value-type="float">
            <text:p>0</text:p>
          </table:table-cell>
          <table:table-cell table:formula="of:=IF(ABS([.F30])&lt;2;1;0)" office:value-type="float" office:value="0" calcext:value-type="float">
            <text:p>0</text:p>
          </table:table-cell>
          <table:table-cell table:formula="of:=[.E29]+0.8" office:value-type="float" office:value="322.4" calcext:value-type="float">
            <text:p>322.4</text:p>
          </table:table-cell>
          <table:table-cell table:formula="of:=[.F29]+0.8" office:value-type="float" office:value="22.4" calcext:value-type="float">
            <text:p>22.4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formula="of:=IF(ABS([.E31])&lt;2;1;0)" office:value-type="float" office:value="0" calcext:value-type="float">
            <text:p>0</text:p>
          </table:table-cell>
          <table:table-cell table:formula="of:=IF(ABS([.F31])&lt;2;1;0)" office:value-type="float" office:value="0" calcext:value-type="float">
            <text:p>0</text:p>
          </table:table-cell>
          <table:table-cell table:formula="of:=[.E30]+0.8" office:value-type="float" office:value="323.2" calcext:value-type="float">
            <text:p>323.2</text:p>
          </table:table-cell>
          <table:table-cell table:formula="of:=[.F30]+0.8" office:value-type="float" office:value="23.2" calcext:value-type="float">
            <text:p>23.2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IF(ABS([.E32])&lt;2;1;0)" office:value-type="float" office:value="0" calcext:value-type="float">
            <text:p>0</text:p>
          </table:table-cell>
          <table:table-cell table:formula="of:=IF(ABS([.F32])&lt;2;1;0)" office:value-type="float" office:value="0" calcext:value-type="float">
            <text:p>0</text:p>
          </table:table-cell>
          <table:table-cell table:formula="of:=[.E31]+0.8" office:value-type="float" office:value="324" calcext:value-type="float">
            <text:p>324</text:p>
          </table:table-cell>
          <table:table-cell table:formula="of:=[.F31]+0.8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formula="of:=IF(ABS([.E33])&lt;2;1;0)" office:value-type="float" office:value="0" calcext:value-type="float">
            <text:p>0</text:p>
          </table:table-cell>
          <table:table-cell table:formula="of:=IF(ABS([.F33])&lt;2;1;0)" office:value-type="float" office:value="0" calcext:value-type="float">
            <text:p>0</text:p>
          </table:table-cell>
          <table:table-cell table:formula="of:=[.E32]+0.8" office:value-type="float" office:value="324.8" calcext:value-type="float">
            <text:p>324.8</text:p>
          </table:table-cell>
          <table:table-cell table:formula="of:=[.F32]+0.8" office:value-type="float" office:value="24.8" calcext:value-type="float">
            <text:p>24.8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formula="of:=IF(ABS([.E34])&lt;2;1;0)" office:value-type="float" office:value="0" calcext:value-type="float">
            <text:p>0</text:p>
          </table:table-cell>
          <table:table-cell table:formula="of:=IF(ABS([.F34])&lt;2;1;0)" office:value-type="float" office:value="0" calcext:value-type="float">
            <text:p>0</text:p>
          </table:table-cell>
          <table:table-cell table:formula="of:=[.E33]+0.8" office:value-type="float" office:value="325.6" calcext:value-type="float">
            <text:p>325.6</text:p>
          </table:table-cell>
          <table:table-cell table:formula="of:=[.F33]+0.8" office:value-type="float" office:value="25.6" calcext:value-type="float">
            <text:p>25.6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formula="of:=IF(ABS([.E35])&lt;2;1;0)" office:value-type="float" office:value="0" calcext:value-type="float">
            <text:p>0</text:p>
          </table:table-cell>
          <table:table-cell table:formula="of:=IF(ABS([.F35])&lt;2;1;0)" office:value-type="float" office:value="0" calcext:value-type="float">
            <text:p>0</text:p>
          </table:table-cell>
          <table:table-cell table:formula="of:=[.E34]+0.8" office:value-type="float" office:value="326.4" calcext:value-type="float">
            <text:p>326.4</text:p>
          </table:table-cell>
          <table:table-cell table:formula="of:=[.F34]+0.8" office:value-type="float" office:value="26.4" calcext:value-type="float">
            <text:p>26.4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formula="of:=IF(ABS([.E36])&lt;2;1;0)" office:value-type="float" office:value="0" calcext:value-type="float">
            <text:p>0</text:p>
          </table:table-cell>
          <table:table-cell table:formula="of:=IF(ABS([.F36])&lt;2;1;0)" office:value-type="float" office:value="0" calcext:value-type="float">
            <text:p>0</text:p>
          </table:table-cell>
          <table:table-cell table:formula="of:=[.E35]+0.8" office:value-type="float" office:value="327.2" calcext:value-type="float">
            <text:p>327.2</text:p>
          </table:table-cell>
          <table:table-cell table:formula="of:=[.F35]+0.8" office:value-type="float" office:value="27.2" calcext:value-type="float">
            <text:p>27.2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formula="of:=IF(ABS([.E37])&lt;2;1;0)" office:value-type="float" office:value="0" calcext:value-type="float">
            <text:p>0</text:p>
          </table:table-cell>
          <table:table-cell table:formula="of:=IF(ABS([.F37])&lt;2;1;0)" office:value-type="float" office:value="0" calcext:value-type="float">
            <text:p>0</text:p>
          </table:table-cell>
          <table:table-cell table:formula="of:=[.E36]+0.8" office:value-type="float" office:value="328" calcext:value-type="float">
            <text:p>328</text:p>
          </table:table-cell>
          <table:table-cell table:formula="of:=[.F36]+0.8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formula="of:=IF(ABS([.E38])&lt;2;1;0)" office:value-type="float" office:value="0" calcext:value-type="float">
            <text:p>0</text:p>
          </table:table-cell>
          <table:table-cell table:formula="of:=IF(ABS([.F38])&lt;2;1;0)" office:value-type="float" office:value="0" calcext:value-type="float">
            <text:p>0</text:p>
          </table:table-cell>
          <table:table-cell table:formula="of:=[.E37]+0.8" office:value-type="float" office:value="328.8" calcext:value-type="float">
            <text:p>328.8</text:p>
          </table:table-cell>
          <table:table-cell table:formula="of:=[.F37]+0.8" office:value-type="float" office:value="28.8" calcext:value-type="float">
            <text:p>28.8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formula="of:=IF(ABS([.E39])&lt;2;1;0)" office:value-type="float" office:value="0" calcext:value-type="float">
            <text:p>0</text:p>
          </table:table-cell>
          <table:table-cell table:formula="of:=IF(ABS([.F39])&lt;2;1;0)" office:value-type="float" office:value="0" calcext:value-type="float">
            <text:p>0</text:p>
          </table:table-cell>
          <table:table-cell table:formula="of:=[.E38]+0.8" office:value-type="float" office:value="329.6" calcext:value-type="float">
            <text:p>329.6</text:p>
          </table:table-cell>
          <table:table-cell table:formula="of:=[.F38]+0.8" office:value-type="float" office:value="29.6" calcext:value-type="float">
            <text:p>29.6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formula="of:=IF(ABS([.E40])&lt;2;1;0)" office:value-type="float" office:value="0" calcext:value-type="float">
            <text:p>0</text:p>
          </table:table-cell>
          <table:table-cell table:formula="of:=IF(ABS([.F40])&lt;2;1;0)" office:value-type="float" office:value="0" calcext:value-type="float">
            <text:p>0</text:p>
          </table:table-cell>
          <table:table-cell table:formula="of:=[.E39]+0.8" office:value-type="float" office:value="330.4" calcext:value-type="float">
            <text:p>330.4</text:p>
          </table:table-cell>
          <table:table-cell table:formula="of:=[.F39]+0.8" office:value-type="float" office:value="30.4" calcext:value-type="float">
            <text:p>30.4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formula="of:=IF(ABS([.E41])&lt;2;1;0)" office:value-type="float" office:value="0" calcext:value-type="float">
            <text:p>0</text:p>
          </table:table-cell>
          <table:table-cell table:formula="of:=IF(ABS([.F41])&lt;2;1;0)" office:value-type="float" office:value="0" calcext:value-type="float">
            <text:p>0</text:p>
          </table:table-cell>
          <table:table-cell table:formula="of:=[.E40]+0.8" office:value-type="float" office:value="331.2" calcext:value-type="float">
            <text:p>331.2</text:p>
          </table:table-cell>
          <table:table-cell table:formula="of:=[.F40]+0.8" office:value-type="float" office:value="31.2" calcext:value-type="float">
            <text:p>31.2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IF(ABS([.E42])&lt;2;1;0)" office:value-type="float" office:value="0" calcext:value-type="float">
            <text:p>0</text:p>
          </table:table-cell>
          <table:table-cell table:formula="of:=IF(ABS([.F42])&lt;2;1;0)" office:value-type="float" office:value="0" calcext:value-type="float">
            <text:p>0</text:p>
          </table:table-cell>
          <table:table-cell table:formula="of:=[.E41]+0.8" office:value-type="float" office:value="332" calcext:value-type="float">
            <text:p>332</text:p>
          </table:table-cell>
          <table:table-cell table:formula="of:=[.F41]+0.8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formula="of:=IF(ABS([.E43])&lt;2;1;0)" office:value-type="float" office:value="0" calcext:value-type="float">
            <text:p>0</text:p>
          </table:table-cell>
          <table:table-cell table:formula="of:=IF(ABS([.F43])&lt;2;1;0)" office:value-type="float" office:value="0" calcext:value-type="float">
            <text:p>0</text:p>
          </table:table-cell>
          <table:table-cell table:formula="of:=[.E42]+0.8" office:value-type="float" office:value="332.8" calcext:value-type="float">
            <text:p>332.8</text:p>
          </table:table-cell>
          <table:table-cell table:formula="of:=[.F42]+0.8" office:value-type="float" office:value="32.8" calcext:value-type="float">
            <text:p>32.8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formula="of:=IF(ABS([.E44])&lt;2;1;0)" office:value-type="float" office:value="0" calcext:value-type="float">
            <text:p>0</text:p>
          </table:table-cell>
          <table:table-cell table:formula="of:=IF(ABS([.F44])&lt;2;1;0)" office:value-type="float" office:value="0" calcext:value-type="float">
            <text:p>0</text:p>
          </table:table-cell>
          <table:table-cell table:formula="of:=[.E43]+0.8" office:value-type="float" office:value="333.6" calcext:value-type="float">
            <text:p>333.6</text:p>
          </table:table-cell>
          <table:table-cell table:formula="of:=[.F43]+0.8" office:value-type="float" office:value="33.6" calcext:value-type="float">
            <text:p>33.6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formula="of:=IF(ABS([.E45])&lt;2;1;0)" office:value-type="float" office:value="0" calcext:value-type="float">
            <text:p>0</text:p>
          </table:table-cell>
          <table:table-cell table:formula="of:=IF(ABS([.F45])&lt;2;1;0)" office:value-type="float" office:value="0" calcext:value-type="float">
            <text:p>0</text:p>
          </table:table-cell>
          <table:table-cell table:formula="of:=[.E44]+0.8" office:value-type="float" office:value="334.4" calcext:value-type="float">
            <text:p>334.4</text:p>
          </table:table-cell>
          <table:table-cell table:formula="of:=[.F44]+0.8" office:value-type="float" office:value="34.4" calcext:value-type="float">
            <text:p>34.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formula="of:=IF(ABS([.E46])&lt;2;1;0)" office:value-type="float" office:value="0" calcext:value-type="float">
            <text:p>0</text:p>
          </table:table-cell>
          <table:table-cell table:formula="of:=IF(ABS([.F46])&lt;2;1;0)" office:value-type="float" office:value="0" calcext:value-type="float">
            <text:p>0</text:p>
          </table:table-cell>
          <table:table-cell table:formula="of:=[.E45]+0.8" office:value-type="float" office:value="335.200000000001" calcext:value-type="float">
            <text:p>335.200000000001</text:p>
          </table:table-cell>
          <table:table-cell table:formula="of:=[.F45]+0.8" office:value-type="float" office:value="35.2" calcext:value-type="float">
            <text:p>35.2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formula="of:=IF(ABS([.E47])&lt;2;1;0)" office:value-type="float" office:value="0" calcext:value-type="float">
            <text:p>0</text:p>
          </table:table-cell>
          <table:table-cell table:formula="of:=IF(ABS([.F47])&lt;2;1;0)" office:value-type="float" office:value="0" calcext:value-type="float">
            <text:p>0</text:p>
          </table:table-cell>
          <table:table-cell table:formula="of:=[.E46]+0.8" office:value-type="float" office:value="336.000000000001" calcext:value-type="float">
            <text:p>336.000000000001</text:p>
          </table:table-cell>
          <table:table-cell table:formula="of:=[.F46]+0.8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formula="of:=IF(ABS([.E48])&lt;2;1;0)" office:value-type="float" office:value="0" calcext:value-type="float">
            <text:p>0</text:p>
          </table:table-cell>
          <table:table-cell table:formula="of:=IF(ABS([.F48])&lt;2;1;0)" office:value-type="float" office:value="0" calcext:value-type="float">
            <text:p>0</text:p>
          </table:table-cell>
          <table:table-cell table:formula="of:=[.E47]+0.8" office:value-type="float" office:value="336.800000000001" calcext:value-type="float">
            <text:p>336.800000000001</text:p>
          </table:table-cell>
          <table:table-cell table:formula="of:=[.F47]+0.8" office:value-type="float" office:value="36.8" calcext:value-type="float">
            <text:p>36.8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formula="of:=IF(ABS([.E49])&lt;2;1;0)" office:value-type="float" office:value="0" calcext:value-type="float">
            <text:p>0</text:p>
          </table:table-cell>
          <table:table-cell table:formula="of:=IF(ABS([.F49])&lt;2;1;0)" office:value-type="float" office:value="0" calcext:value-type="float">
            <text:p>0</text:p>
          </table:table-cell>
          <table:table-cell table:formula="of:=[.E48]+0.8" office:value-type="float" office:value="337.600000000001" calcext:value-type="float">
            <text:p>337.600000000001</text:p>
          </table:table-cell>
          <table:table-cell table:formula="of:=[.F48]+0.8" office:value-type="float" office:value="37.6" calcext:value-type="float">
            <text:p>37.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formula="of:=IF(ABS([.E50])&lt;2;1;0)" office:value-type="float" office:value="0" calcext:value-type="float">
            <text:p>0</text:p>
          </table:table-cell>
          <table:table-cell table:formula="of:=IF(ABS([.F50])&lt;2;1;0)" office:value-type="float" office:value="0" calcext:value-type="float">
            <text:p>0</text:p>
          </table:table-cell>
          <table:table-cell table:formula="of:=[.E49]+0.8" office:value-type="float" office:value="338.400000000001" calcext:value-type="float">
            <text:p>338.400000000001</text:p>
          </table:table-cell>
          <table:table-cell table:formula="of:=[.F49]+0.8" office:value-type="float" office:value="38.4" calcext:value-type="float">
            <text:p>38.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formula="of:=IF(ABS([.E51])&lt;2;1;0)" office:value-type="float" office:value="0" calcext:value-type="float">
            <text:p>0</text:p>
          </table:table-cell>
          <table:table-cell table:formula="of:=IF(ABS([.F51])&lt;2;1;0)" office:value-type="float" office:value="0" calcext:value-type="float">
            <text:p>0</text:p>
          </table:table-cell>
          <table:table-cell table:formula="of:=[.E50]+0.8" office:value-type="float" office:value="339.200000000001" calcext:value-type="float">
            <text:p>339.200000000001</text:p>
          </table:table-cell>
          <table:table-cell table:formula="of:=[.F50]+0.8" office:value-type="float" office:value="39.2" calcext:value-type="float">
            <text:p>39.2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IF(ABS([.E52])&lt;2;1;0)" office:value-type="float" office:value="0" calcext:value-type="float">
            <text:p>0</text:p>
          </table:table-cell>
          <table:table-cell table:formula="of:=IF(ABS([.F52])&lt;2;1;0)" office:value-type="float" office:value="0" calcext:value-type="float">
            <text:p>0</text:p>
          </table:table-cell>
          <table:table-cell table:formula="of:=[.E51]+0.8" office:value-type="float" office:value="340.000000000001" calcext:value-type="float">
            <text:p>340.000000000001</text:p>
          </table:table-cell>
          <table:table-cell table:formula="of:=[.F51]+0.8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formula="of:=IF(ABS([.E53])&lt;2;1;0)" office:value-type="float" office:value="0" calcext:value-type="float">
            <text:p>0</text:p>
          </table:table-cell>
          <table:table-cell table:formula="of:=IF(ABS([.F53])&lt;2;1;0)" office:value-type="float" office:value="0" calcext:value-type="float">
            <text:p>0</text:p>
          </table:table-cell>
          <table:table-cell table:formula="of:=[.E52]+0.8" office:value-type="float" office:value="340.800000000001" calcext:value-type="float">
            <text:p>340.800000000001</text:p>
          </table:table-cell>
          <table:table-cell table:formula="of:=[.F52]+0.8" office:value-type="float" office:value="40.8" calcext:value-type="float">
            <text:p>40.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formula="of:=IF(ABS([.E54])&lt;2;1;0)" office:value-type="float" office:value="0" calcext:value-type="float">
            <text:p>0</text:p>
          </table:table-cell>
          <table:table-cell table:formula="of:=IF(ABS([.F54])&lt;2;1;0)" office:value-type="float" office:value="0" calcext:value-type="float">
            <text:p>0</text:p>
          </table:table-cell>
          <table:table-cell table:formula="of:=[.E53]+0.8" office:value-type="float" office:value="341.600000000001" calcext:value-type="float">
            <text:p>341.600000000001</text:p>
          </table:table-cell>
          <table:table-cell table:formula="of:=[.F53]+0.8" office:value-type="float" office:value="41.6" calcext:value-type="float">
            <text:p>41.6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formula="of:=IF(ABS([.E55])&lt;2;1;0)" office:value-type="float" office:value="0" calcext:value-type="float">
            <text:p>0</text:p>
          </table:table-cell>
          <table:table-cell table:formula="of:=IF(ABS([.F55])&lt;2;1;0)" office:value-type="float" office:value="0" calcext:value-type="float">
            <text:p>0</text:p>
          </table:table-cell>
          <table:table-cell table:formula="of:=[.E54]+0.8" office:value-type="float" office:value="342.400000000001" calcext:value-type="float">
            <text:p>342.400000000001</text:p>
          </table:table-cell>
          <table:table-cell table:formula="of:=[.F54]+0.8" office:value-type="float" office:value="42.4" calcext:value-type="float">
            <text:p>42.4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formula="of:=IF(ABS([.E56])&lt;2;1;0)" office:value-type="float" office:value="0" calcext:value-type="float">
            <text:p>0</text:p>
          </table:table-cell>
          <table:table-cell table:formula="of:=IF(ABS([.F56])&lt;2;1;0)" office:value-type="float" office:value="0" calcext:value-type="float">
            <text:p>0</text:p>
          </table:table-cell>
          <table:table-cell table:formula="of:=[.E55]+0.8" office:value-type="float" office:value="343.200000000001" calcext:value-type="float">
            <text:p>343.200000000001</text:p>
          </table:table-cell>
          <table:table-cell table:formula="of:=[.F55]+0.8" office:value-type="float" office:value="43.2" calcext:value-type="float">
            <text:p>43.2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formula="of:=IF(ABS([.E57])&lt;2;1;0)" office:value-type="float" office:value="0" calcext:value-type="float">
            <text:p>0</text:p>
          </table:table-cell>
          <table:table-cell table:formula="of:=IF(ABS([.F57])&lt;2;1;0)" office:value-type="float" office:value="0" calcext:value-type="float">
            <text:p>0</text:p>
          </table:table-cell>
          <table:table-cell table:formula="of:=[.E56]+0.8" office:value-type="float" office:value="344.000000000001" calcext:value-type="float">
            <text:p>344.000000000001</text:p>
          </table:table-cell>
          <table:table-cell table:formula="of:=[.F56]+0.8"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formula="of:=IF(ABS([.E58])&lt;2;1;0)" office:value-type="float" office:value="0" calcext:value-type="float">
            <text:p>0</text:p>
          </table:table-cell>
          <table:table-cell table:formula="of:=IF(ABS([.F58])&lt;2;1;0)" office:value-type="float" office:value="0" calcext:value-type="float">
            <text:p>0</text:p>
          </table:table-cell>
          <table:table-cell table:formula="of:=[.E57]+0.8" office:value-type="float" office:value="344.800000000001" calcext:value-type="float">
            <text:p>344.800000000001</text:p>
          </table:table-cell>
          <table:table-cell table:formula="of:=[.F57]+0.8" office:value-type="float" office:value="44.8" calcext:value-type="float">
            <text:p>44.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formula="of:=IF(ABS([.E59])&lt;2;1;0)" office:value-type="float" office:value="0" calcext:value-type="float">
            <text:p>0</text:p>
          </table:table-cell>
          <table:table-cell table:formula="of:=IF(ABS([.F59])&lt;2;1;0)" office:value-type="float" office:value="0" calcext:value-type="float">
            <text:p>0</text:p>
          </table:table-cell>
          <table:table-cell table:formula="of:=[.E58]+0.8" office:value-type="float" office:value="345.600000000001" calcext:value-type="float">
            <text:p>345.600000000001</text:p>
          </table:table-cell>
          <table:table-cell table:formula="of:=[.F58]+0.8" office:value-type="float" office:value="45.6" calcext:value-type="float">
            <text:p>45.6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formula="of:=IF(ABS([.E60])&lt;2;1;0)" office:value-type="float" office:value="0" calcext:value-type="float">
            <text:p>0</text:p>
          </table:table-cell>
          <table:table-cell table:formula="of:=IF(ABS([.F60])&lt;2;1;0)" office:value-type="float" office:value="0" calcext:value-type="float">
            <text:p>0</text:p>
          </table:table-cell>
          <table:table-cell table:formula="of:=[.E59]+0.8" office:value-type="float" office:value="346.400000000001" calcext:value-type="float">
            <text:p>346.400000000001</text:p>
          </table:table-cell>
          <table:table-cell table:formula="of:=[.F59]+0.8" office:value-type="float" office:value="46.4" calcext:value-type="float">
            <text:p>46.4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formula="of:=IF(ABS([.E61])&lt;2;1;0)" office:value-type="float" office:value="0" calcext:value-type="float">
            <text:p>0</text:p>
          </table:table-cell>
          <table:table-cell table:formula="of:=IF(ABS([.F61])&lt;2;1;0)" office:value-type="float" office:value="0" calcext:value-type="float">
            <text:p>0</text:p>
          </table:table-cell>
          <table:table-cell table:formula="of:=[.E60]+0.8" office:value-type="float" office:value="347.200000000001" calcext:value-type="float">
            <text:p>347.200000000001</text:p>
          </table:table-cell>
          <table:table-cell table:formula="of:=[.F60]+0.8" office:value-type="float" office:value="47.2" calcext:value-type="float">
            <text:p>47.2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formula="of:=IF(ABS([.E62])&lt;2;1;0)" office:value-type="float" office:value="0" calcext:value-type="float">
            <text:p>0</text:p>
          </table:table-cell>
          <table:table-cell table:formula="of:=IF(ABS([.F62])&lt;2;1;0)" office:value-type="float" office:value="0" calcext:value-type="float">
            <text:p>0</text:p>
          </table:table-cell>
          <table:table-cell table:formula="of:=[.E61]+0.8" office:value-type="float" office:value="348.000000000001" calcext:value-type="float">
            <text:p>348.000000000001</text:p>
          </table:table-cell>
          <table:table-cell table:formula="of:=[.F61]+0.8" office:value-type="float" office:value="48" calcext:value-type="float">
            <text:p>48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formula="of:=IF(ABS([.E63])&lt;2;1;0)" office:value-type="float" office:value="0" calcext:value-type="float">
            <text:p>0</text:p>
          </table:table-cell>
          <table:table-cell table:formula="of:=IF(ABS([.F63])&lt;2;1;0)" office:value-type="float" office:value="0" calcext:value-type="float">
            <text:p>0</text:p>
          </table:table-cell>
          <table:table-cell table:formula="of:=[.E62]+0.8" office:value-type="float" office:value="348.800000000001" calcext:value-type="float">
            <text:p>348.800000000001</text:p>
          </table:table-cell>
          <table:table-cell table:formula="of:=[.F62]+0.8" office:value-type="float" office:value="48.8" calcext:value-type="float">
            <text:p>48.8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formula="of:=IF(ABS([.E64])&lt;2;1;0)" office:value-type="float" office:value="0" calcext:value-type="float">
            <text:p>0</text:p>
          </table:table-cell>
          <table:table-cell table:formula="of:=IF(ABS([.F64])&lt;2;1;0)" office:value-type="float" office:value="0" calcext:value-type="float">
            <text:p>0</text:p>
          </table:table-cell>
          <table:table-cell table:formula="of:=[.E63]+0.8" office:value-type="float" office:value="349.600000000001" calcext:value-type="float">
            <text:p>349.600000000001</text:p>
          </table:table-cell>
          <table:table-cell table:formula="of:=[.F63]+0.8" office:value-type="float" office:value="49.6" calcext:value-type="float">
            <text:p>49.6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formula="of:=IF(ABS([.E65])&lt;2;1;0)" office:value-type="float" office:value="0" calcext:value-type="float">
            <text:p>0</text:p>
          </table:table-cell>
          <table:table-cell table:formula="of:=IF(ABS([.F65])&lt;2;1;0)" office:value-type="float" office:value="0" calcext:value-type="float">
            <text:p>0</text:p>
          </table:table-cell>
          <table:table-cell table:formula="of:=[.E64]+0.8" office:value-type="float" office:value="350.400000000001" calcext:value-type="float">
            <text:p>350.400000000001</text:p>
          </table:table-cell>
          <table:table-cell table:formula="of:=[.F64]+0.8" office:value-type="float" office:value="50.4" calcext:value-type="float">
            <text:p>50.4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formula="of:=IF(ABS([.E66])&lt;2;1;0)" office:value-type="float" office:value="0" calcext:value-type="float">
            <text:p>0</text:p>
          </table:table-cell>
          <table:table-cell table:formula="of:=IF(ABS([.F66])&lt;2;1;0)" office:value-type="float" office:value="0" calcext:value-type="float">
            <text:p>0</text:p>
          </table:table-cell>
          <table:table-cell table:formula="of:=[.E65]+0.8" office:value-type="float" office:value="351.200000000001" calcext:value-type="float">
            <text:p>351.200000000001</text:p>
          </table:table-cell>
          <table:table-cell table:formula="of:=[.F65]+0.8" office:value-type="float" office:value="51.2" calcext:value-type="float">
            <text:p>51.2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formula="of:=IF(ABS([.E67])&lt;2;1;0)" office:value-type="float" office:value="0" calcext:value-type="float">
            <text:p>0</text:p>
          </table:table-cell>
          <table:table-cell table:formula="of:=IF(ABS([.F67])&lt;2;1;0)" office:value-type="float" office:value="0" calcext:value-type="float">
            <text:p>0</text:p>
          </table:table-cell>
          <table:table-cell table:formula="of:=[.E66]+0.8" office:value-type="float" office:value="352.000000000001" calcext:value-type="float">
            <text:p>352.000000000001</text:p>
          </table:table-cell>
          <table:table-cell table:formula="of:=[.F66]+0.8" office:value-type="float" office:value="51.9999999999999" calcext:value-type="float">
            <text:p>51.9999999999999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formula="of:=IF(ABS([.E68])&lt;2;1;0)" office:value-type="float" office:value="0" calcext:value-type="float">
            <text:p>0</text:p>
          </table:table-cell>
          <table:table-cell table:formula="of:=IF(ABS([.F68])&lt;2;1;0)" office:value-type="float" office:value="0" calcext:value-type="float">
            <text:p>0</text:p>
          </table:table-cell>
          <table:table-cell table:formula="of:=[.E67]+0.8" office:value-type="float" office:value="352.800000000001" calcext:value-type="float">
            <text:p>352.800000000001</text:p>
          </table:table-cell>
          <table:table-cell table:formula="of:=[.F67]+0.8" office:value-type="float" office:value="52.7999999999999" calcext:value-type="float">
            <text:p>52.7999999999999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formula="of:=IF(ABS([.E69])&lt;2;1;0)" office:value-type="float" office:value="0" calcext:value-type="float">
            <text:p>0</text:p>
          </table:table-cell>
          <table:table-cell table:formula="of:=IF(ABS([.F69])&lt;2;1;0)" office:value-type="float" office:value="0" calcext:value-type="float">
            <text:p>0</text:p>
          </table:table-cell>
          <table:table-cell table:formula="of:=[.E68]+0.8" office:value-type="float" office:value="353.600000000001" calcext:value-type="float">
            <text:p>353.600000000001</text:p>
          </table:table-cell>
          <table:table-cell table:formula="of:=[.F68]+0.8" office:value-type="float" office:value="53.5999999999999" calcext:value-type="float">
            <text:p>53.599999999999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formula="of:=IF(ABS([.E70])&lt;2;1;0)" office:value-type="float" office:value="0" calcext:value-type="float">
            <text:p>0</text:p>
          </table:table-cell>
          <table:table-cell table:formula="of:=IF(ABS([.F70])&lt;2;1;0)" office:value-type="float" office:value="0" calcext:value-type="float">
            <text:p>0</text:p>
          </table:table-cell>
          <table:table-cell table:formula="of:=[.E69]+0.8" office:value-type="float" office:value="354.400000000001" calcext:value-type="float">
            <text:p>354.400000000001</text:p>
          </table:table-cell>
          <table:table-cell table:formula="of:=[.F69]+0.8" office:value-type="float" office:value="54.3999999999999" calcext:value-type="float">
            <text:p>54.3999999999999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formula="of:=IF(ABS([.E71])&lt;2;1;0)" office:value-type="float" office:value="0" calcext:value-type="float">
            <text:p>0</text:p>
          </table:table-cell>
          <table:table-cell table:formula="of:=IF(ABS([.F71])&lt;2;1;0)" office:value-type="float" office:value="0" calcext:value-type="float">
            <text:p>0</text:p>
          </table:table-cell>
          <table:table-cell table:formula="of:=[.E70]+0.8" office:value-type="float" office:value="355.200000000001" calcext:value-type="float">
            <text:p>355.200000000001</text:p>
          </table:table-cell>
          <table:table-cell table:formula="of:=[.F70]+0.8" office:value-type="float" office:value="55.1999999999999" calcext:value-type="float">
            <text:p>55.199999999999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ABS([.E72])&lt;2;1;0)" office:value-type="float" office:value="0" calcext:value-type="float">
            <text:p>0</text:p>
          </table:table-cell>
          <table:table-cell table:formula="of:=IF(ABS([.F72])&lt;2;1;0)" office:value-type="float" office:value="0" calcext:value-type="float">
            <text:p>0</text:p>
          </table:table-cell>
          <table:table-cell table:formula="of:=[.E71]+0.8" office:value-type="float" office:value="356.000000000001" calcext:value-type="float">
            <text:p>356.000000000001</text:p>
          </table:table-cell>
          <table:table-cell table:formula="of:=[.F71]+0.8" office:value-type="float" office:value="55.9999999999999" calcext:value-type="float">
            <text:p>55.9999999999999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formula="of:=IF(ABS([.E73])&lt;2;1;0)" office:value-type="float" office:value="0" calcext:value-type="float">
            <text:p>0</text:p>
          </table:table-cell>
          <table:table-cell table:formula="of:=IF(ABS([.F73])&lt;2;1;0)" office:value-type="float" office:value="0" calcext:value-type="float">
            <text:p>0</text:p>
          </table:table-cell>
          <table:table-cell table:formula="of:=[.E72]+0.8" office:value-type="float" office:value="356.800000000001" calcext:value-type="float">
            <text:p>356.800000000001</text:p>
          </table:table-cell>
          <table:table-cell table:formula="of:=[.F72]+0.8" office:value-type="float" office:value="56.7999999999999" calcext:value-type="float">
            <text:p>56.7999999999999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formula="of:=IF(ABS([.E74])&lt;2;1;0)" office:value-type="float" office:value="0" calcext:value-type="float">
            <text:p>0</text:p>
          </table:table-cell>
          <table:table-cell table:formula="of:=IF(ABS([.F74])&lt;2;1;0)" office:value-type="float" office:value="0" calcext:value-type="float">
            <text:p>0</text:p>
          </table:table-cell>
          <table:table-cell table:formula="of:=[.E73]+0.8" office:value-type="float" office:value="357.600000000001" calcext:value-type="float">
            <text:p>357.600000000001</text:p>
          </table:table-cell>
          <table:table-cell table:formula="of:=[.F73]+0.8" office:value-type="float" office:value="57.5999999999999" calcext:value-type="float">
            <text:p>57.5999999999999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formula="of:=IF(ABS([.E75])&lt;2;1;0)" office:value-type="float" office:value="0" calcext:value-type="float">
            <text:p>0</text:p>
          </table:table-cell>
          <table:table-cell table:formula="of:=IF(ABS([.F75])&lt;2;1;0)" office:value-type="float" office:value="0" calcext:value-type="float">
            <text:p>0</text:p>
          </table:table-cell>
          <table:table-cell table:formula="of:=[.E74]+0.8" office:value-type="float" office:value="358.400000000001" calcext:value-type="float">
            <text:p>358.400000000001</text:p>
          </table:table-cell>
          <table:table-cell table:formula="of:=[.F74]+0.8" office:value-type="float" office:value="58.3999999999999" calcext:value-type="float">
            <text:p>58.3999999999999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formula="of:=IF(ABS([.E76])&lt;2;1;0)" office:value-type="float" office:value="0" calcext:value-type="float">
            <text:p>0</text:p>
          </table:table-cell>
          <table:table-cell table:formula="of:=IF(ABS([.F76])&lt;2;1;0)" office:value-type="float" office:value="0" calcext:value-type="float">
            <text:p>0</text:p>
          </table:table-cell>
          <table:table-cell table:formula="of:=[.E75]+0.8" office:value-type="float" office:value="359.200000000001" calcext:value-type="float">
            <text:p>359.200000000001</text:p>
          </table:table-cell>
          <table:table-cell table:formula="of:=[.F75]+0.8" office:value-type="float" office:value="59.1999999999999" calcext:value-type="float">
            <text:p>59.1999999999999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formula="of:=IF(ABS([.E77])&lt;2;1;0)" office:value-type="float" office:value="1" calcext:value-type="float">
            <text:p>1</text:p>
          </table:table-cell>
          <table:table-cell table:formula="of:=IF(ABS([.F77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6]+0.8" office:value-type="float" office:value="59.9999999999999" calcext:value-type="float">
            <text:p>59.9999999999999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formula="of:=IF(ABS([.E78])&lt;2;1;0)" office:value-type="float" office:value="1" calcext:value-type="float">
            <text:p>1</text:p>
          </table:table-cell>
          <table:table-cell table:formula="of:=IF(ABS([.F78])&lt;2;1;0)" office:value-type="float" office:value="0" calcext:value-type="float">
            <text:p>0</text:p>
          </table:table-cell>
          <table:table-cell table:formula="of:=[.E77]+0.8" office:value-type="float" office:value="0.8" calcext:value-type="float">
            <text:p>0.8</text:p>
          </table:table-cell>
          <table:table-cell table:formula="of:=[.F77]+2.4" office:value-type="float" office:value="62.3999999999999" calcext:value-type="float">
            <text:p>62.3999999999999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formula="of:=IF(ABS([.E79])&lt;2;1;0)" office:value-type="float" office:value="1" calcext:value-type="float">
            <text:p>1</text:p>
          </table:table-cell>
          <table:table-cell table:formula="of:=IF(ABS([.F79])&lt;2;1;0)" office:value-type="float" office:value="0" calcext:value-type="float">
            <text:p>0</text:p>
          </table:table-cell>
          <table:table-cell table:formula="of:=[.E78]+0.8" office:value-type="float" office:value="1.6" calcext:value-type="float">
            <text:p>1.6</text:p>
          </table:table-cell>
          <table:table-cell table:formula="of:=[.F78]+2.4" office:value-type="float" office:value="64.7999999999999" calcext:value-type="float">
            <text:p>64.7999999999999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formula="of:=IF(ABS([.E80])&lt;2;1;0)" office:value-type="float" office:value="0" calcext:value-type="float">
            <text:p>0</text:p>
          </table:table-cell>
          <table:table-cell table:formula="of:=IF(ABS([.F80])&lt;2;1;0)" office:value-type="float" office:value="0" calcext:value-type="float">
            <text:p>0</text:p>
          </table:table-cell>
          <table:table-cell table:formula="of:=[.E79]+0.8" office:value-type="float" office:value="2.4" calcext:value-type="float">
            <text:p>2.4</text:p>
          </table:table-cell>
          <table:table-cell table:formula="of:=[.F79]+2.4" office:value-type="float" office:value="67.1999999999999" calcext:value-type="float">
            <text:p>67.1999999999999</text:p>
          </table:table-cell>
          <table:table-cell table:number-columns-repeated="99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formula="of:=IF(ABS([.E81])&lt;2;1;0)" office:value-type="float" office:value="0" calcext:value-type="float">
            <text:p>0</text:p>
          </table:table-cell>
          <table:table-cell table:formula="of:=IF(ABS([.F81])&lt;2;1;0)" office:value-type="float" office:value="0" calcext:value-type="float">
            <text:p>0</text:p>
          </table:table-cell>
          <table:table-cell table:formula="of:=[.E80]+0.8" office:value-type="float" office:value="3.2" calcext:value-type="float">
            <text:p>3.2</text:p>
          </table:table-cell>
          <table:table-cell table:formula="of:=[.F80]+2.4" office:value-type="float" office:value="69.5999999999999" calcext:value-type="float">
            <text:p>69.5999999999999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IF(ABS([.E82])&lt;2;1;0)" office:value-type="float" office:value="0" calcext:value-type="float">
            <text:p>0</text:p>
          </table:table-cell>
          <table:table-cell table:formula="of:=IF(ABS([.F82])&lt;2;1;0)" office:value-type="float" office:value="0" calcext:value-type="float">
            <text:p>0</text:p>
          </table:table-cell>
          <table:table-cell table:formula="of:=[.E81]+0.8" office:value-type="float" office:value="4" calcext:value-type="float">
            <text:p>4</text:p>
          </table:table-cell>
          <table:table-cell table:formula="of:=[.F81]+2.4" office:value-type="float" office:value="71.9999999999999" calcext:value-type="float">
            <text:p>71.9999999999999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formula="of:=IF(ABS([.E83])&lt;2;1;0)" office:value-type="float" office:value="0" calcext:value-type="float">
            <text:p>0</text:p>
          </table:table-cell>
          <table:table-cell table:formula="of:=IF(ABS([.F83])&lt;2;1;0)" office:value-type="float" office:value="0" calcext:value-type="float">
            <text:p>0</text:p>
          </table:table-cell>
          <table:table-cell table:formula="of:=[.E82]+0.8" office:value-type="float" office:value="4.8" calcext:value-type="float">
            <text:p>4.8</text:p>
          </table:table-cell>
          <table:table-cell table:formula="of:=[.F82]+2.4" office:value-type="float" office:value="74.3999999999999" calcext:value-type="float">
            <text:p>74.3999999999999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formula="of:=IF(ABS([.E84])&lt;2;1;0)" office:value-type="float" office:value="0" calcext:value-type="float">
            <text:p>0</text:p>
          </table:table-cell>
          <table:table-cell table:formula="of:=IF(ABS([.F84])&lt;2;1;0)" office:value-type="float" office:value="0" calcext:value-type="float">
            <text:p>0</text:p>
          </table:table-cell>
          <table:table-cell table:formula="of:=[.E83]+0.8" office:value-type="float" office:value="5.6" calcext:value-type="float">
            <text:p>5.6</text:p>
          </table:table-cell>
          <table:table-cell table:formula="of:=[.F83]+2.4" office:value-type="float" office:value="76.7999999999999" calcext:value-type="float">
            <text:p>76.7999999999999</text:p>
          </table:table-cell>
          <table:table-cell table:number-columns-repeated="99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formula="of:=IF(ABS([.E85])&lt;2;1;0)" office:value-type="float" office:value="0" calcext:value-type="float">
            <text:p>0</text:p>
          </table:table-cell>
          <table:table-cell table:formula="of:=IF(ABS([.F85])&lt;2;1;0)" office:value-type="float" office:value="0" calcext:value-type="float">
            <text:p>0</text:p>
          </table:table-cell>
          <table:table-cell table:formula="of:=[.E84]+0.8" office:value-type="float" office:value="6.4" calcext:value-type="float">
            <text:p>6.4</text:p>
          </table:table-cell>
          <table:table-cell table:formula="of:=[.F84]+2.4" office:value-type="float" office:value="79.1999999999999" calcext:value-type="float">
            <text:p>79.1999999999999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formula="of:=IF(ABS([.E86])&lt;2;1;0)" office:value-type="float" office:value="0" calcext:value-type="float">
            <text:p>0</text:p>
          </table:table-cell>
          <table:table-cell table:formula="of:=IF(ABS([.F86])&lt;2;1;0)" office:value-type="float" office:value="0" calcext:value-type="float">
            <text:p>0</text:p>
          </table:table-cell>
          <table:table-cell table:formula="of:=[.E85]+0.8" office:value-type="float" office:value="7.2" calcext:value-type="float">
            <text:p>7.2</text:p>
          </table:table-cell>
          <table:table-cell table:formula="of:=[.F85]+2.4" office:value-type="float" office:value="81.6" calcext:value-type="float">
            <text:p>81.6</text:p>
          </table:table-cell>
          <table:table-cell table:number-columns-repeated="99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formula="of:=IF(ABS([.E87])&lt;2;1;0)" office:value-type="float" office:value="0" calcext:value-type="float">
            <text:p>0</text:p>
          </table:table-cell>
          <table:table-cell table:formula="of:=IF(ABS([.F87])&lt;2;1;0)" office:value-type="float" office:value="0" calcext:value-type="float">
            <text:p>0</text:p>
          </table:table-cell>
          <table:table-cell table:formula="of:=[.E86]+0.8" office:value-type="float" office:value="8" calcext:value-type="float">
            <text:p>8</text:p>
          </table:table-cell>
          <table:table-cell table:formula="of:=[.F86]+2.4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formula="of:=IF(ABS([.E88])&lt;2;1;0)" office:value-type="float" office:value="0" calcext:value-type="float">
            <text:p>0</text:p>
          </table:table-cell>
          <table:table-cell table:formula="of:=IF(ABS([.F88])&lt;2;1;0)" office:value-type="float" office:value="0" calcext:value-type="float">
            <text:p>0</text:p>
          </table:table-cell>
          <table:table-cell table:formula="of:=[.E87]+0.8" office:value-type="float" office:value="8.8" calcext:value-type="float">
            <text:p>8.8</text:p>
          </table:table-cell>
          <table:table-cell table:formula="of:=[.F87]+2.4" office:value-type="float" office:value="86.4" calcext:value-type="float">
            <text:p>86.4</text:p>
          </table:table-cell>
          <table:table-cell table:number-columns-repeated="99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formula="of:=IF(ABS([.E89])&lt;2;1;0)" office:value-type="float" office:value="0" calcext:value-type="float">
            <text:p>0</text:p>
          </table:table-cell>
          <table:table-cell table:formula="of:=IF(ABS([.F89])&lt;2;1;0)" office:value-type="float" office:value="0" calcext:value-type="float">
            <text:p>0</text:p>
          </table:table-cell>
          <table:table-cell table:formula="of:=[.E88]+0.8" office:value-type="float" office:value="9.6" calcext:value-type="float">
            <text:p>9.6</text:p>
          </table:table-cell>
          <table:table-cell table:formula="of:=[.F88]+2.4" office:value-type="float" office:value="88.8" calcext:value-type="float">
            <text:p>88.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formula="of:=IF(ABS([.E90])&lt;2;1;0)" office:value-type="float" office:value="0" calcext:value-type="float">
            <text:p>0</text:p>
          </table:table-cell>
          <table:table-cell table:formula="of:=IF(ABS([.F90])&lt;2;1;0)" office:value-type="float" office:value="0" calcext:value-type="float">
            <text:p>0</text:p>
          </table:table-cell>
          <table:table-cell table:formula="of:=[.E89]+0.8" office:value-type="float" office:value="10.4" calcext:value-type="float">
            <text:p>10.4</text:p>
          </table:table-cell>
          <table:table-cell table:formula="of:=[.F89]+2.4" office:value-type="float" office:value="91.2" calcext:value-type="float">
            <text:p>91.2</text:p>
          </table:table-cell>
          <table:table-cell table:number-columns-repeated="99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formula="of:=IF(ABS([.E91])&lt;2;1;0)" office:value-type="float" office:value="0" calcext:value-type="float">
            <text:p>0</text:p>
          </table:table-cell>
          <table:table-cell table:formula="of:=IF(ABS([.F91])&lt;2;1;0)" office:value-type="float" office:value="0" calcext:value-type="float">
            <text:p>0</text:p>
          </table:table-cell>
          <table:table-cell table:formula="of:=[.E90]+0.8" office:value-type="float" office:value="11.2" calcext:value-type="float">
            <text:p>11.2</text:p>
          </table:table-cell>
          <table:table-cell table:formula="of:=[.F90]+2.4" office:value-type="float" office:value="93.6" calcext:value-type="float">
            <text:p>93.6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formula="of:=IF(ABS([.E92])&lt;2;1;0)" office:value-type="float" office:value="0" calcext:value-type="float">
            <text:p>0</text:p>
          </table:table-cell>
          <table:table-cell table:formula="of:=IF(ABS([.F92])&lt;2;1;0)" office:value-type="float" office:value="0" calcext:value-type="float">
            <text:p>0</text:p>
          </table:table-cell>
          <table:table-cell table:formula="of:=[.E91]+0.8" office:value-type="float" office:value="12" calcext:value-type="float">
            <text:p>12</text:p>
          </table:table-cell>
          <table:table-cell table:formula="of:=[.F91]+2.4"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formula="of:=IF(ABS([.E93])&lt;2;1;0)" office:value-type="float" office:value="0" calcext:value-type="float">
            <text:p>0</text:p>
          </table:table-cell>
          <table:table-cell table:formula="of:=IF(ABS([.F93])&lt;2;1;0)" office:value-type="float" office:value="0" calcext:value-type="float">
            <text:p>0</text:p>
          </table:table-cell>
          <table:table-cell table:formula="of:=[.E92]+0.8" office:value-type="float" office:value="12.8" calcext:value-type="float">
            <text:p>12.8</text:p>
          </table:table-cell>
          <table:table-cell table:formula="of:=[.F92]+2.4" office:value-type="float" office:value="98.4" calcext:value-type="float">
            <text:p>98.4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formula="of:=IF(ABS([.E94])&lt;2;1;0)" office:value-type="float" office:value="0" calcext:value-type="float">
            <text:p>0</text:p>
          </table:table-cell>
          <table:table-cell table:formula="of:=IF(ABS([.F94])&lt;2;1;0)" office:value-type="float" office:value="0" calcext:value-type="float">
            <text:p>0</text:p>
          </table:table-cell>
          <table:table-cell table:formula="of:=[.E93]+0.8" office:value-type="float" office:value="13.6" calcext:value-type="float">
            <text:p>13.6</text:p>
          </table:table-cell>
          <table:table-cell table:formula="of:=[.F93]+2.4" office:value-type="float" office:value="100.8" calcext:value-type="float">
            <text:p>100.8</text:p>
          </table:table-cell>
          <table:table-cell table:number-columns-repeated="99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formula="of:=IF(ABS([.E95])&lt;2;1;0)" office:value-type="float" office:value="0" calcext:value-type="float">
            <text:p>0</text:p>
          </table:table-cell>
          <table:table-cell table:formula="of:=IF(ABS([.F95])&lt;2;1;0)" office:value-type="float" office:value="0" calcext:value-type="float">
            <text:p>0</text:p>
          </table:table-cell>
          <table:table-cell table:formula="of:=[.E94]+0.8" office:value-type="float" office:value="14.4" calcext:value-type="float">
            <text:p>14.4</text:p>
          </table:table-cell>
          <table:table-cell table:formula="of:=[.F94]+2.4" office:value-type="float" office:value="103.2" calcext:value-type="float">
            <text:p>103.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formula="of:=IF(ABS([.E96])&lt;2;1;0)" office:value-type="float" office:value="0" calcext:value-type="float">
            <text:p>0</text:p>
          </table:table-cell>
          <table:table-cell table:formula="of:=IF(ABS([.F96])&lt;2;1;0)" office:value-type="float" office:value="0" calcext:value-type="float">
            <text:p>0</text:p>
          </table:table-cell>
          <table:table-cell table:formula="of:=[.E95]+0.8" office:value-type="float" office:value="15.2" calcext:value-type="float">
            <text:p>15.2</text:p>
          </table:table-cell>
          <table:table-cell table:formula="of:=[.F95]+2.4" office:value-type="float" office:value="105.6" calcext:value-type="float">
            <text:p>105.6</text:p>
          </table:table-cell>
          <table:table-cell table:number-columns-repeated="99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formula="of:=IF(ABS([.E97])&lt;2;1;0)" office:value-type="float" office:value="0" calcext:value-type="float">
            <text:p>0</text:p>
          </table:table-cell>
          <table:table-cell table:formula="of:=IF(ABS([.F97])&lt;2;1;0)" office:value-type="float" office:value="0" calcext:value-type="float">
            <text:p>0</text:p>
          </table:table-cell>
          <table:table-cell table:formula="of:=[.E96]+0.8" office:value-type="float" office:value="16" calcext:value-type="float">
            <text:p>16</text:p>
          </table:table-cell>
          <table:table-cell table:formula="of:=[.F96]+2.4" office:value-type="float" office:value="108" calcext:value-type="float">
            <text:p>108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formula="of:=IF(ABS([.E98])&lt;2;1;0)" office:value-type="float" office:value="0" calcext:value-type="float">
            <text:p>0</text:p>
          </table:table-cell>
          <table:table-cell table:formula="of:=IF(ABS([.F98])&lt;2;1;0)" office:value-type="float" office:value="0" calcext:value-type="float">
            <text:p>0</text:p>
          </table:table-cell>
          <table:table-cell table:formula="of:=[.E97]+0.8" office:value-type="float" office:value="16.8" calcext:value-type="float">
            <text:p>16.8</text:p>
          </table:table-cell>
          <table:table-cell table:formula="of:=[.F97]+2.4" office:value-type="float" office:value="110.4" calcext:value-type="float">
            <text:p>110.4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formula="of:=IF(ABS([.E99])&lt;2;1;0)" office:value-type="float" office:value="0" calcext:value-type="float">
            <text:p>0</text:p>
          </table:table-cell>
          <table:table-cell table:formula="of:=IF(ABS([.F99])&lt;2;1;0)" office:value-type="float" office:value="0" calcext:value-type="float">
            <text:p>0</text:p>
          </table:table-cell>
          <table:table-cell table:formula="of:=[.E98]+0.8" office:value-type="float" office:value="17.6" calcext:value-type="float">
            <text:p>17.6</text:p>
          </table:table-cell>
          <table:table-cell table:formula="of:=[.F98]+2.4" office:value-type="float" office:value="112.8" calcext:value-type="float">
            <text:p>112.8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formula="of:=IF(ABS([.E100])&lt;2;1;0)" office:value-type="float" office:value="0" calcext:value-type="float">
            <text:p>0</text:p>
          </table:table-cell>
          <table:table-cell table:formula="of:=IF(ABS([.F100])&lt;2;1;0)" office:value-type="float" office:value="0" calcext:value-type="float">
            <text:p>0</text:p>
          </table:table-cell>
          <table:table-cell table:formula="of:=[.E99]+0.8" office:value-type="float" office:value="18.4" calcext:value-type="float">
            <text:p>18.4</text:p>
          </table:table-cell>
          <table:table-cell table:formula="of:=[.F99]+2.4" office:value-type="float" office:value="115.2" calcext:value-type="float">
            <text:p>115.2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formula="of:=IF(ABS([.E101])&lt;2;1;0)" office:value-type="float" office:value="0" calcext:value-type="float">
            <text:p>0</text:p>
          </table:table-cell>
          <table:table-cell table:formula="of:=IF(ABS([.F101])&lt;2;1;0)" office:value-type="float" office:value="0" calcext:value-type="float">
            <text:p>0</text:p>
          </table:table-cell>
          <table:table-cell table:formula="of:=[.E100]+0.8" office:value-type="float" office:value="19.2" calcext:value-type="float">
            <text:p>19.2</text:p>
          </table:table-cell>
          <table:table-cell table:formula="of:=[.F100]+2.4" office:value-type="float" office:value="117.6" calcext:value-type="float">
            <text:p>117.6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ABS([.E102])&lt;2;1;0)" office:value-type="float" office:value="0" calcext:value-type="float">
            <text:p>0</text:p>
          </table:table-cell>
          <table:table-cell table:formula="of:=IF(ABS([.F102])&lt;2;1;0)" office:value-type="float" office:value="0" calcext:value-type="float">
            <text:p>0</text:p>
          </table:table-cell>
          <table:table-cell table:formula="of:=[.E101]+0.8" office:value-type="float" office:value="20" calcext:value-type="float">
            <text:p>20</text:p>
          </table:table-cell>
          <table:table-cell table:formula="of:=[.F101]+2.4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formula="of:=IF(ABS([.E103])&lt;2;1;0)" office:value-type="float" office:value="0" calcext:value-type="float">
            <text:p>0</text:p>
          </table:table-cell>
          <table:table-cell table:formula="of:=IF(ABS([.F103])&lt;2;1;0)" office:value-type="float" office:value="0" calcext:value-type="float">
            <text:p>0</text:p>
          </table:table-cell>
          <table:table-cell table:formula="of:=[.E102]+0.8" office:value-type="float" office:value="20.8" calcext:value-type="float">
            <text:p>20.8</text:p>
          </table:table-cell>
          <table:table-cell table:formula="of:=[.F102]+2.4" office:value-type="float" office:value="122.4" calcext:value-type="float">
            <text:p>122.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formula="of:=IF(ABS([.E104])&lt;2;1;0)" office:value-type="float" office:value="0" calcext:value-type="float">
            <text:p>0</text:p>
          </table:table-cell>
          <table:table-cell table:formula="of:=IF(ABS([.F104])&lt;2;1;0)" office:value-type="float" office:value="0" calcext:value-type="float">
            <text:p>0</text:p>
          </table:table-cell>
          <table:table-cell table:formula="of:=[.E103]+0.8" office:value-type="float" office:value="21.6" calcext:value-type="float">
            <text:p>21.6</text:p>
          </table:table-cell>
          <table:table-cell table:formula="of:=[.F103]+2.4" office:value-type="float" office:value="124.8" calcext:value-type="float">
            <text:p>124.8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formula="of:=IF(ABS([.E105])&lt;2;1;0)" office:value-type="float" office:value="0" calcext:value-type="float">
            <text:p>0</text:p>
          </table:table-cell>
          <table:table-cell table:formula="of:=IF(ABS([.F105])&lt;2;1;0)" office:value-type="float" office:value="0" calcext:value-type="float">
            <text:p>0</text:p>
          </table:table-cell>
          <table:table-cell table:formula="of:=[.E104]+0.8" office:value-type="float" office:value="22.4" calcext:value-type="float">
            <text:p>22.4</text:p>
          </table:table-cell>
          <table:table-cell table:formula="of:=[.F104]+2.4" office:value-type="float" office:value="127.2" calcext:value-type="float">
            <text:p>127.2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formula="of:=IF(ABS([.E106])&lt;2;1;0)" office:value-type="float" office:value="0" calcext:value-type="float">
            <text:p>0</text:p>
          </table:table-cell>
          <table:table-cell table:formula="of:=IF(ABS([.F106])&lt;2;1;0)" office:value-type="float" office:value="0" calcext:value-type="float">
            <text:p>0</text:p>
          </table:table-cell>
          <table:table-cell table:formula="of:=[.E105]+0.8" office:value-type="float" office:value="23.2" calcext:value-type="float">
            <text:p>23.2</text:p>
          </table:table-cell>
          <table:table-cell table:formula="of:=[.F105]+2.4" office:value-type="float" office:value="129.6" calcext:value-type="float">
            <text:p>129.6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formula="of:=IF(ABS([.E107])&lt;2;1;0)" office:value-type="float" office:value="0" calcext:value-type="float">
            <text:p>0</text:p>
          </table:table-cell>
          <table:table-cell table:formula="of:=IF(ABS([.F107])&lt;2;1;0)" office:value-type="float" office:value="0" calcext:value-type="float">
            <text:p>0</text:p>
          </table:table-cell>
          <table:table-cell table:formula="of:=[.E106]+0.8" office:value-type="float" office:value="24" calcext:value-type="float">
            <text:p>24</text:p>
          </table:table-cell>
          <table:table-cell table:formula="of:=[.F106]+2.4" office:value-type="float" office:value="132" calcext:value-type="float">
            <text:p>132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formula="of:=IF(ABS([.E108])&lt;2;1;0)" office:value-type="float" office:value="0" calcext:value-type="float">
            <text:p>0</text:p>
          </table:table-cell>
          <table:table-cell table:formula="of:=IF(ABS([.F108])&lt;2;1;0)" office:value-type="float" office:value="0" calcext:value-type="float">
            <text:p>0</text:p>
          </table:table-cell>
          <table:table-cell table:formula="of:=[.E107]+0.8" office:value-type="float" office:value="24.8" calcext:value-type="float">
            <text:p>24.8</text:p>
          </table:table-cell>
          <table:table-cell table:formula="of:=[.F107]+2.4" office:value-type="float" office:value="134.4" calcext:value-type="float">
            <text:p>134.4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formula="of:=IF(ABS([.E109])&lt;2;1;0)" office:value-type="float" office:value="0" calcext:value-type="float">
            <text:p>0</text:p>
          </table:table-cell>
          <table:table-cell table:formula="of:=IF(ABS([.F109])&lt;2;1;0)" office:value-type="float" office:value="0" calcext:value-type="float">
            <text:p>0</text:p>
          </table:table-cell>
          <table:table-cell table:formula="of:=[.E108]+0.8" office:value-type="float" office:value="25.6" calcext:value-type="float">
            <text:p>25.6</text:p>
          </table:table-cell>
          <table:table-cell table:formula="of:=[.F108]+2.4" office:value-type="float" office:value="136.8" calcext:value-type="float">
            <text:p>136.8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formula="of:=IF(ABS([.E110])&lt;2;1;0)" office:value-type="float" office:value="0" calcext:value-type="float">
            <text:p>0</text:p>
          </table:table-cell>
          <table:table-cell table:formula="of:=IF(ABS([.F110])&lt;2;1;0)" office:value-type="float" office:value="0" calcext:value-type="float">
            <text:p>0</text:p>
          </table:table-cell>
          <table:table-cell table:formula="of:=[.E109]+0.8" office:value-type="float" office:value="26.4" calcext:value-type="float">
            <text:p>26.4</text:p>
          </table:table-cell>
          <table:table-cell table:formula="of:=[.F109]+2.4" office:value-type="float" office:value="139.2" calcext:value-type="float">
            <text:p>139.2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formula="of:=IF(ABS([.E111])&lt;2;1;0)" office:value-type="float" office:value="0" calcext:value-type="float">
            <text:p>0</text:p>
          </table:table-cell>
          <table:table-cell table:formula="of:=IF(ABS([.F111])&lt;2;1;0)" office:value-type="float" office:value="0" calcext:value-type="float">
            <text:p>0</text:p>
          </table:table-cell>
          <table:table-cell table:formula="of:=[.E110]+0.8" office:value-type="float" office:value="27.2" calcext:value-type="float">
            <text:p>27.2</text:p>
          </table:table-cell>
          <table:table-cell table:formula="of:=[.F110]+2.4" office:value-type="float" office:value="141.6" calcext:value-type="float">
            <text:p>141.6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formula="of:=IF(ABS([.E112])&lt;2;1;0)" office:value-type="float" office:value="0" calcext:value-type="float">
            <text:p>0</text:p>
          </table:table-cell>
          <table:table-cell table:formula="of:=IF(ABS([.F112])&lt;2;1;0)" office:value-type="float" office:value="0" calcext:value-type="float">
            <text:p>0</text:p>
          </table:table-cell>
          <table:table-cell table:formula="of:=[.E111]+0.8" office:value-type="float" office:value="28" calcext:value-type="float">
            <text:p>28</text:p>
          </table:table-cell>
          <table:table-cell table:formula="of:=[.F111]+2.4"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formula="of:=IF(ABS([.E113])&lt;2;1;0)" office:value-type="float" office:value="0" calcext:value-type="float">
            <text:p>0</text:p>
          </table:table-cell>
          <table:table-cell table:formula="of:=IF(ABS([.F113])&lt;2;1;0)" office:value-type="float" office:value="0" calcext:value-type="float">
            <text:p>0</text:p>
          </table:table-cell>
          <table:table-cell table:formula="of:=[.E112]+0.8" office:value-type="float" office:value="28.8" calcext:value-type="float">
            <text:p>28.8</text:p>
          </table:table-cell>
          <table:table-cell table:formula="of:=[.F112]+2.4" office:value-type="float" office:value="146.4" calcext:value-type="float">
            <text:p>146.4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formula="of:=IF(ABS([.E114])&lt;2;1;0)" office:value-type="float" office:value="0" calcext:value-type="float">
            <text:p>0</text:p>
          </table:table-cell>
          <table:table-cell table:formula="of:=IF(ABS([.F114])&lt;2;1;0)" office:value-type="float" office:value="0" calcext:value-type="float">
            <text:p>0</text:p>
          </table:table-cell>
          <table:table-cell table:formula="of:=[.E113]+0.8" office:value-type="float" office:value="29.6" calcext:value-type="float">
            <text:p>29.6</text:p>
          </table:table-cell>
          <table:table-cell table:formula="of:=[.F113]+2.4" office:value-type="float" office:value="148.8" calcext:value-type="float">
            <text:p>148.8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formula="of:=IF(ABS([.E115])&lt;2;1;0)" office:value-type="float" office:value="0" calcext:value-type="float">
            <text:p>0</text:p>
          </table:table-cell>
          <table:table-cell table:formula="of:=IF(ABS([.F115])&lt;2;1;0)" office:value-type="float" office:value="0" calcext:value-type="float">
            <text:p>0</text:p>
          </table:table-cell>
          <table:table-cell table:formula="of:=[.E114]+0.8" office:value-type="float" office:value="30.4" calcext:value-type="float">
            <text:p>30.4</text:p>
          </table:table-cell>
          <table:table-cell table:formula="of:=[.F114]+2.4" office:value-type="float" office:value="151.2" calcext:value-type="float">
            <text:p>151.2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formula="of:=IF(ABS([.E116])&lt;2;1;0)" office:value-type="float" office:value="0" calcext:value-type="float">
            <text:p>0</text:p>
          </table:table-cell>
          <table:table-cell table:formula="of:=IF(ABS([.F116])&lt;2;1;0)" office:value-type="float" office:value="0" calcext:value-type="float">
            <text:p>0</text:p>
          </table:table-cell>
          <table:table-cell table:formula="of:=[.E115]+0.8" office:value-type="float" office:value="31.2" calcext:value-type="float">
            <text:p>31.2</text:p>
          </table:table-cell>
          <table:table-cell table:formula="of:=[.F115]+2.4" office:value-type="float" office:value="153.6" calcext:value-type="float">
            <text:p>153.6</text:p>
          </table:table-cell>
          <table:table-cell table:number-columns-repeated="99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formula="of:=IF(ABS([.E117])&lt;2;1;0)" office:value-type="float" office:value="0" calcext:value-type="float">
            <text:p>0</text:p>
          </table:table-cell>
          <table:table-cell table:formula="of:=IF(ABS([.F117])&lt;2;1;0)" office:value-type="float" office:value="0" calcext:value-type="float">
            <text:p>0</text:p>
          </table:table-cell>
          <table:table-cell table:formula="of:=[.E116]+0.8" office:value-type="float" office:value="32" calcext:value-type="float">
            <text:p>32</text:p>
          </table:table-cell>
          <table:table-cell table:formula="of:=[.F116]+2.4"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formula="of:=IF(ABS([.E118])&lt;2;1;0)" office:value-type="float" office:value="0" calcext:value-type="float">
            <text:p>0</text:p>
          </table:table-cell>
          <table:table-cell table:formula="of:=IF(ABS([.F118])&lt;2;1;0)" office:value-type="float" office:value="0" calcext:value-type="float">
            <text:p>0</text:p>
          </table:table-cell>
          <table:table-cell table:formula="of:=[.E117]+0.8" office:value-type="float" office:value="32.8" calcext:value-type="float">
            <text:p>32.8</text:p>
          </table:table-cell>
          <table:table-cell table:formula="of:=[.F117]+2.4" office:value-type="float" office:value="158.4" calcext:value-type="float">
            <text:p>158.4</text:p>
          </table:table-cell>
          <table:table-cell table:number-columns-repeated="99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formula="of:=IF(ABS([.E119])&lt;2;1;0)" office:value-type="float" office:value="0" calcext:value-type="float">
            <text:p>0</text:p>
          </table:table-cell>
          <table:table-cell table:formula="of:=IF(ABS([.F119])&lt;2;1;0)" office:value-type="float" office:value="0" calcext:value-type="float">
            <text:p>0</text:p>
          </table:table-cell>
          <table:table-cell table:formula="of:=[.E118]+0.8" office:value-type="float" office:value="33.6" calcext:value-type="float">
            <text:p>33.6</text:p>
          </table:table-cell>
          <table:table-cell table:formula="of:=[.F118]+2.4" office:value-type="float" office:value="160.8" calcext:value-type="float">
            <text:p>160.8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formula="of:=IF(ABS([.E120])&lt;2;1;0)" office:value-type="float" office:value="0" calcext:value-type="float">
            <text:p>0</text:p>
          </table:table-cell>
          <table:table-cell table:formula="of:=IF(ABS([.F120])&lt;2;1;0)" office:value-type="float" office:value="0" calcext:value-type="float">
            <text:p>0</text:p>
          </table:table-cell>
          <table:table-cell table:formula="of:=[.E119]+0.8" office:value-type="float" office:value="34.4" calcext:value-type="float">
            <text:p>34.4</text:p>
          </table:table-cell>
          <table:table-cell table:formula="of:=[.F119]+2.4" office:value-type="float" office:value="163.2" calcext:value-type="float">
            <text:p>163.2</text:p>
          </table:table-cell>
          <table:table-cell table:number-columns-repeated="99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formula="of:=IF(ABS([.E121])&lt;2;1;0)" office:value-type="float" office:value="0" calcext:value-type="float">
            <text:p>0</text:p>
          </table:table-cell>
          <table:table-cell table:formula="of:=IF(ABS([.F121])&lt;2;1;0)" office:value-type="float" office:value="0" calcext:value-type="float">
            <text:p>0</text:p>
          </table:table-cell>
          <table:table-cell table:formula="of:=[.E120]+0.8" office:value-type="float" office:value="35.2" calcext:value-type="float">
            <text:p>35.2</text:p>
          </table:table-cell>
          <table:table-cell table:formula="of:=[.F120]+2.4" office:value-type="float" office:value="165.6" calcext:value-type="float">
            <text:p>165.6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IF(ABS([.E122])&lt;2;1;0)" office:value-type="float" office:value="0" calcext:value-type="float">
            <text:p>0</text:p>
          </table:table-cell>
          <table:table-cell table:formula="of:=IF(ABS([.F122])&lt;2;1;0)" office:value-type="float" office:value="0" calcext:value-type="float">
            <text:p>0</text:p>
          </table:table-cell>
          <table:table-cell table:formula="of:=[.E121]+0.8" office:value-type="float" office:value="36" calcext:value-type="float">
            <text:p>36</text:p>
          </table:table-cell>
          <table:table-cell table:formula="of:=[.F121]+2.4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formula="of:=IF(ABS([.E123])&lt;2;1;0)" office:value-type="float" office:value="0" calcext:value-type="float">
            <text:p>0</text:p>
          </table:table-cell>
          <table:table-cell table:formula="of:=IF(ABS([.F123])&lt;2;1;0)" office:value-type="float" office:value="0" calcext:value-type="float">
            <text:p>0</text:p>
          </table:table-cell>
          <table:table-cell table:formula="of:=[.E122]+0.8" office:value-type="float" office:value="36.8" calcext:value-type="float">
            <text:p>36.8</text:p>
          </table:table-cell>
          <table:table-cell table:formula="of:=[.F122]+2.4" office:value-type="float" office:value="170.4" calcext:value-type="float">
            <text:p>170.4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formula="of:=IF(ABS([.E124])&lt;2;1;0)" office:value-type="float" office:value="0" calcext:value-type="float">
            <text:p>0</text:p>
          </table:table-cell>
          <table:table-cell table:formula="of:=IF(ABS([.F124])&lt;2;1;0)" office:value-type="float" office:value="0" calcext:value-type="float">
            <text:p>0</text:p>
          </table:table-cell>
          <table:table-cell table:formula="of:=[.E123]+0.8" office:value-type="float" office:value="37.6" calcext:value-type="float">
            <text:p>37.6</text:p>
          </table:table-cell>
          <table:table-cell table:formula="of:=[.F123]+2.4" office:value-type="float" office:value="172.8" calcext:value-type="float">
            <text:p>172.8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formula="of:=IF(ABS([.E125])&lt;2;1;0)" office:value-type="float" office:value="0" calcext:value-type="float">
            <text:p>0</text:p>
          </table:table-cell>
          <table:table-cell table:formula="of:=IF(ABS([.F125])&lt;2;1;0)" office:value-type="float" office:value="0" calcext:value-type="float">
            <text:p>0</text:p>
          </table:table-cell>
          <table:table-cell table:formula="of:=[.E124]+0.8" office:value-type="float" office:value="38.4" calcext:value-type="float">
            <text:p>38.4</text:p>
          </table:table-cell>
          <table:table-cell table:formula="of:=[.F124]+2.4" office:value-type="float" office:value="175.2" calcext:value-type="float">
            <text:p>175.2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formula="of:=IF(ABS([.E126])&lt;2;1;0)" office:value-type="float" office:value="0" calcext:value-type="float">
            <text:p>0</text:p>
          </table:table-cell>
          <table:table-cell table:formula="of:=IF(ABS([.F126])&lt;2;1;0)" office:value-type="float" office:value="0" calcext:value-type="float">
            <text:p>0</text:p>
          </table:table-cell>
          <table:table-cell table:formula="of:=[.E125]+0.8" office:value-type="float" office:value="39.2" calcext:value-type="float">
            <text:p>39.2</text:p>
          </table:table-cell>
          <table:table-cell table:formula="of:=[.F125]+2.4" office:value-type="float" office:value="177.6" calcext:value-type="float">
            <text:p>177.6</text:p>
          </table:table-cell>
          <table:table-cell table:number-columns-repeated="99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formula="of:=IF(ABS([.E127])&lt;2;1;0)" office:value-type="float" office:value="0" calcext:value-type="float">
            <text:p>0</text:p>
          </table:table-cell>
          <table:table-cell table:formula="of:=IF(ABS([.F127])&lt;2;1;0)" office:value-type="float" office:value="0" calcext:value-type="float">
            <text:p>0</text:p>
          </table:table-cell>
          <table:table-cell table:formula="of:=[.E126]+0.8" office:value-type="float" office:value="40" calcext:value-type="float">
            <text:p>40</text:p>
          </table:table-cell>
          <table:table-cell table:formula="of:=[.F126]+2.4"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formula="of:=IF(ABS([.E128])&lt;2;1;0)" office:value-type="float" office:value="0" calcext:value-type="float">
            <text:p>0</text:p>
          </table:table-cell>
          <table:table-cell table:formula="of:=IF(ABS([.F128])&lt;2;1;0)" office:value-type="float" office:value="0" calcext:value-type="float">
            <text:p>0</text:p>
          </table:table-cell>
          <table:table-cell table:formula="of:=[.E127]+0.8" office:value-type="float" office:value="40.8" calcext:value-type="float">
            <text:p>40.8</text:p>
          </table:table-cell>
          <table:table-cell table:formula="of:=[.F127]+2.4" office:value-type="float" office:value="182.4" calcext:value-type="float">
            <text:p>182.4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formula="of:=IF(ABS([.E129])&lt;2;1;0)" office:value-type="float" office:value="0" calcext:value-type="float">
            <text:p>0</text:p>
          </table:table-cell>
          <table:table-cell table:formula="of:=IF(ABS([.F129])&lt;2;1;0)" office:value-type="float" office:value="0" calcext:value-type="float">
            <text:p>0</text:p>
          </table:table-cell>
          <table:table-cell table:formula="of:=[.E128]+0.8" office:value-type="float" office:value="41.6" calcext:value-type="float">
            <text:p>41.6</text:p>
          </table:table-cell>
          <table:table-cell table:formula="of:=[.F128]+2.4" office:value-type="float" office:value="184.8" calcext:value-type="float">
            <text:p>184.8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formula="of:=IF(ABS([.E130])&lt;2;1;0)" office:value-type="float" office:value="0" calcext:value-type="float">
            <text:p>0</text:p>
          </table:table-cell>
          <table:table-cell table:formula="of:=IF(ABS([.F130])&lt;2;1;0)" office:value-type="float" office:value="0" calcext:value-type="float">
            <text:p>0</text:p>
          </table:table-cell>
          <table:table-cell table:formula="of:=[.E129]+0.8" office:value-type="float" office:value="42.4" calcext:value-type="float">
            <text:p>42.4</text:p>
          </table:table-cell>
          <table:table-cell table:formula="of:=[.F129]+2.4" office:value-type="float" office:value="187.2" calcext:value-type="float">
            <text:p>187.2</text:p>
          </table:table-cell>
          <table:table-cell table:number-columns-repeated="99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formula="of:=IF(ABS([.E131])&lt;2;1;0)" office:value-type="float" office:value="0" calcext:value-type="float">
            <text:p>0</text:p>
          </table:table-cell>
          <table:table-cell table:formula="of:=IF(ABS([.F131])&lt;2;1;0)" office:value-type="float" office:value="0" calcext:value-type="float">
            <text:p>0</text:p>
          </table:table-cell>
          <table:table-cell table:formula="of:=[.E130]+0.8" office:value-type="float" office:value="43.2" calcext:value-type="float">
            <text:p>43.2</text:p>
          </table:table-cell>
          <table:table-cell table:formula="of:=[.F130]+2.4" office:value-type="float" office:value="189.6" calcext:value-type="float">
            <text:p>189.6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formula="of:=IF(ABS([.E132])&lt;2;1;0)" office:value-type="float" office:value="0" calcext:value-type="float">
            <text:p>0</text:p>
          </table:table-cell>
          <table:table-cell table:formula="of:=IF(ABS([.F132])&lt;2;1;0)" office:value-type="float" office:value="0" calcext:value-type="float">
            <text:p>0</text:p>
          </table:table-cell>
          <table:table-cell table:formula="of:=[.E131]+0.8" office:value-type="float" office:value="44" calcext:value-type="float">
            <text:p>44</text:p>
          </table:table-cell>
          <table:table-cell table:formula="of:=[.F131]+2.4" office:value-type="float" office:value="192" calcext:value-type="float">
            <text:p>192</text:p>
          </table:table-cell>
          <table:table-cell table:number-columns-repeated="99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formula="of:=IF(ABS([.E133])&lt;2;1;0)" office:value-type="float" office:value="0" calcext:value-type="float">
            <text:p>0</text:p>
          </table:table-cell>
          <table:table-cell table:formula="of:=IF(ABS([.F133])&lt;2;1;0)" office:value-type="float" office:value="0" calcext:value-type="float">
            <text:p>0</text:p>
          </table:table-cell>
          <table:table-cell table:formula="of:=[.E132]+0.8" office:value-type="float" office:value="44.8" calcext:value-type="float">
            <text:p>44.8</text:p>
          </table:table-cell>
          <table:table-cell table:formula="of:=[.F132]+2.4" office:value-type="float" office:value="194.4" calcext:value-type="float">
            <text:p>194.4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formula="of:=IF(ABS([.E134])&lt;2;1;0)" office:value-type="float" office:value="0" calcext:value-type="float">
            <text:p>0</text:p>
          </table:table-cell>
          <table:table-cell table:formula="of:=IF(ABS([.F134])&lt;2;1;0)" office:value-type="float" office:value="0" calcext:value-type="float">
            <text:p>0</text:p>
          </table:table-cell>
          <table:table-cell table:formula="of:=[.E133]+0.8" office:value-type="float" office:value="45.6" calcext:value-type="float">
            <text:p>45.6</text:p>
          </table:table-cell>
          <table:table-cell table:formula="of:=[.F133]+2.4" office:value-type="float" office:value="196.8" calcext:value-type="float">
            <text:p>196.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formula="of:=IF(ABS([.E135])&lt;2;1;0)" office:value-type="float" office:value="0" calcext:value-type="float">
            <text:p>0</text:p>
          </table:table-cell>
          <table:table-cell table:formula="of:=IF(ABS([.F135])&lt;2;1;0)" office:value-type="float" office:value="0" calcext:value-type="float">
            <text:p>0</text:p>
          </table:table-cell>
          <table:table-cell table:formula="of:=[.E134]+0.8" office:value-type="float" office:value="46.4" calcext:value-type="float">
            <text:p>46.4</text:p>
          </table:table-cell>
          <table:table-cell table:formula="of:=[.F134]+2.4" office:value-type="float" office:value="199.2" calcext:value-type="float">
            <text:p>199.2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formula="of:=IF(ABS([.E136])&lt;2;1;0)" office:value-type="float" office:value="0" calcext:value-type="float">
            <text:p>0</text:p>
          </table:table-cell>
          <table:table-cell table:formula="of:=IF(ABS([.F136])&lt;2;1;0)" office:value-type="float" office:value="0" calcext:value-type="float">
            <text:p>0</text:p>
          </table:table-cell>
          <table:table-cell table:formula="of:=[.E135]+0.8" office:value-type="float" office:value="47.2" calcext:value-type="float">
            <text:p>47.2</text:p>
          </table:table-cell>
          <table:table-cell table:formula="of:=[.F135]+2.4" office:value-type="float" office:value="201.6" calcext:value-type="float">
            <text:p>201.6</text:p>
          </table:table-cell>
          <table:table-cell table:number-columns-repeated="99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formula="of:=IF(ABS([.E137])&lt;2;1;0)" office:value-type="float" office:value="0" calcext:value-type="float">
            <text:p>0</text:p>
          </table:table-cell>
          <table:table-cell table:formula="of:=IF(ABS([.F137])&lt;2;1;0)" office:value-type="float" office:value="0" calcext:value-type="float">
            <text:p>0</text:p>
          </table:table-cell>
          <table:table-cell table:formula="of:=[.E136]+0.8" office:value-type="float" office:value="48" calcext:value-type="float">
            <text:p>48</text:p>
          </table:table-cell>
          <table:table-cell table:formula="of:=[.F136]+2.4" office:value-type="float" office:value="204" calcext:value-type="float">
            <text:p>204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formula="of:=IF(ABS([.E138])&lt;2;1;0)" office:value-type="float" office:value="0" calcext:value-type="float">
            <text:p>0</text:p>
          </table:table-cell>
          <table:table-cell table:formula="of:=IF(ABS([.F138])&lt;2;1;0)" office:value-type="float" office:value="0" calcext:value-type="float">
            <text:p>0</text:p>
          </table:table-cell>
          <table:table-cell table:formula="of:=[.E137]+0.8" office:value-type="float" office:value="48.8" calcext:value-type="float">
            <text:p>48.8</text:p>
          </table:table-cell>
          <table:table-cell table:formula="of:=[.F137]+2.4" office:value-type="float" office:value="206.4" calcext:value-type="float">
            <text:p>206.4</text:p>
          </table:table-cell>
          <table:table-cell table:number-columns-repeated="99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formula="of:=IF(ABS([.E139])&lt;2;1;0)" office:value-type="float" office:value="0" calcext:value-type="float">
            <text:p>0</text:p>
          </table:table-cell>
          <table:table-cell table:formula="of:=IF(ABS([.F139])&lt;2;1;0)" office:value-type="float" office:value="0" calcext:value-type="float">
            <text:p>0</text:p>
          </table:table-cell>
          <table:table-cell table:formula="of:=[.E138]+0.8" office:value-type="float" office:value="49.6" calcext:value-type="float">
            <text:p>49.6</text:p>
          </table:table-cell>
          <table:table-cell table:formula="of:=[.F138]+2.4" office:value-type="float" office:value="208.8" calcext:value-type="float">
            <text:p>208.8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formula="of:=IF(ABS([.E140])&lt;2;1;0)" office:value-type="float" office:value="0" calcext:value-type="float">
            <text:p>0</text:p>
          </table:table-cell>
          <table:table-cell table:formula="of:=IF(ABS([.F140])&lt;2;1;0)" office:value-type="float" office:value="0" calcext:value-type="float">
            <text:p>0</text:p>
          </table:table-cell>
          <table:table-cell table:formula="of:=[.E139]+0.8" office:value-type="float" office:value="50.4" calcext:value-type="float">
            <text:p>50.4</text:p>
          </table:table-cell>
          <table:table-cell table:formula="of:=[.F139]+2.4" office:value-type="float" office:value="211.2" calcext:value-type="float">
            <text:p>211.2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formula="of:=IF(ABS([.E141])&lt;2;1;0)" office:value-type="float" office:value="0" calcext:value-type="float">
            <text:p>0</text:p>
          </table:table-cell>
          <table:table-cell table:formula="of:=IF(ABS([.F141])&lt;2;1;0)" office:value-type="float" office:value="0" calcext:value-type="float">
            <text:p>0</text:p>
          </table:table-cell>
          <table:table-cell table:formula="of:=[.E140]+0.8" office:value-type="float" office:value="51.2" calcext:value-type="float">
            <text:p>51.2</text:p>
          </table:table-cell>
          <table:table-cell table:formula="of:=[.F140]+2.4" office:value-type="float" office:value="213.6" calcext:value-type="float">
            <text:p>213.6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formula="of:=IF(ABS([.E142])&lt;2;1;0)" office:value-type="float" office:value="0" calcext:value-type="float">
            <text:p>0</text:p>
          </table:table-cell>
          <table:table-cell table:formula="of:=IF(ABS([.F142])&lt;2;1;0)" office:value-type="float" office:value="0" calcext:value-type="float">
            <text:p>0</text:p>
          </table:table-cell>
          <table:table-cell table:formula="of:=[.E141]+0.8" office:value-type="float" office:value="51.9999999999999" calcext:value-type="float">
            <text:p>51.9999999999999</text:p>
          </table:table-cell>
          <table:table-cell table:formula="of:=[.F141]+2.4" office:value-type="float" office:value="216" calcext:value-type="float">
            <text:p>216</text:p>
          </table:table-cell>
          <table:table-cell table:number-columns-repeated="99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formula="of:=IF(ABS([.E143])&lt;2;1;0)" office:value-type="float" office:value="0" calcext:value-type="float">
            <text:p>0</text:p>
          </table:table-cell>
          <table:table-cell table:formula="of:=IF(ABS([.F143])&lt;2;1;0)" office:value-type="float" office:value="0" calcext:value-type="float">
            <text:p>0</text:p>
          </table:table-cell>
          <table:table-cell table:formula="of:=[.E142]+0.8" office:value-type="float" office:value="52.7999999999999" calcext:value-type="float">
            <text:p>52.7999999999999</text:p>
          </table:table-cell>
          <table:table-cell table:formula="of:=[.F142]+2.4" office:value-type="float" office:value="218.4" calcext:value-type="float">
            <text:p>218.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formula="of:=IF(ABS([.E144])&lt;2;1;0)" office:value-type="float" office:value="0" calcext:value-type="float">
            <text:p>0</text:p>
          </table:table-cell>
          <table:table-cell table:formula="of:=IF(ABS([.F144])&lt;2;1;0)" office:value-type="float" office:value="0" calcext:value-type="float">
            <text:p>0</text:p>
          </table:table-cell>
          <table:table-cell table:formula="of:=[.E143]+0.8" office:value-type="float" office:value="53.5999999999999" calcext:value-type="float">
            <text:p>53.5999999999999</text:p>
          </table:table-cell>
          <table:table-cell table:formula="of:=[.F143]+2.4" office:value-type="float" office:value="220.8" calcext:value-type="float">
            <text:p>220.8</text:p>
          </table:table-cell>
          <table:table-cell table:number-columns-repeated="99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formula="of:=IF(ABS([.E145])&lt;2;1;0)" office:value-type="float" office:value="0" calcext:value-type="float">
            <text:p>0</text:p>
          </table:table-cell>
          <table:table-cell table:formula="of:=IF(ABS([.F145])&lt;2;1;0)" office:value-type="float" office:value="0" calcext:value-type="float">
            <text:p>0</text:p>
          </table:table-cell>
          <table:table-cell table:formula="of:=[.E144]+0.8" office:value-type="float" office:value="54.3999999999999" calcext:value-type="float">
            <text:p>54.3999999999999</text:p>
          </table:table-cell>
          <table:table-cell table:formula="of:=[.F144]+2.4" office:value-type="float" office:value="223.2" calcext:value-type="float">
            <text:p>223.2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formula="of:=IF(ABS([.E146])&lt;2;1;0)" office:value-type="float" office:value="0" calcext:value-type="float">
            <text:p>0</text:p>
          </table:table-cell>
          <table:table-cell table:formula="of:=IF(ABS([.F146])&lt;2;1;0)" office:value-type="float" office:value="0" calcext:value-type="float">
            <text:p>0</text:p>
          </table:table-cell>
          <table:table-cell table:formula="of:=[.E145]+0.8" office:value-type="float" office:value="55.1999999999999" calcext:value-type="float">
            <text:p>55.1999999999999</text:p>
          </table:table-cell>
          <table:table-cell table:formula="of:=[.F145]+2.4" office:value-type="float" office:value="225.6" calcext:value-type="float">
            <text:p>225.6</text:p>
          </table:table-cell>
          <table:table-cell table:number-columns-repeated="99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formula="of:=IF(ABS([.E147])&lt;2;1;0)" office:value-type="float" office:value="0" calcext:value-type="float">
            <text:p>0</text:p>
          </table:table-cell>
          <table:table-cell table:formula="of:=IF(ABS([.F147])&lt;2;1;0)" office:value-type="float" office:value="0" calcext:value-type="float">
            <text:p>0</text:p>
          </table:table-cell>
          <table:table-cell table:formula="of:=[.E146]+0.8" office:value-type="float" office:value="55.9999999999999" calcext:value-type="float">
            <text:p>55.9999999999999</text:p>
          </table:table-cell>
          <table:table-cell table:formula="of:=[.F146]+2.4" office:value-type="float" office:value="228" calcext:value-type="float">
            <text:p>228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formula="of:=IF(ABS([.E148])&lt;2;1;0)" office:value-type="float" office:value="0" calcext:value-type="float">
            <text:p>0</text:p>
          </table:table-cell>
          <table:table-cell table:formula="of:=IF(ABS([.F148])&lt;2;1;0)" office:value-type="float" office:value="0" calcext:value-type="float">
            <text:p>0</text:p>
          </table:table-cell>
          <table:table-cell table:formula="of:=[.E147]+0.8" office:value-type="float" office:value="56.7999999999999" calcext:value-type="float">
            <text:p>56.7999999999999</text:p>
          </table:table-cell>
          <table:table-cell table:formula="of:=[.F147]+2.4" office:value-type="float" office:value="230.4" calcext:value-type="float">
            <text:p>230.4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formula="of:=IF(ABS([.E149])&lt;2;1;0)" office:value-type="float" office:value="0" calcext:value-type="float">
            <text:p>0</text:p>
          </table:table-cell>
          <table:table-cell table:formula="of:=IF(ABS([.F149])&lt;2;1;0)" office:value-type="float" office:value="0" calcext:value-type="float">
            <text:p>0</text:p>
          </table:table-cell>
          <table:table-cell table:formula="of:=[.E148]+0.8" office:value-type="float" office:value="57.5999999999999" calcext:value-type="float">
            <text:p>57.5999999999999</text:p>
          </table:table-cell>
          <table:table-cell table:formula="of:=[.F148]+2.4" office:value-type="float" office:value="232.8" calcext:value-type="float">
            <text:p>232.8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formula="of:=IF(ABS([.E150])&lt;2;1;0)" office:value-type="float" office:value="0" calcext:value-type="float">
            <text:p>0</text:p>
          </table:table-cell>
          <table:table-cell table:formula="of:=IF(ABS([.F150])&lt;2;1;0)" office:value-type="float" office:value="0" calcext:value-type="float">
            <text:p>0</text:p>
          </table:table-cell>
          <table:table-cell table:formula="of:=[.E149]+0.8" office:value-type="float" office:value="58.3999999999999" calcext:value-type="float">
            <text:p>58.3999999999999</text:p>
          </table:table-cell>
          <table:table-cell table:formula="of:=[.F149]+2.4" office:value-type="float" office:value="235.2" calcext:value-type="float">
            <text:p>235.2</text:p>
          </table:table-cell>
          <table:table-cell table:number-columns-repeated="99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formula="of:=IF(ABS([.E151])&lt;2;1;0)" office:value-type="float" office:value="0" calcext:value-type="float">
            <text:p>0</text:p>
          </table:table-cell>
          <table:table-cell table:formula="of:=IF(ABS([.F151])&lt;2;1;0)" office:value-type="float" office:value="0" calcext:value-type="float">
            <text:p>0</text:p>
          </table:table-cell>
          <table:table-cell table:formula="of:=[.E150]+0.8" office:value-type="float" office:value="59.1999999999999" calcext:value-type="float">
            <text:p>59.1999999999999</text:p>
          </table:table-cell>
          <table:table-cell table:formula="of:=[.F150]+2.4" office:value-type="float" office:value="237.6" calcext:value-type="float">
            <text:p>237.6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formula="of:=IF(ABS([.E152])&lt;2;1;0)" office:value-type="float" office:value="0" calcext:value-type="float">
            <text:p>0</text:p>
          </table:table-cell>
          <table:table-cell table:formula="of:=IF(ABS([.F152])&lt;2;1;0)" office:value-type="float" office:value="0" calcext:value-type="float">
            <text:p>0</text:p>
          </table:table-cell>
          <table:table-cell table:formula="of:=[.E151]+0.8" office:value-type="float" office:value="59.9999999999999" calcext:value-type="float">
            <text:p>59.9999999999999</text:p>
          </table:table-cell>
          <table:table-cell table:formula="of:=[.F151]+2.4"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formula="of:=IF(ABS([.E153])&lt;2;1;0)" office:value-type="float" office:value="0" calcext:value-type="float">
            <text:p>0</text:p>
          </table:table-cell>
          <table:table-cell table:formula="of:=IF(ABS([.F153])&lt;2;1;0)" office:value-type="float" office:value="0" calcext:value-type="float">
            <text:p>0</text:p>
          </table:table-cell>
          <table:table-cell table:formula="of:=[.E152]+2.4" office:value-type="float" office:value="62.3999999999999" calcext:value-type="float">
            <text:p>62.3999999999999</text:p>
          </table:table-cell>
          <table:table-cell table:formula="of:=[.F152]+2.4" office:value-type="float" office:value="242.4" calcext:value-type="float">
            <text:p>242.4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formula="of:=IF(ABS([.E154])&lt;2;1;0)" office:value-type="float" office:value="0" calcext:value-type="float">
            <text:p>0</text:p>
          </table:table-cell>
          <table:table-cell table:formula="of:=IF(ABS([.F154])&lt;2;1;0)" office:value-type="float" office:value="0" calcext:value-type="float">
            <text:p>0</text:p>
          </table:table-cell>
          <table:table-cell table:formula="of:=[.E153]+2.4" office:value-type="float" office:value="64.7999999999999" calcext:value-type="float">
            <text:p>64.7999999999999</text:p>
          </table:table-cell>
          <table:table-cell table:formula="of:=[.F153]+2.4" office:value-type="float" office:value="244.8" calcext:value-type="float">
            <text:p>244.8</text:p>
          </table:table-cell>
          <table:table-cell table:number-columns-repeated="99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formula="of:=IF(ABS([.E155])&lt;2;1;0)" office:value-type="float" office:value="0" calcext:value-type="float">
            <text:p>0</text:p>
          </table:table-cell>
          <table:table-cell table:formula="of:=IF(ABS([.F155])&lt;2;1;0)" office:value-type="float" office:value="0" calcext:value-type="float">
            <text:p>0</text:p>
          </table:table-cell>
          <table:table-cell table:formula="of:=[.E154]+2.4" office:value-type="float" office:value="67.1999999999999" calcext:value-type="float">
            <text:p>67.1999999999999</text:p>
          </table:table-cell>
          <table:table-cell table:formula="of:=[.F154]+2.4" office:value-type="float" office:value="247.2" calcext:value-type="float">
            <text:p>247.2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formula="of:=IF(ABS([.E156])&lt;2;1;0)" office:value-type="float" office:value="0" calcext:value-type="float">
            <text:p>0</text:p>
          </table:table-cell>
          <table:table-cell table:formula="of:=IF(ABS([.F156])&lt;2;1;0)" office:value-type="float" office:value="0" calcext:value-type="float">
            <text:p>0</text:p>
          </table:table-cell>
          <table:table-cell table:formula="of:=[.E155]+2.4" office:value-type="float" office:value="69.5999999999999" calcext:value-type="float">
            <text:p>69.5999999999999</text:p>
          </table:table-cell>
          <table:table-cell table:formula="of:=[.F155]+2.4" office:value-type="float" office:value="249.6" calcext:value-type="float">
            <text:p>249.6</text:p>
          </table:table-cell>
          <table:table-cell table:number-columns-repeated="99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formula="of:=IF(ABS([.E157])&lt;2;1;0)" office:value-type="float" office:value="0" calcext:value-type="float">
            <text:p>0</text:p>
          </table:table-cell>
          <table:table-cell table:formula="of:=IF(ABS([.F157])&lt;2;1;0)" office:value-type="float" office:value="0" calcext:value-type="float">
            <text:p>0</text:p>
          </table:table-cell>
          <table:table-cell table:formula="of:=[.E156]+2.4" office:value-type="float" office:value="71.9999999999999" calcext:value-type="float">
            <text:p>71.9999999999999</text:p>
          </table:table-cell>
          <table:table-cell table:formula="of:=[.F156]+2.4" office:value-type="float" office:value="252" calcext:value-type="float">
            <text:p>25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formula="of:=IF(ABS([.E158])&lt;2;1;0)" office:value-type="float" office:value="0" calcext:value-type="float">
            <text:p>0</text:p>
          </table:table-cell>
          <table:table-cell table:formula="of:=IF(ABS([.F158])&lt;2;1;0)" office:value-type="float" office:value="0" calcext:value-type="float">
            <text:p>0</text:p>
          </table:table-cell>
          <table:table-cell table:formula="of:=[.E157]+2.4" office:value-type="float" office:value="74.3999999999999" calcext:value-type="float">
            <text:p>74.3999999999999</text:p>
          </table:table-cell>
          <table:table-cell table:formula="of:=[.F157]+2.4" office:value-type="float" office:value="254.4" calcext:value-type="float">
            <text:p>254.4</text:p>
          </table:table-cell>
          <table:table-cell table:number-columns-repeated="99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formula="of:=IF(ABS([.E159])&lt;2;1;0)" office:value-type="float" office:value="0" calcext:value-type="float">
            <text:p>0</text:p>
          </table:table-cell>
          <table:table-cell table:formula="of:=IF(ABS([.F159])&lt;2;1;0)" office:value-type="float" office:value="0" calcext:value-type="float">
            <text:p>0</text:p>
          </table:table-cell>
          <table:table-cell table:formula="of:=[.E158]+2.4" office:value-type="float" office:value="76.7999999999999" calcext:value-type="float">
            <text:p>76.7999999999999</text:p>
          </table:table-cell>
          <table:table-cell table:formula="of:=[.F158]+2.4" office:value-type="float" office:value="256.8" calcext:value-type="float">
            <text:p>256.8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formula="of:=IF(ABS([.E160])&lt;2;1;0)" office:value-type="float" office:value="0" calcext:value-type="float">
            <text:p>0</text:p>
          </table:table-cell>
          <table:table-cell table:formula="of:=IF(ABS([.F160])&lt;2;1;0)" office:value-type="float" office:value="0" calcext:value-type="float">
            <text:p>0</text:p>
          </table:table-cell>
          <table:table-cell table:formula="of:=[.E159]+2.4" office:value-type="float" office:value="79.1999999999999" calcext:value-type="float">
            <text:p>79.1999999999999</text:p>
          </table:table-cell>
          <table:table-cell table:formula="of:=[.F159]+2.4" office:value-type="float" office:value="259.2" calcext:value-type="float">
            <text:p>259.2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formula="of:=IF(ABS([.E161])&lt;2;1;0)" office:value-type="float" office:value="0" calcext:value-type="float">
            <text:p>0</text:p>
          </table:table-cell>
          <table:table-cell table:formula="of:=IF(ABS([.F161])&lt;2;1;0)" office:value-type="float" office:value="0" calcext:value-type="float">
            <text:p>0</text:p>
          </table:table-cell>
          <table:table-cell table:formula="of:=[.E160]+2.4" office:value-type="float" office:value="81.6" calcext:value-type="float">
            <text:p>81.6</text:p>
          </table:table-cell>
          <table:table-cell table:formula="of:=[.F160]+2.4" office:value-type="float" office:value="261.6" calcext:value-type="float">
            <text:p>261.6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formula="of:=IF(ABS([.E162])&lt;2;1;0)" office:value-type="float" office:value="0" calcext:value-type="float">
            <text:p>0</text:p>
          </table:table-cell>
          <table:table-cell table:formula="of:=IF(ABS([.F162])&lt;2;1;0)" office:value-type="float" office:value="0" calcext:value-type="float">
            <text:p>0</text:p>
          </table:table-cell>
          <table:table-cell table:formula="of:=[.E161]+2.4" office:value-type="float" office:value="84" calcext:value-type="float">
            <text:p>84</text:p>
          </table:table-cell>
          <table:table-cell table:formula="of:=[.F161]+2.4" office:value-type="float" office:value="264" calcext:value-type="float">
            <text:p>264</text:p>
          </table:table-cell>
          <table:table-cell table:number-columns-repeated="99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formula="of:=IF(ABS([.E163])&lt;2;1;0)" office:value-type="float" office:value="0" calcext:value-type="float">
            <text:p>0</text:p>
          </table:table-cell>
          <table:table-cell table:formula="of:=IF(ABS([.F163])&lt;2;1;0)" office:value-type="float" office:value="0" calcext:value-type="float">
            <text:p>0</text:p>
          </table:table-cell>
          <table:table-cell table:formula="of:=[.E162]+2.4" office:value-type="float" office:value="86.4" calcext:value-type="float">
            <text:p>86.4</text:p>
          </table:table-cell>
          <table:table-cell table:formula="of:=[.F162]+2.4" office:value-type="float" office:value="266.4" calcext:value-type="float">
            <text:p>266.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formula="of:=IF(ABS([.E164])&lt;2;1;0)" office:value-type="float" office:value="0" calcext:value-type="float">
            <text:p>0</text:p>
          </table:table-cell>
          <table:table-cell table:formula="of:=IF(ABS([.F164])&lt;2;1;0)" office:value-type="float" office:value="0" calcext:value-type="float">
            <text:p>0</text:p>
          </table:table-cell>
          <table:table-cell table:formula="of:=[.E163]+2.4" office:value-type="float" office:value="88.8" calcext:value-type="float">
            <text:p>88.8</text:p>
          </table:table-cell>
          <table:table-cell table:formula="of:=[.F163]+2.4" office:value-type="float" office:value="268.8" calcext:value-type="float">
            <text:p>268.8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formula="of:=IF(ABS([.E165])&lt;2;1;0)" office:value-type="float" office:value="0" calcext:value-type="float">
            <text:p>0</text:p>
          </table:table-cell>
          <table:table-cell table:formula="of:=IF(ABS([.F165])&lt;2;1;0)" office:value-type="float" office:value="0" calcext:value-type="float">
            <text:p>0</text:p>
          </table:table-cell>
          <table:table-cell table:formula="of:=[.E164]+2.4" office:value-type="float" office:value="91.2" calcext:value-type="float">
            <text:p>91.2</text:p>
          </table:table-cell>
          <table:table-cell table:formula="of:=[.F164]+2.4" office:value-type="float" office:value="271.2" calcext:value-type="float">
            <text:p>271.2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formula="of:=IF(ABS([.E166])&lt;2;1;0)" office:value-type="float" office:value="0" calcext:value-type="float">
            <text:p>0</text:p>
          </table:table-cell>
          <table:table-cell table:formula="of:=IF(ABS([.F166])&lt;2;1;0)" office:value-type="float" office:value="0" calcext:value-type="float">
            <text:p>0</text:p>
          </table:table-cell>
          <table:table-cell table:formula="of:=[.E165]+2.4" office:value-type="float" office:value="93.6" calcext:value-type="float">
            <text:p>93.6</text:p>
          </table:table-cell>
          <table:table-cell table:formula="of:=[.F165]+2.4" office:value-type="float" office:value="273.6" calcext:value-type="float">
            <text:p>273.6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formula="of:=IF(ABS([.E167])&lt;2;1;0)" office:value-type="float" office:value="0" calcext:value-type="float">
            <text:p>0</text:p>
          </table:table-cell>
          <table:table-cell table:formula="of:=IF(ABS([.F167])&lt;2;1;0)" office:value-type="float" office:value="0" calcext:value-type="float">
            <text:p>0</text:p>
          </table:table-cell>
          <table:table-cell table:formula="of:=[.E166]+2.4" office:value-type="float" office:value="96" calcext:value-type="float">
            <text:p>96</text:p>
          </table:table-cell>
          <table:table-cell table:formula="of:=[.F166]+2.4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formula="of:=IF(ABS([.E168])&lt;2;1;0)" office:value-type="float" office:value="0" calcext:value-type="float">
            <text:p>0</text:p>
          </table:table-cell>
          <table:table-cell table:formula="of:=IF(ABS([.F168])&lt;2;1;0)" office:value-type="float" office:value="0" calcext:value-type="float">
            <text:p>0</text:p>
          </table:table-cell>
          <table:table-cell table:formula="of:=[.E167]+2.4" office:value-type="float" office:value="98.4" calcext:value-type="float">
            <text:p>98.4</text:p>
          </table:table-cell>
          <table:table-cell table:formula="of:=[.F167]+2.4" office:value-type="float" office:value="278.4" calcext:value-type="float">
            <text:p>278.4</text:p>
          </table:table-cell>
          <table:table-cell table:number-columns-repeated="99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formula="of:=IF(ABS([.E169])&lt;2;1;0)" office:value-type="float" office:value="0" calcext:value-type="float">
            <text:p>0</text:p>
          </table:table-cell>
          <table:table-cell table:formula="of:=IF(ABS([.F169])&lt;2;1;0)" office:value-type="float" office:value="0" calcext:value-type="float">
            <text:p>0</text:p>
          </table:table-cell>
          <table:table-cell table:formula="of:=[.E168]+2.4" office:value-type="float" office:value="100.8" calcext:value-type="float">
            <text:p>100.8</text:p>
          </table:table-cell>
          <table:table-cell table:formula="of:=[.F168]+2.4" office:value-type="float" office:value="280.8" calcext:value-type="float">
            <text:p>280.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formula="of:=IF(ABS([.E170])&lt;2;1;0)" office:value-type="float" office:value="0" calcext:value-type="float">
            <text:p>0</text:p>
          </table:table-cell>
          <table:table-cell table:formula="of:=IF(ABS([.F170])&lt;2;1;0)" office:value-type="float" office:value="0" calcext:value-type="float">
            <text:p>0</text:p>
          </table:table-cell>
          <table:table-cell table:formula="of:=[.E169]+2.4" office:value-type="float" office:value="103.2" calcext:value-type="float">
            <text:p>103.2</text:p>
          </table:table-cell>
          <table:table-cell table:formula="of:=[.F169]+2.4" office:value-type="float" office:value="283.2" calcext:value-type="float">
            <text:p>283.2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formula="of:=IF(ABS([.E171])&lt;2;1;0)" office:value-type="float" office:value="0" calcext:value-type="float">
            <text:p>0</text:p>
          </table:table-cell>
          <table:table-cell table:formula="of:=IF(ABS([.F171])&lt;2;1;0)" office:value-type="float" office:value="0" calcext:value-type="float">
            <text:p>0</text:p>
          </table:table-cell>
          <table:table-cell table:formula="of:=[.E170]+2.4" office:value-type="float" office:value="105.6" calcext:value-type="float">
            <text:p>105.6</text:p>
          </table:table-cell>
          <table:table-cell table:formula="of:=[.F170]+2.4" office:value-type="float" office:value="285.6" calcext:value-type="float">
            <text:p>285.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formula="of:=IF(ABS([.E172])&lt;2;1;0)" office:value-type="float" office:value="0" calcext:value-type="float">
            <text:p>0</text:p>
          </table:table-cell>
          <table:table-cell table:formula="of:=IF(ABS([.F172])&lt;2;1;0)" office:value-type="float" office:value="0" calcext:value-type="float">
            <text:p>0</text:p>
          </table:table-cell>
          <table:table-cell table:formula="of:=[.E171]+2.4" office:value-type="float" office:value="108" calcext:value-type="float">
            <text:p>108</text:p>
          </table:table-cell>
          <table:table-cell table:formula="of:=[.F171]+2.4" office:value-type="float" office:value="288" calcext:value-type="float">
            <text:p>288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formula="of:=IF(ABS([.E173])&lt;2;1;0)" office:value-type="float" office:value="0" calcext:value-type="float">
            <text:p>0</text:p>
          </table:table-cell>
          <table:table-cell table:formula="of:=IF(ABS([.F173])&lt;2;1;0)" office:value-type="float" office:value="0" calcext:value-type="float">
            <text:p>0</text:p>
          </table:table-cell>
          <table:table-cell table:formula="of:=[.E172]+2.4" office:value-type="float" office:value="110.4" calcext:value-type="float">
            <text:p>110.4</text:p>
          </table:table-cell>
          <table:table-cell table:formula="of:=[.F172]+2.4" office:value-type="float" office:value="290.4" calcext:value-type="float">
            <text:p>290.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formula="of:=IF(ABS([.E174])&lt;2;1;0)" office:value-type="float" office:value="0" calcext:value-type="float">
            <text:p>0</text:p>
          </table:table-cell>
          <table:table-cell table:formula="of:=IF(ABS([.F174])&lt;2;1;0)" office:value-type="float" office:value="0" calcext:value-type="float">
            <text:p>0</text:p>
          </table:table-cell>
          <table:table-cell table:formula="of:=[.E173]+2.4" office:value-type="float" office:value="112.8" calcext:value-type="float">
            <text:p>112.8</text:p>
          </table:table-cell>
          <table:table-cell table:formula="of:=[.F173]+2.4" office:value-type="float" office:value="292.8" calcext:value-type="float">
            <text:p>292.8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formula="of:=IF(ABS([.E175])&lt;2;1;0)" office:value-type="float" office:value="0" calcext:value-type="float">
            <text:p>0</text:p>
          </table:table-cell>
          <table:table-cell table:formula="of:=IF(ABS([.F175])&lt;2;1;0)" office:value-type="float" office:value="0" calcext:value-type="float">
            <text:p>0</text:p>
          </table:table-cell>
          <table:table-cell table:formula="of:=[.E174]+2.4" office:value-type="float" office:value="115.2" calcext:value-type="float">
            <text:p>115.2</text:p>
          </table:table-cell>
          <table:table-cell table:formula="of:=[.F174]+2.4" office:value-type="float" office:value="295.2" calcext:value-type="float">
            <text:p>295.2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formula="of:=IF(ABS([.E176])&lt;2;1;0)" office:value-type="float" office:value="0" calcext:value-type="float">
            <text:p>0</text:p>
          </table:table-cell>
          <table:table-cell table:formula="of:=IF(ABS([.F176])&lt;2;1;0)" office:value-type="float" office:value="0" calcext:value-type="float">
            <text:p>0</text:p>
          </table:table-cell>
          <table:table-cell table:formula="of:=[.E175]+2.4" office:value-type="float" office:value="117.6" calcext:value-type="float">
            <text:p>117.6</text:p>
          </table:table-cell>
          <table:table-cell table:formula="of:=[.F175]+2.4" office:value-type="float" office:value="297.6" calcext:value-type="float">
            <text:p>297.6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formula="of:=IF(ABS([.E177])&lt;2;1;0)" office:value-type="float" office:value="0" calcext:value-type="float">
            <text:p>0</text:p>
          </table:table-cell>
          <table:table-cell table:formula="of:=IF(ABS([.F177])&lt;2;1;0)" office:value-type="float" office:value="0" calcext:value-type="float">
            <text:p>0</text:p>
          </table:table-cell>
          <table:table-cell table:formula="of:=[.E176]+2.4" office:value-type="float" office:value="120" calcext:value-type="float">
            <text:p>120</text:p>
          </table:table-cell>
          <table:table-cell table:formula="of:=[.F176]+2.4" office:value-type="float" office:value="300" calcext:value-type="float">
            <text:p>300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formula="of:=IF(ABS([.E178])&lt;2;1;0)" office:value-type="float" office:value="0" calcext:value-type="float">
            <text:p>0</text:p>
          </table:table-cell>
          <table:table-cell table:formula="of:=IF(ABS([.F178])&lt;2;1;0)" office:value-type="float" office:value="0" calcext:value-type="float">
            <text:p>0</text:p>
          </table:table-cell>
          <table:table-cell table:formula="of:=[.E177]+2.4" office:value-type="float" office:value="122.4" calcext:value-type="float">
            <text:p>122.4</text:p>
          </table:table-cell>
          <table:table-cell table:formula="of:=[.F177]+0.8" office:value-type="float" office:value="300.8" calcext:value-type="float">
            <text:p>300.8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formula="of:=IF(ABS([.E179])&lt;2;1;0)" office:value-type="float" office:value="0" calcext:value-type="float">
            <text:p>0</text:p>
          </table:table-cell>
          <table:table-cell table:formula="of:=IF(ABS([.F179])&lt;2;1;0)" office:value-type="float" office:value="0" calcext:value-type="float">
            <text:p>0</text:p>
          </table:table-cell>
          <table:table-cell table:formula="of:=[.E178]+2.4" office:value-type="float" office:value="124.8" calcext:value-type="float">
            <text:p>124.8</text:p>
          </table:table-cell>
          <table:table-cell table:formula="of:=[.F178]+0.8" office:value-type="float" office:value="301.6" calcext:value-type="float">
            <text:p>301.6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formula="of:=IF(ABS([.E180])&lt;2;1;0)" office:value-type="float" office:value="0" calcext:value-type="float">
            <text:p>0</text:p>
          </table:table-cell>
          <table:table-cell table:formula="of:=IF(ABS([.F180])&lt;2;1;0)" office:value-type="float" office:value="0" calcext:value-type="float">
            <text:p>0</text:p>
          </table:table-cell>
          <table:table-cell table:formula="of:=[.E179]+2.4" office:value-type="float" office:value="127.2" calcext:value-type="float">
            <text:p>127.2</text:p>
          </table:table-cell>
          <table:table-cell table:formula="of:=[.F179]+0.8" office:value-type="float" office:value="302.4" calcext:value-type="float">
            <text:p>302.4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formula="of:=IF(ABS([.E181])&lt;2;1;0)" office:value-type="float" office:value="0" calcext:value-type="float">
            <text:p>0</text:p>
          </table:table-cell>
          <table:table-cell table:formula="of:=IF(ABS([.F181])&lt;2;1;0)" office:value-type="float" office:value="0" calcext:value-type="float">
            <text:p>0</text:p>
          </table:table-cell>
          <table:table-cell table:formula="of:=[.E180]+2.4" office:value-type="float" office:value="129.6" calcext:value-type="float">
            <text:p>129.6</text:p>
          </table:table-cell>
          <table:table-cell table:formula="of:=[.F180]+0.8" office:value-type="float" office:value="303.2" calcext:value-type="float">
            <text:p>303.2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formula="of:=IF(ABS([.E182])&lt;2;1;0)" office:value-type="float" office:value="0" calcext:value-type="float">
            <text:p>0</text:p>
          </table:table-cell>
          <table:table-cell table:formula="of:=IF(ABS([.F182])&lt;2;1;0)" office:value-type="float" office:value="0" calcext:value-type="float">
            <text:p>0</text:p>
          </table:table-cell>
          <table:table-cell table:formula="of:=[.E181]+2.4" office:value-type="float" office:value="132" calcext:value-type="float">
            <text:p>132</text:p>
          </table:table-cell>
          <table:table-cell table:formula="of:=[.F181]+0.8" office:value-type="float" office:value="304" calcext:value-type="float">
            <text:p>304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formula="of:=IF(ABS([.E183])&lt;2;1;0)" office:value-type="float" office:value="0" calcext:value-type="float">
            <text:p>0</text:p>
          </table:table-cell>
          <table:table-cell table:formula="of:=IF(ABS([.F183])&lt;2;1;0)" office:value-type="float" office:value="0" calcext:value-type="float">
            <text:p>0</text:p>
          </table:table-cell>
          <table:table-cell table:formula="of:=[.E182]+2.4" office:value-type="float" office:value="134.4" calcext:value-type="float">
            <text:p>134.4</text:p>
          </table:table-cell>
          <table:table-cell table:formula="of:=[.F182]+0.8" office:value-type="float" office:value="304.8" calcext:value-type="float">
            <text:p>304.8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formula="of:=IF(ABS([.E184])&lt;2;1;0)" office:value-type="float" office:value="0" calcext:value-type="float">
            <text:p>0</text:p>
          </table:table-cell>
          <table:table-cell table:formula="of:=IF(ABS([.F184])&lt;2;1;0)" office:value-type="float" office:value="0" calcext:value-type="float">
            <text:p>0</text:p>
          </table:table-cell>
          <table:table-cell table:formula="of:=[.E183]+2.4" office:value-type="float" office:value="136.8" calcext:value-type="float">
            <text:p>136.8</text:p>
          </table:table-cell>
          <table:table-cell table:formula="of:=[.F183]+0.8" office:value-type="float" office:value="305.6" calcext:value-type="float">
            <text:p>305.6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formula="of:=IF(ABS([.E185])&lt;2;1;0)" office:value-type="float" office:value="0" calcext:value-type="float">
            <text:p>0</text:p>
          </table:table-cell>
          <table:table-cell table:formula="of:=IF(ABS([.F185])&lt;2;1;0)" office:value-type="float" office:value="0" calcext:value-type="float">
            <text:p>0</text:p>
          </table:table-cell>
          <table:table-cell table:formula="of:=[.E184]+2.4" office:value-type="float" office:value="139.2" calcext:value-type="float">
            <text:p>139.2</text:p>
          </table:table-cell>
          <table:table-cell table:formula="of:=[.F184]+0.8" office:value-type="float" office:value="306.4" calcext:value-type="float">
            <text:p>306.4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formula="of:=IF(ABS([.E186])&lt;2;1;0)" office:value-type="float" office:value="0" calcext:value-type="float">
            <text:p>0</text:p>
          </table:table-cell>
          <table:table-cell table:formula="of:=IF(ABS([.F186])&lt;2;1;0)" office:value-type="float" office:value="0" calcext:value-type="float">
            <text:p>0</text:p>
          </table:table-cell>
          <table:table-cell table:formula="of:=[.E185]+2.4" office:value-type="float" office:value="141.6" calcext:value-type="float">
            <text:p>141.6</text:p>
          </table:table-cell>
          <table:table-cell table:formula="of:=[.F185]+0.8" office:value-type="float" office:value="307.2" calcext:value-type="float">
            <text:p>307.2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formula="of:=IF(ABS([.E187])&lt;2;1;0)" office:value-type="float" office:value="0" calcext:value-type="float">
            <text:p>0</text:p>
          </table:table-cell>
          <table:table-cell table:formula="of:=IF(ABS([.F187])&lt;2;1;0)" office:value-type="float" office:value="0" calcext:value-type="float">
            <text:p>0</text:p>
          </table:table-cell>
          <table:table-cell table:formula="of:=[.E186]+2.4" office:value-type="float" office:value="144" calcext:value-type="float">
            <text:p>144</text:p>
          </table:table-cell>
          <table:table-cell table:formula="of:=[.F186]+0.8" office:value-type="float" office:value="308" calcext:value-type="float">
            <text:p>308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formula="of:=IF(ABS([.E188])&lt;2;1;0)" office:value-type="float" office:value="0" calcext:value-type="float">
            <text:p>0</text:p>
          </table:table-cell>
          <table:table-cell table:formula="of:=IF(ABS([.F188])&lt;2;1;0)" office:value-type="float" office:value="0" calcext:value-type="float">
            <text:p>0</text:p>
          </table:table-cell>
          <table:table-cell table:formula="of:=[.E187]+2.4" office:value-type="float" office:value="146.4" calcext:value-type="float">
            <text:p>146.4</text:p>
          </table:table-cell>
          <table:table-cell table:formula="of:=[.F187]+0.8" office:value-type="float" office:value="308.8" calcext:value-type="float">
            <text:p>308.8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formula="of:=IF(ABS([.E189])&lt;2;1;0)" office:value-type="float" office:value="0" calcext:value-type="float">
            <text:p>0</text:p>
          </table:table-cell>
          <table:table-cell table:formula="of:=IF(ABS([.F189])&lt;2;1;0)" office:value-type="float" office:value="0" calcext:value-type="float">
            <text:p>0</text:p>
          </table:table-cell>
          <table:table-cell table:formula="of:=[.E188]+2.4" office:value-type="float" office:value="148.8" calcext:value-type="float">
            <text:p>148.8</text:p>
          </table:table-cell>
          <table:table-cell table:formula="of:=[.F188]+0.8" office:value-type="float" office:value="309.6" calcext:value-type="float">
            <text:p>309.6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formula="of:=IF(ABS([.E190])&lt;2;1;0)" office:value-type="float" office:value="0" calcext:value-type="float">
            <text:p>0</text:p>
          </table:table-cell>
          <table:table-cell table:formula="of:=IF(ABS([.F190])&lt;2;1;0)" office:value-type="float" office:value="0" calcext:value-type="float">
            <text:p>0</text:p>
          </table:table-cell>
          <table:table-cell table:formula="of:=[.E189]+2.4" office:value-type="float" office:value="151.2" calcext:value-type="float">
            <text:p>151.2</text:p>
          </table:table-cell>
          <table:table-cell table:formula="of:=[.F189]+0.8" office:value-type="float" office:value="310.4" calcext:value-type="float">
            <text:p>310.4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formula="of:=IF(ABS([.E191])&lt;2;1;0)" office:value-type="float" office:value="0" calcext:value-type="float">
            <text:p>0</text:p>
          </table:table-cell>
          <table:table-cell table:formula="of:=IF(ABS([.F191])&lt;2;1;0)" office:value-type="float" office:value="0" calcext:value-type="float">
            <text:p>0</text:p>
          </table:table-cell>
          <table:table-cell table:formula="of:=[.E190]+2.4" office:value-type="float" office:value="153.6" calcext:value-type="float">
            <text:p>153.6</text:p>
          </table:table-cell>
          <table:table-cell table:formula="of:=[.F190]+0.8" office:value-type="float" office:value="311.2" calcext:value-type="float">
            <text:p>311.2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formula="of:=IF(ABS([.E192])&lt;2;1;0)" office:value-type="float" office:value="0" calcext:value-type="float">
            <text:p>0</text:p>
          </table:table-cell>
          <table:table-cell table:formula="of:=IF(ABS([.F192])&lt;2;1;0)" office:value-type="float" office:value="0" calcext:value-type="float">
            <text:p>0</text:p>
          </table:table-cell>
          <table:table-cell table:formula="of:=[.E191]+2.4" office:value-type="float" office:value="156" calcext:value-type="float">
            <text:p>156</text:p>
          </table:table-cell>
          <table:table-cell table:formula="of:=[.F191]+0.8" office:value-type="float" office:value="312" calcext:value-type="float">
            <text:p>312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formula="of:=IF(ABS([.E193])&lt;2;1;0)" office:value-type="float" office:value="0" calcext:value-type="float">
            <text:p>0</text:p>
          </table:table-cell>
          <table:table-cell table:formula="of:=IF(ABS([.F193])&lt;2;1;0)" office:value-type="float" office:value="0" calcext:value-type="float">
            <text:p>0</text:p>
          </table:table-cell>
          <table:table-cell table:formula="of:=[.E192]+2.4" office:value-type="float" office:value="158.4" calcext:value-type="float">
            <text:p>158.4</text:p>
          </table:table-cell>
          <table:table-cell table:formula="of:=[.F192]+0.8" office:value-type="float" office:value="312.8" calcext:value-type="float">
            <text:p>312.8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formula="of:=IF(ABS([.E194])&lt;2;1;0)" office:value-type="float" office:value="0" calcext:value-type="float">
            <text:p>0</text:p>
          </table:table-cell>
          <table:table-cell table:formula="of:=IF(ABS([.F194])&lt;2;1;0)" office:value-type="float" office:value="0" calcext:value-type="float">
            <text:p>0</text:p>
          </table:table-cell>
          <table:table-cell table:formula="of:=[.E193]+2.4" office:value-type="float" office:value="160.8" calcext:value-type="float">
            <text:p>160.8</text:p>
          </table:table-cell>
          <table:table-cell table:formula="of:=[.F193]+0.8" office:value-type="float" office:value="313.6" calcext:value-type="float">
            <text:p>313.6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formula="of:=IF(ABS([.E195])&lt;2;1;0)" office:value-type="float" office:value="0" calcext:value-type="float">
            <text:p>0</text:p>
          </table:table-cell>
          <table:table-cell table:formula="of:=IF(ABS([.F195])&lt;2;1;0)" office:value-type="float" office:value="0" calcext:value-type="float">
            <text:p>0</text:p>
          </table:table-cell>
          <table:table-cell table:formula="of:=[.E194]+2.4" office:value-type="float" office:value="163.2" calcext:value-type="float">
            <text:p>163.2</text:p>
          </table:table-cell>
          <table:table-cell table:formula="of:=[.F194]+0.8" office:value-type="float" office:value="314.4" calcext:value-type="float">
            <text:p>314.4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formula="of:=IF(ABS([.E196])&lt;2;1;0)" office:value-type="float" office:value="0" calcext:value-type="float">
            <text:p>0</text:p>
          </table:table-cell>
          <table:table-cell table:formula="of:=IF(ABS([.F196])&lt;2;1;0)" office:value-type="float" office:value="0" calcext:value-type="float">
            <text:p>0</text:p>
          </table:table-cell>
          <table:table-cell table:formula="of:=[.E195]+2.4" office:value-type="float" office:value="165.6" calcext:value-type="float">
            <text:p>165.6</text:p>
          </table:table-cell>
          <table:table-cell table:formula="of:=[.F195]+0.8" office:value-type="float" office:value="315.2" calcext:value-type="float">
            <text:p>315.2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formula="of:=IF(ABS([.E197])&lt;2;1;0)" office:value-type="float" office:value="0" calcext:value-type="float">
            <text:p>0</text:p>
          </table:table-cell>
          <table:table-cell table:formula="of:=IF(ABS([.F197])&lt;2;1;0)" office:value-type="float" office:value="0" calcext:value-type="float">
            <text:p>0</text:p>
          </table:table-cell>
          <table:table-cell table:formula="of:=[.E196]+2.4" office:value-type="float" office:value="168" calcext:value-type="float">
            <text:p>168</text:p>
          </table:table-cell>
          <table:table-cell table:formula="of:=[.F196]+0.8" office:value-type="float" office:value="316" calcext:value-type="float">
            <text:p>316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formula="of:=IF(ABS([.E198])&lt;2;1;0)" office:value-type="float" office:value="0" calcext:value-type="float">
            <text:p>0</text:p>
          </table:table-cell>
          <table:table-cell table:formula="of:=IF(ABS([.F198])&lt;2;1;0)" office:value-type="float" office:value="0" calcext:value-type="float">
            <text:p>0</text:p>
          </table:table-cell>
          <table:table-cell table:formula="of:=[.E197]+2.4" office:value-type="float" office:value="170.4" calcext:value-type="float">
            <text:p>170.4</text:p>
          </table:table-cell>
          <table:table-cell table:formula="of:=[.F197]+0.8" office:value-type="float" office:value="316.8" calcext:value-type="float">
            <text:p>316.8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formula="of:=IF(ABS([.E199])&lt;2;1;0)" office:value-type="float" office:value="0" calcext:value-type="float">
            <text:p>0</text:p>
          </table:table-cell>
          <table:table-cell table:formula="of:=IF(ABS([.F199])&lt;2;1;0)" office:value-type="float" office:value="0" calcext:value-type="float">
            <text:p>0</text:p>
          </table:table-cell>
          <table:table-cell table:formula="of:=[.E198]+2.4" office:value-type="float" office:value="172.8" calcext:value-type="float">
            <text:p>172.8</text:p>
          </table:table-cell>
          <table:table-cell table:formula="of:=[.F198]+0.8" office:value-type="float" office:value="317.6" calcext:value-type="float">
            <text:p>317.6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formula="of:=IF(ABS([.E200])&lt;2;1;0)" office:value-type="float" office:value="0" calcext:value-type="float">
            <text:p>0</text:p>
          </table:table-cell>
          <table:table-cell table:formula="of:=IF(ABS([.F200])&lt;2;1;0)" office:value-type="float" office:value="0" calcext:value-type="float">
            <text:p>0</text:p>
          </table:table-cell>
          <table:table-cell table:formula="of:=[.E199]+2.4" office:value-type="float" office:value="175.2" calcext:value-type="float">
            <text:p>175.2</text:p>
          </table:table-cell>
          <table:table-cell table:formula="of:=[.F199]+0.8" office:value-type="float" office:value="318.4" calcext:value-type="float">
            <text:p>318.4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formula="of:=IF(ABS([.E201])&lt;2;1;0)" office:value-type="float" office:value="0" calcext:value-type="float">
            <text:p>0</text:p>
          </table:table-cell>
          <table:table-cell table:formula="of:=IF(ABS([.F201])&lt;2;1;0)" office:value-type="float" office:value="0" calcext:value-type="float">
            <text:p>0</text:p>
          </table:table-cell>
          <table:table-cell table:formula="of:=[.E200]+2.4" office:value-type="float" office:value="177.6" calcext:value-type="float">
            <text:p>177.6</text:p>
          </table:table-cell>
          <table:table-cell table:formula="of:=[.F200]+0.8" office:value-type="float" office:value="319.2" calcext:value-type="float">
            <text:p>31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2])&lt;2;1;0)" office:value-type="float" office:value="0" calcext:value-type="float">
            <text:p>0</text:p>
          </table:table-cell>
          <table:table-cell table:formula="of:=IF(ABS([.F202])&lt;2;1;0)" office:value-type="float" office:value="0" calcext:value-type="float">
            <text:p>0</text:p>
          </table:table-cell>
          <table:table-cell table:formula="of:=[.E201]+2.4" office:value-type="float" office:value="180" calcext:value-type="float">
            <text:p>180</text:p>
          </table:table-cell>
          <table:table-cell table:formula="of:=[.F201]+0.8" office:value-type="float" office:value="320" calcext:value-type="float">
            <text:p>32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3])&lt;2;1;0)" office:value-type="float" office:value="0" calcext:value-type="float">
            <text:p>0</text:p>
          </table:table-cell>
          <table:table-cell table:formula="of:=IF(ABS([.F203])&lt;2;1;0)" office:value-type="float" office:value="0" calcext:value-type="float">
            <text:p>0</text:p>
          </table:table-cell>
          <table:table-cell table:formula="of:=[.E202]+2.4" office:value-type="float" office:value="182.4" calcext:value-type="float">
            <text:p>182.4</text:p>
          </table:table-cell>
          <table:table-cell table:formula="of:=[.F202]+0.8" office:value-type="float" office:value="320.8" calcext:value-type="float">
            <text:p>320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4])&lt;2;1;0)" office:value-type="float" office:value="0" calcext:value-type="float">
            <text:p>0</text:p>
          </table:table-cell>
          <table:table-cell table:formula="of:=IF(ABS([.F204])&lt;2;1;0)" office:value-type="float" office:value="0" calcext:value-type="float">
            <text:p>0</text:p>
          </table:table-cell>
          <table:table-cell table:formula="of:=[.E203]+2.4" office:value-type="float" office:value="184.8" calcext:value-type="float">
            <text:p>184.8</text:p>
          </table:table-cell>
          <table:table-cell table:formula="of:=[.F203]+0.8" office:value-type="float" office:value="321.6" calcext:value-type="float">
            <text:p>321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5])&lt;2;1;0)" office:value-type="float" office:value="0" calcext:value-type="float">
            <text:p>0</text:p>
          </table:table-cell>
          <table:table-cell table:formula="of:=IF(ABS([.F205])&lt;2;1;0)" office:value-type="float" office:value="0" calcext:value-type="float">
            <text:p>0</text:p>
          </table:table-cell>
          <table:table-cell table:formula="of:=[.E204]+2.4" office:value-type="float" office:value="187.2" calcext:value-type="float">
            <text:p>187.2</text:p>
          </table:table-cell>
          <table:table-cell table:formula="of:=[.F204]+0.8" office:value-type="float" office:value="322.4" calcext:value-type="float">
            <text:p>322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6])&lt;2;1;0)" office:value-type="float" office:value="0" calcext:value-type="float">
            <text:p>0</text:p>
          </table:table-cell>
          <table:table-cell table:formula="of:=IF(ABS([.F206])&lt;2;1;0)" office:value-type="float" office:value="0" calcext:value-type="float">
            <text:p>0</text:p>
          </table:table-cell>
          <table:table-cell table:formula="of:=[.E205]+2.4" office:value-type="float" office:value="189.6" calcext:value-type="float">
            <text:p>189.6</text:p>
          </table:table-cell>
          <table:table-cell table:formula="of:=[.F205]+0.8" office:value-type="float" office:value="323.2" calcext:value-type="float">
            <text:p>323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7])&lt;2;1;0)" office:value-type="float" office:value="0" calcext:value-type="float">
            <text:p>0</text:p>
          </table:table-cell>
          <table:table-cell table:formula="of:=IF(ABS([.F207])&lt;2;1;0)" office:value-type="float" office:value="0" calcext:value-type="float">
            <text:p>0</text:p>
          </table:table-cell>
          <table:table-cell table:formula="of:=[.E206]+2.4" office:value-type="float" office:value="192" calcext:value-type="float">
            <text:p>192</text:p>
          </table:table-cell>
          <table:table-cell table:formula="of:=[.F206]+0.8" office:value-type="float" office:value="324" calcext:value-type="float">
            <text:p>3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8])&lt;2;1;0)" office:value-type="float" office:value="0" calcext:value-type="float">
            <text:p>0</text:p>
          </table:table-cell>
          <table:table-cell table:formula="of:=IF(ABS([.F208])&lt;2;1;0)" office:value-type="float" office:value="0" calcext:value-type="float">
            <text:p>0</text:p>
          </table:table-cell>
          <table:table-cell table:formula="of:=[.E207]+2.4" office:value-type="float" office:value="194.4" calcext:value-type="float">
            <text:p>194.4</text:p>
          </table:table-cell>
          <table:table-cell table:formula="of:=[.F207]+0.8" office:value-type="float" office:value="324.8" calcext:value-type="float">
            <text:p>324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9])&lt;2;1;0)" office:value-type="float" office:value="0" calcext:value-type="float">
            <text:p>0</text:p>
          </table:table-cell>
          <table:table-cell table:formula="of:=IF(ABS([.F209])&lt;2;1;0)" office:value-type="float" office:value="0" calcext:value-type="float">
            <text:p>0</text:p>
          </table:table-cell>
          <table:table-cell table:formula="of:=[.E208]+2.4" office:value-type="float" office:value="196.8" calcext:value-type="float">
            <text:p>196.8</text:p>
          </table:table-cell>
          <table:table-cell table:formula="of:=[.F208]+0.8" office:value-type="float" office:value="325.6" calcext:value-type="float">
            <text:p>325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0])&lt;2;1;0)" office:value-type="float" office:value="0" calcext:value-type="float">
            <text:p>0</text:p>
          </table:table-cell>
          <table:table-cell table:formula="of:=IF(ABS([.F210])&lt;2;1;0)" office:value-type="float" office:value="0" calcext:value-type="float">
            <text:p>0</text:p>
          </table:table-cell>
          <table:table-cell table:formula="of:=[.E209]+2.4" office:value-type="float" office:value="199.2" calcext:value-type="float">
            <text:p>199.2</text:p>
          </table:table-cell>
          <table:table-cell table:formula="of:=[.F209]+0.8" office:value-type="float" office:value="326.4" calcext:value-type="float">
            <text:p>326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1])&lt;2;1;0)" office:value-type="float" office:value="0" calcext:value-type="float">
            <text:p>0</text:p>
          </table:table-cell>
          <table:table-cell table:formula="of:=IF(ABS([.F211])&lt;2;1;0)" office:value-type="float" office:value="0" calcext:value-type="float">
            <text:p>0</text:p>
          </table:table-cell>
          <table:table-cell table:formula="of:=[.E210]+2.4" office:value-type="float" office:value="201.6" calcext:value-type="float">
            <text:p>201.6</text:p>
          </table:table-cell>
          <table:table-cell table:formula="of:=[.F210]+0.8" office:value-type="float" office:value="327.2" calcext:value-type="float">
            <text:p>327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2])&lt;2;1;0)" office:value-type="float" office:value="0" calcext:value-type="float">
            <text:p>0</text:p>
          </table:table-cell>
          <table:table-cell table:formula="of:=IF(ABS([.F212])&lt;2;1;0)" office:value-type="float" office:value="0" calcext:value-type="float">
            <text:p>0</text:p>
          </table:table-cell>
          <table:table-cell table:formula="of:=[.E211]+2.4" office:value-type="float" office:value="204" calcext:value-type="float">
            <text:p>204</text:p>
          </table:table-cell>
          <table:table-cell table:formula="of:=[.F211]+0.8" office:value-type="float" office:value="328" calcext:value-type="float">
            <text:p>3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3])&lt;2;1;0)" office:value-type="float" office:value="0" calcext:value-type="float">
            <text:p>0</text:p>
          </table:table-cell>
          <table:table-cell table:formula="of:=IF(ABS([.F213])&lt;2;1;0)" office:value-type="float" office:value="0" calcext:value-type="float">
            <text:p>0</text:p>
          </table:table-cell>
          <table:table-cell table:formula="of:=[.E212]+2.4" office:value-type="float" office:value="206.4" calcext:value-type="float">
            <text:p>206.4</text:p>
          </table:table-cell>
          <table:table-cell table:formula="of:=[.F212]+0.8" office:value-type="float" office:value="328.8" calcext:value-type="float">
            <text:p>328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4])&lt;2;1;0)" office:value-type="float" office:value="0" calcext:value-type="float">
            <text:p>0</text:p>
          </table:table-cell>
          <table:table-cell table:formula="of:=IF(ABS([.F214])&lt;2;1;0)" office:value-type="float" office:value="0" calcext:value-type="float">
            <text:p>0</text:p>
          </table:table-cell>
          <table:table-cell table:formula="of:=[.E213]+2.4" office:value-type="float" office:value="208.8" calcext:value-type="float">
            <text:p>208.8</text:p>
          </table:table-cell>
          <table:table-cell table:formula="of:=[.F213]+0.8" office:value-type="float" office:value="329.6" calcext:value-type="float">
            <text:p>329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5])&lt;2;1;0)" office:value-type="float" office:value="0" calcext:value-type="float">
            <text:p>0</text:p>
          </table:table-cell>
          <table:table-cell table:formula="of:=IF(ABS([.F215])&lt;2;1;0)" office:value-type="float" office:value="0" calcext:value-type="float">
            <text:p>0</text:p>
          </table:table-cell>
          <table:table-cell table:formula="of:=[.E214]+2.4" office:value-type="float" office:value="211.2" calcext:value-type="float">
            <text:p>211.2</text:p>
          </table:table-cell>
          <table:table-cell table:formula="of:=[.F214]+0.8" office:value-type="float" office:value="330.4" calcext:value-type="float">
            <text:p>330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6])&lt;2;1;0)" office:value-type="float" office:value="0" calcext:value-type="float">
            <text:p>0</text:p>
          </table:table-cell>
          <table:table-cell table:formula="of:=IF(ABS([.F216])&lt;2;1;0)" office:value-type="float" office:value="0" calcext:value-type="float">
            <text:p>0</text:p>
          </table:table-cell>
          <table:table-cell table:formula="of:=[.E215]+2.4" office:value-type="float" office:value="213.6" calcext:value-type="float">
            <text:p>213.6</text:p>
          </table:table-cell>
          <table:table-cell table:formula="of:=[.F215]+0.8" office:value-type="float" office:value="331.2" calcext:value-type="float">
            <text:p>331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7])&lt;2;1;0)" office:value-type="float" office:value="0" calcext:value-type="float">
            <text:p>0</text:p>
          </table:table-cell>
          <table:table-cell table:formula="of:=IF(ABS([.F217])&lt;2;1;0)" office:value-type="float" office:value="0" calcext:value-type="float">
            <text:p>0</text:p>
          </table:table-cell>
          <table:table-cell table:formula="of:=[.E216]+2.4" office:value-type="float" office:value="216" calcext:value-type="float">
            <text:p>216</text:p>
          </table:table-cell>
          <table:table-cell table:formula="of:=[.F216]+0.8" office:value-type="float" office:value="332" calcext:value-type="float">
            <text:p>33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8])&lt;2;1;0)" office:value-type="float" office:value="0" calcext:value-type="float">
            <text:p>0</text:p>
          </table:table-cell>
          <table:table-cell table:formula="of:=IF(ABS([.F218])&lt;2;1;0)" office:value-type="float" office:value="0" calcext:value-type="float">
            <text:p>0</text:p>
          </table:table-cell>
          <table:table-cell table:formula="of:=[.E217]+2.4" office:value-type="float" office:value="218.4" calcext:value-type="float">
            <text:p>218.4</text:p>
          </table:table-cell>
          <table:table-cell table:formula="of:=[.F217]+0.8" office:value-type="float" office:value="332.8" calcext:value-type="float">
            <text:p>332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9])&lt;2;1;0)" office:value-type="float" office:value="0" calcext:value-type="float">
            <text:p>0</text:p>
          </table:table-cell>
          <table:table-cell table:formula="of:=IF(ABS([.F219])&lt;2;1;0)" office:value-type="float" office:value="0" calcext:value-type="float">
            <text:p>0</text:p>
          </table:table-cell>
          <table:table-cell table:formula="of:=[.E218]+2.4" office:value-type="float" office:value="220.8" calcext:value-type="float">
            <text:p>220.8</text:p>
          </table:table-cell>
          <table:table-cell table:formula="of:=[.F218]+0.8" office:value-type="float" office:value="333.6" calcext:value-type="float">
            <text:p>333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0])&lt;2;1;0)" office:value-type="float" office:value="0" calcext:value-type="float">
            <text:p>0</text:p>
          </table:table-cell>
          <table:table-cell table:formula="of:=IF(ABS([.F220])&lt;2;1;0)" office:value-type="float" office:value="0" calcext:value-type="float">
            <text:p>0</text:p>
          </table:table-cell>
          <table:table-cell table:formula="of:=[.E219]+2.4" office:value-type="float" office:value="223.2" calcext:value-type="float">
            <text:p>223.2</text:p>
          </table:table-cell>
          <table:table-cell table:formula="of:=[.F219]+0.8" office:value-type="float" office:value="334.4" calcext:value-type="float">
            <text:p>334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1])&lt;2;1;0)" office:value-type="float" office:value="0" calcext:value-type="float">
            <text:p>0</text:p>
          </table:table-cell>
          <table:table-cell table:formula="of:=IF(ABS([.F221])&lt;2;1;0)" office:value-type="float" office:value="0" calcext:value-type="float">
            <text:p>0</text:p>
          </table:table-cell>
          <table:table-cell table:formula="of:=[.E220]+2.4" office:value-type="float" office:value="225.6" calcext:value-type="float">
            <text:p>225.6</text:p>
          </table:table-cell>
          <table:table-cell table:formula="of:=[.F220]+0.8" office:value-type="float" office:value="335.2" calcext:value-type="float">
            <text:p>335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2])&lt;2;1;0)" office:value-type="float" office:value="0" calcext:value-type="float">
            <text:p>0</text:p>
          </table:table-cell>
          <table:table-cell table:formula="of:=IF(ABS([.F222])&lt;2;1;0)" office:value-type="float" office:value="0" calcext:value-type="float">
            <text:p>0</text:p>
          </table:table-cell>
          <table:table-cell table:formula="of:=[.E221]+2.4" office:value-type="float" office:value="228" calcext:value-type="float">
            <text:p>228</text:p>
          </table:table-cell>
          <table:table-cell table:formula="of:=[.F221]+0.8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3])&lt;2;1;0)" office:value-type="float" office:value="0" calcext:value-type="float">
            <text:p>0</text:p>
          </table:table-cell>
          <table:table-cell table:formula="of:=IF(ABS([.F223])&lt;2;1;0)" office:value-type="float" office:value="0" calcext:value-type="float">
            <text:p>0</text:p>
          </table:table-cell>
          <table:table-cell table:formula="of:=[.E222]+2.4" office:value-type="float" office:value="230.4" calcext:value-type="float">
            <text:p>230.4</text:p>
          </table:table-cell>
          <table:table-cell table:formula="of:=[.F222]+0.8" office:value-type="float" office:value="336.8" calcext:value-type="float">
            <text:p>336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4])&lt;2;1;0)" office:value-type="float" office:value="0" calcext:value-type="float">
            <text:p>0</text:p>
          </table:table-cell>
          <table:table-cell table:formula="of:=IF(ABS([.F224])&lt;2;1;0)" office:value-type="float" office:value="0" calcext:value-type="float">
            <text:p>0</text:p>
          </table:table-cell>
          <table:table-cell table:formula="of:=[.E223]+2.4" office:value-type="float" office:value="232.8" calcext:value-type="float">
            <text:p>232.8</text:p>
          </table:table-cell>
          <table:table-cell table:formula="of:=[.F223]+0.8" office:value-type="float" office:value="337.6" calcext:value-type="float">
            <text:p>337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5])&lt;2;1;0)" office:value-type="float" office:value="0" calcext:value-type="float">
            <text:p>0</text:p>
          </table:table-cell>
          <table:table-cell table:formula="of:=IF(ABS([.F225])&lt;2;1;0)" office:value-type="float" office:value="0" calcext:value-type="float">
            <text:p>0</text:p>
          </table:table-cell>
          <table:table-cell table:formula="of:=[.E224]+2.4" office:value-type="float" office:value="235.2" calcext:value-type="float">
            <text:p>235.2</text:p>
          </table:table-cell>
          <table:table-cell table:formula="of:=[.F224]+0.8" office:value-type="float" office:value="338.4" calcext:value-type="float">
            <text:p>338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6])&lt;2;1;0)" office:value-type="float" office:value="0" calcext:value-type="float">
            <text:p>0</text:p>
          </table:table-cell>
          <table:table-cell table:formula="of:=IF(ABS([.F226])&lt;2;1;0)" office:value-type="float" office:value="0" calcext:value-type="float">
            <text:p>0</text:p>
          </table:table-cell>
          <table:table-cell table:formula="of:=[.E225]+2.4" office:value-type="float" office:value="237.6" calcext:value-type="float">
            <text:p>237.6</text:p>
          </table:table-cell>
          <table:table-cell table:formula="of:=[.F225]+0.8" office:value-type="float" office:value="339.2" calcext:value-type="float">
            <text:p>33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7])&lt;2;1;0)" office:value-type="float" office:value="0" calcext:value-type="float">
            <text:p>0</text:p>
          </table:table-cell>
          <table:table-cell table:formula="of:=IF(ABS([.F227])&lt;2;1;0)" office:value-type="float" office:value="0" calcext:value-type="float">
            <text:p>0</text:p>
          </table:table-cell>
          <table:table-cell table:formula="of:=[.E226]+2.4" office:value-type="float" office:value="240" calcext:value-type="float">
            <text:p>240</text:p>
          </table:table-cell>
          <table:table-cell table:formula="of:=[.F226]+0.8" office:value-type="float" office:value="340.000000000001" calcext:value-type="float">
            <text:p>340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8])&lt;2;1;0)" office:value-type="float" office:value="0" calcext:value-type="float">
            <text:p>0</text:p>
          </table:table-cell>
          <table:table-cell table:formula="of:=IF(ABS([.F228])&lt;2;1;0)" office:value-type="float" office:value="0" calcext:value-type="float">
            <text:p>0</text:p>
          </table:table-cell>
          <table:table-cell table:formula="of:=[.E227]+2.4" office:value-type="float" office:value="242.4" calcext:value-type="float">
            <text:p>242.4</text:p>
          </table:table-cell>
          <table:table-cell table:formula="of:=[.F227]+0.8" office:value-type="float" office:value="340.800000000001" calcext:value-type="float">
            <text:p>340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9])&lt;2;1;0)" office:value-type="float" office:value="0" calcext:value-type="float">
            <text:p>0</text:p>
          </table:table-cell>
          <table:table-cell table:formula="of:=IF(ABS([.F229])&lt;2;1;0)" office:value-type="float" office:value="0" calcext:value-type="float">
            <text:p>0</text:p>
          </table:table-cell>
          <table:table-cell table:formula="of:=[.E228]+2.4" office:value-type="float" office:value="244.8" calcext:value-type="float">
            <text:p>244.8</text:p>
          </table:table-cell>
          <table:table-cell table:formula="of:=[.F228]+0.8" office:value-type="float" office:value="341.600000000001" calcext:value-type="float">
            <text:p>341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0])&lt;2;1;0)" office:value-type="float" office:value="0" calcext:value-type="float">
            <text:p>0</text:p>
          </table:table-cell>
          <table:table-cell table:formula="of:=IF(ABS([.F230])&lt;2;1;0)" office:value-type="float" office:value="0" calcext:value-type="float">
            <text:p>0</text:p>
          </table:table-cell>
          <table:table-cell table:formula="of:=[.E229]+2.4" office:value-type="float" office:value="247.2" calcext:value-type="float">
            <text:p>247.2</text:p>
          </table:table-cell>
          <table:table-cell table:formula="of:=[.F229]+0.8" office:value-type="float" office:value="342.400000000001" calcext:value-type="float">
            <text:p>342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1])&lt;2;1;0)" office:value-type="float" office:value="0" calcext:value-type="float">
            <text:p>0</text:p>
          </table:table-cell>
          <table:table-cell table:formula="of:=IF(ABS([.F231])&lt;2;1;0)" office:value-type="float" office:value="0" calcext:value-type="float">
            <text:p>0</text:p>
          </table:table-cell>
          <table:table-cell table:formula="of:=[.E230]+2.4" office:value-type="float" office:value="249.6" calcext:value-type="float">
            <text:p>249.6</text:p>
          </table:table-cell>
          <table:table-cell table:formula="of:=[.F230]+0.8" office:value-type="float" office:value="343.200000000001" calcext:value-type="float">
            <text:p>343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2])&lt;2;1;0)" office:value-type="float" office:value="0" calcext:value-type="float">
            <text:p>0</text:p>
          </table:table-cell>
          <table:table-cell table:formula="of:=IF(ABS([.F232])&lt;2;1;0)" office:value-type="float" office:value="0" calcext:value-type="float">
            <text:p>0</text:p>
          </table:table-cell>
          <table:table-cell table:formula="of:=[.E231]+2.4" office:value-type="float" office:value="252" calcext:value-type="float">
            <text:p>252</text:p>
          </table:table-cell>
          <table:table-cell table:formula="of:=[.F231]+0.8" office:value-type="float" office:value="344.000000000001" calcext:value-type="float">
            <text:p>344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3])&lt;2;1;0)" office:value-type="float" office:value="0" calcext:value-type="float">
            <text:p>0</text:p>
          </table:table-cell>
          <table:table-cell table:formula="of:=IF(ABS([.F233])&lt;2;1;0)" office:value-type="float" office:value="0" calcext:value-type="float">
            <text:p>0</text:p>
          </table:table-cell>
          <table:table-cell table:formula="of:=[.E232]+2.4" office:value-type="float" office:value="254.4" calcext:value-type="float">
            <text:p>254.4</text:p>
          </table:table-cell>
          <table:table-cell table:formula="of:=[.F232]+0.8" office:value-type="float" office:value="344.800000000001" calcext:value-type="float">
            <text:p>344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4])&lt;2;1;0)" office:value-type="float" office:value="0" calcext:value-type="float">
            <text:p>0</text:p>
          </table:table-cell>
          <table:table-cell table:formula="of:=IF(ABS([.F234])&lt;2;1;0)" office:value-type="float" office:value="0" calcext:value-type="float">
            <text:p>0</text:p>
          </table:table-cell>
          <table:table-cell table:formula="of:=[.E233]+2.4" office:value-type="float" office:value="256.8" calcext:value-type="float">
            <text:p>256.8</text:p>
          </table:table-cell>
          <table:table-cell table:formula="of:=[.F233]+0.8" office:value-type="float" office:value="345.600000000001" calcext:value-type="float">
            <text:p>345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5])&lt;2;1;0)" office:value-type="float" office:value="0" calcext:value-type="float">
            <text:p>0</text:p>
          </table:table-cell>
          <table:table-cell table:formula="of:=IF(ABS([.F235])&lt;2;1;0)" office:value-type="float" office:value="0" calcext:value-type="float">
            <text:p>0</text:p>
          </table:table-cell>
          <table:table-cell table:formula="of:=[.E234]+2.4" office:value-type="float" office:value="259.2" calcext:value-type="float">
            <text:p>259.2</text:p>
          </table:table-cell>
          <table:table-cell table:formula="of:=[.F234]+0.8" office:value-type="float" office:value="346.400000000001" calcext:value-type="float">
            <text:p>346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6])&lt;2;1;0)" office:value-type="float" office:value="0" calcext:value-type="float">
            <text:p>0</text:p>
          </table:table-cell>
          <table:table-cell table:formula="of:=IF(ABS([.F236])&lt;2;1;0)" office:value-type="float" office:value="0" calcext:value-type="float">
            <text:p>0</text:p>
          </table:table-cell>
          <table:table-cell table:formula="of:=[.E235]+2.4" office:value-type="float" office:value="261.6" calcext:value-type="float">
            <text:p>261.6</text:p>
          </table:table-cell>
          <table:table-cell table:formula="of:=[.F235]+0.8" office:value-type="float" office:value="347.200000000001" calcext:value-type="float">
            <text:p>347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7])&lt;2;1;0)" office:value-type="float" office:value="0" calcext:value-type="float">
            <text:p>0</text:p>
          </table:table-cell>
          <table:table-cell table:formula="of:=IF(ABS([.F237])&lt;2;1;0)" office:value-type="float" office:value="0" calcext:value-type="float">
            <text:p>0</text:p>
          </table:table-cell>
          <table:table-cell table:formula="of:=[.E236]+2.4" office:value-type="float" office:value="264" calcext:value-type="float">
            <text:p>264</text:p>
          </table:table-cell>
          <table:table-cell table:formula="of:=[.F236]+0.8" office:value-type="float" office:value="348.000000000001" calcext:value-type="float">
            <text:p>348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8])&lt;2;1;0)" office:value-type="float" office:value="0" calcext:value-type="float">
            <text:p>0</text:p>
          </table:table-cell>
          <table:table-cell table:formula="of:=IF(ABS([.F238])&lt;2;1;0)" office:value-type="float" office:value="0" calcext:value-type="float">
            <text:p>0</text:p>
          </table:table-cell>
          <table:table-cell table:formula="of:=[.E237]+2.4" office:value-type="float" office:value="266.4" calcext:value-type="float">
            <text:p>266.4</text:p>
          </table:table-cell>
          <table:table-cell table:formula="of:=[.F237]+0.8" office:value-type="float" office:value="348.800000000001" calcext:value-type="float">
            <text:p>348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9])&lt;2;1;0)" office:value-type="float" office:value="0" calcext:value-type="float">
            <text:p>0</text:p>
          </table:table-cell>
          <table:table-cell table:formula="of:=IF(ABS([.F239])&lt;2;1;0)" office:value-type="float" office:value="0" calcext:value-type="float">
            <text:p>0</text:p>
          </table:table-cell>
          <table:table-cell table:formula="of:=[.E238]+2.4" office:value-type="float" office:value="268.8" calcext:value-type="float">
            <text:p>268.8</text:p>
          </table:table-cell>
          <table:table-cell table:formula="of:=[.F238]+0.8" office:value-type="float" office:value="349.600000000001" calcext:value-type="float">
            <text:p>349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0])&lt;2;1;0)" office:value-type="float" office:value="0" calcext:value-type="float">
            <text:p>0</text:p>
          </table:table-cell>
          <table:table-cell table:formula="of:=IF(ABS([.F240])&lt;2;1;0)" office:value-type="float" office:value="0" calcext:value-type="float">
            <text:p>0</text:p>
          </table:table-cell>
          <table:table-cell table:formula="of:=[.E239]+2.4" office:value-type="float" office:value="271.2" calcext:value-type="float">
            <text:p>271.2</text:p>
          </table:table-cell>
          <table:table-cell table:formula="of:=[.F239]+0.8" office:value-type="float" office:value="350.400000000001" calcext:value-type="float">
            <text:p>350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1])&lt;2;1;0)" office:value-type="float" office:value="0" calcext:value-type="float">
            <text:p>0</text:p>
          </table:table-cell>
          <table:table-cell table:formula="of:=IF(ABS([.F241])&lt;2;1;0)" office:value-type="float" office:value="0" calcext:value-type="float">
            <text:p>0</text:p>
          </table:table-cell>
          <table:table-cell table:formula="of:=[.E240]+2.4" office:value-type="float" office:value="273.6" calcext:value-type="float">
            <text:p>273.6</text:p>
          </table:table-cell>
          <table:table-cell table:formula="of:=[.F240]+0.8" office:value-type="float" office:value="351.200000000001" calcext:value-type="float">
            <text:p>351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2])&lt;2;1;0)" office:value-type="float" office:value="0" calcext:value-type="float">
            <text:p>0</text:p>
          </table:table-cell>
          <table:table-cell table:formula="of:=IF(ABS([.F242])&lt;2;1;0)" office:value-type="float" office:value="0" calcext:value-type="float">
            <text:p>0</text:p>
          </table:table-cell>
          <table:table-cell table:formula="of:=[.E241]+2.4" office:value-type="float" office:value="276" calcext:value-type="float">
            <text:p>276</text:p>
          </table:table-cell>
          <table:table-cell table:formula="of:=[.F241]+0.8" office:value-type="float" office:value="352.000000000001" calcext:value-type="float">
            <text:p>352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3])&lt;2;1;0)" office:value-type="float" office:value="0" calcext:value-type="float">
            <text:p>0</text:p>
          </table:table-cell>
          <table:table-cell table:formula="of:=IF(ABS([.F243])&lt;2;1;0)" office:value-type="float" office:value="0" calcext:value-type="float">
            <text:p>0</text:p>
          </table:table-cell>
          <table:table-cell table:formula="of:=[.E242]+2.4" office:value-type="float" office:value="278.4" calcext:value-type="float">
            <text:p>278.4</text:p>
          </table:table-cell>
          <table:table-cell table:formula="of:=[.F242]+0.8" office:value-type="float" office:value="352.800000000001" calcext:value-type="float">
            <text:p>352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4])&lt;2;1;0)" office:value-type="float" office:value="0" calcext:value-type="float">
            <text:p>0</text:p>
          </table:table-cell>
          <table:table-cell table:formula="of:=IF(ABS([.F244])&lt;2;1;0)" office:value-type="float" office:value="0" calcext:value-type="float">
            <text:p>0</text:p>
          </table:table-cell>
          <table:table-cell table:formula="of:=[.E243]+2.4" office:value-type="float" office:value="280.8" calcext:value-type="float">
            <text:p>280.8</text:p>
          </table:table-cell>
          <table:table-cell table:formula="of:=[.F243]+0.8" office:value-type="float" office:value="353.600000000001" calcext:value-type="float">
            <text:p>353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5])&lt;2;1;0)" office:value-type="float" office:value="0" calcext:value-type="float">
            <text:p>0</text:p>
          </table:table-cell>
          <table:table-cell table:formula="of:=IF(ABS([.F245])&lt;2;1;0)" office:value-type="float" office:value="0" calcext:value-type="float">
            <text:p>0</text:p>
          </table:table-cell>
          <table:table-cell table:formula="of:=[.E244]+2.4" office:value-type="float" office:value="283.2" calcext:value-type="float">
            <text:p>283.2</text:p>
          </table:table-cell>
          <table:table-cell table:formula="of:=[.F244]+0.8" office:value-type="float" office:value="354.400000000001" calcext:value-type="float">
            <text:p>354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6])&lt;2;1;0)" office:value-type="float" office:value="0" calcext:value-type="float">
            <text:p>0</text:p>
          </table:table-cell>
          <table:table-cell table:formula="of:=IF(ABS([.F246])&lt;2;1;0)" office:value-type="float" office:value="0" calcext:value-type="float">
            <text:p>0</text:p>
          </table:table-cell>
          <table:table-cell table:formula="of:=[.E245]+2.4" office:value-type="float" office:value="285.6" calcext:value-type="float">
            <text:p>285.6</text:p>
          </table:table-cell>
          <table:table-cell table:formula="of:=[.F245]+0.8" office:value-type="float" office:value="355.200000000001" calcext:value-type="float">
            <text:p>355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7])&lt;2;1;0)" office:value-type="float" office:value="0" calcext:value-type="float">
            <text:p>0</text:p>
          </table:table-cell>
          <table:table-cell table:formula="of:=IF(ABS([.F247])&lt;2;1;0)" office:value-type="float" office:value="0" calcext:value-type="float">
            <text:p>0</text:p>
          </table:table-cell>
          <table:table-cell table:formula="of:=[.E246]+2.4" office:value-type="float" office:value="288" calcext:value-type="float">
            <text:p>288</text:p>
          </table:table-cell>
          <table:table-cell table:formula="of:=[.F246]+0.8" office:value-type="float" office:value="356.000000000001" calcext:value-type="float">
            <text:p>356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8])&lt;2;1;0)" office:value-type="float" office:value="0" calcext:value-type="float">
            <text:p>0</text:p>
          </table:table-cell>
          <table:table-cell table:formula="of:=IF(ABS([.F248])&lt;2;1;0)" office:value-type="float" office:value="0" calcext:value-type="float">
            <text:p>0</text:p>
          </table:table-cell>
          <table:table-cell table:formula="of:=[.E247]+2.4" office:value-type="float" office:value="290.4" calcext:value-type="float">
            <text:p>290.4</text:p>
          </table:table-cell>
          <table:table-cell table:formula="of:=[.F247]+0.8" office:value-type="float" office:value="356.800000000001" calcext:value-type="float">
            <text:p>356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9])&lt;2;1;0)" office:value-type="float" office:value="0" calcext:value-type="float">
            <text:p>0</text:p>
          </table:table-cell>
          <table:table-cell table:formula="of:=IF(ABS([.F249])&lt;2;1;0)" office:value-type="float" office:value="0" calcext:value-type="float">
            <text:p>0</text:p>
          </table:table-cell>
          <table:table-cell table:formula="of:=[.E248]+2.4" office:value-type="float" office:value="292.8" calcext:value-type="float">
            <text:p>292.8</text:p>
          </table:table-cell>
          <table:table-cell table:formula="of:=[.F248]+0.8" office:value-type="float" office:value="357.600000000001" calcext:value-type="float">
            <text:p>357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0])&lt;2;1;0)" office:value-type="float" office:value="0" calcext:value-type="float">
            <text:p>0</text:p>
          </table:table-cell>
          <table:table-cell table:formula="of:=IF(ABS([.F250])&lt;2;1;0)" office:value-type="float" office:value="0" calcext:value-type="float">
            <text:p>0</text:p>
          </table:table-cell>
          <table:table-cell table:formula="of:=[.E249]+2.4" office:value-type="float" office:value="295.2" calcext:value-type="float">
            <text:p>295.2</text:p>
          </table:table-cell>
          <table:table-cell table:formula="of:=[.F249]+0.8" office:value-type="float" office:value="358.400000000001" calcext:value-type="float">
            <text:p>358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1])&lt;2;1;0)" office:value-type="float" office:value="0" calcext:value-type="float">
            <text:p>0</text:p>
          </table:table-cell>
          <table:table-cell table:formula="of:=IF(ABS([.F251])&lt;2;1;0)" office:value-type="float" office:value="0" calcext:value-type="float">
            <text:p>0</text:p>
          </table:table-cell>
          <table:table-cell table:formula="of:=[.E250]+2.4" office:value-type="float" office:value="297.6" calcext:value-type="float">
            <text:p>297.6</text:p>
          </table:table-cell>
          <table:table-cell table:formula="of:=[.F250]+0.8" office:value-type="float" office:value="359.200000000001" calcext:value-type="float">
            <text:p>359.200000000001</text:p>
          </table:table-cell>
          <table:table-cell table:number-columns-repeated="998"/>
        </table:table-row>
        <table:table-row table:style-name="ro1" table:number-rows-repeated="1048324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>
        <table:named-range table:name="COMPort" table:base-cell-address="$Configuration.$B$1" table:cell-range-address="$Configuration.$B$2"/>
        <table:named-range table:name="DirPath" table:base-cell-address="$Configuration.$B$1" table:cell-range-address="$Configuration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23:31:05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ial_20_Profile_20_1" style:display-name="PageStyle_Trial Profi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4:43:34</meta:creation-date>
    <meta:initial-creator>Greg Fundyler</meta:initial-creator>
    <dc:language>en-US</dc:language>
    <dc:date>2019-04-07T14:25:37.763000000</dc:date>
    <meta:editing-cycles>57</meta:editing-cycles>
    <meta:editing-duration>PT9H33M13S</meta:editing-duration>
    <meta:generator>LibreOffice/6.2.1.2$Windows_X86_64 LibreOffice_project/7bcb35dc3024a62dea0caee87020152d1ee96e71</meta:generator>
    <meta:document-statistic meta:table-count="5" meta:cell-count="10884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Explicit

'Sub Main
'
'End Sub

Dim sheet As Object

Private Function crc16_byte(lngCrc As Long, bytData As Byte) As Long
  Dim bit As Integer
  lngCrc = lngCrc Xor 256 * bytData                         ' XOR with current byte
  For bit = 1 To 8                                 ' Loop through 8 bits
    lngCrc = lngCrc + lngCrc                                ' Move crc up one bit
    If lngCrc And &amp;H10000 Then lngCrc = lngCrc Xor &amp;H11021  ' XOR with XMODEM polynomic
  Next bit                                         ' Ensuring CRC remains a 16-bit value
  crc16_byte = lngCrc
End Function

' Based on http://mdfs.net/Info/Comp/Comms/CRC16.htm
Private Function crc16(lngCrc As Long, message() As Byte, size As Integer) As Long
  'Dim i As Integer, bit As Integer
  Dim i As Integer
  For i = 1 to size
    lngCrc = crc16_byte(lngCrc, message(i))
  '  lngCrc = lngCrc Xor 256 * message(i)                   ' XOR with current byte
  '  For bit = 1 To 8                                 ' Loop through 8 bits
  '    lngCrc = lngCrc + lngCrc                                ' Move crc up one bit
  '    If lngCrc And &amp;H10000 Then lngCrc = lngCrc Xor &amp;H11021  ' XOR with XMODEM polynomic
  '  Next bit                                         ' Ensuring CRC remains a 16-bit value
  Next i
  crc16 = lngCrc
  ' crc16 = outgoing CRC
End Function

Private Function DirPath()
  DirPath = ThisComponent.NamedRanges.getByName("DirPath").ReferredCells.String
End Function

Private Function COMPort()
  COMPort = ThisComponent.NamedRanges.getByName("COMPort").ReferredCells.Value
End Function

Private Function SheetName()
  SheetName = ThisComponent.GetCurrentController.ActiveSheet.Name
End Function

Const StrobeL  As Integer = 2
Const StrobeR  As Integer = 3
Const DegreesL As Integer = 4
Const DegreesR As Integer = 5
Const DAC1     As Integer = 6
Const DAC16    As Integer = 21

Private Function GenerateProfile() As Variant
  Dim oSheet As Object
  Dim x As Integer, y As Integer
  Dim profile(100000) As Byte, i As Long, word As Long
  'oSheet = ThisComponent.Sheet(0)
  oSheet = ThisComponent.GetCurrentController.ActiveSheet 'Sheets.getByName("Trial Profile 1")
  i = 256 ' index into profile (making room for header)
  y = 1   ' row of spreadsheet
  Do While oSheet.GetCellByPosition(DegreesL, y).String &lt;&gt; ""
    word = 16384 + (oSheet.GetCellByPosition(DegreesL, y).Value Mod 360) * 5974 / 360
    If oSheet.GetCellByPosition(StrobeL, y).Value Then word = word + 32768
    profile(i)     =  word And &amp;H00FF
    profile(i + 1) = (word And &amp;HFF00) / 256
    i = i + 2

    word = 16384 + (oSheet.GetCellByPosition(DegreesR, y).Value Mod 360) * 5974 / 360
    If oSheet.GetCellByPosition(StrobeR, y).Value Then word = word + 32768
    profile(i)     =  word And &amp;H00FF
    profile(i + 1) = (word And &amp;HFF00) / 256
    i = i + 2
    
    For x = DAC1 to DAC16
      profile(i) = oSheet.GetCellByPosition(x, y).Value And &amp;HFF
      i = i + 1
    Next x

    y = y + 1
  Loop
  If i &gt; 0 Then 
    ReDim Preserve profile(i - 1)
  Else
    ReDim profile(0)
  End If
  GenerateProfile = profile
End Function

Public Function WriteToFile() As String
  Dim profile() As Byte, filename As String
  profile = GenerateProfile()
  If UBound(profile) = 0 Then
    MsgBox "Error: Profile is empty"
    Exit Function
  End If
  filename = DirPath() &amp; "\LESLIE" &amp; SheetName() &amp; ".BIN"
  If FileExists(filename) Then Kill(filename)
  Open filename For Binary As #1
  Put #1, , profile
  Close #1
  WriteToFile = filename
End Function

Public Sub WriteToFileAndUpload()
  Dim filename As String, path As String
  filename = WriteToFile()
  path = DirPath()
  Shell(path &amp; "\teraterm\ttpmacro " &amp; path &amp; "\teraterm\xmodemsend.ttl " &amp; COMPort() &amp; " " &amp; filename)
End Sub
  

Public Sub test
  'YModem_Send("C:\Profiles\leslie00.bin")
  Dim strPath As String
  strPath = DirPath()
  Shell(strPath &amp; "\teraterm\ttpmacro " &amp; strPath &amp; "\teraterm\ymodemsend.ttl " &amp; COMPort() &amp; " " &amp; strPath &amp; "\leslie00.bin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